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tarSymbol" svg:font-family="StarSymbol" style:font-charset="x-symbol"/>
    <style:font-face style:name="Mangal2" svg:font-family="Mangal"/>
    <style:font-face style:name="Monospace2" svg:font-family="Monospace"/>
    <style:font-face style:name="Liberation Sans1" svg:font-family="'Liberation Sans'" style:font-pitch="variable"/>
    <style:font-face style:name="Liberation Serif1" svg:font-family="'Liberation Serif'" style:font-pitch="variable"/>
    <style:font-face style:name="Liberation Serif2" svg:font-family="'Liberation Serif'" style:font-adornments="Normal" style:font-pitch="variable"/>
    <style:font-face style:name="Mangal" svg:font-family="Mangal" style:font-pitch="variable"/>
    <style:font-face style:name="Microsoft YaHei1" svg:font-family="'Microsoft YaHei'" style:font-pitch="variable"/>
    <style:font-face style:name="Monospace1" svg:font-family="Monospace"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985cm" fo:margin-left="-1.639cm" table:align="left" fo:keep-with-next="always" style:writing-mode="lr-tb"/>
    </style:style>
    <style:style style:name="Tableau1.A" style:family="table-column">
      <style:table-column-properties style:column-width="2.91cm"/>
    </style:style>
    <style:style style:name="Tableau1.B" style:family="table-column">
      <style:table-column-properties style:column-width="4.882cm"/>
    </style:style>
    <style:style style:name="Tableau1.C" style:family="table-column">
      <style:table-column-properties style:column-width="3.103cm"/>
    </style:style>
    <style:style style:name="Tableau1.D" style:family="table-column">
      <style:table-column-properties style:column-width="3.152cm"/>
    </style:style>
    <style:style style:name="Tableau1.E" style:family="table-column">
      <style:table-column-properties style:column-width="1.755cm"/>
    </style:style>
    <style:style style:name="Tableau1.F" style:family="table-column">
      <style:table-column-properties style:column-width="4.182cm"/>
    </style:style>
    <style:style style:name="Tableau1.1" style:family="table-row">
      <style:table-row-properties style:min-row-height="1.395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6" style:family="table-row">
      <style:table-row-properties style:min-row-height="0.797cm"/>
    </style:style>
    <style:style style:name="Tableau5" style:family="table">
      <style:table-properties style:width="17.006cm" fo:margin-left="0cm" table:align="left" fo:keep-with-next="always" style:writing-mode="lr-tb"/>
    </style:style>
    <style:style style:name="Tableau5.A" style:family="table-column">
      <style:table-column-properties style:column-width="3.993cm"/>
    </style:style>
    <style:style style:name="Tableau5.B" style:family="table-column">
      <style:table-column-properties style:column-width="2.212cm"/>
    </style:style>
    <style:style style:name="Tableau5.C" style:family="table-column">
      <style:table-column-properties style:column-width="4.498cm"/>
    </style:style>
    <style:style style:name="Tableau5.D" style:family="table-column">
      <style:table-column-properties style:column-width="2.094cm"/>
    </style:style>
    <style:style style:name="Tableau5.E" style:family="table-column">
      <style:table-column-properties style:column-width="4.209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5" style:family="table-cell">
      <style:table-cell-properties fo:background-color="#ffffff" fo:padding="0.097cm" fo:border-left="0.05pt solid #000000" fo:border-right="none" fo:border-top="none" fo:border-bottom="0.05pt solid #000000">
        <style:background-image/>
      </style:table-cell-properties>
    </style:style>
    <style:style style:name="Tableau5.E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 style:family="table">
      <style:table-properties style:width="16.164cm" table:align="left" fo:keep-with-next="always" style:writing-mode="lr-tb"/>
    </style:style>
    <style:style style:name="Tableau3.A" style:family="table-column">
      <style:table-column-properties style:column-width="4.263cm"/>
    </style:style>
    <style:style style:name="Tableau3.B" style:family="table-column">
      <style:table-column-properties style:column-width="5.099cm"/>
    </style:style>
    <style:style style:name="Tableau3.C" style:family="table-column">
      <style:table-column-properties style:column-width="3.401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2.427cm" style:rel-column-width="9356*"/>
    </style:style>
    <style:style style:name="Tableau4.C" style:family="table-column">
      <style:table-column-properties style:column-width="2.431cm" style:rel-column-width="9369*"/>
    </style:style>
    <style:style style:name="Tableau4.D" style:family="table-column">
      <style:table-column-properties style:column-width="2.429cm" style:rel-column-width="9363*"/>
    </style:style>
    <style:style style:name="Tableau4.G" style:family="table-column">
      <style:table-column-properties style:column-width="2.429cm" style:rel-column-width="9365*"/>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2" style:family="table-row">
      <style:table-row-properties style:min-row-height="0.683cm"/>
    </style:style>
    <style:style style:name="Tableau4.A2" style:family="table-cell">
      <style:table-cell-properties style:border-line-width-left="0.004cm 0.004cm 0.004cm" style:border-line-width-top="0.004cm 0.004cm 0.004cm" style:border-line-width-bottom="0.004cm 0.004cm 0.004cm" fo:padding="0.097cm" fo:border-left="0.3pt double #000000" fo:border-right="none" fo:border-top="0.3pt double #000000" fo:border-bottom="0.3pt double #000000"/>
    </style:style>
    <style:style style:name="Tableau4.B2" style:family="table-cell">
      <style:table-cell-properties style:border-line-width-top="0.004cm 0.004cm 0.004cm" fo:padding="0.097cm" fo:border-left="0.05pt solid #000000" fo:border-right="none" fo:border-top="0.3pt double #000000" fo:border-bottom="0.05pt solid #000000"/>
    </style:style>
    <style:style style:name="Tableau4.G2" style:family="table-cell">
      <style:table-cell-properties style:border-line-width-right="0.004cm 0.004cm 0.004cm" style:border-line-width-top="0.004cm 0.004cm 0.004cm" fo:padding="0.097cm" fo:border-left="0.05pt solid #000000" fo:border-right="0.3pt double #000000" fo:border-top="0.3pt double #000000" fo:border-bottom="0.05pt solid #000000"/>
    </style:style>
    <style:style style:name="Tableau4.B3" style:family="table-cell">
      <style:table-cell-properties fo:padding="0.097cm" fo:border-left="0.05pt solid #000000" fo:border-right="none" fo:border-top="none" fo:border-bottom="0.05pt solid #000000"/>
    </style:style>
    <style:style style:name="Tableau4.G3" style:family="table-cell">
      <style:table-cell-properties style:border-line-width-right="0.004cm 0.004cm 0.004cm" fo:padding="0.097cm" fo:border-left="0.05pt solid #000000" fo:border-right="0.3pt double #000000" fo:border-top="none" fo:border-bottom="0.05pt solid #000000"/>
    </style:style>
    <style:style style:name="Tableau4.B4" style:family="table-cell">
      <style:table-cell-properties style:border-line-width-bottom="0.004cm 0.004cm 0.004cm" fo:padding="0.097cm" fo:border-left="0.05pt solid #000000" fo:border-right="none" fo:border-top="none" fo:border-bottom="0.3pt double #000000"/>
    </style:style>
    <style:style style:name="Tableau4.G4" style:family="table-cell">
      <style:table-cell-properties style:border-line-width-right="0.004cm 0.004cm 0.004cm" style:border-line-width-bottom="0.004cm 0.004cm 0.004cm" fo:padding="0.097cm" fo:border-left="0.05pt solid #000000" fo:border-right="0.3pt double #000000" fo:border-top="none" fo:border-bottom="0.3pt double #000000"/>
    </style:style>
    <style:style style:name="Tableau4.G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weight="normal" officeooo:rsid="0056a9e6" officeooo:paragraph-rsid="0056a9e6"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423e40" officeooo:paragraph-rsid="00423e4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f357f" officeooo:paragraph-rsid="000f357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8bdb" officeooo:paragraph-rsid="00148b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25c2" officeooo:paragraph-rsid="001a593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25c2" officeooo:paragraph-rsid="001adf3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df3a" officeooo:paragraph-rsid="001adf3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80340" officeooo:paragraph-rsid="0028034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afe1b" officeooo:paragraph-rsid="002afe1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f1501" officeooo:paragraph-rsid="002f150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f1501" officeooo:paragraph-rsid="00311b5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11b51" officeooo:paragraph-rsid="00311b5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11b51" officeooo:paragraph-rsid="01378d7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11b51" officeooo:paragraph-rsid="0191a76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cf06" officeooo:paragraph-rsid="003acf0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acf06" officeooo:paragraph-rsid="003dd41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acf06" officeooo:paragraph-rsid="004ce2e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dd416" officeooo:paragraph-rsid="003dd41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f0935" officeooo:paragraph-rsid="003f093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09798" officeooo:paragraph-rsid="0040979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09798" officeooo:paragraph-rsid="00423e4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514156" officeooo:paragraph-rsid="0051415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5747ab" officeooo:paragraph-rsid="005747a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5a6328" officeooo:paragraph-rsid="005a632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70baa2" officeooo:paragraph-rsid="0070baa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725e06" officeooo:paragraph-rsid="00725e0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469f1" officeooo:paragraph-rsid="009469f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108cc06" officeooo:paragraph-rsid="0108cc0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1bd0ebb" officeooo:paragraph-rsid="019e147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f357f" officeooo:paragraph-rsid="000f357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ae78" officeooo:paragraph-rsid="001aae7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0340" officeooo:paragraph-rsid="0028034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9798" officeooo:paragraph-rsid="0040979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311b51" officeooo:paragraph-rsid="00311b51"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319304" officeooo:paragraph-rsid="00319304"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3d4faf" officeooo:paragraph-rsid="003d4fa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409798" officeooo:paragraph-rsid="00409798"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423e40" officeooo:paragraph-rsid="0043293a"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56a9e6" officeooo:paragraph-rsid="0056a9e6"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778a55" officeooo:paragraph-rsid="00778a55"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d129c6" officeooo:paragraph-rsid="00d129c6"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58486e" officeooo:paragraph-rsid="005747ab"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1adf3a" officeooo:paragraph-rsid="001adf3a"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502425" officeooo:paragraph-rsid="00502425"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style="normal" fo:font-weight="normal" officeooo:rsid="00423e40" officeooo:paragraph-rsid="00423e4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436d82" officeooo:paragraph-rsid="00436d8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58486e" officeooo:paragraph-rsid="0043293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5a6328" officeooo:paragraph-rsid="005a632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5f4a46" officeooo:paragraph-rsid="005f4a4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5f4a46" officeooo:paragraph-rsid="0140ca2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6f1180" officeooo:paragraph-rsid="0070baa2"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6f1180" officeooo:paragraph-rsid="00bb157e"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6f1180" officeooo:paragraph-rsid="005a632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22548d" officeooo:paragraph-rsid="0022548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128c407" officeooo:paragraph-rsid="0128c40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139a1b1" officeooo:paragraph-rsid="0140ca2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140ca23" officeooo:paragraph-rsid="0140ca2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14acad4" officeooo:paragraph-rsid="014acad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6e35e2" officeooo:paragraph-rsid="00bb157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32b8c7" officeooo:paragraph-rsid="0132b8c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italic" fo:font-weight="normal" officeooo:rsid="001adf3a" officeooo:paragraph-rsid="001adf3a"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fo:font-weight="normal" officeooo:rsid="003dd416" officeooo:paragraph-rsid="01378d7b"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fo:font-weight="bold" officeooo:rsid="001adf3a" officeooo:paragraph-rsid="001adf3a" style:font-size-asian="10.5pt" style:font-style-asian="italic" style:font-weight-asian="bold" style:font-size-complex="12pt" style:font-style-complex="italic" style:font-weight-complex="bold"/>
    </style:style>
    <style:style style:name="P64" style:family="paragraph" style:parent-style-name="Standard">
      <style:paragraph-properties fo:text-align="center" style:justify-single-word="false"/>
      <style:text-properties fo:font-size="12pt" officeooo:rsid="00902ef8" officeooo:paragraph-rsid="00902ef8" style:font-size-asian="10.5pt" style:font-size-complex="12pt"/>
    </style:style>
    <style:style style:name="P65" style:family="paragraph" style:parent-style-name="Standard">
      <style:paragraph-properties fo:text-align="center" style:justify-single-word="false"/>
      <style:text-properties fo:font-size="12pt" officeooo:rsid="00770021" officeooo:paragraph-rsid="0114162c" style:font-size-asian="10.5pt" style:font-size-complex="12pt"/>
    </style:style>
    <style:style style:name="P66" style:family="paragraph" style:parent-style-name="Standard">
      <style:paragraph-properties fo:text-align="center" style:justify-single-word="false"/>
      <style:text-properties fo:font-size="12pt" officeooo:rsid="01d4fca6" officeooo:paragraph-rsid="01a3e0e7" style:font-size-asian="10.5pt" style:font-size-complex="12pt"/>
    </style:style>
    <style:style style:name="P67" style:family="paragraph" style:parent-style-name="Standard">
      <style:paragraph-properties fo:text-align="center" style:justify-single-word="false"/>
      <style:text-properties fo:font-size="12pt" officeooo:rsid="01d19eea" officeooo:paragraph-rsid="01a3e0e7" fo:background-color="transparent" style:font-size-asian="10.5pt" style:font-size-complex="12pt"/>
    </style:style>
    <style:style style:name="P68" style:family="paragraph" style:parent-style-name="Standard">
      <style:paragraph-properties fo:text-align="start" style:justify-single-word="false"/>
      <style:text-properties style:font-name="Liberation Serif1" fo:font-size="12pt" fo:font-style="normal" fo:font-weight="normal" officeooo:rsid="015e3eb4" officeooo:paragraph-rsid="0166afd9"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1" fo:font-size="12pt" fo:font-style="normal" fo:font-weight="normal" officeooo:rsid="013d10a7" officeooo:paragraph-rsid="0140ca2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1" fo:font-size="12pt" fo:font-style="normal" fo:font-weight="normal" officeooo:rsid="013efdc3" officeooo:paragraph-rsid="0140ca2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1" fo:font-size="12pt" fo:font-style="normal" fo:font-weight="normal" officeooo:rsid="013efdc3" officeooo:paragraph-rsid="005a6328"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1" fo:font-size="12pt" fo:font-style="normal" fo:font-weight="normal" officeooo:rsid="015776c9" officeooo:paragraph-rsid="015879c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1" fo:font-size="12pt" fo:font-style="normal" fo:font-weight="normal" officeooo:rsid="015776c9" officeooo:paragraph-rsid="015a23f3"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1" fo:font-size="12pt" fo:font-style="normal" fo:font-weight="normal" officeooo:rsid="015879c3" officeooo:paragraph-rsid="015aed92"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1" fo:font-size="12pt" fo:font-style="normal" fo:font-weight="normal" officeooo:rsid="016fb45a" officeooo:paragraph-rsid="016fb45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1" fo:font-size="12pt" fo:font-style="normal" fo:font-weight="normal" officeooo:rsid="0172aee6" officeooo:paragraph-rsid="0179aac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1" fo:font-size="12pt" fo:font-style="normal" fo:font-weight="normal" officeooo:rsid="0174be38" officeooo:paragraph-rsid="0174be38"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1" fo:font-size="12pt" fo:font-style="normal" fo:font-weight="normal" officeooo:rsid="014926e7" officeooo:paragraph-rsid="014926e7"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1" fo:font-size="12pt" fo:font-style="normal" fo:font-weight="normal" officeooo:rsid="017f3b38" officeooo:paragraph-rsid="017f3b38"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1" fo:font-size="12pt" fo:font-style="normal" fo:font-weight="normal" officeooo:rsid="01747b27" officeooo:paragraph-rsid="01747b27"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1" fo:font-size="12pt" fo:font-style="normal" fo:font-weight="normal" officeooo:rsid="01467e24" officeooo:paragraph-rsid="01467e24" fo:background-color="transparent"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1" fo:font-size="12pt" fo:font-style="italic" fo:font-weight="normal" officeooo:rsid="0144ff44" officeooo:paragraph-rsid="0148af7b" fo:background-color="transparent" style:font-size-asian="10.5pt" style:font-style-asian="italic" style:font-weight-asian="normal" style:font-size-complex="12pt" style:font-style-complex="italic" style:font-weight-complex="normal"/>
    </style:style>
    <style:style style:name="P84" style:family="paragraph" style:parent-style-name="Standard">
      <style:paragraph-properties fo:text-align="start" style:justify-single-word="false"/>
      <style:text-properties style:font-name="Liberation Serif1" fo:font-size="12pt" fo:language="fr" fo:country="FR" fo:font-style="normal" fo:font-weight="normal" officeooo:rsid="015aed92" officeooo:paragraph-rsid="015aed92"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1" fo:font-size="12pt" fo:language="fr" fo:country="FR" fo:font-style="normal" fo:font-weight="normal" officeooo:rsid="015ccdb4" officeooo:paragraph-rsid="015ccdb4"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center" style:justify-single-word="false"/>
      <style:text-properties fo:font-size="14pt" fo:font-weight="bold" officeooo:rsid="000f357f" officeooo:paragraph-rsid="000f357f" style:font-size-asian="14pt" style:font-weight-asian="bold" style:font-size-complex="14pt" style:font-weight-complex="bold"/>
    </style:style>
    <style:style style:name="P87" style:family="paragraph" style:parent-style-name="Standard">
      <style:paragraph-properties fo:text-align="center" style:justify-single-word="false"/>
      <style:text-properties fo:font-size="14pt" fo:font-weight="bold" officeooo:rsid="0108cc06" officeooo:paragraph-rsid="0108cc06" style:font-size-asian="14pt" style:font-weight-asian="bold" style:font-size-complex="14pt" style:font-weight-complex="bold"/>
    </style:style>
    <style:style style:name="P88" style:family="paragraph" style:parent-style-name="Standard">
      <style:paragraph-properties fo:text-align="start" style:justify-single-word="false"/>
      <style:text-properties officeooo:paragraph-rsid="001aae78"/>
    </style:style>
    <style:style style:name="P89" style:family="paragraph" style:parent-style-name="Standard">
      <style:paragraph-properties fo:text-align="start" style:justify-single-word="false"/>
      <style:text-properties officeooo:paragraph-rsid="00bb157e"/>
    </style:style>
    <style:style style:name="P90" style:family="paragraph" style:parent-style-name="Standard">
      <style:paragraph-properties fo:text-align="start" style:justify-single-word="false"/>
      <style:text-properties officeooo:paragraph-rsid="014926e7"/>
    </style:style>
    <style:style style:name="P91" style:family="paragraph" style:parent-style-name="Standard">
      <style:paragraph-properties fo:text-align="start" style:justify-single-word="false"/>
      <style:text-properties officeooo:paragraph-rsid="017a3a45"/>
    </style:style>
    <style:style style:name="P92" style:family="paragraph" style:parent-style-name="Standard">
      <style:paragraph-properties fo:text-align="start" style:justify-single-word="false"/>
      <style:text-properties style:text-position="0% 100%" fo:font-size="12pt" fo:font-weight="normal" officeooo:rsid="001625c2" officeooo:paragraph-rsid="001625c2" style:font-size-asian="10.5pt" style:font-weight-asian="normal" style:font-size-complex="12pt" style:font-weight-complex="normal"/>
    </style:style>
    <style:style style:name="P93" style:family="paragraph" style:parent-style-name="Standard">
      <style:paragraph-properties fo:text-align="center" style:justify-single-word="false"/>
    </style:style>
    <style:style style:name="P94" style:family="paragraph" style:parent-style-name="Standard">
      <style:paragraph-properties fo:text-align="center" style:justify-single-word="false"/>
      <style:text-properties officeooo:rsid="00f34e1f" officeooo:paragraph-rsid="00f34e1f"/>
    </style:style>
    <style:style style:name="P95" style:family="paragraph" style:parent-style-name="Standard">
      <style:paragraph-properties fo:text-align="center" style:justify-single-word="false"/>
      <style:text-properties officeooo:rsid="00f850ce" officeooo:paragraph-rsid="00f850ce"/>
    </style:style>
    <style:style style:name="P96" style:family="paragraph" style:parent-style-name="Standard">
      <style:paragraph-properties fo:text-align="start" style:justify-single-word="false"/>
      <style:text-properties officeooo:rsid="00fa5168" officeooo:paragraph-rsid="003f0935"/>
    </style:style>
    <style:style style:name="P97" style:family="paragraph" style:parent-style-name="Standard">
      <style:paragraph-properties fo:text-align="start" style:justify-single-word="false"/>
      <style:text-properties fo:color="#ff0000" loext:opacity="100%" fo:font-weight="normal" officeooo:rsid="0130ea91" officeooo:paragraph-rsid="0130ea91" style:font-weight-asian="normal" style:font-weight-complex="normal"/>
    </style:style>
    <style:style style:name="P98" style:family="paragraph" style:parent-style-name="Standard">
      <style:paragraph-properties fo:text-align="start" style:justify-single-word="false"/>
      <style:text-properties fo:color="#ff0000" loext:opacity="100%" fo:font-size="10pt" officeooo:paragraph-rsid="00148bdb" style:font-size-asian="10pt" style:font-size-complex="10pt"/>
    </style:style>
    <style:style style:name="P99" style:family="paragraph" style:parent-style-name="Standard">
      <style:paragraph-properties fo:text-align="start" style:justify-single-word="false"/>
      <style:text-properties fo:color="#000000" loext:opacity="100%" fo:font-size="12pt" fo:font-style="italic" fo:font-weight="normal" officeooo:rsid="01532ff0" officeooo:paragraph-rsid="01532ff0" style:font-size-asian="10.5pt" style:font-style-asian="italic" style:font-weight-asian="normal" style:font-size-complex="12pt" style:font-style-complex="italic" style:font-weight-complex="normal"/>
    </style:style>
    <style:style style:name="P100" style:family="paragraph" style:parent-style-name="Standard">
      <style:paragraph-properties fo:text-align="start" style:justify-single-word="false"/>
      <style:text-properties fo:color="#000000" loext:opacity="100%" style:font-name="Monospace" fo:font-size="10pt" fo:font-style="normal" fo:font-weight="normal" officeooo:rsid="014acad4" officeooo:paragraph-rsid="014acad4" fo:background-color="#e8f2fe" style:font-size-asian="10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loext:opacity="100%" style:font-name="Monospace" fo:font-size="10pt" fo:font-style="normal" fo:font-weight="normal" officeooo:rsid="0139a1b1" officeooo:paragraph-rsid="0140ca23" fo:background-color="#e8f2fe" style:font-size-asian="10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loext:opacity="100%" style:font-name="Liberation Serif1" fo:font-size="12pt" fo:font-style="normal" fo:font-weight="normal" officeooo:rsid="0144ff44" officeooo:paragraph-rsid="0148af7b" fo:background-color="transparent"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loext:opacity="100%" style:font-name="Liberation Serif1" fo:font-size="12pt" fo:font-style="normal" fo:font-weight="normal" officeooo:rsid="0144ff44" officeooo:paragraph-rsid="0144ff44"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style:font-name="Liberation Serif1" fo:font-size="12pt" fo:font-style="normal" fo:font-weight="normal" officeooo:rsid="0147c0b2" officeooo:paragraph-rsid="014926e7" fo:background-color="transparent"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000000" loext:opacity="100%" style:font-name="Liberation Serif1" fo:font-size="12pt" fo:font-style="normal" fo:font-weight="normal" officeooo:rsid="0156d525" officeooo:paragraph-rsid="0156d525" fo:background-color="transparent"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color="#000000" loext:opacity="100%" style:font-name="Liberation Serif1" fo:font-size="12pt" fo:font-style="normal" fo:font-weight="normal" officeooo:rsid="01761622" officeooo:paragraph-rsid="0174be38" fo:background-color="#ffffff"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000000" loext:opacity="100%" style:font-name="Liberation Serif1" fo:font-size="12pt" fo:font-style="normal" style:text-underline-style="none" fo:font-weight="normal" officeooo:rsid="016203ce" officeooo:paragraph-rsid="015e3eb4"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000000" loext:opacity="100%" style:font-name="Liberation Serif1" fo:font-size="12pt" fo:font-style="normal" style:text-underline-style="none" fo:font-weight="normal" officeooo:rsid="0171561e" officeooo:paragraph-rsid="016fb45a"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color="#000000" loext:opacity="100%" style:font-name="Liberation Serif1" fo:font-size="12pt" fo:font-style="normal" style:text-underline-style="none" fo:font-weight="normal" officeooo:rsid="0171561e" officeooo:paragraph-rsid="0174be38"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color="#000000" loext:opacity="100%" style:font-name="Liberation Serif2" fo:font-size="12pt" fo:font-style="normal" fo:font-weight="normal" officeooo:rsid="015776c9" officeooo:paragraph-rsid="015879c3" fo:background-color="#ffffff" style:font-size-asian="10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color="#000000" loext:opacity="100%" style:font-name="Liberation Serif2" fo:font-size="12pt" fo:language="fr" fo:country="FR" fo:font-style="normal" fo:font-weight="normal" officeooo:rsid="015ccdb4" officeooo:paragraph-rsid="015aed92" fo:background-color="#ffffff" style:font-size-asian="10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color="#000000" loext:opacity="100%" style:font-name="Liberation Serif2" fo:font-size="12pt" fo:language="fr" fo:country="FR" fo:font-style="normal" fo:font-weight="normal" officeooo:rsid="015ccdb4" officeooo:paragraph-rsid="015ccdb4" fo:background-color="#ffffff" style:font-size-asian="10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color="#000000" loext:opacity="100%" fo:font-size="10pt" officeooo:paragraph-rsid="01c68d00" style:font-size-asian="10pt" style:font-size-complex="10pt"/>
    </style:style>
    <style:style style:name="P114" style:family="paragraph" style:parent-style-name="Standard">
      <style:paragraph-properties fo:text-align="start" style:justify-single-word="false"/>
      <style:text-properties fo:font-size="10pt" officeooo:paragraph-rsid="01c68d00" style:font-size-asian="10pt" style:font-size-complex="10pt"/>
    </style:style>
    <style:style style:name="P115" style:family="paragraph" style:parent-style-name="Standard">
      <style:paragraph-properties fo:text-align="start" style:justify-single-word="false" fo:break-before="page"/>
      <style:text-properties fo:font-size="12pt" fo:font-weight="normal" officeooo:rsid="00148bdb" officeooo:paragraph-rsid="00148bdb" style:font-size-asian="10.5pt" style:font-weight-asian="normal" style:font-size-complex="12pt" style:font-weight-complex="normal"/>
    </style:style>
    <style:style style:name="P116" style:family="paragraph" style:parent-style-name="Standard">
      <style:paragraph-properties fo:text-align="start" style:justify-single-word="false" fo:break-before="page"/>
      <style:text-properties fo:font-size="12pt" fo:font-weight="bold" officeooo:rsid="0058486e" officeooo:paragraph-rsid="005747ab" style:font-size-asian="10.5pt" style:font-weight-asian="bold" style:font-size-complex="12pt" style:font-weight-complex="bold"/>
    </style:style>
    <style:style style:name="P117" style:family="paragraph" style:parent-style-name="Table_20_Contents">
      <style:paragraph-properties fo:text-align="center" style:justify-single-word="false"/>
      <style:text-properties fo:font-size="12pt" officeooo:rsid="00770021" officeooo:paragraph-rsid="00770021" style:font-size-asian="10.5pt" style:font-size-complex="12pt"/>
    </style:style>
    <style:style style:name="P118" style:family="paragraph" style:parent-style-name="Table_20_Contents">
      <style:paragraph-properties fo:text-align="center" style:justify-single-word="false"/>
      <style:text-properties fo:font-size="12pt" officeooo:rsid="00770021" officeooo:paragraph-rsid="0114162c" style:font-size-asian="10.5pt" style:font-size-complex="12pt"/>
    </style:style>
    <style:style style:name="P119" style:family="paragraph" style:parent-style-name="Table_20_Contents">
      <style:paragraph-properties fo:text-align="center" style:justify-single-word="false"/>
      <style:text-properties fo:font-size="12pt" officeooo:rsid="00770021" officeooo:paragraph-rsid="018c4e3d" style:font-size-asian="10.5pt" style:font-size-complex="12pt"/>
    </style:style>
    <style:style style:name="P120" style:family="paragraph" style:parent-style-name="Table_20_Contents">
      <style:paragraph-properties fo:text-align="center" style:justify-single-word="false"/>
      <style:text-properties fo:font-size="12pt" officeooo:rsid="00770021" officeooo:paragraph-rsid="011f6094" style:font-size-asian="10.5pt" style:font-size-complex="12pt"/>
    </style:style>
    <style:style style:name="P121" style:family="paragraph" style:parent-style-name="Table_20_Contents">
      <style:paragraph-properties fo:text-align="center" style:justify-single-word="false"/>
      <style:text-properties fo:font-size="12pt" style:font-size-asian="10.5pt" style:font-size-complex="12pt"/>
    </style:style>
    <style:style style:name="P122" style:family="paragraph" style:parent-style-name="Table_20_Contents">
      <style:paragraph-properties fo:text-align="center" style:justify-single-word="false"/>
      <style:text-properties fo:font-size="12pt" officeooo:rsid="0093566d" officeooo:paragraph-rsid="0093566d" style:font-size-asian="10.5pt" style:font-size-complex="12pt"/>
    </style:style>
    <style:style style:name="P123" style:family="paragraph" style:parent-style-name="Table_20_Contents">
      <style:paragraph-properties fo:text-align="center" style:justify-single-word="false"/>
      <style:text-properties fo:font-size="12pt" officeooo:rsid="00c59536" officeooo:paragraph-rsid="00c59536" style:font-size-asian="10.5pt" style:font-size-complex="12pt"/>
    </style:style>
    <style:style style:name="P124" style:family="paragraph" style:parent-style-name="Table_20_Contents">
      <style:paragraph-properties fo:text-align="center" style:justify-single-word="false"/>
      <style:text-properties fo:font-size="12pt" officeooo:rsid="00c59536" officeooo:paragraph-rsid="00c86930" style:font-size-asian="10.5pt" style:font-size-complex="12pt"/>
    </style:style>
    <style:style style:name="P125" style:family="paragraph" style:parent-style-name="Table_20_Contents">
      <style:paragraph-properties fo:text-align="center" style:justify-single-word="false"/>
      <style:text-properties fo:font-size="12pt" officeooo:rsid="00c6e809" officeooo:paragraph-rsid="00c6e809" style:font-size-asian="10.5pt" style:font-size-complex="12pt"/>
    </style:style>
    <style:style style:name="P126" style:family="paragraph" style:parent-style-name="Table_20_Contents">
      <style:paragraph-properties fo:text-align="center" style:justify-single-word="false"/>
      <style:text-properties fo:font-size="12pt" officeooo:rsid="00c86930" officeooo:paragraph-rsid="00c86930" style:font-size-asian="10.5pt" style:font-size-complex="12pt"/>
    </style:style>
    <style:style style:name="P127" style:family="paragraph" style:parent-style-name="Table_20_Contents">
      <style:paragraph-properties fo:text-align="center" style:justify-single-word="false"/>
      <style:text-properties fo:font-size="12pt" officeooo:rsid="00cb7419" officeooo:paragraph-rsid="00cb7419" style:font-size-asian="10.5pt" style:font-size-complex="12pt"/>
    </style:style>
    <style:style style:name="P128" style:family="paragraph" style:parent-style-name="Table_20_Contents">
      <style:paragraph-properties fo:text-align="center" style:justify-single-word="false"/>
      <style:text-properties fo:font-size="12pt" officeooo:rsid="00cee27d" officeooo:paragraph-rsid="00cee27d" style:font-size-asian="10.5pt" style:font-size-complex="12pt"/>
    </style:style>
    <style:style style:name="P129" style:family="paragraph" style:parent-style-name="Table_20_Contents">
      <style:paragraph-properties fo:text-align="center" style:justify-single-word="false"/>
      <style:text-properties fo:font-size="12pt" officeooo:rsid="00a8c6a9" officeooo:paragraph-rsid="01a3e0e7" style:font-size-asian="10.5pt" style:font-size-complex="12pt"/>
    </style:style>
    <style:style style:name="P130" style:family="paragraph" style:parent-style-name="Table_20_Contents">
      <style:paragraph-properties fo:text-align="center" style:justify-single-word="false"/>
      <style:text-properties fo:font-size="12pt" officeooo:rsid="00d3ee70" officeooo:paragraph-rsid="00d3ee70" style:font-size-asian="10.5pt" style:font-size-complex="12pt"/>
    </style:style>
    <style:style style:name="P131" style:family="paragraph" style:parent-style-name="Table_20_Contents">
      <style:paragraph-properties fo:text-align="center" style:justify-single-word="false"/>
      <style:text-properties fo:font-size="12pt" officeooo:rsid="00d4d815" officeooo:paragraph-rsid="00d4d815" style:font-size-asian="10.5pt" style:font-size-complex="12pt"/>
    </style:style>
    <style:style style:name="P132" style:family="paragraph" style:parent-style-name="Table_20_Contents">
      <style:paragraph-properties fo:text-align="center" style:justify-single-word="false"/>
      <style:text-properties fo:font-size="12pt" officeooo:rsid="00d4d815" officeooo:paragraph-rsid="00e48e51" style:font-size-asian="10.5pt" style:font-size-complex="12pt"/>
    </style:style>
    <style:style style:name="P133" style:family="paragraph" style:parent-style-name="Table_20_Contents">
      <style:paragraph-properties fo:text-align="center" style:justify-single-word="false"/>
      <style:text-properties fo:font-size="12pt" officeooo:rsid="00d4d815" officeooo:paragraph-rsid="00e62525" style:font-size-asian="10.5pt" style:font-size-complex="12pt"/>
    </style:style>
    <style:style style:name="P134" style:family="paragraph" style:parent-style-name="Table_20_Contents">
      <style:paragraph-properties fo:text-align="center" style:justify-single-word="false"/>
      <style:text-properties fo:font-size="12pt" officeooo:rsid="00d66ea2" officeooo:paragraph-rsid="00e48e51" style:font-size-asian="10.5pt" style:font-size-complex="12pt"/>
    </style:style>
    <style:style style:name="P135" style:family="paragraph" style:parent-style-name="Table_20_Contents">
      <style:paragraph-properties fo:text-align="center" style:justify-single-word="false"/>
      <style:text-properties fo:font-size="12pt" officeooo:rsid="00d66ea2" officeooo:paragraph-rsid="00e62525" style:font-size-asian="10.5pt" style:font-size-complex="12pt"/>
    </style:style>
    <style:style style:name="P136" style:family="paragraph" style:parent-style-name="Table_20_Contents">
      <style:paragraph-properties fo:text-align="center" style:justify-single-word="false"/>
      <style:text-properties fo:font-size="12pt" officeooo:rsid="00d973a4" officeooo:paragraph-rsid="00d973a4" style:font-size-asian="10.5pt" style:font-size-complex="12pt"/>
    </style:style>
    <style:style style:name="P137" style:family="paragraph" style:parent-style-name="Table_20_Contents">
      <style:paragraph-properties fo:text-align="center" style:justify-single-word="false"/>
      <style:text-properties fo:font-size="12pt" officeooo:rsid="00da23d7" officeooo:paragraph-rsid="00da23d7" style:font-size-asian="10.5pt" style:font-size-complex="12pt"/>
    </style:style>
    <style:style style:name="P138" style:family="paragraph" style:parent-style-name="Table_20_Contents">
      <style:paragraph-properties fo:text-align="center" style:justify-single-word="false"/>
      <style:text-properties fo:font-size="12pt" officeooo:rsid="00db3a3d" officeooo:paragraph-rsid="00e51d37" style:font-size-asian="10.5pt" style:font-size-complex="12pt"/>
    </style:style>
    <style:style style:name="P139" style:family="paragraph" style:parent-style-name="Table_20_Contents">
      <style:paragraph-properties fo:text-align="center" style:justify-single-word="false"/>
      <style:text-properties fo:font-size="12pt" officeooo:rsid="00db3a3d" officeooo:paragraph-rsid="00e62525" style:font-size-asian="10.5pt" style:font-size-complex="12pt"/>
    </style:style>
    <style:style style:name="P140" style:family="paragraph" style:parent-style-name="Table_20_Contents">
      <style:paragraph-properties fo:text-align="center" style:justify-single-word="false"/>
      <style:text-properties fo:font-size="12pt" officeooo:rsid="00dcbeba" officeooo:paragraph-rsid="00e51d37" style:font-size-asian="10.5pt" style:font-size-complex="12pt"/>
    </style:style>
    <style:style style:name="P141" style:family="paragraph" style:parent-style-name="Table_20_Contents">
      <style:paragraph-properties fo:text-align="center" style:justify-single-word="false"/>
      <style:text-properties fo:font-size="12pt" officeooo:rsid="00dcbeba" officeooo:paragraph-rsid="00e62525" style:font-size-asian="10.5pt" style:font-size-complex="12pt"/>
    </style:style>
    <style:style style:name="P142" style:family="paragraph" style:parent-style-name="Table_20_Contents">
      <style:paragraph-properties fo:text-align="center" style:justify-single-word="false"/>
      <style:text-properties fo:font-size="12pt" officeooo:rsid="00dfdd60" officeooo:paragraph-rsid="00e51d37" style:font-size-asian="10.5pt" style:font-size-complex="12pt"/>
    </style:style>
    <style:style style:name="P143" style:family="paragraph" style:parent-style-name="Table_20_Contents">
      <style:paragraph-properties fo:text-align="center" style:justify-single-word="false"/>
      <style:text-properties fo:font-size="12pt" officeooo:rsid="00e0f704" officeooo:paragraph-rsid="00e0f704" style:font-size-asian="10.5pt" style:font-size-complex="12pt"/>
    </style:style>
    <style:style style:name="P144" style:family="paragraph" style:parent-style-name="Table_20_Contents">
      <style:paragraph-properties fo:text-align="center" style:justify-single-word="false"/>
      <style:text-properties fo:font-size="12pt" officeooo:rsid="00e2af6a" officeooo:paragraph-rsid="00e2af6a" style:font-size-asian="10.5pt" style:font-size-complex="12pt"/>
    </style:style>
    <style:style style:name="P145" style:family="paragraph" style:parent-style-name="Table_20_Contents">
      <style:paragraph-properties fo:text-align="center" style:justify-single-word="false"/>
      <style:text-properties fo:font-size="12pt" officeooo:rsid="00e51d37" officeooo:paragraph-rsid="00e51d37" style:font-size-asian="10.5pt" style:font-size-complex="12pt"/>
    </style:style>
    <style:style style:name="P146" style:family="paragraph" style:parent-style-name="Table_20_Contents">
      <style:paragraph-properties fo:text-align="center" style:justify-single-word="false"/>
      <style:text-properties fo:font-size="12pt" officeooo:rsid="00e67fe5" officeooo:paragraph-rsid="00e67fe5" style:font-size-asian="10.5pt" style:font-size-complex="12pt"/>
    </style:style>
    <style:style style:name="P147" style:family="paragraph" style:parent-style-name="Table_20_Contents">
      <style:paragraph-properties fo:text-align="center" style:justify-single-word="false"/>
      <style:text-properties fo:font-size="12pt" officeooo:rsid="00e94322" officeooo:paragraph-rsid="00e94322" style:font-size-asian="10.5pt" style:font-size-complex="12pt"/>
    </style:style>
    <style:style style:name="P148" style:family="paragraph" style:parent-style-name="Table_20_Contents">
      <style:paragraph-properties fo:text-align="center" style:justify-single-word="false"/>
      <style:text-properties fo:font-size="12pt" officeooo:rsid="00eaf9f0" officeooo:paragraph-rsid="00eaf9f0" style:font-size-asian="10.5pt" style:font-size-complex="12pt"/>
    </style:style>
    <style:style style:name="P149" style:family="paragraph" style:parent-style-name="Table_20_Contents">
      <style:paragraph-properties fo:text-align="center" style:justify-single-word="false"/>
      <style:text-properties fo:font-size="12pt" officeooo:rsid="00ec13e2" officeooo:paragraph-rsid="00ec13e2" style:font-size-asian="10.5pt" style:font-size-complex="12pt"/>
    </style:style>
    <style:style style:name="P150" style:family="paragraph" style:parent-style-name="Table_20_Contents">
      <style:paragraph-properties fo:text-align="center" style:justify-single-word="false"/>
      <style:text-properties fo:font-size="12pt" officeooo:rsid="00ecdc0c" officeooo:paragraph-rsid="00ecdc0c" style:font-size-asian="10.5pt" style:font-size-complex="12pt"/>
    </style:style>
    <style:style style:name="P151" style:family="paragraph" style:parent-style-name="Table_20_Contents">
      <style:paragraph-properties fo:text-align="center" style:justify-single-word="false"/>
      <style:text-properties fo:font-size="12pt" officeooo:rsid="00eecb39" officeooo:paragraph-rsid="00eecb39" style:font-size-asian="10.5pt" style:font-size-complex="12pt"/>
    </style:style>
    <style:style style:name="P152" style:family="paragraph" style:parent-style-name="Table_20_Contents">
      <style:paragraph-properties fo:text-align="center" style:justify-single-word="false"/>
      <style:text-properties fo:font-size="12pt" officeooo:rsid="00f1e526" officeooo:paragraph-rsid="00f1e526" style:font-size-asian="10.5pt" style:font-size-complex="12pt"/>
    </style:style>
    <style:style style:name="P153" style:family="paragraph" style:parent-style-name="Table_20_Contents">
      <style:paragraph-properties fo:text-align="center" style:justify-single-word="false"/>
      <style:text-properties fo:font-size="12pt" officeooo:rsid="00e9d71e" officeooo:paragraph-rsid="00da23d7" style:font-size-asian="10.5pt" style:font-size-complex="12pt"/>
    </style:style>
    <style:style style:name="P154" style:family="paragraph" style:parent-style-name="Table_20_Contents">
      <style:paragraph-properties fo:text-align="center" style:justify-single-word="false"/>
      <style:text-properties fo:font-size="12pt" officeooo:rsid="00daf5fd" officeooo:paragraph-rsid="00da23d7" style:font-size-asian="10.5pt" style:font-size-complex="12pt"/>
    </style:style>
    <style:style style:name="P155" style:family="paragraph" style:parent-style-name="Table_20_Contents">
      <style:paragraph-properties fo:text-align="center" style:justify-single-word="false"/>
      <style:text-properties fo:font-size="12pt" officeooo:rsid="00f850ce" officeooo:paragraph-rsid="00f850ce" style:font-size-asian="10.5pt" style:font-size-complex="12pt"/>
    </style:style>
    <style:style style:name="P156" style:family="paragraph" style:parent-style-name="Table_20_Contents">
      <style:paragraph-properties fo:text-align="center" style:justify-single-word="false"/>
      <style:text-properties fo:font-size="12pt" officeooo:rsid="0118d747" officeooo:paragraph-rsid="0118d747" style:font-size-asian="10.5pt" style:font-size-complex="12pt"/>
    </style:style>
    <style:style style:name="P157" style:family="paragraph" style:parent-style-name="Table_20_Contents">
      <style:paragraph-properties fo:text-align="center" style:justify-single-word="false"/>
      <style:text-properties fo:font-size="12pt" officeooo:rsid="0083b630" officeooo:paragraph-rsid="011acf65" style:font-size-asian="10.5pt" style:font-size-complex="12pt"/>
    </style:style>
    <style:style style:name="P158" style:family="paragraph" style:parent-style-name="Table_20_Contents">
      <style:paragraph-properties fo:text-align="center" style:justify-single-word="false"/>
      <style:text-properties fo:font-size="12pt" officeooo:rsid="0083b630" officeooo:paragraph-rsid="011fa73b" style:font-size-asian="10.5pt" style:font-size-complex="12pt"/>
    </style:style>
    <style:style style:name="P159" style:family="paragraph" style:parent-style-name="Table_20_Contents">
      <style:paragraph-properties fo:text-align="center" style:justify-single-word="false"/>
      <style:text-properties fo:font-size="12pt" officeooo:rsid="011caa74" officeooo:paragraph-rsid="011caa74" style:font-size-asian="10.5pt" style:font-size-complex="12pt"/>
    </style:style>
    <style:style style:name="P160" style:family="paragraph" style:parent-style-name="Table_20_Contents">
      <style:paragraph-properties fo:text-align="center" style:justify-single-word="false"/>
      <style:text-properties fo:font-size="12pt" officeooo:rsid="011dee22" officeooo:paragraph-rsid="011dee22" style:font-size-asian="10.5pt" style:font-size-complex="12pt"/>
    </style:style>
    <style:style style:name="P161" style:family="paragraph" style:parent-style-name="Table_20_Contents">
      <style:paragraph-properties fo:text-align="center" style:justify-single-word="false"/>
      <style:text-properties fo:font-size="12pt" officeooo:rsid="011e2531" officeooo:paragraph-rsid="011e2531" style:font-size-asian="10.5pt" style:font-size-complex="12pt"/>
    </style:style>
    <style:style style:name="P162" style:family="paragraph" style:parent-style-name="Table_20_Contents">
      <style:paragraph-properties fo:text-align="center" style:justify-single-word="false"/>
      <style:text-properties fo:font-size="12pt" officeooo:rsid="011f6094" officeooo:paragraph-rsid="011f6094" style:font-size-asian="10.5pt" style:font-size-complex="12pt"/>
    </style:style>
    <style:style style:name="P163" style:family="paragraph" style:parent-style-name="Table_20_Contents">
      <style:paragraph-properties fo:text-align="center" style:justify-single-word="false"/>
      <style:text-properties fo:font-size="12pt" officeooo:rsid="011f6094" officeooo:paragraph-rsid="018e44dc" style:font-size-asian="10.5pt" style:font-size-complex="12pt"/>
    </style:style>
    <style:style style:name="P164" style:family="paragraph" style:parent-style-name="Table_20_Contents">
      <style:paragraph-properties fo:text-align="center" style:justify-single-word="false"/>
      <style:text-properties fo:font-size="12pt" officeooo:rsid="011f6094" officeooo:paragraph-rsid="00770021" style:font-size-asian="10.5pt" style:font-size-complex="12pt"/>
    </style:style>
    <style:style style:name="P165" style:family="paragraph" style:parent-style-name="Table_20_Contents">
      <style:paragraph-properties fo:text-align="center" style:justify-single-word="false"/>
      <style:text-properties fo:font-size="12pt" officeooo:rsid="0187df13" officeooo:paragraph-rsid="0187df13" style:font-size-asian="10.5pt" style:font-size-complex="12pt"/>
    </style:style>
    <style:style style:name="P166" style:family="paragraph" style:parent-style-name="Table_20_Contents">
      <style:paragraph-properties fo:text-align="center" style:justify-single-word="false"/>
      <style:text-properties fo:font-size="12pt" officeooo:rsid="007df574" officeooo:paragraph-rsid="007df574" style:font-size-asian="10.5pt" style:font-size-complex="12pt"/>
    </style:style>
    <style:style style:name="P167" style:family="paragraph" style:parent-style-name="Table_20_Contents">
      <style:paragraph-properties fo:text-align="center" style:justify-single-word="false"/>
      <style:text-properties fo:font-size="12pt" officeooo:rsid="008538aa" officeooo:paragraph-rsid="008538aa" style:font-size-asian="10.5pt" style:font-size-complex="12pt"/>
    </style:style>
    <style:style style:name="P168" style:family="paragraph" style:parent-style-name="Table_20_Contents">
      <style:paragraph-properties fo:text-align="center" style:justify-single-word="false"/>
      <style:text-properties fo:font-size="12pt" officeooo:rsid="00902ef8" officeooo:paragraph-rsid="00902ef8" style:font-size-asian="10.5pt" style:font-size-complex="12pt"/>
    </style:style>
    <style:style style:name="P169" style:family="paragraph" style:parent-style-name="Table_20_Contents">
      <style:paragraph-properties fo:text-align="center" style:justify-single-word="false"/>
      <style:text-properties fo:font-size="12pt" officeooo:rsid="018ad864" officeooo:paragraph-rsid="018ad864" style:font-size-asian="10.5pt" style:font-size-complex="12pt"/>
    </style:style>
    <style:style style:name="P170" style:family="paragraph" style:parent-style-name="Table_20_Contents">
      <style:paragraph-properties fo:text-align="center" style:justify-single-word="false"/>
      <style:text-properties fo:font-size="12pt" officeooo:rsid="018c4e3d" officeooo:paragraph-rsid="018c4e3d" style:font-size-asian="10.5pt" style:font-size-complex="12pt"/>
    </style:style>
    <style:style style:name="P171" style:family="paragraph" style:parent-style-name="Table_20_Contents">
      <style:paragraph-properties fo:text-align="center" style:justify-single-word="false"/>
      <style:text-properties fo:font-size="12pt" officeooo:rsid="018e44dc" officeooo:paragraph-rsid="018e44dc" style:font-size-asian="10.5pt" style:font-size-complex="12pt"/>
    </style:style>
    <style:style style:name="P172" style:family="paragraph" style:parent-style-name="Table_20_Contents">
      <style:paragraph-properties fo:text-align="center" style:justify-single-word="false"/>
      <style:text-properties fo:font-size="12pt" officeooo:rsid="018f2771" officeooo:paragraph-rsid="01a3e0e7" style:font-size-asian="10.5pt" style:font-size-complex="12pt"/>
    </style:style>
    <style:style style:name="P173" style:family="paragraph" style:parent-style-name="Table_20_Contents">
      <style:paragraph-properties fo:text-align="center" style:justify-single-word="false"/>
      <style:text-properties fo:font-size="12pt" officeooo:rsid="0189bebf" officeooo:paragraph-rsid="00770021" style:font-size-asian="10.5pt" style:font-size-complex="12pt"/>
    </style:style>
    <style:style style:name="P174" style:family="paragraph" style:parent-style-name="Table_20_Contents">
      <style:paragraph-properties fo:text-align="center" style:justify-single-word="false"/>
      <style:text-properties fo:font-size="12pt" officeooo:rsid="0190cb21" officeooo:paragraph-rsid="01a3e0e7" style:font-size-asian="10.5pt" style:font-size-complex="12pt"/>
    </style:style>
    <style:style style:name="P175" style:family="paragraph" style:parent-style-name="Table_20_Contents">
      <style:paragraph-properties fo:text-align="center" style:justify-single-word="false"/>
      <style:text-properties fo:font-size="12pt" officeooo:rsid="0190f275" officeooo:paragraph-rsid="01a3e0e7" style:font-size-asian="10.5pt" style:font-size-complex="12pt"/>
    </style:style>
    <style:style style:name="P176" style:family="paragraph" style:parent-style-name="Table_20_Contents">
      <style:paragraph-properties fo:text-align="center" style:justify-single-word="false"/>
      <style:text-properties fo:font-size="12pt" officeooo:rsid="00a91e55" officeooo:paragraph-rsid="01a3e0e7" style:font-size-asian="10.5pt" style:font-size-complex="12pt"/>
    </style:style>
    <style:style style:name="P177" style:family="paragraph" style:parent-style-name="Table_20_Contents">
      <style:paragraph-properties fo:text-align="center" style:justify-single-word="false"/>
      <style:text-properties fo:font-size="12pt" officeooo:rsid="00ad1af1" officeooo:paragraph-rsid="01a3e0e7" style:font-size-asian="10.5pt" style:font-size-complex="12pt"/>
    </style:style>
    <style:style style:name="P178" style:family="paragraph" style:parent-style-name="Table_20_Contents">
      <style:paragraph-properties fo:text-align="center" style:justify-single-word="false"/>
      <style:text-properties fo:font-size="12pt" officeooo:rsid="01d4fca6" officeooo:paragraph-rsid="01a3e0e7" style:font-size-asian="10.5pt" style:font-size-complex="12pt"/>
    </style:style>
    <style:style style:name="P179" style:family="paragraph" style:parent-style-name="Table_20_Contents">
      <style:paragraph-properties fo:text-align="center" style:justify-single-word="false"/>
      <style:text-properties fo:font-size="12pt" officeooo:rsid="01d77108" officeooo:paragraph-rsid="01a3e0e7" style:font-size-asian="10.5pt" style:font-size-complex="12pt"/>
    </style:style>
    <style:style style:name="P180" style:family="paragraph" style:parent-style-name="Table_20_Contents">
      <style:paragraph-properties fo:text-align="center" style:justify-single-word="false"/>
      <style:text-properties fo:font-size="12pt" officeooo:rsid="01e2067f" officeooo:paragraph-rsid="01a3e0e7" style:font-size-asian="10.5pt" style:font-size-complex="12pt"/>
    </style:style>
    <style:style style:name="P181" style:family="paragraph" style:parent-style-name="Table_20_Contents">
      <style:paragraph-properties fo:text-align="center" style:justify-single-word="false"/>
      <style:text-properties fo:font-size="12pt" officeooo:rsid="00af19dd" officeooo:paragraph-rsid="01a3e0e7" style:font-size-asian="10.5pt" style:font-size-complex="12pt"/>
    </style:style>
    <style:style style:name="P182" style:family="paragraph" style:parent-style-name="Table_20_Contents">
      <style:paragraph-properties fo:text-align="center" style:justify-single-word="false"/>
      <style:text-properties fo:font-size="12pt" officeooo:rsid="00b21098" officeooo:paragraph-rsid="01a3e0e7" style:font-size-asian="10.5pt" style:font-size-complex="12pt"/>
    </style:style>
    <style:style style:name="P183" style:family="paragraph" style:parent-style-name="Table_20_Contents">
      <style:paragraph-properties fo:text-align="center" style:justify-single-word="false"/>
      <style:text-properties fo:font-size="12pt" officeooo:rsid="01ea8622" officeooo:paragraph-rsid="01a3e0e7" style:font-size-asian="10.5pt" style:font-size-complex="12pt"/>
    </style:style>
    <style:style style:name="P184" style:family="paragraph" style:parent-style-name="Table_20_Contents">
      <style:paragraph-properties fo:text-align="center" style:justify-single-word="false"/>
      <style:text-properties fo:font-size="12pt" officeooo:rsid="0101fde7" officeooo:paragraph-rsid="01a3e0e7" style:font-size-asian="10.5pt" style:font-size-complex="12pt"/>
    </style:style>
    <style:style style:name="P185" style:family="paragraph" style:parent-style-name="Table_20_Contents">
      <style:paragraph-properties fo:text-align="center" style:justify-single-word="false"/>
      <style:text-properties fo:font-size="12pt" officeooo:rsid="01ef5c03" officeooo:paragraph-rsid="01a3e0e7" style:font-size-asian="10.5pt" style:font-size-complex="12pt"/>
    </style:style>
    <style:style style:name="P186" style:family="paragraph" style:parent-style-name="Table_20_Contents">
      <style:paragraph-properties fo:text-align="center" style:justify-single-word="false"/>
      <style:text-properties fo:font-size="12pt" officeooo:rsid="01dd43f2" officeooo:paragraph-rsid="01a3e0e7" style:font-size-asian="10.5pt" style:font-size-complex="12pt"/>
    </style:style>
    <style:style style:name="P187" style:family="paragraph" style:parent-style-name="Table_20_Contents">
      <style:paragraph-properties fo:text-align="center" style:justify-single-word="false"/>
      <style:text-properties fo:font-size="12pt" officeooo:rsid="01aa2dbc" officeooo:paragraph-rsid="01aa2dbc" style:font-size-asian="10.5pt" style:font-size-complex="12pt"/>
    </style:style>
    <style:style style:name="P188" style:family="paragraph" style:parent-style-name="Table_20_Contents">
      <style:paragraph-properties fo:text-align="center" style:justify-single-word="false"/>
      <style:text-properties fo:font-size="12pt" officeooo:rsid="01ad62dc" officeooo:paragraph-rsid="01a3e0e7" style:font-size-asian="10.5pt" style:font-size-complex="12pt"/>
    </style:style>
    <style:style style:name="P189" style:family="paragraph" style:parent-style-name="Table_20_Contents">
      <style:paragraph-properties fo:text-align="center" style:justify-single-word="false"/>
      <style:text-properties fo:font-size="12pt" officeooo:rsid="01c68d00" officeooo:paragraph-rsid="01c68d00" style:font-size-asian="10.5pt" style:font-size-complex="12pt"/>
    </style:style>
    <style:style style:name="P190" style:family="paragraph" style:parent-style-name="Table_20_Contents">
      <style:paragraph-properties fo:text-align="center" style:justify-single-word="false"/>
      <style:text-properties fo:font-size="12pt" fo:font-weight="bold" officeooo:rsid="00c59536" officeooo:paragraph-rsid="00c59536" style:font-size-asian="10.5pt" style:font-weight-asian="bold" style:font-size-complex="12pt" style:font-weight-complex="bold"/>
    </style:style>
    <style:style style:name="P191" style:family="paragraph" style:parent-style-name="Table_20_Contents">
      <style:paragraph-properties fo:text-align="center" style:justify-single-word="false"/>
      <style:text-properties fo:font-size="12pt" fo:font-weight="bold" officeooo:rsid="00a6fe93" officeooo:paragraph-rsid="01a3e0e7" style:font-size-asian="10.5pt" style:font-weight-asian="bold" style:font-size-complex="12pt" style:font-weight-complex="bold"/>
    </style:style>
    <style:style style:name="P192" style:family="paragraph" style:parent-style-name="Table_20_Contents">
      <style:paragraph-properties fo:text-align="center" style:justify-single-word="false"/>
      <style:text-properties fo:font-size="12pt" fo:font-weight="bold" officeooo:rsid="00d3ee70" officeooo:paragraph-rsid="00d3ee70" style:font-size-asian="10.5pt" style:font-weight-asian="bold" style:font-size-complex="12pt" style:font-weight-complex="bold"/>
    </style:style>
    <style:style style:name="P193" style:family="paragraph" style:parent-style-name="Table_20_Contents">
      <style:paragraph-properties fo:text-align="center" style:justify-single-word="false"/>
      <style:text-properties fo:font-size="12pt" fo:font-weight="bold" officeooo:rsid="00e0f704" officeooo:paragraph-rsid="00e0f704" style:font-size-asian="10.5pt" style:font-weight-asian="bold" style:font-size-complex="12pt" style:font-weight-complex="bold"/>
    </style:style>
    <style:style style:name="P194" style:family="paragraph" style:parent-style-name="Table_20_Contents">
      <style:paragraph-properties fo:text-align="center" style:justify-single-word="false"/>
      <style:text-properties fo:font-size="12pt" fo:font-weight="bold" officeooo:rsid="00770021" officeooo:paragraph-rsid="00770021" style:font-size-asian="10.5pt" style:font-weight-asian="bold" style:font-size-complex="12pt" style:font-weight-complex="bold"/>
    </style:style>
    <style:style style:name="P195" style:family="paragraph" style:parent-style-name="Table_20_Contents">
      <style:paragraph-properties fo:text-align="center" style:justify-single-word="false"/>
      <style:text-properties fo:font-size="12pt" fo:font-weight="bold" officeooo:rsid="0187df13" officeooo:paragraph-rsid="0187df13" style:font-size-asian="10.5pt" style:font-weight-asian="bold" style:font-size-complex="12pt" style:font-weight-complex="bold"/>
    </style:style>
    <style:style style:name="P196" style:family="paragraph" style:parent-style-name="Table_20_Contents">
      <style:paragraph-properties fo:text-align="center" style:justify-single-word="false"/>
      <style:text-properties fo:font-size="12pt" fo:font-weight="bold" officeooo:rsid="0187df13" officeooo:paragraph-rsid="00770021" style:font-size-asian="10.5pt" style:font-weight-asian="bold" style:font-size-complex="12pt" style:font-weight-complex="bold"/>
    </style:style>
    <style:style style:name="P197" style:family="paragraph" style:parent-style-name="Table_20_Contents">
      <style:paragraph-properties fo:text-align="center" style:justify-single-word="false"/>
      <style:text-properties fo:font-size="12pt" fo:font-weight="bold" officeooo:rsid="0118d747" officeooo:paragraph-rsid="0118d747" style:font-size-asian="10.5pt" style:font-weight-asian="bold" style:font-size-complex="12pt" style:font-weight-complex="bold"/>
    </style:style>
    <style:style style:name="P198" style:family="paragraph" style:parent-style-name="Table_20_Contents">
      <style:paragraph-properties fo:text-align="center" style:justify-single-word="false"/>
      <style:text-properties fo:font-size="12pt" fo:font-weight="bold" officeooo:rsid="018f2771" officeooo:paragraph-rsid="01a3e0e7" style:font-size-asian="10.5pt" style:font-weight-asian="bold" style:font-size-complex="12pt" style:font-weight-complex="bold"/>
    </style:style>
    <style:style style:name="P199" style:family="paragraph" style:parent-style-name="Table_20_Contents">
      <style:paragraph-properties fo:text-align="center" style:justify-single-word="false"/>
      <style:text-properties fo:font-size="12pt" fo:font-weight="bold" officeooo:rsid="01c79b14" officeooo:paragraph-rsid="01a3e0e7" style:font-size-asian="10.5pt" style:font-weight-asian="bold" style:font-size-complex="12pt" style:font-weight-complex="bold"/>
    </style:style>
    <style:style style:name="P200" style:family="paragraph" style:parent-style-name="Table_20_Contents">
      <style:paragraph-properties fo:text-align="center" style:justify-single-word="false"/>
      <style:text-properties fo:font-size="12pt" officeooo:rsid="018f2771" officeooo:paragraph-rsid="01a3e0e7" fo:background-color="transparent" style:font-size-asian="10.5pt" style:font-size-complex="12pt"/>
    </style:style>
    <style:style style:name="P201" style:family="paragraph" style:parent-style-name="Table_20_Contents">
      <style:paragraph-properties fo:text-align="center" style:justify-single-word="false"/>
      <style:text-properties fo:font-size="12pt" officeooo:rsid="0190cb21" officeooo:paragraph-rsid="01a3e0e7" fo:background-color="transparent" style:font-size-asian="10.5pt" style:font-size-complex="12pt"/>
    </style:style>
    <style:style style:name="P202" style:family="paragraph" style:parent-style-name="Table_20_Contents">
      <style:paragraph-properties fo:text-align="center" style:justify-single-word="false"/>
      <style:text-properties fo:font-size="12pt" officeooo:rsid="01218209" officeooo:paragraph-rsid="01a3e0e7" fo:background-color="transparent" style:font-size-asian="10.5pt" style:font-size-complex="12pt"/>
    </style:style>
    <style:style style:name="P203" style:family="paragraph" style:parent-style-name="Table_20_Contents">
      <style:paragraph-properties fo:text-align="center" style:justify-single-word="false"/>
      <style:text-properties fo:font-size="12pt" officeooo:rsid="00fb5de8" officeooo:paragraph-rsid="01a3e0e7" fo:background-color="transparent" style:font-size-asian="10.5pt" style:font-size-complex="12pt"/>
    </style:style>
    <style:style style:name="P204" style:family="paragraph" style:parent-style-name="Table_20_Contents">
      <style:paragraph-properties fo:text-align="center" style:justify-single-word="false"/>
      <style:text-properties fo:font-size="12pt" officeooo:rsid="00a91e55" officeooo:paragraph-rsid="01a3e0e7" fo:background-color="transparent" style:font-size-asian="10.5pt" style:font-size-complex="12pt"/>
    </style:style>
    <style:style style:name="P205" style:family="paragraph" style:parent-style-name="Table_20_Contents">
      <style:paragraph-properties fo:text-align="center" style:justify-single-word="false"/>
      <style:text-properties fo:font-size="12pt" officeooo:rsid="01c9296b" officeooo:paragraph-rsid="01a3e0e7" fo:background-color="transparent" style:font-size-asian="10.5pt" style:font-size-complex="12pt"/>
    </style:style>
    <style:style style:name="P206" style:family="paragraph" style:parent-style-name="Table_20_Contents">
      <style:paragraph-properties fo:text-align="center" style:justify-single-word="false"/>
      <style:text-properties fo:font-size="12pt" officeooo:rsid="01d19eea" officeooo:paragraph-rsid="01a3e0e7" fo:background-color="transparent" style:font-size-asian="10.5pt" style:font-size-complex="12pt"/>
    </style:style>
    <style:style style:name="P207" style:family="paragraph" style:parent-style-name="Table_20_Contents">
      <style:paragraph-properties fo:text-align="center" style:justify-single-word="false"/>
      <style:text-properties fo:font-size="12pt" officeooo:rsid="01d2d8ce" officeooo:paragraph-rsid="01a3e0e7" fo:background-color="transparent" style:font-size-asian="10.5pt" style:font-size-complex="12pt"/>
    </style:style>
    <style:style style:name="P208" style:family="paragraph" style:parent-style-name="Table_20_Contents">
      <style:paragraph-properties fo:text-align="center" style:justify-single-word="false"/>
      <style:text-properties fo:font-size="12pt" officeooo:rsid="01d23401" officeooo:paragraph-rsid="01a3e0e7" fo:background-color="transparent" style:font-size-asian="10.5pt" style:font-size-complex="12pt"/>
    </style:style>
    <style:style style:name="P209" style:family="paragraph" style:parent-style-name="Table_20_Contents">
      <style:paragraph-properties fo:text-align="center" style:justify-single-word="false"/>
      <style:text-properties fo:color="#ff8000" loext:opacity="100%" fo:font-size="12pt" officeooo:rsid="00ad1af1" officeooo:paragraph-rsid="01a3e0e7" style:font-size-asian="10.5pt" style:font-size-complex="12pt"/>
    </style:style>
    <style:style style:name="P210" style:family="paragraph" style:parent-style-name="Table_20_Contents">
      <style:paragraph-properties fo:text-align="center" style:justify-single-word="false"/>
      <style:text-properties fo:color="#ff0000" loext:opacity="100%" fo:font-size="12pt" officeooo:rsid="00ad1af1" officeooo:paragraph-rsid="01a3e0e7" style:font-size-asian="10.5pt" style:font-size-complex="12pt"/>
    </style:style>
    <style:style style:name="P211" style:family="paragraph" style:parent-style-name="Table_20_Heading">
      <style:paragraph-properties fo:text-align="center" style:justify-single-word="false"/>
      <style:text-properties fo:font-size="12pt" fo:font-weight="bold" style:font-size-asian="12pt" style:font-weight-asian="bold" style:font-size-complex="12pt" style:font-weight-complex="bold"/>
    </style:style>
    <style:style style:name="P212" style:family="paragraph" style:parent-style-name="Table_20_Heading">
      <style:text-properties fo:font-weight="bold" style:font-weight-asian="bold" style:font-weight-complex="bold"/>
    </style:style>
    <style:style style:name="P213" style:family="paragraph" style:parent-style-name="Table">
      <style:paragraph-properties fo:text-align="start" style:justify-single-word="false"/>
      <style:text-properties fo:font-size="12pt" fo:font-weight="normal" officeooo:rsid="00148bdb" officeooo:paragraph-rsid="01a3e0e7" style:font-size-asian="10.5pt" style:font-weight-asian="normal" style:font-size-complex="12pt" style:font-weight-complex="normal"/>
    </style:style>
    <style:style style:name="P214" style:family="paragraph" style:parent-style-name="Standard" style:list-style-name="L1">
      <style:paragraph-properties fo:text-align="start" style:justify-single-word="false"/>
      <style:text-properties fo:font-size="12pt" fo:font-weight="normal" officeooo:rsid="00280340" officeooo:paragraph-rsid="00280340" style:font-size-asian="10.5pt" style:font-weight-asian="normal" style:font-size-complex="12pt" style:font-weight-complex="normal"/>
    </style:style>
    <style:style style:name="P215" style:family="paragraph" style:parent-style-name="Standard" style:list-style-name="L2">
      <style:paragraph-properties fo:text-align="start" style:justify-single-word="false"/>
      <style:text-properties fo:font-size="12pt" fo:font-weight="normal" officeooo:rsid="01bd0ebb" officeooo:paragraph-rsid="019e1479" style:font-size-asian="10.5pt" style:font-weight-asian="normal" style:font-size-complex="12pt" style:font-weight-complex="normal"/>
    </style:style>
    <style:style style:name="P216" style:family="paragraph" style:parent-style-name="Standard" style:list-style-name="L4">
      <style:paragraph-properties fo:text-align="start" style:justify-single-word="false"/>
      <style:text-properties fo:font-size="12pt" fo:font-weight="normal" officeooo:rsid="00291562" officeooo:paragraph-rsid="00291562" style:font-size-asian="10.5pt" style:font-weight-asian="normal" style:font-size-complex="12pt" style:font-weight-complex="normal"/>
    </style:style>
    <style:style style:name="P217" style:family="paragraph" style:parent-style-name="Standard" style:list-style-name="L4">
      <style:paragraph-properties fo:text-align="start" style:justify-single-word="false"/>
      <style:text-properties fo:font-size="12pt" fo:font-weight="normal" officeooo:rsid="002afe1b" officeooo:paragraph-rsid="002afe1b" style:font-size-asian="10.5pt" style:font-weight-asian="normal" style:font-size-complex="12pt" style:font-weight-complex="normal"/>
    </style:style>
    <style:style style:name="P218" style:family="paragraph" style:parent-style-name="Standard" style:list-style-name="L1">
      <style:paragraph-properties fo:text-align="start" style:justify-single-word="false"/>
      <style:text-properties fo:font-size="12pt" fo:font-weight="normal" officeooo:rsid="002f1501" officeooo:paragraph-rsid="002f1501" style:font-size-asian="10.5pt" style:font-weight-asian="normal" style:font-size-complex="12pt" style:font-weight-complex="normal"/>
    </style:style>
    <style:style style:name="P219" style:family="paragraph" style:parent-style-name="Standard" style:list-style-name="L1">
      <style:paragraph-properties fo:text-align="start" style:justify-single-word="false"/>
      <style:text-properties fo:font-size="12pt" fo:font-weight="normal" officeooo:rsid="003acf06" officeooo:paragraph-rsid="003acf06" style:font-size-asian="10.5pt" style:font-weight-asian="normal" style:font-size-complex="12pt" style:font-weight-complex="normal"/>
    </style:style>
    <style:style style:name="P220" style:family="paragraph" style:parent-style-name="Standard" style:list-style-name="L1">
      <style:paragraph-properties fo:text-align="start" style:justify-single-word="false"/>
      <style:text-properties fo:font-size="12pt" fo:font-weight="normal" officeooo:rsid="003f0935" officeooo:paragraph-rsid="003f0935" style:font-size-asian="10.5pt" style:font-weight-asian="normal" style:font-size-complex="12pt" style:font-weight-complex="normal"/>
    </style:style>
    <style:style style:name="P221" style:family="paragraph" style:parent-style-name="Standard" style:list-style-name="L5">
      <style:paragraph-properties fo:text-align="start" style:justify-single-word="false"/>
      <style:text-properties fo:font-size="12pt" fo:font-weight="normal" officeooo:rsid="0128c407" officeooo:paragraph-rsid="0128c407"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108cc06" officeooo:paragraph-rsid="0108cc0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00f357f" officeooo:paragraph-rsid="000f357f"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01625c2" officeooo:paragraph-rsid="001a5939"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0148bdb" officeooo:paragraph-rsid="00148bdb"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0311b51" officeooo:paragraph-rsid="0191a765"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056a9e6" officeooo:paragraph-rsid="0056a9e6"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05747ab" officeooo:paragraph-rsid="005747ab"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0423e40" officeooo:paragraph-rsid="00423e40" style:font-size-asian="10.5pt" style:font-weight-asian="normal" style:font-size-complex="12pt" style:font-weight-complex="normal"/>
    </style:style>
    <style:style style:name="P230" style:family="paragraph" style:parent-style-name="Standard" style:list-style-name="L6">
      <style:paragraph-properties fo:text-align="start" style:justify-single-word="false"/>
      <style:text-properties fo:font-size="12pt" fo:font-style="normal" fo:font-weight="normal" officeooo:rsid="005b428d" officeooo:paragraph-rsid="012bc557" style:font-size-asian="10.5pt" style:font-style-asian="normal" style:font-weight-asian="normal" style:font-size-complex="12pt" style:font-style-complex="normal" style:font-weight-complex="normal"/>
    </style:style>
    <style:style style:name="P231" style:family="paragraph" style:parent-style-name="Standard" style:list-style-name="L6">
      <style:paragraph-properties fo:text-align="start" style:justify-single-word="false"/>
      <style:text-properties fo:font-size="12pt" fo:font-style="normal" fo:font-weight="normal" officeooo:rsid="005d1357" officeooo:paragraph-rsid="012bc557" style:font-size-asian="10.5pt" style:font-style-asian="normal" style:font-weight-asian="normal" style:font-size-complex="12pt" style:font-style-complex="normal" style:font-weight-complex="normal"/>
    </style:style>
    <style:style style:name="P232" style:family="paragraph" style:parent-style-name="Standard" style:list-style-name="L7">
      <style:paragraph-properties fo:text-align="start" style:justify-single-word="false"/>
      <style:text-properties fo:font-size="12pt" fo:font-style="normal" fo:font-weight="normal" officeooo:rsid="014acad4" officeooo:paragraph-rsid="014acad4" style:font-size-asian="10.5pt" style:font-style-asian="normal" style:font-weight-asian="normal" style:font-size-complex="12pt" style:font-style-complex="normal" style:font-weight-complex="normal"/>
    </style:style>
    <style:style style:name="P233" style:family="paragraph" style:parent-style-name="Standard" style:list-style-name="L7">
      <style:paragraph-properties fo:text-align="start" style:justify-single-word="false"/>
      <style:text-properties fo:font-size="12pt" fo:font-style="normal" fo:font-weight="normal" officeooo:rsid="0140ca23" officeooo:paragraph-rsid="0140ca23" style:font-size-asian="10.5pt" style:font-style-asian="normal" style:font-weight-asian="normal" style:font-size-complex="12pt" style:font-style-complex="normal" style:font-weight-complex="normal"/>
    </style:style>
    <style:style style:name="P234" style:family="paragraph" style:parent-style-name="Standard" style:list-style-name="L8">
      <style:paragraph-properties fo:text-align="start" style:justify-single-word="false"/>
      <style:text-properties fo:font-size="12pt" fo:font-style="normal" fo:font-weight="normal" officeooo:rsid="0139a1b1" officeooo:paragraph-rsid="0140ca23"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weight="bold" officeooo:rsid="00409798" officeooo:paragraph-rsid="00409798"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color="#ff0000" loext:opacity="100%" fo:font-size="10pt" officeooo:paragraph-rsid="00148bdb" style:font-size-asian="10pt" style:font-size-complex="10pt"/>
    </style:style>
    <style:style style:name="P237" style:family="paragraph" style:parent-style-name="Standard" style:list-style-name="L6">
      <style:paragraph-properties fo:text-align="start" style:justify-single-word="false"/>
      <style:text-properties fo:color="#ff0000" loext:opacity="100%" fo:font-size="12pt" fo:font-style="normal" fo:font-weight="normal" officeooo:rsid="012e945b" officeooo:paragraph-rsid="012c94c7" style:font-size-asian="10.5pt" style:font-style-asian="normal" style:font-weight-asian="normal" style:font-size-complex="12pt" style:font-style-complex="normal" style:font-weight-complex="normal"/>
    </style:style>
    <style:style style:name="P238" style:family="paragraph" style:parent-style-name="Standard" style:list-style-name="L6">
      <style:paragraph-properties fo:text-align="start" style:justify-single-word="false"/>
      <style:text-properties fo:color="#000000" loext:opacity="100%" fo:font-size="12pt" fo:font-style="normal" fo:font-weight="normal" officeooo:rsid="012e945b" officeooo:paragraph-rsid="012c94c7" style:font-size-asian="10.5pt" style:font-style-asian="normal" style:font-weight-asian="normal" style:font-size-complex="12pt" style:font-style-complex="normal" style:font-weight-complex="normal"/>
    </style:style>
    <style:style style:name="P239" style:family="paragraph" style:parent-style-name="Standard" style:list-style-name="L5">
      <style:paragraph-properties fo:text-align="start" style:justify-single-word="false"/>
      <style:text-properties fo:color="#000000" loext:opacity="100%" fo:font-size="12pt" fo:font-weight="normal" officeooo:rsid="0128c407" officeooo:paragraph-rsid="0128c407"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color="#000000" loext:opacity="100%" fo:font-size="12pt" fo:font-weight="normal" officeooo:rsid="0128c407" officeooo:paragraph-rsid="0128c407" style:font-size-asian="10.5pt" style:font-weight-asian="normal" style:font-size-complex="12pt" style:font-weight-complex="normal"/>
    </style:style>
    <style:style style:name="P241" style:family="paragraph" style:parent-style-name="Standard" style:list-style-name="L9">
      <style:paragraph-properties fo:text-align="start" style:justify-single-word="false"/>
      <style:text-properties fo:color="#000000" loext:opacity="100%" style:font-name="Liberation Serif1" fo:font-size="12pt" fo:font-style="normal" style:text-underline-style="none" fo:font-weight="normal" officeooo:rsid="015e3eb4" officeooo:paragraph-rsid="01602fdc" style:font-size-asian="10.5pt" style:font-style-asian="normal" style:font-weight-asian="normal" style:font-size-complex="12pt" style:font-style-complex="normal" style:font-weight-complex="normal"/>
    </style:style>
    <style:style style:name="P242" style:family="paragraph" style:parent-style-name="Standard" style:list-style-name="L9">
      <style:paragraph-properties fo:text-align="start" style:justify-single-word="false"/>
      <style:text-properties fo:color="#000000" loext:opacity="100%"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243" style:family="paragraph" style:parent-style-name="Standard" style:list-style-name="L6">
      <style:paragraph-properties fo:text-align="start" style:justify-single-word="false"/>
      <style:text-properties fo:color="#000000" loext:opacity="100%" fo:font-weight="normal" officeooo:rsid="012c94c7" officeooo:paragraph-rsid="012c94c7" style:font-weight-asian="normal" style:font-weight-complex="normal"/>
    </style:style>
    <style:style style:name="P244" style:family="paragraph" style:parent-style-name="Standard">
      <style:paragraph-properties fo:text-align="start" style:justify-single-word="false"/>
      <style:text-properties style:use-window-font-color="true" loext:opacity="0%" style:text-outline="false" style:text-line-through-style="none" style:text-line-through-type="none" style:font-name="Liberation Serif" fo:font-size="11pt" fo:letter-spacing="normal" fo:font-style="normal" fo:text-shadow="none" style:text-underline-style="none" fo:font-weight="normal" officeooo:paragraph-rsid="01c68d00" style:letter-kerning="true" style:font-size-asian="11pt" style:font-style-asian="normal" style:font-weight-asian="normal" style:text-emphasize="none"/>
    </style:style>
    <style:style style:name="P245" style:family="paragraph" style:parent-style-name="Standard" style:list-style-name="L3">
      <style:paragraph-properties fo:text-align="start" style:justify-single-word="false"/>
      <style:text-properties officeooo:paragraph-rsid="001aae78"/>
    </style:style>
    <style:style style:name="P246" style:family="paragraph" style:parent-style-name="Standard" style:list-style-name="L6">
      <style:paragraph-properties fo:text-align="start" style:justify-single-word="false"/>
      <style:text-properties officeooo:paragraph-rsid="005a6328"/>
    </style:style>
    <style:style style:name="P247" style:family="paragraph" style:parent-style-name="Standard" style:list-style-name="L6">
      <style:paragraph-properties fo:text-align="start" style:justify-single-word="false"/>
      <style:text-properties officeooo:paragraph-rsid="012bc557"/>
    </style:style>
    <style:style style:name="P248" style:family="paragraph" style:parent-style-name="Standard" style:list-style-name="L3">
      <style:paragraph-properties fo:text-align="start" style:justify-single-word="false"/>
      <style:text-properties style:text-position="0% 100%" fo:font-size="12pt" fo:font-weight="normal" officeooo:rsid="001aae78" officeooo:paragraph-rsid="001aae78" style:font-size-asian="10.5pt" style:font-weight-asian="normal" style:font-size-complex="12pt" style:font-weight-complex="normal"/>
    </style:style>
    <style:style style:name="P249" style:family="paragraph" style:parent-style-name="Standard" style:list-style-name="L6">
      <style:paragraph-properties fo:text-align="start" style:justify-single-word="false"/>
      <style:text-properties officeooo:rsid="012bc557" officeooo:paragraph-rsid="012bc557"/>
    </style:style>
    <style:style style:name="P250" style:family="paragraph" style:parent-style-name="Standard" style:list-style-name="L9">
      <style:paragraph-properties fo:text-align="start" style:justify-single-word="false"/>
      <style:text-properties style:font-name="Liberation Serif1" fo:font-size="12pt" fo:font-style="normal" fo:font-weight="normal" officeooo:rsid="015ccdb4" officeooo:paragraph-rsid="015ccdb4" style:font-size-asian="10.5pt" style:font-style-asian="normal" style:font-weight-asian="normal" style:font-size-complex="12pt" style:font-style-complex="normal" style:font-weight-complex="normal"/>
    </style:style>
    <style:style style:name="P251" style:family="paragraph" style:parent-style-name="Standard" style:list-style-name="L9">
      <style:paragraph-properties fo:text-align="start" style:justify-single-word="false"/>
      <style:text-properties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252" style:family="paragraph" style:parent-style-name="Standard" style:list-style-name="L9">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style:font-name="Liberation Serif1" fo:font-size="12pt" fo:font-style="normal" fo:font-weight="normal" officeooo:rsid="015e3eb4" officeooo:paragraph-rsid="01602fd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style:font-name="Liberation Serif1" fo:font-size="12pt" fo:font-style="normal" fo:font-weight="normal" officeooo:rsid="015e3eb4" officeooo:paragraph-rsid="015e3eb4"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style:font-name="Liberation Serif1" fo:font-size="12pt" fo:font-style="normal" fo:font-weight="normal" officeooo:rsid="015e3eb4" officeooo:paragraph-rsid="0166afd9"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style:font-name="Liberation Serif1" fo:font-size="12pt" fo:font-style="normal" fo:font-weight="normal" officeooo:rsid="015879c3" officeooo:paragraph-rsid="015aed92"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Liberation Serif1" fo:font-size="12pt" fo:font-style="normal" fo:font-weight="normal" officeooo:rsid="01747b27" officeooo:paragraph-rsid="01747b27" style:font-size-asian="10.5pt" style:font-style-asian="normal" style:font-weight-asian="normal" style:font-size-complex="12pt" style:font-style-complex="normal" style:font-weight-complex="normal"/>
    </style:style>
    <style:style style:name="P258" style:family="paragraph" style:parent-style-name="Standard" style:master-page-name="Landscape">
      <style:paragraph-properties fo:text-align="start" style:justify-single-word="false" style:page-number="auto"/>
      <style:text-properties fo:font-size="12pt" fo:font-weight="normal" officeooo:rsid="00148bdb" officeooo:paragraph-rsid="00148bdb" style:font-size-asian="10.5pt" style:font-weight-asian="normal" style:font-size-complex="12pt" style:font-weight-complex="normal"/>
    </style:style>
    <style:style style:name="P259" style:family="paragraph" style:parent-style-name="Standard">
      <style:paragraph-properties fo:text-align="start" style:justify-single-word="false" fo:break-before="page"/>
      <style:text-properties fo:font-size="12pt" fo:font-weight="normal" officeooo:rsid="00148bdb" officeooo:paragraph-rsid="00148bdb" style:font-size-asian="10.5pt" style:font-weight-asian="normal" style:font-size-complex="12pt" style:font-weight-complex="normal"/>
    </style:style>
    <style:style style:name="P260" style:family="paragraph" style:parent-style-name="Table">
      <style:paragraph-properties fo:text-align="center" style:justify-single-word="false"/>
    </style:style>
    <style:style style:name="P261" style:family="paragraph" style:parent-style-name="Table">
      <style:paragraph-properties fo:text-align="center" style:justify-single-word="false"/>
      <style:text-properties fo:font-size="12pt" fo:font-weight="normal" officeooo:rsid="018f2771" officeooo:paragraph-rsid="018f2771" style:font-size-asian="10.5pt" style:font-weight-asian="normal" style:font-size-complex="12pt" style:font-weight-complex="normal"/>
    </style:style>
    <style:style style:name="P262" style:family="paragraph" style:parent-style-name="Table_20_Contents">
      <style:paragraph-properties fo:text-align="center" style:justify-single-word="false"/>
      <style:text-properties fo:font-size="12pt" fo:font-weight="bold" officeooo:rsid="00770021" officeooo:paragraph-rsid="00770021" style:font-size-asian="10.5pt" style:font-weight-asian="bold" style:font-size-complex="12pt" style:font-weight-complex="bold"/>
    </style:style>
    <style:style style:name="P263" style:family="paragraph" style:parent-style-name="Table_20_Contents">
      <style:paragraph-properties fo:text-align="center" style:justify-single-word="false"/>
      <style:text-properties fo:font-size="12pt" fo:font-weight="bold" officeooo:rsid="0187df13" officeooo:paragraph-rsid="00770021" style:font-size-asian="10.5pt" style:font-weight-asian="bold" style:font-size-complex="12pt" style:font-weight-complex="bold"/>
    </style:style>
    <style:style style:name="P264" style:family="paragraph" style:parent-style-name="Table_20_Contents">
      <style:paragraph-properties fo:text-align="center" style:justify-single-word="false"/>
      <style:text-properties fo:font-size="12pt" officeooo:rsid="00770021" officeooo:paragraph-rsid="00770021" style:font-size-asian="10.5pt" style:font-size-complex="12pt"/>
    </style:style>
    <style:style style:name="P265" style:family="paragraph" style:parent-style-name="Table_20_Contents">
      <style:paragraph-properties fo:text-align="center" style:justify-single-word="false"/>
      <style:text-properties fo:font-size="12pt" officeooo:rsid="01cb805c" officeooo:paragraph-rsid="01a3e0e7" style:font-size-asian="10.5pt" style:font-size-complex="12pt"/>
    </style:style>
    <style:style style:name="P266" style:family="paragraph" style:parent-style-name="Table_20_Contents">
      <style:paragraph-properties fo:text-align="center" style:justify-single-word="false"/>
      <style:text-properties fo:font-size="12pt" officeooo:rsid="01a3295b" officeooo:paragraph-rsid="01a3e0e7" style:font-size-asian="10.5pt" style:font-size-complex="12pt"/>
    </style:style>
    <style:style style:name="P267" style:family="paragraph" style:parent-style-name="Table_20_Contents">
      <style:paragraph-properties fo:text-align="center" style:justify-single-word="false"/>
      <style:text-properties fo:font-size="12pt" officeooo:rsid="0189bebf" officeooo:paragraph-rsid="00770021" style:font-size-asian="10.5pt" style:font-size-complex="12pt"/>
    </style:style>
    <style:style style:name="P268" style:family="paragraph" style:parent-style-name="Table_20_Contents">
      <style:paragraph-properties fo:text-align="center" style:justify-single-word="false"/>
      <style:text-properties fo:font-size="12pt" officeooo:rsid="00ad1af1" officeooo:paragraph-rsid="01a3e0e7" style:font-size-asian="10.5pt" style:font-size-complex="12pt"/>
    </style:style>
    <style:style style:name="P269" style:family="paragraph" style:parent-style-name="Table_20_Contents">
      <style:paragraph-properties fo:text-align="center" style:justify-single-word="false"/>
      <style:text-properties fo:font-size="12pt" officeooo:rsid="00a8c6a9" officeooo:paragraph-rsid="01a3e0e7" style:font-size-asian="10.5pt" style:font-size-complex="12pt"/>
    </style:style>
    <style:style style:name="P270" style:family="paragraph" style:parent-style-name="Table_20_Contents">
      <style:paragraph-properties fo:text-align="center" style:justify-single-word="false"/>
      <style:text-properties fo:font-size="12pt" officeooo:rsid="01ad62dc" officeooo:paragraph-rsid="01a3e0e7" style:font-size-asian="10.5pt" style:font-size-complex="12pt"/>
    </style:style>
    <style:style style:name="P271" style:family="paragraph" style:parent-style-name="Table_20_Contents">
      <style:paragraph-properties fo:text-align="center" style:justify-single-word="false"/>
      <style:text-properties fo:color="#ff8000" loext:opacity="100%" fo:font-size="12pt" officeooo:rsid="00ad1af1" officeooo:paragraph-rsid="01a3e0e7" style:font-size-asian="10.5pt" style:font-size-complex="12pt"/>
    </style:style>
    <style:style style:name="P2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74" style:family="paragraph">
      <loext:graphic-properties draw:fill="solid" draw:fill-color="#0000cc"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75" style:family="paragraph">
      <loext:graphic-properties draw:fill="solid" draw:fill-color="#00660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77" style:family="paragraph">
      <style:paragraph-properties fo:margin-left="0cm" fo:margin-right="0cm" fo:margin-top="0cm" fo:margin-bottom="0cm" fo:line-height="100%" fo:text-indent="0cm" style:writing-mode="lr-tb"/>
    </style:style>
    <style:style style:name="P27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7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2"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3" style:family="paragraph">
      <loext:graphic-properties draw:fill="solid" draw:fill-color="#006600" draw:opacity="5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4"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5" style:family="paragraph">
      <loext:graphic-properties draw:fill="solid" draw:fill-color="#0000cc" draw:opacity="5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7" style:family="paragraph">
      <style:paragraph-properties fo:margin-left="0cm" fo:margin-right="0cm" fo:margin-top="0cm" fo:margin-bottom="0cm" fo:line-height="100%" fo:text-align="center" fo:text-indent="0cm" style:text-autospace="none"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8" style:family="paragraph">
      <loext:graphic-properties draw:fill="solid" draw:fill-color="#666666" draw:opacity="5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89" style:family="paragraph">
      <loext:graphic-properties draw:fill="solid" draw:fill-color="#666666"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6666ff" loext:opacity="10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2" style:family="paragraph">
      <style:paragraph-properties fo:margin-left="0cm" fo:margin-right="0cm" fo:margin-top="0cm" fo:margin-bottom="0cm" fo:line-height="100%" fo:text-align="center" fo:text-indent="0cm" style:writing-mode="lr-tb"/>
    </style:style>
    <style:style style:name="P29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5" style:family="paragraph">
      <loext:graphic-properties draw:fill="solid" draw:fill-color="#3333ff"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99" style:family="paragraph">
      <loext:graphic-properties draw:fill="solid" draw:fill-color="#ff99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0" style:family="paragraph">
      <loext:graphic-properties draw:fill="solid" draw:fill-color="#cc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1"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6600" loext:opacity="10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7"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8"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fo:color="#ff6600" loext:opacity="10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09" style:family="paragraph">
      <loext:graphic-properties draw:fill="solid" draw:fill-color="#ff3333"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0" style:family="paragraph">
      <loext:graphic-properties draw:fill="solid" draw:fill-color="#3333ff"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1" style:family="paragraph">
      <loext:graphic-properties draw:fill="solid" draw:fill-color="#ff3333"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4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2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5" style:family="paragraph">
      <loext:graphic-properties draw:fill="none" draw:fill-color="#ffffff"/>
      <style:paragraph-properties style:writing-mode="lr-tb"/>
      <style:text-properties fo:font-size="24pt" style:font-size-asian="10.5pt"/>
    </style:style>
    <style:style style:name="P316" style:family="paragraph">
      <loext:graphic-properties draw:fill="solid" draw:fill-color="#ff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7" style:family="paragraph">
      <loext:graphic-properties draw:fill="solid" draw:fill-color="#3333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8" style:family="paragraph">
      <style:paragraph-properties fo:margin-left="0cm" fo:margin-right="0cm" fo:margin-top="0cm" fo:margin-bottom="0cm" fo:line-height="100%" fo:text-indent="0cm"/>
    </style:style>
    <style:style style:name="P3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3333ff" loext:opacity="100%" style:text-outline="false" style:text-line-through-style="none" style:text-line-through-type="none" style:font-name="Liberation Sans2"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1" style:family="paragraph">
      <loext:graphic-properties draw:fill="solid" draw:fill-color="#ff66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2" style:family="paragraph">
      <style:paragraph-properties fo:margin-left="0cm" fo:margin-right="0cm" fo:margin-top="0cm" fo:margin-bottom="0cm" fo:line-height="100%" fo:text-align="center" fo:text-indent="0cm" style:writing-mode="lr-tb"/>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2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P32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P3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66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3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2" fo:font-size="26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P3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2" fo:font-size="16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ff"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3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2" fo:font-size="22pt" fo:font-style="normal" fo:text-shadow="none" style:text-underline-style="none" fo:font-weight="normal" style:letter-kerning="true" style:font-name-asian="WenQuanYi Zen Hei Sharp"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P33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9" style:family="paragraph">
      <loext:graphic-properties draw:fill="none" draw:fill-color="#ffffff"/>
      <style:paragraph-properties style:writing-mode="lr-tb"/>
      <style:text-properties fo:font-size="28pt" style:font-size-asian="10.5pt"/>
    </style:style>
    <style:style style:name="P340" style:family="paragraph">
      <loext:graphic-properties draw:fill="solid" draw:fill-color="#99cc00"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1" style:family="paragraph">
      <loext:graphic-properties draw:fill="none" draw:fill-color="#ffffff" draw:fill-image-width="0cm" draw:fill-image-height="0cm"/>
      <style:paragraph-properties fo:margin-left="0cm" fo:margin-right="0cm" fo:margin-top="0cm" fo:margin-bottom="0cm" fo:line-height="100%" fo:text-align="end"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3" style:family="paragraph">
      <loext:graphic-properties draw:fill="none" draw:fill-color="#bbe0e3"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ff6699"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5" style:family="paragraph">
      <loext:graphic-properties draw:fill="solid" draw:fill-color="#ff0000"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7" style:family="paragraph">
      <loext:graphic-properties draw:fill="none" draw:fill-color="#bbe0e3"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ff0000"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0066ff" draw:fill-image-width="0cm" draw:fill-image-height="0cm"/>
      <style:paragraph-properties fo:margin-left="0cm" fo:margin-right="0cm" fo:margin-top="0cm" fo:margin-bottom="0cm" fo:line-height="100%"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0" style:family="paragraph">
      <loext:graphic-properties draw:fill="none" draw:fill-color="#3399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0066ff" draw:fill-image-width="0cm" draw:fill-image-height="0cm"/>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2"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4"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5"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6"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7"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3" fo:font-size="1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9" style:family="paragraph">
      <loext:graphic-properties draw:fill="none" draw:fill-color="#ffffff"/>
      <style:paragraph-properties style:writing-mode="lr-tb"/>
      <style:text-properties fo:font-size="22pt" style:font-size-asian="10.5pt"/>
    </style:style>
    <style:style style:name="P360" style:family="paragraph">
      <loext:graphic-properties draw:fill="none" draw:fill-color="#ffffff"/>
      <style:paragraph-properties fo:margin-left="0cm" fo:margin-right="0cm" fo:margin-top="0cm" fo:margin-bottom="0cm" fo:line-height="100%" fo:text-indent="0cm" style:writing-mode="lr-tb"/>
      <style:text-properties fo:font-size="24pt"/>
    </style:style>
    <style:style style:name="P36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36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4" style:family="paragraph">
      <style:paragraph-properties fo:margin-left="0cm" fo:margin-right="0cm" fo:margin-top="0cm" fo:margin-bottom="0cm" fo:line-height="100%" fo:text-align="center" fo:text-indent="0cm"/>
    </style:style>
    <style:style style:name="P36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6"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66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43293a" style:font-style-asian="normal" style:font-style-complex="normal"/>
    </style:style>
    <style:style style:name="T3" style:family="text">
      <style:text-properties fo:font-style="normal" officeooo:rsid="005e44cb" style:font-style-asian="normal" style:font-style-complex="normal"/>
    </style:style>
    <style:style style:name="T4" style:family="text">
      <style:text-properties fo:font-style="normal" officeooo:rsid="005f4a46" style:font-style-asian="normal" style:font-style-complex="normal"/>
    </style:style>
    <style:style style:name="T5" style:family="text">
      <style:text-properties fo:font-style="normal" officeooo:rsid="006f1180" style:font-style-asian="normal" style:font-style-complex="normal"/>
    </style:style>
    <style:style style:name="T6" style:family="text">
      <style:text-properties fo:font-style="normal" officeooo:rsid="0072dd16" style:font-style-asian="normal" style:font-style-complex="normal"/>
    </style:style>
    <style:style style:name="T7" style:family="text">
      <style:text-properties fo:font-style="normal" officeooo:rsid="00761627" style:font-style-asian="normal" style:font-style-complex="normal"/>
    </style:style>
    <style:style style:name="T8" style:family="text">
      <style:text-properties fo:font-style="normal" officeooo:rsid="008b9c33" style:font-style-asian="normal" style:font-style-complex="normal"/>
    </style:style>
    <style:style style:name="T9" style:family="text">
      <style:text-properties fo:font-style="normal" officeooo:rsid="008efd7f" style:font-style-asian="normal" style:font-style-complex="normal"/>
    </style:style>
    <style:style style:name="T10" style:family="text">
      <style:text-properties fo:font-style="normal" officeooo:rsid="009ff2e0" style:font-style-asian="normal" style:font-style-complex="normal"/>
    </style:style>
    <style:style style:name="T11" style:family="text">
      <style:text-properties fo:font-style="normal" officeooo:rsid="00a17a89" style:font-style-asian="normal" style:font-style-complex="normal"/>
    </style:style>
    <style:style style:name="T12" style:family="text">
      <style:text-properties fo:font-style="normal" officeooo:rsid="00a47cdc" style:font-style-asian="normal" style:font-style-complex="normal"/>
    </style:style>
    <style:style style:name="T13" style:family="text">
      <style:text-properties fo:font-style="normal" officeooo:rsid="00bc3f66" style:font-style-asian="normal" style:font-style-complex="normal"/>
    </style:style>
    <style:style style:name="T14" style:family="text">
      <style:text-properties fo:font-style="normal" officeooo:rsid="00bcf36b" style:font-style-asian="normal" style:font-style-complex="normal"/>
    </style:style>
    <style:style style:name="T15" style:family="text">
      <style:text-properties fo:font-style="normal" officeooo:rsid="00bdd050" style:font-style-asian="normal" style:font-style-complex="normal"/>
    </style:style>
    <style:style style:name="T16" style:family="text">
      <style:text-properties fo:font-style="normal" officeooo:rsid="00be4e9f" style:font-style-asian="normal" style:font-style-complex="normal"/>
    </style:style>
    <style:style style:name="T17" style:family="text">
      <style:text-properties fo:font-style="normal" officeooo:rsid="00bf9c92" style:font-style-asian="normal" style:font-style-complex="normal"/>
    </style:style>
    <style:style style:name="T18" style:family="text">
      <style:text-properties fo:font-style="normal" officeooo:rsid="00fb3018" style:font-style-asian="normal" style:font-style-complex="normal"/>
    </style:style>
    <style:style style:name="T19" style:family="text">
      <style:text-properties fo:font-style="normal" officeooo:rsid="0135be16" style:font-style-asian="normal" style:font-style-complex="normal"/>
    </style:style>
    <style:style style:name="T20" style:family="text">
      <style:text-properties fo:font-style="normal" officeooo:rsid="01378d7b" style:font-style-asian="normal" style:font-style-complex="normal"/>
    </style:style>
    <style:style style:name="T21" style:family="text">
      <style:text-properties fo:font-style="normal" officeooo:rsid="017f3b38"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5f4a46" style:font-style-asian="normal" style:font-weight-asian="bold" style:font-style-complex="normal" style:font-weight-complex="bold"/>
    </style:style>
    <style:style style:name="T24" style:family="text">
      <style:text-properties fo:color="#000000" loext:opacity="100%"/>
    </style:style>
    <style:style style:name="T25" style:family="text">
      <style:text-properties fo:color="#000000" loext:opacity="100%" fo:background-color="#ffffff" loext:char-shading-value="0"/>
    </style:style>
    <style:style style:name="T26" style:family="text">
      <style:text-properties fo:color="#000000" loext:opacity="100%" officeooo:rsid="0173b978" fo:background-color="#ffffff" loext:char-shading-value="0"/>
    </style:style>
    <style:style style:name="T27" style:family="text">
      <style:text-properties fo:color="#000000" loext:opacity="100%" officeooo:rsid="0172aee6" fo:background-color="#ffffff" loext:char-shading-value="0"/>
    </style:style>
    <style:style style:name="T28" style:family="text">
      <style:text-properties fo:color="#000000" loext:opacity="100%" officeooo:rsid="01761622" fo:background-color="#ffffff" loext:char-shading-value="0"/>
    </style:style>
    <style:style style:name="T29" style:family="text">
      <style:text-properties fo:color="#000000" loext:opacity="100%" officeooo:rsid="017f5a0a" fo:background-color="#ffffff" loext:char-shading-value="0"/>
    </style:style>
    <style:style style:name="T30" style:family="text">
      <style:text-properties fo:color="#000000" loext:opacity="100%" officeooo:rsid="0173b978" fo:background-color="#ff0000" loext:char-shading-value="0"/>
    </style:style>
    <style:style style:name="T31" style:family="text">
      <style:text-properties fo:color="#000000" loext:opacity="100%" style:text-outline="false" style:text-line-through-style="none" style:text-line-through-type="none" style:font-name="Liberation Serif" fo:font-size="11pt" fo:letter-spacing="normal" fo:font-style="normal" fo:text-shadow="none" style:text-underline-style="none" fo:font-weight="normal" officeooo:rsid="01d77108" style:letter-kerning="true" style:font-size-asian="11pt" style:font-style-asian="normal" style:font-weight-asian="normal" style:text-emphasize="none"/>
    </style:style>
    <style:style style:name="T32"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style:letter-kerning="true" style:font-size-asian="12pt" style:font-style-asian="normal" style:font-weight-asian="normal" style:text-emphasize="none"/>
    </style:style>
    <style:style style:name="T33"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d77108" style:letter-kerning="true" style:font-size-asian="12pt" style:font-style-asian="normal" style:font-weight-asian="normal" style:text-emphasize="none"/>
    </style:style>
    <style:style style:name="T34"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a069d7" style:letter-kerning="true" style:font-size-asian="12pt" style:font-style-asian="normal" style:font-weight-asian="normal" style:text-emphasize="none"/>
    </style:style>
    <style:style style:name="T35"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c68d00" style:letter-kerning="true" style:font-size-asian="12pt" style:font-style-asian="normal" style:font-weight-asian="normal" style:text-emphasize="none"/>
    </style:style>
    <style:style style:name="T36" style:family="text">
      <style:text-properties fo:color="#000000" loext:opacity="100%" style:text-outline="false" style:text-line-through-style="none" style:text-line-through-type="none" style:font-name="Liberation Serif" fo:letter-spacing="normal" fo:font-style="normal" fo:text-shadow="none" style:text-underline-style="none" fo:font-weight="normal" officeooo:rsid="01c68d00" style:letter-kerning="true" style:font-style-asian="normal" style:font-weight-asian="normal" style:text-emphasize="none"/>
    </style:style>
    <style:style style:name="T37" style:family="text">
      <style:text-properties fo:color="#000000" loext:opacity="100%" fo:font-size="12pt" fo:font-style="normal" fo:font-weight="bold" officeooo:rsid="012c94c7" style:font-size-asian="10.5pt" style:font-style-asian="normal" style:font-weight-asian="bold" style:font-size-complex="12pt" style:font-style-complex="normal" style:font-weight-complex="bold"/>
    </style:style>
    <style:style style:name="T38" style:family="text">
      <style:text-properties fo:color="#000000" loext:opacity="100%" style:font-name="Monospace" fo:font-size="10pt" fo:font-weight="bold" fo:background-color="#ffff96" loext:char-shading-value="0" style:font-size-asian="10pt" style:font-weight-asian="bold"/>
    </style:style>
    <style:style style:name="T39" style:family="text">
      <style:text-properties fo:color="#000000" loext:opacity="100%" style:font-name="Monospace" fo:font-size="10pt" fo:font-weight="bold" fo:background-color="#eeeeee" loext:char-shading-value="0" style:font-size-asian="10pt" style:font-weight-asian="bold"/>
    </style:style>
    <style:style style:name="T40" style:family="text">
      <style:text-properties fo:color="#000000" loext:opacity="100%" style:font-name="Monospace" fo:font-size="10pt" fo:background-color="#e8f2fe" loext:char-shading-value="0" style:font-size-asian="10pt"/>
    </style:style>
    <style:style style:name="T41" style:family="text">
      <style:text-properties fo:color="#000000" loext:opacity="100%" style:font-name="Monospace" fo:font-size="10pt" officeooo:rsid="0156d525" fo:background-color="#e8f2fe" loext:char-shading-value="0" style:font-size-asian="10pt"/>
    </style:style>
    <style:style style:name="T42" style:family="text">
      <style:text-properties fo:color="#000000" loext:opacity="100%" style:font-name="Monospace" fo:font-size="10pt" fo:font-style="normal" fo:font-weight="bold" officeooo:rsid="0140ca23" fo:background-color="#ffff96" loext:char-shading-value="0" style:font-size-asian="10pt" style:font-style-asian="normal" style:font-weight-asian="bold" style:font-size-complex="12pt" style:font-style-complex="normal" style:font-weight-complex="normal"/>
    </style:style>
    <style:style style:name="T43" style:family="text">
      <style:text-properties fo:color="#000000" loext:opacity="100%" style:font-name="Monospace" fo:font-size="10pt" fo:font-style="normal" fo:font-weight="normal" officeooo:rsid="0140ca23" fo:background-color="#e8f2fe" loext:char-shading-value="0" style:font-size-asian="10pt" style:font-style-asian="normal" style:font-weight-asian="normal" style:font-size-complex="12pt" style:font-style-complex="normal" style:font-weight-complex="normal"/>
    </style:style>
    <style:style style:name="T44" style:family="text">
      <style:text-properties fo:color="#000000" loext:opacity="100%" style:font-name="Liberation Serif1" fo:font-size="10pt" fo:font-style="normal" fo:font-weight="normal" officeooo:rsid="0140ca23" fo:background-color="#e8f2fe" loext:char-shading-value="0" style:font-size-asian="10pt" style:font-style-asian="normal" style:font-weight-asian="normal" style:font-size-complex="12pt" style:font-style-complex="normal" style:font-weight-complex="normal"/>
    </style:style>
    <style:style style:name="T45" style:family="text">
      <style:text-properties fo:color="#000000" loext:opacity="100%" style:font-name="Liberation Serif1" fo:font-size="12pt" fo:font-style="normal" fo:font-weight="normal" officeooo:rsid="01467e24"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color="#000000" loext:opacity="100%" style:font-name="Liberation Serif1" fo:font-size="12pt" fo:font-style="normal" fo:font-weight="normal" officeooo:rsid="0147c0b2"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color="#000000" loext:opacity="100%" style:font-name="Liberation Serif1" fo:font-size="12pt" fo:font-style="normal" fo:font-weight="normal" officeooo:rsid="0148af7b"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color="#000000" loext:opacity="100%" style:font-name="Liberation Serif1" fo:font-size="12pt" fo:font-style="normal" fo:font-weight="normal" officeooo:rsid="014926e7"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color="#000000" loext:opacity="100%" style:font-name="Liberation Serif1" fo:font-size="12pt" fo:font-style="normal" fo:font-weight="normal" officeooo:rsid="0156d525"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color="#000000" loext:opacity="100%" style:font-name="Liberation Serif1" fo:font-size="12pt" fo:font-style="normal" fo:font-weight="normal" officeooo:rsid="017f5a0a"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color="#000000" loext:opacity="100%" style:font-name="Liberation Serif1" fo:font-size="12pt" fo:font-style="normal" fo:font-weight="normal" officeooo:rsid="0156d525" fo:background-color="#eeeeee" loext:char-shading-value="0" style:font-size-asian="10.5pt" style:font-style-asian="normal" style:font-weight-asian="normal" style:font-size-complex="12pt" style:font-style-complex="normal" style:font-weight-complex="normal"/>
    </style:style>
    <style:style style:name="T52" style:family="text">
      <style:text-properties fo:color="#000000" loext:opacity="100%" style:font-name="Liberation Serif1" fo:font-size="12pt" fo:font-style="normal" fo:font-weight="bold" officeooo:rsid="01467e24"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color="#000000" loext:opacity="100%" style:font-name="Liberation Serif1" fo:font-size="12pt" fo:font-style="normal" fo:font-weight="bold" officeooo:rsid="014926e7" fo:background-color="transparent" loext:char-shading-value="0" style:font-size-asian="10.5pt" style:font-style-asian="normal" style:font-weight-asian="bold" style:font-size-complex="12pt" style:font-style-complex="normal" style:font-weight-complex="bold"/>
    </style:style>
    <style:style style:name="T54" style:family="text">
      <style:text-properties fo:color="#000000" loext:opacity="100%" style:font-name="Liberation Serif2" fo:background-color="#ffffff" loext:char-shading-value="0" style:font-size-asian="10pt"/>
    </style:style>
    <style:style style:name="T55" style:family="text">
      <style:text-properties fo:color="#000000" loext:opacity="100%" style:font-name="Liberation Serif2" officeooo:rsid="013b9973" fo:background-color="#ffffff" loext:char-shading-value="0" style:font-size-asian="10pt" loext:shadow="none"/>
    </style:style>
    <style:style style:name="T56" style:family="text">
      <style:text-properties fo:color="#000000" loext:opacity="100%" style:font-name="Liberation Serif2" officeooo:rsid="0156d525" fo:background-color="#ffffff" loext:char-shading-value="0" style:font-size-asian="10pt"/>
    </style:style>
    <style:style style:name="T57" style:family="text">
      <style:text-properties fo:color="#000000" loext:opacity="100%" style:font-name="Liberation Serif2" officeooo:rsid="01573bde" fo:background-color="#ffffff" loext:char-shading-value="0" style:font-size-asian="10pt"/>
    </style:style>
    <style:style style:name="T58" style:family="text">
      <style:text-properties fo:color="#000000" loext:opacity="100%" style:font-name="Liberation Serif2" officeooo:rsid="015776c9" fo:background-color="#ffffff" loext:char-shading-value="0" style:font-size-asian="10pt"/>
    </style:style>
    <style:style style:name="T59" style:family="text">
      <style:text-properties fo:color="#000000" loext:opacity="100%" style:font-name="Liberation Serif2" officeooo:rsid="015a23f3" fo:background-color="#ffffff" loext:char-shading-value="0" style:font-size-asian="10pt"/>
    </style:style>
    <style:style style:name="T60" style:family="text">
      <style:text-properties fo:color="#000000" loext:opacity="100%" style:font-name="Liberation Serif2" officeooo:rsid="015aed92" fo:background-color="#ffffff" loext:char-shading-value="0" style:font-size-asian="10pt"/>
    </style:style>
    <style:style style:name="T61" style:family="text">
      <style:text-properties fo:color="#000000" loext:opacity="100%" style:font-name="Liberation Serif2" officeooo:rsid="015ccdb4" fo:background-color="#ffffff" loext:char-shading-value="0" style:font-size-asian="10pt"/>
    </style:style>
    <style:style style:name="T62" style:family="text">
      <style:text-properties fo:color="#000000" loext:opacity="100%" style:font-name="Liberation Serif2" officeooo:rsid="01b5a6c6" fo:background-color="#ffffff" loext:char-shading-value="0" style:font-size-asian="10pt"/>
    </style:style>
    <style:style style:name="T63" style:family="text">
      <style:text-properties fo:color="#000000" loext:opacity="100%" style:font-name="Liberation Serif2" officeooo:rsid="01b74cd2" fo:background-color="#ffffff" loext:char-shading-value="0" style:font-size-asian="10pt"/>
    </style:style>
    <style:style style:name="T64" style:family="text">
      <style:text-properties fo:color="#000000" loext:opacity="100%" style:font-name="Liberation Serif2" officeooo:rsid="014bc255" fo:background-color="transparent" loext:char-shading-value="0" style:font-size-asian="12pt"/>
    </style:style>
    <style:style style:name="T65" style:family="text">
      <style:text-properties fo:color="#000000" loext:opacity="100%" style:font-name="Liberation Serif2" officeooo:rsid="014f76e2" fo:background-color="transparent" loext:char-shading-value="0" style:font-size-asian="12pt"/>
    </style:style>
    <style:style style:name="T66" style:family="text">
      <style:text-properties fo:color="#000000" loext:opacity="100%" style:font-name="Liberation Serif2" fo:font-weight="bold" fo:background-color="#ffffff" loext:char-shading-value="0" style:font-size-asian="10pt" style:font-weight-asian="bold" style:font-weight-complex="bold"/>
    </style:style>
    <style:style style:name="T67" style:family="text">
      <style:text-properties fo:color="#000000" loext:opacity="100%" style:font-name="Liberation Serif2" style:text-underline-style="solid" style:text-underline-width="auto" style:text-underline-color="font-color" fo:background-color="#ffffff" loext:char-shading-value="0" style:font-size-asian="10pt"/>
    </style:style>
    <style:style style:name="T68" style:family="text">
      <style:text-properties fo:color="#000000" loext:opacity="100%" style:font-name="Liberation Serif2" fo:font-style="normal" officeooo:rsid="015776c9" fo:background-color="#ffffff" loext:char-shading-value="0" style:font-size-asian="10pt" style:font-style-asian="normal" style:font-style-complex="normal"/>
    </style:style>
    <style:style style:name="T69" style:family="text">
      <style:text-properties fo:color="#000000" loext:opacity="100%" style:font-name="Liberation Serif2" fo:font-style="normal" officeooo:rsid="0191a765" fo:background-color="#ffffff" loext:char-shading-value="0" style:font-size-asian="10pt" style:font-style-asian="normal" style:font-style-complex="normal"/>
    </style:style>
    <style:style style:name="T70" style:family="text">
      <style:text-properties fo:color="#000000" loext:opacity="100%" style:font-name="Liberation Serif2" fo:font-style="normal" fo:background-color="#ffffff" loext:char-shading-value="0" style:font-style-asian="normal" style:font-style-complex="normal"/>
    </style:style>
    <style:style style:name="T71" style:family="text">
      <style:text-properties fo:color="#000000" loext:opacity="100%" style:font-name="Monospace1" fo:font-size="10pt" fo:font-weight="bold" officeooo:rsid="0147c0b2" fo:background-color="#ffff96" loext:char-shading-value="0" style:font-size-asian="10pt" style:font-weight-asian="bold"/>
    </style:style>
    <style:style style:name="T72" style:family="text">
      <style:text-properties fo:color="#000000" loext:opacity="100%" style:font-name="Monospace1" fo:font-size="10pt" fo:background-color="#eeeeee" loext:char-shading-value="0" style:font-size-asian="10pt"/>
    </style:style>
    <style:style style:name="T73" style:family="text">
      <style:text-properties fo:color="#000000" loext:opacity="100%" style:font-name="Monospace1" fo:font-size="10pt" officeooo:rsid="014926e7" fo:background-color="#eeeeee" loext:char-shading-value="0" style:font-size-asian="10pt"/>
    </style:style>
    <style:style style:name="T74" style:family="text">
      <style:text-properties fo:color="#000000" loext:opacity="100%" officeooo:rsid="0148af7b"/>
    </style:style>
    <style:style style:name="T75" style:family="text">
      <style:text-properties fo:color="#000000" loext:opacity="100%" officeooo:rsid="0156d525"/>
    </style:style>
    <style:style style:name="T76" style:family="text">
      <style:text-properties fo:color="#000000" loext:opacity="100%" officeooo:rsid="015ccdb4"/>
    </style:style>
    <style:style style:name="T77" style:family="text">
      <style:text-properties fo:color="#000000" loext:opacity="100%" style:text-underline-style="solid" style:text-underline-width="auto" style:text-underline-color="font-color"/>
    </style:style>
    <style:style style:name="T78" style:family="text">
      <style:text-properties fo:color="#000000" loext:opacity="100%" style:text-underline-style="none"/>
    </style:style>
    <style:style style:name="T79" style:family="text">
      <style:text-properties fo:color="#000000" loext:opacity="100%" style:text-underline-style="none" officeooo:rsid="01602fdc"/>
    </style:style>
    <style:style style:name="T80" style:family="text">
      <style:text-properties fo:color="#000000" loext:opacity="100%" style:text-underline-style="none" officeooo:rsid="01619e12"/>
    </style:style>
    <style:style style:name="T81" style:family="text">
      <style:text-properties fo:color="#000000" loext:opacity="100%" style:text-underline-style="none" officeooo:rsid="016203ce"/>
    </style:style>
    <style:style style:name="T82" style:family="text">
      <style:text-properties fo:color="#000000" loext:opacity="100%" style:text-underline-style="none" officeooo:rsid="0162a96d"/>
    </style:style>
    <style:style style:name="T83" style:family="text">
      <style:text-properties fo:color="#000000" loext:opacity="100%" style:text-underline-style="none" fo:font-weight="bold" style:font-weight-asian="bold" style:font-weight-complex="bold"/>
    </style:style>
    <style:style style:name="T84" style:family="text">
      <style:text-properties fo:color="#000000" loext:opacity="100%" style:text-underline-style="none" officeooo:rsid="0171561e"/>
    </style:style>
    <style:style style:name="T85" style:family="text">
      <style:text-properties fo:color="#000000" loext:opacity="100%" style:text-underline-style="none" officeooo:rsid="01761622" fo:background-color="#eeeeee" loext:char-shading-value="0"/>
    </style:style>
    <style:style style:name="T86" style:family="text">
      <style:text-properties fo:color="#000000" loext:opacity="100%" style:text-underline-style="none" officeooo:rsid="0171561e" fo:background-color="#ffffff" loext:char-shading-value="0"/>
    </style:style>
    <style:style style:name="T87" style:family="text">
      <style:text-properties fo:color="#000000" loext:opacity="100%" style:text-underline-style="none" officeooo:rsid="01761622" fo:background-color="#ffffff" loext:char-shading-value="0"/>
    </style:style>
    <style:style style:name="T88" style:family="text">
      <style:text-properties fo:color="#000000" loext:opacity="100%" style:text-underline-style="none" officeooo:rsid="0179aac1" fo:background-color="#ffffff" loext:char-shading-value="0"/>
    </style:style>
    <style:style style:name="T89" style:family="text">
      <style:text-properties fo:color="#000000" loext:opacity="100%" style:text-underline-style="none" officeooo:rsid="01b8429a"/>
    </style:style>
    <style:style style:name="T90" style:family="text">
      <style:text-properties fo:color="#000000" loext:opacity="100%" style:text-underline-style="none" officeooo:rsid="01b98810"/>
    </style:style>
    <style:style style:name="T91" style:family="text">
      <style:text-properties fo:color="#000000" loext:opacity="100%" officeooo:rsid="0166afd9"/>
    </style:style>
    <style:style style:name="T92" style:family="text">
      <style:text-properties fo:color="#000000" loext:opacity="100%" fo:background-color="#eeeeee" loext:char-shading-value="0"/>
    </style:style>
    <style:style style:name="T93" style:family="text">
      <style:text-properties fo:color="#000000" loext:opacity="100%" officeooo:rsid="0166afd9" fo:background-color="#eeeeee" loext:char-shading-value="0"/>
    </style:style>
    <style:style style:name="T94" style:family="text">
      <style:text-properties fo:color="#000000" loext:opacity="100%" fo:font-weight="bold" fo:background-color="#eeeeee" loext:char-shading-value="0" style:font-weight-asian="bold" style:font-weight-complex="bold"/>
    </style:style>
    <style:style style:name="T95" style:family="text">
      <style:text-properties fo:color="#000000" loext:opacity="100%" fo:font-weight="bold" fo:background-color="#ffffff" loext:char-shading-value="0" style:font-weight-asian="bold" style:font-weight-complex="bold"/>
    </style:style>
    <style:style style:name="T96" style:family="text">
      <style:text-properties fo:color="#000000" loext:opacity="100%" style:text-position="super 58%" officeooo:rsid="017f5a0a" fo:background-color="#ffffff" loext:char-shading-value="0"/>
    </style:style>
    <style:style style:name="T97" style:family="text">
      <style:text-properties officeooo:rsid="000fc843"/>
    </style:style>
    <style:style style:name="T98" style:family="text">
      <style:text-properties officeooo:rsid="00132b26"/>
    </style:style>
    <style:style style:name="T99" style:family="text">
      <style:text-properties officeooo:rsid="00148bdb"/>
    </style:style>
    <style:style style:name="T100" style:family="text">
      <style:text-properties style:text-position="super 58%"/>
    </style:style>
    <style:style style:name="T101" style:family="text">
      <style:text-properties style:text-position="0% 100%"/>
    </style:style>
    <style:style style:name="T102" style:family="text">
      <style:text-properties style:text-position="0% 100%" fo:font-size="12pt" fo:font-weight="normal" officeooo:rsid="001aa36b" style:font-size-asian="10.5pt" style:font-weight-asian="normal" style:font-size-complex="12pt" style:font-weight-complex="normal"/>
    </style:style>
    <style:style style:name="T103" style:family="text">
      <style:text-properties style:text-position="0% 100%" fo:font-size="12pt" fo:font-weight="normal" officeooo:rsid="001a5939" style:font-size-asian="10.5pt" style:font-weight-asian="normal" style:font-size-complex="12pt" style:font-weight-complex="normal"/>
    </style:style>
    <style:style style:name="T104" style:family="text">
      <style:text-properties style:text-position="0% 100%" fo:font-size="12pt" fo:font-weight="normal" officeooo:rsid="001aae78" style:font-size-asian="10.5pt" style:font-weight-asian="normal" style:font-size-complex="12pt" style:font-weight-complex="normal"/>
    </style:style>
    <style:style style:name="T105" style:family="text">
      <style:text-properties style:text-position="0% 100%" fo:font-size="12pt" fo:font-weight="normal" officeooo:rsid="001adf3a" style:font-size-asian="10.5pt" style:font-weight-asian="normal" style:font-size-complex="12pt" style:font-weight-complex="normal"/>
    </style:style>
    <style:style style:name="T106" style:family="text">
      <style:text-properties style:text-position="0% 100%" fo:font-size="12pt" fo:font-weight="normal" officeooo:rsid="010d83c3" style:font-size-asian="10.5pt" style:font-weight-asian="normal" style:font-size-complex="12pt" style:font-weight-complex="normal"/>
    </style:style>
    <style:style style:name="T107" style:family="text">
      <style:text-properties style:text-position="0% 100%" fo:font-size="12pt" fo:font-weight="normal" officeooo:rsid="0110b849" style:font-size-asian="10.5pt" style:font-weight-asian="normal" style:font-size-complex="12pt" style:font-weight-complex="normal"/>
    </style:style>
    <style:style style:name="T108" style:family="text">
      <style:text-properties style:text-position="0% 100%" officeooo:rsid="008a9f51"/>
    </style:style>
    <style:style style:name="T109" style:family="text">
      <style:text-properties style:text-position="0% 100%" officeooo:rsid="01382885"/>
    </style:style>
    <style:style style:name="T110" style:family="text">
      <style:text-properties officeooo:rsid="001aa36b"/>
    </style:style>
    <style:style style:name="T111" style:family="text">
      <style:text-properties officeooo:rsid="001adf3a"/>
    </style:style>
    <style:style style:name="T112" style:family="text">
      <style:text-properties fo:font-weight="bold" style:font-weight-asian="bold" style:font-weight-complex="bold"/>
    </style:style>
    <style:style style:name="T113" style:family="text">
      <style:text-properties fo:font-weight="bold" officeooo:rsid="001adf3a" style:font-weight-asian="bold" style:font-weight-complex="bold"/>
    </style:style>
    <style:style style:name="T114" style:family="text">
      <style:text-properties fo:font-weight="bold" officeooo:rsid="004ce2e5" style:font-weight-asian="bold" style:font-weight-complex="bold"/>
    </style:style>
    <style:style style:name="T115" style:family="text">
      <style:text-properties fo:font-weight="bold" officeooo:rsid="00306a4b" style:font-weight-asian="bold" style:font-weight-complex="bold"/>
    </style:style>
    <style:style style:name="T116" style:family="text">
      <style:text-properties fo:font-weight="bold" officeooo:rsid="0058486e" style:font-weight-asian="bold" style:font-weight-complex="bold"/>
    </style:style>
    <style:style style:name="T117" style:family="text">
      <style:text-properties officeooo:rsid="00291562"/>
    </style:style>
    <style:style style:name="T118" style:family="text">
      <style:text-properties officeooo:rsid="002afe1b"/>
    </style:style>
    <style:style style:name="T119" style:family="text">
      <style:text-properties officeooo:rsid="002ba904"/>
    </style:style>
    <style:style style:name="T120" style:family="text">
      <style:text-properties officeooo:rsid="002ead14"/>
    </style:style>
    <style:style style:name="T121" style:family="text">
      <style:text-properties officeooo:rsid="00306a4b"/>
    </style:style>
    <style:style style:name="T122" style:family="text">
      <style:text-properties officeooo:rsid="00333703"/>
    </style:style>
    <style:style style:name="T123" style:family="text">
      <style:text-properties officeooo:rsid="003a13f4"/>
    </style:style>
    <style:style style:name="T124" style:family="text">
      <style:text-properties officeooo:rsid="003a69a6"/>
    </style:style>
    <style:style style:name="T125" style:family="text">
      <style:text-properties officeooo:rsid="003dd416"/>
    </style:style>
    <style:style style:name="T12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05a6328"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05b428d"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5f4a46"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068ef50"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06e35e2"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6f1180"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b7420a"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0b8731c"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0ba608f"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0bd3f5e"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129e4a4"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05d1357"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12bc557" style:font-size-asian="10.5pt" style:font-style-asian="normal" style:font-weight-asian="normal" style:font-size-complex="12pt" style:font-style-complex="normal" style:font-weight-complex="normal"/>
    </style:style>
    <style:style style:name="T140" style:family="text">
      <style:text-properties fo:font-size="12pt" fo:font-style="normal" fo:font-weight="normal" officeooo:rsid="0140ca23" style:font-size-asian="10.5pt" style:font-style-asian="normal" style:font-weight-asian="normal" style:font-size-complex="12pt" style:font-style-complex="normal" style:font-weight-complex="normal"/>
    </style:style>
    <style:style style:name="T141" style:family="text">
      <style:text-properties fo:font-size="12pt" fo:font-style="normal" fo:font-weight="normal" officeooo:rsid="017a3a45" style:font-size-asian="10.5pt" style:font-style-asian="normal" style:font-weight-asian="normal" style:font-size-complex="12pt" style:font-style-complex="normal" style:font-weight-complex="normal"/>
    </style:style>
    <style:style style:name="T142" style:family="text">
      <style:text-properties fo:font-size="12pt" fo:font-style="normal" fo:font-weight="normal" officeooo:rsid="017acd18" style:font-size-asian="10.5pt" style:font-style-asian="normal" style:font-weight-asian="normal" style:font-size-complex="12pt" style:font-style-complex="normal" style:font-weight-complex="normal"/>
    </style:style>
    <style:style style:name="T143" style:family="text">
      <style:text-properties fo:font-size="12pt" fo:font-style="normal" fo:font-weight="normal" officeooo:rsid="017f3b38" style:font-size-asian="10.5pt" style:font-style-asian="normal" style:font-weight-asian="normal" style:font-size-complex="12pt" style:font-style-complex="normal" style:font-weight-complex="normal"/>
    </style:style>
    <style:style style:name="T144" style:family="text">
      <style:text-properties fo:font-size="12pt" fo:font-style="normal" fo:font-weight="normal" officeooo:rsid="017a3a45" fo:background-color="#eeeeee" loext:char-shading-value="0" style:font-size-asian="10.5pt" style:font-style-asian="normal" style:font-weight-asian="normal" style:font-size-complex="12pt" style:font-style-complex="normal" style:font-weight-complex="normal"/>
    </style:style>
    <style:style style:name="T145" style:family="text">
      <style:text-properties fo:font-size="12pt" fo:font-style="normal" fo:font-weight="bold" style:font-size-asian="10.5pt" style:font-style-asian="normal" style:font-weight-asian="bold" style:font-size-complex="12pt" style:font-style-complex="normal" style:font-weight-complex="bold"/>
    </style:style>
    <style:style style:name="T146" style:family="text">
      <style:text-properties fo:font-size="12pt" fo:font-style="normal" fo:font-weight="bold" officeooo:rsid="005a6328" style:font-size-asian="10.5pt" style:font-style-asian="normal" style:font-weight-asian="bold" style:font-size-complex="12pt" style:font-style-complex="normal" style:font-weight-complex="bold"/>
    </style:style>
    <style:style style:name="T147" style:family="text">
      <style:text-properties fo:font-size="12pt" fo:font-style="normal" fo:font-weight="bold" officeooo:rsid="005d1357" style:font-size-asian="10.5pt" style:font-style-asian="normal" style:font-weight-asian="bold" style:font-size-complex="12pt" style:font-style-complex="normal" style:font-weight-complex="bold"/>
    </style:style>
    <style:style style:name="T148" style:family="text">
      <style:text-properties fo:font-size="12pt" fo:font-style="normal" fo:font-weight="bold" officeooo:rsid="012bc557" style:font-size-asian="10.5pt" style:font-style-asian="normal" style:font-weight-asian="bold" style:font-size-complex="12pt" style:font-style-complex="normal" style:font-weight-complex="bold"/>
    </style:style>
    <style:style style:name="T149" style:family="text">
      <style:text-properties fo:font-size="12pt" fo:font-style="normal" fo:font-weight="bold" officeooo:rsid="017a3a45" style:font-size-asian="10.5pt" style:font-style-asian="normal" style:font-weight-asian="bold" style:font-size-complex="12pt" style:font-style-complex="normal" style:font-weight-complex="bold"/>
    </style:style>
    <style:style style:name="T150" style:family="text">
      <style:text-properties fo:font-size="12pt" fo:font-style="normal" fo:font-weight="bold" officeooo:rsid="01a2b6d8" style:font-size-asian="10.5pt" style:font-style-asian="normal" style:font-weight-asian="bold" style:font-size-complex="12pt" style:font-style-complex="normal" style:font-weight-complex="bold"/>
    </style:style>
    <style:style style:name="T151" style:family="text">
      <style:text-properties fo:font-size="12pt" fo:font-style="normal" style:font-size-asian="10.5pt" style:font-style-asian="normal" style:font-size-complex="12pt" style:font-style-complex="normal"/>
    </style:style>
    <style:style style:name="T152" style:family="text">
      <style:text-properties fo:font-size="12pt" fo:font-style="normal" officeooo:rsid="012e945b" style:font-size-asian="10.5pt" style:font-style-asian="normal" style:font-size-complex="12pt" style:font-style-complex="normal"/>
    </style:style>
    <style:style style:name="T153" style:family="text">
      <style:text-properties fo:font-size="12pt" fo:font-style="normal" officeooo:rsid="017f3b38" style:font-size-asian="10.5pt" style:font-style-asian="normal" style:font-size-complex="12pt" style:font-style-complex="normal"/>
    </style:style>
    <style:style style:name="T154" style:family="text">
      <style:text-properties fo:font-size="12pt" fo:font-style="normal" officeooo:rsid="01951d7e" style:font-size-asian="10.5pt" style:font-style-asian="normal" style:font-size-complex="12pt" style:font-style-complex="normal"/>
    </style:style>
    <style:style style:name="T155" style:family="text">
      <style:text-properties officeooo:rsid="00436d82"/>
    </style:style>
    <style:style style:name="T156" style:family="text">
      <style:text-properties officeooo:rsid="004ce2e5"/>
    </style:style>
    <style:style style:name="T157" style:family="text">
      <style:text-properties officeooo:rsid="00514156"/>
    </style:style>
    <style:style style:name="T158" style:family="text">
      <style:text-properties officeooo:rsid="0053404d"/>
    </style:style>
    <style:style style:name="T159" style:family="text">
      <style:text-properties officeooo:rsid="0056a9e6"/>
    </style:style>
    <style:style style:name="T160" style:family="text">
      <style:text-properties officeooo:rsid="005747ab"/>
    </style:style>
    <style:style style:name="T161" style:family="text">
      <style:text-properties officeooo:rsid="00583999"/>
    </style:style>
    <style:style style:name="T162" style:family="text">
      <style:text-properties officeooo:rsid="0058486e"/>
    </style:style>
    <style:style style:name="T163" style:family="text">
      <style:text-properties officeooo:rsid="008a9f51"/>
    </style:style>
    <style:style style:name="T164" style:family="text">
      <style:text-properties officeooo:rsid="008b9c33"/>
    </style:style>
    <style:style style:name="T165" style:family="text">
      <style:text-properties officeooo:rsid="008efd7f"/>
    </style:style>
    <style:style style:name="T166" style:family="text">
      <style:text-properties officeooo:rsid="008f3c8e"/>
    </style:style>
    <style:style style:name="T167" style:family="text">
      <style:text-properties officeooo:rsid="00902ef8"/>
    </style:style>
    <style:style style:name="T168" style:family="text">
      <style:text-properties officeooo:rsid="009aab45"/>
    </style:style>
    <style:style style:name="T169" style:family="text">
      <style:text-properties officeooo:rsid="00c6e809"/>
    </style:style>
    <style:style style:name="T170" style:family="text">
      <style:text-properties officeooo:rsid="00c8f870"/>
    </style:style>
    <style:style style:name="T171" style:family="text">
      <style:text-properties officeooo:rsid="00cc71a5"/>
    </style:style>
    <style:style style:name="T172" style:family="text">
      <style:text-properties officeooo:rsid="00de8fc9"/>
    </style:style>
    <style:style style:name="T173" style:family="text">
      <style:text-properties officeooo:rsid="00e2af6a"/>
    </style:style>
    <style:style style:name="T174" style:family="text">
      <style:text-properties officeooo:rsid="00e51d37"/>
    </style:style>
    <style:style style:name="T175" style:family="text">
      <style:text-properties officeooo:rsid="00e9d71e"/>
    </style:style>
    <style:style style:name="T176" style:family="text">
      <style:text-properties officeooo:rsid="00ec13e2"/>
    </style:style>
    <style:style style:name="T177" style:family="text">
      <style:text-properties officeooo:rsid="00f1e526"/>
    </style:style>
    <style:style style:name="T178" style:family="text">
      <style:text-properties officeooo:rsid="0106e19f"/>
    </style:style>
    <style:style style:name="T179" style:family="text">
      <style:text-properties officeooo:rsid="010a76ec"/>
    </style:style>
    <style:style style:name="T180" style:family="text">
      <style:text-properties officeooo:rsid="010b2ff3"/>
    </style:style>
    <style:style style:name="T181" style:family="text">
      <style:text-properties officeooo:rsid="010d28f1"/>
    </style:style>
    <style:style style:name="T182" style:family="text">
      <style:text-properties officeooo:rsid="010d83c3"/>
    </style:style>
    <style:style style:name="T183" style:family="text">
      <style:text-properties officeooo:rsid="0114162c"/>
    </style:style>
    <style:style style:name="T184" style:family="text">
      <style:text-properties officeooo:rsid="0118d747"/>
    </style:style>
    <style:style style:name="T185" style:family="text">
      <style:text-properties officeooo:rsid="0119a66c"/>
    </style:style>
    <style:style style:name="T186" style:family="text">
      <style:text-properties officeooo:rsid="011acf65"/>
    </style:style>
    <style:style style:name="T187" style:family="text">
      <style:text-properties officeooo:rsid="011caa74"/>
    </style:style>
    <style:style style:name="T188" style:family="text">
      <style:text-properties officeooo:rsid="011fa73b"/>
    </style:style>
    <style:style style:name="T189" style:family="text">
      <style:text-properties officeooo:rsid="0125be47"/>
    </style:style>
    <style:style style:name="T190" style:family="text">
      <style:text-properties fo:color="#ff9900" loext:opacity="100%" fo:font-style="normal" fo:font-weight="bold" style:font-style-asian="normal" style:font-weight-asian="bold" style:font-style-complex="normal" style:font-weight-complex="bold"/>
    </style:style>
    <style:style style:name="T191" style:family="text">
      <style:text-properties fo:color="#ff0000" loext:opacity="100%"/>
    </style:style>
    <style:style style:name="T192" style:family="text">
      <style:text-properties fo:color="#ff0000" loext:opacity="100%" fo:font-style="normal" fo:font-weight="bold" style:font-style-asian="normal" style:font-weight-asian="bold" style:font-style-complex="normal" style:font-weight-complex="bold"/>
    </style:style>
    <style:style style:name="T193" style:family="text">
      <style:text-properties fo:color="#ff0000" loext:opacity="100%" fo:font-style="normal" fo:font-weight="bold" officeooo:rsid="01aebf4a" style:font-style-asian="normal" style:font-weight-asian="bold" style:font-style-complex="normal" style:font-weight-complex="bold"/>
    </style:style>
    <style:style style:name="T194" style:family="text">
      <style:text-properties fo:color="#ff0000" loext:opacity="100%" fo:font-size="12pt" fo:font-style="normal" fo:font-weight="bold" style:font-size-asian="10.5pt" style:font-style-asian="normal" style:font-weight-asian="bold" style:font-size-complex="12pt" style:font-style-complex="normal" style:font-weight-complex="bold"/>
    </style:style>
    <style:style style:name="T195" style:family="text">
      <style:text-properties fo:color="#ff0000" loext:opacity="100%" fo:font-size="12pt" fo:font-style="normal" fo:font-weight="bold" officeooo:rsid="012c94c7" style:font-size-asian="10.5pt" style:font-style-asian="normal" style:font-weight-asian="bold" style:font-size-complex="12pt" style:font-style-complex="normal" style:font-weight-complex="bold"/>
    </style:style>
    <style:style style:name="T196" style:family="text">
      <style:text-properties fo:color="#ff0000" loext:opacity="100%" officeooo:rsid="01a069d7"/>
    </style:style>
    <style:style style:name="T197" style:family="text">
      <style:text-properties style:text-underline-style="solid" style:text-underline-width="auto" style:text-underline-color="font-color"/>
    </style:style>
    <style:style style:name="T198" style:family="text">
      <style:text-properties officeooo:rsid="0129e4a4"/>
    </style:style>
    <style:style style:name="T199" style:family="text">
      <style:text-properties officeooo:rsid="012bc557"/>
    </style:style>
    <style:style style:name="T200" style:family="text">
      <style:text-properties fo:color="#006600" loext:opacity="100%" fo:font-size="12pt" fo:font-style="normal" fo:font-weight="bold" officeooo:rsid="012bc557" style:font-size-asian="10.5pt" style:font-style-asian="normal" style:font-weight-asian="bold" style:font-size-complex="12pt" style:font-style-complex="normal" style:font-weight-complex="bold"/>
    </style:style>
    <style:style style:name="T201" style:family="text">
      <style:text-properties fo:color="#006600" loext:opacity="100%" fo:font-size="12pt" fo:font-style="normal" fo:font-weight="bold" officeooo:rsid="012c94c7" style:font-size-asian="10.5pt" style:font-style-asian="normal" style:font-weight-asian="bold" style:font-size-complex="12pt" style:font-style-complex="normal" style:font-weight-complex="bold"/>
    </style:style>
    <style:style style:name="T202" style:family="text">
      <style:text-properties officeooo:rsid="01349dca"/>
    </style:style>
    <style:style style:name="T203" style:family="text">
      <style:text-properties officeooo:rsid="0135be16"/>
    </style:style>
    <style:style style:name="T204" style:family="text">
      <style:text-properties officeooo:rsid="01378d7b"/>
    </style:style>
    <style:style style:name="T205" style:family="text">
      <style:text-properties fo:font-style="italic" officeooo:rsid="003dd416" style:font-style-asian="italic" style:font-style-complex="italic"/>
    </style:style>
    <style:style style:name="T206" style:family="text">
      <style:text-properties officeooo:rsid="013efdc3"/>
    </style:style>
    <style:style style:name="T207" style:family="text">
      <style:text-properties officeooo:rsid="0140ca23"/>
    </style:style>
    <style:style style:name="T208" style:family="text">
      <style:text-properties officeooo:rsid="014926e7"/>
    </style:style>
    <style:style style:name="T209" style:family="text">
      <style:text-properties officeooo:rsid="014acad4"/>
    </style:style>
    <style:style style:name="T210" style:family="text">
      <style:text-properties officeooo:rsid="01505b9c"/>
    </style:style>
    <style:style style:name="T211" style:family="text">
      <style:text-properties officeooo:rsid="0152045e"/>
    </style:style>
    <style:style style:name="T212" style:family="text">
      <style:text-properties officeooo:rsid="0156d525"/>
    </style:style>
    <style:style style:name="T213" style:family="text">
      <style:text-properties fo:color="#0000ff" loext:opacity="100%" officeooo:rsid="015ccdb4"/>
    </style:style>
    <style:style style:name="T214" style:family="text">
      <style:text-properties officeooo:rsid="0186d39d"/>
    </style:style>
    <style:style style:name="T215" style:family="text">
      <style:text-properties officeooo:rsid="0187df13"/>
    </style:style>
    <style:style style:name="T216" style:family="text">
      <style:text-properties officeooo:rsid="00770021"/>
    </style:style>
    <style:style style:name="T217" style:family="text">
      <style:text-properties officeooo:rsid="0189bebf"/>
    </style:style>
    <style:style style:name="T218" style:family="text">
      <style:text-properties officeooo:rsid="018ad864"/>
    </style:style>
    <style:style style:name="T219" style:family="text">
      <style:text-properties officeooo:rsid="018e44dc"/>
    </style:style>
    <style:style style:name="T220" style:family="text">
      <style:text-properties officeooo:rsid="0190cb21"/>
    </style:style>
    <style:style style:name="T221" style:family="text">
      <style:text-properties officeooo:rsid="0190f275"/>
    </style:style>
    <style:style style:name="T222" style:family="text">
      <style:text-properties officeooo:rsid="0191a765"/>
    </style:style>
    <style:style style:name="T223" style:family="text">
      <style:text-properties style:use-window-font-color="true" loext:opacity="0%" officeooo:rsid="0174be38" fo:background-color="transparent" loext:char-shading-value="0"/>
    </style:style>
    <style:style style:name="T224"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225"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officeooo:rsid="01c68d00" style:letter-kerning="true" style:font-style-asian="normal" style:font-weight-asian="normal" style:text-emphasize="none"/>
    </style:style>
    <style:style style:name="T226" style:family="text">
      <style:text-properties officeooo:rsid="00a8c6a9"/>
    </style:style>
    <style:style style:name="T227" style:family="text">
      <style:text-properties officeooo:rsid="01be8a0a"/>
    </style:style>
    <style:style style:name="T228" style:family="text">
      <style:text-properties officeooo:rsid="01d19eea"/>
    </style:style>
    <style:style style:name="T229" style:family="text">
      <style:text-properties officeooo:rsid="01a05ac0"/>
    </style:style>
    <style:style style:name="T230" style:family="text">
      <style:text-properties officeooo:rsid="01d2d8ce"/>
    </style:style>
    <style:style style:name="T231" style:family="text">
      <style:text-properties officeooo:rsid="01d34485"/>
    </style:style>
    <style:style style:name="T232" style:family="text">
      <style:text-properties officeooo:rsid="01db4d09"/>
    </style:style>
    <style:style style:name="T233" style:family="text">
      <style:text-properties officeooo:rsid="01cb805c"/>
    </style:style>
    <style:style style:name="T234" style:family="text">
      <style:text-properties officeooo:rsid="01d77108"/>
    </style:style>
    <style:style style:name="T235" style:family="text">
      <style:text-properties officeooo:rsid="01a069d7"/>
    </style:style>
    <style:style style:name="T236" style:family="text">
      <style:text-properties style:font-size-asian="12pt"/>
    </style:style>
    <style:style style:name="T237" style:family="text">
      <style:text-properties officeooo:rsid="01d77108" style:font-size-asian="12pt"/>
    </style:style>
    <style:style style:name="T238" style:family="text">
      <style:text-properties officeooo:rsid="01a05ac0" style:font-size-asian="12pt"/>
    </style:style>
    <style:style style:name="T239" style:family="text">
      <style:text-properties officeooo:rsid="01a069d7" style:font-size-asian="12pt"/>
    </style:style>
    <style:style style:name="T240" style:family="text">
      <style:text-properties officeooo:rsid="01a23338"/>
    </style:style>
    <style:style style:name="T241" style:family="text">
      <style:text-properties officeooo:rsid="01e02fbf"/>
    </style:style>
    <style:style style:name="T242" style:family="text">
      <style:text-properties officeooo:rsid="01e37eb8"/>
    </style:style>
    <style:style style:name="T243" style:family="text">
      <style:text-properties officeooo:rsid="01e82a24"/>
    </style:style>
    <style:style style:name="T244" style:family="text">
      <style:text-properties officeooo:rsid="01ebf777"/>
    </style:style>
    <style:style style:name="T245" style:family="text">
      <style:text-properties officeooo:rsid="01d05bc9"/>
    </style:style>
    <style:style style:name="T246" style:family="text">
      <style:text-properties officeooo:rsid="01a6b930"/>
    </style:style>
    <style:style style:name="T247" style:family="text">
      <style:text-properties officeooo:rsid="01a96e59"/>
    </style:style>
    <style:style style:name="T248" style:family="text">
      <style:text-properties officeooo:rsid="01aa2dbc"/>
    </style:style>
    <style:style style:name="T249" style:family="text">
      <style:text-properties officeooo:rsid="01ad62dc"/>
    </style:style>
    <style:style style:name="T250" style:family="text">
      <style:text-properties officeooo:rsid="01c3ae39"/>
    </style:style>
    <style:style style:name="T251" style:family="text">
      <style:text-properties officeooo:rsid="01c68d00"/>
    </style:style>
    <style:style style:name="T252" style:family="text">
      <style:text-properties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253" style:family="text">
      <style:text-properties style:text-outline="false" style:text-line-through-style="none" style:text-line-through-type="none" style:font-name="Liberation Serif" fo:letter-spacing="normal" fo:font-style="normal" fo:text-shadow="none" style:text-underline-style="none" fo:font-weight="normal" officeooo:rsid="01c68d00" style:letter-kerning="true" style:font-style-asian="normal" style:font-weight-asian="normal" style:text-emphasize="none"/>
    </style:style>
    <style:style style:name="T254" style:family="text">
      <style:text-properties fo:font-weight="normal" officeooo:rsid="00148bdb" style:font-weight-asian="normal" style:font-weight-complex="normal"/>
    </style:style>
    <style:style style:name="T255" style:family="text">
      <style:text-properties officeooo:rsid="01ca1b8c"/>
    </style:style>
    <style:style style:name="T25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7"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8" style:family="text">
      <style:text-properties fo:font-size="10pt" fo:language="fr" fo:country="FR" style:language-asian="zh" style:country-asian="CN" style:language-complex="hi" style:country-complex="IN"/>
    </style:style>
    <style:style style:name="T25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0"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1" style:family="text">
      <style:text-properties fo:font-variant="normal" fo:text-transform="none" fo:color="#3333ff" loext:opacity="100%"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2" style:family="text">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4"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5"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6" style:family="text">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7"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68" style:family="text">
      <style:text-properties fo:font-variant="normal" fo:text-transform="none" fo:color="#000000" loext:opacity="100%" style:text-outline="false" style:text-line-through-style="none" style:text-line-through-type="none" style:font-name="Monospace2" fo:font-size="18pt" fo:font-style="normal" fo:text-shadow="none" style:text-underline-style="none" fo:font-weight="normal" style:letter-kerning="true" style:font-name-asian="Monospace2" style:font-size-asian="18pt" style:font-style-asian="normal" style:font-weight-asian="bold" style:font-name-complex="Monospace2" style:font-size-complex="18pt" style:font-style-complex="normal" style:font-weight-complex="bold" style:text-emphasize="none" style:font-relief="none" style:text-overline-style="none" style:text-overline-color="font-color"/>
    </style:style>
    <style:style style:name="T269" style:family="text">
      <style:text-properties fo:font-variant="normal" fo:text-transform="none" fo:color="#0000ff" loext:opacity="100%"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0" style:family="text">
      <style:text-properties fo:font-variant="normal" fo:text-transform="none" fo:color="#ff3333" loext:opacity="100%"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1" style:family="text">
      <style:text-properties fo:font-variant="normal" fo:text-transform="none" fo:color="#6666ff" loext:opacity="10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2" style:family="text">
      <style:text-properties fo:font-variant="normal" fo:text-transform="none" fo:color="#ff9900" loext:opacity="10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3" style:family="text">
      <style:text-properties fo:font-variant="normal" fo:text-transform="none" fo:color="#ff9900" loext:opacity="100%" style:text-outline="false" style:text-line-through-style="none" style:text-line-through-type="none" style:text-position="super 58%"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4" style:family="text">
      <style:text-properties fo:font-variant="normal" fo:text-transform="none" fo:color="#ff3333" loext:opacity="10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5" style:family="text">
      <style:text-properties fo:font-variant="normal" fo:text-transform="none" fo:color="#000000" loext:opacity="100%"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6"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7" style:family="text">
      <style:text-properties fo:font-variant="normal" fo:text-transform="none" fo:color="#ff9900" loext:opacity="100%"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8" style:family="text">
      <style:text-properties fo:font-variant="normal" fo:text-transform="none" fo:color="#ff3333" loext:opacity="100%"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79" style:family="text">
      <style:text-properties fo:font-variant="normal" fo:text-transform="none" fo:color="#0000ff" loext:opacity="10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0" style:family="text">
      <style:text-properties fo:font-variant="normal" fo:text-transform="none" fo:color="#ff6600" loext:opacity="10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1" style:family="text">
      <style:text-properties fo:font-variant="normal" fo:text-transform="none" fo:color="#ff3333" loext:opacity="10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2" style:family="text">
      <style:text-properties fo:font-variant="normal" fo:text-transform="none" fo:color="#0000ff" loext:opacity="10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3" style:family="text">
      <style:text-properties fo:font-variant="normal" fo:text-transform="none" style:use-window-font-color="true" loext:opacity="0%" style:text-outline="false" style:text-line-through-style="none" style:text-line-through-type="none" style:font-name="Liberation Sans2" fo:font-size="1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4" style:family="text">
      <style:text-properties fo:font-variant="normal" fo:text-transform="none" fo:color="#3333ff" loext:opacity="100%" style:text-outline="false" style:text-line-through-style="none" style:text-line-through-type="none" style:font-name="Liberation Sans2" fo:font-size="14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5" style:family="text">
      <style:text-properties fo:font-variant="normal" fo:text-transform="none" style:use-window-font-color="true" loext:opacity="0%" style:text-outline="false" style:text-line-through-style="none" style:text-line-through-type="none" style:font-name="Liberation Sans2" fo:font-size="40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6" style:family="text">
      <style:text-properties fo:font-variant="normal" fo:text-transform="none" style:use-window-font-color="true" loext:opacity="0%" style:text-outline="false" style:text-line-through-style="none" style:text-line-through-type="none" style:font-name="Liberation Sans2" fo:font-size="2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7" style:family="text">
      <style:text-properties fo:font-size="24pt" style:font-size-asian="10.5pt"/>
    </style:style>
    <style:style style:name="T288" style:family="text">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89" style:family="text">
      <style:text-properties fo:font-variant="normal" fo:text-transform="none" fo:color="#3333ff" loext:opacity="100%" style:text-outline="false" style:text-line-through-style="none" style:text-line-through-type="none" style:font-name="Liberation Sans2"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0" style:family="text">
      <style:text-properties fo:font-variant="normal" fo:text-transform="none" style:use-window-font-color="true" loext:opacity="0%" style:text-outline="false" style:text-line-through-style="none" style:text-line-through-type="none" style:text-position="super 58%"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91"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92" style:family="text">
      <style:text-properties fo:font-variant="normal" fo:text-transform="none" fo:color="#0066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93"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94" style:family="text">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95"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96" style:family="text">
      <style:text-properties fo:font-variant="normal" fo:text-transform="none" fo:color="#000000" loext:opacity="100%" style:text-outline="false" style:text-line-through-style="none" style:text-line-through-type="none" style:font-name="Liberation Sans2"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297" style:family="text">
      <style:text-properties fo:font-variant="normal" fo:text-transform="none" fo:color="#000000" loext:opacity="100%" style:text-outline="false" style:text-line-through-style="none" style:text-line-through-type="none" style:font-name="Liberation Sans2" fo:font-size="26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298" style:family="text">
      <style:text-properties fo:font-variant="normal" fo:text-transform="none" fo:color="#000000" loext:opacity="100%" style:text-outline="false" style:text-line-through-style="none" style:text-line-through-type="none" style:font-name="Liberation Sans2" fo:font-size="16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99" style:family="text">
      <style:text-properties fo:font-variant="normal" fo:text-transform="none" fo:color="#0000ff"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0" style:family="text">
      <style:text-properties fo:font-variant="normal" fo:text-transform="none" fo:color="#ff3333" loext:opacity="100%" style:text-outline="false" style:text-line-through-style="none" style:text-line-through-type="none" style:font-name="Liberation Sans2" fo:font-size="14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01" style:family="text">
      <style:text-properties fo:font-variant="normal" fo:text-transform="none" fo:color="#006600" loext:opacity="100%" style:text-outline="false" style:text-line-through-style="none" style:text-line-through-type="none" style:font-name="Liberation Sans2" fo:font-size="14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02" style:family="text">
      <style:text-properties fo:font-variant="normal" fo:text-transform="none" fo:color="#0066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3" style:family="text">
      <style:text-properties fo:font-variant="normal" fo:text-transform="none" fo:color="#000000" loext:opacity="100%" style:text-outline="false" style:text-line-through-style="none" style:text-line-through-type="none" style:font-name="Liberation Sans2" fo:font-size="22pt" fo:font-style="normal" fo:text-shadow="none" style:text-underline-style="none" fo:font-weight="normal" style:letter-kerning="true" style:font-name-asian="WenQuanYi Zen Hei Sharp"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04"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5" style:family="text">
      <style:text-properties fo:font-size="28pt" style:font-size-asian="10.5pt"/>
    </style:style>
    <style:style style:name="T306" style:family="text">
      <style:text-properties fo:font-variant="normal" fo:text-transform="none" style:use-window-font-color="true" loext:opacity="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7" style:family="text">
      <style:text-properties fo:font-variant="normal" fo:text-transform="none" fo:color="#ff0000"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600" style:text-emphasize="none" style:font-relief="none" style:text-overline-style="none" style:text-overline-color="font-color"/>
    </style:style>
    <style:style style:name="T308" style:family="text">
      <style:text-properties fo:font-variant="normal" fo:text-transform="none" fo:color="#ff0000"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09" style:family="text">
      <style:text-properties fo:font-variant="normal" fo:text-transform="none" fo:color="#ff6699" loext:opacity="100%"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0" style:family="text">
      <style:text-properties fo:font-variant="normal" fo:text-transform="none" fo:color="#0066ff"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11" style:family="text">
      <style:text-properties fo:font-variant="normal" fo:text-transform="none" fo:color="#99cc00" loext:opacity="100%" style:text-outline="false" style:text-line-through-style="none" style:text-line-through-type="none" style:font-name="Liberation Serif3"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12" style:family="text">
      <style:text-properties fo:font-variant="normal" fo:text-transform="none" style:use-window-font-color="true" loext:opacity="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3" style:family="text">
      <style:text-properties fo:font-variant="normal" fo:text-transform="none" fo:color="#ff3333" loext:opacity="100%" style:text-outline="false" style:text-line-through-style="none" style:text-line-through-type="none" style:font-name="Liberation Serif3"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4" style:family="text">
      <style:text-properties fo:font-variant="normal" fo:text-transform="none" style:use-window-font-color="true" loext:opacity="0%" style:text-outline="false" style:text-line-through-style="none" style:text-line-through-type="none" style:font-name="Liberation Serif3" fo:font-size="1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5" style:family="text">
      <style:text-properties fo:font-variant="normal" fo:text-transform="none" style:use-window-font-color="true" loext:opacity="0%" style:text-outline="false" style:text-line-through-style="none" style:text-line-through-type="none" style:font-name="Liberation Serif3" fo:font-size="13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6" style:family="text">
      <style:text-properties fo:font-size="22pt" style:font-size-asian="10.5pt"/>
    </style:style>
    <style:style style:name="T317" style:family="text">
      <style:text-properties fo:font-variant="normal" fo:text-transform="none" fo:color="#000000" loext:opacity="100%" style:text-outline="false" style:text-line-through-style="none" style:text-line-through-type="none" style:font-name="Liberation Sans2" fo:font-size="24pt" fo:font-style="normal" fo:text-shadow="none" style:text-underline-style="none" fo:font-weight="normal" style:letter-kerning="true" style:font-name-asian="WenQuanYi Zen Hei Sharp"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8" style:family="text">
      <style:text-properties fo:font-variant="normal" fo:text-transform="none" fo:color="#0000ff"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19" style:family="text">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0" style:family="text">
      <style:text-properties fo:font-variant="normal" fo:text-transform="none" fo:color="#ff3333" loext:opacity="100%" style:text-outline="false" style:text-line-through-style="none" style:text-line-through-type="none" style:font-name="Liberation Sans2"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1" style:family="text">
      <style:text-properties fo:font-variant="normal" fo:text-transform="none" fo:color="#ff3333" loext:opacity="100%" style:text-outline="false" style:text-line-through-style="none" style:text-line-through-type="none" style:font-name="Liberation Sans2" fo:font-size="22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2" style:family="text">
      <style:text-properties fo:font-variant="normal" fo:text-transform="none" fo:color="#ff3333" loext:opacity="100%" style:text-outline="false" style:text-line-through-style="none" style:text-line-through-type="none" style:font-name="Liberation Sans2" fo:font-size="22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23" style:family="text">
      <style:text-properties fo:font-variant="normal" fo:text-transform="none" fo:color="#000000" loext:opacity="100%" style:text-outline="false" style:text-line-through-style="none" style:text-line-through-type="none" style:font-name="Liberation Sans2" fo:font-size="22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07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7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23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2.35cm" fo:min-width="7.8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2.35cm" fo:min-width="18.0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2.35cm" fo:min-width="12.898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2.35cm" fo:min-width="12.298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2.133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2.35cm" fo:min-width="12.8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18" style:family="graphic">
      <style:graphic-properties draw:stroke="solid" svg:stroke-width="0cm" svg:stroke-color="#ffffff"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0.349cm" fo:min-width="0.7cm" fo:padding-top="0.125cm" fo:padding-bottom="0.125cm" fo:padding-left="0.25cm" fo:padding-right="0.25cm" draw:shadow="hidden" draw:shadow-offset-x="0.199cm" draw:shadow-offset-y="0.199cm" draw:shadow-color="#808080" draw:shadow-opacity="5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15cm" fo:min-width="4.6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55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2.134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9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35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219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3333" draw:marker-start="" draw:marker-start-width="0.199cm" draw:marker-start-center="false" draw:marker-end="" draw:marker-end-width="0.199cm" draw:marker-end-center="false" draw:fill="none" draw:fill-color="#729fcf" draw:textarea-horizontal-align="justify" draw:textarea-vertical-align="middle" draw:auto-grow-height="false" fo:min-height="0.894cm" fo:min-width="0.3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ff3333" draw:marker-start="" draw:marker-start-width="0.199cm" draw:marker-start-center="false" draw:marker-end="" draw:marker-end-width="0.199cm" draw:marker-end-center="false" draw:fill="none" draw:fill-color="#729fcf" draw:textarea-horizontal-align="justify" draw:textarea-vertical-align="middle" draw:auto-grow-height="false" fo:min-height="0.739cm" fo:min-width="0.4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ffffff" draw:marker-start="" draw:marker-start-width="0.199cm" draw:marker-start-center="false" draw:marker-end="" draw:marker-end-width="0.199cm" draw:marker-end-center="false" draw:fill="solid" draw:fill-color="#0000cc" draw:opacity="50%" draw:textarea-horizontal-align="justify" draw:textarea-vertical-align="middle" draw:auto-grow-height="false" fo:min-height="0.351cm" fo:min-width="0.699cm" fo:padding-top="0.125cm" fo:padding-bottom="0.125cm" fo:padding-left="0.25cm" fo:padding-right="0.25cm" draw:shadow="hidden" draw:shadow-offset-x="0.199cm" draw:shadow-offset-y="0.199cm" draw:shadow-color="#808080" draw:shadow-opacity="5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006600"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13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23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94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92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22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47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13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666666" draw:opacity="50%" draw:textarea-horizontal-align="justify" draw:textarea-vertical-align="middle" draw:auto-grow-height="false" fo:min-height="0.349cm" fo:min-width="0.699cm" fo:padding-top="0.125cm" fo:padding-bottom="0.125cm" fo:padding-left="0.25cm" fo:padding-right="0.25cm" draw:shadow="hidden" draw:shadow-offset-x="0.199cm" draw:shadow-offset-y="0.199cm" draw:shadow-color="#808080" draw:shadow-opacity="50%"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949cm" fo:min-width="13.8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949cm" fo:min-width="9.299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11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53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09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975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62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26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6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5cm" fo:min-width="0.0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5cm" fo:min-width="0.7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0" style:family="graphic">
      <style:graphic-properties draw:stroke="solid" svg:stroke-width="0.101cm" svg:stroke-color="#00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1cm" fo:padding-top="0.125cm" fo:padding-bottom="0.125cm" fo:padding-left="0.25cm" fo:padding-right="0.25cm"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0.898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101cm" svg:stroke-color="#3333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5cm" fo:min-width="1.101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5cm" fo:min-width="0.69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25cm" fo:padding-top="0.125cm" fo:padding-bottom="0.125cm" fo:padding-left="0.25cm" fo:padding-right="0.25cm" draw:shadow="hidden" draw:shadow-offset-x="0.199cm" draw:shadow-offset-y="0.199cm" draw:shadow-color="#808080"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5cm" fo:padding-top="0.125cm" fo:padding-bottom="0.125cm" fo:padding-left="0.25cm" fo:padding-right="0.25cm"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0.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425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5cm" fo:min-width="0.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29cm" fo:padding-top="0.125cm" fo:padding-bottom="0.125cm" fo:padding-left="0.25cm" fo:padding-right="0.25cm"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min-height="0.148cm" fo:min-width="0.427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67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6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29cm" fo:padding-top="0.125cm" fo:padding-bottom="0.125cm" fo:padding-left="0.25cm" fo:padding-right="0.25cm" draw:shadow="hidden" draw:shadow-offset-x="0.199cm" draw:shadow-offset-y="0.199cm" draw:shadow-color="#808080" style:run-through="foreground"/>
      <style:paragraph-properties style:writing-mode="lr-tb"/>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55cm" fo:padding-top="0.125cm" fo:padding-bottom="0.125cm" fo:padding-left="0.25cm" fo:padding-right="0.25cm" draw:shadow="hidden" draw:shadow-offset-x="0.199cm" draw:shadow-offset-y="0.199cm" draw:shadow-color="#808080" style:run-through="foreground"/>
      <style:paragraph-properties style:writing-mode="lr-tb"/>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55cm" fo:padding-top="0.125cm" fo:padding-bottom="0.125cm" fo:padding-left="0.25cm" fo:padding-right="0.25cm"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6600" draw:marker-start="" draw:marker-start-width="0.199cm" draw:marker-start-center="false" draw:marker-end="" draw:marker-end-width="0.199cm" draw:marker-end-center="false" draw:fill="solid" draw:fill-color="#ff9900" draw:textarea-horizontal-align="justify" draw:textarea-vertical-align="middle" draw:auto-grow-height="false" fo:min-height="0.148cm" fo:min-width="0.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3cm" fo:padding-top="0.125cm" fo:padding-bottom="0.125cm" fo:padding-left="0.25cm" fo:padding-right="0.25cm" draw:shadow="hidden" draw:shadow-offset-x="0.199cm" draw:shadow-offset-y="0.199cm" draw:shadow-color="#808080" style:run-through="foreground"/>
      <style:paragraph-properties style:writing-mode="lr-tb"/>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53cm" fo:padding-top="0.125cm" fo:padding-bottom="0.125cm" fo:padding-left="0.25cm" fo:padding-right="0.25cm" draw:shadow="hidden" draw:shadow-offset-x="0.199cm" draw:shadow-offset-y="0.199cm" draw:shadow-color="#808080" style:run-through="foreground"/>
      <style:paragraph-properties style:writing-mode="lr-tb"/>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453cm" fo:padding-top="0.125cm" fo:padding-bottom="0.125cm" fo:padding-left="0.25cm" fo:padding-right="0.25cm" draw:shadow="hidden" draw:shadow-offset-x="0.199cm" draw:shadow-offset-y="0.199cm" draw:shadow-color="#808080" style:run-through="foreground"/>
      <style:paragraph-properties style:writing-mode="lr-tb"/>
    </style:style>
    <style:style style:name="gr73" style:family="graphic">
      <style:graphic-properties draw:stroke="solid" svg:stroke-width="0.049cm" svg:stroke-color="#ff8c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584cm" fo:padding-top="0.125cm" fo:padding-bottom="0.125cm" fo:padding-left="0.25cm" fo:padding-right="0.25cm"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ff8c00" draw:marker-start="" draw:marker-start-width="0.199cm" draw:marker-start-center="false" draw:marker-end="Extrémités_20_de_20_flèche_20_1"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dash" draw:stroke-dash="Dot" svg:stroke-width="0cm" svg:stroke-color="#ff8c00" draw:marker-start="" draw:marker-start-width="0.199cm" draw:marker-start-center="false" draw:marker-end="Extrémités_20_de_20_flèche_20_1"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cc0000" draw:marker-start="" draw:marker-start-width="0.199cm" draw:marker-start-center="false" draw:marker-end="" draw:marker-end-width="0.199cm" draw:marker-end-center="false" draw:fill="solid" draw:fill-color="#cc0000" draw:textarea-horizontal-align="justify" draw:textarea-vertical-align="middle" draw:auto-grow-height="false" fo:min-height="0.15cm" fo:min-width="1.09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57cm" fo:padding-top="0.125cm" fo:padding-bottom="0.125cm" fo:padding-left="0.25cm" fo:padding-right="0.25cm"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3333" draw:opacity="50%" draw:textarea-horizontal-align="justify" draw:textarea-vertical-align="middle" draw:auto-grow-height="false" fo:min-height="0.314cm" fo:min-width="0.739cm" fo:padding-top="0.125cm" fo:padding-bottom="0.125cm" fo:padding-left="0.25cm" fo:padding-right="0.25cm" draw:shadow="hidden" draw:shadow-offset-x="0.199cm" draw:shadow-offset-y="0.199cm" draw:shadow-color="#808080" draw:shadow-opacity="50%" style:run-through="foreground"/>
    </style:style>
    <style:style style:name="gr80"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0.314cm" fo:min-width="0.739cm" fo:padding-top="0.125cm" fo:padding-bottom="0.125cm" fo:padding-left="0.25cm" fo:padding-right="0.25cm" draw:shadow="hidden" draw:shadow-offset-x="0.199cm" draw:shadow-offset-y="0.199cm" draw:shadow-color="#808080" draw:shadow-opacity="50%" style:run-through="foreground"/>
    </style:style>
    <style:style style:name="gr81"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0.215cm" fo:min-width="0.64cm" fo:padding-top="0.175cm" fo:padding-bottom="0.175cm" fo:padding-left="0.3cm" fo:padding-right="0.3cm" draw:shadow="hidden" draw:shadow-offset-x="0.199cm" draw:shadow-offset-y="0.199cm" draw:shadow-color="#808080" style:run-through="foreground"/>
    </style:style>
    <style:style style:name="gr82"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0.051cm" fo:min-width="0.277cm" fo:padding-top="0.175cm" fo:padding-bottom="0.175cm" fo:padding-left="0.3cm" fo:padding-right="0.3cm" draw:shadow="hidden" draw:shadow-offset-x="0.199cm" draw:shadow-offset-y="0.199cm" draw:shadow-color="#808080" style:run-through="foreground"/>
    </style:style>
    <style:style style:name="gr83" style:family="graphic">
      <style:graphic-properties draw:stroke="solid" svg:stroke-width="0cm" svg:stroke-color="#ffffff"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819cm" fo:min-width="9.626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4" style:family="graphic">
      <style:graphic-properties draw:stroke="solid" svg:stroke-width="0cm" svg:stroke-color="#ffffff" draw:marker-start="" draw:marker-start-width="0.199cm" draw:marker-start-center="false" draw:marker-end="" draw:marker-end-width="0.199cm" draw:marker-end-center="false" draw:fill="solid" draw:fill-color="#ff3333" draw:opacity="50%" draw:textarea-horizontal-align="justify" draw:textarea-vertical-align="middle" draw:auto-grow-height="false" fo:min-height="1.819cm" fo:min-width="9.211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77cm" fo:padding-top="0.125cm" fo:padding-bottom="0.125cm" fo:padding-left="0.25cm" fo:padding-right="0.25cm" draw:shadow="hidden" draw:shadow-offset-x="0.199cm" draw:shadow-offset-y="0.199cm" draw:shadow-color="#808080" style:run-through="foreground"/>
      <style:paragraph-properties style:writing-mode="lr-tb"/>
    </style:style>
    <style:style style:name="gr86" style:family="graphic">
      <style:graphic-properties draw:stroke="none" svg:stroke-width="0cm" svg:stroke-color="#3465a4"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748cm" fo:min-width="6.807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7" style:family="graphic">
      <style:graphic-properties draw:stroke="none" svg:stroke-width="0cm" svg:stroke-color="#3465a4" draw:marker-start="" draw:marker-start-width="0.199cm" draw:marker-start-center="false" draw:marker-end="" draw:marker-end-width="0.199cm" draw:marker-end-center="false" draw:fill="solid" draw:fill-color="#3333ff" draw:opacity="50%" draw:textarea-horizontal-align="justify" draw:textarea-vertical-align="middle" draw:auto-grow-height="false" fo:min-height="1.748cm" fo:min-width="3.154cm" fo:padding-top="0.125cm" fo:padding-bottom="0.125cm" fo:padding-left="0.25cm" fo:padding-right="0.25cm" draw:shadow="hidden" draw:shadow-offset-x="0.199cm" draw:shadow-offset-y="0.199cm" draw:shadow-color="#808080" draw:shadow-opacity="50%" style:run-through="foreground"/>
      <style:paragraph-properties style:writing-mode="lr-tb"/>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676cm" fo:padding-top="0.125cm" fo:padding-bottom="0.125cm" fo:padding-left="0.25cm" fo:padding-right="0.25cm" draw:shadow="hidden" draw:shadow-offset-x="0.199cm" draw:shadow-offset-y="0.199cm" draw:shadow-color="#808080" style:run-through="foreground"/>
      <style:paragraph-properties style:writing-mode="lr-tb"/>
    </style:style>
    <style:style style:name="gr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3cm" fo:padding-top="0.125cm" fo:padding-bottom="0.125cm" fo:padding-left="0.25cm" fo:padding-right="0.25cm" draw:shadow="hidden" draw:shadow-offset-x="0.199cm" draw:shadow-offset-y="0.199cm" draw:shadow-color="#808080" style:run-through="foreground"/>
      <style:paragraph-properties style:writing-mode="lr-tb"/>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66cm" fo:padding-top="0.125cm" fo:padding-bottom="0.125cm" fo:padding-left="0.25cm" fo:padding-right="0.25cm" draw:shadow="hidden" draw:shadow-offset-x="0.199cm" draw:shadow-offset-y="0.199cm" draw:shadow-color="#808080" style:run-through="foreground"/>
      <style:paragraph-properties style:writing-mode="lr-tb"/>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326cm" fo:padding-top="0.125cm" fo:padding-bottom="0.125cm" fo:padding-left="0.25cm" fo:padding-right="0.25cm" draw:shadow="hidden" draw:shadow-offset-x="0.199cm" draw:shadow-offset-y="0.199cm" draw:shadow-color="#808080" style:run-through="foreground"/>
      <style:paragraph-properties style:writing-mode="lr-tb"/>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323cm" fo:padding-top="0.125cm" fo:padding-bottom="0.125cm" fo:padding-left="0.25cm" fo:padding-right="0.25cm" draw:shadow="hidden" draw:shadow-offset-x="0.199cm" draw:shadow-offset-y="0.199cm" draw:shadow-color="#808080" style:run-through="foreground"/>
      <style:paragraph-properties style:writing-mode="lr-tb"/>
    </style:style>
    <style:style style:name="gr93"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819cm" fo:min-width="9.005cm" fo:padding-top="0.125cm" fo:padding-bottom="0.125cm" fo:padding-left="0.25cm" fo:padding-right="0.25cm" draw:shadow="hidden" draw:shadow-offset-x="0.199cm" draw:shadow-offset-y="0.199cm" draw:shadow-color="#808080" style:run-through="foreground"/>
      <style:paragraph-properties style:writing-mode="lr-tb"/>
    </style:style>
    <style:style style:name="gr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27cm" fo:padding-top="0.125cm" fo:padding-bottom="0.125cm" fo:padding-left="0.25cm" fo:padding-right="0.25cm" draw:shadow="hidden" draw:shadow-offset-x="0.199cm" draw:shadow-offset-y="0.199cm" draw:shadow-color="#808080" style:run-through="foreground"/>
      <style:paragraph-properties style:writing-mode="lr-tb"/>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991cm" fo:padding-top="0.125cm" fo:padding-bottom="0.125cm" fo:padding-left="0.25cm" fo:padding-right="0.25cm" draw:shadow="hidden" draw:shadow-offset-x="0.199cm" draw:shadow-offset-y="0.199cm" draw:shadow-color="#808080" style:run-through="foreground"/>
      <style:paragraph-properties style:writing-mode="lr-tb"/>
    </style:style>
    <style:style style:name="gr96"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625cm" fo:padding-top="0.125cm" fo:padding-bottom="0.125cm" fo:padding-left="0.25cm" fo:padding-right="0.25cm" draw:shadow="hidden" draw:shadow-offset-x="0.199cm" draw:shadow-offset-y="0.199cm" draw:shadow-color="#808080" style:run-through="foreground"/>
      <style:paragraph-properties style:writing-mode="lr-tb"/>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138cm" fo:min-width="26.984cm" fo:padding-top="0.125cm" fo:padding-bottom="0.125cm" fo:padding-left="0.25cm" fo:padding-right="0.25cm" draw:shadow="hidden" draw:shadow-offset-x="0.199cm" draw:shadow-offset-y="0.199cm" draw:shadow-color="#808080" style:run-through="foreground"/>
      <style:paragraph-properties style:writing-mode="lr-tb"/>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325cm" fo:padding-top="0.125cm" fo:padding-bottom="0.125cm" fo:padding-left="0.25cm" fo:padding-right="0.25cm"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383cm" fo:min-width="4.253cm" fo:padding-top="0.125cm" fo:padding-bottom="0.125cm" fo:padding-left="0.25cm" fo:padding-right="0.25cm" draw:shadow="hidden" draw:shadow-offset-x="0.199cm" draw:shadow-offset-y="0.199cm" draw:shadow-color="#808080" style:run-through="foreground"/>
      <style:paragraph-properties style:writing-mode="lr-tb"/>
    </style:style>
    <style:style style:name="gr102"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4.546cm" fo:min-width="12.007cm" fo:padding-top="0.175cm" fo:padding-bottom="0.175cm" fo:padding-left="0.3cm" fo:padding-right="0.3cm" draw:shadow="hidden" draw:shadow-offset-x="0.199cm" draw:shadow-offset-y="0.199cm" draw:shadow-color="#808080" style:run-through="foreground"/>
    </style:style>
    <style:style style:name="gr1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893cm" fo:padding-top="0.125cm" fo:padding-bottom="0.125cm" fo:padding-left="0.25cm" fo:padding-right="0.25cm" draw:shadow="hidden" draw:shadow-offset-x="0.199cm" draw:shadow-offset-y="0.199cm" draw:shadow-color="#808080" style:run-through="foreground"/>
      <style:paragraph-properties style:writing-mode="lr-tb"/>
    </style:style>
    <style:style style:name="gr104"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draw:stroke="solid"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6" style:family="graphic">
      <style:graphic-properties draw:stroke="dash" draw:stroke-dash="Dashed_20__28_var_29__20_707"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7"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9" style:family="graphic">
      <style:graphic-properties draw:stroke="dash" draw:stroke-dash="Dashed_20__28_var_29__20_708"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0" style:family="graphic">
      <style:graphic-properties draw:stroke="solid" svg:stroke-width="0cm" svg:stroke-color="#3333ff" draw:marker-start="" draw:marker-start-width="0.199cm" draw:marker-start-center="false" draw:marker-end="" draw:marker-end-width="0.199cm" draw:marker-end-center="false" draw:fill="solid" draw:fill-color="#3333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2" style:family="graphic">
      <style:graphic-properties draw:stroke="dash" draw:stroke-dash="Dashed_20__28_var_29__20_709"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dash" draw:stroke-dash="Dashed_20__28_var_29__20_710"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5" style:family="graphic">
      <style:graphic-properties draw:stroke="dash" draw:stroke-dash="Dashed_20__28_var_29__20_711"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6" style:family="graphic">
      <style:graphic-properties draw:stroke="dash" draw:stroke-dash="Dashed_20__28_var_29__20_712"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7" style:family="graphic">
      <style:graphic-properties draw:stroke="dash" draw:stroke-dash="Dashed_20__28_var_29__20_713"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8"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dash" draw:stroke-dash="Dashed_20__28_var_29__20_714" svg:stroke-width="0.101cm" svg:stroke-color="#3333ff" draw:marker-start="" draw:marker-start-width="0.499cm" draw:marker-start-center="false" draw:marker-end="" draw:marker-end-width="0.499cm" draw:marker-end-center="false" draw:fill="solid" draw:fill-color="#3333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0" style:family="graphic">
      <style:graphic-properties draw:stroke="dash" draw:stroke-dash="Dashed_20__28_var_29__20_715" svg:stroke-width="0.101cm" svg:stroke-color="#000000" draw:marker-start="" draw:marker-start-width="0.499cm" draw:marker-start-center="false" draw:marker-end="" draw:marker-end-width="0.499cm" draw:marker-end-center="false" draw:fill="solid"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1"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4.583cm" fo:min-width="0cm" fo:padding-top="0.175cm" fo:padding-bottom="0.175cm" fo:padding-left="0.3cm" fo:padding-right="0.3cm" draw:shadow="hidden" draw:shadow-offset-x="0.199cm" draw:shadow-offset-y="0.199cm" draw:shadow-color="#808080" style:run-through="foreground"/>
    </style:style>
    <style:style style:name="gr1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4cm" fo:padding-top="0.125cm" fo:padding-bottom="0.125cm" fo:padding-left="0.25cm" fo:padding-right="0.25cm" draw:shadow="hidden" draw:shadow-offset-x="0.199cm" draw:shadow-offset-y="0.199cm" draw:shadow-color="#808080" style:run-through="foreground"/>
      <style:paragraph-properties style:writing-mode="lr-tb"/>
    </style:style>
    <style:style style:name="gr123" style:family="graphic">
      <style:graphic-properties draw:stroke="solid" svg:stroke-width="0cm" svg:stroke-color="#ff6600" draw:marker-start="" draw:marker-start-width="0.199cm" draw:marker-start-center="false" draw:marker-end="" draw:marker-end-width="0.199cm" draw:marker-end-center="false" draw:fill="solid" draw:fill-color="#ff6600" draw:textarea-horizontal-align="justify" draw:textarea-vertical-align="middle" draw:auto-grow-height="false" fo:min-height="0.072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Line_20_Style_20_9" svg:stroke-width="0.049cm" svg:stroke-color="#00cc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5" style:family="graphic">
      <style:graphic-properties draw:stroke="dash" draw:stroke-dash="Line_20_Style_20_9" svg:stroke-width="0.049cm" svg:stroke-color="#ff66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6" style:family="graphic">
      <style:graphic-properties draw:stroke="solid" svg:stroke-width="0cm" svg:stroke-color="#ff6600" draw:marker-start="" draw:marker-start-width="0.199cm" draw:marker-start-center="false" draw:marker-end="" draw:marker-end-width="0.199cm" draw:marker-end-center="false" draw:fill="solid" draw:fill-color="#cc0000" draw:textarea-horizontal-align="justify" draw:textarea-vertical-align="middle" draw:auto-grow-height="false" fo:min-height="0.074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dash" draw:stroke-dash="Line_20_Style_20_9" svg:stroke-width="0.049cm" svg:stroke-color="#cc0000" draw:marker-start="" draw:marker-start-width="0.355cm" draw:marker-start-center="false" draw:marker-end="Arrow" draw:marker-end-width="0.45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8" style:family="graphic">
      <style:graphic-properties draw:stroke="dash" draw:stroke-dash="Dashed_20__28_var_29__20_716" svg:stroke-width="0.101cm" svg:stroke-color="#ff3333" draw:marker-start="" draw:marker-start-width="0.499cm" draw:marker-start-center="false" draw:marker-end="" draw:marker-end-width="0.499cm" draw:marker-end-center="false" draw:fill="solid" draw:fill-color="#ff3333"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5cm" fo:padding-top="0.125cm" fo:padding-bottom="0.125cm" fo:padding-left="0.25cm" fo:padding-right="0.25cm" draw:shadow="hidden" draw:shadow-offset-x="0.199cm" draw:shadow-offset-y="0.199cm" draw:shadow-color="#808080" style:run-through="foreground"/>
      <style:paragraph-properties style:writing-mode="lr-tb"/>
    </style:style>
    <style:style style:name="gr130" style:family="graphic">
      <style:graphic-properties draw:stroke="solid" svg:stroke-width="0cm" svg:stroke-color="#ff6600" draw:marker-start="" draw:marker-start-width="0.199cm" draw:marker-start-center="false" draw:marker-end="" draw:marker-end-width="0.199cm" draw:marker-end-center="false" draw:fill="solid" draw:fill-color="#ff6600" draw:textarea-horizontal-align="justify" draw:textarea-vertical-align="middle" draw:auto-grow-height="false" fo:min-height="0.074cm" fo:min-width="0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67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5cm" fo:min-width="5.389cm" fo:padding-top="0.125cm" fo:padding-bottom="0.125cm" fo:padding-left="0.25cm" fo:padding-right="0.25cm" draw:shadow="hidden" draw:shadow-offset-x="0.199cm" draw:shadow-offset-y="0.199cm" draw:shadow-color="#808080" style:run-through="foreground"/>
      <style:paragraph-properties style:writing-mode="lr-tb"/>
    </style:style>
    <style:style style:name="gr132" style:family="graphic">
      <style:graphic-properties draw:stroke="solid" draw:stroke-dash="Dashed_20__28_var_29__20_673"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81cm" fo:min-width="3.732cm" fo:padding-top="0.125cm" fo:padding-bottom="0.125cm" fo:padding-left="0.25cm" fo:padding-right="0.25cm" draw:shadow="hidden" draw:shadow-offset-x="0.199cm" draw:shadow-offset-y="0.199cm" draw:shadow-color="#808080" style:run-through="foreground"/>
      <style:paragraph-properties style:writing-mode="lr-tb"/>
    </style:style>
    <style:style style:name="gr133" style:family="graphic">
      <style:graphic-properties draw:stroke="solid" draw:stroke-dash="Dashed_20__28_var_29__20_67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67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02cm" fo:min-width="4.847cm" fo:padding-top="0.125cm" fo:padding-bottom="0.125cm" fo:padding-left="0.25cm" fo:padding-right="0.25cm" draw:shadow="hidden" draw:shadow-offset-x="0.199cm" draw:shadow-offset-y="0.199cm" draw:shadow-color="#808080" style:run-through="foreground"/>
      <style:paragraph-properties style:writing-mode="lr-tb"/>
    </style:style>
    <style:style style:name="gr135" style:family="graphic">
      <style:graphic-properties draw:stroke="solid" draw:stroke-dash="Dashed_20__28_var_29__20_67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67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5cm" fo:min-width="3.918cm" fo:padding-top="0.125cm" fo:padding-bottom="0.125cm" fo:padding-left="0.25cm" fo:padding-right="0.25cm" draw:shadow="hidden" draw:shadow-offset-x="0.199cm" draw:shadow-offset-y="0.199cm" draw:shadow-color="#808080" style:run-through="foreground"/>
      <style:paragraph-properties style:writing-mode="lr-tb"/>
    </style:style>
    <style:style style:name="gr137" style:family="graphic">
      <style:graphic-properties draw:stroke="solid" draw:stroke-dash="Dashed_20__28_var_29__20_67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67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68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06cm" fo:min-width="6.371cm" fo:padding-top="0.125cm" fo:padding-bottom="0.125cm" fo:padding-left="0.25cm" fo:padding-right="0.25cm" draw:shadow="hidden" draw:shadow-offset-x="0.199cm" draw:shadow-offset-y="0.199cm" draw:shadow-color="#808080" style:run-through="foreground"/>
      <style:paragraph-properties style:writing-mode="lr-tb"/>
    </style:style>
    <style:style style:name="gr140" style:family="graphic">
      <style:graphic-properties draw:stroke="solid" draw:stroke-dash="Dashed_20__28_var_29__20_68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83cm" fo:min-width="3.041cm" fo:padding-top="0.125cm" fo:padding-bottom="0.125cm" fo:padding-left="0.25cm" fo:padding-right="0.25cm" draw:shadow="hidden" draw:shadow-offset-x="0.199cm" draw:shadow-offset-y="0.199cm" draw:shadow-color="#808080" style:run-through="foreground"/>
      <style:paragraph-properties style:writing-mode="lr-tb"/>
    </style:style>
    <style:style style:name="gr141" style:family="graphic">
      <style:graphic-properties draw:stroke="solid" draw:stroke-dash="Dashed_20__28_var_29__20_68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2.251cm" fo:padding-top="0.125cm" fo:padding-bottom="0.125cm" fo:padding-left="0.25cm" fo:padding-right="0.25cm" draw:shadow="hidden" draw:shadow-offset-x="0.199cm" draw:shadow-offset-y="0.199cm" draw:shadow-color="#808080" style:run-through="foreground"/>
      <style:paragraph-properties style:writing-mode="lr-tb"/>
    </style:style>
    <style:style style:name="gr142" style:family="graphic">
      <style:graphic-properties draw:stroke="solid" draw:stroke-dash="Dashed_20__28_var_29__20_68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draw:stroke-dash="Dashed_20__28_var_29__20_68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685"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draw:shadow="hidden" draw:shadow-offset-x="0.199cm" draw:shadow-offset-y="0.199cm" draw:shadow-color="#808080" style:run-through="foreground"/>
      <style:paragraph-properties style:writing-mode="lr-tb"/>
    </style:style>
    <style:style style:name="gr145" style:family="graphic">
      <style:graphic-properties draw:stroke="none" draw:stroke-dash="Dashed_20__28_var_29__20_686" svg:stroke-width="0cm" svg:stroke-color="#000000" draw:marker-start="" draw:marker-start-width="0.199cm" draw:marker-start-center="false" draw:marker-end="" draw:marker-end-width="0.199cm" draw:marker-end-center="false" draw:fill="none" draw:fill-color="#ffffff" draw:textarea-horizontal-align="justify" fo:min-height="1.057cm" fo:padding-top="0.125cm" fo:padding-bottom="0.125cm" fo:padding-left="0.25cm" fo:padding-right="0.25cm" draw:shadow="hidden" draw:shadow-offset-x="0.199cm" draw:shadow-offset-y="0.199cm" draw:shadow-color="#808080" style:run-through="foreground"/>
      <style:paragraph-properties style:writing-mode="lr-tb"/>
    </style:style>
    <style:style style:name="gr146" style:family="graphic">
      <style:graphic-properties draw:stroke="solid" draw:stroke-dash="Dashed_20__28_var_29__20_687"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866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688" svg:stroke-width="0cm" svg:stroke-color="#000000" draw:marker-start="" draw:marker-start-width="0.199cm" draw:marker-start-center="false" draw:marker-end="" draw:marker-end-width="0.199cm" draw:marker-end-center="false" draw:fill="none" draw:fill-color="#ffffff" draw:textarea-horizontal-align="justify" fo:min-height="0.653cm" fo:padding-top="0.125cm" fo:padding-bottom="0.125cm" fo:padding-left="0.25cm" fo:padding-right="0.25cm" draw:shadow="hidden" draw:shadow-offset-x="0.199cm" draw:shadow-offset-y="0.199cm" draw:shadow-color="#808080" style:run-through="foreground"/>
      <style:paragraph-properties style:writing-mode="lr-tb"/>
    </style:style>
    <style:style style:name="gr148" style:family="graphic">
      <style:graphic-properties draw:stroke="solid" draw:stroke-dash="Dashed_20__28_var_29__20_68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985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ed_20__28_var_29__20_69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draw:stroke-dash="Dashed_20__28_var_29__20_69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189cm" fo:min-width="3.918cm" fo:padding-top="0.125cm" fo:padding-bottom="0.125cm" fo:padding-left="0.25cm" fo:padding-right="0.25cm" draw:shadow="hidden" draw:shadow-offset-x="0.199cm" draw:shadow-offset-y="0.199cm" draw:shadow-color="#808080" style:run-through="foreground"/>
      <style:paragraph-properties style:writing-mode="lr-tb"/>
    </style:style>
    <style:style style:name="gr151" style:family="graphic">
      <style:graphic-properties draw:stroke="solid" draw:stroke-dash="Dashed_20__28_var_29__20_69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153" style:family="graphic">
      <style:graphic-properties draw:stroke="solid" draw:stroke-dash="Dashed_20__28_var_29__20_69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082cm" fo:min-width="0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ed_20__28_var_29__20_69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97cm" fo:min-width="0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textarea-horizontal-align="justify" fo:min-height="1.242cm" fo:padding-top="0.125cm" fo:padding-bottom="0.125cm" fo:padding-left="0.25cm" fo:padding-right="0.25cm" draw:shadow="hidden" draw:shadow-offset-x="0.199cm" draw:shadow-offset-y="0.199cm" draw:shadow-color="#808080" style:run-through="foreground"/>
      <style:paragraph-properties style:writing-mode="lr-tb"/>
    </style:style>
    <style:style style:name="gr156" style:family="graphic">
      <style:graphic-properties draw:stroke="solid" draw:stroke-dash="Dashed_20__28_var_29__20_69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ed_20__28_var_29__20_69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ed_20__28_var_29__20_69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solid" draw:stroke-dash="Dashed_20__28_var_29__20_70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2.251cm" fo:padding-top="0.125cm" fo:padding-bottom="0.125cm" fo:padding-left="0.25cm" fo:padding-right="0.25cm" draw:shadow="hidden" draw:shadow-offset-x="0.199cm" draw:shadow-offset-y="0.199cm" draw:shadow-color="#808080" style:run-through="foreground"/>
      <style:paragraph-properties style:writing-mode="lr-tb"/>
    </style:style>
    <style:style style:name="gr160" style:family="graphic">
      <style:graphic-properties draw:stroke="solid" draw:stroke-dash="Dashed_20__28_var_29__20_70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2cm" fo:min-width="3.918cm" fo:padding-top="0.125cm" fo:padding-bottom="0.125cm" fo:padding-left="0.25cm" fo:padding-right="0.25cm" draw:shadow="hidden" draw:shadow-offset-x="0.199cm" draw:shadow-offset-y="0.199cm" draw:shadow-color="#808080" style:run-through="foreground"/>
      <style:paragraph-properties style:writing-mode="lr-tb"/>
    </style:style>
    <style:style style:name="gr161" style:family="graphic">
      <style:graphic-properties draw:stroke="solid" draw:stroke-dash="Dashed_20__28_var_29__20_70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70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704"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164" style:family="graphic">
      <style:graphic-properties draw:stroke="solid" draw:stroke-dash="Dashed_20__28_var_29__20_70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01cm" fo:min-width="0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ed_20__28_var_29__20_706"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11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62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4.646cm" fo:padding-top="0.125cm" fo:padding-bottom="0.125cm" fo:padding-left="0.25cm" fo:padding-right="0.25cm" draw:shadow="hidden" draw:shadow-offset-x="0.199cm" draw:shadow-offset-y="0.199cm" draw:shadow-color="#808080" style:run-through="foreground"/>
      <style:paragraph-properties style:writing-mode="lr-tb"/>
    </style:style>
    <style:style style:name="gr167" style:family="graphic">
      <style:graphic-properties draw:stroke="solid" draw:stroke-dash="Dashed_20__28_var_29__20_62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10.104cm" fo:padding-top="0.125cm" fo:padding-bottom="0.125cm" fo:padding-left="0.25cm" fo:padding-right="0.25cm" draw:shadow="hidden" draw:shadow-offset-x="0.199cm" draw:shadow-offset-y="0.199cm" draw:shadow-color="#808080" style:run-through="foreground"/>
      <style:paragraph-properties style:writing-mode="lr-tb"/>
    </style:style>
    <style:style style:name="gr168" style:family="graphic">
      <style:graphic-properties draw:stroke="solid" draw:stroke-dash="Dashed_20__28_var_29__20_624"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9cm" fo:min-width="3.942cm" fo:padding-top="0.125cm" fo:padding-bottom="0.125cm" fo:padding-left="0.25cm" fo:padding-right="0.25cm" draw:shadow="hidden" draw:shadow-offset-x="0.199cm" draw:shadow-offset-y="0.199cm" draw:shadow-color="#808080" style:run-through="foreground"/>
      <style:paragraph-properties style:writing-mode="lr-tb"/>
    </style:style>
    <style:style style:name="gr169" style:family="graphic">
      <style:graphic-properties draw:stroke="solid" draw:stroke-dash="Dashed_20__28_var_29__20_62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ed_20__28_var_29__20_62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627"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43cm" fo:min-width="3.724cm" fo:padding-top="0.125cm" fo:padding-bottom="0.125cm" fo:padding-left="0.25cm" fo:padding-right="0.25cm" draw:shadow="hidden" draw:shadow-offset-x="0.199cm" draw:shadow-offset-y="0.199cm" draw:shadow-color="#808080" style:run-through="foreground"/>
      <style:paragraph-properties style:writing-mode="lr-tb"/>
    </style:style>
    <style:style style:name="gr172" style:family="graphic">
      <style:graphic-properties draw:stroke="solid" draw:stroke-dash="Dashed_20__28_var_29__20_62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62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4.131cm" fo:padding-top="0.125cm" fo:padding-bottom="0.125cm" fo:padding-left="0.25cm" fo:padding-right="0.25cm" draw:shadow="hidden" draw:shadow-offset-x="0.199cm" draw:shadow-offset-y="0.199cm" draw:shadow-color="#808080" style:run-through="foreground"/>
      <style:paragraph-properties style:writing-mode="lr-tb"/>
    </style:style>
    <style:style style:name="gr174" style:family="graphic">
      <style:graphic-properties draw:stroke="none" draw:stroke-dash="Dashed_20__28_var_29__20_630" svg:stroke-width="0cm" svg:stroke-color="#000000" draw:marker-start="" draw:marker-start-width="0.199cm" draw:marker-start-center="false" draw:marker-end="" draw:marker-end-width="0.199cm" draw:marker-end-center="false" draw:fill="none" draw:fill-color="#ffffff" draw:textarea-horizontal-align="justify" fo:min-height="1.849cm" fo:padding-top="0.125cm" fo:padding-bottom="0.125cm" fo:padding-left="0.25cm" fo:padding-right="0.25cm" draw:shadow="hidden" draw:shadow-offset-x="0.199cm" draw:shadow-offset-y="0.199cm" draw:shadow-color="#808080" style:run-through="foreground"/>
      <style:paragraph-properties style:writing-mode="lr-tb"/>
    </style:style>
    <style:style style:name="gr175" style:family="graphic">
      <style:graphic-properties draw:stroke="none" draw:stroke-dash="Dashed_20__28_var_29__20_631"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paragraph-properties style:writing-mode="lr-tb"/>
    </style:style>
    <style:style style:name="gr176" style:family="graphic">
      <style:graphic-properties draw:stroke="none" draw:stroke-dash="Dashed_20__28_var_29__20_632"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paragraph-properties style:writing-mode="lr-tb"/>
    </style:style>
    <style:style style:name="gr177" style:family="graphic">
      <style:graphic-properties draw:stroke="none" draw:stroke-dash="Dashed_20__28_var_29__20_633"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paragraph-properties style:writing-mode="lr-tb"/>
    </style:style>
    <style:style style:name="gr178" style:family="graphic">
      <style:graphic-properties draw:stroke="solid" draw:stroke-dash="Dashed_20__28_var_29__20_63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63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ed_20__28_var_29__20_63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63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ed_20__28_var_29__20_63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63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64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501cm" fo:min-width="6.708cm" fo:padding-top="0.125cm" fo:padding-bottom="0.125cm" fo:padding-left="0.25cm" fo:padding-right="0.25cm" draw:shadow="hidden" draw:shadow-offset-x="0.199cm" draw:shadow-offset-y="0.199cm" draw:shadow-color="#808080" style:run-through="foreground"/>
      <style:paragraph-properties style:writing-mode="lr-tb"/>
    </style:style>
    <style:style style:name="gr185" style:family="graphic">
      <style:graphic-properties draw:stroke="solid" draw:stroke-dash="Dashed_20__28_var_29__20_64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9cm" fo:min-width="3.212cm" fo:padding-top="0.125cm" fo:padding-bottom="0.125cm" fo:padding-left="0.25cm" fo:padding-right="0.25cm" draw:shadow="hidden" draw:shadow-offset-x="0.199cm" draw:shadow-offset-y="0.199cm" draw:shadow-color="#808080" style:run-through="foreground"/>
      <style:paragraph-properties style:writing-mode="lr-tb"/>
    </style:style>
    <style:style style:name="gr186" style:family="graphic">
      <style:graphic-properties draw:stroke="solid" draw:stroke-dash="Dashed_20__28_var_29__20_64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3cm" fo:min-width="2.69cm" fo:padding-top="0.125cm" fo:padding-bottom="0.125cm" fo:padding-left="0.25cm" fo:padding-right="0.25cm" draw:shadow="hidden" draw:shadow-offset-x="0.199cm" draw:shadow-offset-y="0.199cm" draw:shadow-color="#808080" style:run-through="foreground"/>
      <style:paragraph-properties style:writing-mode="lr-tb"/>
    </style:style>
    <style:style style:name="gr187" style:family="graphic">
      <style:graphic-properties draw:stroke="solid" draw:stroke-dash="Dashed_20__28_var_29__20_64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64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645" svg:stroke-width="0cm" svg:stroke-color="#000000" draw:marker-start="" draw:marker-start-width="0.199cm" draw:marker-start-center="false" draw:marker-end="" draw:marker-end-width="0.199cm" draw:marker-end-center="false" draw:fill="none" draw:fill-color="#ffffff" draw:textarea-horizontal-align="justify" fo:min-height="2.528cm" fo:padding-top="0.125cm" fo:padding-bottom="0.125cm" fo:padding-left="0.25cm" fo:padding-right="0.25cm" draw:shadow="hidden" draw:shadow-offset-x="0.199cm" draw:shadow-offset-y="0.199cm" draw:shadow-color="#808080" style:run-through="foreground"/>
      <style:paragraph-properties style:writing-mode="lr-tb"/>
    </style:style>
    <style:style style:name="gr190" style:family="graphic">
      <style:graphic-properties draw:stroke="none" draw:stroke-dash="Dashed_20__28_var_29__20_646" svg:stroke-width="0cm" svg:stroke-color="#000000" draw:marker-start="" draw:marker-start-width="0.199cm" draw:marker-start-center="false" draw:marker-end="" draw:marker-end-width="0.199cm" draw:marker-end-center="false" draw:fill="none" draw:fill-color="#ffffff" draw:textarea-horizontal-align="justify" fo:min-height="4.641cm" fo:padding-top="0.125cm" fo:padding-bottom="0.125cm" fo:padding-left="0.25cm" fo:padding-right="0.25cm" draw:shadow="hidden" draw:shadow-offset-x="0.199cm" draw:shadow-offset-y="0.199cm" draw:shadow-color="#808080" style:run-through="foreground"/>
      <style:paragraph-properties style:writing-mode="lr-tb"/>
    </style:style>
    <style:style style:name="gr191" style:family="graphic">
      <style:graphic-properties draw:stroke="none" draw:stroke-dash="Dashed_20__28_var_29__20_647" svg:stroke-width="0cm" svg:stroke-color="#000000" draw:marker-start="" draw:marker-start-width="0.199cm" draw:marker-start-center="false" draw:marker-end="" draw:marker-end-width="0.199cm" draw:marker-end-center="false" draw:fill="none" draw:fill-color="#ffffff" draw:textarea-horizontal-align="justify" fo:min-height="1.242cm" fo:padding-top="0.125cm" fo:padding-bottom="0.125cm" fo:padding-left="0.25cm" fo:padding-right="0.25cm" draw:shadow="hidden" draw:shadow-offset-x="0.199cm" draw:shadow-offset-y="0.199cm" draw:shadow-color="#808080" style:run-through="foreground"/>
      <style:paragraph-properties style:writing-mode="lr-tb"/>
    </style:style>
    <style:style style:name="gr192" style:family="graphic">
      <style:graphic-properties draw:stroke="solid" draw:stroke-dash="Dashed_20__28_var_29__20_64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649"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727cm" fo:min-width="0cm"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650" svg:stroke-width="0cm" svg:stroke-color="#000000" draw:marker-start="" draw:marker-start-width="0.199cm" draw:marker-start-center="false" draw:marker-end="" draw:marker-end-width="0.199cm" draw:marker-end-center="false" draw:fill="none" draw:fill-color="#ffffff" draw:textarea-horizontal-align="justify" fo:min-height="0.679cm" fo:padding-top="0.125cm" fo:padding-bottom="0.125cm" fo:padding-left="0.25cm" fo:padding-right="0.25cm" draw:shadow="hidden" draw:shadow-offset-x="0.199cm" draw:shadow-offset-y="0.199cm" draw:shadow-color="#808080" style:run-through="foreground"/>
      <style:paragraph-properties style:writing-mode="lr-tb"/>
    </style:style>
    <style:style style:name="gr195" style:family="graphic">
      <style:graphic-properties draw:stroke="solid" draw:stroke-dash="Dashed_20__28_var_29__20_65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852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65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3cm" fo:min-width="3.41cm" fo:padding-top="0.125cm" fo:padding-bottom="0.125cm" fo:padding-left="0.25cm" fo:padding-right="0.25cm" draw:shadow="hidden" draw:shadow-offset-x="0.199cm" draw:shadow-offset-y="0.199cm" draw:shadow-color="#808080" style:run-through="foreground"/>
      <style:paragraph-properties style:writing-mode="lr-tb"/>
    </style:style>
    <style:style style:name="gr197" style:family="graphic">
      <style:graphic-properties draw:stroke="solid" draw:stroke-dash="Dashed_20__28_var_29__20_653"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81cm" fo:min-width="4.304cm" fo:padding-top="0.125cm" fo:padding-bottom="0.125cm" fo:padding-left="0.25cm" fo:padding-right="0.25cm" draw:shadow="hidden" draw:shadow-offset-x="0.199cm" draw:shadow-offset-y="0.199cm" draw:shadow-color="#808080" style:run-through="foreground"/>
      <style:paragraph-properties style:writing-mode="lr-tb"/>
    </style:style>
    <style:style style:name="gr198" style:family="graphic">
      <style:graphic-properties draw:stroke="solid" draw:stroke-dash="Dashed_20__28_var_29__20_65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65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656"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657" svg:stroke-width="0cm" svg:stroke-color="#000000" draw:marker-start="" draw:marker-start-width="0.199cm" draw:marker-start-center="false" draw:marker-end="" draw:marker-end-width="0.199cm" draw:marker-end-center="false" draw:fill="none" draw:fill-color="#ffffff" draw:textarea-horizontal-align="justify" fo:min-height="2.323cm" fo:padding-top="0.125cm" fo:padding-bottom="0.125cm" fo:padding-left="0.25cm" fo:padding-right="0.25cm" draw:shadow="hidden" draw:shadow-offset-x="0.199cm" draw:shadow-offset-y="0.199cm" draw:shadow-color="#808080" style:run-through="foreground"/>
      <style:paragraph-properties style:writing-mode="lr-tb"/>
    </style:style>
    <style:style style:name="gr202" style:family="graphic">
      <style:graphic-properties draw:stroke="solid" draw:stroke-dash="Dashed_20__28_var_29__20_658"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013cm" fo:min-width="0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65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325cm" fo:min-width="4.135cm" fo:padding-top="0.125cm" fo:padding-bottom="0.125cm" fo:padding-left="0.25cm" fo:padding-right="0.25cm" draw:shadow="hidden" draw:shadow-offset-x="0.199cm" draw:shadow-offset-y="0.199cm" draw:shadow-color="#808080" style:run-through="foreground"/>
      <style:paragraph-properties style:writing-mode="lr-tb"/>
    </style:style>
    <style:style style:name="gr204" style:family="graphic">
      <style:graphic-properties draw:stroke="solid" draw:stroke-dash="Dashed_20__28_var_29__20_66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66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5cm" fo:min-width="2.69cm" fo:padding-top="0.125cm" fo:padding-bottom="0.125cm" fo:padding-left="0.25cm" fo:padding-right="0.25cm" draw:shadow="hidden" draw:shadow-offset-x="0.199cm" draw:shadow-offset-y="0.199cm" draw:shadow-color="#808080" style:run-through="foreground"/>
      <style:paragraph-properties style:writing-mode="lr-tb"/>
    </style:style>
    <style:style style:name="gr206" style:family="graphic">
      <style:graphic-properties draw:stroke="solid" draw:stroke-dash="Dashed_20__28_var_29__20_66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66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03cm" fo:min-width="4.958cm" fo:padding-top="0.125cm" fo:padding-bottom="0.125cm" fo:padding-left="0.25cm" fo:padding-right="0.25cm" draw:shadow="hidden" draw:shadow-offset-x="0.199cm" draw:shadow-offset-y="0.199cm" draw:shadow-color="#808080" style:run-through="foreground"/>
      <style:paragraph-properties style:writing-mode="lr-tb"/>
    </style:style>
    <style:style style:name="gr208" style:family="graphic">
      <style:graphic-properties draw:stroke="solid" draw:stroke-dash="Dashed_20__28_var_29__20_66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665"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9cm" fo:min-width="3.214cm" fo:padding-top="0.125cm" fo:padding-bottom="0.125cm" fo:padding-left="0.25cm" fo:padding-right="0.25cm" draw:shadow="hidden" draw:shadow-offset-x="0.199cm" draw:shadow-offset-y="0.199cm" draw:shadow-color="#808080" style:run-through="foreground"/>
      <style:paragraph-properties style:writing-mode="lr-tb"/>
    </style:style>
    <style:style style:name="gr210" style:family="graphic">
      <style:graphic-properties draw:stroke="solid" draw:stroke-dash="Dashed_20__28_var_29__20_666"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66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66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ed_20__28_var_29__20_669" svg:stroke-width="0cm" svg:stroke-color="#000000" draw:marker-start="" draw:marker-start-width="0.199cm" draw:marker-start-center="false" draw:marker-end="" draw:marker-end-width="0.199cm" draw:marker-end-center="false" draw:fill="none" draw:fill-color="#ffffff" draw:textarea-horizontal-align="justify" fo:min-height="0.882cm" fo:padding-top="0.125cm" fo:padding-bottom="0.125cm" fo:padding-left="0.25cm" fo:padding-right="0.25cm" draw:shadow="hidden" draw:shadow-offset-x="0.199cm" draw:shadow-offset-y="0.199cm" draw:shadow-color="#808080" style:run-through="foreground"/>
      <style:paragraph-properties style:writing-mode="lr-tb"/>
    </style:style>
    <style:style style:name="gr214" style:family="graphic">
      <style:graphic-properties draw:stroke="solid" draw:stroke-dash="Dashed_20__28_var_29__20_670"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6cm" fo:min-width="1.422cm"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671"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71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color="#000000" draw:fill="none" draw:fill-color="#ffffff" fo:min-height="0.9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7"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8" style:family="graphic">
      <style:graphic-properties draw:stroke="none" draw:stroke-dash="Dashed_20__28_var_29__20_458"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219" style:family="graphic">
      <style:graphic-properties draw:stroke="none" draw:stroke-dash="Dashed_20__28_var_29__20_459" svg:stroke-width="0cm" svg:stroke-color="#3465a4" draw:marker-start-width="0.199cm" draw:marker-start-center="false" draw:marker-end-width="0.199cm" draw:marker-end-center="false" draw:fill="none" draw:fill-color="#ffffff" draw:fill-image-width="0cm" draw:fill-image-height="0cm" draw:textarea-horizontal-align="justify" draw:textarea-vertical-align="top" draw:auto-grow-height="false" fo:min-height="0.462cm" fo:min-width="1.148cm" fo:padding-top="0.131cm" fo:padding-bottom="0.131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ed_20__28_var_29__20_46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21" style:family="graphic">
      <style:graphic-properties draw:stroke="none" draw:stroke-dash="Dashed_20__28_var_29__20_46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22" style:family="graphic">
      <style:graphic-properties draw:stroke="solid" draw:stroke-dash="Dashed_20__28_var_29__20_46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223" style:family="graphic">
      <style:graphic-properties draw:stroke="none" draw:stroke-dash="Dashed_20__28_var_29__20_4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4" style:family="graphic">
      <style:graphic-properties draw:stroke="none" draw:stroke-dash="Dashed_20__28_var_29__20_4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5" style:family="graphic">
      <style:graphic-properties draw:stroke="none" draw:stroke-dash="Dashed_20__28_var_29__20_4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6" style:family="graphic">
      <style:graphic-properties draw:stroke="none" draw:stroke-dash="Dashed_20__28_var_29__20_4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7" style:family="graphic">
      <style:graphic-properties draw:stroke="none" draw:stroke-dash="Dashed_20__28_var_29__20_4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8" style:family="graphic">
      <style:graphic-properties draw:stroke="none" draw:stroke-dash="Dashed_20__28_var_29__20_4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29" style:family="graphic">
      <style:graphic-properties draw:stroke="none" draw:stroke-dash="Dashed_20__28_var_29__20_4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0" style:family="graphic">
      <style:graphic-properties draw:stroke="none" draw:stroke-dash="Dashed_20__28_var_29__20_4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1" style:family="graphic">
      <style:graphic-properties draw:stroke="none" draw:stroke-dash="Dashed_20__28_var_29__20_4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2" style:family="graphic">
      <style:graphic-properties draw:stroke="none" draw:stroke-dash="Dashed_20__28_var_29__20_4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3" style:family="graphic">
      <style:graphic-properties draw:stroke="none" draw:stroke-dash="Dashed_20__28_var_29__20_4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4" style:family="graphic">
      <style:graphic-properties draw:stroke="none" draw:stroke-dash="Dashed_20__28_var_29__20_4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5" style:family="graphic">
      <style:graphic-properties draw:stroke="none" draw:stroke-dash="Dashed_20__28_var_29__20_4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6" style:family="graphic">
      <style:graphic-properties draw:stroke="none" draw:stroke-dash="Dashed_20__28_var_29__20_4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7" style:family="graphic">
      <style:graphic-properties draw:stroke="none" draw:stroke-dash="Dashed_20__28_var_29__20_4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8" style:family="graphic">
      <style:graphic-properties draw:stroke="none" draw:stroke-dash="Dashed_20__28_var_29__20_4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39" style:family="graphic">
      <style:graphic-properties draw:stroke="none" draw:stroke-dash="Dashed_20__28_var_29__20_4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0" style:family="graphic">
      <style:graphic-properties draw:stroke="none" draw:stroke-dash="Dashed_20__28_var_29__20_4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1" style:family="graphic">
      <style:graphic-properties draw:stroke="none" draw:stroke-dash="Dashed_20__28_var_29__20_4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2" style:family="graphic">
      <style:graphic-properties draw:stroke="none" draw:stroke-dash="Dashed_20__28_var_29__20_4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3" style:family="graphic">
      <style:graphic-properties draw:stroke="none" draw:stroke-dash="Dashed_20__28_var_29__20_4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4" style:family="graphic">
      <style:graphic-properties draw:stroke="none" draw:stroke-dash="Dashed_20__28_var_29__20_4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5" style:family="graphic">
      <style:graphic-properties draw:stroke="none" draw:stroke-dash="Dashed_20__28_var_29__20_4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6" style:family="graphic">
      <style:graphic-properties draw:stroke="none" draw:stroke-dash="Dashed_20__28_var_29__20_4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7" style:family="graphic">
      <style:graphic-properties draw:stroke="none" draw:stroke-dash="Dashed_20__28_var_29__20_4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8" style:family="graphic">
      <style:graphic-properties draw:stroke="none" draw:stroke-dash="Dashed_20__28_var_29__20_48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49" style:family="graphic">
      <style:graphic-properties draw:stroke="none" draw:stroke-dash="Dashed_20__28_var_29__20_48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0" style:family="graphic">
      <style:graphic-properties draw:stroke="none" draw:stroke-dash="Dashed_20__28_var_29__20_49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1" style:family="graphic">
      <style:graphic-properties draw:stroke="none" draw:stroke-dash="Dashed_20__28_var_29__20_49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2" style:family="graphic">
      <style:graphic-properties draw:stroke="none" draw:stroke-dash="Dashed_20__28_var_29__20_49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3" style:family="graphic">
      <style:graphic-properties draw:stroke="none" draw:stroke-dash="Dashed_20__28_var_29__20_49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4" style:family="graphic">
      <style:graphic-properties draw:stroke="none" draw:stroke-dash="Dashed_20__28_var_29__20_49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5" style:family="graphic">
      <style:graphic-properties draw:stroke="none" draw:stroke-dash="Dashed_20__28_var_29__20_49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6" style:family="graphic">
      <style:graphic-properties draw:stroke="none" draw:stroke-dash="Dashed_20__28_var_29__20_49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7" style:family="graphic">
      <style:graphic-properties draw:stroke="none" draw:stroke-dash="Dashed_20__28_var_29__20_49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8" style:family="graphic">
      <style:graphic-properties draw:stroke="none" draw:stroke-dash="Dashed_20__28_var_29__20_49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59" style:family="graphic">
      <style:graphic-properties draw:stroke="none" draw:stroke-dash="Dashed_20__28_var_29__20_49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0" style:family="graphic">
      <style:graphic-properties draw:stroke="none" draw:stroke-dash="Dashed_20__28_var_29__20_50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1" style:family="graphic">
      <style:graphic-properties draw:stroke="none" draw:stroke-dash="Dashed_20__28_var_29__20_50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2" style:family="graphic">
      <style:graphic-properties draw:stroke="none" draw:stroke-dash="Dashed_20__28_var_29__20_50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3" style:family="graphic">
      <style:graphic-properties draw:stroke="none" draw:stroke-dash="Dashed_20__28_var_29__20_50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4" style:family="graphic">
      <style:graphic-properties draw:stroke="none" draw:stroke-dash="Dashed_20__28_var_29__20_50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5" style:family="graphic">
      <style:graphic-properties draw:stroke="none" draw:stroke-dash="Dashed_20__28_var_29__20_50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6" style:family="graphic">
      <style:graphic-properties draw:stroke="none" draw:stroke-dash="Dashed_20__28_var_29__20_50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7" style:family="graphic">
      <style:graphic-properties draw:stroke="none" draw:stroke-dash="Dashed_20__28_var_29__20_50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8" style:family="graphic">
      <style:graphic-properties draw:stroke="none" draw:stroke-dash="Dashed_20__28_var_29__20_50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69" style:family="graphic">
      <style:graphic-properties draw:stroke="none" draw:stroke-dash="Dashed_20__28_var_29__20_50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0" style:family="graphic">
      <style:graphic-properties draw:stroke="none" draw:stroke-dash="Dashed_20__28_var_29__20_51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1" style:family="graphic">
      <style:graphic-properties draw:stroke="none" draw:stroke-dash="Dashed_20__28_var_29__20_51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2" style:family="graphic">
      <style:graphic-properties draw:stroke="none" draw:stroke-dash="Dashed_20__28_var_29__20_51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3" style:family="graphic">
      <style:graphic-properties draw:stroke="none" draw:stroke-dash="Dashed_20__28_var_29__20_51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4" style:family="graphic">
      <style:graphic-properties draw:stroke="none" draw:stroke-dash="Dashed_20__28_var_29__20_51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5" style:family="graphic">
      <style:graphic-properties draw:stroke="none" draw:stroke-dash="Dashed_20__28_var_29__20_51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6" style:family="graphic">
      <style:graphic-properties draw:stroke="none" draw:stroke-dash="Dashed_20__28_var_29__20_51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7" style:family="graphic">
      <style:graphic-properties draw:stroke="none" draw:stroke-dash="Dashed_20__28_var_29__20_51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8" style:family="graphic">
      <style:graphic-properties draw:stroke="none" draw:stroke-dash="Dashed_20__28_var_29__20_51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79" style:family="graphic">
      <style:graphic-properties draw:stroke="none" draw:stroke-dash="Dashed_20__28_var_29__20_51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80" style:family="graphic">
      <style:graphic-properties draw:stroke="none" draw:stroke-dash="Dashed_20__28_var_29__20_52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81" style:family="graphic">
      <style:graphic-properties draw:stroke="none" draw:stroke-dash="Dashed_20__28_var_29__20_52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82" style:family="graphic">
      <style:graphic-properties draw:stroke="none" draw:stroke-dash="Dashed_20__28_var_29__20_52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3" style:family="graphic">
      <style:graphic-properties draw:stroke="none" draw:stroke-dash="Dashed_20__28_var_29__20_52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4" style:family="graphic">
      <style:graphic-properties draw:stroke="none" draw:stroke-dash="Dashed_20__28_var_29__20_52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5" style:family="graphic">
      <style:graphic-properties draw:stroke="none" draw:stroke-dash="Dashed_20__28_var_29__20_52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6" style:family="graphic">
      <style:graphic-properties draw:stroke="none" draw:stroke-dash="Dashed_20__28_var_29__20_52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7" style:family="graphic">
      <style:graphic-properties draw:stroke="none" draw:stroke-dash="Dashed_20__28_var_29__20_52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8" style:family="graphic">
      <style:graphic-properties draw:stroke="none" draw:stroke-dash="Dashed_20__28_var_29__20_52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89" style:family="graphic">
      <style:graphic-properties draw:stroke="none" draw:stroke-dash="Dashed_20__28_var_29__20_52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0" style:family="graphic">
      <style:graphic-properties draw:stroke="none" draw:stroke-dash="Dashed_20__28_var_29__20_53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1" style:family="graphic">
      <style:graphic-properties draw:stroke="none" draw:stroke-dash="Dashed_20__28_var_29__20_53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2" style:family="graphic">
      <style:graphic-properties draw:stroke="none" draw:stroke-dash="Dashed_20__28_var_29__20_5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3" style:family="graphic">
      <style:graphic-properties draw:stroke="none" draw:stroke-dash="Dashed_20__28_var_29__20_5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294" style:family="graphic">
      <style:graphic-properties draw:stroke="solid" draw:stroke-dash="Dashed_20__28_var_29__20_534" svg:stroke-width="0.106cm" svg:stroke-color="#0066ff"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071cm" fo:min-width="2.364cm" fo:padding-top="0.131cm" fo:padding-bottom="0.131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ed_20__28_var_29__20_5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296" style:family="graphic">
      <style:graphic-properties draw:stroke="none" draw:stroke-dash="Dashed_20__28_var_29__20_53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97" style:family="graphic">
      <style:graphic-properties draw:stroke="solid" draw:stroke-dash="Dashed_20__28_var_29__20_537"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298" style:family="graphic">
      <style:graphic-properties draw:stroke="none" draw:stroke-dash="Dashed_20__28_var_29__20_53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299" style:family="graphic">
      <style:graphic-properties draw:stroke="none" draw:stroke-dash="Dashed_20__28_var_29__20_539" svg:stroke-width="0cm" svg:stroke-color="#3465a4" draw:marker-start-width="0.199cm" draw:marker-start-center="false" draw:marker-end-width="0.199cm" draw:marker-end-center="false" draw:fill="solid" draw:fill-color="#ff0000" draw:fill-image-width="0cm" draw:fill-image-height="0cm" draw:textarea-horizontal-align="justify" draw:textarea-vertical-align="middle" draw:auto-grow-height="false" fo:min-height="12.741cm" fo:min-width="0cm" fo:padding-top="0.131cm" fo:padding-bottom="0.131cm" fo:padding-left="0.25cm" fo:padding-right="0.25cm" fo:wrap-option="no-wrap" draw:shadow="hidden" draw:shadow-offset-x="0.199cm" draw:shadow-offset-y="0.199cm" draw:shadow-color="#808080" style:run-through="foreground"/>
    </style:style>
    <style:style style:name="gr300" style:family="graphic">
      <style:graphic-properties draw:stroke="none" draw:stroke-dash="Dashed_20__28_var_29__20_54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01" style:family="graphic">
      <style:graphic-properties draw:stroke="none" draw:stroke-dash="Dashed_20__28_var_29__20_5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2" style:family="graphic">
      <style:graphic-properties draw:stroke="none" draw:stroke-dash="Dashed_20__28_var_29__20_5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3" style:family="graphic">
      <style:graphic-properties draw:stroke="none" draw:stroke-dash="Dashed_20__28_var_29__20_5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4" style:family="graphic">
      <style:graphic-properties draw:stroke="none" draw:stroke-dash="Dashed_20__28_var_29__20_5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05" style:family="graphic">
      <style:graphic-properties draw:stroke="solid" draw:stroke-dash="Dashed_20__28_var_29__20_545" svg:stroke-width="0.106cm" svg:stroke-color="#ff00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81cm" fo:min-width="2.365cm" fo:padding-top="0.131cm" fo:padding-bottom="0.131cm" fo:padding-left="0.25cm" fo:padding-right="0.25cm" fo:wrap-option="wrap" draw:shadow="hidden" draw:shadow-offset-x="0.199cm" draw:shadow-offset-y="0.199cm" draw:shadow-color="#808080" style:run-through="foreground"/>
    </style:style>
    <style:style style:name="gr306" style:family="graphic">
      <style:graphic-properties draw:stroke="solid" draw:stroke-dash="Dashed_20__28_var_29__20_546"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07" style:family="graphic">
      <style:graphic-properties draw:stroke="solid" draw:stroke-dash="Dashed_20__28_var_29__20_547"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08" style:family="graphic">
      <style:graphic-properties draw:stroke="dash" draw:stroke-dash="Dashed_20__28_var_29__20_548"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6cm" fo:padding-top="0.131cm" fo:padding-bottom="0.131cm" fo:padding-left="0.25cm" fo:padding-right="0.25cm" fo:wrap-option="wrap" draw:shadow="hidden" draw:shadow-offset-x="0.199cm" draw:shadow-offset-y="0.199cm" draw:shadow-color="#808080" style:run-through="foreground"/>
    </style:style>
    <style:style style:name="gr309" style:family="graphic">
      <style:graphic-properties draw:stroke="solid" draw:stroke-dash="Dashed_20__28_var_29__20_54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10" style:family="graphic">
      <style:graphic-properties draw:stroke="solid" draw:stroke-dash="Dashed_20__28_var_29__20_55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1" style:family="graphic">
      <style:graphic-properties draw:stroke="solid" draw:stroke-dash="Dashed_20__28_var_29__20_55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12" style:family="graphic">
      <style:graphic-properties draw:stroke="solid" draw:stroke-dash="Dashed_20__28_var_29__20_55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3" style:family="graphic">
      <style:graphic-properties draw:stroke="solid" draw:stroke-dash="Dashed_20__28_var_29__20_553"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4" style:family="graphic">
      <style:graphic-properties draw:stroke="dash" draw:stroke-dash="Dashed_20__28_var_29__20_55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8cm" fo:min-width="9.372cm" fo:padding-top="0.131cm" fo:padding-bottom="0.131cm" fo:padding-left="0.25cm" fo:padding-right="0.25cm" fo:wrap-option="wrap" draw:shadow="hidden" draw:shadow-offset-x="0.199cm" draw:shadow-offset-y="0.199cm" draw:shadow-color="#808080" style:run-through="foreground"/>
    </style:style>
    <style:style style:name="gr315" style:family="graphic">
      <style:graphic-properties draw:stroke="dash" draw:stroke-dash="Dashed_20__28_var_29__20_599"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16" style:family="graphic">
      <style:graphic-properties draw:stroke="solid" draw:stroke-dash="Dashed_20__28_var_29__20_555"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17" style:family="graphic">
      <style:graphic-properties draw:stroke="solid" draw:stroke-dash="Dashed_20__28_var_29__20_600"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18" style:family="graphic">
      <style:graphic-properties draw:stroke="solid" draw:stroke-dash="Dashed_20__28_var_29__20_556" svg:stroke-width="0.106cm" svg:stroke-color="#ff00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0.713cm" fo:min-width="2.376cm" fo:padding-top="0.131cm" fo:padding-bottom="0.131cm" fo:padding-left="0.25cm" fo:padding-right="0.25cm" fo:wrap-option="wrap" draw:shadow="hidden" draw:shadow-offset-x="0.199cm" draw:shadow-offset-y="0.199cm" draw:shadow-color="#808080" style:run-through="foreground"/>
    </style:style>
    <style:style style:name="gr319" style:family="graphic">
      <style:graphic-properties draw:stroke="solid" draw:stroke-dash="Dashed_20__28_var_29__20_557"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0" style:family="graphic">
      <style:graphic-properties draw:stroke="dash" draw:stroke-dash="Dashed_20__28_var_29__20_601" svg:stroke-width="0.106cm" svg:stroke-color="#ff00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1cm" fo:min-width="9.525cm" fo:padding-top="0.131cm" fo:padding-bottom="0.131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ed_20__28_var_29__20_55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dash" draw:stroke-dash="Dashed_20__28_var_29__20_559"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2.986cm" fo:min-width="2.66cm" fo:padding-top="0.131cm" fo:padding-bottom="0.131cm" fo:padding-left="0.25cm" fo:padding-right="0.25cm" fo:wrap-option="wrap" draw:shadow="hidden" draw:shadow-offset-x="0.199cm" draw:shadow-offset-y="0.199cm" draw:shadow-color="#808080" style:run-through="foreground"/>
    </style:style>
    <style:style style:name="gr323" style:family="graphic">
      <style:graphic-properties draw:stroke="solid" draw:stroke-dash="Dashed_20__28_var_29__20_560"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1cm" fo:padding-top="0.131cm" fo:padding-bottom="0.131cm" fo:padding-left="0.25cm" fo:padding-right="0.25cm" fo:wrap-option="wrap" draw:shadow="hidden" draw:shadow-offset-x="0.199cm" draw:shadow-offset-y="0.199cm" draw:shadow-color="#808080" style:run-through="foreground"/>
    </style:style>
    <style:style style:name="gr324" style:family="graphic">
      <style:graphic-properties draw:stroke="solid" draw:stroke-dash="Dashed_20__28_var_29__20_561"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5" style:family="graphic">
      <style:graphic-properties draw:stroke="solid" draw:stroke-dash="Dashed_20__28_var_29__20_562"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8cm" fo:min-width="6.765cm" fo:padding-top="0.131cm" fo:padding-bottom="0.131cm" fo:padding-left="0.25cm" fo:padding-right="0.25cm" fo:wrap-option="wrap" draw:shadow="hidden" draw:shadow-offset-x="0.199cm" draw:shadow-offset-y="0.199cm" draw:shadow-color="#808080" style:run-through="foreground"/>
    </style:style>
    <style:style style:name="gr326" style:family="graphic">
      <style:graphic-properties draw:stroke="solid" draw:stroke-dash="Dashed_20__28_var_29__20_56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27" style:family="graphic">
      <style:graphic-properties draw:stroke="solid" draw:stroke-dash="Dashed_20__28_var_29__20_564"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8" style:family="graphic">
      <style:graphic-properties draw:stroke="solid" draw:stroke-dash="Dashed_20__28_var_29__20_565"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29" style:family="graphic">
      <style:graphic-properties draw:stroke="none" draw:stroke-dash="Dashed_20__28_var_29__20_56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30" style:family="graphic">
      <style:graphic-properties draw:stroke="solid" draw:stroke-dash="Dashed_20__28_var_29__20_567"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31" style:family="graphic">
      <style:graphic-properties draw:stroke="none" draw:stroke-dash="Dashed_20__28_var_29__20_56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32" style:family="graphic">
      <style:graphic-properties draw:stroke="solid" draw:stroke-dash="Dashed_20__28_var_29__20_56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7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7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7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7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7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7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7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7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7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79"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43" style:family="graphic">
      <style:graphic-properties draw:stroke="solid" draw:stroke-dash="Dashed_20__28_var_29__20_58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44" style:family="graphic">
      <style:graphic-properties draw:stroke="none" draw:stroke-dash="Dashed_20__28_var_29__20_58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45" style:family="graphic">
      <style:graphic-properties draw:stroke="solid" draw:stroke-dash="Dashed_20__28_var_29__20_58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83"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47" style:family="graphic">
      <style:graphic-properties draw:stroke="none" draw:stroke-dash="Dashed_20__28_var_29__20_58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48" style:family="graphic">
      <style:graphic-properties draw:stroke="solid" draw:stroke-dash="Dashed_20__28_var_29__20_58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49" style:family="graphic">
      <style:graphic-properties draw:stroke="none" draw:stroke-dash="Dashed_20__28_var_29__20_586" svg:stroke-width="0cm" svg:stroke-color="#3465a4" draw:marker-start-width="0.199cm" draw:marker-start-center="false" draw:marker-end-width="0.199cm" draw:marker-end-center="false" draw:fill="solid" draw:fill-color="#0066ff" draw:fill-image-width="0cm" draw:fill-image-height="0cm" draw:textarea-horizontal-align="justify" draw:textarea-vertical-align="middle" draw:auto-grow-height="false" fo:min-height="12.741cm" fo:min-width="0cm" fo:padding-top="0.131cm" fo:padding-bottom="0.131cm" fo:padding-left="0.25cm" fo:padding-right="0.25cm" fo:wrap-option="no-wrap" draw:shadow="hidden" draw:shadow-offset-x="0.199cm" draw:shadow-offset-y="0.199cm" draw:shadow-color="#808080" style:run-through="foreground"/>
    </style:style>
    <style:style style:name="gr350" style:family="graphic">
      <style:graphic-properties draw:stroke="none" draw:stroke-dash="Dashed_20__28_var_29__20_58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51" style:family="graphic">
      <style:graphic-properties draw:stroke="solid" draw:stroke-dash="Dashed_20__28_var_29__20_58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2" style:family="graphic">
      <style:graphic-properties draw:stroke="solid" draw:stroke-dash="Dashed_20__28_var_29__20_58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3" style:family="graphic">
      <style:graphic-properties draw:stroke="solid" draw:stroke-dash="Dashed_20__28_var_29__20_590"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354" style:family="graphic">
      <style:graphic-properties draw:stroke="solid" draw:stroke-dash="Dashed_20__28_var_29__20_591"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55" style:family="graphic">
      <style:graphic-properties draw:stroke="none" draw:stroke-dash="Dashed_20__28_var_29__20_592"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56" style:family="graphic">
      <style:graphic-properties draw:stroke="solid" draw:stroke-dash="Dashed_20__28_var_29__20_593"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57" style:family="graphic">
      <style:graphic-properties draw:stroke="none" draw:stroke-dash="Dashed_20__28_var_29__20_59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58" style:family="graphic">
      <style:graphic-properties draw:stroke="solid" draw:stroke-dash="Dashed_20__28_var_29__20_595"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59" style:family="graphic">
      <style:graphic-properties draw:stroke="dash" draw:stroke-dash="Dashed_20__28_var_29__20_59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2cm" fo:min-width="9.599cm" fo:padding-top="0.131cm" fo:padding-bottom="0.131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ed_20__28_var_29__20_597"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361" style:family="graphic">
      <style:graphic-properties draw:stroke="none" draw:stroke-dash="Dashed_20__28_var_29__20_59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62"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3" style:family="graphic">
      <style:graphic-properties draw:stroke="none" draw:stroke-dash="Dashed_20__28_var_29__20_325"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364" style:family="graphic">
      <style:graphic-properties draw:stroke="none" draw:stroke-dash="Dashed_20__28_var_29__20_326" svg:stroke-width="0cm" svg:stroke-color="#3465a4" draw:marker-start-width="0.199cm" draw:marker-start-center="false" draw:marker-end-width="0.199cm" draw:marker-end-center="false" draw:fill="none" draw:fill-color="#ffffff" draw:fill-image-width="0cm" draw:fill-image-height="0cm" draw:textarea-horizontal-align="justify" draw:textarea-vertical-align="top" draw:auto-grow-height="false" fo:min-height="0.462cm" fo:min-width="1.561cm" fo:padding-top="0.131cm" fo:padding-bottom="0.131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ed_20__28_var_29__20_32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366" style:family="graphic">
      <style:graphic-properties draw:stroke="solid" draw:stroke-dash="Dashed_20__28_var_29__20_32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67" style:family="graphic">
      <style:graphic-properties draw:stroke="dash" draw:stroke-dash="Dashed_20__28_var_29__20_329"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538cm" fo:min-width="5.554cm" fo:padding-top="0.131cm" fo:padding-bottom="0.131cm" fo:padding-left="0.25cm" fo:padding-right="0.25cm" fo:wrap-option="wrap" draw:shadow="hidden" draw:shadow-offset-x="0.199cm" draw:shadow-offset-y="0.199cm" draw:shadow-color="#808080" style:run-through="foreground"/>
    </style:style>
    <style:style style:name="gr368" style:family="graphic">
      <style:graphic-properties draw:stroke="solid" draw:stroke-dash="Dashed_20__28_var_29__20_33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369" style:family="graphic">
      <style:graphic-properties draw:stroke="solid" draw:stroke-dash="Dashed_20__28_var_29__20_33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370" style:family="graphic">
      <style:graphic-properties draw:stroke="none" draw:stroke-dash="Dashed_20__28_var_29__20_3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1" style:family="graphic">
      <style:graphic-properties draw:stroke="none" draw:stroke-dash="Dashed_20__28_var_29__20_3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2" style:family="graphic">
      <style:graphic-properties draw:stroke="none" draw:stroke-dash="Dashed_20__28_var_29__20_33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3" style:family="graphic">
      <style:graphic-properties draw:stroke="none" draw:stroke-dash="Dashed_20__28_var_29__20_3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4" style:family="graphic">
      <style:graphic-properties draw:stroke="none" draw:stroke-dash="Dashed_20__28_var_29__20_33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5" style:family="graphic">
      <style:graphic-properties draw:stroke="none" draw:stroke-dash="Dashed_20__28_var_29__20_33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6" style:family="graphic">
      <style:graphic-properties draw:stroke="none" draw:stroke-dash="Dashed_20__28_var_29__20_33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7" style:family="graphic">
      <style:graphic-properties draw:stroke="none" draw:stroke-dash="Dashed_20__28_var_29__20_33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8" style:family="graphic">
      <style:graphic-properties draw:stroke="none" draw:stroke-dash="Dashed_20__28_var_29__20_34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79" style:family="graphic">
      <style:graphic-properties draw:stroke="none" draw:stroke-dash="Dashed_20__28_var_29__20_3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0" style:family="graphic">
      <style:graphic-properties draw:stroke="none" draw:stroke-dash="Dashed_20__28_var_29__20_3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1" style:family="graphic">
      <style:graphic-properties draw:stroke="none" draw:stroke-dash="Dashed_20__28_var_29__20_3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2" style:family="graphic">
      <style:graphic-properties draw:stroke="none" draw:stroke-dash="Dashed_20__28_var_29__20_3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3" style:family="graphic">
      <style:graphic-properties draw:stroke="none" draw:stroke-dash="Dashed_20__28_var_29__20_34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4" style:family="graphic">
      <style:graphic-properties draw:stroke="none" draw:stroke-dash="Dashed_20__28_var_29__20_34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5" style:family="graphic">
      <style:graphic-properties draw:stroke="none" draw:stroke-dash="Dashed_20__28_var_29__20_34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6" style:family="graphic">
      <style:graphic-properties draw:stroke="none" draw:stroke-dash="Dashed_20__28_var_29__20_34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7" style:family="graphic">
      <style:graphic-properties draw:stroke="none" draw:stroke-dash="Dashed_20__28_var_29__20_34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8" style:family="graphic">
      <style:graphic-properties draw:stroke="none" draw:stroke-dash="Dashed_20__28_var_29__20_35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89" style:family="graphic">
      <style:graphic-properties draw:stroke="none" draw:stroke-dash="Dashed_20__28_var_29__20_35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0" style:family="graphic">
      <style:graphic-properties draw:stroke="none" draw:stroke-dash="Dashed_20__28_var_29__20_35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1" style:family="graphic">
      <style:graphic-properties draw:stroke="none" draw:stroke-dash="Dashed_20__28_var_29__20_35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2" style:family="graphic">
      <style:graphic-properties draw:stroke="none" draw:stroke-dash="Dashed_20__28_var_29__20_35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3" style:family="graphic">
      <style:graphic-properties draw:stroke="none" draw:stroke-dash="Dashed_20__28_var_29__20_35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4" style:family="graphic">
      <style:graphic-properties draw:stroke="none" draw:stroke-dash="Dashed_20__28_var_29__20_35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5" style:family="graphic">
      <style:graphic-properties draw:stroke="none" draw:stroke-dash="Dashed_20__28_var_29__20_35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6" style:family="graphic">
      <style:graphic-properties draw:stroke="none" draw:stroke-dash="Dashed_20__28_var_29__20_35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7" style:family="graphic">
      <style:graphic-properties draw:stroke="none" draw:stroke-dash="Dashed_20__28_var_29__20_35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8" style:family="graphic">
      <style:graphic-properties draw:stroke="none" draw:stroke-dash="Dashed_20__28_var_29__20_36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399" style:family="graphic">
      <style:graphic-properties draw:stroke="none" draw:stroke-dash="Dashed_20__28_var_29__20_36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0" style:family="graphic">
      <style:graphic-properties draw:stroke="none" draw:stroke-dash="Dashed_20__28_var_29__20_36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1" style:family="graphic">
      <style:graphic-properties draw:stroke="none" draw:stroke-dash="Dashed_20__28_var_29__20_3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2" style:family="graphic">
      <style:graphic-properties draw:stroke="none" draw:stroke-dash="Dashed_20__28_var_29__20_3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3" style:family="graphic">
      <style:graphic-properties draw:stroke="none" draw:stroke-dash="Dashed_20__28_var_29__20_3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4" style:family="graphic">
      <style:graphic-properties draw:stroke="none" draw:stroke-dash="Dashed_20__28_var_29__20_3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5" style:family="graphic">
      <style:graphic-properties draw:stroke="none" draw:stroke-dash="Dashed_20__28_var_29__20_3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6" style:family="graphic">
      <style:graphic-properties draw:stroke="none" draw:stroke-dash="Dashed_20__28_var_29__20_3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7" style:family="graphic">
      <style:graphic-properties draw:stroke="none" draw:stroke-dash="Dashed_20__28_var_29__20_3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8" style:family="graphic">
      <style:graphic-properties draw:stroke="none" draw:stroke-dash="Dashed_20__28_var_29__20_3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09" style:family="graphic">
      <style:graphic-properties draw:stroke="none" draw:stroke-dash="Dashed_20__28_var_29__20_3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0" style:family="graphic">
      <style:graphic-properties draw:stroke="none" draw:stroke-dash="Dashed_20__28_var_29__20_3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1" style:family="graphic">
      <style:graphic-properties draw:stroke="none" draw:stroke-dash="Dashed_20__28_var_29__20_3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2" style:family="graphic">
      <style:graphic-properties draw:stroke="none" draw:stroke-dash="Dashed_20__28_var_29__20_3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3" style:family="graphic">
      <style:graphic-properties draw:stroke="none" draw:stroke-dash="Dashed_20__28_var_29__20_3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4" style:family="graphic">
      <style:graphic-properties draw:stroke="none" draw:stroke-dash="Dashed_20__28_var_29__20_3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5" style:family="graphic">
      <style:graphic-properties draw:stroke="none" draw:stroke-dash="Dashed_20__28_var_29__20_3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6" style:family="graphic">
      <style:graphic-properties draw:stroke="none" draw:stroke-dash="Dashed_20__28_var_29__20_3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7" style:family="graphic">
      <style:graphic-properties draw:stroke="none" draw:stroke-dash="Dashed_20__28_var_29__20_3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8" style:family="graphic">
      <style:graphic-properties draw:stroke="none" draw:stroke-dash="Dashed_20__28_var_29__20_3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19" style:family="graphic">
      <style:graphic-properties draw:stroke="none" draw:stroke-dash="Dashed_20__28_var_29__20_3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0" style:family="graphic">
      <style:graphic-properties draw:stroke="none" draw:stroke-dash="Dashed_20__28_var_29__20_3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1" style:family="graphic">
      <style:graphic-properties draw:stroke="none" draw:stroke-dash="Dashed_20__28_var_29__20_3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2" style:family="graphic">
      <style:graphic-properties draw:stroke="none" draw:stroke-dash="Dashed_20__28_var_29__20_3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3" style:family="graphic">
      <style:graphic-properties draw:stroke="none" draw:stroke-dash="Dashed_20__28_var_29__20_3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4" style:family="graphic">
      <style:graphic-properties draw:stroke="none" draw:stroke-dash="Dashed_20__28_var_29__20_3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5" style:family="graphic">
      <style:graphic-properties draw:stroke="none" draw:stroke-dash="Dashed_20__28_var_29__20_3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6" style:family="graphic">
      <style:graphic-properties draw:stroke="none" draw:stroke-dash="Dashed_20__28_var_29__20_38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7" style:family="graphic">
      <style:graphic-properties draw:stroke="none" draw:stroke-dash="Dashed_20__28_var_29__20_38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8" style:family="graphic">
      <style:graphic-properties draw:stroke="none" draw:stroke-dash="Dashed_20__28_var_29__20_39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29" style:family="graphic">
      <style:graphic-properties draw:stroke="none" draw:stroke-dash="Dashed_20__28_var_29__20_39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0" style:family="graphic">
      <style:graphic-properties draw:stroke="none" draw:stroke-dash="Dashed_20__28_var_29__20_39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1" style:family="graphic">
      <style:graphic-properties draw:stroke="none" draw:stroke-dash="Dashed_20__28_var_29__20_39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2" style:family="graphic">
      <style:graphic-properties draw:stroke="none" draw:stroke-dash="Dashed_20__28_var_29__20_39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3" style:family="graphic">
      <style:graphic-properties draw:stroke="none" draw:stroke-dash="Dashed_20__28_var_29__20_39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4" style:family="graphic">
      <style:graphic-properties draw:stroke="none" draw:stroke-dash="Dashed_20__28_var_29__20_39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5" style:family="graphic">
      <style:graphic-properties draw:stroke="none" draw:stroke-dash="Dashed_20__28_var_29__20_39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6" style:family="graphic">
      <style:graphic-properties draw:stroke="none" draw:stroke-dash="Dashed_20__28_var_29__20_39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7" style:family="graphic">
      <style:graphic-properties draw:stroke="none" draw:stroke-dash="Dashed_20__28_var_29__20_39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8" style:family="graphic">
      <style:graphic-properties draw:stroke="none" draw:stroke-dash="Dashed_20__28_var_29__20_40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39" style:family="graphic">
      <style:graphic-properties draw:stroke="none" draw:stroke-dash="Dashed_20__28_var_29__20_40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0" style:family="graphic">
      <style:graphic-properties draw:stroke="none" draw:stroke-dash="Dashed_20__28_var_29__20_40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441" style:family="graphic">
      <style:graphic-properties draw:stroke="none" draw:stroke-dash="Dashed_20__28_var_29__20_40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42" style:family="graphic">
      <style:graphic-properties draw:stroke="none" draw:stroke-dash="Dashed_20__28_var_29__20_40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443" style:family="graphic">
      <style:graphic-properties draw:stroke="none" draw:stroke-dash="Dashed_20__28_var_29__20_40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44" style:family="graphic">
      <style:graphic-properties draw:stroke="dash" draw:stroke-dash="Dashed_20__28_var_29__20_40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58cm" fo:padding-top="0.131cm" fo:padding-bottom="0.131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ed_20__28_var_29__20_40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46" style:family="graphic">
      <style:graphic-properties draw:stroke="solid" draw:stroke-dash="Dashed_20__28_var_29__20_40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47" style:family="graphic">
      <style:graphic-properties draw:stroke="solid" draw:stroke-dash="Dashed_20__28_var_29__20_409" svg:stroke-width="0.106cm" svg:stroke-color="#0066ff"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071cm" fo:min-width="2.362cm" fo:padding-top="0.131cm" fo:padding-bottom="0.131cm" fo:padding-left="0.25cm" fo:padding-right="0.25cm" fo:wrap-option="wrap" draw:shadow="hidden" draw:shadow-offset-x="0.199cm" draw:shadow-offset-y="0.199cm" draw:shadow-color="#808080" style:run-through="foreground"/>
    </style:style>
    <style:style style:name="gr448" style:family="graphic">
      <style:graphic-properties draw:stroke="solid" draw:stroke-dash="Dashed_20__28_var_29__20_41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49" style:family="graphic">
      <style:graphic-properties draw:stroke="solid" draw:stroke-dash="Dashed_20__28_var_29__20_411"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50" style:family="graphic">
      <style:graphic-properties draw:stroke="solid" draw:stroke-dash="Dashed_20__28_var_29__20_412"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51" style:family="graphic">
      <style:graphic-properties draw:stroke="none" draw:stroke-dash="Dashed_20__28_var_29__20_413" svg:stroke-width="0.101cm" svg:stroke-color="#6666ff"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dash" draw:stroke-dash="Dashed_20__28_var_29__20_41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71cm" fo:min-width="6.465cm" fo:padding-top="0.131cm" fo:padding-bottom="0.131cm" fo:padding-left="0.25cm" fo:padding-right="0.25cm" fo:wrap-option="wrap" draw:shadow="hidden" draw:shadow-offset-x="0.199cm" draw:shadow-offset-y="0.199cm" draw:shadow-color="#808080" style:run-through="foreground"/>
    </style:style>
    <style:style style:name="gr453" style:family="graphic">
      <style:graphic-properties draw:stroke="dash" draw:stroke-dash="Dashed_20__28_var_29__20_456"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54" style:family="graphic">
      <style:graphic-properties draw:stroke="solid" draw:stroke-dash="Dashed_20__28_var_29__20_415"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55" style:family="graphic">
      <style:graphic-properties draw:stroke="solid" draw:stroke-dash="Dashed_20__28_var_29__20_457" svg:stroke-width="0.109cm" svg:stroke-color="#0066ff" draw:marker-start-width="0.385cm" draw:marker-start-center="false" draw:marker-end-width="0.385cm" draw:marker-end-center="false" draw:fill="none" draw:fill-color="#3399ff" draw:fill-image-width="0cm" draw:fill-image-height="0cm"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56" style:family="graphic">
      <style:graphic-properties draw:stroke="none" draw:stroke-dash="Dashed_20__28_var_29__20_416" svg:stroke-width="0cm" svg:stroke-color="#3465a4" draw:marker-start-width="0.199cm" draw:marker-start-center="false" draw:marker-end-width="0.199cm" draw:marker-end-center="false" draw:fill="solid" draw:fill-color="#0066ff" draw:fill-image-width="0cm" draw:fill-image-height="0cm" draw:textarea-horizontal-align="justify"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457" style:family="graphic">
      <style:graphic-properties draw:stroke="solid" draw:stroke-dash="Dashed_20__28_var_29__20_417"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8cm" fo:min-width="6.765cm" fo:padding-top="0.131cm" fo:padding-bottom="0.131cm" fo:padding-left="0.25cm" fo:padding-right="0.25cm" fo:wrap-option="wrap" draw:shadow="hidden" draw:shadow-offset-x="0.199cm" draw:shadow-offset-y="0.199cm" draw:shadow-color="#808080" style:run-through="foreground"/>
    </style:style>
    <style:style style:name="gr458" style:family="graphic">
      <style:graphic-properties draw:stroke="solid" draw:stroke-dash="Dashed_20__28_var_29__20_41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59" style:family="graphic">
      <style:graphic-properties draw:stroke="solid" draw:stroke-dash="Dashed_20__28_var_29__20_419"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3cm" fo:padding-top="0.131cm" fo:padding-bottom="0.131cm" fo:padding-left="0.25cm" fo:padding-right="0.25cm" fo:wrap-option="wrap" draw:shadow="hidden" draw:shadow-offset-x="0.199cm" draw:shadow-offset-y="0.199cm" draw:shadow-color="#808080" style:run-through="foreground"/>
    </style:style>
    <style:style style:name="gr460" style:family="graphic">
      <style:graphic-properties draw:stroke="solid" draw:stroke-dash="Dashed_20__28_var_29__20_420"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61" style:family="graphic">
      <style:graphic-properties draw:stroke="solid" draw:stroke-dash="Dashed_20__28_var_29__20_421"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62" style:family="graphic">
      <style:graphic-properties draw:stroke="solid" draw:stroke-dash="Dashed_20__28_var_29__20_422"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63" style:family="graphic">
      <style:graphic-properties draw:stroke="none" draw:stroke-dash="Dashed_20__28_var_29__20_42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64" style:family="graphic">
      <style:graphic-properties draw:stroke="solid" draw:stroke-dash="Dashed_20__28_var_29__20_424"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65" style:family="graphic">
      <style:graphic-properties draw:stroke="none" draw:stroke-dash="Dashed_20__28_var_29__20_42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66" style:family="graphic">
      <style:graphic-properties draw:stroke="solid" draw:stroke-dash="Dashed_20__28_var_29__20_42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solid" draw:stroke-dash="Dashed_20__28_var_29__20_42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draw:stroke-dash="Dashed_20__28_var_29__20_42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solid" draw:stroke-dash="Dashed_20__28_var_29__20_42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draw:stroke-dash="Dashed_20__28_var_29__20_43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solid" draw:stroke-dash="Dashed_20__28_var_29__20_43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solid" draw:stroke-dash="Dashed_20__28_var_29__20_43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43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43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43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solid" draw:stroke-dash="Dashed_20__28_var_29__20_436"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77" style:family="graphic">
      <style:graphic-properties draw:stroke="solid" draw:stroke-dash="Dashed_20__28_var_29__20_437"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78" style:family="graphic">
      <style:graphic-properties draw:stroke="none" draw:stroke-dash="Dashed_20__28_var_29__20_43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79" style:family="graphic">
      <style:graphic-properties draw:stroke="solid" draw:stroke-dash="Dashed_20__28_var_29__20_43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44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81" style:family="graphic">
      <style:graphic-properties draw:stroke="none" draw:stroke-dash="Dashed_20__28_var_29__20_44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82" style:family="graphic">
      <style:graphic-properties draw:stroke="none" draw:stroke-dash="Dashed_20__28_var_29__20_442"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83" style:family="graphic">
      <style:graphic-properties draw:stroke="solid" draw:stroke-dash="Dashed_20__28_var_29__20_44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4" style:family="graphic">
      <style:graphic-properties draw:stroke="solid" draw:stroke-dash="Dashed_20__28_var_29__20_444"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5" style:family="graphic">
      <style:graphic-properties draw:stroke="solid" draw:stroke-dash="Dashed_20__28_var_29__20_445"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486" style:family="graphic">
      <style:graphic-properties draw:stroke="solid" draw:stroke-dash="Dashed_20__28_var_29__20_446"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7" style:family="graphic">
      <style:graphic-properties draw:stroke="none" draw:stroke-dash="Dashed_20__28_var_29__20_44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88" style:family="graphic">
      <style:graphic-properties draw:stroke="solid" draw:stroke-dash="Dashed_20__28_var_29__20_448"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89" style:family="graphic">
      <style:graphic-properties draw:stroke="none" draw:stroke-dash="Dashed_20__28_var_29__20_44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0" style:family="graphic">
      <style:graphic-properties draw:stroke="solid" draw:stroke-dash="Dashed_20__28_var_29__20_45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491" style:family="graphic">
      <style:graphic-properties draw:stroke="dash" draw:stroke-dash="Dashed_20__28_var_29__20_451"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2cm" fo:min-width="9.599cm" fo:padding-top="0.131cm" fo:padding-bottom="0.131cm" fo:padding-left="0.25cm" fo:padding-right="0.25cm" fo:wrap-option="wrap" draw:shadow="hidden" draw:shadow-offset-x="0.199cm" draw:shadow-offset-y="0.199cm" draw:shadow-color="#808080" style:run-through="foreground"/>
    </style:style>
    <style:style style:name="gr492" style:family="graphic">
      <style:graphic-properties draw:stroke="solid" draw:stroke-dash="Dashed_20__28_var_29__20_45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493" style:family="graphic">
      <style:graphic-properties draw:stroke="none" draw:stroke-dash="Dashed_20__28_var_29__20_453"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494" style:family="graphic">
      <style:graphic-properties draw:stroke="none" draw:stroke-dash="Dashed_20__28_var_29__20_454"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5" style:family="graphic">
      <style:graphic-properties draw:stroke="none" draw:stroke-dash="Dashed_20__28_var_29__20_45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6" style:family="graphic">
      <style:graphic-properties draw:stroke="none" draw:stroke-dash="Dashed_20__28_var_29__20_106" svg:stroke-width="0cm" svg:stroke-color="#3465a4" draw:marker-start-width="0.199cm" draw:marker-start-center="false" draw:marker-end-width="0.199cm" draw:marker-end-center="false" draw:fill="solid" draw:fill-color="#99cc00" draw:fill-image-width="0cm" draw:fill-image-height="0cm" draw:textarea-horizontal-align="left" draw:textarea-vertical-align="middle" draw:auto-grow-height="false" fo:min-height="12.739cm" fo:min-width="0cm" fo:padding-top="0.131cm" fo:padding-bottom="0.131cm" fo:padding-left="0.25cm" fo:padding-right="0.25cm" fo:wrap-option="no-wrap" draw:shadow="hidden" draw:shadow-offset-x="0.199cm" draw:shadow-offset-y="0.199cm" draw:shadow-color="#808080" style:run-through="foreground"/>
    </style:style>
    <style:style style:name="gr497" style:family="graphic">
      <style:graphic-properties draw:stroke="none" draw:stroke-dash="Dashed_20__28_var_29__20_107"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8" style:family="graphic">
      <style:graphic-properties draw:stroke="none" draw:stroke-dash="Dashed_20__28_var_29__20_10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499" style:family="graphic">
      <style:graphic-properties draw:stroke="solid" draw:stroke-dash="Dashed_20__28_var_29__20_109"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0" style:family="graphic">
      <style:graphic-properties draw:stroke="dash" draw:stroke-dash="Dashed_20__28_var_29__20_110"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538cm" fo:min-width="5.554cm" fo:padding-top="0.131cm" fo:padding-bottom="0.131cm" fo:padding-left="0.25cm" fo:padding-right="0.25cm" fo:wrap-option="wrap" draw:shadow="hidden" draw:shadow-offset-x="0.199cm" draw:shadow-offset-y="0.199cm" draw:shadow-color="#808080" style:run-through="foreground"/>
    </style:style>
    <style:style style:name="gr501" style:family="graphic">
      <style:graphic-properties draw:stroke="dash" draw:stroke-dash="Dashed_20__28_var_29__20_111"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73cm" fo:min-width="6.101cm" fo:padding-top="0.131cm" fo:padding-bottom="0.131cm" fo:padding-left="0.25cm" fo:padding-right="0.25cm" fo:wrap-option="wrap" draw:shadow="hidden" draw:shadow-offset-x="0.199cm" draw:shadow-offset-y="0.199cm" draw:shadow-color="#808080" style:run-through="foreground"/>
    </style:style>
    <style:style style:name="gr502" style:family="graphic">
      <style:graphic-properties draw:stroke="solid" draw:stroke-dash="Dashed_20__28_var_29__20_11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3" style:family="graphic">
      <style:graphic-properties draw:stroke="none" draw:stroke-dash="Dashed_20__28_var_29__20_11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04" style:family="graphic">
      <style:graphic-properties draw:stroke="solid" draw:stroke-dash="Dashed_20__28_var_29__20_114"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5" style:family="graphic">
      <style:graphic-properties draw:stroke="solid" draw:stroke-dash="Dashed_20__28_var_29__20_11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6" style:family="graphic">
      <style:graphic-properties draw:stroke="solid" draw:stroke-dash="Dashed_20__28_var_29__20_116"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07" style:family="graphic">
      <style:graphic-properties draw:stroke="none" draw:stroke-dash="Dashed_20__28_var_29__20_11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08" style:family="graphic">
      <style:graphic-properties draw:stroke="none" draw:stroke-dash="Dashed_20__28_var_29__20_11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09" style:family="graphic">
      <style:graphic-properties draw:stroke="none" draw:stroke-dash="Dashed_20__28_var_29__20_11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0" style:family="graphic">
      <style:graphic-properties draw:stroke="none" draw:stroke-dash="Dashed_20__28_var_29__20_12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1" style:family="graphic">
      <style:graphic-properties draw:stroke="none" draw:stroke-dash="Dashed_20__28_var_29__20_12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2" style:family="graphic">
      <style:graphic-properties draw:stroke="none" draw:stroke-dash="Dashed_20__28_var_29__20_12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3" style:family="graphic">
      <style:graphic-properties draw:stroke="none" draw:stroke-dash="Dashed_20__28_var_29__20_12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4" style:family="graphic">
      <style:graphic-properties draw:stroke="none" draw:stroke-dash="Dashed_20__28_var_29__20_12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5" style:family="graphic">
      <style:graphic-properties draw:stroke="none" draw:stroke-dash="Dashed_20__28_var_29__20_12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6" style:family="graphic">
      <style:graphic-properties draw:stroke="none" draw:stroke-dash="Dashed_20__28_var_29__20_12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7" style:family="graphic">
      <style:graphic-properties draw:stroke="none" draw:stroke-dash="Dashed_20__28_var_29__20_12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8" style:family="graphic">
      <style:graphic-properties draw:stroke="none" draw:stroke-dash="Dashed_20__28_var_29__20_12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19" style:family="graphic">
      <style:graphic-properties draw:stroke="none" draw:stroke-dash="Dashed_20__28_var_29__20_12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0" style:family="graphic">
      <style:graphic-properties draw:stroke="none" draw:stroke-dash="Dashed_20__28_var_29__20_13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1" style:family="graphic">
      <style:graphic-properties draw:stroke="none" draw:stroke-dash="Dashed_20__28_var_29__20_13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2" style:family="graphic">
      <style:graphic-properties draw:stroke="none" draw:stroke-dash="Dashed_20__28_var_29__20_13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3" style:family="graphic">
      <style:graphic-properties draw:stroke="none" draw:stroke-dash="Dashed_20__28_var_29__20_13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4" style:family="graphic">
      <style:graphic-properties draw:stroke="none" draw:stroke-dash="Dashed_20__28_var_29__20_13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5" style:family="graphic">
      <style:graphic-properties draw:stroke="none" draw:stroke-dash="Dashed_20__28_var_29__20_13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6" style:family="graphic">
      <style:graphic-properties draw:stroke="none" draw:stroke-dash="Dashed_20__28_var_29__20_13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7" style:family="graphic">
      <style:graphic-properties draw:stroke="none" draw:stroke-dash="Dashed_20__28_var_29__20_13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8" style:family="graphic">
      <style:graphic-properties draw:stroke="none" draw:stroke-dash="Dashed_20__28_var_29__20_13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29" style:family="graphic">
      <style:graphic-properties draw:stroke="none" draw:stroke-dash="Dashed_20__28_var_29__20_13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0" style:family="graphic">
      <style:graphic-properties draw:stroke="none" draw:stroke-dash="Dashed_20__28_var_29__20_14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1" style:family="graphic">
      <style:graphic-properties draw:stroke="none" draw:stroke-dash="Dashed_20__28_var_29__20_14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2" style:family="graphic">
      <style:graphic-properties draw:stroke="none" draw:stroke-dash="Dashed_20__28_var_29__20_14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3" style:family="graphic">
      <style:graphic-properties draw:stroke="none" draw:stroke-dash="Dashed_20__28_var_29__20_14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4" style:family="graphic">
      <style:graphic-properties draw:stroke="none" draw:stroke-dash="Dashed_20__28_var_29__20_14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5" style:family="graphic">
      <style:graphic-properties draw:stroke="none" draw:stroke-dash="Dashed_20__28_var_29__20_14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6" style:family="graphic">
      <style:graphic-properties draw:stroke="none" draw:stroke-dash="Dashed_20__28_var_29__20_14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7" style:family="graphic">
      <style:graphic-properties draw:stroke="none" draw:stroke-dash="Dashed_20__28_var_29__20_14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8" style:family="graphic">
      <style:graphic-properties draw:stroke="none" draw:stroke-dash="Dashed_20__28_var_29__20_14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39" style:family="graphic">
      <style:graphic-properties draw:stroke="none" draw:stroke-dash="Dashed_20__28_var_29__20_14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0" style:family="graphic">
      <style:graphic-properties draw:stroke="none" draw:stroke-dash="Dashed_20__28_var_29__20_15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1" style:family="graphic">
      <style:graphic-properties draw:stroke="none" draw:stroke-dash="Dashed_20__28_var_29__20_15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2" style:family="graphic">
      <style:graphic-properties draw:stroke="none" draw:stroke-dash="Dashed_20__28_var_29__20_15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3" style:family="graphic">
      <style:graphic-properties draw:stroke="none" draw:stroke-dash="Dashed_20__28_var_29__20_15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4" style:family="graphic">
      <style:graphic-properties draw:stroke="none" draw:stroke-dash="Dashed_20__28_var_29__20_15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5" style:family="graphic">
      <style:graphic-properties draw:stroke="none" draw:stroke-dash="Dashed_20__28_var_29__20_15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6" style:family="graphic">
      <style:graphic-properties draw:stroke="none" draw:stroke-dash="Dashed_20__28_var_29__20_15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7" style:family="graphic">
      <style:graphic-properties draw:stroke="none" draw:stroke-dash="Dashed_20__28_var_29__20_15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8" style:family="graphic">
      <style:graphic-properties draw:stroke="none" draw:stroke-dash="Dashed_20__28_var_29__20_15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49" style:family="graphic">
      <style:graphic-properties draw:stroke="none" draw:stroke-dash="Dashed_20__28_var_29__20_15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0" style:family="graphic">
      <style:graphic-properties draw:stroke="none" draw:stroke-dash="Dashed_20__28_var_29__20_16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1" style:family="graphic">
      <style:graphic-properties draw:stroke="none" draw:stroke-dash="Dashed_20__28_var_29__20_16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2" style:family="graphic">
      <style:graphic-properties draw:stroke="none" draw:stroke-dash="Dashed_20__28_var_29__20_16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3" style:family="graphic">
      <style:graphic-properties draw:stroke="none" draw:stroke-dash="Dashed_20__28_var_29__20_16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4" style:family="graphic">
      <style:graphic-properties draw:stroke="none" draw:stroke-dash="Dashed_20__28_var_29__20_16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5" style:family="graphic">
      <style:graphic-properties draw:stroke="none" draw:stroke-dash="Dashed_20__28_var_29__20_16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6" style:family="graphic">
      <style:graphic-properties draw:stroke="none" draw:stroke-dash="Dashed_20__28_var_29__20_16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7" style:family="graphic">
      <style:graphic-properties draw:stroke="none" draw:stroke-dash="Dashed_20__28_var_29__20_16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8" style:family="graphic">
      <style:graphic-properties draw:stroke="none" draw:stroke-dash="Dashed_20__28_var_29__20_16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59" style:family="graphic">
      <style:graphic-properties draw:stroke="none" draw:stroke-dash="Dashed_20__28_var_29__20_16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0" style:family="graphic">
      <style:graphic-properties draw:stroke="none" draw:stroke-dash="Dashed_20__28_var_29__20_17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1" style:family="graphic">
      <style:graphic-properties draw:stroke="none" draw:stroke-dash="Dashed_20__28_var_29__20_17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2" style:family="graphic">
      <style:graphic-properties draw:stroke="none" draw:stroke-dash="Dashed_20__28_var_29__20_17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3" style:family="graphic">
      <style:graphic-properties draw:stroke="none" draw:stroke-dash="Dashed_20__28_var_29__20_17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4" style:family="graphic">
      <style:graphic-properties draw:stroke="none" draw:stroke-dash="Dashed_20__28_var_29__20_17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5" style:family="graphic">
      <style:graphic-properties draw:stroke="none" draw:stroke-dash="Dashed_20__28_var_29__20_17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39cm" fo:min-width="0cm" fo:padding-top="0.131cm" fo:padding-bottom="0.131cm" fo:padding-left="0.25cm" fo:padding-right="0.25cm" fo:wrap-option="no-wrap" draw:shadow="hidden" draw:shadow-offset-x="0.199cm" draw:shadow-offset-y="0.199cm" draw:shadow-color="#808080" style:run-through="foreground"/>
    </style:style>
    <style:style style:name="gr566" style:family="graphic">
      <style:graphic-properties draw:stroke="none" draw:stroke-dash="Dashed_20__28_var_29__20_17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67" style:family="graphic">
      <style:graphic-properties draw:stroke="none" draw:stroke-dash="Dashed_20__28_var_29__20_17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68" style:family="graphic">
      <style:graphic-properties draw:stroke="none" draw:stroke-dash="Dashed_20__28_var_29__20_178"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69" style:family="graphic">
      <style:graphic-properties draw:stroke="none" draw:stroke-dash="Dashed_20__28_var_29__20_179"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0" style:family="graphic">
      <style:graphic-properties draw:stroke="none" draw:stroke-dash="Dashed_20__28_var_29__20_180"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1" style:family="graphic">
      <style:graphic-properties draw:stroke="none" draw:stroke-dash="Dashed_20__28_var_29__20_181"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2" style:family="graphic">
      <style:graphic-properties draw:stroke="none" draw:stroke-dash="Dashed_20__28_var_29__20_182"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3" style:family="graphic">
      <style:graphic-properties draw:stroke="none" draw:stroke-dash="Dashed_20__28_var_29__20_183"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4" style:family="graphic">
      <style:graphic-properties draw:stroke="none" draw:stroke-dash="Dashed_20__28_var_29__20_184"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5" style:family="graphic">
      <style:graphic-properties draw:stroke="none" draw:stroke-dash="Dashed_20__28_var_29__20_185"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6" style:family="graphic">
      <style:graphic-properties draw:stroke="none" draw:stroke-dash="Dashed_20__28_var_29__20_186"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7" style:family="graphic">
      <style:graphic-properties draw:stroke="none" draw:stroke-dash="Dashed_20__28_var_29__20_187" svg:stroke-width="0cm" svg:stroke-color="#3465a4" draw:marker-start-width="0.199cm" draw:marker-start-center="false" draw:marker-end-width="0.199cm" draw:marker-end-center="false" draw:fill="solid" draw:fill-color="#ff6699" draw:fill-image-width="0cm" draw:fill-image-height="0cm" draw:textarea-horizontal-align="left" draw:textarea-vertical-align="middle" draw:auto-grow-height="false" fo:min-height="1.141cm" fo:min-width="0cm" fo:padding-top="0.131cm" fo:padding-bottom="0.131cm" fo:padding-left="0.25cm" fo:padding-right="0.25cm" fo:wrap-option="no-wrap" draw:shadow="hidden" draw:shadow-offset-x="0.199cm" draw:shadow-offset-y="0.199cm" draw:shadow-color="#808080" style:run-through="foreground"/>
    </style:style>
    <style:style style:name="gr578" style:family="graphic">
      <style:graphic-properties draw:stroke="none" draw:stroke-dash="Dashed_20__28_var_29__20_188"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79" style:family="graphic">
      <style:graphic-properties draw:stroke="none" draw:stroke-dash="Dashed_20__28_var_29__20_18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80" style:family="graphic">
      <style:graphic-properties draw:stroke="solid" draw:stroke-dash="Dashed_20__28_var_29__20_190"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1" style:family="graphic">
      <style:graphic-properties draw:stroke="solid" draw:stroke-dash="Dashed_20__28_var_29__20_191"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2" style:family="graphic">
      <style:graphic-properties draw:stroke="solid" draw:stroke-dash="Dashed_20__28_var_29__20_192"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83" style:family="graphic">
      <style:graphic-properties draw:stroke="solid" draw:stroke-dash="Dashed_20__28_var_29__20_193"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4" style:family="graphic">
      <style:graphic-properties draw:stroke="dash" draw:stroke-dash="Dashed_20__28_var_29__20_194"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3.05cm" fo:min-width="2.66cm" fo:padding-top="0.131cm" fo:padding-bottom="0.131cm" fo:padding-left="0.25cm" fo:padding-right="0.25cm" fo:wrap-option="wrap" draw:shadow="hidden" draw:shadow-offset-x="0.199cm" draw:shadow-offset-y="0.199cm" draw:shadow-color="#808080" style:run-through="foreground"/>
    </style:style>
    <style:style style:name="gr585" style:family="graphic">
      <style:graphic-properties draw:stroke="solid" draw:stroke-dash="Dashed_20__28_var_29__20_195"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86" style:family="graphic">
      <style:graphic-properties draw:stroke="solid" draw:stroke-dash="Dashed_20__28_var_29__20_196"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2.073cm" fo:min-width="6.851cm" fo:padding-top="0.131cm" fo:padding-bottom="0.131cm" fo:padding-left="0.25cm" fo:padding-right="0.25cm" fo:wrap-option="wrap" draw:shadow="hidden" draw:shadow-offset-x="0.199cm" draw:shadow-offset-y="0.199cm" draw:shadow-color="#808080" style:run-through="foreground"/>
    </style:style>
    <style:style style:name="gr587" style:family="graphic">
      <style:graphic-properties draw:stroke="solid" draw:stroke-dash="Dashed_20__28_var_29__20_197" svg:stroke-width="0.106cm" svg:stroke-color="#99cc00" draw:marker-start-width="0.199cm" draw:marker-start-center="false" draw:marker-end-width="0.199cm" draw:marker-end-center="false" draw:stroke-linejoin="round" svg:stroke-linecap="square" draw:fill="none" draw:fill-color="#bbe0e3" draw:fill-image-width="0cm" draw:fill-image-height="0cm" draw:textarea-horizontal-align="left" draw:textarea-vertical-align="top" draw:auto-grow-height="false" fo:min-height="1.136cm" fo:min-width="6.765cm" fo:padding-top="0.131cm" fo:padding-bottom="0.131cm" fo:padding-left="0.25cm" fo:padding-right="0.25cm" fo:wrap-option="wrap" draw:shadow="hidden" draw:shadow-offset-x="0.199cm" draw:shadow-offset-y="0.199cm" draw:shadow-color="#808080" style:run-through="foreground"/>
    </style:style>
    <style:style style:name="gr588" style:family="graphic">
      <style:graphic-properties draw:stroke="solid" draw:stroke-dash="Dashed_20__28_var_29__20_198" svg:stroke-width="0.026cm" svg:stroke-color="#99cc00" draw:marker-start-width="0.199cm" draw:marker-start-center="false" draw:marker-end-width="0.199cm" draw:marker-end-center="false" draw:stroke-linejoin="miter" svg:stroke-linecap="square" draw:fill="solid" draw:fill-color="#99cc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589" style:family="graphic">
      <style:graphic-properties draw:stroke="solid" draw:stroke-dash="Dashed_20__28_var_29__20_199"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90" style:family="graphic">
      <style:graphic-properties draw:stroke="solid" draw:stroke-dash="Dashed_20__28_var_29__20_200"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91" style:family="graphic">
      <style:graphic-properties draw:stroke="none" draw:stroke-dash="Dashed_20__28_var_29__20_201"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92" style:family="graphic">
      <style:graphic-properties draw:stroke="solid" draw:stroke-dash="Dashed_20__28_var_29__20_202"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593" style:family="graphic">
      <style:graphic-properties draw:stroke="none" draw:stroke-dash="Dashed_20__28_var_29__20_20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594" style:family="graphic">
      <style:graphic-properties draw:stroke="solid" draw:stroke-dash="Dashed_20__28_var_29__20_20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5" style:family="graphic">
      <style:graphic-properties draw:stroke="solid" draw:stroke-dash="Dashed_20__28_var_29__20_205"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6" style:family="graphic">
      <style:graphic-properties draw:stroke="solid" draw:stroke-dash="Dashed_20__28_var_29__20_206"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7" style:family="graphic">
      <style:graphic-properties draw:stroke="solid" draw:stroke-dash="Dashed_20__28_var_29__20_20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8" style:family="graphic">
      <style:graphic-properties draw:stroke="solid" draw:stroke-dash="Dashed_20__28_var_29__20_20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9" style:family="graphic">
      <style:graphic-properties draw:stroke="solid" draw:stroke-dash="Dashed_20__28_var_29__20_209"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0" style:family="graphic">
      <style:graphic-properties draw:stroke="solid" draw:stroke-dash="Dashed_20__28_var_29__20_21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1" style:family="graphic">
      <style:graphic-properties draw:stroke="solid" draw:stroke-dash="Dashed_20__28_var_29__20_21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2" style:family="graphic">
      <style:graphic-properties draw:stroke="solid" draw:stroke-dash="Dashed_20__28_var_29__20_212"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3" style:family="graphic">
      <style:graphic-properties draw:stroke="solid" draw:stroke-dash="Dashed_20__28_var_29__20_213"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4" style:family="graphic">
      <style:graphic-properties draw:stroke="solid" draw:stroke-dash="Dashed_20__28_var_29__20_214"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05" style:family="graphic">
      <style:graphic-properties draw:stroke="solid" draw:stroke-dash="Dashed_20__28_var_29__20_215"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606" style:family="graphic">
      <style:graphic-properties draw:stroke="none" draw:stroke-dash="Dashed_20__28_var_29__20_216"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07" style:family="graphic">
      <style:graphic-properties draw:stroke="solid" draw:stroke-dash="Dashed_20__28_var_29__20_21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8" style:family="graphic">
      <style:graphic-properties draw:stroke="solid" draw:stroke-dash="Dashed_20__28_var_29__20_218" svg:stroke-width="0.026cm" svg:stroke-color="#00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09" style:family="graphic">
      <style:graphic-properties draw:stroke="none" draw:stroke-dash="Dashed_20__28_var_29__20_219"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0" style:family="graphic">
      <style:graphic-properties draw:stroke="none" draw:stroke-dash="Dashed_20__28_var_29__20_220"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1" style:family="graphic">
      <style:graphic-properties draw:stroke="solid" draw:stroke-dash="Dashed_20__28_var_29__20_221" svg:stroke-width="0.106cm" svg:stroke-color="#000000" draw:marker-start-width="0.199cm" draw:marker-start-center="false" draw:marker-end="msArrowEnd_20_5" draw:marker-end-width="0.318cm" draw:marker-end-center="false" draw:stroke-linejoin="miter" svg:stroke-linecap="square" draw:fill="none" draw:fill-color="#ffffff" draw:fill-image-width="0cm" draw:fill-image-height="0cm"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12" style:family="graphic">
      <style:graphic-properties draw:stroke="solid" draw:stroke-dash="Dashed_20__28_var_29__20_222"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13" style:family="graphic">
      <style:graphic-properties draw:stroke="none" draw:stroke-dash="Dashed_20__28_var_29__20_223"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4" style:family="graphic">
      <style:graphic-properties draw:stroke="solid" draw:stroke-dash="Dashed_20__28_var_29__20_224" svg:stroke-width="0.026cm" svg:stroke-color="#ff0000" draw:marker-start-width="0.199cm" draw:marker-start-center="false" draw:marker-end-width="0.199cm" draw:marker-end-center="false" draw:stroke-linejoin="miter" svg:stroke-linecap="square" draw:fill="solid" draw:fill-color="#ff0000" draw:fill-image-width="0cm" draw:fill-image-height="0cm" draw:textarea-horizontal-align="left" draw:textarea-vertical-align="middle" draw:auto-grow-height="false" fo:min-height="0.023cm" fo:min-width="0cm" fo:padding-top="0.131cm" fo:padding-bottom="0.131cm" fo:padding-left="0.25cm" fo:padding-right="0.25cm" fo:wrap-option="no-wrap" draw:shadow="hidden" draw:shadow-offset-x="0.199cm" draw:shadow-offset-y="0.199cm" draw:shadow-color="#808080" style:run-through="foreground"/>
    </style:style>
    <style:style style:name="gr615" style:family="graphic">
      <style:graphic-properties draw:stroke="none" draw:stroke-dash="Dashed_20__28_var_29__20_225" svg:stroke-width="0cm" svg:stroke-color="#3465a4" draw:marker-start-width="0.199cm" draw:marker-start-center="false" draw:marker-end-width="0.199cm" draw:marker-end-center="false" draw:fill="none" draw:fill-color="#bbe0e3" draw:fill-image-width="0cm" draw:fill-image-height="0cm" draw:textarea-horizontal-align="justify" draw:textarea-vertical-align="top" draw:auto-grow-height="true" fo:min-height="0cm" fo:min-width="0cm" fo:padding-top="0.131cm" fo:padding-bottom="0.131cm" fo:padding-left="0.25cm" fo:padding-right="0.25cm" fo:wrap-option="no-wrap" draw:shadow="hidden" draw:shadow-offset-x="0.199cm" draw:shadow-offset-y="0.199cm" draw:shadow-color="#808080" style:run-through="foreground"/>
      <style:paragraph-properties style:writing-mode="lr-tb"/>
    </style:style>
    <style:style style:name="gr616" style:family="graphic">
      <style:graphic-properties draw:stroke="dash" draw:stroke-dash="Dashed_20__28_var_29__20_226" svg:stroke-width="0.106cm" svg:stroke-color="#99cc00" draw:marker-start-width="0.199cm" draw:marker-start-center="false" draw:marker-end-width="0.199cm" draw:marker-end-center="false" draw:stroke-linejoin="round" draw:fill="none" draw:fill-color="#bbe0e3" draw:fill-image-width="0cm" draw:fill-image-height="0cm" draw:textarea-horizontal-align="left" draw:textarea-vertical-align="top" draw:auto-grow-height="false" fo:min-height="1.164cm" fo:min-width="9.599cm" fo:padding-top="0.131cm" fo:padding-bottom="0.131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ed_20__28_var_29__20_227"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618" style:family="graphic">
      <style:graphic-properties draw:stroke="none" draw:stroke-dash="Dashed_20__28_var_29__20_228"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9" style:family="graphic">
      <style:graphic-properties draw:stroke="solid" draw:stroke-dash="Dashed_20__28_var_29__20_22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0" style:family="graphic">
      <style:graphic-properties draw:stroke="solid" draw:stroke-dash="Ultrafine_20_Dashed" svg:stroke-width="0.019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85cm" fo:padding-bottom="0.085cm" fo:padding-left="0.21cm" fo:padding-right="0.21cm" draw:shadow="hidden" draw:shadow-offset-x="0.199cm" draw:shadow-offset-y="0.199cm" draw:shadow-color="#808080" style:run-through="foreground"/>
    </style:style>
    <style:style style:name="gr621" style:family="graphic">
      <style:graphic-properties draw:stroke="none" draw:stroke-dash="Dashed_20__28_var_29__20_230"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2" style:family="graphic">
      <style:graphic-properties draw:stroke="solid" draw:stroke-dash="Dashed_20__28_var_29__20_23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3" style:family="graphic">
      <style:graphic-properties draw:stroke="solid" draw:stroke-dash="Dashed_20__28_var_29__20_23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4" style:family="graphic">
      <style:graphic-properties draw:stroke="solid" draw:stroke-dash="Dashed_20__28_var_29__20_23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5" style:family="graphic">
      <style:graphic-properties draw:stroke="solid" draw:stroke-dash="Dashed_20__28_var_29__20_23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6" style:family="graphic">
      <style:graphic-properties draw:stroke="solid" draw:stroke-dash="Dashed_20__28_var_29__20_23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7" style:family="graphic">
      <style:graphic-properties draw:stroke="solid" draw:stroke-dash="Dashed_20__28_var_29__20_23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28" style:family="graphic">
      <style:graphic-properties draw:stroke="none" draw:stroke-dash="Dashed_20__28_var_29__20_237"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9" style:family="graphic">
      <style:graphic-properties draw:stroke="solid" draw:stroke-dash="Dashed_20__28_var_29__20_23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0" style:family="graphic">
      <style:graphic-properties draw:stroke="solid" draw:stroke-dash="Dashed_20__28_var_29__20_23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1" style:family="graphic">
      <style:graphic-properties draw:stroke="solid" draw:stroke-dash="Dashed_20__28_var_29__20_24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2" style:family="graphic">
      <style:graphic-properties draw:stroke="solid" draw:stroke-dash="Dashed_20__28_var_29__20_24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3" style:family="graphic">
      <style:graphic-properties draw:stroke="solid" draw:stroke-dash="Dashed_20__28_var_29__20_24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4" style:family="graphic">
      <style:graphic-properties draw:stroke="solid" draw:stroke-dash="Dashed_20__28_var_29__20_24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5" style:family="graphic">
      <style:graphic-properties draw:stroke="none" draw:stroke-dash="Dashed_20__28_var_29__20_24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6" style:family="graphic">
      <style:graphic-properties draw:stroke="solid" draw:stroke-dash="Dashed_20__28_var_29__20_24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7" style:family="graphic">
      <style:graphic-properties draw:stroke="solid" draw:stroke-dash="Dashed_20__28_var_29__20_24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8" style:family="graphic">
      <style:graphic-properties draw:stroke="solid" draw:stroke-dash="Dashed_20__28_var_29__20_24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39" style:family="graphic">
      <style:graphic-properties draw:stroke="solid" draw:stroke-dash="Dashed_20__28_var_29__20_24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0" style:family="graphic">
      <style:graphic-properties draw:stroke="solid" draw:stroke-dash="Dashed_20__28_var_29__20_24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1" style:family="graphic">
      <style:graphic-properties draw:stroke="solid" draw:stroke-dash="Dashed_20__28_var_29__20_25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2" style:family="graphic">
      <style:graphic-properties draw:stroke="none" draw:stroke-dash="Dashed_20__28_var_29__20_25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3" style:family="graphic">
      <style:graphic-properties draw:stroke="solid" draw:stroke-dash="Dashed_20__28_var_29__20_25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4" style:family="graphic">
      <style:graphic-properties draw:stroke="solid" draw:stroke-dash="Dashed_20__28_var_29__20_25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5" style:family="graphic">
      <style:graphic-properties draw:stroke="solid" draw:stroke-dash="Dashed_20__28_var_29__20_25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6" style:family="graphic">
      <style:graphic-properties draw:stroke="solid" draw:stroke-dash="Dashed_20__28_var_29__20_25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7" style:family="graphic">
      <style:graphic-properties draw:stroke="solid" draw:stroke-dash="Dashed_20__28_var_29__20_25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8" style:family="graphic">
      <style:graphic-properties draw:stroke="solid" draw:stroke-dash="Dashed_20__28_var_29__20_25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49" style:family="graphic">
      <style:graphic-properties draw:stroke="solid" draw:stroke-dash="Dashed_20__28_var_29__20_25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0" style:family="graphic">
      <style:graphic-properties draw:stroke="solid" draw:stroke-dash="Dashed_20__28_var_29__20_25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1" style:family="graphic">
      <style:graphic-properties draw:stroke="solid" draw:stroke-dash="Dashed_20__28_var_29__20_26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2" style:family="graphic">
      <style:graphic-properties draw:stroke="solid" draw:stroke-dash="Dashed_20__28_var_29__20_26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3" style:family="graphic">
      <style:graphic-properties draw:stroke="solid" draw:stroke-dash="Dashed_20__28_var_29__20_26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4" style:family="graphic">
      <style:graphic-properties draw:stroke="solid" draw:stroke-dash="Dashed_20__28_var_29__20_26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5" style:family="graphic">
      <style:graphic-properties draw:stroke="solid" draw:stroke-dash="Dashed_20__28_var_29__20_26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6" style:family="graphic">
      <style:graphic-properties draw:stroke="solid" draw:stroke-dash="Dashed_20__28_var_29__20_26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7" style:family="graphic">
      <style:graphic-properties draw:stroke="solid" draw:stroke-dash="Dashed_20__28_var_29__20_26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8" style:family="graphic">
      <style:graphic-properties draw:stroke="solid" draw:stroke-dash="Dashed_20__28_var_29__20_26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59" style:family="graphic">
      <style:graphic-properties draw:stroke="solid" draw:stroke-dash="Dashed_20__28_var_29__20_26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0" style:family="graphic">
      <style:graphic-properties draw:stroke="solid" draw:stroke-dash="Dashed_20__28_var_29__20_26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1" style:family="graphic">
      <style:graphic-properties draw:stroke="solid" draw:stroke-dash="Dashed_20__28_var_29__20_27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2" style:family="graphic">
      <style:graphic-properties draw:stroke="solid" draw:stroke-dash="Dashed_20__28_var_29__20_27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3" style:family="graphic">
      <style:graphic-properties draw:stroke="solid" draw:stroke-dash="Dashed_20__28_var_29__20_27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4" style:family="graphic">
      <style:graphic-properties draw:stroke="solid" draw:stroke-dash="Dashed_20__28_var_29__20_27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5" style:family="graphic">
      <style:graphic-properties draw:stroke="none" draw:stroke-dash="Dashed_20__28_var_29__20_274"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6" style:family="graphic">
      <style:graphic-properties draw:stroke="solid" draw:stroke-dash="Dashed_20__28_var_29__20_27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7" style:family="graphic">
      <style:graphic-properties draw:stroke="solid" draw:stroke-dash="Dashed_20__28_var_29__20_27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8" style:family="graphic">
      <style:graphic-properties draw:stroke="solid" draw:stroke-dash="Dashed_20__28_var_29__20_27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69" style:family="graphic">
      <style:graphic-properties draw:stroke="solid" draw:stroke-dash="Dashed_20__28_var_29__20_27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0" style:family="graphic">
      <style:graphic-properties draw:stroke="solid" draw:stroke-dash="Dashed_20__28_var_29__20_27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1" style:family="graphic">
      <style:graphic-properties draw:stroke="solid" draw:stroke-dash="Dashed_20__28_var_29__20_28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2" style:family="graphic">
      <style:graphic-properties draw:stroke="none" draw:stroke-dash="Dashed_20__28_var_29__20_28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3" style:family="graphic">
      <style:graphic-properties draw:stroke="solid" draw:stroke-dash="Dashed_20__28_var_29__20_28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4" style:family="graphic">
      <style:graphic-properties draw:stroke="solid" draw:stroke-dash="Dashed_20__28_var_29__20_28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5" style:family="graphic">
      <style:graphic-properties draw:stroke="solid" draw:stroke-dash="Dashed_20__28_var_29__20_28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6" style:family="graphic">
      <style:graphic-properties draw:stroke="solid" draw:stroke-dash="Dashed_20__28_var_29__20_28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7" style:family="graphic">
      <style:graphic-properties draw:stroke="solid" draw:stroke-dash="Dashed_20__28_var_29__20_28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8" style:family="graphic">
      <style:graphic-properties draw:stroke="solid" draw:stroke-dash="Dashed_20__28_var_29__20_28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79" style:family="graphic">
      <style:graphic-properties draw:stroke="solid" draw:stroke-dash="Dashed_20__28_var_29__20_28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0" style:family="graphic">
      <style:graphic-properties draw:stroke="solid" draw:stroke-dash="Dashed_20__28_var_29__20_28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1" style:family="graphic">
      <style:graphic-properties draw:stroke="solid" draw:stroke-dash="Dashed_20__28_var_29__20_29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2" style:family="graphic">
      <style:graphic-properties draw:stroke="solid" draw:stroke-dash="Dashed_20__28_var_29__20_291"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3" style:family="graphic">
      <style:graphic-properties draw:stroke="solid" draw:stroke-dash="Dashed_20__28_var_29__20_29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4" style:family="graphic">
      <style:graphic-properties draw:stroke="solid" draw:stroke-dash="Dashed_20__28_var_29__20_29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5" style:family="graphic">
      <style:graphic-properties draw:stroke="solid" draw:stroke-dash="Dashed_20__28_var_29__20_29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6" style:family="graphic">
      <style:graphic-properties draw:stroke="solid" draw:stroke-dash="Dashed_20__28_var_29__20_29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7" style:family="graphic">
      <style:graphic-properties draw:stroke="solid" draw:stroke-dash="Dashed_20__28_var_29__20_29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8" style:family="graphic">
      <style:graphic-properties draw:stroke="solid" draw:stroke-dash="Dashed_20__28_var_29__20_29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89" style:family="graphic">
      <style:graphic-properties draw:stroke="solid" draw:stroke-dash="Dashed_20__28_var_29__20_29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0" style:family="graphic">
      <style:graphic-properties draw:stroke="solid" draw:stroke-dash="Dashed_20__28_var_29__20_29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1" style:family="graphic">
      <style:graphic-properties draw:stroke="solid" draw:stroke-dash="Dashed_20__28_var_29__20_300"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2" style:family="graphic">
      <style:graphic-properties draw:stroke="none" draw:stroke-dash="Dashed_20__28_var_29__20_301" svg:stroke-width="0.101cm" svg:stroke-color="#000000" draw:marker-start-width="0.349cm" draw:marker-start-center="false" draw:marker-end-width="0.349cm" draw:marker-end-center="false" draw:fill="none" draw:fill-color="#3399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3" style:family="graphic">
      <style:graphic-properties draw:stroke="solid" draw:stroke-dash="Dashed_20__28_var_29__20_302"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4" style:family="graphic">
      <style:graphic-properties draw:stroke="solid" draw:stroke-dash="Dashed_20__28_var_29__20_303"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5" style:family="graphic">
      <style:graphic-properties draw:stroke="solid" draw:stroke-dash="Dashed_20__28_var_29__20_304"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6" style:family="graphic">
      <style:graphic-properties draw:stroke="solid" draw:stroke-dash="Dashed_20__28_var_29__20_305"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7" style:family="graphic">
      <style:graphic-properties draw:stroke="solid" draw:stroke-dash="Dashed_20__28_var_29__20_306"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8" style:family="graphic">
      <style:graphic-properties draw:stroke="solid" draw:stroke-dash="Dashed_20__28_var_29__20_30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699"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0" style:family="graphic">
      <style:graphic-properties draw:stroke="none" draw:stroke-dash="Dashed_20__28_var_29__20_309"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1"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2" style:family="graphic">
      <style:graphic-properties draw:stroke="none" draw:stroke-dash="Dashed_20__28_var_29__20_311"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3"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4" style:family="graphic">
      <style:graphic-properties draw:stroke="none" draw:stroke-dash="Dashed_20__28_var_29__20_313"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5"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6" style:family="graphic">
      <style:graphic-properties draw:stroke="none" draw:stroke-dash="Dashed_20__28_var_29__20_315"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7" style:family="graphic">
      <style:graphic-properties draw:stroke="none" draw:stroke-dash="Dashed_20__28_var_29__20_316"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08" style:family="graphic">
      <style:graphic-properties draw:stroke="solid" draw:stroke-dash="Dashed_20__28_var_29__20_317"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709" style:family="graphic">
      <style:graphic-properties draw:stroke="solid" draw:stroke-dash="Dashed_20__28_var_29__20_318"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710" style:family="graphic">
      <style:graphic-properties draw:stroke="solid" draw:stroke-dash="Dashed_20__28_var_29__20_319" svg:stroke-width="0.03cm" svg:stroke-color="#000000" draw:marker-start-width="0.145cm" draw:marker-start-center="false" draw:marker-end-width="0.145cm" draw:marker-end-center="false" draw:fill="none" draw:fill-color="#3399ff" draw:fill-image-width="0cm" draw:fill-image-height="0cm" draw:textarea-horizontal-align="justify" draw:textarea-vertical-align="middle" fo:padding-top="0.09cm" fo:padding-bottom="0.09cm" fo:padding-left="0.215cm" fo:padding-right="0.215cm" draw:shadow="hidden" draw:shadow-offset-x="0.199cm" draw:shadow-offset-y="0.199cm" draw:shadow-color="#808080" style:run-through="foreground"/>
    </style:style>
    <style:style style:name="gr711" style:family="graphic">
      <style:graphic-properties draw:stroke="none" draw:stroke-dash="Dashed_20__28_var_29__20_320"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12" style:family="graphic">
      <style:graphic-properties draw:stroke="none" draw:stroke-dash="Dashed_20__28_var_29__20_321"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0.448cm" fo:padding-top="0.125cm" fo:padding-bottom="0.125cm" fo:padding-left="0.25cm" fo:padding-right="0.25cm" draw:shadow="hidden" draw:shadow-offset-x="0.199cm" draw:shadow-offset-y="0.199cm" draw:shadow-color="#808080" style:run-through="foreground"/>
      <style:paragraph-properties style:writing-mode="lr-tb"/>
    </style:style>
    <style:style style:name="gr713"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justify" draw:auto-grow-height="true" draw:auto-grow-width="false" fo:max-height="0cm" fo:min-height="1.408cm" fo:padding-top="0.125cm" fo:padding-bottom="0.125cm" fo:padding-left="0.25cm" fo:padding-right="0.25cm" draw:shadow="hidden" draw:shadow-offset-x="0.199cm" draw:shadow-offset-y="0.199cm" draw:shadow-color="#808080" style:run-through="foreground"/>
      <style:paragraph-properties style:writing-mode="lr-tb"/>
    </style:style>
    <style:style style:name="gr714"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009cm" fo:padding-top="0.125cm" fo:padding-bottom="0.125cm" fo:padding-left="0.25cm" fo:padding-right="0.25cm" draw:shadow="hidden" draw:shadow-offset-x="0.199cm" draw:shadow-offset-y="0.199cm" draw:shadow-color="#808080" style:run-through="foreground"/>
      <style:paragraph-properties style:writing-mode="lr-tb"/>
    </style:style>
    <style:style style:name="gr715" style:family="graphic">
      <style:graphic-properties draw:stroke="solid" draw:stroke-dash="Dashed_20__28_var_29__20_324" svg:stroke-width="0.026cm" svg:stroke-color="#0066ff" draw:marker-start-width="0.199cm" draw:marker-start-center="false" draw:marker-end-width="0.199cm" draw:marker-end-center="false" draw:stroke-linejoin="miter" svg:stroke-linecap="square" draw:fill="solid" draw:fill-color="#0066ff" draw:fill-image-width="0cm" draw:fill-image-height="0cm" draw:textarea-horizontal-align="left" draw:textarea-vertical-align="middle" draw:auto-grow-height="false" fo:min-height="0.025cm" fo:min-width="0cm" fo:padding-top="0.131cm" fo:padding-bottom="0.131cm" fo:padding-left="0.25cm" fo:padding-right="0.25cm" fo:wrap-option="no-wrap" draw:shadow="hidden" draw:shadow-offset-x="0.199cm" draw:shadow-offset-y="0.199cm" draw:shadow-color="#808080" style:run-through="foreground"/>
    </style:style>
    <style:style style:name="gr71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7" style:family="graphic">
      <style:graphic-properties draw:stroke="solid" draw:stroke-dash="Dashed_20__28_var_29__20_67"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4.5cm" fo:padding-top="0.125cm" fo:padding-bottom="0.125cm" fo:padding-left="0.25cm" fo:padding-right="0.25cm" draw:shadow="hidden" draw:shadow-offset-x="0.199cm" draw:shadow-offset-y="0.199cm" draw:shadow-color="#808080" style:run-through="foreground"/>
      <style:paragraph-properties style:writing-mode="lr-tb"/>
    </style:style>
    <style:style style:name="gr718" style:family="graphic">
      <style:graphic-properties draw:stroke="solid" draw:stroke-dash="Dashed_20__28_var_29__20_68"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12.501cm" fo:padding-top="0.125cm" fo:padding-bottom="0.125cm" fo:padding-left="0.25cm" fo:padding-right="0.25cm" draw:shadow="hidden" draw:shadow-offset-x="0.199cm" draw:shadow-offset-y="0.199cm" draw:shadow-color="#808080" style:run-through="foreground"/>
      <style:paragraph-properties style:writing-mode="lr-tb"/>
    </style:style>
    <style:style style:name="gr719" style:family="graphic">
      <style:graphic-properties draw:stroke="solid" draw:stroke-dash="Dashed_20__28_var_29__20_69"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12.501cm" fo:padding-top="0.125cm" fo:padding-bottom="0.125cm" fo:padding-left="0.25cm" fo:padding-right="0.25cm" draw:shadow="hidden" draw:shadow-offset-x="0.199cm" draw:shadow-offset-y="0.199cm" draw:shadow-color="#808080" style:run-through="foreground"/>
      <style:paragraph-properties style:writing-mode="lr-tb"/>
    </style:style>
    <style:style style:name="gr720" style:family="graphic">
      <style:graphic-properties draw:stroke="solid" draw:stroke-dash="Dashed_20__28_var_29__20_70"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4.863cm" fo:padding-top="0.125cm" fo:padding-bottom="0.125cm" fo:padding-left="0.25cm" fo:padding-right="0.25cm" draw:shadow="hidden" draw:shadow-offset-x="0.199cm" draw:shadow-offset-y="0.199cm" draw:shadow-color="#808080" style:run-through="foreground"/>
      <style:paragraph-properties style:writing-mode="lr-tb"/>
    </style:style>
    <style:style style:name="gr721" style:family="graphic">
      <style:graphic-properties draw:stroke="solid" draw:stroke-dash="Dashed_20__28_var_29__20_71"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7.9cm" fo:padding-top="0.125cm" fo:padding-bottom="0.125cm" fo:padding-left="0.25cm" fo:padding-right="0.25cm" draw:shadow="hidden" draw:shadow-offset-x="0.199cm" draw:shadow-offset-y="0.199cm" draw:shadow-color="#808080" style:run-through="foreground"/>
      <style:paragraph-properties style:writing-mode="lr-tb"/>
    </style:style>
    <style:style style:name="gr722" style:family="graphic">
      <style:graphic-properties draw:stroke="solid" draw:stroke-dash="Dashed_20__28_var_29__20_72"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7.599cm" fo:padding-top="0.125cm" fo:padding-bottom="0.125cm" fo:padding-left="0.25cm" fo:padding-right="0.25cm" draw:shadow="hidden" draw:shadow-offset-x="0.199cm" draw:shadow-offset-y="0.199cm" draw:shadow-color="#808080" style:run-through="foreground"/>
      <style:paragraph-properties style:writing-mode="lr-tb"/>
    </style:style>
    <style:style style:name="gr723" style:family="graphic">
      <style:graphic-properties draw:stroke="solid" draw:stroke-dash="Dashed_20__28_var_29__20_7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05cm" fo:min-width="10.799cm" fo:padding-top="0.125cm" fo:padding-bottom="0.125cm" fo:padding-left="0.25cm" fo:padding-right="0.25cm" draw:shadow="hidden" draw:shadow-offset-x="0.199cm" draw:shadow-offset-y="0.199cm" draw:shadow-color="#808080" style:run-through="foreground"/>
      <style:paragraph-properties style:writing-mode="lr-tb"/>
    </style:style>
    <style:style style:name="gr724" style:family="graphic">
      <style:graphic-properties draw:stroke="none" draw:stroke-dash="Dashed_20__28_var_29__20_74"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paragraph-properties style:writing-mode="lr-tb"/>
    </style:style>
    <style:style style:name="gr725" style:family="graphic">
      <style:graphic-properties draw:stroke="none" draw:stroke-dash="Dashed_20__28_var_29__20_75" svg:stroke-width="0cm" svg:stroke-color="#000000" draw:marker-start="" draw:marker-start-width="0.199cm" draw:marker-start-center="false" draw:marker-end="" draw:marker-end-width="0.199cm" draw:marker-end-center="false" draw:fill="none" draw:fill-color="#ffffff" draw:textarea-horizontal-align="justify" fo:min-height="0.951cm" fo:padding-top="0.125cm" fo:padding-bottom="0.125cm" fo:padding-left="0.25cm" fo:padding-right="0.25cm" draw:shadow="hidden" draw:shadow-offset-x="0.199cm" draw:shadow-offset-y="0.199cm" draw:shadow-color="#808080" style:run-through="foreground"/>
      <style:paragraph-properties style:writing-mode="lr-tb"/>
    </style:style>
    <style:style style:name="gr726" style:family="graphic">
      <style:graphic-properties draw:stroke="none" draw:stroke-dash="Dashed_20__28_var_29__20_76" svg:stroke-width="0cm" svg:stroke-color="#000000" draw:marker-start="" draw:marker-start-width="0.199cm" draw:marker-start-center="false" draw:marker-end="" draw:marker-end-width="0.199cm" draw:marker-end-center="false" draw:fill="none" draw:fill-color="#ffffff" draw:textarea-horizontal-align="justify" fo:min-height="1.423cm" fo:padding-top="0.125cm" fo:padding-bottom="0.125cm" fo:padding-left="0.25cm" fo:padding-right="0.25cm" draw:shadow="hidden" draw:shadow-offset-x="0.199cm" draw:shadow-offset-y="0.199cm" draw:shadow-color="#808080" style:run-through="foreground"/>
      <style:paragraph-properties style:writing-mode="lr-tb"/>
    </style:style>
    <style:style style:name="gr727" style:family="graphic">
      <style:graphic-properties draw:stroke="solid" draw:stroke-dash="Dashed_20__28_var_29__20_77"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651cm" fo:min-width="11.299cm" fo:padding-top="0.125cm" fo:padding-bottom="0.125cm" fo:padding-left="0.25cm" fo:padding-right="0.25cm" draw:shadow="hidden" draw:shadow-offset-x="0.199cm" draw:shadow-offset-y="0.199cm" draw:shadow-color="#808080" style:run-through="foreground"/>
    </style:style>
    <style:style style:name="gr728" style:family="graphic">
      <style:graphic-properties draw:stroke="solid" draw:stroke-dash="Dashed_20__28_var_29__20_78"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649cm" fo:min-width="9.798cm" fo:padding-top="0.125cm" fo:padding-bottom="0.125cm" fo:padding-left="0.25cm" fo:padding-right="0.25cm" draw:shadow="hidden" draw:shadow-offset-x="0.199cm" draw:shadow-offset-y="0.199cm" draw:shadow-color="#808080" style:run-through="foreground"/>
    </style:style>
    <style:style style:name="gr729" style:family="graphic">
      <style:graphic-properties draw:stroke="solid" draw:stroke-dash="Dashed_20__28_var_29__20_79"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9.051cm" fo:min-width="15.799cm" fo:padding-top="0.125cm" fo:padding-bottom="0.125cm" fo:padding-left="0.25cm" fo:padding-right="0.25cm" draw:shadow="hidden" draw:shadow-offset-x="0.199cm" draw:shadow-offset-y="0.199cm" draw:shadow-color="#808080" style:run-through="foreground"/>
    </style:style>
    <style:style style:name="gr730" style:family="graphic">
      <style:graphic-properties draw:stroke="solid" draw:stroke-dash="Dashed_20__28_var_29__20_80" svg:stroke-width="0cm" svg:stroke-color="#cc0000" draw:marker-start="" draw:marker-start-width="0.199cm" draw:marker-start-center="false" draw:marker-end="" draw:marker-end-width="0.199cm" draw:marker-end-center="false" draw:fill="none" draw:fill-color="#ffffff" draw:textarea-horizontal-align="justify" draw:textarea-vertical-align="middle" draw:auto-grow-height="false" fo:min-height="2.551cm" fo:min-width="8.899cm" fo:padding-top="0.125cm" fo:padding-bottom="0.125cm" fo:padding-left="0.25cm" fo:padding-right="0.25cm" draw:shadow="hidden" draw:shadow-offset-x="0.199cm" draw:shadow-offset-y="0.199cm" draw:shadow-color="#808080" style:run-through="foreground"/>
    </style:style>
    <style:style style:name="gr731" style:family="graphic">
      <style:graphic-properties draw:stroke="dash" draw:stroke-dash="Fine_20_Dashe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9cm" fo:min-width="6.699cm" fo:padding-top="0.125cm" fo:padding-bottom="0.125cm" fo:padding-left="0.25cm" fo:padding-right="0.25cm" draw:shadow="hidden" draw:shadow-offset-x="0.199cm" draw:shadow-offset-y="0.199cm" draw:shadow-color="#808080" style:run-through="foreground"/>
      <style:paragraph-properties style:writing-mode="lr-tb"/>
    </style:style>
    <style:style style:name="gr732" style:family="graphic">
      <style:graphic-properties draw:stroke="solid" draw:stroke-dash="Dashed_20__28_var_29__20_81"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3" style:family="graphic">
      <style:graphic-properties draw:stroke="solid" draw:stroke-dash="Dashed_20__28_var_29__20_82"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4" style:family="graphic">
      <style:graphic-properties draw:stroke="solid" draw:stroke-dash="Dashed_20__28_var_29__20_8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735" style:family="graphic">
      <style:graphic-properties style:run-through="foreground"/>
    </style:style>
    <style:style style:name="gr736" style:family="graphic">
      <style:graphic-properties draw:stroke="solid" draw:stroke-dash="Dashed_20__28_var_29__20_84"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737" style:family="graphic">
      <style:graphic-properties draw:stroke="solid" draw:stroke-dash="Dashed_20__28_var_29__20_85"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5.399cm" fo:padding-top="0.125cm" fo:padding-bottom="0.125cm" fo:padding-left="0.25cm" fo:padding-right="0.25cm" draw:shadow="hidden" draw:shadow-offset-x="0.199cm" draw:shadow-offset-y="0.199cm" draw:shadow-color="#808080" style:run-through="foreground"/>
      <style:paragraph-properties style:writing-mode="lr-tb"/>
    </style:style>
    <style:style style:name="gr738" style:family="graphic">
      <style:graphic-properties draw:stroke="dash" draw:stroke-dash="Dashed_20__28_var_29__20_8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48cm" fo:min-width="2.198cm" fo:padding-top="0.125cm" fo:padding-bottom="0.125cm" fo:padding-left="0.25cm" fo:padding-right="0.25cm" draw:shadow="hidden" draw:shadow-offset-x="0.199cm" draw:shadow-offset-y="0.199cm" draw:shadow-color="#808080" style:run-through="foreground"/>
      <style:paragraph-properties style:writing-mode="lr-tb"/>
    </style:style>
    <style:style style:name="gr739" style:family="graphic">
      <style:graphic-properties draw:stroke="solid" draw:stroke-dash="Dashed_20__28_var_29__20_87"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0" style:family="graphic">
      <style:graphic-properties draw:stroke="solid" draw:stroke-dash="Dashed_20__28_var_29__20_88"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1" style:family="graphic">
      <style:graphic-properties draw:stroke="none" draw:stroke-dash="Dashed_20__28_var_29__20_89"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paragraph-properties style:writing-mode="lr-tb"/>
    </style:style>
    <style:style style:name="gr742" style:family="graphic">
      <style:graphic-properties draw:stroke="none" draw:stroke-dash="Dashed_20__28_var_29__20_90"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743" style:family="graphic">
      <style:graphic-properties draw:stroke="none" draw:stroke-dash="Dashed_20__28_var_29__20_91" svg:stroke-width="0cm" svg:stroke-color="#000000" draw:marker-start="" draw:marker-start-width="0.199cm" draw:marker-start-center="false" draw:marker-end="" draw:marker-end-width="0.199cm" draw:marker-end-center="false" draw:fill="none" draw:fill-color="#ffffff" draw:textarea-horizontal-align="justify" fo:min-height="2.355cm" fo:padding-top="0.125cm" fo:padding-bottom="0.125cm" fo:padding-left="0.25cm" fo:padding-right="0.25cm" draw:shadow="hidden" draw:shadow-offset-x="0.199cm" draw:shadow-offset-y="0.199cm" draw:shadow-color="#808080" style:run-through="foreground"/>
      <style:paragraph-properties style:writing-mode="lr-tb"/>
    </style:style>
    <style:style style:name="gr744" style:family="graphic">
      <style:graphic-properties draw:stroke="none" draw:stroke-dash="Dashed_20__28_var_29__20_92" svg:stroke-width="0cm" svg:stroke-color="#000000" draw:marker-start="" draw:marker-start-width="0.199cm" draw:marker-start-center="false" draw:marker-end="" draw:marker-end-width="0.199cm" draw:marker-end-center="false" draw:fill="none" draw:fill-color="#ffffff" draw:textarea-horizontal-align="justify" fo:min-height="0.894cm" fo:padding-top="0.125cm" fo:padding-bottom="0.125cm" fo:padding-left="0.25cm" fo:padding-right="0.25cm" draw:shadow="hidden" draw:shadow-offset-x="0.199cm" draw:shadow-offset-y="0.199cm" draw:shadow-color="#808080" style:run-through="foreground"/>
      <style:paragraph-properties style:writing-mode="lr-tb"/>
    </style:style>
    <style:style style:name="gr745" style:family="graphic">
      <style:graphic-properties draw:stroke="solid" draw:stroke-dash="Dashed_20__28_var_29__20_93"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6" style:family="graphic">
      <style:graphic-properties draw:stroke="solid" draw:stroke-dash="Dashed_20__28_var_29__20_9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7" style:family="graphic">
      <style:graphic-properties draw:stroke="none" draw:stroke-dash="Dashed_20__28_var_29__20_95"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748" style:family="graphic">
      <style:graphic-properties draw:stroke="dash" draw:stroke-dash="Dashed_20__28_var_29__20_96"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2cm" fo:padding-top="0.125cm" fo:padding-bottom="0.125cm" fo:padding-left="0.25cm" fo:padding-right="0.25cm" draw:shadow="hidden" draw:shadow-offset-x="0.199cm" draw:shadow-offset-y="0.199cm" draw:shadow-color="#808080" style:run-through="foreground"/>
      <style:paragraph-properties style:writing-mode="lr-tb"/>
    </style:style>
    <style:style style:name="gr749" style:family="graphic">
      <style:graphic-properties draw:stroke="none" draw:stroke-dash="Dashed_20__28_var_29__20_97" svg:stroke-width="0cm" svg:stroke-color="#000000" draw:marker-start="" draw:marker-start-width="0.199cm" draw:marker-start-center="false" draw:marker-end="" draw:marker-end-width="0.199cm" draw:marker-end-center="false" draw:fill="none" draw:fill-color="#ffffff" draw:textarea-horizontal-align="justify" fo:min-height="1.737cm" fo:padding-top="0.125cm" fo:padding-bottom="0.125cm" fo:padding-left="0.25cm" fo:padding-right="0.25cm" draw:shadow="hidden" draw:shadow-offset-x="0.199cm" draw:shadow-offset-y="0.199cm" draw:shadow-color="#808080" style:run-through="foreground"/>
      <style:paragraph-properties style:writing-mode="lr-tb"/>
    </style:style>
    <style:style style:name="gr750" style:family="graphic">
      <style:graphic-properties draw:stroke="dash" draw:stroke-dash="Dashed_20__28_var_29__20_98"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198cm" fo:padding-top="0.125cm" fo:padding-bottom="0.125cm" fo:padding-left="0.25cm" fo:padding-right="0.25cm" draw:shadow="hidden" draw:shadow-offset-x="0.199cm" draw:shadow-offset-y="0.199cm" draw:shadow-color="#808080" style:run-through="foreground"/>
      <style:paragraph-properties style:writing-mode="lr-tb"/>
    </style:style>
    <style:style style:name="gr751" style:family="graphic">
      <style:graphic-properties draw:stroke="solid" draw:stroke-dash="Dashed_20__28_var_29__20_99"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2" style:family="graphic">
      <style:graphic-properties draw:stroke="solid" draw:stroke-dash="Dashed_20__28_var_29__20_100"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3" style:family="graphic">
      <style:graphic-properties draw:stroke="solid" draw:stroke-dash="Dashed_20__28_var_29__20_101"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55cm" fo:min-width="0cm" fo:padding-top="0.125cm" fo:padding-bottom="0.125cm" fo:padding-left="0.25cm" fo:padding-right="0.25cm" draw:shadow="hidden" draw:shadow-offset-x="0.199cm" draw:shadow-offset-y="0.199cm" draw:shadow-color="#808080" style:run-through="foreground"/>
    </style:style>
    <style:style style:name="gr754" style:family="graphic">
      <style:graphic-properties draw:stroke="none" draw:stroke-dash="Dashed_20__28_var_29__20_102" svg:stroke-width="0cm" svg:stroke-color="#000000" draw:marker-start="" draw:marker-start-width="0.199cm" draw:marker-start-center="false" draw:marker-end="" draw:marker-end-width="0.199cm" draw:marker-end-center="false" draw:fill="none" draw:fill-color="#ffffff" draw:textarea-horizontal-align="justify" fo:min-height="1.737cm" fo:padding-top="0.125cm" fo:padding-bottom="0.125cm" fo:padding-left="0.25cm" fo:padding-right="0.25cm" draw:shadow="hidden" draw:shadow-offset-x="0.199cm" draw:shadow-offset-y="0.199cm" draw:shadow-color="#808080" style:run-through="foreground"/>
      <style:paragraph-properties style:writing-mode="lr-tb"/>
    </style:style>
    <style:style style:name="gr755" style:family="graphic">
      <style:graphic-properties draw:stroke="dash" draw:stroke-dash="Dashed_20__28_var_29__20_103"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2.198cm" fo:padding-top="0.125cm" fo:padding-bottom="0.125cm" fo:padding-left="0.25cm" fo:padding-right="0.25cm" draw:shadow="hidden" draw:shadow-offset-x="0.199cm" draw:shadow-offset-y="0.199cm" draw:shadow-color="#808080" style:run-through="foreground"/>
      <style:paragraph-properties style:writing-mode="lr-tb"/>
    </style:style>
    <style:style style:name="gr756" style:family="graphic">
      <style:graphic-properties draw:stroke="solid" draw:stroke-dash="Dashed_20__28_var_29__20_104"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7" style:family="graphic">
      <style:graphic-properties draw:stroke="solid" draw:stroke-dash="Dashed_20__28_var_29__20_105"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90116288" text:id="ct90116288">
          <text:insertion>
            <office:change-info>
              <dc:creator>Matthieu Vernay</dc:creator>
              <dc:date>2022-06-10T09:14:23</dc:date>
            </office:change-info>
          </text:insertion>
        </text:changed-region>
        <text:changed-region xml:id="ct180386112" text:id="ct180386112">
          <text:deletion>
            <office:change-info>
              <dc:creator>Matthieu Vernay</dc:creator>
              <dc:date>2022-06-10T09:14:25</dc:date>
            </office:change-info>
            <text:p text:style-name="P28">Mis</text:p>
          </text:deletion>
        </text:changed-region>
        <text:changed-region xml:id="ct95415840" text:id="ct95415840">
          <text:deletion>
            <office:change-info>
              <dc:creator>Matthieu Vernay</dc:creator>
              <dc:date>2022-06-10T09:14:27</dc:date>
            </office:change-info>
            <text:p text:style-name="P28">0</text:p>
          </text:deletion>
        </text:changed-region>
        <text:changed-region xml:id="ct101091728" text:id="ct101091728">
          <text:insertion>
            <office:change-info>
              <dc:creator>Matthieu Vernay</dc:creator>
              <dc:date>2022-06-10T09:14:28</dc:date>
            </office:change-info>
          </text:insertion>
        </text:changed-region>
        <text:changed-region xml:id="ct88788880" text:id="ct88788880">
          <text:deletion>
            <office:change-info>
              <dc:creator>Matthieu Vernay</dc:creator>
              <dc:date>2021-02-05T09:52:23</dc:date>
            </office:change-info>
            <text:p text:style-name="P28">1</text:p>
          </text:deletion>
        </text:changed-region>
        <text:changed-region xml:id="ct88708496" text:id="ct88708496">
          <text:insertion>
            <office:change-info>
              <dc:creator>Matthieu Vernay</dc:creator>
              <dc:date>2021-02-05T09:52:27</dc:date>
            </office:change-info>
          </text:insertion>
        </text:changed-region>
        <text:changed-region xml:id="ct158568160" text:id="ct158568160">
          <text:insertion>
            <office:change-info>
              <dc:creator>Matthieu Vernay</dc:creator>
              <dc:date>2022-06-10T09:14:31</dc:date>
            </office:change-info>
          </text:insertion>
        </text:changed-region>
        <text:changed-region xml:id="ct88704080" text:id="ct88704080">
          <text:deletion>
            <office:change-info>
              <dc:creator>Matthieu Vernay</dc:creator>
              <dc:date>2021-02-05T09:52:27</dc:date>
            </office:change-info>
            <text:p text:style-name="P28">10/</text:p>
          </text:deletion>
        </text:changed-region>
        <text:changed-region xml:id="ct88691856" text:id="ct88691856">
          <text:insertion>
            <office:change-info>
              <dc:creator>Matthieu Vernay</dc:creator>
              <dc:date>2021-02-05T09:52:28</dc:date>
            </office:change-info>
          </text:insertion>
        </text:changed-region>
        <text:changed-region xml:id="ct88703488" text:id="ct88703488">
          <text:insertion>
            <office:change-info>
              <dc:creator>Matthieu Vernay</dc:creator>
              <dc:date>2022-05-06T08:37:17</dc:date>
            </office:change-info>
          </text:insertion>
        </text:changed-region>
        <text:changed-region xml:id="ct89058512" text:id="ct89058512">
          <text:deletion>
            <office:change-info>
              <dc:creator>Matthieu Vernay</dc:creator>
              <dc:date>2021-02-05T09:52:29</dc:date>
            </office:change-info>
            <text:p text:style-name="P28">0</text:p>
          </text:deletion>
        </text:changed-region>
        <text:changed-region xml:id="ct89080016" text:id="ct89080016">
          <text:insertion>
            <office:change-info>
              <dc:creator>Auteur inconnu</dc:creator>
              <dc:date>2022-05-06T08:02:00</dc:date>
            </office:change-info>
          </text:insertion>
        </text:changed-region>
        <text:changed-region xml:id="ct89080256" text:id="ct89080256">
          <text:deletion>
            <office:change-info>
              <dc:creator>Auteur inconnu</dc:creator>
              <dc:date>2022-05-06T08:02:00</dc:date>
            </office:change-info>
            <text:p text:style-name="P3">la saison</text:p>
          </text:deletion>
        </text:changed-region>
        <text:changed-region xml:id="ct89082656" text:id="ct89082656">
          <text:insertion>
            <office:change-info>
              <dc:creator>Auteur inconnu</dc:creator>
              <dc:date>2022-05-06T08:01:52</dc:date>
            </office:change-info>
          </text:insertion>
        </text:changed-region>
        <text:changed-region xml:id="ct89082896" text:id="ct89082896">
          <text:deletion>
            <office:change-info>
              <dc:creator>Auteur inconnu</dc:creator>
              <dc:date>2022-05-06T08:01:52</dc:date>
            </office:change-info>
            <text:p text:style-name="P3"><text:span text:style-name="T178">1</text:span></text:p>
          </text:deletion>
        </text:changed-region>
        <text:changed-region xml:id="ct89085824" text:id="ct89085824">
          <text:insertion>
            <office:change-info>
              <dc:creator>Matthieu Vernay</dc:creator>
              <dc:date>2021-02-05T09:40:08</dc:date>
            </office:change-info>
          </text:insertion>
        </text:changed-region>
        <text:changed-region xml:id="ct89102208" text:id="ct89102208">
          <text:insertion>
            <office:change-info>
              <dc:creator>Auteur inconnu</dc:creator>
              <dc:date>2020-10-22T07:46:55</dc:date>
            </office:change-info>
          </text:insertion>
        </text:changed-region>
        <text:changed-region xml:id="ct89104768" text:id="ct89104768">
          <text:insertion>
            <office:change-info>
              <dc:creator>Matthieu Vernay</dc:creator>
              <dc:date>2021-02-05T09:42:34</dc:date>
            </office:change-info>
          </text:insertion>
        </text:changed-region>
        <text:changed-region xml:id="ct89105008" text:id="ct89105008">
          <text:deletion>
            <office:change-info>
              <dc:creator>Matthieu Vernay</dc:creator>
              <dc:date>2021-02-05T09:42:34</dc:date>
            </office:change-info>
            <text:p text:style-name="P5"><text:span text:style-name="T110">débute </text:span></text:p>
          </text:deletion>
        </text:changed-region>
        <text:changed-region xml:id="ct89106432" text:id="ct89106432">
          <text:insertion>
            <office:change-info>
              <dc:creator>Matthieu Vernay</dc:creator>
              <dc:date>2021-02-05T09:42:35</dc:date>
            </office:change-info>
          </text:insertion>
        </text:changed-region>
        <text:changed-region xml:id="ct89106736" text:id="ct89106736">
          <text:deletion>
            <office:change-info>
              <dc:creator>Matthieu Vernay</dc:creator>
              <dc:date>2021-02-05T09:42:43</dc:date>
            </office:change-info>
            <text:p text:style-name="P5"><text:span text:style-name="T110">à </text:span></text:p>
          </text:deletion>
        </text:changed-region>
        <text:changed-region xml:id="ct89108192" text:id="ct89108192">
          <text:insertion>
            <office:change-info>
              <dc:creator>Matthieu Vernay</dc:creator>
              <dc:date>2021-02-05T09:42:44</dc:date>
            </office:change-info>
          </text:insertion>
        </text:changed-region>
        <text:changed-region xml:id="ct89109712" text:id="ct89109712">
          <text:deletion>
            <office:change-info>
              <dc:creator>Matthieu Vernay</dc:creator>
              <dc:date>2021-02-05T09:42:47</dc:date>
            </office:change-info>
            <text:p text:style-name="P5"><text:span text:style-name="T110">et se termine à</text:span></text:p>
          </text:deletion>
        </text:changed-region>
        <text:changed-region xml:id="ct89111152" text:id="ct89111152">
          <text:insertion>
            <office:change-info>
              <dc:creator>Matthieu Vernay</dc:creator>
              <dc:date>2021-02-05T09:42:48</dc:date>
            </office:change-info>
          </text:insertion>
        </text:changed-region>
        <text:changed-region xml:id="ct89112672" text:id="ct89112672">
          <text:deletion>
            <office:change-info>
              <dc:creator>Auteur inconnu</dc:creator>
              <dc:date>2022-05-06T08:02:33</dc:date>
            </office:change-info>
            <text:p text:style-name="P5"><text:span text:style-name="T110">s’enchainer</text:span></text:p>
          </text:deletion>
        </text:changed-region>
        <text:changed-region xml:id="ct89114720" text:id="ct89114720">
          <text:insertion>
            <office:change-info>
              <dc:creator>Auteur inconnu</dc:creator>
              <dc:date>2022-05-06T08:02:33</dc:date>
            </office:change-info>
          </text:insertion>
        </text:changed-region>
        <text:changed-region xml:id="ct89116240" text:id="ct89116240">
          <text:deletion>
            <office:change-info>
              <dc:creator>Matthieu Vernay</dc:creator>
              <dc:date>2021-02-05T09:43:01</dc:date>
            </office:change-info>
            <text:p text:style-name="P5"><office:annotation loext:resolved="false"><dc:creator>Matthieu Lafaysse</dc:creator><dc:date>2020-10-21T19:16:39.535219388</dc:date><meta:creator-initials>ML</meta:creator-initials><text:p text:style-name="P272"><text:span text:style-name="T256">Attention on a l’impression que c’est restreint à ces échéances là</text:span></text:p></office:annotation></text:p>
          </text:deletion>
        </text:changed-region>
        <text:changed-region xml:id="ct89125024" text:id="ct89125024">
          <text:insertion>
            <office:change-info>
              <dc:creator>Matthieu Lafaysse</dc:creator>
              <dc:date>2020-10-21T19:17:45</dc:date>
            </office:change-info>
          </text:insertion>
        </text:changed-region>
        <text:changed-region xml:id="ct89101488" text:id="ct89101488">
          <text:insertion>
            <office:change-info>
              <dc:creator>Auteur inconnu</dc:creator>
              <dc:date>2020-10-22T08:36:06</dc:date>
            </office:change-info>
          </text:insertion>
        </text:changed-region>
        <text:changed-region xml:id="ct89146720" text:id="ct89146720">
          <text:insertion>
            <office:change-info>
              <dc:creator>Auteur inconnu</dc:creator>
              <dc:date>2020-10-22T08:36:19</dc:date>
            </office:change-info>
          </text:insertion>
        </text:changed-region>
        <text:changed-region xml:id="ct89188656" text:id="ct89188656">
          <text:deletion>
            <office:change-info>
              <dc:creator>Auteur inconnu</dc:creator>
              <dc:date>2020-10-22T08:39:55</dc:date>
            </office:change-info>
            <text:p text:style-name="P196"><text:span text:style-name="T216">T</text:span></text:p>
          </text:deletion>
        </text:changed-region>
        <text:changed-region xml:id="ct89188928" text:id="ct89188928">
          <text:insertion>
            <office:change-info>
              <dc:creator>Auteur inconnu</dc:creator>
              <dc:date>2020-10-22T08:39:55</dc:date>
            </office:change-info>
          </text:insertion>
        </text:changed-region>
        <text:changed-region xml:id="ct89189200" text:id="ct89189200">
          <text:deletion>
            <office:change-info>
              <dc:creator>Auteur inconnu</dc:creator>
              <dc:date>2020-10-22T08:39:00</dc:date>
            </office:change-info>
            <text:p text:style-name="P196"><text:span text:style-name="T216"><office:annotation loext:resolved="false"><dc:creator>Matthieu Lafaysse</dc:creator><dc:date>2020-10-21T19:20:49.209554132</dc:date><meta:creator-initials>ML</meta:creator-initials><text:p text:style-name="P272"><text:span text:style-name="T256">A mon avis ça serait bien de faire 2 colonnes pour qu’on voit les tâches qui en fait sont basées sur la même task vortex et celles pour lesquelles c’est différent</text:span></text:p></office:annotation></text:span><text:span text:style-name="T216">ask</text:span></text:p>
          </text:deletion>
        </text:changed-region>
        <text:changed-region xml:id="ct89076896" text:id="ct89076896">
          <text:insertion>
            <office:change-info>
              <dc:creator>Auteur inconnu</dc:creator>
              <dc:date>2020-10-22T08:39:58</dc:date>
            </office:change-info>
          </text:insertion>
        </text:changed-region>
        <text:changed-region xml:id="ct89064080" text:id="ct89064080">
          <text:insertion>
            <office:change-info>
              <dc:creator>Auteur inconnu</dc:creator>
              <dc:date>2020-10-22T09:07:33</dc:date>
            </office:change-info>
          </text:insertion>
        </text:changed-region>
        <text:changed-region xml:id="ct89081376" text:id="ct89081376">
          <text:insertion>
            <office:change-info>
              <dc:creator>Auteur inconnu</dc:creator>
              <dc:date>2020-10-22T09:06:56</dc:date>
            </office:change-info>
          </text:insertion>
        </text:changed-region>
        <text:changed-region xml:id="ct89094640" text:id="ct89094640">
          <text:insertion>
            <office:change-info>
              <dc:creator>Auteur inconnu</dc:creator>
              <dc:date>2020-10-22T09:07:02</dc:date>
            </office:change-info>
          </text:insertion>
        </text:changed-region>
        <text:changed-region xml:id="ct89095328" text:id="ct89095328">
          <text:insertion>
            <office:change-info>
              <dc:creator>Auteur inconnu</dc:creator>
              <dc:date>2020-10-22T09:08:21</dc:date>
            </office:change-info>
          </text:insertion>
        </text:changed-region>
        <text:changed-region xml:id="ct89096240" text:id="ct89096240">
          <text:format-change>
            <office:change-info>
              <dc:creator>Auteur inconnu</dc:creator>
              <dc:date>2020-10-22T09:11:49</dc:date>
            </office:change-info>
          </text:format-change>
        </text:changed-region>
        <text:changed-region xml:id="ct89099264" text:id="ct89099264">
          <text:insertion>
            <office:change-info>
              <dc:creator>Auteur inconnu</dc:creator>
              <dc:date>2020-10-22T08:40:57</dc:date>
            </office:change-info>
          </text:insertion>
        </text:changed-region>
        <text:changed-region xml:id="ct89100576" text:id="ct89100576">
          <text:deletion>
            <office:change-info>
              <dc:creator>Auteur inconnu</dc:creator>
              <dc:date>2020-10-22T08:40:57</dc:date>
            </office:change-info>
            <text:p text:style-name="P194"><text:s/></text:p>
          </text:deletion>
        </text:changed-region>
        <text:changed-region xml:id="ct89129904" text:id="ct89129904">
          <text:format-change>
            <office:change-info>
              <dc:creator>Auteur inconnu</dc:creator>
              <dc:date>2020-10-22T09:11:49</dc:date>
            </office:change-info>
          </text:format-change>
        </text:changed-region>
        <text:changed-region xml:id="ct89134912" text:id="ct89134912">
          <text:insertion>
            <office:change-info>
              <dc:creator>Auteur inconnu</dc:creator>
              <dc:date>2020-10-22T09:09:26</dc:date>
            </office:change-info>
          </text:insertion>
        </text:changed-region>
        <text:changed-region xml:id="ct89143632" text:id="ct89143632">
          <text:insertion>
            <office:change-info>
              <dc:creator>Auteur inconnu</dc:creator>
              <dc:date>2020-10-22T09:06:56</dc:date>
            </office:change-info>
          </text:insertion>
        </text:changed-region>
        <text:changed-region xml:id="ct89145792" text:id="ct89145792">
          <text:insertion>
            <office:change-info>
              <dc:creator>Auteur inconnu</dc:creator>
              <dc:date>2020-10-22T09:08:21</dc:date>
            </office:change-info>
          </text:insertion>
        </text:changed-region>
        <text:changed-region xml:id="ct89146384" text:id="ct89146384">
          <text:insertion>
            <office:change-info>
              <dc:creator>Auteur inconnu</dc:creator>
              <dc:date>2020-10-22T09:17:18</dc:date>
            </office:change-info>
          </text:insertion>
        </text:changed-region>
        <text:changed-region xml:id="ct89148928" text:id="ct89148928">
          <text:insertion>
            <office:change-info>
              <dc:creator>Auteur inconnu</dc:creator>
              <dc:date>2020-10-22T09:15:37</dc:date>
            </office:change-info>
          </text:insertion>
        </text:changed-region>
        <text:changed-region xml:id="ct89149616" text:id="ct89149616">
          <text:insertion>
            <office:change-info>
              <dc:creator>Auteur inconnu</dc:creator>
              <dc:date>2020-10-22T09:06:56</dc:date>
            </office:change-info>
          </text:insertion>
        </text:changed-region>
        <text:changed-region xml:id="ct89150304" text:id="ct89150304">
          <text:insertion>
            <office:change-info>
              <dc:creator>Auteur inconnu</dc:creator>
              <dc:date>2020-10-22T09:08:21</dc:date>
            </office:change-info>
          </text:insertion>
        </text:changed-region>
        <text:changed-region xml:id="ct89190064" text:id="ct89190064">
          <text:insertion>
            <office:change-info>
              <dc:creator>Auteur inconnu</dc:creator>
              <dc:date>2020-10-22T09:16:06</dc:date>
            </office:change-info>
          </text:insertion>
        </text:changed-region>
        <text:changed-region xml:id="ct89198224" text:id="ct89198224">
          <text:insertion>
            <office:change-info>
              <dc:creator>Auteur inconnu</dc:creator>
              <dc:date>2020-10-22T09:16:28</dc:date>
            </office:change-info>
          </text:insertion>
        </text:changed-region>
        <text:changed-region xml:id="ct89199056" text:id="ct89199056">
          <text:insertion>
            <office:change-info>
              <dc:creator>Auteur inconnu</dc:creator>
              <dc:date>2020-10-22T09:16:49</dc:date>
            </office:change-info>
          </text:insertion>
        </text:changed-region>
        <text:changed-region xml:id="ct89199824" text:id="ct89199824">
          <text:insertion>
            <office:change-info>
              <dc:creator>Auteur inconnu</dc:creator>
              <dc:date>2020-10-22T09:16:53</dc:date>
            </office:change-info>
          </text:insertion>
        </text:changed-region>
        <text:changed-region xml:id="ct89202384" text:id="ct89202384">
          <text:deletion>
            <office:change-info>
              <dc:creator>Auteur inconnu</dc:creator>
              <dc:date>2020-10-22T09:13:47</dc:date>
            </office:change-info>
            <text:p text:style-name="P117">asaf_</text:p>
          </text:deletion>
        </text:changed-region>
        <text:changed-region xml:id="ct89203264" text:id="ct89203264">
          <text:insertion>
            <office:change-info>
              <dc:creator>Auteur inconnu</dc:creator>
              <dc:date>2020-10-22T09:14:58</dc:date>
            </office:change-info>
          </text:insertion>
        </text:changed-region>
        <text:changed-region xml:id="ct89203504" text:id="ct89203504">
          <text:insertion>
            <office:change-info>
              <dc:creator>Auteur inconnu</dc:creator>
              <dc:date>2020-10-22T09:15:00</dc:date>
            </office:change-info>
          </text:insertion>
        </text:changed-region>
        <text:changed-region xml:id="ct89204176" text:id="ct89204176">
          <text:insertion>
            <office:change-info>
              <dc:creator>Auteur inconnu</dc:creator>
              <dc:date>2020-10-22T09:06:56</dc:date>
            </office:change-info>
          </text:insertion>
        </text:changed-region>
        <text:changed-region xml:id="ct89205760" text:id="ct89205760">
          <text:insertion>
            <office:change-info>
              <dc:creator>Auteur inconnu</dc:creator>
              <dc:date>2020-10-22T09:08:21</dc:date>
            </office:change-info>
          </text:insertion>
        </text:changed-region>
        <text:changed-region xml:id="ct89208080" text:id="ct89208080">
          <text:deletion>
            <office:change-info>
              <dc:creator>Auteur inconnu</dc:creator>
              <dc:date>2020-10-22T09:13:42</dc:date>
            </office:change-info>
            <text:p text:style-name="P117">saf_prv</text:p>
          </text:deletion>
        </text:changed-region>
        <text:changed-region xml:id="ct89208688" text:id="ct89208688">
          <text:insertion>
            <office:change-info>
              <dc:creator>Auteur inconnu</dc:creator>
              <dc:date>2020-10-22T09:13:42</dc:date>
            </office:change-info>
          </text:insertion>
        </text:changed-region>
        <text:changed-region xml:id="ct89209328" text:id="ct89209328">
          <text:insertion>
            <office:change-info>
              <dc:creator>Auteur inconnu</dc:creator>
              <dc:date>2020-10-22T09:15:04</dc:date>
            </office:change-info>
          </text:insertion>
        </text:changed-region>
        <text:changed-region xml:id="ct89210032" text:id="ct89210032">
          <text:insertion>
            <office:change-info>
              <dc:creator>Auteur inconnu</dc:creator>
              <dc:date>2020-10-22T09:06:56</dc:date>
            </office:change-info>
          </text:insertion>
        </text:changed-region>
        <text:changed-region xml:id="ct89210960" text:id="ct89210960">
          <text:insertion>
            <office:change-info>
              <dc:creator>Auteur inconnu</dc:creator>
              <dc:date>2020-10-22T09:08:21</dc:date>
            </office:change-info>
          </text:insertion>
        </text:changed-region>
        <text:changed-region xml:id="ct89214128" text:id="ct89214128">
          <text:insertion>
            <office:change-info>
              <dc:creator>Auteur inconnu</dc:creator>
              <dc:date>2020-10-22T09:14:18</dc:date>
            </office:change-info>
          </text:insertion>
        </text:changed-region>
        <text:changed-region xml:id="ct89216672" text:id="ct89216672">
          <text:insertion>
            <office:change-info>
              <dc:creator>Auteur inconnu</dc:creator>
              <dc:date>2020-10-22T09:14:34</dc:date>
            </office:change-info>
          </text:insertion>
        </text:changed-region>
        <text:changed-region xml:id="ct89217664" text:id="ct89217664">
          <text:insertion>
            <office:change-info>
              <dc:creator>Auteur inconnu</dc:creator>
              <dc:date>2020-10-22T09:17:03</dc:date>
            </office:change-info>
          </text:insertion>
        </text:changed-region>
        <text:changed-region xml:id="ct89217904" text:id="ct89217904">
          <text:insertion>
            <office:change-info>
              <dc:creator>Auteur inconnu</dc:creator>
              <dc:date>2020-10-22T09:08:21</dc:date>
            </office:change-info>
          </text:insertion>
        </text:changed-region>
        <text:changed-region xml:id="ct89218144" text:id="ct89218144">
          <text:insertion>
            <office:change-info>
              <dc:creator>Auteur inconnu</dc:creator>
              <dc:date>2020-10-22T09:17:09</dc:date>
            </office:change-info>
          </text:insertion>
        </text:changed-region>
        <text:changed-region xml:id="ct89220480" text:id="ct89220480">
          <text:deletion>
            <office:change-info>
              <dc:creator>Auteur inconnu</dc:creator>
              <dc:date>2020-10-22T09:13:28</dc:date>
            </office:change-info>
            <text:p text:style-name="P117">safran_</text:p>
          </text:deletion>
        </text:changed-region>
        <text:changed-region xml:id="ct89221424" text:id="ct89221424">
          <text:insertion>
            <office:change-info>
              <dc:creator>Auteur inconnu</dc:creator>
              <dc:date>2020-10-22T09:13:29</dc:date>
            </office:change-info>
          </text:insertion>
        </text:changed-region>
        <text:changed-region xml:id="ct89222272" text:id="ct89222272">
          <text:insertion>
            <office:change-info>
              <dc:creator>Auteur inconnu</dc:creator>
              <dc:date>2020-10-22T09:06:56</dc:date>
            </office:change-info>
          </text:insertion>
        </text:changed-region>
        <text:changed-region xml:id="ct89223440" text:id="ct89223440">
          <text:insertion>
            <office:change-info>
              <dc:creator>Auteur inconnu</dc:creator>
              <dc:date>2020-10-22T09:08:21</dc:date>
            </office:change-info>
          </text:insertion>
        </text:changed-region>
        <text:changed-region xml:id="ct89226176" text:id="ct89226176">
          <text:deletion>
            <office:change-info>
              <dc:creator>Auteur inconnu</dc:creator>
              <dc:date>2020-10-22T09:12:57</dc:date>
            </office:change-info>
            <text:p text:style-name="P117">safran_</text:p>
          </text:deletion>
        </text:changed-region>
        <text:changed-region xml:id="ct89227024" text:id="ct89227024">
          <text:insertion>
            <office:change-info>
              <dc:creator>Auteur inconnu</dc:creator>
              <dc:date>2020-10-22T09:12:45</dc:date>
            </office:change-info>
          </text:insertion>
        </text:changed-region>
        <text:changed-region xml:id="ct89229392" text:id="ct89229392">
          <text:insertion>
            <office:change-info>
              <dc:creator>Auteur inconnu</dc:creator>
              <dc:date>2020-10-22T09:06:56</dc:date>
            </office:change-info>
          </text:insertion>
        </text:changed-region>
        <text:changed-region xml:id="ct89230096" text:id="ct89230096">
          <text:insertion>
            <office:change-info>
              <dc:creator>Auteur inconnu</dc:creator>
              <dc:date>2020-10-22T09:08:21</dc:date>
            </office:change-info>
          </text:insertion>
        </text:changed-region>
        <text:changed-region xml:id="ct89231488" text:id="ct89231488">
          <text:insertion>
            <office:change-info>
              <dc:creator>Auteur inconnu</dc:creator>
              <dc:date>2020-10-22T09:10:09</dc:date>
            </office:change-info>
          </text:insertion>
        </text:changed-region>
        <text:changed-region xml:id="ct89231728" text:id="ct89231728">
          <text:deletion>
            <office:change-info>
              <dc:creator>Auteur inconnu</dc:creator>
              <dc:date>2020-10-22T09:10:05</dc:date>
            </office:change-info>
            <text:p text:style-name="P173"><text:span text:style-name="T216">surfex_postes_ana</text:span></text:p>
          </text:deletion>
        </text:changed-region>
        <text:changed-region xml:id="ct89232320" text:id="ct89232320">
          <text:insertion>
            <office:change-info>
              <dc:creator>Auteur inconnu</dc:creator>
              <dc:date>2020-10-22T08:40:03</dc:date>
            </office:change-info>
          </text:insertion>
        </text:changed-region>
        <text:changed-region xml:id="ct89233104" text:id="ct89233104">
          <text:insertion>
            <office:change-info>
              <dc:creator>Auteur inconnu</dc:creator>
              <dc:date>2020-10-22T09:06:56</dc:date>
            </office:change-info>
          </text:insertion>
        </text:changed-region>
        <text:changed-region xml:id="ct89235552" text:id="ct89235552">
          <text:insertion>
            <office:change-info>
              <dc:creator>Auteur inconnu</dc:creator>
              <dc:date>2020-10-22T09:08:21</dc:date>
            </office:change-info>
          </text:insertion>
        </text:changed-region>
        <text:changed-region xml:id="ct89238480" text:id="ct89238480">
          <text:deletion>
            <office:change-info>
              <dc:creator>Auteur inconnu</dc:creator>
              <dc:date>2020-10-22T09:10:24</dc:date>
            </office:change-info>
            <text:p text:style-name="P173"><text:span text:style-name="T216">surfex_massif_ana</text:span></text:p>
          </text:deletion>
        </text:changed-region>
        <text:changed-region xml:id="ct89238720" text:id="ct89238720">
          <text:insertion>
            <office:change-info>
              <dc:creator>Auteur inconnu</dc:creator>
              <dc:date>2020-10-22T09:10:24</dc:date>
            </office:change-info>
          </text:insertion>
        </text:changed-region>
        <text:changed-region xml:id="ct89239360" text:id="ct89239360">
          <text:insertion>
            <office:change-info>
              <dc:creator>Auteur inconnu</dc:creator>
              <dc:date>2020-10-22T08:40:33</dc:date>
            </office:change-info>
          </text:insertion>
        </text:changed-region>
        <text:changed-region xml:id="ct89244976" text:id="ct89244976">
          <text:insertion>
            <office:change-info>
              <dc:creator>Auteur inconnu</dc:creator>
              <dc:date>2020-10-22T09:06:56</dc:date>
            </office:change-info>
          </text:insertion>
        </text:changed-region>
        <text:changed-region xml:id="ct89246304" text:id="ct89246304">
          <text:insertion>
            <office:change-info>
              <dc:creator>Auteur inconnu</dc:creator>
              <dc:date>2020-10-22T09:08:21</dc:date>
            </office:change-info>
          </text:insertion>
        </text:changed-region>
        <text:changed-region xml:id="ct89248240" text:id="ct89248240">
          <text:deletion>
            <office:change-info>
              <dc:creator>Auteur inconnu</dc:creator>
              <dc:date>2020-10-22T09:10:43</dc:date>
            </office:change-info>
            <text:p text:style-name="P173"><text:span text:style-name="T216">surfex_postes_prv</text:span></text:p>
          </text:deletion>
        </text:changed-region>
        <text:changed-region xml:id="ct89248480" text:id="ct89248480">
          <text:insertion>
            <office:change-info>
              <dc:creator>Auteur inconnu</dc:creator>
              <dc:date>2020-10-22T09:10:43</dc:date>
            </office:change-info>
          </text:insertion>
        </text:changed-region>
        <text:changed-region xml:id="ct89249072" text:id="ct89249072">
          <text:insertion>
            <office:change-info>
              <dc:creator>Auteur inconnu</dc:creator>
              <dc:date>2020-10-22T08:41:05</dc:date>
            </office:change-info>
          </text:insertion>
        </text:changed-region>
        <text:changed-region xml:id="ct89249664" text:id="ct89249664">
          <text:insertion>
            <office:change-info>
              <dc:creator>Auteur inconnu</dc:creator>
              <dc:date>2020-10-22T09:06:56</dc:date>
            </office:change-info>
          </text:insertion>
        </text:changed-region>
        <text:changed-region xml:id="ct89251072" text:id="ct89251072">
          <text:insertion>
            <office:change-info>
              <dc:creator>Auteur inconnu</dc:creator>
              <dc:date>2020-10-22T09:08:21</dc:date>
            </office:change-info>
          </text:insertion>
        </text:changed-region>
        <text:changed-region xml:id="ct89253440" text:id="ct89253440">
          <text:insertion>
            <office:change-info>
              <dc:creator>Auteur inconnu</dc:creator>
              <dc:date>2020-10-22T09:10:49</dc:date>
            </office:change-info>
          </text:insertion>
        </text:changed-region>
        <text:changed-region xml:id="ct89253680" text:id="ct89253680">
          <text:deletion>
            <office:change-info>
              <dc:creator>Auteur inconnu</dc:creator>
              <dc:date>2020-10-22T09:10:48</dc:date>
            </office:change-info>
            <text:p text:style-name="P173"><text:span text:style-name="T216"><office:annotation loext:resolved="false"><dc:creator>Matthieu Lafaysse</dc:creator><dc:date>2020-10-21T19:19:43.237759458</dc:date><meta:creator-initials>ML</meta:creator-initials><text:p text:style-name="P272"><text:span text:style-name="T256">A quoi correspondent les noms ? A qq chose dans le portail ? En tout cas les noms des tâches iga ne correspondent pas à ça, ils ont fait un nommage à eux qu’ils utilisent pour communiquer avec nous.</text:span></text:p></office:annotation></text:span><text:span text:style-name="T216">surfex_massif_prv</text:span></text:p>
          </text:deletion>
        </text:changed-region>
        <text:changed-region xml:id="ct89254272" text:id="ct89254272">
          <text:insertion>
            <office:change-info>
              <dc:creator>Auteur inconnu</dc:creator>
              <dc:date>2020-10-22T08:41:06</dc:date>
            </office:change-info>
          </text:insertion>
        </text:changed-region>
        <text:changed-region xml:id="ct89257152" text:id="ct89257152">
          <text:insertion>
            <office:change-info>
              <dc:creator>Auteur inconnu</dc:creator>
              <dc:date>2020-10-22T09:06:56</dc:date>
            </office:change-info>
          </text:insertion>
        </text:changed-region>
        <text:changed-region xml:id="ct89258768" text:id="ct89258768">
          <text:insertion>
            <office:change-info>
              <dc:creator>Auteur inconnu</dc:creator>
              <dc:date>2020-10-22T09:08:21</dc:date>
            </office:change-info>
          </text:insertion>
        </text:changed-region>
        <text:changed-region xml:id="ct89283520" text:id="ct89283520">
          <text:deletion>
            <office:change-info>
              <dc:creator>Matthieu Vernay</dc:creator>
              <dc:date>2022-06-10T09:13:22</dc:date>
            </office:change-info>
            <text:p text:style-name="P260"/>
            <text:p text:style-name="P260"/>
          </text:deletion>
        </text:changed-region>
        <text:changed-region xml:id="ct89283280" text:id="ct89283280">
          <text:deletion>
            <office:change-info>
              <dc:creator>Matthieu Vernay</dc:creator>
              <dc:date>2021-02-05T09:50:52</dc:date>
            </office:change-info>
            <text:p text:style-name="P260"/>
            <text:p text:style-name="P261"/>
            <text:p text:style-name="P261"/>
            <text:p text:style-name="P261">Tableau <text:sequence text:ref-name="refTable4" text:name="Table" text:formula="ooow:Table+1" style:num-format="1">2</text:sequence>: Résumé des conditions de déclenchement des différentes tâches</text:p>
          </text:deletion>
        </text:changed-region>
        <text:changed-region xml:id="ct89208368" text:id="ct89208368">
          <text:insertion>
            <office:change-info>
              <dc:creator>Matthieu Vernay</dc:creator>
              <dc:date>2021-02-05T09:50:08</dc:date>
            </office:change-info>
          </text:insertion>
        </text:changed-region>
        <text:changed-region xml:id="ct89204768" text:id="ct89204768">
          <text:insertion>
            <office:change-info>
              <dc:creator>Matthieu Vernay</dc:creator>
              <dc:date>2021-02-05T09:50:08</dc:date>
            </office:change-info>
          </text:insertion>
        </text:changed-region>
        <text:changed-region xml:id="ct89286096" text:id="ct89286096">
          <text:insertion>
            <office:change-info>
              <dc:creator>Matthieu Vernay</dc:creator>
              <dc:date>2021-02-05T09:50:08</dc:date>
            </office:change-info>
          </text:insertion>
        </text:changed-region>
        <text:changed-region xml:id="ct89210624" text:id="ct89210624">
          <text:insertion>
            <office:change-info>
              <dc:creator>Matthieu Vernay</dc:creator>
              <dc:date>2021-02-05T09:50:08</dc:date>
            </office:change-info>
          </text:insertion>
        </text:changed-region>
        <text:changed-region xml:id="ct89288992" text:id="ct89288992">
          <text:insertion>
            <office:change-info>
              <dc:creator>Matthieu Vernay</dc:creator>
              <dc:date>2021-02-05T09:50:08</dc:date>
            </office:change-info>
          </text:insertion>
        </text:changed-region>
        <text:changed-region xml:id="ct89289584" text:id="ct89289584">
          <text:insertion>
            <office:change-info>
              <dc:creator>Matthieu Vernay</dc:creator>
              <dc:date>2021-02-05T09:50:08</dc:date>
            </office:change-info>
          </text:insertion>
        </text:changed-region>
        <text:changed-region xml:id="ct89290176" text:id="ct89290176">
          <text:insertion>
            <office:change-info>
              <dc:creator>Matthieu Vernay</dc:creator>
              <dc:date>2021-02-05T09:50:08</dc:date>
            </office:change-info>
          </text:insertion>
        </text:changed-region>
        <text:changed-region xml:id="ct89290416" text:id="ct89290416">
          <text:insertion>
            <office:change-info>
              <dc:creator>Matthieu Vernay</dc:creator>
              <dc:date>2022-06-10T09:07:36</dc:date>
            </office:change-info>
          </text:insertion>
        </text:changed-region>
        <text:changed-region xml:id="ct89291008" text:id="ct89291008">
          <text:insertion>
            <office:change-info>
              <dc:creator>Matthieu Vernay</dc:creator>
              <dc:date>2021-02-05T09:50:08</dc:date>
            </office:change-info>
          </text:insertion>
        </text:changed-region>
        <text:changed-region xml:id="ct89291952" text:id="ct89291952">
          <text:insertion>
            <office:change-info>
              <dc:creator>Matthieu Vernay</dc:creator>
              <dc:date>2021-02-05T09:50:08</dc:date>
            </office:change-info>
          </text:insertion>
        </text:changed-region>
        <text:changed-region xml:id="ct89292896" text:id="ct89292896">
          <text:insertion>
            <office:change-info>
              <dc:creator>Matthieu Vernay</dc:creator>
              <dc:date>2021-02-05T09:50:08</dc:date>
            </office:change-info>
          </text:insertion>
        </text:changed-region>
        <text:changed-region xml:id="ct89293136" text:id="ct89293136">
          <text:insertion>
            <office:change-info>
              <dc:creator>Matthieu Vernay</dc:creator>
              <dc:date>2022-06-10T09:07:39</dc:date>
            </office:change-info>
          </text:insertion>
        </text:changed-region>
        <text:changed-region xml:id="ct89293728" text:id="ct89293728">
          <text:insertion>
            <office:change-info>
              <dc:creator>Matthieu Vernay</dc:creator>
              <dc:date>2021-02-05T09:50:08</dc:date>
            </office:change-info>
          </text:insertion>
        </text:changed-region>
        <text:changed-region xml:id="ct89294672" text:id="ct89294672">
          <text:insertion>
            <office:change-info>
              <dc:creator>Matthieu Vernay</dc:creator>
              <dc:date>2021-02-05T09:50:08</dc:date>
            </office:change-info>
          </text:insertion>
        </text:changed-region>
        <text:changed-region xml:id="ct89295616" text:id="ct89295616">
          <text:insertion>
            <office:change-info>
              <dc:creator>Matthieu Vernay</dc:creator>
              <dc:date>2021-02-05T09:50:08</dc:date>
            </office:change-info>
          </text:insertion>
        </text:changed-region>
        <text:changed-region xml:id="ct89295856" text:id="ct89295856">
          <text:insertion>
            <office:change-info>
              <dc:creator>Matthieu Vernay</dc:creator>
              <dc:date>2022-06-10T09:07:42</dc:date>
            </office:change-info>
          </text:insertion>
        </text:changed-region>
        <text:changed-region xml:id="ct89296448" text:id="ct89296448">
          <text:insertion>
            <office:change-info>
              <dc:creator>Matthieu Vernay</dc:creator>
              <dc:date>2021-02-05T09:50:08</dc:date>
            </office:change-info>
          </text:insertion>
        </text:changed-region>
        <text:changed-region xml:id="ct89297392" text:id="ct89297392">
          <text:insertion>
            <office:change-info>
              <dc:creator>Matthieu Vernay</dc:creator>
              <dc:date>2021-02-05T09:50:08</dc:date>
            </office:change-info>
          </text:insertion>
        </text:changed-region>
        <text:changed-region xml:id="ct89298736" text:id="ct89298736">
          <text:insertion>
            <office:change-info>
              <dc:creator>Matthieu Vernay</dc:creator>
              <dc:date>2021-02-05T09:50:08</dc:date>
            </office:change-info>
          </text:insertion>
        </text:changed-region>
        <text:changed-region xml:id="ct89299296" text:id="ct89299296">
          <text:insertion>
            <office:change-info>
              <dc:creator>Matthieu Vernay</dc:creator>
              <dc:date>2022-06-10T09:07:59</dc:date>
            </office:change-info>
          </text:insertion>
        </text:changed-region>
        <text:changed-region xml:id="ct89300032" text:id="ct89300032">
          <text:insertion>
            <office:change-info>
              <dc:creator>Matthieu Vernay</dc:creator>
              <dc:date>2022-06-10T09:10:04</dc:date>
            </office:change-info>
          </text:insertion>
        </text:changed-region>
        <text:changed-region xml:id="ct89300976" text:id="ct89300976">
          <text:insertion>
            <office:change-info>
              <dc:creator>Matthieu Vernay</dc:creator>
              <dc:date>2022-06-10T09:08:01</dc:date>
            </office:change-info>
          </text:insertion>
        </text:changed-region>
        <text:changed-region xml:id="ct89301920" text:id="ct89301920">
          <text:insertion>
            <office:change-info>
              <dc:creator>Matthieu Vernay</dc:creator>
              <dc:date>2021-02-05T09:50:08</dc:date>
            </office:change-info>
          </text:insertion>
        </text:changed-region>
        <text:changed-region xml:id="ct89302864" text:id="ct89302864">
          <text:insertion>
            <office:change-info>
              <dc:creator>Matthieu Vernay</dc:creator>
              <dc:date>2021-02-05T09:50:08</dc:date>
            </office:change-info>
          </text:insertion>
        </text:changed-region>
        <text:changed-region xml:id="ct89304608" text:id="ct89304608">
          <text:insertion>
            <office:change-info>
              <dc:creator>Matthieu Vernay</dc:creator>
              <dc:date>2021-02-05T09:50:08</dc:date>
            </office:change-info>
          </text:insertion>
        </text:changed-region>
        <text:changed-region xml:id="ct89306320" text:id="ct89306320">
          <text:insertion>
            <office:change-info>
              <dc:creator>Matthieu Vernay</dc:creator>
              <dc:date>2021-02-05T09:50:08</dc:date>
            </office:change-info>
          </text:insertion>
        </text:changed-region>
        <text:changed-region xml:id="ct89307040" text:id="ct89307040">
          <text:insertion>
            <office:change-info>
              <dc:creator>Matthieu Vernay</dc:creator>
              <dc:date>2021-02-05T09:50:08</dc:date>
            </office:change-info>
          </text:insertion>
        </text:changed-region>
        <text:changed-region xml:id="ct89309648" text:id="ct89309648">
          <text:insertion>
            <office:change-info>
              <dc:creator>Matthieu Vernay</dc:creator>
              <dc:date>2021-02-05T09:50:08</dc:date>
            </office:change-info>
          </text:insertion>
        </text:changed-region>
        <text:changed-region xml:id="ct89310416" text:id="ct89310416">
          <text:insertion>
            <office:change-info>
              <dc:creator>Matthieu Vernay</dc:creator>
              <dc:date>2021-02-05T09:50:08</dc:date>
            </office:change-info>
          </text:insertion>
        </text:changed-region>
        <text:changed-region xml:id="ct89312624" text:id="ct89312624">
          <text:insertion>
            <office:change-info>
              <dc:creator>Matthieu Vernay</dc:creator>
              <dc:date>2021-02-05T09:50:08</dc:date>
            </office:change-info>
          </text:insertion>
        </text:changed-region>
        <text:changed-region xml:id="ct89313216" text:id="ct89313216">
          <text:insertion>
            <office:change-info>
              <dc:creator>Matthieu Vernay</dc:creator>
              <dc:date>2021-02-05T09:50:08</dc:date>
            </office:change-info>
          </text:insertion>
        </text:changed-region>
        <text:changed-region xml:id="ct89313984" text:id="ct89313984">
          <text:insertion>
            <office:change-info>
              <dc:creator>Matthieu Vernay</dc:creator>
              <dc:date>2021-02-05T09:50:08</dc:date>
            </office:change-info>
          </text:insertion>
        </text:changed-region>
        <text:changed-region xml:id="ct89316448" text:id="ct89316448">
          <text:insertion>
            <office:change-info>
              <dc:creator>Matthieu Vernay</dc:creator>
              <dc:date>2021-02-05T09:50:08</dc:date>
            </office:change-info>
          </text:insertion>
        </text:changed-region>
        <text:changed-region xml:id="ct89317040" text:id="ct89317040">
          <text:insertion>
            <office:change-info>
              <dc:creator>Matthieu Vernay</dc:creator>
              <dc:date>2021-02-05T09:50:08</dc:date>
            </office:change-info>
          </text:insertion>
        </text:changed-region>
        <text:changed-region xml:id="ct89319696" text:id="ct89319696">
          <text:insertion>
            <office:change-info>
              <dc:creator>Matthieu Vernay</dc:creator>
              <dc:date>2021-02-05T09:50:08</dc:date>
            </office:change-info>
          </text:insertion>
        </text:changed-region>
        <text:changed-region xml:id="ct89320848" text:id="ct89320848">
          <text:insertion>
            <office:change-info>
              <dc:creator>Auteur inconnu</dc:creator>
              <dc:date>2022-05-06T08:06:01</dc:date>
            </office:change-info>
          </text:insertion>
        </text:changed-region>
        <text:changed-region xml:id="ct89321936" text:id="ct89321936">
          <text:insertion>
            <office:change-info>
              <dc:creator>Matthieu Vernay</dc:creator>
              <dc:date>2021-02-05T09:50:08</dc:date>
            </office:change-info>
          </text:insertion>
        </text:changed-region>
        <text:changed-region xml:id="ct89322176" text:id="ct89322176">
          <text:deletion>
            <office:change-info>
              <dc:creator>Auteur inconnu</dc:creator>
              <dc:date>2022-05-06T08:06:48</dc:date>
            </office:change-info>
            <text:p text:style-name="P177"><office:annotation loext:resolved="false"><dc:creator>Matthieu Vernay</dc:creator><dc:date>2021-02-05T08:31:45.063803747</dc:date><meta:creator-initials>MV</meta:creator-initials><text:p text:style-name="P272"><text:span text:style-name="T256">On pourrait travailler au fil de l’eau pour gagner un peu de temps</text:span></text:p></office:annotation></text:p>
          </text:deletion>
        </text:changed-region>
        <text:changed-region xml:id="ct89323168" text:id="ct89323168">
          <text:insertion>
            <office:change-info>
              <dc:creator>Matthieu Vernay</dc:creator>
              <dc:date>2021-02-05T09:50:08</dc:date>
            </office:change-info>
          </text:insertion>
        </text:changed-region>
        <text:changed-region xml:id="ct89325856" text:id="ct89325856">
          <text:insertion>
            <office:change-info>
              <dc:creator>Auteur inconnu</dc:creator>
              <dc:date>2022-05-06T08:03:24</dc:date>
            </office:change-info>
          </text:insertion>
        </text:changed-region>
        <text:changed-region xml:id="ct89327488" text:id="ct89327488">
          <text:insertion>
            <office:change-info>
              <dc:creator>Auteur inconnu</dc:creator>
              <dc:date>2022-05-06T08:05:44</dc:date>
            </office:change-info>
          </text:insertion>
        </text:changed-region>
        <text:changed-region xml:id="ct89328608" text:id="ct89328608">
          <text:insertion>
            <office:change-info>
              <dc:creator>Matthieu Vernay</dc:creator>
              <dc:date>2021-02-05T09:50:08</dc:date>
            </office:change-info>
          </text:insertion>
        </text:changed-region>
        <text:changed-region xml:id="ct89329200" text:id="ct89329200">
          <text:insertion>
            <office:change-info>
              <dc:creator>Matthieu Vernay</dc:creator>
              <dc:date>2021-02-05T09:50:08</dc:date>
            </office:change-info>
          </text:insertion>
        </text:changed-region>
        <text:changed-region xml:id="ct89330848" text:id="ct89330848">
          <text:insertion>
            <office:change-info>
              <dc:creator>Matthieu Vernay</dc:creator>
              <dc:date>2021-02-05T09:50:08</dc:date>
            </office:change-info>
          </text:insertion>
        </text:changed-region>
        <text:changed-region xml:id="ct89331440" text:id="ct89331440">
          <text:insertion>
            <office:change-info>
              <dc:creator>Auteur inconnu</dc:creator>
              <dc:date>2022-05-06T08:07:23</dc:date>
            </office:change-info>
          </text:insertion>
        </text:changed-region>
        <text:changed-region xml:id="ct89332176" text:id="ct89332176">
          <text:insertion>
            <office:change-info>
              <dc:creator>Matthieu Vernay</dc:creator>
              <dc:date>2021-02-05T09:50:08</dc:date>
            </office:change-info>
          </text:insertion>
        </text:changed-region>
        <text:changed-region xml:id="ct89333088" text:id="ct89333088">
          <text:insertion>
            <office:change-info>
              <dc:creator>Auteur inconnu</dc:creator>
              <dc:date>2022-05-06T08:07:26</dc:date>
            </office:change-info>
          </text:insertion>
        </text:changed-region>
        <text:changed-region xml:id="ct89333328" text:id="ct89333328">
          <text:deletion>
            <office:change-info>
              <dc:creator>Auteur inconnu</dc:creator>
              <dc:date>2022-05-06T08:07:43</dc:date>
            </office:change-info>
            <text:p text:style-name="P129"><text:span text:style-name="T234"><office:annotation loext:resolved="false"><dc:creator>Matthieu Vernay</dc:creator><dc:date>2021-02-05T09:00:01.962917997</dc:date><meta:creator-initials>MV</meta:creator-initials><text:p text:style-name="P272"><text:span text:style-name="T256">Analyse SAFRAN</text:span></text:p></office:annotation></text:span></text:p>
          </text:deletion>
        </text:changed-region>
        <text:changed-region xml:id="ct89334016" text:id="ct89334016">
          <text:insertion>
            <office:change-info>
              <dc:creator>Matthieu Vernay</dc:creator>
              <dc:date>2021-02-05T09:50:08</dc:date>
            </office:change-info>
          </text:insertion>
        </text:changed-region>
        <text:changed-region xml:id="ct89335664" text:id="ct89335664">
          <text:insertion>
            <office:change-info>
              <dc:creator>Matthieu Vernay</dc:creator>
              <dc:date>2021-02-05T09:50:08</dc:date>
            </office:change-info>
          </text:insertion>
        </text:changed-region>
        <text:changed-region xml:id="ct89336624" text:id="ct89336624">
          <text:insertion>
            <office:change-info>
              <dc:creator>Matthieu Vernay</dc:creator>
              <dc:date>2022-06-10T09:08:28</dc:date>
            </office:change-info>
          </text:insertion>
        </text:changed-region>
        <text:changed-region xml:id="ct89336864" text:id="ct89336864">
          <text:deletion>
            <office:change-info>
              <dc:creator>Matthieu Vernay</dc:creator>
              <dc:date>2022-05-06T08:34:50</dc:date>
            </office:change-info>
            <text:p text:style-name="P209"><text:span text:style-name="T235"><office:annotation loext:resolved="false"><dc:creator>Auteur inconnu</dc:creator><dc:date>2022-05-06T08:32:38.305971001</dc:date><text:p text:style-name="P273"><text:span text:style-name="T256"/></text:p></office:annotation></text:span></text:p>
          </text:deletion>
        </text:changed-region>
        <text:changed-region xml:id="ct89337552" text:id="ct89337552">
          <text:insertion>
            <office:change-info>
              <dc:creator>Matthieu Vernay</dc:creator>
              <dc:date>2021-02-05T09:50:08</dc:date>
            </office:change-info>
          </text:insertion>
        </text:changed-region>
        <text:changed-region xml:id="ct89338144" text:id="ct89338144">
          <text:insertion>
            <office:change-info>
              <dc:creator>Auteur inconnu</dc:creator>
              <dc:date>2022-05-06T08:07:30</dc:date>
            </office:change-info>
          </text:insertion>
        </text:changed-region>
        <text:changed-region xml:id="ct89338384" text:id="ct89338384">
          <text:insertion>
            <office:change-info>
              <dc:creator>Matthieu Vernay</dc:creator>
              <dc:date>2021-02-05T09:50:08</dc:date>
            </office:change-info>
          </text:insertion>
        </text:changed-region>
        <text:changed-region xml:id="ct89338704" text:id="ct89338704">
          <text:insertion>
            <office:change-info>
              <dc:creator>Auteur inconnu</dc:creator>
              <dc:date>2022-05-06T08:07:34</dc:date>
            </office:change-info>
          </text:insertion>
        </text:changed-region>
        <text:changed-region xml:id="ct89339296" text:id="ct89339296">
          <text:insertion>
            <office:change-info>
              <dc:creator>Matthieu Vernay</dc:creator>
              <dc:date>2021-02-05T09:50:08</dc:date>
            </office:change-info>
          </text:insertion>
        </text:changed-region>
        <text:changed-region xml:id="ct89348080" text:id="ct89348080">
          <text:insertion>
            <office:change-info>
              <dc:creator>Matthieu Vernay</dc:creator>
              <dc:date>2021-02-05T09:50:08</dc:date>
            </office:change-info>
          </text:insertion>
        </text:changed-region>
        <text:changed-region xml:id="ct89349776" text:id="ct89349776">
          <text:deletion>
            <office:change-info>
              <dc:creator>Auteur inconnu</dc:creator>
              <dc:date>2022-05-06T08:07:36</dc:date>
            </office:change-info>
            <text:p text:style-name="P188"><text:span text:style-name="T221">ana</text:span></text:p>
          </text:deletion>
        </text:changed-region>
        <text:changed-region xml:id="ct89350016" text:id="ct89350016">
          <text:insertion>
            <office:change-info>
              <dc:creator>Auteur inconnu</dc:creator>
              <dc:date>2022-05-06T08:07:36</dc:date>
            </office:change-info>
          </text:insertion>
        </text:changed-region>
        <text:changed-region xml:id="ct89350608" text:id="ct89350608">
          <text:insertion>
            <office:change-info>
              <dc:creator>Matthieu Vernay</dc:creator>
              <dc:date>2021-02-05T09:50:08</dc:date>
            </office:change-info>
          </text:insertion>
        </text:changed-region>
        <text:changed-region xml:id="ct89352256" text:id="ct89352256">
          <text:insertion>
            <office:change-info>
              <dc:creator>Matthieu Vernay</dc:creator>
              <dc:date>2021-02-05T09:50:08</dc:date>
            </office:change-info>
          </text:insertion>
        </text:changed-region>
        <text:changed-region xml:id="ct89352848" text:id="ct89352848">
          <text:insertion>
            <office:change-info>
              <dc:creator>Matthieu Vernay</dc:creator>
              <dc:date>2021-02-05T09:50:08</dc:date>
            </office:change-info>
          </text:insertion>
        </text:changed-region>
        <text:changed-region xml:id="ct89353440" text:id="ct89353440">
          <text:insertion>
            <office:change-info>
              <dc:creator>Matthieu Vernay</dc:creator>
              <dc:date>2021-02-05T09:50:08</dc:date>
            </office:change-info>
          </text:insertion>
        </text:changed-region>
        <text:changed-region xml:id="ct89354736" text:id="ct89354736">
          <text:insertion>
            <office:change-info>
              <dc:creator>Matthieu Vernay</dc:creator>
              <dc:date>2021-02-05T09:50:08</dc:date>
            </office:change-info>
          </text:insertion>
        </text:changed-region>
        <text:changed-region xml:id="ct89355328" text:id="ct89355328">
          <text:insertion>
            <office:change-info>
              <dc:creator>Matthieu Vernay</dc:creator>
              <dc:date>2022-06-10T09:12:19</dc:date>
            </office:change-info>
          </text:insertion>
        </text:changed-region>
        <text:changed-region xml:id="ct89355920" text:id="ct89355920">
          <text:insertion>
            <office:change-info>
              <dc:creator>Matthieu Vernay</dc:creator>
              <dc:date>2021-02-05T09:50:08</dc:date>
            </office:change-info>
          </text:insertion>
        </text:changed-region>
        <text:changed-region xml:id="ct89283024" text:id="ct89283024">
          <text:insertion>
            <office:change-info>
              <dc:creator>Matthieu Vernay</dc:creator>
              <dc:date>2021-02-05T09:50:08</dc:date>
            </office:change-info>
          </text:insertion>
        </text:changed-region>
        <text:changed-region xml:id="ct89357264" text:id="ct89357264">
          <text:insertion>
            <office:change-info>
              <dc:creator>Matthieu Vernay</dc:creator>
              <dc:date>2021-02-05T09:50:08</dc:date>
            </office:change-info>
          </text:insertion>
        </text:changed-region>
        <text:changed-region xml:id="ct89359392" text:id="ct89359392">
          <text:insertion>
            <office:change-info>
              <dc:creator>Matthieu Vernay</dc:creator>
              <dc:date>2021-02-05T09:50:08</dc:date>
            </office:change-info>
          </text:insertion>
        </text:changed-region>
        <text:changed-region xml:id="ct89359984" text:id="ct89359984">
          <text:insertion>
            <office:change-info>
              <dc:creator>Matthieu Vernay</dc:creator>
              <dc:date>2021-02-05T09:50:08</dc:date>
            </office:change-info>
          </text:insertion>
        </text:changed-region>
        <text:changed-region xml:id="ct89361280" text:id="ct89361280">
          <text:insertion>
            <office:change-info>
              <dc:creator>Matthieu Vernay</dc:creator>
              <dc:date>2021-02-05T09:50:08</dc:date>
            </office:change-info>
          </text:insertion>
        </text:changed-region>
        <text:changed-region xml:id="ct89361872" text:id="ct89361872">
          <text:insertion>
            <office:change-info>
              <dc:creator>Matthieu Vernay</dc:creator>
              <dc:date>2021-02-05T09:50:08</dc:date>
            </office:change-info>
          </text:insertion>
        </text:changed-region>
        <text:changed-region xml:id="ct89362464" text:id="ct89362464">
          <text:insertion>
            <office:change-info>
              <dc:creator>Matthieu Vernay</dc:creator>
              <dc:date>2021-02-05T09:50:08</dc:date>
            </office:change-info>
          </text:insertion>
        </text:changed-region>
        <text:changed-region xml:id="ct89364752" text:id="ct89364752">
          <text:insertion>
            <office:change-info>
              <dc:creator>Matthieu Vernay</dc:creator>
              <dc:date>2021-02-05T09:50:08</dc:date>
            </office:change-info>
          </text:insertion>
        </text:changed-region>
        <text:changed-region xml:id="ct89365344" text:id="ct89365344">
          <text:insertion>
            <office:change-info>
              <dc:creator>Matthieu Vernay</dc:creator>
              <dc:date>2021-02-05T09:50:08</dc:date>
            </office:change-info>
          </text:insertion>
        </text:changed-region>
        <text:changed-region xml:id="ct89365984" text:id="ct89365984">
          <text:insertion>
            <office:change-info>
              <dc:creator>Matthieu Vernay</dc:creator>
              <dc:date>2021-02-05T09:50:08</dc:date>
            </office:change-info>
          </text:insertion>
        </text:changed-region>
        <text:changed-region xml:id="ct89368800" text:id="ct89368800">
          <text:insertion>
            <office:change-info>
              <dc:creator>Matthieu Vernay</dc:creator>
              <dc:date>2021-02-05T09:50:08</dc:date>
            </office:change-info>
          </text:insertion>
        </text:changed-region>
        <text:changed-region xml:id="ct89369424" text:id="ct89369424">
          <text:insertion>
            <office:change-info>
              <dc:creator>Matthieu Vernay</dc:creator>
              <dc:date>2021-02-05T09:50:08</dc:date>
            </office:change-info>
          </text:insertion>
        </text:changed-region>
        <text:changed-region xml:id="ct89370080" text:id="ct89370080">
          <text:insertion>
            <office:change-info>
              <dc:creator>Matthieu Vernay</dc:creator>
              <dc:date>2021-02-05T09:50:08</dc:date>
            </office:change-info>
          </text:insertion>
        </text:changed-region>
        <text:changed-region xml:id="ct89372048" text:id="ct89372048">
          <text:insertion>
            <office:change-info>
              <dc:creator>Matthieu Vernay</dc:creator>
              <dc:date>2021-02-05T09:50:08</dc:date>
            </office:change-info>
          </text:insertion>
        </text:changed-region>
        <text:changed-region xml:id="ct89373360" text:id="ct89373360">
          <text:insertion>
            <office:change-info>
              <dc:creator>Matthieu Vernay</dc:creator>
              <dc:date>2021-02-05T09:50:08</dc:date>
            </office:change-info>
          </text:insertion>
        </text:changed-region>
        <text:changed-region xml:id="ct89374144" text:id="ct89374144">
          <text:insertion>
            <office:change-info>
              <dc:creator>Matthieu Vernay</dc:creator>
              <dc:date>2021-02-05T09:50:08</dc:date>
            </office:change-info>
          </text:insertion>
        </text:changed-region>
        <text:changed-region xml:id="ct89377904" text:id="ct89377904">
          <text:insertion>
            <office:change-info>
              <dc:creator>Matthieu Vernay</dc:creator>
              <dc:date>2021-02-05T09:50:08</dc:date>
            </office:change-info>
          </text:insertion>
        </text:changed-region>
        <text:changed-region xml:id="ct89378560" text:id="ct89378560">
          <text:insertion>
            <office:change-info>
              <dc:creator>Matthieu Vernay</dc:creator>
              <dc:date>2021-02-05T09:50:08</dc:date>
            </office:change-info>
          </text:insertion>
        </text:changed-region>
        <text:changed-region xml:id="ct89379216" text:id="ct89379216">
          <text:insertion>
            <office:change-info>
              <dc:creator>Matthieu Vernay</dc:creator>
              <dc:date>2021-02-05T09:50:08</dc:date>
            </office:change-info>
          </text:insertion>
        </text:changed-region>
        <text:changed-region xml:id="ct89379936" text:id="ct89379936">
          <text:insertion>
            <office:change-info>
              <dc:creator>Matthieu Vernay</dc:creator>
              <dc:date>2021-02-05T09:50:08</dc:date>
            </office:change-info>
          </text:insertion>
        </text:changed-region>
        <text:changed-region xml:id="ct89383056" text:id="ct89383056">
          <text:insertion>
            <office:change-info>
              <dc:creator>Matthieu Vernay</dc:creator>
              <dc:date>2021-02-05T09:50:08</dc:date>
            </office:change-info>
          </text:insertion>
        </text:changed-region>
        <text:changed-region xml:id="ct89383712" text:id="ct89383712">
          <text:insertion>
            <office:change-info>
              <dc:creator>Matthieu Vernay</dc:creator>
              <dc:date>2021-02-05T09:50:08</dc:date>
            </office:change-info>
          </text:insertion>
        </text:changed-region>
        <text:changed-region xml:id="ct89384368" text:id="ct89384368">
          <text:insertion>
            <office:change-info>
              <dc:creator>Matthieu Vernay</dc:creator>
              <dc:date>2021-02-05T09:50:08</dc:date>
            </office:change-info>
          </text:insertion>
        </text:changed-region>
        <text:changed-region xml:id="ct89388048" text:id="ct89388048">
          <text:insertion>
            <office:change-info>
              <dc:creator>Matthieu Vernay</dc:creator>
              <dc:date>2021-02-05T09:50:08</dc:date>
            </office:change-info>
          </text:insertion>
        </text:changed-region>
        <text:changed-region xml:id="ct89388704" text:id="ct89388704">
          <text:insertion>
            <office:change-info>
              <dc:creator>Matthieu Vernay</dc:creator>
              <dc:date>2021-02-05T09:50:08</dc:date>
            </office:change-info>
          </text:insertion>
        </text:changed-region>
        <text:changed-region xml:id="ct89389360" text:id="ct89389360">
          <text:insertion>
            <office:change-info>
              <dc:creator>Matthieu Vernay</dc:creator>
              <dc:date>2021-02-05T09:50:08</dc:date>
            </office:change-info>
          </text:insertion>
        </text:changed-region>
        <text:changed-region xml:id="ct89390736" text:id="ct89390736">
          <text:insertion>
            <office:change-info>
              <dc:creator>Matthieu Vernay</dc:creator>
              <dc:date>2021-02-05T09:50:08</dc:date>
            </office:change-info>
          </text:insertion>
        </text:changed-region>
        <text:changed-region xml:id="ct89423840" text:id="ct89423840">
          <text:insertion>
            <office:change-info>
              <dc:creator>Matthieu Vernay</dc:creator>
              <dc:date>2021-02-05T09:50:08</dc:date>
            </office:change-info>
          </text:insertion>
        </text:changed-region>
        <text:changed-region xml:id="ct89424080" text:id="ct89424080">
          <text:deletion>
            <office:change-info>
              <dc:creator>Matthieu Vernay</dc:creator>
              <dc:date>2022-06-10T09:10:07</dc:date>
            </office:change-info>
            <text:p text:style-name="P98"><text:span text:style-name="T254"/></text:p>
            <text:p text:style-name="P98"><text:span text:style-name="T254"/></text:p>
          </text:deletion>
        </text:changed-region>
        <text:changed-region xml:id="ct89425024" text:id="ct89425024">
          <text:insertion>
            <office:change-info>
              <dc:creator>Matthieu Vernay</dc:creator>
              <dc:date>2022-06-10T09:09:08</dc:date>
            </office:change-info>
          </text:insertion>
        </text:changed-region>
        <text:changed-region xml:id="ct89371808" text:id="ct89371808">
          <text:deletion>
            <office:change-info>
              <dc:creator>Matthieu Vernay</dc:creator>
              <dc:date>2022-06-10T09:10:24</dc:date>
            </office:change-info>
            <text:list xml:id="list2730561448" text:style-name="L1">
              <text:list-item>
                <text:p text:style-name="P214"/>
              </text:list-item>
            </text:list>
            <text:p text:style-name="P4"/>
            <text:p text:style-name="P115"/>
            <text:p text:style-name="P4"/>
            <text:list xml:id="list91437124857761" text:continue-numbering="true" text:style-name="L1">
              <text:list-item>
                <text:p text:style-name="P214"/>
              </text:list-item>
            </text:list>
          </text:deletion>
        </text:changed-region>
        <text:changed-region xml:id="ct89324128" text:id="ct89324128">
          <text:insertion>
            <office:change-info>
              <dc:creator>Auteur inconnu</dc:creator>
              <dc:date>2020-10-22T09:51:37</dc:date>
            </office:change-info>
          </text:insertion>
        </text:changed-region>
        <text:changed-region xml:id="ct89450704" text:id="ct89450704">
          <text:insertion>
            <office:change-info>
              <dc:creator>Auteur inconnu</dc:creator>
              <dc:date>2020-10-22T09:51:12</dc:date>
            </office:change-info>
          </text:insertion>
        </text:changed-region>
        <text:changed-region xml:id="ct89451408" text:id="ct89451408">
          <text:insertion>
            <office:change-info>
              <dc:creator>Auteur inconnu</dc:creator>
              <dc:date>2020-10-22T09:52:38</dc:date>
            </office:change-info>
          </text:insertion>
        </text:changed-region>
        <text:changed-region xml:id="ct89452576" text:id="ct89452576">
          <text:insertion>
            <office:change-info>
              <dc:creator>Auteur inconnu</dc:creator>
              <dc:date>2020-10-22T09:52:42</dc:date>
            </office:change-info>
          </text:insertion>
        </text:changed-region>
        <text:changed-region xml:id="ct89453744" text:id="ct89453744">
          <text:insertion>
            <office:change-info>
              <dc:creator>Auteur inconnu</dc:creator>
              <dc:date>2020-10-22T09:54:19</dc:date>
            </office:change-info>
          </text:insertion>
        </text:changed-region>
        <text:changed-region xml:id="ct89455088" text:id="ct89455088">
          <text:insertion>
            <office:change-info>
              <dc:creator>Auteur inconnu</dc:creator>
              <dc:date>2020-10-22T09:53:00</dc:date>
            </office:change-info>
          </text:insertion>
        </text:changed-region>
        <text:changed-region xml:id="ct89460464" text:id="ct89460464">
          <text:insertion>
            <office:change-info>
              <dc:creator>Auteur inconnu</dc:creator>
              <dc:date>2020-10-22T09:57:56</dc:date>
            </office:change-info>
          </text:insertion>
        </text:changed-region>
        <text:changed-region xml:id="ct89460768" text:id="ct89460768">
          <text:deletion>
            <office:change-info>
              <dc:creator>Auteur inconnu</dc:creator>
              <dc:date>2020-10-22T09:59:31</dc:date>
            </office:change-info>
            <text:p text:style-name="P14"><text:span text:style-name="T70"><office:annotation loext:resolved="false"><dc:creator>Unknown Author</dc:creator><dc:date>2018-11-14T15:31:51</dc:date><text:p text:style-name="P272"><text:span text:style-name="T259">Je comprends pas pourquoi en analyse vous avez besoin de P0 à P24 de la PEARP. </text:span></text:p></office:annotation></text:span><text:span text:style-name="T70"><office:annotation loext:resolved="false"><dc:creator>Auteur inconnu</dc:creator><dc:date>2018-11-15T13:48:00</dc:date><text:p text:style-name="P272"><text:span text:style-name="T257">Répondre à Unknown Author (14/11/2018, 15:31): "..."</text:span></text:p><text:p><text:span text:style-name="T258">Ils sont utilés comme guess plutot que de prendre une ébauche par type de temps</text:span></text:p></office:annotation></text:span></text:p>
          </text:deletion>
        </text:changed-region>
        <text:changed-region xml:id="ct89518288" text:id="ct89518288">
          <text:deletion>
            <office:change-info>
              <dc:creator>Matthieu Lafaysse</dc:creator>
              <dc:date>2020-10-21T19:27:47</dc:date>
            </office:change-info>
            <text:p text:style-name="P1">e</text:p>
          </text:deletion>
        </text:changed-region>
        <text:changed-region xml:id="ct89518528" text:id="ct89518528">
          <text:deletion>
            <office:change-info>
              <dc:creator>Auteur inconnu</dc:creator>
              <dc:date>2020-10-22T09:59:53</dc:date>
            </office:change-info>
            <text:p text:style-name="P23"><office:annotation loext:resolved="false"><dc:creator>Unknown Author</dc:creator><dc:date>2018-11-14T15:33:52</dc:date><text:p text:style-name="P272"><text:span text:style-name="T259">Vous souhaitez un nouveau produit BDPE ou alors on écrase dans la BDPE le fichier FORCING initial ?</text:span></text:p></office:annotation><office:annotation loext:resolved="false"><dc:creator>Auteur inconnu</dc:creator><dc:date>2018-11-15T13:52:25</dc:date><text:p text:style-name="P272"><text:span text:style-name="T257">Répondre à Unknown Author (14/11/2018, 15:33): "..."</text:span></text:p><text:p><text:span text:style-name="T258">On ne route pas le FORCING en sortie de SAFRAN, seulement en sortie de SURFEX après modification</text:span></text:p></office:annotation></text:p>
          </text:deletion>
        </text:changed-region>
        <text:changed-region xml:id="ct89668048" text:id="ct89668048">
          <text:deletion>
            <office:change-info>
              <dc:creator>Auteur inconnu</dc:creator>
              <dc:date>2020-10-22T10:00:07</dc:date>
            </office:change-info>
            <text:p text:style-name="P37"><office:annotation loext:resolved="false"><dc:creator>Unknown Author</dc:creator><dc:date>2018-11-14T15:34:48</dc:date><text:p text:style-name="P272"><text:span text:style-name="T259">Il vaut mieux lancer cela le 22 du mois. Le 21 les obs <text:s/>ne sont pas obligatoirement dispos.</text:span></text:p></office:annotation><office:annotation loext:resolved="false"><dc:creator>Auteur inconnu</dc:creator><dc:date>2018-11-15T13:54:49</dc:date><text:p text:style-name="P272"><text:span text:style-name="T257">Répondre à Unknown Author (14/11/2018, 15:34): "..."</text:span></text:p><text:p><text:span text:style-name="T258">Ok</text:span></text:p></office:annotation></text:p>
          </text:deletion>
        </text:changed-region>
        <text:changed-region xml:id="ct89670528" text:id="ct89670528">
          <text:deletion>
            <office:change-info>
              <dc:creator>Matthieu Lafaysse</dc:creator>
              <dc:date>2020-10-21T19:29:10</dc:date>
            </office:change-info>
            <text:p text:style-name="P2"><text:span text:style-name="T1">p</text:span></text:p>
          </text:deletion>
        </text:changed-region>
        <text:changed-region xml:id="ct89680256" text:id="ct89680256">
          <text:deletion>
            <office:change-info>
              <dc:creator>Matthieu Lafaysse</dc:creator>
              <dc:date>2020-10-21T19:30:02</dc:date>
            </office:change-info>
            <text:p text:style-name="P2"><text:span text:style-name="T1">rédiger</text:span></text:p>
          </text:deletion>
        </text:changed-region>
        <text:changed-region xml:id="ct89680896" text:id="ct89680896">
          <text:insertion>
            <office:change-info>
              <dc:creator>Matthieu Lafaysse</dc:creator>
              <dc:date>2020-10-21T19:30:02</dc:date>
            </office:change-info>
          </text:insertion>
        </text:changed-region>
        <text:changed-region xml:id="ct89682832" text:id="ct89682832">
          <text:insertion>
            <office:change-info>
              <dc:creator>Auteur inconnu</dc:creator>
              <dc:date>2022-05-06T08:08:47</dc:date>
            </office:change-info>
          </text:insertion>
        </text:changed-region>
        <text:changed-region xml:id="ct89699264" text:id="ct89699264">
          <text:insertion>
            <office:change-info>
              <dc:creator>Auteur inconnu</dc:creator>
              <dc:date>2022-05-06T08:08:54</dc:date>
            </office:change-info>
          </text:insertion>
        </text:changed-region>
        <text:changed-region xml:id="ct89700272" text:id="ct89700272">
          <text:deletion>
            <office:change-info>
              <dc:creator>Auteur inconnu</dc:creator>
              <dc:date>2022-05-06T08:09:10</dc:date>
            </office:change-info>
            <text:p text:style-name="P240"><text:span text:style-name="T22">deterministe</text:span></text:p>
          </text:deletion>
        </text:changed-region>
        <text:changed-region xml:id="ct89700512" text:id="ct89700512">
          <text:insertion>
            <office:change-info>
              <dc:creator>Auteur inconnu</dc:creator>
              <dc:date>2022-05-06T08:09:10</dc:date>
            </office:change-info>
          </text:insertion>
        </text:changed-region>
        <text:changed-region xml:id="ct89735600" text:id="ct89735600">
          <text:insertion>
            <office:change-info>
              <dc:creator>Matthieu Vernay</dc:creator>
              <dc:date>2021-02-05T09:44:18</dc:date>
            </office:change-info>
          </text:insertion>
        </text:changed-region>
        <text:changed-region xml:id="ct89735840" text:id="ct89735840">
          <text:insertion>
            <office:change-info>
              <dc:creator>Matthieu Lafaysse</dc:creator>
              <dc:date>2020-10-21T19:31:35</dc:date>
            </office:change-info>
          </text:insertion>
        </text:changed-region>
        <text:changed-region xml:id="ct89724720" text:id="ct89724720">
          <text:insertion>
            <office:change-info>
              <dc:creator>Auteur inconnu</dc:creator>
              <dc:date>2020-10-22T10:00:24</dc:date>
            </office:change-info>
          </text:insertion>
        </text:changed-region>
        <text:changed-region xml:id="ct89758560" text:id="ct89758560">
          <text:insertion>
            <office:change-info>
              <dc:creator>Matthieu Lafaysse</dc:creator>
              <dc:date>2020-10-21T19:32:57</dc:date>
            </office:change-info>
          </text:insertion>
        </text:changed-region>
        <text:changed-region xml:id="ct89800576" text:id="ct89800576">
          <text:insertion>
            <office:change-info>
              <dc:creator>Matthieu Lafaysse</dc:creator>
              <dc:date>2020-10-21T19:35:24</dc:date>
            </office:change-info>
          </text:insertion>
        </text:changed-region>
        <text:changed-region xml:id="ct89834928" text:id="ct89834928">
          <text:insertion>
            <office:change-info>
              <dc:creator>Matthieu Lafaysse</dc:creator>
              <dc:date>2020-10-21T19:36:09</dc:date>
            </office:change-info>
          </text:insertion>
        </text:changed-region>
        <text:changed-region xml:id="ct89843744" text:id="ct89843744">
          <text:insertion>
            <office:change-info>
              <dc:creator>Matthieu Lafaysse</dc:creator>
              <dc:date>2020-10-21T19:36:58</dc:date>
            </office:change-info>
          </text:insertion>
        </text:changed-region>
        <text:changed-region xml:id="ct89839904" text:id="ct89839904">
          <text:insertion>
            <office:change-info>
              <dc:creator>Auteur inconnu</dc:creator>
              <dc:date>2022-05-06T08:25:58</dc:date>
            </office:change-info>
          </text:insertion>
        </text:changed-region>
        <text:changed-region xml:id="ct89844496" text:id="ct89844496">
          <text:deletion>
            <office:change-info>
              <dc:creator>Auteur inconnu</dc:creator>
              <dc:date>2022-05-06T08:25:58</dc:date>
            </office:change-info>
            <text:p text:style-name="P75"><text:span text:style-name="T60">12</text:span></text:p>
          </text:deletion>
        </text:changed-region>
        <text:changed-region xml:id="ct89841408" text:id="ct89841408">
          <text:insertion>
            <office:change-info>
              <dc:creator>Auteur inconnu</dc:creator>
              <dc:date>2022-05-06T08:26:01</dc:date>
            </office:change-info>
          </text:insertion>
        </text:changed-region>
        <text:changed-region xml:id="ct89842448" text:id="ct89842448">
          <text:deletion>
            <office:change-info>
              <dc:creator>Auteur inconnu</dc:creator>
              <dc:date>2022-05-06T08:26:01</dc:date>
            </office:change-info>
            <text:p text:style-name="P75"><text:span text:style-name="T60">8</text:span></text:p>
          </text:deletion>
        </text:changed-region>
        <text:changed-region xml:id="ct89877408" text:id="ct89877408">
          <text:insertion>
            <office:change-info>
              <dc:creator>Auteur inconnu</dc:creator>
              <dc:date>2022-05-06T08:26:05</dc:date>
            </office:change-info>
          </text:insertion>
        </text:changed-region>
        <text:changed-region xml:id="ct89877648" text:id="ct89877648">
          <text:deletion>
            <office:change-info>
              <dc:creator>Auteur inconnu</dc:creator>
              <dc:date>2022-05-06T08:26:05</dc:date>
            </office:change-info>
            <text:p text:style-name="P75"><text:span text:style-name="T60">18</text:span></text:p>
          </text:deletion>
        </text:changed-region>
        <text:changed-region xml:id="ct89878880" text:id="ct89878880">
          <text:deletion>
            <office:change-info>
              <dc:creator>Auteur inconnu</dc:creator>
              <dc:date>2022-05-06T08:26:07</dc:date>
            </office:change-info>
            <text:p text:style-name="P75"><text:span text:style-name="T60">-1</text:span></text:p>
          </text:deletion>
        </text:changed-region>
        <text:changed-region xml:id="ct89883728" text:id="ct89883728">
          <text:insertion>
            <office:change-info>
              <dc:creator>Auteur inconnu</dc:creator>
              <dc:date>2022-05-06T08:26:22</dc:date>
            </office:change-info>
          </text:insertion>
        </text:changed-region>
        <text:changed-region xml:id="ct89883968" text:id="ct89883968">
          <text:deletion>
            <office:change-info>
              <dc:creator>Auteur inconnu</dc:creator>
              <dc:date>2022-05-06T08:26:21</dc:date>
            </office:change-info>
            <text:p text:style-name="P75"><text:span text:style-name="T60">12</text:span></text:p>
          </text:deletion>
        </text:changed-region>
        <text:changed-region xml:id="ct89884208" text:id="ct89884208">
          <text:insertion>
            <office:change-info>
              <dc:creator>Auteur inconnu</dc:creator>
              <dc:date>2022-05-06T08:26:24</dc:date>
            </office:change-info>
          </text:insertion>
        </text:changed-region>
        <text:changed-region xml:id="ct89884448" text:id="ct89884448">
          <text:deletion>
            <office:change-info>
              <dc:creator>Auteur inconnu</dc:creator>
              <dc:date>2022-05-06T08:26:24</dc:date>
            </office:change-info>
            <text:p text:style-name="P75"><text:span text:style-name="T60">18</text:span></text:p>
          </text:deletion>
        </text:changed-region>
        <text:changed-region xml:id="ct89884688" text:id="ct89884688">
          <text:deletion>
            <office:change-info>
              <dc:creator>Auteur inconnu</dc:creator>
              <dc:date>2022-05-06T08:26:26</dc:date>
            </office:change-info>
            <text:p text:style-name="P75"><text:span text:style-name="T60">-1</text:span></text:p>
          </text:deletion>
        </text:changed-region>
        <text:changed-region xml:id="ct89895616" text:id="ct89895616">
          <text:deletion>
            <office:change-info>
              <dc:creator>Auteur inconnu</dc:creator>
              <dc:date>2022-05-06T08:26:43</dc:date>
            </office:change-info>
            <text:p text:style-name="P253"><text:span text:style-name="T79">8</text:span></text:p>
          </text:deletion>
        </text:changed-region>
        <text:changed-region xml:id="ct89905056" text:id="ct89905056">
          <text:insertion>
            <office:change-info>
              <dc:creator>Auteur inconnu</dc:creator>
              <dc:date>2022-05-06T08:26:43</dc:date>
            </office:change-info>
          </text:insertion>
        </text:changed-region>
        <text:changed-region xml:id="ct89919440" text:id="ct89919440">
          <text:insertion>
            <office:change-info>
              <dc:creator>Auteur inconnu</dc:creator>
              <dc:date>2022-05-06T08:26:52</dc:date>
            </office:change-info>
          </text:insertion>
        </text:changed-region>
        <text:changed-region xml:id="ct89930384" text:id="ct89930384">
          <text:deletion>
            <office:change-info>
              <dc:creator>Auteur inconnu</dc:creator>
              <dc:date>2022-05-06T08:26:51</dc:date>
            </office:change-info>
            <text:p text:style-name="P69"><text:span text:style-name="T81">8</text:span></text:p>
          </text:deletion>
        </text:changed-region>
        <text:changed-region xml:id="ct89937920" text:id="ct89937920">
          <text:insertion>
            <office:change-info>
              <dc:creator>Matthieu Lafaysse</dc:creator>
              <dc:date>2020-10-21T19:38:28</dc:date>
            </office:change-info>
          </text:insertion>
        </text:changed-region>
        <text:changed-region xml:id="ct89938160" text:id="ct89938160">
          <text:deletion>
            <office:change-info>
              <dc:creator>Matthieu Lafaysse</dc:creator>
              <dc:date>2020-10-21T19:38:20</dc:date>
            </office:change-info>
            <text:p text:style-name="P68"><text:span text:style-name="T26">en début de saison ou </text:span><text:span text:style-name="T30">changement de date ?</text:span></text:p>
          </text:deletion>
        </text:changed-region>
        <text:changed-region xml:id="ct89934000" text:id="ct89934000">
          <text:format-change>
            <office:change-info>
              <dc:creator>Auteur inconnu</dc:creator>
              <dc:date>2020-10-22T10:01:30</dc:date>
            </office:change-info>
          </text:format-change>
        </text:changed-region>
        <text:changed-region xml:id="ct89941680" text:id="ct89941680">
          <text:deletion>
            <office:change-info>
              <dc:creator>Matthieu Vernay</dc:creator>
              <dc:date>2021-02-05T09:51:21</dc:date>
            </office:change-info>
            <text:p text:style-name="P81"><text:span text:style-name="T223"> ?</text:span></text:p>
          </text:deletion>
        </text:changed-region>
        <text:changed-region xml:id="ct89941920" text:id="ct89941920">
          <text:insertion>
            <office:change-info>
              <dc:creator>Matthieu Vernay</dc:creator>
              <dc:date>2021-02-05T09:51:21</dc:date>
            </office:change-info>
          </text:insertion>
        </text:changed-region>
        <text:changed-region xml:id="ct89942160" text:id="ct89942160">
          <text:deletion>
            <office:change-info>
              <dc:creator>Matthieu Vernay</dc:creator>
              <dc:date>2020-10-22T10:08:51</dc:date>
            </office:change-info>
            <text:p text:style-name="P81"><text:span text:style-name="T223"><office:annotation loext:resolved="false"><dc:creator>Auteur inconnu</dc:creator><dc:date>2020-10-22T10:01:36.663897437</dc:date><text:p text:style-name="P272"><text:span text:style-name="T256">Tu confirme ?</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change-start text:change-id="ct90116288"/><text:span text:style-name="T255">Dernière mise</text:span><text:change-end text:change-id="ct90116288"/><text:change text:change-id="ct180386112"/> à jour <text:span text:style-name="T179">le</text:span> <text:change text:change-id="ct95415840"/><text:change-start text:change-id="ct101091728"/><text:span text:style-name="T255">10</text:span><text:change-end text:change-id="ct101091728"/><text:change text:change-id="ct88788880"/>/<text:change-start text:change-id="ct88708496"/><text:span text:style-name="T246">0</text:span><text:change-end text:change-id="ct88708496"/><text:change-start text:change-id="ct158568160"/><text:span text:style-name="T255">6</text:span><text:change-end text:change-id="ct158568160"/><text:change text:change-id="ct88704080"/><text:change-start text:change-id="ct88691856"/>/<text:change-end text:change-id="ct88691856"/>202<text:change-start text:change-id="ct88703488"/><text:span text:style-name="T250">2</text:span><text:change-end text:change-id="ct88703488"/><text:change text:change-id="ct89058512"/></text:p>
      <text:p text:style-name="P86"/>
      <text:p text:style-name="P86">Description technique de la chaîne opérationnelle PEARP-S2M</text:p>
      <text:p text:style-name="P87"/>
      <text:p text:style-name="P86"/>
      <text:p text:style-name="P3"/>
      <text:p text:style-name="P30">INTRODUCTION</text:p>
      <text:p text:style-name="P3"/>
      <text:p text:style-name="P3">La chaîne PEARP-S2M est une chaîne ensembliste constituée de 3<text:span text:style-name="T178">5+2</text:span> membres destinée à modéliser le manteau neigeux et son évolution en région montagneuse (dans un premier temps sur les massifs des Alpes, <text:span text:style-name="T97">des P</text:span>yrénées et de la Corse, elle <text:span text:style-name="T98">devrait être</text:span> étendue au Massif Central, aux Vosges et au Jura <text:span text:style-name="T97">au</text:span> cours de <text:change-start text:change-id="ct89080016"/><text:span text:style-name="T247">l’année</text:span><text:change-end text:change-id="ct89080016"/><text:change text:change-id="ct89080256"/> 20<text:span text:style-name="T178">2</text:span><text:change-start text:change-id="ct89082656"/><text:span text:style-name="T247">2</text:span><text:change-end text:change-id="ct89082656"/><text:change text:change-id="ct89082896"/>). <text:span text:style-name="T99">Cette chaîne tourne aussi bien en analyse (en intégrant principalement des observations de surface automatiques et humaines) qu’en prévision.</text:span></text:p>
      <text:p text:style-name="P3"><text:change-start text:change-id="ct89085824"/></text:p>
      <text:p text:style-name="P29">Une différence majeure avec les modèles de PNT est que l’état du manteau neigeux pour une date donnée est le résultat de son évolution tout au long de la saison : <text:span text:style-name="T112">les erreurs d’analyse se propagent et s’accumulent au cours de la saison</text:span>. L’assimilation d’une observation erronée peut ainsi avoir des conséquences majeures sur les simulations de toute la saison. <text:line-break/>Pour cette raison, plusieurs systèmes ont été mis en place pour assurer la meilleure analyse possible (prise en compte de correction<text:span text:style-name="T227">s</text:span> manuelles d’observations à posteriori) et rattraper des déviations en cours de saison :</text:p>
      <text:list xml:id="list195680488" text:style-name="L2">
        <text:list-item>
          <text:p text:style-name="P215">Une analyse journalière (réseau 3H) couvrant les 5 journées précédentes</text:p>
        </text:list-item>
        <text:list-item>
          <text:p text:style-name="P215">Une réanalyse mensuelle (réseau de 12H le 22 de chaque mois) qui produit une nouvelle analyse depuis le début de saison<text:change-end text:change-id="ct89085824"/></text:p>
        </text:list-item>
      </text:list>
      <text:p text:style-name="P3"/>
      <text:p text:style-name="P31">Description de la cha<text:span text:style-name="T123">î</text:span>ne S2M</text:p>
      <text:p text:style-name="P3"/>
      <text:p text:style-name="P4">La cha<text:span text:style-name="T124">î</text:span>ne S2M s’appuie sur les sorties <text:span text:style-name="T110">au pas de temps 3h ou 6h</text:span> des modèles ARPEGE et PEARP sur la grille GLOB025 comme ébauche météorologique <text:span text:style-name="T166">via 3 fichiers ascii (dits « fichiers P », 1 par domaine) par fichier GRIB d’entrée. Par ailleurs pour la partie analyse des observations sont également utilisées (fichiers R, S et T).</text:span></text:p>
      <text:p text:style-name="P4"/>
      <text:p text:style-name="P5"><text:span text:style-name="T166">L</text:span>es fichiers P servent en entrée du système SAFRAN qui réalise une analyse (ou une simple interpolation en mode prévision) <text:span text:style-name="T110">par période</text:span><text:change-start text:change-id="ct89102208"/><text:span text:style-name="T110">s</text:span><text:change-end text:change-id="ct89102208"/><text:span text:style-name="T110"> de 24h (l’analyse pour le jour J </text:span><text:change-start text:change-id="ct89104768"/><text:span text:style-name="T110">couvre</text:span><text:change-end text:change-id="ct89104768"/><text:change text:change-id="ct89105008"/><text:change-start text:change-id="ct89106432"/><text:span text:style-name="T110"> la période de</text:span><text:change-end text:change-id="ct89106432"/><text:change text:change-id="ct89106736"/><text:change-start text:change-id="ct89108192"/><text:span text:style-name="T110"> </text:span><text:change-end text:change-id="ct89108192"/><text:span text:style-name="T110">6h (J-1) </text:span><text:change text:change-id="ct89109712"/><text:change-start text:change-id="ct89111152"/><text:span text:style-name="T110">à</text:span><text:change-end text:change-id="ct89111152"/><text:span text:style-name="T110"> 6h (J), plusieurs analyses pouvant </text:span><text:change text:change-id="ct89112672"/><text:change-start text:change-id="ct89114720"/><text:span text:style-name="T110">s’enchaîner</text:span><text:change-end text:change-id="ct89114720"/><text:span text:style-name="T110"> pour couvrir des périodes plus longues)</text:span><text:change text:change-id="ct89116240"/><text:span text:style-name="T110"> </text:span>des paramètre météo <text:span text:style-name="T180">(température, humidité, vent, précipitations, rayonnements) </text:span>sur une géométrie <text:span text:style-name="T181">abstraite </text:span>dite « massif », c’est à dire des zones d’environ 1000 km²<text:span text:style-name="T100"> <text:s/></text:span><text:span text:style-name="T109">comprenant</text:span><text:span text:style-name="T101"> des niveau</text:span><text:span text:style-name="T108">x</text:span><text:span text:style-name="T101"> de sol à différentes altitudes, la climatologie étant considérée comme homogène à une altitude donnée. </text:span></text:p>
      <text:p text:style-name="P88"><text:span text:style-name="T103">SAFRAN produit en sortie deux types de fichiers netcdf </text:span><text:span text:style-name="T105">(« FORCING ») </text:span><text:span text:style-name="T103">contenant les paramètres météo déjà cités </text:span><text:span text:style-name="T102">au pas horaire :</text:span></text:p>
      <text:list xml:id="list867059724" text:style-name="L3">
        <text:list-item>
          <text:p text:style-name="P245"><text:span text:style-name="T104">d</text:span><text:span text:style-name="T103">ans la géométrie des massifs : </text:span><text:span text:style-name="T106">un</text:span><text:span text:style-name="T103"> point </text:span><text:span text:style-name="T106">est associé à </text:span><text:span text:style-name="T103">un </text:span><text:span text:style-name="T106">massif et un niveau d’</text:span><text:span text:style-name="T103">altitude, un</text:span><text:span text:style-name="T106">e</text:span><text:span text:style-name="T103"> </text:span><text:span text:style-name="T106">orientation </text:span><text:span text:style-name="T107">(les orientations ont été supprimées par une mise à jour de septembre 2020)</text:span></text:p>
        </text:list-item>
        <text:list-item>
          <text:p text:style-name="P248">pour une liste de postes donnée (définis par leur<text:span text:style-name="T163">s</text:span> coordonnées et altitude<text:span text:style-name="T163">s</text:span>)</text:p>
        </text:list-item>
      </text:list>
      <text:p text:style-name="P92"/>
      <text:p text:style-name="P7"><text:span text:style-name="T182">Après un pré-traitement* l</text:span>es fichiers de FORCING produits par SAFRAN sont ensuite fourni<text:span text:style-name="T167">s</text:span> au module SURFEX/Crocus pour forcer l’évolution du manteau neigeux. </text:p>
      <text:p text:style-name="P6"><text:span text:style-name="T111">NB : SURFEX utilise un état initial du manteau neigeux fourni par sa propre analyse de la veille (fichier PREP.nc) → </text:span><text:span text:style-name="T113">le modèle est ré-entrant</text:span></text:p>
      <text:p text:style-name="P43"/>
      <text:p text:style-name="P61">* <text:span text:style-name="T182">le prétraitement ajoute quelques variables au FORCING et calcul</text:span><text:change-start text:change-id="ct89125024"/><text:span text:style-name="T182">e</text:span><text:change-end text:change-id="ct89125024"/><text:span text:style-name="T182"> pour chaque niveau d’altitude les valeurs des différentes variables pour 8 orientations et 2 valeurs de pente (20° et 40°). Ainsi en </text:span><text:soft-page-break/><text:span text:style-name="T182">entrée de SURFEX un point est désormais associé à un massif, une altitude, une orientation et une pente (soit 2*8+1 = 17 points par niveau d’altitude en comptant un point pour le « plat »)</text:span></text:p>
      <text:p text:style-name="P63"/>
      <text:p text:style-name="P54"><text:span text:style-name="T111">L</text:span>es schémas 1 et 2 décrivent le flux de données de la chaîne S2M en analyse et prévision</text:p>
      <text:p text:style-name="P4"/>
      <text:p text:style-name="P34"/>
      <text:p text:style-name="P4"/>
      <text:p text:style-name="P4"><text:change-start text:change-id="ct89101488"/></text:p>
      <text:p text:style-name="P4"/>
      <text:p text:style-name="P4"><text:change-end text:change-id="ct89101488"/></text:p>
      <text:p text:style-name="P32">Liste des tâches oper</text:p>
      <text:p text:style-name="P4"/>
      <text:p text:style-name="P36">Le schéma 3 décrit l’enchaînement des tâches Vortex de la chaîne, ainsi que les algo components et les res<text:change-start text:change-id="ct89146720"/><text:span text:style-name="T214">s</text:span><text:change-end text:change-id="ct89146720"/>ources utilisées.</text:p>
      <text:p text:style-name="P36"/>
      <text:p text:style-name="P40">Le tableau 1 donne les informations de consommation de temps de calcul de chaque tâche.</text:p>
      <text:p text:style-name="P40"/>
      <text:p text:style-name="P41">Le tableau 2 résume les conditions de déclenchement de chaque tâche.</text:p>
      <text:p text:style-name="P36"/>
      <text:p text:style-name="P36"/>
      <text:p text:style-name="P36"/>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96"><text:change text:change-id="ct89188656"/><text:change-start text:change-id="ct89188928"/>Job<text:change-end text:change-id="ct89188928"/><text:change text:change-id="ct89189200"/></text:p>
          </table:table-cell>
          <table:table-cell table:style-name="Tableau1.A1" office:value-type="string">
            <text:p text:style-name="P195"><text:change-start text:change-id="ct89076896"/>Task<text:change-end text:change-id="ct89076896"/></text:p>
          </table:table-cell>
          <table:table-cell table:style-name="Tableau1.A1" office:value-type="string">
            <text:p text:style-name="P211"><text:change-start text:change-id="ct89064080"/><text:span text:style-name="T217">V</text:span><text:change-end text:change-id="ct89064080"/><text:change-start text:change-id="ct89081376"/>conf<text:change-end text:change-id="ct89081376"/><text:change-start text:change-id="ct89094640"/></text:p>
            <text:p text:style-name="P212"><text:change-end text:change-id="ct89094640"/></text:p>
          </table:table-cell>
          <table:table-cell table:style-name="Tableau1.A1" office:value-type="string">
            <text:p text:style-name="P211"><text:change-start text:change-id="ct89095328"/>Réseaux<text:change-end text:change-id="ct89095328"/></text:p>
          </table:table-cell>
          <table:table-cell table:style-name="Tableau1.A1" office:value-type="string">
            <text:p text:style-name="P194"><text:change-start text:change-id="ct89096240"/>Node<text:change-end text:change-id="ct89096240"/><text:change-start text:change-id="ct89099264"/><text:span text:style-name="T215">s</text:span><text:change-end text:change-id="ct89099264"/><text:change text:change-id="ct89100576"/></text:p>
          </table:table-cell>
          <table:table-cell table:style-name="Tableau1.F1" office:value-type="string">
            <text:p text:style-name="P197"><text:change-start text:change-id="ct89129904"/>TEI (<text:span text:style-name="T185">sur </text:span>BELENOS)<text:change-end text:change-id="ct89129904"/></text:p>
          </table:table-cell>
        </table:table-row>
        <table:table-row table:style-name="TableLine89265168">
          <table:table-cell table:style-name="Tableau1.A2" office:value-type="string">
            <text:p text:style-name="P117">extraction_obs <text:span text:style-name="T167">(sous SOPRANO</text:span><text:change-start text:change-id="ct89134912"/><text:span text:style-name="T167">)</text:span><text:change-end text:change-id="ct89134912"/></text:p>
          </table:table-cell>
          <table:table-cell table:style-name="Tableau1.A2" office:value-type="string">
            <text:p text:style-name="P117"/>
          </table:table-cell>
          <table:table-cell table:style-name="Tableau1.A2" office:value-type="string">
            <text:p text:style-name="P117"><text:change-start text:change-id="ct89143632"/><text:span text:style-name="T183">a</text:span>lp, <text:span text:style-name="T183">p</text:span>yr, <text:span text:style-name="T183">c</text:span>or<text:change-end text:change-id="ct89143632"/></text:p>
          </table:table-cell>
          <table:table-cell table:style-name="Tableau1.A2" office:value-type="string">
            <text:p text:style-name="P64"><text:change-start text:change-id="ct89145792"/>3<text:span text:style-name="T184">H</text:span>, 6<text:span text:style-name="T184">H</text:span>, 9<text:span text:style-name="T184">H </text:span></text:p>
            <text:p text:style-name="P168">+ mensue<text:change-end text:change-id="ct89145792"/><text:change-start text:change-id="ct89146384"/><text:span text:style-name="T219">l</text:span><text:change-end text:change-id="ct89146384"/></text:p>
          </table:table-cell>
          <table:table-cell table:style-name="Tableau1.A2" office:value-type="string">
            <text:p text:style-name="P161">-</text:p>
          </table:table-cell>
          <table:table-cell table:style-name="Tableau1.F2" office:value-type="string">
            <text:p text:style-name="P161">-</text:p>
          </table:table-cell>
        </table:table-row>
        <table:table-row table:style-name="TableLine89268192">
          <table:table-cell table:style-name="Tableau1.A2" office:value-type="string">
            <text:p text:style-name="P162">recobs</text:p>
          </table:table-cell>
          <table:table-cell table:style-name="Tableau1.A2" office:value-type="string">
            <text:p text:style-name="P171"><text:change-start text:change-id="ct89148928"/>recextfiles<text:change-end text:change-id="ct89148928"/></text:p>
          </table:table-cell>
          <table:table-cell table:style-name="Tableau1.A2" office:value-type="string">
            <text:p text:style-name="P162"><text:change-start text:change-id="ct89149616"/>alp, pyr, cor<text:change-end text:change-id="ct89149616"/></text:p>
          </table:table-cell>
          <table:table-cell table:style-name="Tableau1.A2" office:value-type="string">
            <text:p text:style-name="P162"><text:change-start text:change-id="ct89150304"/>3H, 6H, 9H<text:change-end text:change-id="ct89150304"/></text:p>
          </table:table-cell>
          <table:table-cell table:style-name="Tableau1.A2" office:value-type="string">
            <text:p text:style-name="P162">1</text:p>
          </table:table-cell>
          <table:table-cell table:style-name="Tableau1.F2" office:value-type="string">
            <text:p text:style-name="P162">Transfert uniquement</text:p>
          </table:table-cell>
        </table:table-row>
        <table:table-row table:style-name="TableLine89269680">
          <table:table-cell table:style-name="Tableau1.A2" office:value-type="string">
            <text:p text:style-name="P171"><text:change-start text:change-id="ct89190064"/>recobsmens<text:change-end text:change-id="ct89190064"/></text:p>
          </table:table-cell>
          <table:table-cell table:style-name="Tableau1.A2" office:value-type="string">
            <text:p text:style-name="P171"><text:change-start text:change-id="ct89198224"/>recextfiles_monthly<text:change-end text:change-id="ct89198224"/></text:p>
          </table:table-cell>
          <table:table-cell table:style-name="Tableau1.A2" office:value-type="string">
            <text:p text:style-name="P163"><text:change-start text:change-id="ct89199056"/>alp, pyr, cor<text:change-end text:change-id="ct89199056"/></text:p>
          </table:table-cell>
          <table:table-cell table:style-name="Tableau1.A2" office:value-type="string">
            <text:p text:style-name="P171"><text:change-start text:change-id="ct89199824"/>12H (mensuel)<text:change-end text:change-id="ct89199824"/></text:p>
          </table:table-cell>
          <table:table-cell table:style-name="Tableau1.A2" office:value-type="string">
            <text:p text:style-name="P162"/>
          </table:table-cell>
          <table:table-cell table:style-name="Tableau1.F2" office:value-type="string">
            <text:p text:style-name="P162"/>
          </table:table-cell>
        </table:table-row>
        <table:table-row table:style-name="TableLine89270896">
          <table:table-cell table:style-name="Tableau1.A2" office:value-type="string">
            <text:p text:style-name="P117">prep<text:change text:change-id="ct89202384"/>ana</text:p>
          </table:table-cell>
          <table:table-cell table:style-name="Tableau1.A2" office:value-type="string">
            <text:p text:style-name="P170"><text:change-start text:change-id="ct89203264"/>prepsaf<text:change-end text:change-id="ct89203264"/><text:change-start text:change-id="ct89203504"/>ran_analyse<text:change-end text:change-id="ct89203504"/></text:p>
          </table:table-cell>
          <table:table-cell table:style-name="Tableau1.A2" office:value-type="string">
            <text:p text:style-name="P117"><text:change-start text:change-id="ct89204176"/>common<text:change-end text:change-id="ct89204176"/></text:p>
          </table:table-cell>
          <table:table-cell table:style-name="Tableau1.A2" office:value-type="string">
            <text:p text:style-name="P166"><text:change-start text:change-id="ct89205760"/>3<text:span text:style-name="T184">H</text:span>, 9<text:span text:style-name="T184">H</text:span><text:change-end text:change-id="ct89205760"/></text:p>
          </table:table-cell>
          <table:table-cell table:style-name="Tableau1.A2" office:value-type="string">
            <text:p text:style-name="P117">1</text:p>
          </table:table-cell>
          <table:table-cell table:style-name="Tableau1.F2" office:value-type="string">
            <text:p text:style-name="P160">~ 2h45 (3H)</text:p>
            <text:p text:style-name="P160">~ 1h45 (9H)</text:p>
          </table:table-cell>
        </table:table-row>
        <table:table-row table:style-name="Tableau1.6">
          <table:table-cell table:style-name="Tableau1.A2" office:value-type="string">
            <text:p text:style-name="P117">prep<text:change text:change-id="ct89208080"/><text:change-start text:change-id="ct89208688"/><text:span text:style-name="T218">prv</text:span><text:change-end text:change-id="ct89208688"/></text:p>
          </table:table-cell>
          <table:table-cell table:style-name="Tableau1.A2" office:value-type="string">
            <text:p text:style-name="P170"><text:change-start text:change-id="ct89209328"/>prepsafran_prevision<text:change-end text:change-id="ct89209328"/></text:p>
          </table:table-cell>
          <table:table-cell table:style-name="Tableau1.A2" office:value-type="string">
            <text:p text:style-name="P117"><text:change-start text:change-id="ct89210032"/>common<text:change-end text:change-id="ct89210032"/></text:p>
          </table:table-cell>
          <table:table-cell table:style-name="Tableau1.A2" office:value-type="string">
            <text:p text:style-name="P166"><text:change-start text:change-id="ct89210960"/>3<text:span text:style-name="T184">H</text:span><text:change-end text:change-id="ct89210960"/></text:p>
          </table:table-cell>
          <table:table-cell table:style-name="Tableau1.A2" office:value-type="string">
            <text:p text:style-name="P117">1</text:p>
          </table:table-cell>
          <table:table-cell table:style-name="Tableau1.F2" office:value-type="string">
            <text:p text:style-name="P160">~ 6h15</text:p>
          </table:table-cell>
        </table:table-row>
        <table:table-row table:style-name="TableLine89269296">
          <table:table-cell table:style-name="Tableau1.A2" office:value-type="string">
            <text:p text:style-name="P162">rapatrie</text:p>
          </table:table-cell>
          <table:table-cell table:style-name="Tableau1.A2" office:value-type="string">
            <text:p text:style-name="P170"><text:change-start text:change-id="ct89214128"/>rapatrie<text:change-end text:change-id="ct89214128"/></text:p>
          </table:table-cell>
          <table:table-cell table:style-name="Tableau1.A2" office:value-type="string">
            <text:p text:style-name="P119"><text:change-start text:change-id="ct89216672"/><text:span text:style-name="T183">a</text:span>lp, <text:span text:style-name="T183">p</text:span>yr, <text:span text:style-name="T183">c</text:span>or<text:change-end text:change-id="ct89216672"/></text:p>
          </table:table-cell>
          <table:table-cell table:style-name="Tableau1.A2" office:value-type="string">
            <text:p text:style-name="P162"><text:change-start text:change-id="ct89217664"/><text:span text:style-name="T219">12H (</text:span><text:change-end text:change-id="ct89217664"/><text:change-start text:change-id="ct89217904"/>mensuel<text:change-end text:change-id="ct89217904"/><text:change-start text:change-id="ct89218144"/><text:span text:style-name="T219">)</text:span><text:change-end text:change-id="ct89218144"/></text:p>
          </table:table-cell>
          <table:table-cell table:style-name="Tableau1.A2" office:value-type="string">
            <text:p text:style-name="P164">1</text:p>
          </table:table-cell>
          <table:table-cell table:style-name="Tableau1.F2" office:value-type="string">
            <text:p text:style-name="P162">Transfert uniquement</text:p>
          </table:table-cell>
        </table:table-row>
        <table:table-row table:style-name="TableLine89274080">
          <table:table-cell table:style-name="Tableau1.A2" office:value-type="string">
            <text:p text:style-name="P117"><text:change text:change-id="ct89220480"/>ana</text:p>
            <text:p text:style-name="P159"/>
          </table:table-cell>
          <table:table-cell table:style-name="Tableau1.A2" office:value-type="string">
            <text:p text:style-name="P169"><text:change-start text:change-id="ct89221424"/>safran_analyse_ensemble<text:change-end text:change-id="ct89221424"/></text:p>
          </table:table-cell>
          <table:table-cell table:style-name="Tableau1.A2" office:value-type="string">
            <text:p text:style-name="P117"><text:change-start text:change-id="ct89222272"/><text:span text:style-name="T183">a</text:span>lp, <text:span text:style-name="T183">p</text:span>yr, <text:span text:style-name="T183">c</text:span>or<text:change-end text:change-id="ct89222272"/></text:p>
          </table:table-cell>
          <table:table-cell table:style-name="Tableau1.A2" office:value-type="string">
            <text:p text:style-name="P64"><text:change-start text:change-id="ct89223440"/>3<text:span text:style-name="T184">H</text:span>, 6<text:span text:style-name="T184">H</text:span>, 9<text:span text:style-name="T184">H</text:span></text:p>
            <text:p text:style-name="P168">+ mensuel<text:change-end text:change-id="ct89223440"/></text:p>
          </table:table-cell>
          <table:table-cell table:style-name="Tableau1.A2" office:value-type="string">
            <text:p text:style-name="P120">1 (*3)</text:p>
          </table:table-cell>
          <table:table-cell table:style-name="Tableau1.F2" office:value-type="string">
            <text:p text:style-name="P122"><text:span text:style-name="T184">~ 7h</text:span> (3<text:span text:style-name="T184">H</text:span>)</text:p>
            <text:p text:style-name="P122"><text:s text:c="2"/><text:span text:style-name="T184">~ 2h45 </text:span>(6<text:span text:style-name="T186">H</text:span>/9<text:span text:style-name="T184">H</text:span>)</text:p>
          </table:table-cell>
        </table:table-row>
        <table:table-row table:style-name="TableLine89275248">
          <table:table-cell table:style-name="Tableau1.A2" office:value-type="string">
            <text:p text:style-name="P117"><text:change text:change-id="ct89226176"/>prv</text:p>
          </table:table-cell>
          <table:table-cell table:style-name="Tableau1.A2" office:value-type="string">
            <text:p text:style-name="P117"><text:change-start text:change-id="ct89227024"/>safran_prevision_ensemble<text:change-end text:change-id="ct89227024"/></text:p>
          </table:table-cell>
          <table:table-cell table:style-name="Tableau1.A2" office:value-type="string">
            <text:p text:style-name="P117"><text:change-start text:change-id="ct89229392"/><text:span text:style-name="T183">a</text:span>lp, <text:span text:style-name="T183">p</text:span>yr, <text:span text:style-name="T183">c</text:span>or<text:change-end text:change-id="ct89229392"/></text:p>
          </table:table-cell>
          <table:table-cell table:style-name="Tableau1.A2" office:value-type="string">
            <text:p text:style-name="P166"><text:change-start text:change-id="ct89230096"/>3<text:span text:style-name="T184">H</text:span><text:change-end text:change-id="ct89230096"/></text:p>
          </table:table-cell>
          <table:table-cell table:style-name="Tableau1.A2" office:value-type="string">
            <text:p text:style-name="P117">1 (*3)</text:p>
          </table:table-cell>
          <table:table-cell table:style-name="Tableau1.F2" office:value-type="string">
            <text:p text:style-name="P156">~ 4h</text:p>
          </table:table-cell>
        </table:table-row>
        <table:table-row table:style-name="TableLine89276416">
          <table:table-cell table:style-name="Tableau1.A2" office:value-type="string">
            <text:p text:style-name="P173"><text:change-start text:change-id="ct89231488"/>anasurf<text:change-end text:change-id="ct89231488"/><text:change text:change-id="ct89231728"/></text:p>
          </table:table-cell>
          <table:table-cell table:style-name="Tableau1.A2" office:value-type="string">
            <text:p text:style-name="P165"><text:change-start text:change-id="ct89232320"/>ensemble_surfex_task<text:change-end text:change-id="ct89232320"/></text:p>
          </table:table-cell>
          <table:table-cell table:style-name="Tableau1.A2" office:value-type="string">
            <text:p text:style-name="P167"><text:change-start text:change-id="ct89233104"/>postes<text:change-end text:change-id="ct89233104"/></text:p>
          </table:table-cell>
          <table:table-cell table:style-name="Tableau1.A2" office:value-type="string">
            <text:p text:style-name="P166"><text:change-start text:change-id="ct89235552"/>3<text:span text:style-name="T184">H</text:span>, 6<text:span text:style-name="T184">H</text:span>, 9<text:span text:style-name="T184">H</text:span><text:change-end text:change-id="ct89235552"/></text:p>
          </table:table-cell>
          <table:table-cell table:style-name="Tableau1.A2" office:value-type="string">
            <text:p text:style-name="P117">1</text:p>
          </table:table-cell>
          <table:table-cell table:style-name="Tableau1.F2" office:value-type="string">
            <text:p text:style-name="P157"><text:span text:style-name="T186">~</text:span> <text:span text:style-name="T186">5h45</text:span> (3<text:span text:style-name="T186">H</text:span>)</text:p>
            <text:p text:style-name="P157"><text:s/><text:span text:style-name="T186">~ 3h15 </text:span>(6<text:span text:style-name="T186">H</text:span>/9<text:span text:style-name="T184">H</text:span>)</text:p>
          </table:table-cell>
        </table:table-row>
        <table:table-row table:style-name="TableLine89277744">
          <table:table-cell table:style-name="Tableau1.A2" office:value-type="string">
            <text:p text:style-name="P173"><text:change text:change-id="ct89238480"/><text:change-start text:change-id="ct89238720"/>anasurf<text:change-end text:change-id="ct89238720"/></text:p>
          </table:table-cell>
          <table:table-cell table:style-name="Tableau1.A2" office:value-type="string">
            <text:p text:style-name="P165"><text:change-start text:change-id="ct89239360"/>ensemble_surfex_task<text:change-end text:change-id="ct89239360"/></text:p>
          </table:table-cell>
          <table:table-cell table:style-name="Tableau1.A2" office:value-type="string">
            <text:p text:style-name="P117"><text:change-start text:change-id="ct89244976"/><text:span text:style-name="T183">a</text:span>lp_<text:span text:style-name="T183">allslopes</text:span> <text:span text:style-name="T183">p</text:span>yr_<text:span text:style-name="T183">allslopes</text:span> <text:span text:style-name="T183">c</text:span>or_<text:span text:style-name="T183">allslopes</text:span><text:change-end text:change-id="ct89244976"/></text:p>
          </table:table-cell>
          <table:table-cell table:style-name="Tableau1.A2" office:value-type="string">
            <text:p text:style-name="P166"><text:change-start text:change-id="ct89246304"/>3<text:span text:style-name="T184">H</text:span>, 6<text:span text:style-name="T184">H</text:span>, 9<text:span text:style-name="T184">H</text:span><text:change-end text:change-id="ct89246304"/></text:p>
          </table:table-cell>
          <table:table-cell table:style-name="Tableau1.A2" office:value-type="string">
            <text:p text:style-name="P117">1 (*3)</text:p>
          </table:table-cell>
          <table:table-cell table:style-name="Tableau1.F2" office:value-type="string">
            <text:p text:style-name="P157"><text:span text:style-name="T187">~ 27h</text:span> (3<text:span text:style-name="T186">H</text:span>)</text:p>
            <text:p text:style-name="P157"><text:span text:style-name="T187">~ 7h</text:span> (6<text:span text:style-name="T186">H</text:span>/9<text:span text:style-name="T184">H</text:span>)</text:p>
          </table:table-cell>
        </table:table-row>
        <table:table-row table:style-name="TableLine89242720">
          <table:table-cell table:style-name="Tableau1.A2" office:value-type="string">
            <text:p text:style-name="P173"><text:change text:change-id="ct89248240"/><text:change-start text:change-id="ct89248480"/>prvsurf<text:change-end text:change-id="ct89248480"/></text:p>
          </table:table-cell>
          <table:table-cell table:style-name="Tableau1.A2" office:value-type="string">
            <text:p text:style-name="P165"><text:change-start text:change-id="ct89249072"/>ensemble_surfex_task<text:change-end text:change-id="ct89249072"/></text:p>
          </table:table-cell>
          <table:table-cell table:style-name="Tableau1.A2" office:value-type="string">
            <text:p text:style-name="P167"><text:change-start text:change-id="ct89249664"/>postes<text:change-end text:change-id="ct89249664"/></text:p>
          </table:table-cell>
          <table:table-cell table:style-name="Tableau1.A2" office:value-type="string">
            <text:p text:style-name="P166"><text:change-start text:change-id="ct89251072"/>3<text:span text:style-name="T184">H</text:span>, 6<text:span text:style-name="T184">H</text:span>, 9<text:span text:style-name="T184">H</text:span><text:change-end text:change-id="ct89251072"/></text:p>
          </table:table-cell>
          <table:table-cell table:style-name="Tableau1.A2" office:value-type="string">
            <text:p text:style-name="P117">1</text:p>
          </table:table-cell>
          <table:table-cell table:style-name="Tableau1.F2" office:value-type="string">
            <text:p text:style-name="P158"><text:span text:style-name="T188">~ 5h30 </text:span>(3<text:span text:style-name="T186">H</text:span>)</text:p>
            <text:p text:style-name="P158"><text:span text:style-name="T188">~ 3h30</text:span> (6<text:span text:style-name="T186">H</text:span>/9<text:span text:style-name="T184">H</text:span>)</text:p>
          </table:table-cell>
        </table:table-row>
        <table:table-row table:style-name="TableLine89280288">
          <table:table-cell table:style-name="Tableau1.A2" office:value-type="string">
            <text:p text:style-name="P173"><text:change-start text:change-id="ct89253440"/>prvsurf<text:change-end text:change-id="ct89253440"/><text:change text:change-id="ct89253680"/></text:p>
          </table:table-cell>
          <table:table-cell table:style-name="Tableau1.A2" office:value-type="string">
            <text:p text:style-name="P165"><text:change-start text:change-id="ct89254272"/>ensemble_surfex_task<text:change-end text:change-id="ct89254272"/></text:p>
          </table:table-cell>
          <table:table-cell table:style-name="Tableau1.A2" office:value-type="string">
            <text:p text:style-name="P65"><text:change-start text:change-id="ct89257152"/><text:span text:style-name="T183">a</text:span>lp_<text:span text:style-name="T183">allslopes</text:span></text:p>
            <text:p text:style-name="P118"><text:span text:style-name="T183">p</text:span>yr_<text:span text:style-name="T183">allslopes</text:span></text:p>
            <text:p text:style-name="P118"><text:span text:style-name="T183">c</text:span>or_<text:span text:style-name="T183">allslopes</text:span><text:change-end text:change-id="ct89257152"/></text:p>
          </table:table-cell>
          <table:table-cell table:style-name="Tableau1.A2" office:value-type="string">
            <text:p text:style-name="P166"><text:change-start text:change-id="ct89258768"/>3<text:span text:style-name="T184">H</text:span>, 6<text:span text:style-name="T184">H</text:span>, 9<text:span text:style-name="T184">H</text:span><text:change-end text:change-id="ct89258768"/></text:p>
          </table:table-cell>
          <table:table-cell table:style-name="Tableau1.A2" office:value-type="string">
            <text:p text:style-name="P117">1 (*3)</text:p>
          </table:table-cell>
          <table:table-cell table:style-name="Tableau1.F2" office:value-type="string">
            <text:p text:style-name="P158"><text:span text:style-name="T188">~ 30h</text:span> (3<text:span text:style-name="T186">H</text:span>) </text:p>
            <text:p text:style-name="P158"><text:span text:style-name="T188">~ 25h </text:span>(6<text:span text:style-name="T186">H</text:span>/9<text:span text:style-name="T184">H</text:span>)</text:p>
          </table:table-cell>
        </table:table-row>
      </table:table>
      <text:p text:style-name="P260">Tableau <text:sequence text:ref-name="refTable1" text:name="Table" text:formula="ooow:Table+1" style:num-format="1">1</text:sequence><text:s/>: consommation de temps de calcul des différentes tâches<text:change text:change-id="ct89283520"/><text:change text:change-id="ct89283280"/></text:p>
      <table:table table:name="Tableau5" table:style-name="Tableau5">
        <table:table-column table:style-name="Tableau5.A"/>
        <table:table-column table:style-name="Tableau5.B"/>
        <table:table-column table:style-name="Tableau5.C"/>
        <table:table-column table:style-name="Tableau5.D"/>
        <table:table-column table:style-name="Tableau5.E"/>
        <text:soft-page-break/>
        <table:table-row table:style-name="TableLine89161696">
          <table:table-cell table:style-name="Tableau5.A1" office:value-type="string">
            <text:p text:style-name="P191"><text:change-start text:change-id="ct89208368"/>Tâche <text:span text:style-name="T221">ou job</text:span><text:change-end text:change-id="ct89208368"/></text:p>
          </table:table-cell>
          <table:table-cell table:style-name="Tableau5.A1" office:value-type="string">
            <text:p text:style-name="P198"><text:change-start text:change-id="ct89204768"/>Réseau<text:span text:style-name="T228">(x)</text:span><text:change-end text:change-id="ct89204768"/></text:p>
          </table:table-cell>
          <table:table-cell table:style-name="Tableau5.C1" table:number-columns-spanned="3" office:value-type="string">
            <text:p text:style-name="P199"><text:change-start text:change-id="ct89286096"/>Déclenchement<text:change-end text:change-id="ct89286096"/></text:p>
          </table:table-cell>
          <table:covered-table-cell/>
          <table:covered-table-cell/>
        </table:table-row>
        <table:table-row table:style-name="TableLine89392704">
          <table:table-cell table:style-name="Tableau5.A2" office:value-type="string">
            <text:p text:style-name="P191"/>
          </table:table-cell>
          <table:table-cell table:style-name="Tableau5.A2" office:value-type="string">
            <text:p text:style-name="P198"/>
          </table:table-cell>
          <table:table-cell table:style-name="Tableau5.A2" office:value-type="string">
            <text:p text:style-name="P191"><text:change-start text:change-id="ct89210624"/>Resource(s)<text:change-end text:change-id="ct89210624"/></text:p>
          </table:table-cell>
          <table:table-cell table:style-name="Tableau5.A2" office:value-type="string">
            <text:p text:style-name="P191"><text:change-start text:change-id="ct89288992"/>Heure<text:change-end text:change-id="ct89288992"/></text:p>
          </table:table-cell>
          <table:table-cell table:style-name="Tableau5.E2" office:value-type="string">
            <text:p text:style-name="P191"><text:change-start text:change-id="ct89289584"/>Fin de tâche<text:span text:style-name="T229">(s)</text:span><text:change-end text:change-id="ct89289584"/></text:p>
          </table:table-cell>
        </table:table-row>
        <table:table-row table:style-name="TableLine89395424">
          <table:table-cell table:style-name="Tableau5.A2" office:value-type="string">
            <text:p text:style-name="P129"><text:change-start text:change-id="ct89290176"/><text:span text:style-name="T220">extraction_o</text:span>bs<text:change-end text:change-id="ct89290176"/><text:change-start text:change-id="ct89290416"/> <text:span text:style-name="T251">(1)</text:span><text:change-end text:change-id="ct89290416"/></text:p>
          </table:table-cell>
          <table:table-cell table:style-name="Tableau5.A2" office:value-type="string">
            <text:p text:style-name="P172"><text:change-start text:change-id="ct89291008"/>3H<text:change-end text:change-id="ct89291008"/></text:p>
          </table:table-cell>
          <table:table-cell table:style-name="Tableau5.A2" office:value-type="string">
            <text:p text:style-name="P176"/>
          </table:table-cell>
          <table:table-cell table:style-name="Tableau5.A2" office:value-type="string">
            <text:p text:style-name="P176"><text:change-start text:change-id="ct89291952"/>2h50<text:change-end text:change-id="ct89291952"/></text:p>
          </table:table-cell>
          <table:table-cell table:style-name="Tableau5.E2" office:value-type="string">
            <text:p text:style-name="P176"/>
          </table:table-cell>
        </table:table-row>
        <table:table-row table:style-name="TableLine89395808">
          <table:table-cell table:style-name="Tableau5.A2" office:value-type="string">
            <text:p text:style-name="P174"><text:change-start text:change-id="ct89292896"/>extraction_obs<text:change-end text:change-id="ct89292896"/><text:change-start text:change-id="ct89293136"/> <text:span text:style-name="T251">(2)</text:span><text:change-end text:change-id="ct89293136"/></text:p>
          </table:table-cell>
          <table:table-cell table:style-name="Tableau5.A2" office:value-type="string">
            <text:p text:style-name="P172"><text:change-start text:change-id="ct89293728"/>6H<text:change-end text:change-id="ct89293728"/></text:p>
          </table:table-cell>
          <table:table-cell table:style-name="Tableau5.A2" office:value-type="string">
            <text:p text:style-name="P176"/>
          </table:table-cell>
          <table:table-cell table:style-name="Tableau5.A2" office:value-type="string">
            <text:p text:style-name="P176"><text:change-start text:change-id="ct89294672"/>6h15<text:change-end text:change-id="ct89294672"/></text:p>
          </table:table-cell>
          <table:table-cell table:style-name="Tableau5.E2" office:value-type="string">
            <text:p text:style-name="P176"/>
          </table:table-cell>
        </table:table-row>
        <table:table-row table:style-name="TableLine89396512">
          <table:table-cell table:style-name="Tableau5.A5" office:value-type="string">
            <text:p text:style-name="P201"><text:change-start text:change-id="ct89295616"/>extraction_obs<text:change-end text:change-id="ct89295616"/><text:change-start text:change-id="ct89295856"/> <text:span text:style-name="T251">(2)</text:span><text:change-end text:change-id="ct89295856"/></text:p>
          </table:table-cell>
          <table:table-cell table:style-name="Tableau5.A5" office:value-type="string">
            <text:p text:style-name="P200"><text:change-start text:change-id="ct89296448"/>9H<text:change-end text:change-id="ct89296448"/></text:p>
          </table:table-cell>
          <table:table-cell table:style-name="Tableau5.A5" office:value-type="string">
            <text:p text:style-name="P202"/>
          </table:table-cell>
          <table:table-cell table:style-name="Tableau5.A5" office:value-type="string">
            <text:p text:style-name="P203"><text:change-start text:change-id="ct89297392"/>9h40<text:change-end text:change-id="ct89297392"/></text:p>
          </table:table-cell>
          <table:table-cell table:style-name="Tableau5.E5" office:value-type="string">
            <text:p text:style-name="P204"/>
          </table:table-cell>
        </table:table-row>
        <table:table-row table:style-name="TableLine89399552">
          <table:table-cell table:style-name="Tableau5.A5" office:value-type="string">
            <text:p text:style-name="P205"><text:change-start text:change-id="ct89298736"/>extraction_obs<text:change-end text:change-id="ct89298736"/><text:change-start text:change-id="ct89299296"/> <text:span text:style-name="T251">(</text:span><text:change-end text:change-id="ct89299296"/><text:change-start text:change-id="ct89300032"/><text:span text:style-name="T251">3</text:span><text:change-end text:change-id="ct89300032"/><text:change-start text:change-id="ct89300976"/><text:span text:style-name="T251">)</text:span><text:change-end text:change-id="ct89300976"/></text:p>
          </table:table-cell>
          <table:table-cell table:style-name="Tableau5.A5" office:value-type="string">
            <text:p text:style-name="P205"><text:change-start text:change-id="ct89301920"/>[12H]<text:change-end text:change-id="ct89301920"/></text:p>
          </table:table-cell>
          <table:table-cell table:style-name="Tableau5.A5" office:value-type="string">
            <text:p text:style-name="P202"/>
          </table:table-cell>
          <table:table-cell table:style-name="Tableau5.A5" office:value-type="string">
            <text:p text:style-name="P205"><text:change-start text:change-id="ct89302864"/>12h00<text:change-end text:change-id="ct89302864"/></text:p>
          </table:table-cell>
          <table:table-cell table:style-name="Tableau5.E5" office:value-type="string">
            <text:p text:style-name="P204"/>
          </table:table-cell>
        </table:table-row>
        <table:table-row table:style-name="TableLine89400720">
          <table:table-cell table:style-name="Tableau5.A5" office:value-type="string">
            <text:p text:style-name="P206"><text:change-start text:change-id="ct89304608"/><text:span text:style-name="T230">r</text:span>ecobs</text:p>
            <text:p text:style-name="P207">[recobsmens]<text:change-end text:change-id="ct89304608"/></text:p>
          </table:table-cell>
          <table:table-cell table:style-name="Tableau5.A5" office:value-type="string">
            <text:p text:style-name="P67"><text:change-start text:change-id="ct89306320"/>3H, 6H,</text:p>
            <text:p text:style-name="P206">9H, <text:span text:style-name="T230">[12H]</text:span><text:change-end text:change-id="ct89306320"/></text:p>
          </table:table-cell>
          <table:table-cell table:style-name="Tableau5.A5" office:value-type="string">
            <text:p text:style-name="P208"><text:change-start text:change-id="ct89307040"/>Obs<text:span text:style-name="T231">ervations</text:span> du réseau correspondant<text:change-end text:change-id="ct89307040"/></text:p>
          </table:table-cell>
          <table:table-cell table:style-name="Tableau5.A5" office:value-type="string">
            <text:p text:style-name="P205"/>
          </table:table-cell>
          <table:table-cell table:style-name="Tableau5.E5" office:value-type="string">
            <text:p text:style-name="P204"/>
          </table:table-cell>
        </table:table-row>
        <table:table-row table:style-name="TableLine89396192">
          <table:table-cell table:style-name="Tableau5.A2" office:value-type="string">
            <text:p text:style-name="P129"><text:change-start text:change-id="ct89309648"/>prep<text:span text:style-name="T232">ana</text:span><text:change-end text:change-id="ct89309648"/></text:p>
          </table:table-cell>
          <table:table-cell table:style-name="Tableau5.A2" office:value-type="string">
            <text:p text:style-name="P172"><text:change-start text:change-id="ct89310416"/>3H<text:change-end text:change-id="ct89310416"/></text:p>
          </table:table-cell>
          <table:table-cell table:style-name="Tableau5.A2" office:value-type="string">
            <text:p text:style-name="P176"/>
          </table:table-cell>
          <table:table-cell table:style-name="Tableau5.A2" office:value-type="string">
            <text:p text:style-name="P176"/>
          </table:table-cell>
          <table:table-cell table:style-name="Tableau5.E2" office:value-type="string">
            <text:p text:style-name="P265"><text:change-start text:change-id="ct89312624"/>ARPEGE prod 0H<text:change-end text:change-id="ct89312624"/></text:p>
          </table:table-cell>
        </table:table-row>
        <table:table-row table:style-name="TableLine89402880">
          <table:table-cell table:style-name="Tableau5.A2" office:value-type="string">
            <text:p text:style-name="P129"><text:change-start text:change-id="ct89313216"/>prep<text:span text:style-name="T221">ana</text:span><text:change-end text:change-id="ct89313216"/></text:p>
          </table:table-cell>
          <table:table-cell table:style-name="Tableau5.A2" office:value-type="string">
            <text:p text:style-name="P172"><text:change-start text:change-id="ct89313984"/>9H<text:change-end text:change-id="ct89313984"/></text:p>
          </table:table-cell>
          <table:table-cell table:style-name="Tableau5.A2" office:value-type="string">
            <text:p text:style-name="P176"/>
          </table:table-cell>
          <table:table-cell table:style-name="Tableau5.A2" office:value-type="string">
            <text:p text:style-name="P176"/>
          </table:table-cell>
          <table:table-cell table:style-name="Tableau5.E2" office:value-type="string">
            <text:p text:style-name="P265"><text:change-start text:change-id="ct89316448"/>ARPEGE assim 0H<text:change-end text:change-id="ct89316448"/></text:p>
          </table:table-cell>
        </table:table-row>
        <table:table-row table:style-name="TableLine89404016">
          <table:table-cell table:style-name="Tableau5.A2" office:value-type="string">
            <text:p text:style-name="P129"><text:change-start text:change-id="ct89317040"/>prep<text:span text:style-name="T232">prv</text:span><text:change-end text:change-id="ct89317040"/></text:p>
          </table:table-cell>
          <table:table-cell table:style-name="Tableau5.A2" office:value-type="string">
            <text:p text:style-name="P172"><text:change-start text:change-id="ct89319696"/>3H<text:change-end text:change-id="ct89319696"/></text:p>
          </table:table-cell>
          <table:table-cell table:style-name="Tableau5.A2" office:value-type="string">
            <text:p text:style-name="P176"/>
          </table:table-cell>
          <table:table-cell table:style-name="Tableau5.A2" office:value-type="string">
            <text:p text:style-name="P187"><text:change-start text:change-id="ct89320848"/>[4:45 au plus tard]<text:change-end text:change-id="ct89320848"/></text:p>
          </table:table-cell>
          <table:table-cell table:style-name="Tableau5.E2" office:value-type="string">
            <text:p text:style-name="P177"><text:change-start text:change-id="ct89321936"/><text:span text:style-name="T233">ARPEGE</text:span><text:change-end text:change-id="ct89321936"/><text:change text:change-id="ct89322176"/><text:change-start text:change-id="ct89323168"/><text:span text:style-name="T233"> prod 0H</text:span><text:change-end text:change-id="ct89323168"/><text:change-start text:change-id="ct89325856"/><text:span text:style-name="T233"> </text:span><text:span text:style-name="T248">+ [PEARP prod 0H OU </text:span><text:change-end text:change-id="ct89325856"/><text:change-start text:change-id="ct89327488"/><text:span text:style-name="T248">sur heure (4:45)]</text:span><text:change-end text:change-id="ct89327488"/></text:p>
          </table:table-cell>
        </table:table-row>
        <table:table-row table:style-name="TableLine89405232">
          <table:table-cell table:style-name="Tableau5.A2" office:value-type="string">
            <text:p text:style-name="P178"><text:change-start text:change-id="ct89328608"/>rapatrie<text:change-end text:change-id="ct89328608"/></text:p>
          </table:table-cell>
          <table:table-cell table:style-name="Tableau5.A2" office:value-type="string">
            <text:p text:style-name="P178"><text:change-start text:change-id="ct89329200"/>12H<text:change-end text:change-id="ct89329200"/></text:p>
          </table:table-cell>
          <table:table-cell table:style-name="Tableau5.A2" office:value-type="string">
            <text:p text:style-name="P176"/>
          </table:table-cell>
          <table:table-cell table:style-name="Tableau5.A2" office:value-type="string">
            <text:p text:style-name="P177"/>
          </table:table-cell>
          <table:table-cell table:style-name="Tableau5.E2" office:value-type="string">
            <text:p text:style-name="P66"><text:change-start text:change-id="ct89330848"/>prepana 3H</text:p>
            <text:p text:style-name="P178">prepana 9H<text:change-end text:change-id="ct89330848"/></text:p>
          </table:table-cell>
        </table:table-row>
        <table:table-row table:style-name="TableLine89406448">
          <table:table-cell table:style-name="Tableau5.A2" office:value-type="string">
            <text:p text:style-name="P129"><text:change-start text:change-id="ct89331440"/><text:span text:style-name="T249">safran_</text:span><text:change-end text:change-id="ct89331440"/><text:change-start text:change-id="ct89332176"/><text:span text:style-name="T234">ana</text:span><text:change-end text:change-id="ct89332176"/><text:change-start text:change-id="ct89333088"/><text:span text:style-name="T249">lyse</text:span><text:change-end text:change-id="ct89333088"/><text:change text:change-id="ct89333328"/></text:p>
          </table:table-cell>
          <table:table-cell table:style-name="Tableau5.A2" office:value-type="string">
            <text:p text:style-name="P172"><text:change-start text:change-id="ct89334016"/>3H<text:change-end text:change-id="ct89334016"/></text:p>
          </table:table-cell>
          <table:table-cell table:style-name="Tableau5.A2" office:value-type="string">
            <text:p text:style-name="P177"/>
          </table:table-cell>
          <table:table-cell table:style-name="Tableau5.A2" office:value-type="string">
            <text:p text:style-name="P177"/>
          </table:table-cell>
          <table:table-cell table:style-name="Tableau5.E2" office:value-type="string">
            <text:p text:style-name="P209"><text:change-start text:change-id="ct89335664"/><text:span text:style-name="T191">prepana 3</text:span><text:span text:style-name="T196">H</text:span><text:change-end text:change-id="ct89335664"/><text:change-start text:change-id="ct89336624"/><text:span text:style-name="T191"> *</text:span><text:change-end text:change-id="ct89336624"/><text:change text:change-id="ct89336864"/><text:change-start text:change-id="ct89337552"/></text:p>
            <text:p text:style-name="P179">recobs 3H<text:change-end text:change-id="ct89337552"/></text:p>
          </table:table-cell>
        </table:table-row>
        <table:table-row table:style-name="TableLine89407664">
          <table:table-cell table:style-name="Tableau5.A2" office:value-type="string">
            <text:p text:style-name="P175"><text:change-start text:change-id="ct89338144"/><text:span text:style-name="T249">safran_</text:span><text:change-end text:change-id="ct89338144"/><text:change-start text:change-id="ct89338384"/>ana<text:change-end text:change-id="ct89338384"/><text:change-start text:change-id="ct89338704"/><text:span text:style-name="T249">lyse</text:span><text:change-end text:change-id="ct89338704"/></text:p>
          </table:table-cell>
          <table:table-cell table:style-name="Tableau5.A2" office:value-type="string">
            <text:p text:style-name="P172"><text:change-start text:change-id="ct89339296"/>6H<text:change-end text:change-id="ct89339296"/></text:p>
          </table:table-cell>
          <table:table-cell table:style-name="Tableau5.A2" office:value-type="string">
            <text:p text:style-name="P177"/>
          </table:table-cell>
          <table:table-cell table:style-name="Tableau5.A2" office:value-type="string">
            <text:p text:style-name="P177"/>
          </table:table-cell>
          <table:table-cell table:style-name="Tableau5.E2" office:value-type="string">
            <text:p text:style-name="P177"><text:change-start text:change-id="ct89348080"/><text:span text:style-name="T237">reco</text:span><text:span text:style-name="T238">o</text:span><text:span text:style-name="T236">bs 6</text:span><text:span text:style-name="T239">H</text:span><text:span text:style-name="T236">,</text:span></text:p>
            <text:p text:style-name="P177"><text:span text:style-name="T236"><text:s/></text:span><text:span text:style-name="T237">[</text:span><text:span text:style-name="T32">prep</text:span><text:span text:style-name="T33">ana</text:span><text:span text:style-name="T32"> 3</text:span><text:span text:style-name="T34">H </text:span><text:span text:style-name="T35">si relance</text:span><text:span text:style-name="T31">]</text:span><text:change-end text:change-id="ct89348080"/></text:p>
          </table:table-cell>
        </table:table-row>
        <table:table-row table:style-name="TableLine89408880">
          <table:table-cell table:style-name="Tableau5.A2" office:value-type="string">
            <text:p text:style-name="P188"><text:change text:change-id="ct89349776"/><text:change-start text:change-id="ct89350016"/>safran_analyse<text:change-end text:change-id="ct89350016"/></text:p>
          </table:table-cell>
          <table:table-cell table:style-name="Tableau5.A2" office:value-type="string">
            <text:p text:style-name="P172"><text:change-start text:change-id="ct89350608"/>9H<text:change-end text:change-id="ct89350608"/></text:p>
          </table:table-cell>
          <table:table-cell table:style-name="Tableau5.A2" office:value-type="string">
            <text:p text:style-name="P177"/>
          </table:table-cell>
          <table:table-cell table:style-name="Tableau5.A2" office:value-type="string">
            <text:p text:style-name="P177"/>
          </table:table-cell>
          <table:table-cell table:style-name="Tableau5.E2" office:value-type="string">
            <text:p text:style-name="P210"><text:change-start text:change-id="ct89352256"/>prep<text:span text:style-name="T240">ana</text:span> 9<text:span text:style-name="T235">H</text:span> *</text:p>
            <text:p text:style-name="P186">recobs 9H<text:change-end text:change-id="ct89352256"/></text:p>
          </table:table-cell>
        </table:table-row>
        <table:table-row table:style-name="TableLine89410096">
          <table:table-cell table:style-name="Tableau5.A2" office:value-type="string">
            <text:p text:style-name="P180"><text:change-start text:change-id="ct89352848"/>analysemens<text:change-end text:change-id="ct89352848"/></text:p>
          </table:table-cell>
          <table:table-cell table:style-name="Tableau5.A2" office:value-type="string">
            <text:p text:style-name="P180"><text:change-start text:change-id="ct89353440"/>12H<text:change-end text:change-id="ct89353440"/></text:p>
          </table:table-cell>
          <table:table-cell table:style-name="Tableau5.A2" office:value-type="string">
            <text:p text:style-name="P177"/>
          </table:table-cell>
          <table:table-cell table:style-name="Tableau5.A2" office:value-type="string">
            <text:p text:style-name="P177"/>
          </table:table-cell>
          <table:table-cell table:style-name="Tableau5.E2" office:value-type="string">
            <text:p text:style-name="P180"><text:change-start text:change-id="ct89354736"/>recobsmens [12H]<text:change-end text:change-id="ct89354736"/><text:change-start text:change-id="ct89355328"/></text:p>
            <text:p text:style-name="P189">rapatrie [12H]<text:change-end text:change-id="ct89355328"/></text:p>
          </table:table-cell>
        </table:table-row>
        <table:table-row table:style-name="TableLine89411312">
          <table:table-cell table:style-name="Tableau5.A2" office:value-type="string">
            <text:p text:style-name="P266"><text:change-start text:change-id="ct89355920"/>prv<text:change-end text:change-id="ct89355920"/></text:p>
          </table:table-cell>
          <table:table-cell table:style-name="Tableau5.A2" office:value-type="string">
            <text:p text:style-name="P172"><text:change-start text:change-id="ct89283024"/>3H<text:change-end text:change-id="ct89283024"/></text:p>
          </table:table-cell>
          <table:table-cell table:style-name="Tableau5.A2" office:value-type="string">
            <text:p text:style-name="P181"/>
          </table:table-cell>
          <table:table-cell table:style-name="Tableau5.A2" office:value-type="string">
            <text:p text:style-name="P181"/>
          </table:table-cell>
          <table:table-cell table:style-name="Tableau5.E2" office:value-type="string">
            <text:p text:style-name="P181"><text:change-start text:change-id="ct89357264"/>prep<text:span text:style-name="T241">prv</text:span> 3<text:span text:style-name="T235">H</text:span><text:change-end text:change-id="ct89357264"/></text:p>
          </table:table-cell>
        </table:table-row>
        <table:table-row table:style-name="TableLine89412528">
          <table:table-cell table:style-name="Tableau5.A2" office:value-type="string">
            <text:p text:style-name="P175"><text:change-start text:change-id="ct89359392"/><text:span text:style-name="T226">a</text:span>nasurf<text:change-end text:change-id="ct89359392"/></text:p>
          </table:table-cell>
          <table:table-cell table:style-name="Tableau5.A2" office:value-type="string">
            <text:p text:style-name="P172"><text:change-start text:change-id="ct89359984"/>3H<text:change-end text:change-id="ct89359984"/></text:p>
          </table:table-cell>
          <table:table-cell table:style-name="Tableau5.A2" office:value-type="string">
            <text:p text:style-name="P182"/>
          </table:table-cell>
          <table:table-cell table:style-name="Tableau5.A2" office:value-type="string">
            <text:p text:style-name="P182"/>
          </table:table-cell>
          <table:table-cell table:style-name="Tableau5.E2" office:value-type="string">
            <text:p text:style-name="P182"><text:change-start text:change-id="ct89361280"/><text:span text:style-name="T242">ana</text:span> 3<text:span text:style-name="T235">H</text:span><text:change-end text:change-id="ct89361280"/></text:p>
          </table:table-cell>
        </table:table-row>
        <table:table-row table:style-name="TableLine89414016">
          <table:table-cell table:style-name="Tableau5.A2" office:value-type="string">
            <text:p text:style-name="P175"><text:change-start text:change-id="ct89361872"/>anasurf<text:change-end text:change-id="ct89361872"/></text:p>
          </table:table-cell>
          <table:table-cell table:style-name="Tableau5.A2" office:value-type="string">
            <text:p text:style-name="P172"><text:change-start text:change-id="ct89362464"/>6H<text:change-end text:change-id="ct89362464"/></text:p>
          </table:table-cell>
          <table:table-cell table:style-name="Tableau5.A2" office:value-type="string">
            <text:p text:style-name="P182"/>
          </table:table-cell>
          <table:table-cell table:style-name="Tableau5.A2" office:value-type="string">
            <text:p text:style-name="P182"/>
          </table:table-cell>
          <table:table-cell table:style-name="Tableau5.E2" office:value-type="string">
            <text:p text:style-name="P182"><text:change-start text:change-id="ct89364752"/><text:span text:style-name="T243">ana</text:span> 6<text:span text:style-name="T235">H</text:span><text:change-end text:change-id="ct89364752"/></text:p>
          </table:table-cell>
        </table:table-row>
        <table:table-row table:style-name="TableLine89415232">
          <table:table-cell table:style-name="Tableau5.A2" office:value-type="string">
            <text:p text:style-name="P175"><text:change-start text:change-id="ct89365344"/>anasurf<text:change-end text:change-id="ct89365344"/></text:p>
          </table:table-cell>
          <table:table-cell table:style-name="Tableau5.A2" office:value-type="string">
            <text:p text:style-name="P172"><text:change-start text:change-id="ct89365984"/>9H<text:change-end text:change-id="ct89365984"/></text:p>
          </table:table-cell>
          <table:table-cell table:style-name="Tableau5.A2" office:value-type="string">
            <text:p text:style-name="P182"/>
          </table:table-cell>
          <table:table-cell table:style-name="Tableau5.A2" office:value-type="string">
            <text:p text:style-name="P182"/>
          </table:table-cell>
          <table:table-cell table:style-name="Tableau5.E2" office:value-type="string">
            <text:p text:style-name="P182"><text:change-start text:change-id="ct89368800"/><text:span text:style-name="T243">ana</text:span> 9<text:span text:style-name="T235">H</text:span><text:change-end text:change-id="ct89368800"/></text:p>
          </table:table-cell>
        </table:table-row>
        <table:table-row table:style-name="TableLine89416448">
          <table:table-cell table:style-name="Tableau5.A2" office:value-type="string">
            <text:p text:style-name="P183"><text:change-start text:change-id="ct89369424"/>reanalysemens<text:change-end text:change-id="ct89369424"/></text:p>
          </table:table-cell>
          <table:table-cell table:style-name="Tableau5.A2" office:value-type="string">
            <text:p text:style-name="P183"><text:change-start text:change-id="ct89370080"/>12H<text:change-end text:change-id="ct89370080"/></text:p>
          </table:table-cell>
          <table:table-cell table:style-name="Tableau5.A2" office:value-type="string">
            <text:p text:style-name="P182"/>
          </table:table-cell>
          <table:table-cell table:style-name="Tableau5.A2" office:value-type="string">
            <text:p text:style-name="P182"/>
          </table:table-cell>
          <table:table-cell table:style-name="Tableau5.E2" office:value-type="string">
            <text:p text:style-name="P183"><text:change-start text:change-id="ct89372048"/>analysemens 12H<text:change-end text:change-id="ct89372048"/></text:p>
          </table:table-cell>
        </table:table-row>
        <table:table-row table:style-name="TableLine89417664">
          <table:table-cell table:style-name="Tableau5.A2" office:value-type="string">
            <text:p text:style-name="P175"><text:change-start text:change-id="ct89373360"/>prvsurf<text:change-end text:change-id="ct89373360"/></text:p>
          </table:table-cell>
          <table:table-cell table:style-name="Tableau5.A2" office:value-type="string">
            <text:p text:style-name="P172"><text:change-start text:change-id="ct89374144"/>3H<text:change-end text:change-id="ct89374144"/></text:p>
          </table:table-cell>
          <table:table-cell table:style-name="Tableau5.A2" office:value-type="string">
            <text:p text:style-name="P182"/>
          </table:table-cell>
          <table:table-cell table:style-name="Tableau5.A2" office:value-type="string">
            <text:p text:style-name="P182"/>
          </table:table-cell>
          <table:table-cell table:style-name="Tableau5.E2" office:value-type="string">
            <text:p text:style-name="P182"><text:change-start text:change-id="ct89377904"/><text:span text:style-name="T244">prv</text:span> 3<text:span text:style-name="T235">H</text:span></text:p>
            <text:p text:style-name="P184"><text:span text:style-name="T240">anasurf </text:span>3<text:span text:style-name="T235">H</text:span><text:change-end text:change-id="ct89377904"/></text:p>
          </table:table-cell>
        </table:table-row>
        <table:table-row table:style-name="TableLine89418880">
          <table:table-cell table:style-name="Tableau5.A2" office:value-type="string">
            <text:p text:style-name="P175"><text:change-start text:change-id="ct89378560"/>prvsurf<text:change-end text:change-id="ct89378560"/></text:p>
          </table:table-cell>
          <table:table-cell table:style-name="Tableau5.A2" office:value-type="string">
            <text:p text:style-name="P172"><text:change-start text:change-id="ct89379216"/>6H<text:change-end text:change-id="ct89379216"/></text:p>
          </table:table-cell>
          <table:table-cell table:style-name="Tableau5.A2" office:value-type="string">
            <text:p text:style-name="P182"><text:change-start text:change-id="ct89379936"/><text:s/><text:change-end text:change-id="ct89379936"/></text:p>
          </table:table-cell>
          <table:table-cell table:style-name="Tableau5.A2" office:value-type="string">
            <text:p text:style-name="P182"/>
          </table:table-cell>
          <table:table-cell table:style-name="Tableau5.E2" office:value-type="string">
            <text:p text:style-name="P182"><text:change-start text:change-id="ct89383056"/><text:span text:style-name="T244">prv</text:span> 3<text:span text:style-name="T235">H</text:span></text:p>
            <text:p text:style-name="P184"><text:span text:style-name="T240">anasurf</text:span> 6<text:span text:style-name="T235">H</text:span><text:change-end text:change-id="ct89383056"/></text:p>
          </table:table-cell>
        </table:table-row>
        <table:table-row table:style-name="TableLine89420096">
          <table:table-cell table:style-name="Tableau5.A2" office:value-type="string">
            <text:p text:style-name="P175"><text:change-start text:change-id="ct89383712"/>prvsurf<text:change-end text:change-id="ct89383712"/></text:p>
          </table:table-cell>
          <table:table-cell table:style-name="Tableau5.A2" office:value-type="string">
            <text:p text:style-name="P172"><text:change-start text:change-id="ct89384368"/>9H<text:change-end text:change-id="ct89384368"/></text:p>
          </table:table-cell>
          <table:table-cell table:style-name="Tableau5.A2" office:value-type="string">
            <text:p text:style-name="P182"/>
          </table:table-cell>
          <table:table-cell table:style-name="Tableau5.A2" office:value-type="string">
            <text:p text:style-name="P182"/>
          </table:table-cell>
          <table:table-cell table:style-name="Tableau5.E2" office:value-type="string">
            <text:p text:style-name="P182"><text:change-start text:change-id="ct89388048"/><text:span text:style-name="T244">prv</text:span> 3<text:span text:style-name="T235">H</text:span></text:p>
            <text:p text:style-name="P184"><text:span text:style-name="T240">anasurf</text:span> 9<text:span text:style-name="T235">H</text:span><text:change-end text:change-id="ct89388048"/></text:p>
          </table:table-cell>
        </table:table-row>
        <table:table-row table:style-name="TableLine89421312">
          <table:table-cell table:style-name="Tableau5.A2" office:value-type="string">
            <text:p text:style-name="P185"><text:change-start text:change-id="ct89388704"/>extractreana<text:change-end text:change-id="ct89388704"/></text:p>
          </table:table-cell>
          <table:table-cell table:style-name="Tableau5.A2" office:value-type="string">
            <text:p text:style-name="P185"><text:change-start text:change-id="ct89389360"/>12H<text:change-end text:change-id="ct89389360"/></text:p>
          </table:table-cell>
          <table:table-cell table:style-name="Tableau5.A2" office:value-type="string">
            <text:p text:style-name="P182"/>
          </table:table-cell>
          <table:table-cell table:style-name="Tableau5.A2" office:value-type="string">
            <text:p text:style-name="P185"><text:change-start text:change-id="ct89390736"/>12H<text:change-end text:change-id="ct89390736"/></text:p>
          </table:table-cell>
          <table:table-cell table:style-name="Tableau5.E2" office:value-type="string">
            <text:p text:style-name="P182"/>
          </table:table-cell>
        </table:table-row>
      </table:table>
      <text:p text:style-name="P213"><text:change-start text:change-id="ct89423840"/>Tableau <text:sequence text:ref-name="refTable2" text:name="Table" text:formula="ooow:Table+1" style:num-format="1">2</text:sequence>: Résumé des conditions de déclenchement des différentes tâches <text:span text:style-name="T245">(situation au 05/02/2021 d’après le portail SOPRANO)</text:span></text:p>
      <text:p text:style-name="P98"><text:change-end text:change-id="ct89423840"/><text:change text:change-id="ct89424080"/><text:change-start text:change-id="ct89425024"/><text:span text:style-name="T254">* </text:span><text:span text:style-name="T252">Statut « fin de tâche » (y compris échec)</text:span></text:p>
      <text:p text:style-name="P113"><text:span text:style-name="T253">(1) </text:span><text:span text:style-name="T252">Extraction des obs entre J-5 6h et J-1 6h (les observations entre J-1 6h et J 6H pas encore disponibles)</text:span></text:p>
      <text:p text:style-name="P114"><text:span text:style-name="T36">(2) </text:span><text:span text:style-name="T224">Extraction des obs entre J-1 6h et J 6h aux réseaux 6H et 9H</text:span></text:p>
      <text:p text:style-name="P114"><text:span text:style-name="T225">(3) </text:span><text:span text:style-name="T224">Extraction des obs entre le 31/07 6h et J 6h pour la réanalyse mensuelle</text:span></text:p>
      <text:p text:style-name="P244"/>
      <text:list xml:id="list91435240835181" text:continue-list="list91437124857761" text:style-name="L1">
        <text:list-item>
          <text:p text:style-name="P214"><text:change-end text:change-id="ct89425024"/><text:change text:change-id="ct89371808"/><text:soft-page-break/>Extraction des observations</text:p>
        </text:list-item>
      </text:list>
      <text:p text:style-name="P8"/>
      <text:p text:style-name="P8">L’extraction des observations <text:span text:style-name="T117">est réalisée à partir de la BDCP par une tâche SOPRANO. Les fichiers générés sont des fichiers ascii, pour une journée donnée on extrait :</text:span></text:p>
      <text:list xml:id="list3984499323" text:style-name="L4">
        <text:list-item>
          <text:p text:style-name="P216"><text:span text:style-name="T118">5</text:span> fichiers contenant <text:span text:style-name="T120">toutes </text:span>les observation<text:span text:style-name="T164">s</text:span> <text:span text:style-name="T118">de surface (hors RR) des 6h précédant chaque réseau synoptique</text:span></text:p>
        </text:list-item>
        <text:list-item>
          <text:p text:style-name="P217">1 fichier journalier (à 6h UTC) contenant les données de RR sur les 24h précédentes</text:p>
        </text:list-item>
        <text:list-item>
          <text:p text:style-name="P217">1 fichier d’obs horaire</text:p>
        </text:list-item>
        <text:list-item>
          <text:p text:style-name="P217">1 fichier <text:span text:style-name="T119">de radiosondages</text:span></text:p>
        </text:list-item>
      </text:list>
      <text:p text:style-name="P27">L’alimentation de la partie S2M-Vortex s’effectue via la BDPE.</text:p>
      <text:p text:style-name="P9"/>
      <text:list xml:id="list91436030661165" text:continue-list="list91435240835181" text:style-name="L1">
        <text:list-item>
          <text:p text:style-name="P218">Adaptation des sorties d’ARPEGE et de PEARP</text:p>
        </text:list-item>
      </text:list>
      <text:p text:style-name="P10"/>
      <text:p text:style-name="P11"><text:span text:style-name="T121">Les tâches « prepsaf_ana » et « prepsaf_prv » génèrent les fichiers P à partir des fichiers GRIB.<text:line-break/>Ce sont des tâches Vortex qui tournent sur </text:span><text:span text:style-name="T115">1 nœud</text:span><text:span text:style-name="T121"> et prennent en entrée la liste des fichiers GRIB à traiter (et rangés dans des répertoires individuels) et le script « makeP.py ». Ce script est lancé par un algo component spécifique (classe ‘Guess’ du module cen/algo/ensemble.py) de type « Taylorism ». </text:span></text:p>
      <text:p text:style-name="P13">Cet algo génère <text:span text:style-name="T204">autant de</text:span> ‘GuessWorker’ <text:span text:style-name="T204">que de GRIB qui sont alors traités par « lots » de 120 (en utilisant tous les process disponibles sur 1 nœud).</text:span></text:p>
      <text:p text:style-name="P62">Voir paragraphe spécifique pour plus d’informations.</text:p>
      <text:p text:style-name="P13"><text:line-break/>Le script makeP.py prend la liste des fichiers GRIB à traiter en argument et pour chacun <text:span text:style-name="T112">génère un fichier P par domaine</text:span> (3 actuellement).</text:p>
      <text:p text:style-name="P12"/>
      <text:p text:style-name="P14">En analyse<text:change-start text:change-id="ct89324128"/>,<text:change-end text:change-id="ct89324128"/> les GRIB sont issus du cycle d’assimilation d’ARPEGE (échéance 6H du réseau R-6H) et des prévisions P0 à P24 du réseau 6h de la PEARP<text:change-start text:change-id="ct89450704"/> <text:span text:style-name="T222">(production la plus récente </text:span><text:change-end text:change-id="ct89450704"/><text:change-start text:change-id="ct89451408"/><text:span text:style-name="T222">disponible)</text:span><text:change-end text:change-id="ct89451408"/>.<text:change-start text:change-id="ct89452576"/> <text:span text:style-name="T222">Il est nécessaire que les grib </text:span><text:change-end text:change-id="ct89452576"/><text:change-start text:change-id="ct89453744"/><text:span text:style-name="T222">issus de la</text:span><text:change-end text:change-id="ct89453744"/><text:change-start text:change-id="ct89455088"/><text:span text:style-name="T222"> PEARP servant de guess soient </text:span><text:change-end text:change-id="ct89455088"/><text:span text:style-name="T222">des échéances consécutives du même réseau </text:span><text:change-start text:change-id="ct89460464"/><text:span text:style-name="T68">pour que SAFRAN puisse faire une ébauche de</text:span><text:span text:style-name="T69"> la chronologie des précipitations.</text:span><text:span text:style-name="T68"> </text:span><text:change-end text:change-id="ct89460464"/><text:change text:change-id="ct89460768"/></text:p>
      <text:p text:style-name="P12"/>
      <text:p text:style-name="P12">En prévision les GRIB sont issus du réseau de production de 0h d’ARPEGE et du réseau 18h (J-1) de la PEARP.</text:p>
      <text:p text:style-name="P4"/>
      <text:p text:style-name="P35">NB : le traitement des précipitations par <text:span text:style-name="T204">période</text:span> de 24h impose de ne pas <text:span text:style-name="T204">mélanger</text:span> des GRIB issus du cycle d’assimilation (cumul de RR sur 6h) et de production (cumul depuis l’heure du réseau), à l’exception des prévision<text:span text:style-name="T122">s</text:span> à 6h. </text:p>
      <text:p text:style-name="P35">On utilise d’ailleurs cette prévision à 6h du réseau 0h d’ARPEGE pour l’analyse du jour J qui tourne avant la fin de l’assimilation ARPEGE du réseau 0h ainsi que dans les modes secours.</text:p>
      <text:p text:style-name="P35"/>
      <text:p text:style-name="P35"/>
      <text:p text:style-name="P35"/>
      <text:list xml:id="list91435236807908" text:continue-numbering="true" text:style-name="L1">
        <text:list-item>
          <text:p text:style-name="P219">SAFRAN</text:p>
          <text:p text:style-name="P219"/>
        </text:list-item>
      </text:list>
      <text:p text:style-name="P17"><text:span text:style-name="T189">Chaque tâche SAFRAN tourne sur </text:span><text:span text:style-name="T114">1 seul nœud.</text:span></text:p>
      <text:p text:style-name="P16"><text:span text:style-name="T156">Ces sont les</text:span> tâches Vortex « safran_ana » et « safran_prv », <text:span text:style-name="T156">elles</text:span> lancent séquentiellement les différents modules de SAFRAN (cf schémas 1 et 2). <text:line-break/><text:span text:style-name="T125">Chaque module est lancé par un algo component S2MComponent (de type « Taylorism ») qui génère 36 workers de type « SafranWorker » (35 pour les guess issus de la PEARP plus 1 pour les guess issus d’ARPEGE). </text:span><text:span text:style-name="T205">Voir paragraphe spécifique pour plus d’informations.</text:span></text:p>
      <text:p text:style-name="P16"><text:line-break/><text:span text:style-name="T161">Inputs :</text:span></text:p>
      <text:p text:style-name="P15"/>
      <text:p text:style-name="P15"><text:soft-page-break/>- <text:span text:style-name="T157">Observations (seulement en analyse)</text:span></text:p>
      <text:p text:style-name="P15">- <text:span text:style-name="T157">Guess ( « fichiers P »)</text:span></text:p>
      <text:p text:style-name="P22">- <text:span text:style-name="T158">N</text:span>amelists</text:p>
      <text:p text:style-name="P22">- <text:span text:style-name="T158">Fichiers de description des massifs, des postes, de la clim ...</text:span></text:p>
      <text:p text:style-name="P15"/>
      <text:p text:style-name="P18"><text:span text:style-name="T161">O</text:span>utpus :</text:p>
      <text:p text:style-name="P18"/>
      <table:table table:name="Tableau3" table:style-name="Tableau3">
        <table:table-column table:style-name="Tableau3.A"/>
        <table:table-column table:style-name="Tableau3.B"/>
        <table:table-column table:style-name="Tableau3.C" table:number-columns-repeated="2"/>
        <table:table-row table:style-name="TableLine89284112">
          <table:table-cell table:style-name="Tableau3.A1" office:value-type="string">
            <text:p text:style-name="P190">Resource</text:p>
          </table:table-cell>
          <table:table-cell table:style-name="Tableau3.A1" office:value-type="string">
            <text:p text:style-name="P190">alp</text:p>
          </table:table-cell>
          <table:table-cell table:style-name="Tableau3.A1" office:value-type="string">
            <text:p text:style-name="P190">pyr</text:p>
          </table:table-cell>
          <table:table-cell table:style-name="Tableau3.D1" office:value-type="string">
            <text:p text:style-name="P190">cor</text:p>
          </table:table-cell>
        </table:table-row>
        <table:table-row table:style-name="TableLine89506048">
          <table:table-cell table:style-name="Tableau3.A2" office:value-type="string">
            <text:p text:style-name="P124">FORCING_ana </text:p>
            <text:p text:style-name="P124">massifs</text:p>
          </table:table-cell>
          <table:table-cell table:style-name="Tableau3.A2" office:value-type="string">
            <text:p text:style-name="P125">3h : 12 M</text:p>
            <text:p text:style-name="P125">6h : 3M</text:p>
            <text:p text:style-name="P125">9h : 3M</text:p>
          </table:table-cell>
          <table:table-cell table:style-name="Tableau3.A2" office:value-type="string">
            <text:p text:style-name="P126">3h : 11 M</text:p>
            <text:p text:style-name="P126">6h : 2.7 M</text:p>
            <text:p text:style-name="P126">9h : <text:span text:style-name="T170">2.7 M</text:span></text:p>
          </table:table-cell>
          <table:table-cell table:style-name="Tableau3.D2" office:value-type="string">
            <text:p text:style-name="P128">3h : 808 K</text:p>
            <text:p text:style-name="P128">6h : 216 K </text:p>
            <text:p text:style-name="P128">9h : 216 K</text:p>
          </table:table-cell>
        </table:table-row>
        <table:table-row table:style-name="TableLine89509040">
          <table:table-cell table:style-name="Tableau3.A2" office:value-type="string">
            <text:p text:style-name="P124">FORCING_ana</text:p>
            <text:p text:style-name="P124"><text:s/>postes</text:p>
          </table:table-cell>
          <table:table-cell table:style-name="Tableau3.A2" office:value-type="string">
            <text:p text:style-name="P125">3h : 2.2 M</text:p>
            <text:p text:style-name="P125">6h : 568 K</text:p>
            <text:p text:style-name="P125">9h : 568 K</text:p>
          </table:table-cell>
          <table:table-cell table:style-name="Tableau3.A2" office:value-type="string">
            <text:p text:style-name="P126">3h : 1.1 M</text:p>
            <text:p text:style-name="P126">6h : 273 K</text:p>
            <text:p text:style-name="P126">9h : <text:span text:style-name="T170">273 K</text:span></text:p>
          </table:table-cell>
          <table:table-cell table:style-name="Tableau3.D2" office:value-type="string">
            <text:p text:style-name="P128">3h : 120 K</text:p>
            <text:p text:style-name="P128">6h : 36 K</text:p>
            <text:p text:style-name="P128">9h : 36 K</text:p>
          </table:table-cell>
        </table:table-row>
        <table:table-row table:style-name="TableLine89510032">
          <table:table-cell table:style-name="Tableau3.A2" office:value-type="string">
            <text:p text:style-name="P123">FORCING_prv massifs</text:p>
          </table:table-cell>
          <table:table-cell table:style-name="Tableau3.A2" office:value-type="string">
            <text:p text:style-name="P126">15 M </text:p>
          </table:table-cell>
          <table:table-cell table:style-name="Tableau3.A2" office:value-type="string">
            <text:p text:style-name="P127">13 M</text:p>
          </table:table-cell>
          <table:table-cell table:style-name="Tableau3.D2" office:value-type="string">
            <text:p text:style-name="P128">1 M</text:p>
          </table:table-cell>
        </table:table-row>
        <table:table-row table:style-name="TableLine89511072">
          <table:table-cell table:style-name="Tableau3.A2" office:value-type="string">
            <text:p text:style-name="P123">FORCING_prv postes</text:p>
          </table:table-cell>
          <table:table-cell table:style-name="Tableau3.A2" office:value-type="string">
            <text:p text:style-name="P126">2.7 M</text:p>
          </table:table-cell>
          <table:table-cell table:style-name="Tableau3.A2" office:value-type="string">
            <text:p text:style-name="P127">1.3 M</text:p>
          </table:table-cell>
          <table:table-cell table:style-name="Tableau3.D2" office:value-type="string">
            <text:p text:style-name="P128">108 K</text:p>
          </table:table-cell>
        </table:table-row>
        <table:table-row table:style-name="TableLine89512336">
          <table:table-cell table:style-name="Tableau3.A2" office:value-type="string">
            <text:p text:style-name="P123">Listing<text:span text:style-name="T169">s_ana (~)</text:span></text:p>
          </table:table-cell>
          <table:table-cell table:style-name="Tableau3.A2" office:value-type="string">
            <text:p text:style-name="P125">3h : 9.8 M (42 fic)</text:p>
            <text:p text:style-name="P125">6h : 1.1 M (11 fic)</text:p>
            <text:p text:style-name="P125">9h : 1.5 M (11 fic)</text:p>
          </table:table-cell>
          <table:table-cell table:style-name="Tableau3.A2" office:value-type="string">
            <text:p text:style-name="P126">3h : 6.3 M (42 fic)</text:p>
            <text:p text:style-name="P126">6h : 2.3 M (11 fic)</text:p>
            <text:p text:style-name="P126">9h : <text:span text:style-name="T171">2.5 M (11 fic)</text:span></text:p>
          </table:table-cell>
          <table:table-cell table:style-name="Tableau3.D2" office:value-type="string">
            <text:p text:style-name="P128">3h : 1.4 M (42 fic)</text:p>
            <text:p text:style-name="P128">6h : 316 K (11 fic)</text:p>
            <text:p text:style-name="P128">9h : 416 K</text:p>
          </table:table-cell>
        </table:table-row>
        <table:table-row table:style-name="TableLine89513280">
          <table:table-cell table:style-name="Tableau3.A2" office:value-type="string">
            <text:p text:style-name="P125">Listings_prv <text:span text:style-name="T171">(~)</text:span></text:p>
          </table:table-cell>
          <table:table-cell table:style-name="Tableau3.A2" office:value-type="string">
            <text:p text:style-name="P126">6.8 M (45 fic)</text:p>
          </table:table-cell>
          <table:table-cell table:style-name="Tableau3.A2" office:value-type="string">
            <text:p text:style-name="P127">9.5 M (45 fic)</text:p>
          </table:table-cell>
          <table:table-cell table:style-name="Tableau3.D2" office:value-type="string">
            <text:p text:style-name="P128">1.6 M (45 fic)</text:p>
          </table:table-cell>
        </table:table-row>
      </table:table>
      <text:p text:style-name="Table">Tableau <text:sequence text:ref-name="refTable3" text:name="Table" text:formula="ooow:Table+1" style:num-format="1">3</text:sequence>: Volumétrie des fichiers en sortie de SAFRAN</text:p>
      <text:p text:style-name="P18"/>
      <text:list xml:id="list91436167416345" text:continue-numbering="true" text:style-name="L1">
        <text:list-item>
          <text:p text:style-name="P220">SURFEX</text:p>
        </text:list-item>
      </text:list>
      <text:p text:style-name="P19"/>
      <text:p text:style-name="P1">Les tâches SURFEX tournent sur <text:span text:style-name="T112">1 nœud.</text:span></text:p>
      <text:p text:style-name="P1">Les <text:span text:style-name="T204">exécutions</text:span> de SURFEX dans la géométrie massif et la géométrie poste sont distinctes (deux jobs différents) mais en raison de l’absence d’observations en entrée de SURFEX, les différent<text:change text:change-id="ct89518288"/>s jobs (analyse sur les massifs ou les postes, prévision sur les massifs ou les postes) <text:span text:style-name="T204">lancent</text:span> la même tâche <text:s/>Vortex.</text:p>
      <text:p text:style-name="P39"/>
      <text:p text:style-name="P1">Inputs :</text:p>
      <text:p text:style-name="P19">- <text:span text:style-name="T159">FORCING</text:span></text:p>
      <text:p text:style-name="P19">- <text:span text:style-name="T159">Namelists</text:span></text:p>
      <text:p text:style-name="P19">- <text:span text:style-name="T159">PREP (fichier d’initialisation du manteau neigeux)</text:span></text:p>
      <text:p text:style-name="P19">- <text:span text:style-name="T160">PGD</text:span></text:p>
      <text:p text:style-name="P19"/>
      <text:p text:style-name="P23">Output<text:span text:style-name="T161">s</text:span> :</text:p>
      <text:p text:style-name="P23">- PRO →<text:span text:style-name="T162"> </text:span><text:s/><text:span text:style-name="T162"><text:s/></text:span><text:span text:style-name="T116">BDPE</text:span></text:p>
      <text:p text:style-name="P23">- PREP (<text:span text:style-name="T112">ré-entrant</text:span>) →<text:span text:style-name="T162"> </text:span><text:span text:style-name="T116">BDPE</text:span></text:p>
      <text:p text:style-name="P23"><text:span text:style-name="T116">- </text:span><text:span text:style-name="T162">FORCING (modifié) → </text:span><text:span text:style-name="T116">BDPE</text:span><text:change text:change-id="ct89518528"/></text:p>
      <text:p text:style-name="P116"/>
      <text:p text:style-name="P42"/>
      <table:table table:name="Tableau4" table:style-name="Tableau4">
        <table:table-column table:style-name="Tableau4.A" table:number-columns-repeated="2"/>
        <table:table-column table:style-name="Tableau4.C"/>
        <table:table-column table:style-name="Tableau4.D" table:number-columns-repeated="3"/>
        <table:table-column table:style-name="Tableau4.G"/>
        <table:table-row table:style-name="TableLine89483744">
          <table:table-cell table:style-name="Tableau4.A1" office:value-type="string">
            <text:p text:style-name="P192">ressource</text:p>
          </table:table-cell>
          <table:table-cell table:style-name="Tableau4.A1" office:value-type="string">
            <text:p text:style-name="P193">reseau</text:p>
          </table:table-cell>
          <table:table-cell table:style-name="Tableau4.A1" office:value-type="string">
            <text:p text:style-name="P192">alp_allslope</text:p>
          </table:table-cell>
          <table:table-cell table:style-name="Tableau4.A1" office:value-type="string">
            <text:p text:style-name="P192">pyr_allslope</text:p>
          </table:table-cell>
          <table:table-cell table:style-name="Tableau4.A1" office:value-type="string">
            <text:p text:style-name="P192">cor_allslope</text:p>
          </table:table-cell>
          <table:table-cell table:style-name="Tableau4.A1" office:value-type="string">
            <text:p text:style-name="P192">postes</text:p>
          </table:table-cell>
          <table:table-cell table:style-name="Tableau4.G1" office:value-type="string">
            <text:p text:style-name="P192">BDPE</text:p>
          </table:table-cell>
        </table:table-row>
        <table:table-row table:style-name="Tableau4.2">
          <table:table-cell table:style-name="Tableau4.A2" table:number-rows-spanned="3" office:value-type="string">
            <text:p text:style-name="P130">PRO</text:p>
            <text:p text:style-name="P130">analyse</text:p>
          </table:table-cell>
          <table:table-cell table:style-name="Tableau4.B2" office:value-type="string">
            <text:p text:style-name="P143">3h</text:p>
          </table:table-cell>
          <table:table-cell table:style-name="Tableau4.B2" office:value-type="string">
            <text:p text:style-name="P130">4 * <text:span text:style-name="T175">~150</text:span>M</text:p>
          </table:table-cell>
          <table:table-cell table:style-name="Tableau4.B2" office:value-type="string">
            <text:p text:style-name="P136">4 * <text:span text:style-name="T175">~90</text:span>M</text:p>
          </table:table-cell>
          <table:table-cell table:style-name="Tableau4.B2" office:value-type="string">
            <text:p text:style-name="P137">4 * <text:span text:style-name="T175">~100</text:span> M </text:p>
          </table:table-cell>
          <table:table-cell table:style-name="Tableau4.B2" office:value-type="string">
            <text:p text:style-name="P147">4 * <text:span text:style-name="T175">~20</text:span> M</text:p>
          </table:table-cell>
          <table:table-cell table:style-name="Tableau4.G2" office:value-type="string">
            <text:p text:style-name="P155">Y</text:p>
          </table:table-cell>
        </table:table-row>
        <table:table-row table:style-name="Tableau4.2">
          <table:covered-table-cell/>
          <table:table-cell table:style-name="Tableau4.B3" office:value-type="string">
            <text:p text:style-name="P143">6h</text:p>
          </table:table-cell>
          <table:table-cell table:style-name="Tableau4.B3" office:value-type="string">
            <text:p text:style-name="P132"><text:span text:style-name="T175">~150</text:span> M</text:p>
          </table:table-cell>
          <table:table-cell table:style-name="Tableau4.B3" office:value-type="string">
            <text:p text:style-name="P136"/>
          </table:table-cell>
          <table:table-cell table:style-name="Tableau4.B3" office:value-type="string">
            <text:p text:style-name="P138"><text:span text:style-name="T175">~10</text:span> M</text:p>
          </table:table-cell>
          <table:table-cell table:style-name="Tableau4.B3" office:value-type="string">
            <text:p text:style-name="P148">~20 M</text:p>
          </table:table-cell>
          <table:table-cell table:style-name="Tableau4.G3" office:value-type="string">
            <text:p text:style-name="P155">Y</text:p>
          </table:table-cell>
        </table:table-row>
        <table:table-row table:style-name="Tableau4.2">
          <table:covered-table-cell/>
          <table:table-cell table:style-name="Tableau4.B4" office:value-type="string">
            <text:p text:style-name="P143">9h</text:p>
          </table:table-cell>
          <table:table-cell table:style-name="Tableau4.B4" office:value-type="string">
            <text:p text:style-name="P132"><text:span text:style-name="T175">~150 </text:span>M</text:p>
          </table:table-cell>
          <table:table-cell table:style-name="Tableau4.B4" office:value-type="string">
            <text:p text:style-name="P136"/>
          </table:table-cell>
          <table:table-cell table:style-name="Tableau4.B4" office:value-type="string">
            <text:p text:style-name="P138"><text:span text:style-name="T175">~10</text:span> M</text:p>
          </table:table-cell>
          <table:table-cell table:style-name="Tableau4.B4" office:value-type="string">
            <text:p text:style-name="P148">~20 M</text:p>
          </table:table-cell>
          <table:table-cell table:style-name="Tableau4.G4" office:value-type="string">
            <text:p text:style-name="P155">Y</text:p>
          </table:table-cell>
        </table:table-row>
        <table:table-row table:style-name="TableLine89640864">
          <table:table-cell table:style-name="Tableau4.B3" table:number-rows-spanned="3" office:value-type="string">
            <text:p text:style-name="P130">PRO</text:p>
            <text:p text:style-name="P130">pr<text:span text:style-name="T177">é</text:span>vision</text:p>
          </table:table-cell>
          <table:table-cell table:style-name="Tableau4.B3" office:value-type="string">
            <text:p text:style-name="P143">3h</text:p>
          </table:table-cell>
          <table:table-cell table:style-name="Tableau4.B3" office:value-type="string">
            <text:p text:style-name="P131"><text:span text:style-name="T175">~600</text:span> M</text:p>
          </table:table-cell>
          <table:table-cell table:style-name="Tableau4.B3" office:value-type="string">
            <text:p text:style-name="P121"/>
          </table:table-cell>
          <table:table-cell table:style-name="Tableau4.B3" office:value-type="string">
            <text:p text:style-name="P153">~50 M</text:p>
          </table:table-cell>
          <table:table-cell table:style-name="Tableau4.B3" office:value-type="string">
            <text:p text:style-name="P152">~ 100 M</text:p>
          </table:table-cell>
          <table:table-cell table:style-name="Tableau4.G5" office:value-type="string">
            <text:p text:style-name="P155"/>
          </table:table-cell>
        </table:table-row>
        <table:table-row table:style-name="TableLine89642672">
          <table:covered-table-cell/>
          <table:table-cell table:style-name="Tableau4.B3" office:value-type="string">
            <text:p text:style-name="P143">6h</text:p>
          </table:table-cell>
          <table:table-cell table:style-name="Tableau4.B3" office:value-type="string">
            <text:p text:style-name="P134"><text:span text:style-name="T175">~500</text:span> M</text:p>
          </table:table-cell>
          <table:table-cell table:style-name="Tableau4.B3" office:value-type="string">
            <text:p text:style-name="P121"/>
          </table:table-cell>
          <table:table-cell table:style-name="Tableau4.B3" office:value-type="string">
            <text:p text:style-name="P140"><text:span text:style-name="T175">~4</text:span>0 M</text:p>
          </table:table-cell>
          <table:table-cell table:style-name="Tableau4.B3" office:value-type="string">
            <text:p text:style-name="P152">~100 M</text:p>
          </table:table-cell>
          <table:table-cell table:style-name="Tableau4.G5" office:value-type="string">
            <text:p text:style-name="P121"/>
          </table:table-cell>
        </table:table-row>
        <table:table-row table:style-name="TableLine89644656">
          <table:covered-table-cell/>
          <table:table-cell table:style-name="Tableau4.B3" office:value-type="string">
            <text:p text:style-name="P143">9h</text:p>
          </table:table-cell>
          <table:table-cell table:style-name="Tableau4.B3" office:value-type="string">
            <text:p text:style-name="P134"><text:span text:style-name="T175">~500</text:span> M</text:p>
          </table:table-cell>
          <table:table-cell table:style-name="Tableau4.B3" office:value-type="string">
            <text:p text:style-name="P121"/>
          </table:table-cell>
          <table:table-cell table:style-name="Tableau4.B3" office:value-type="string">
            <text:p text:style-name="P146"><text:span text:style-name="T175">~4</text:span>0 M</text:p>
          </table:table-cell>
          <table:table-cell table:style-name="Tableau4.B3" office:value-type="string">
            <text:p text:style-name="P152">~100 M</text:p>
          </table:table-cell>
          <table:table-cell table:style-name="Tableau4.G5" office:value-type="string">
            <text:p text:style-name="P121"/>
          </table:table-cell>
        </table:table-row>
        <table:table-row table:style-name="TableLine89646640">
          <table:table-cell table:style-name="Tableau4.B3" table:number-rows-spanned="3" office:value-type="string">
            <text:p text:style-name="P130">PREP</text:p>
            <text:p text:style-name="P130">analyse</text:p>
          </table:table-cell>
          <table:table-cell table:style-name="Tableau4.B3" office:value-type="string">
            <text:p text:style-name="P143">3h</text:p>
          </table:table-cell>
          <table:table-cell table:style-name="Tableau4.B3" office:value-type="string">
            <text:p text:style-name="P130">4 * 16 <text:span text:style-name="T174">M</text:span></text:p>
          </table:table-cell>
          <table:table-cell table:style-name="Tableau4.B3" office:value-type="string">
            <text:p text:style-name="P136"><text:span text:style-name="T173">4 </text:span>* 14 M </text:p>
          </table:table-cell>
          <table:table-cell table:style-name="Tableau4.B3" office:value-type="string">
            <text:p text:style-name="P137">4 * 1.2 M</text:p>
          </table:table-cell>
          <table:table-cell table:style-name="Tableau4.B3" office:value-type="string">
            <text:p text:style-name="P147">4 * 2.4 M</text:p>
          </table:table-cell>
          <table:table-cell table:style-name="Tableau4.G5" office:value-type="string">
            <text:p text:style-name="P155">Y</text:p>
          </table:table-cell>
        </table:table-row>
        <table:table-row table:style-name="TableLine89648080">
          <table:covered-table-cell/>
          <table:table-cell table:style-name="Tableau4.B3" office:value-type="string">
            <text:p text:style-name="P143">6h</text:p>
          </table:table-cell>
          <table:table-cell table:style-name="Tableau4.B3" office:value-type="string">
            <text:p text:style-name="P145">16 M</text:p>
          </table:table-cell>
          <table:table-cell table:style-name="Tableau4.B3" office:value-type="string">
            <text:p text:style-name="P136"/>
          </table:table-cell>
          <table:table-cell table:style-name="Tableau4.B3" office:value-type="string">
            <text:p text:style-name="P142">1.2 M</text:p>
          </table:table-cell>
          <table:table-cell table:style-name="Tableau4.B3" office:value-type="string">
            <text:p text:style-name="P150">2.4 M</text:p>
          </table:table-cell>
          <table:table-cell table:style-name="Tableau4.G5" office:value-type="string">
            <text:p text:style-name="P155">Y</text:p>
          </table:table-cell>
        </table:table-row>
        <table:table-row table:style-name="TableLine89649984">
          <table:covered-table-cell/>
          <table:table-cell table:style-name="Tableau4.B3" office:value-type="string">
            <text:p text:style-name="P143">9h</text:p>
          </table:table-cell>
          <table:table-cell table:style-name="Tableau4.B3" office:value-type="string">
            <text:p text:style-name="P145">16 M</text:p>
          </table:table-cell>
          <table:table-cell table:style-name="Tableau4.B3" office:value-type="string">
            <text:p text:style-name="P136"/>
          </table:table-cell>
          <table:table-cell table:style-name="Tableau4.B3" office:value-type="string">
            <text:p text:style-name="P142">1.2 M</text:p>
          </table:table-cell>
          <table:table-cell table:style-name="Tableau4.B3" office:value-type="string">
            <text:p text:style-name="P151">2.4 M</text:p>
          </table:table-cell>
          <table:table-cell table:style-name="Tableau4.G5" office:value-type="string">
            <text:p text:style-name="P155">Y</text:p>
          </table:table-cell>
        </table:table-row>
        <table:table-row table:style-name="TableLine89652800">
          <table:table-cell table:style-name="Tableau4.B3" table:number-rows-spanned="3" office:value-type="string">
            <text:p text:style-name="P130">PREP</text:p>
            <text:p text:style-name="P130">pr<text:span text:style-name="T177">é</text:span>vision</text:p>
          </table:table-cell>
          <table:table-cell table:style-name="Tableau4.B3" office:value-type="string">
            <text:p text:style-name="P143">3h</text:p>
          </table:table-cell>
          <table:table-cell table:style-name="Tableau4.B3" office:value-type="string">
            <text:p text:style-name="P131"><text:span text:style-name="T173">1</text:span>6 M</text:p>
          </table:table-cell>
          <table:table-cell table:style-name="Tableau4.B3" office:value-type="string">
            <text:p text:style-name="P121"/>
          </table:table-cell>
          <table:table-cell table:style-name="Tableau4.B3" office:value-type="string">
            <text:p text:style-name="P154">1.2 M</text:p>
          </table:table-cell>
          <table:table-cell table:style-name="Tableau4.B3" office:value-type="string">
            <text:p text:style-name="P152">2.4 M</text:p>
          </table:table-cell>
          <table:table-cell table:style-name="Tableau4.G5" office:value-type="string">
            <text:p text:style-name="P155">Y</text:p>
          </table:table-cell>
        </table:table-row>
        <table:table-row table:style-name="TableLine89654224">
          <table:covered-table-cell/>
          <table:table-cell table:style-name="Tableau4.B3" office:value-type="string">
            <text:p text:style-name="P143">6h</text:p>
          </table:table-cell>
          <table:table-cell table:style-name="Tableau4.B3" office:value-type="string">
            <text:p text:style-name="P135"><text:span text:style-name="T173">1</text:span>6 M</text:p>
          </table:table-cell>
          <table:table-cell table:style-name="Tableau4.B3" office:value-type="string">
            <text:p text:style-name="P121"/>
          </table:table-cell>
          <table:table-cell table:style-name="Tableau4.B3" office:value-type="string">
            <text:p text:style-name="P141"><text:span text:style-name="T172">1.2</text:span> M</text:p>
          </table:table-cell>
          <table:table-cell table:style-name="Tableau4.B3" office:value-type="string">
            <text:p text:style-name="P152">2.4 M</text:p>
          </table:table-cell>
          <table:table-cell table:style-name="Tableau4.G5" office:value-type="string">
            <text:p text:style-name="P155">Y</text:p>
          </table:table-cell>
        </table:table-row>
        <table:table-row table:style-name="TableLine89656144">
          <table:covered-table-cell/>
          <table:table-cell table:style-name="Tableau4.B3" office:value-type="string">
            <text:p text:style-name="P143">9h</text:p>
          </table:table-cell>
          <table:table-cell table:style-name="Tableau4.B3" office:value-type="string">
            <text:p text:style-name="P135"><text:span text:style-name="T173">1</text:span>6 M</text:p>
          </table:table-cell>
          <table:table-cell table:style-name="Tableau4.B3" office:value-type="string">
            <text:p text:style-name="P121"/>
          </table:table-cell>
          <table:table-cell table:style-name="Tableau4.B3" office:value-type="string">
            <text:p text:style-name="P146">1.2 M</text:p>
          </table:table-cell>
          <table:table-cell table:style-name="Tableau4.B3" office:value-type="string">
            <text:p text:style-name="P152">2.4 M</text:p>
          </table:table-cell>
          <table:table-cell table:style-name="Tableau4.G5" office:value-type="string">
            <text:p text:style-name="P155">Y</text:p>
          </table:table-cell>
        </table:table-row>
        <table:table-row table:style-name="TableLine89658128">
          <table:table-cell table:style-name="Tableau4.B3" table:number-rows-spanned="3" office:value-type="string">
            <text:p text:style-name="P130">FORCING</text:p>
            <text:p text:style-name="P130">analyse</text:p>
          </table:table-cell>
          <table:table-cell table:style-name="Tableau4.B3" office:value-type="string">
            <text:p text:style-name="P143">3h</text:p>
          </table:table-cell>
          <table:table-cell table:style-name="Tableau4.B3" office:value-type="string">
            <text:p text:style-name="P130">22 M</text:p>
          </table:table-cell>
          <table:table-cell table:style-name="Tableau4.B3" office:value-type="string">
            <text:p text:style-name="P136">20 M</text:p>
          </table:table-cell>
          <table:table-cell table:style-name="Tableau4.B3" office:value-type="string">
            <text:p text:style-name="P137">1.5 M</text:p>
          </table:table-cell>
          <table:table-cell table:style-name="Tableau4.B3" office:value-type="string">
            <text:p text:style-name="P147">3.3 M</text:p>
          </table:table-cell>
          <table:table-cell table:style-name="Tableau4.G5" office:value-type="string">
            <text:p text:style-name="P155">Y</text:p>
          </table:table-cell>
        </table:table-row>
        <table:table-row table:style-name="TableLine89659568">
          <table:covered-table-cell/>
          <table:table-cell table:style-name="Tableau4.B3" office:value-type="string">
            <text:p text:style-name="P143">6h</text:p>
          </table:table-cell>
          <table:table-cell table:style-name="Tableau4.B3" office:value-type="string">
            <text:p text:style-name="P133">5.8 M</text:p>
          </table:table-cell>
          <table:table-cell table:style-name="Tableau4.B3" office:value-type="string">
            <text:p text:style-name="P136"/>
          </table:table-cell>
          <table:table-cell table:style-name="Tableau4.B3" office:value-type="string">
            <text:p text:style-name="P139"><text:span text:style-name="T176">408</text:span> K</text:p>
          </table:table-cell>
          <table:table-cell table:style-name="Tableau4.B3" office:value-type="string">
            <text:p text:style-name="P149">869 K</text:p>
          </table:table-cell>
          <table:table-cell table:style-name="Tableau4.G5" office:value-type="string">
            <text:p text:style-name="P155">Y</text:p>
          </table:table-cell>
        </table:table-row>
        <table:table-row table:style-name="TableLine89661552">
          <table:covered-table-cell/>
          <table:table-cell table:style-name="Tableau4.B3" office:value-type="string">
            <text:p text:style-name="P143">9h</text:p>
          </table:table-cell>
          <table:table-cell table:style-name="Tableau4.B3" office:value-type="string">
            <text:p text:style-name="P133">5.8 M</text:p>
          </table:table-cell>
          <table:table-cell table:style-name="Tableau4.B3" office:value-type="string">
            <text:p text:style-name="P136"/>
          </table:table-cell>
          <table:table-cell table:style-name="Tableau4.B3" office:value-type="string">
            <text:p text:style-name="P139"><text:span text:style-name="T173">4</text:span>08 K</text:p>
          </table:table-cell>
          <table:table-cell table:style-name="Tableau4.B3" office:value-type="string">
            <text:p text:style-name="P151">869 K</text:p>
          </table:table-cell>
          <table:table-cell table:style-name="Tableau4.G5" office:value-type="string">
            <text:p text:style-name="P155">Y</text:p>
          </table:table-cell>
        </table:table-row>
        <table:table-row table:style-name="TableLine89663536">
          <table:table-cell table:style-name="Tableau4.B3" office:value-type="string">
            <text:p text:style-name="P130">FORCING</text:p>
            <text:p text:style-name="P130">pr<text:span text:style-name="T177">é</text:span>vision</text:p>
          </table:table-cell>
          <table:table-cell table:style-name="Tableau4.B3" office:value-type="string">
            <text:p text:style-name="P144">3h</text:p>
          </table:table-cell>
          <table:table-cell table:style-name="Tableau4.B3" office:value-type="string">
            <text:p text:style-name="P131">28 M</text:p>
          </table:table-cell>
          <table:table-cell table:style-name="Tableau4.B3" office:value-type="string">
            <text:p text:style-name="P93"/>
          </table:table-cell>
          <table:table-cell table:style-name="Tableau4.B3" office:value-type="string">
            <text:p text:style-name="P154">1.9 M</text:p>
          </table:table-cell>
          <table:table-cell table:style-name="Tableau4.B3" office:value-type="string">
            <text:p text:style-name="P94">4.1 M</text:p>
          </table:table-cell>
          <table:table-cell table:style-name="Tableau4.G5" office:value-type="string">
            <text:p text:style-name="P95">Y</text:p>
          </table:table-cell>
        </table:table-row>
      </table:table>
      <text:p text:style-name="P96"/>
      <text:p text:style-name="P19"/>
      <text:p text:style-name="P19"/>
      <text:p text:style-name="P33">Liste des différents runs</text:p>
      <text:p text:style-name="P20"/>
      <text:p text:style-name="P37">La chaîne S2M tourne 3 fois par jour : réseaux d<text:span text:style-name="T168">e </text:span>3h, 6h et 9h. <text:span text:style-name="T155">Une réanalyse de la saison en cours est également effectuée une fois par mois. Cette réanalyse permet de produire un nouvel état initial du manteau neigeux (PREP) pour la chaîne temps réel. Elle tourne le 22 (intégration des obs corrigées dans la base) de chaque mois à 12h.</text:span><text:change text:change-id="ct89668048"/></text:p>
      <text:p text:style-name="P37"/>
      <text:p text:style-name="P44">Le schéma 4 résume l’enchainement des différentes tâches pour chaque run.</text:p>
      <text:p text:style-name="P37"/>
      <text:p text:style-name="P21">Le <text:span text:style-name="T22">run de 3h</text:span> effectue d’une part une réanalyse des 5 jours précédents (la tâche d’extraction des obs<text:span text:style-name="T204">ervations</text:span> est relancée de J-5 6h à J-1 6h) pour prendre en compte les éventuelles corrections et ajouts. </text:p>
      <text:p text:style-name="P2">La période de J-1 6h à J 6h est traitée en mode prévision mais en prenant les ébauches du cycle d’assimilation dans le cas déterministe. </text:p>
      <text:p text:style-name="P2">Enfin une prévision de J 6h à J+4 6h est effectuée, basée sur les réseaux 0h J d’ARPEGE et 18h J-1 de la PEARP.</text:p>
      <text:p text:style-name="P20"/>
      <text:p text:style-name="P2">Le <text:span text:style-name="T22">run de 6h </text:span><text:span text:style-name="T1">effectue une</text:span><text:span text:style-name="T22"> </text:span><text:span text:style-name="T1">première analyse de la période J-1 6h à J 6h (extraction des observations sur cette période mais utilisation des mêmes guess que pour le réseau 3h). Cette pr</text:span><text:span text:style-name="T8">e</text:span><text:span text:style-name="T1">mière analyse tôt le matin donne aux nivologues un premier ap</text:span><text:change text:change-id="ct89670528"/><text:span text:style-name="T1">erçu de la situation dès le début de leur vacation.</text:span></text:p>
      <text:p text:style-name="P45"/>
      <text:p text:style-name="P2"><text:soft-page-break/><text:span text:style-name="T1">Le </text:span><text:span text:style-name="T22">run de 9h</text:span><text:span text:style-name="T1"> permet de prendre en compte dans l’analyse les observations humaines plus tardives du réseau nivométéo. L’apport de ces observations sur la qualité de l’analyse est fondamental, elle doit donc être faite le plus tard possible pour intégrer un maximum d’observations (mais être disponible </text:span><text:span text:style-name="T19">suffisamment</text:span><text:span text:style-name="T1"> tôt pour permettre aux nivologues de </text:span><text:change text:change-id="ct89680256"/><text:change-start text:change-id="ct89680896"/><text:span text:style-name="T21">commencer les analyses nécessaires à l’élaboration de</text:span><text:change-end text:change-id="ct89680896"/><text:span text:style-name="T1"> leur bulletin de fin de matinée).</text:span></text:p>
      <text:p text:style-name="P45"/>
      <text:p text:style-name="P46">La réanalyse mensuelle permet de corriger l’analyse du manteau neigeux de la saison en cours en <text:span text:style-name="T203">prenant</text:span> en compte les correction<text:span text:style-name="T164">s</text:span> d’observation<text:span text:style-name="T164">s</text:span> en cours de saison. </text:p>
      <text:p text:style-name="P45"/>
      <text:p text:style-name="P38"><text:span text:style-name="T1">NB : </text:span><text:span text:style-name="T2">L’évolution du manteau neigeux étant fortement dépendante des conditions initiales données par l’analyse, la tâche de prévision de SURFEX tourne à nouveau aux réseaux </text:span><text:span text:style-name="T11">de </text:span><text:span text:style-name="T2">6h et 9h. Cette relance n’est pas n</text:span><text:span text:style-name="T10">é</text:span><text:span text:style-name="T2">cessaire pour la partie météo (SAFRAN) </text:span><text:span text:style-name="T20">car</text:span><text:span text:style-name="T19"> aucune</text:span><text:span text:style-name="T2"> nouvelle information exploitable des modèles de PNT n’est disponible.</text:span></text:p>
      <text:p text:style-name="P47"/>
      <text:p text:style-name="P47"/>
      <text:p text:style-name="P48"><text:tab/><text:span text:style-name="T197">MODES SECOURS</text:span></text:p>
      <text:p text:style-name="P48"/>
      <text:p text:style-name="P55">En cas de plantage d’un ou plusieurs membres (mais pas tous) :</text:p>
      <text:list xml:id="list4086834015" text:style-name="L5">
        <text:list-item>
          <text:p text:style-name="P221"><text:span text:style-name="T1">Si le « membre » </text:span><text:span text:style-name="T22">déterministe plante </text:span><text:span text:style-name="T1">=&gt; </text:span><text:span text:style-name="T192">la tâche entière plante</text:span><text:change-start text:change-id="ct89682832"/><text:span text:style-name="T192"> </text:span><text:span text:style-name="T193">APRES archivage</text:span><text:change-end text:change-id="ct89682832"/></text:p>
        </text:list-item>
        <text:list-item>
          <text:p text:style-name="P221"><text:span text:style-name="T1">Si </text:span><text:span text:style-name="T22">plantage &gt; 5 membres </text:span><text:span text:style-name="T1">=&gt;</text:span><text:span text:style-name="T22"> </text:span><text:span text:style-name="T192">la tâche entière plante</text:span><text:change-start text:change-id="ct89699264"/><text:span text:style-name="T192"> </text:span><text:span text:style-name="T193">ARPES archivage</text:span><text:change-end text:change-id="ct89699264"/></text:p>
        </text:list-item>
        <text:list-item>
          <text:p text:style-name="P239"><text:span text:style-name="T1">Si </text:span><text:change text:change-id="ct89700272"/><text:change-start text:change-id="ct89700512"/><text:span text:style-name="T22">déterministe</text:span><text:change-end text:change-id="ct89700512"/><text:span text:style-name="T22"> + &gt;= 30 membres OK </text:span><text:span text:style-name="T1">=&gt; <text:s/></text:span><text:span text:style-name="T190">tâche en mode dégradé</text:span><text:span text:style-name="T22"> </text:span><text:span text:style-name="T1">(+ mail de warning)</text:span></text:p>
        </text:list-item>
      </text:list>
      <text:p text:style-name="P48"><text:s/></text:p>
      <text:p text:style-name="P48">Dans ce<text:span text:style-name="T165">s</text:span> conditions, les solutions en cas de plantage d’une tâche sont :</text:p>
      <text:list xml:id="list3273879868" text:style-name="L6">
        <text:list-item>
          <text:p text:style-name="P246"><text:span text:style-name="T127">Pour </text:span><text:span text:style-name="T137">les tâches « prepsaf »</text:span><text:span text:style-name="T127"> : </text:span><text:span text:style-name="T146">relance manuelle</text:span><text:span text:style-name="T127"> </text:span><text:span text:style-name="T139">de la tâche </text:span><text:span text:style-name="T127">(en attendant éventuellement la fin du dernier run ARPEGE/PEARP </text:span><text:span text:style-name="T128">en cas de retard)</text:span></text:p>
        </text:list-item>
        <text:list-item>
          <text:p text:style-name="P230">Pour <text:span text:style-name="T198">les tâches </text:span>SAFRAN : <text:span text:style-name="T112">relance manuelle</text:span> <text:span text:style-name="T199">de la tâche </text:span>immédiate si l<text:span text:style-name="T198">a dernière tâche « prepsaf »</text:span> <text:span text:style-name="T199">(cf schéma 4) a</text:span> bien tourné avant, sinon à la fin d<text:span text:style-name="T198">e celle-ci</text:span></text:p>
        </text:list-item>
        <text:list-item>
          <text:p text:style-name="P231">Pour SURFEX : </text:p>
          <text:list>
            <text:list-item>
              <text:p text:style-name="P247"><text:span text:style-name="T139">Si t</text:span><text:span text:style-name="T200">âche </text:span><text:span text:style-name="T201">SAFRAN</text:span><text:span text:style-name="T200"> correspondante OK</text:span><text:span text:style-name="T139"> (cf schéma 4) =&gt;</text:span><text:span text:style-name="T148"> r</text:span><text:span text:style-name="T147">elance manuelle </text:span></text:p>
            </text:list-item>
            <text:list-item>
              <text:p text:style-name="P249"><text:span text:style-name="T138">S</text:span><text:span text:style-name="T126">i </text:span><text:span text:style-name="T194">tâche </text:span><text:span text:style-name="T195">SAFRAN correspondante KO </text:span><text:span text:style-name="T37">=&gt;</text:span><text:span text:style-name="T195"> </text:span><text:span text:style-name="T37">relance des tâches KO dans l’ordre du schéma 4</text:span></text:p>
            </text:list-item>
            <text:list-item>
              <text:p text:style-name="P243"><text:span text:style-name="T151">Si </text:span><text:span text:style-name="T145">chaine KO depuis &gt; 3 jours</text:span><text:change-start text:change-id="ct89735600"/><text:span text:style-name="T145"> </text:span><text:span text:style-name="T150">(chaine miroir ou double)</text:span><text:change-end text:change-id="ct89735600"/><text:span text:style-name="T151"> =&gt; relancer les tâches des réseaux de 3H sur des dates intermédiaires tous les 3 jours depuis la dernière ex</text:span><text:span text:style-name="T152">é</text:span><text:span text:style-name="T151">cution correcte </text:span><text:span text:style-name="T152">(ou demander </text:span><text:change-start text:change-id="ct89735840"/><text:span text:style-name="T153">au CEN de préparer </text:span><text:change-end text:change-id="ct89735840"/><text:span text:style-name="T152">un fichier PREP à jour)</text:span></text:p>
              <text:p text:style-name="P237"/>
            </text:list-item>
          </text:list>
        </text:list-item>
      </text:list>
      <text:p text:style-name="P97"><text:span text:style-name="T152">S</text:span><text:span text:style-name="T151">i un réseau doit être abandonné pour une raison quelconque, </text:span><text:change-start text:change-id="ct89724720"/><text:span text:style-name="T154">il est important de </text:span><text:change-end text:change-id="ct89724720"/><text:span text:style-name="T151">s’assurer que les tâches prepsaf se sont tout de même bien exécutée.</text:span></text:p>
      <text:list xml:id="list91435742764359" text:continue-numbering="true" text:style-name="L6">
        <text:list-item>
          <text:list>
            <text:list-header>
              <text:p text:style-name="P238"/>
            </text:list-header>
          </text:list>
        </text:list-item>
      </text:list>
      <text:p text:style-name="P24"><text:span text:style-name="T3">D</text:span><text:span text:style-name="T1">es modes secours sont prévus dans les tâches fournies </text:span><text:span text:style-name="T3">si un ou plusieurs réseau</text:span><text:span text:style-name="T7">x</text:span><text:span text:style-name="T3"> n’ont pas pu tourner :</text:span></text:p>
      <text:p text:style-name="P48"/>
      <text:p text:style-name="P24"><text:span text:style-name="T1">- Pour SAFRAN le mode secours consiste à prendre des guess </text:span><text:span text:style-name="T4">issus </text:span><text:span text:style-name="T1">d’un run précédent </text:span><text:span text:style-name="T4">de ARPEGE ou de la PEARP via des ressources ‘alternate’. Comme il n’y a pas de tâches d’extraction spécifiques à chaque réseau d’ARPEGE, cela implique que </text:span><text:span text:style-name="T23">les tâches de pré-traitement doivent tourner dans la mesure du possible, même en cas d’abandon d’un réseau.</text:span></text:p>
      <text:p text:style-name="P49"/>
      <text:p text:style-name="P91"><text:span text:style-name="T129">- Pour SURFEX le mode secours consiste à prendre </text:span><text:span text:style-name="T130">le fichier d’initialisation du début de run le plus récent possible. Les différents modes secours de SURFEX sont </text:span><text:span text:style-name="T141">définis dans la méthode </text:span><text:span text:style-name="T149">get_rundate_prep</text:span><text:span text:style-name="T141"> de la classe </text:span><text:span text:style-name="T144">S2MTaskMixIn</text:span><text:span text:style-name="T141"> et </text:span><text:span text:style-name="T142">schématisés</text:span><text:span text:style-name="T130"> dans l</text:span><text:span text:style-name="T141">a figure</text:span><text:span text:style-name="T130"> </text:span><text:span text:style-name="T131">8 :</text:span></text:p>
      <text:p text:style-name="P59"/>
      <text:p text:style-name="P89"><text:soft-page-break/><text:span text:style-name="T132">Dans le cas général </text:span><text:change-start text:change-id="ct89758560"/><text:span text:style-name="T143">l</text:span><text:change-end text:change-id="ct89758560"/><text:span text:style-name="T136">a dernière </text:span><text:span text:style-name="T132">analyse de 3h</text:span><text:span text:style-name="T133"> </text:span><text:span text:style-name="T132">fournit les meilleurs états initiaux </text:span><text:span text:style-name="T133">de J-5 à J-1. </text:span><text:span text:style-name="T132">Il est lui même initialisé par l’analyse </text:span><text:span text:style-name="T135">J-4 </text:span><text:span text:style-name="T132">du run 3h de la veille </text:span><text:span text:style-name="T136">(D-1 sur le schéma 8, </text:span><text:span text:style-name="T134">cas général en vert) </text:span><text:span text:style-name="T132">ou de J-2 </text:span><text:span text:style-name="T134">(en orange)</text:span><text:span text:style-name="T132"> voir J-3 </text:span><text:span text:style-name="T134">(en rouge) </text:span><text:span text:style-name="T132">en mode dégradé.</text:span></text:p>
      <text:p text:style-name="P52"/>
      <text:p text:style-name="P26"><text:span text:style-name="T1">En cas de plantage du réseau de 3h </text:span><text:span text:style-name="T15">du jour D </text:span><text:span text:style-name="T13">(2 ème ligne rouge dans le schéma 8)</text:span><text:span text:style-name="T1">, les </text:span><text:span text:style-name="T6">analyses des </text:span><text:span text:style-name="T1">runs de 6h et 9h </text:span><text:span text:style-name="T16">D </text:span><text:span text:style-name="T6">(ainsi que l’ensemble des runs de prévision) </text:span><text:span text:style-name="T1">sont initialisés en mode dégradé</text:span><text:span text:style-name="T14"> </text:span><text:span text:style-name="T1">par l’analyse du réseau 9h </text:span><text:span text:style-name="T16">D</text:span><text:span text:style-name="T1">-1 </text:span><text:span text:style-name="T14">(en orange) </text:span><text:span text:style-name="T1">ou à défaut par </text:span><text:span text:style-name="T9">le</text:span><text:span text:style-name="T1"> réseau 6h </text:span><text:span text:style-name="T16">D</text:span><text:span text:style-name="T1">-1 </text:span><text:span text:style-name="T14">(en rouge)</text:span><text:span text:style-name="T1">. </text:span><text:span text:style-name="T14">Le réseau de 3h du lendemain (</text:span><text:span text:style-name="T17">D</text:span><text:span text:style-name="T14">+1) sera lui initialisé par l’état à J-3 du réseau de 3h de la veille (</text:span><text:span text:style-name="T17">D</text:span><text:span text:style-name="T14">-1).</text:span></text:p>
      <text:p text:style-name="P51"/>
      <text:p text:style-name="P25"><text:span text:style-name="T5">N</text:span><text:span text:style-name="T1">B : la prévis</text:span><text:span text:style-name="T18">i</text:span><text:span text:style-name="T1">on SURFEX sur 4 ou 5 jours ne génère qu’un seul fichier d’initi</text:span><text:span text:style-name="T18">a</text:span><text:span text:style-name="T1">lisation valable à l’échéance finale (pas de fichiers PREP intermédiaires). Les simulation</text:span><text:span text:style-name="T12">s</text:span><text:span text:style-name="T1"> ne peuvent donc en aucun cas être initialisée</text:span><text:span text:style-name="T9">s</text:span><text:span text:style-name="T1"> par des prévisions des jours </text:span><text:span text:style-name="T19">précédents</text:span><text:span text:style-name="T1"> à J+1, J+2 ou J+3. La durée de rétention du cache oper (3 jours) interdit également </text:span><text:span text:style-name="T9">l’initialisation</text:span><text:span text:style-name="T1"> par une prévision à J+4.</text:span></text:p>
      <text:p text:style-name="P53"/>
      <text:p text:style-name="P53"/>
      <text:p text:style-name="P60"><text:span text:style-name="T207">Fonctionnement</text:span> de<text:span text:style-name="T207">s tâches « VORTEX » </text:span><text:s/>utilsé<text:span text:style-name="T209">es</text:span> pour la parallélisation</text:p>
      <text:p text:style-name="P60"/>
      <text:p text:style-name="P99">Pour comprendre les paragraphe qui suivent une connaissance des objets de base de VORTEX (Tasks, providers, resources, footprints, algo components,…) est indispensable.</text:p>
      <text:p text:style-name="P48"/>
      <text:p text:style-name="P48"/>
      <text:list xml:id="list3469796331" text:style-name="L7">
        <text:list-item>
          <text:p text:style-name="P232">Vortex task</text:p>
        </text:list-item>
      </text:list>
      <text:p text:style-name="P58"/>
      <text:p text:style-name="P58">Les tâches VORTEX S2M ont la particularité d’hériter à la fois des modules <text:span text:style-name="T73">Task </text:span><text:span text:style-name="T72">et</text:span><text:span text:style-name="T40"> S2MTaskMixIn </text:span><text:span text:style-name="T64">de VORTEX. Ce dernier comporte les outils spécifique aux tâches S2M comme la définition de la période d’exécution (différente selon le réseau) ou le comportement attendu en cas de plantage de certains membres </text:span><text:span text:style-name="T65">(cf paragraphe « modes secours »)</text:span><text:span text:style-name="T64">. </text:span></text:p>
      <text:p text:style-name="P100"/>
      <text:list xml:id="list91435978258604" text:continue-numbering="true" text:style-name="L7">
        <text:list-header>
          <text:p text:style-name="P233"/>
        </text:list-header>
        <text:list-item>
          <text:p text:style-name="P233">Algo Component</text:p>
        </text:list-item>
      </text:list>
      <text:p text:style-name="P57"/>
      <text:p text:style-name="P50"><text:s/><text:span text:style-name="T202">Toutes les tâches de la chaîne PEARP-S2M sont basées sur une parallélisation de type Taylorism (parallélisation sur les différents membres).</text:span></text:p>
      <text:p text:style-name="P56">Des Algos Component <text:span text:style-name="T208">(ou Boss) </text:span>spécifiques ont été développés :</text:p>
      <text:list xml:id="list1741697451" text:style-name="L8">
        <text:list-item>
          <text:p text:style-name="P234"><text:span text:style-name="T39">Guess</text:span><text:span text:style-name="T40">(ParaExpresso) </text:span><text:span text:style-name="T55">pour les tâches prepsafran</text:span></text:p>
        </text:list-item>
        <text:list-item>
          <text:p text:style-name="P234"><text:span text:style-name="T39">S2MComponent</text:span><text:span text:style-name="T40">(ParaBlindRun) </text:span><text:span text:style-name="T55">pour les tâches safran et surfex</text:span></text:p>
        </text:list-item>
      </text:list>
      <text:p text:style-name="P101"/>
      <text:p text:style-name="P70">Leur fonctionnement est similaire pour la définition des workers à générer : </text:p>
      <text:p text:style-name="P70">une méthode <text:span text:style-name="T112">role_ref_namebuilder </text:span>spécifie les inputs de référence <text:span text:style-name="T206">(rangés dans des répertoires distincts) servant à</text:span> définir les différents membres (via le footprint « role »). <text:span text:style-name="T206">Chaque worker ainsi généré est responsable de l’exécution du binaire dans son propre environnement (le sous répertoire du répertoire d’exécution contenant l’input précité).</text:span></text:p>
      <text:p text:style-name="P70"/>
      <text:p text:style-name="P71">Ce fonctionnement implique de différencier les inputs « communs » (certaines namelists, observatio<text:span text:style-name="T210">ns</text:span>,…) placés dans le répertoire d’exécution des inputs « individuels » (FORCINGS, Guess,…) placés dans des sous répertoires (peu importe le nom de ces répertoires, ils sont identifiés <text:s/>par l’<text:span text:style-name="T211">attribut</text:span> « dirname » du « provider » des inputs de référence).<text:span text:style-name="T208"> </text:span></text:p>
      <text:p text:style-name="P71"/>
      <text:p text:style-name="P79">Les différentes exécutions des workers se font en parallèles (dans la limite du nombre de process disponibles sur le nœud), chaque worker renvoyant un dictionnaire de son état en fin d’exécution (cf description des workers).<text:change-start text:change-id="ct89800576"/></text:p>
      <text:p text:style-name="P79"/>
      <text:p text:style-name="P80"><text:soft-page-break/>En cas d’absences de certaines ressources (typiquement quelques membres manquants), seuls les workers correspondant aux membres disponibles sont générés<text:change-end text:change-id="ct89800576"/><text:change-start text:change-id="ct89834928"/>.<text:change-end text:change-id="ct89834928"/></text:p>
      <text:p text:style-name="P57"/>
      <text:p text:style-name="P57"/>
      <text:list xml:id="list91435514005137" text:continue-list="list91435978258604" text:style-name="L7">
        <text:list-item>
          <text:p text:style-name="P233">Workers</text:p>
        </text:list-item>
      </text:list>
      <text:p text:style-name="P57"/>
      <text:p text:style-name="P83"><text:span text:style-name="T74">L</text:span><text:span text:style-name="T24">es workers servent également pour des simulations recherche mais seul leur fonctionnement opérationnel est décrit ici.</text:span></text:p>
      <text:p text:style-name="P102"/>
      <text:p text:style-name="P90"><text:span text:style-name="T140">Chaque exécutable possède un worker spécifique héritant de </text:span><text:span text:style-name="T42">_S2MWorker</text:span><text:span text:style-name="T43">(VortexWorkerBlindRun)</text:span><text:span text:style-name="T44"> </text:span><text:span text:style-name="T46"><text:s/>dont </text:span><text:span text:style-name="T45">la méthode </text:span><text:span text:style-name="T52">vortex_task</text:span><text:span text:style-name="T45"> </text:span><text:span text:style-name="T46">est exécutée lors de l’appel au worker</text:span><text:span text:style-name="T45">. </text:span><text:span text:style-name="T46">Cette méthode est responsable de définir le « sous environnement » propre au job (déplacement éventuel dans le sous répertoire de travail), </text:span><text:span text:style-name="T48">de lancer la méthode d’exécution du binaire (propre à chaque worker, cf description détaillée des workers) puis de la communication avec le Boss (la remontée des informations de l’état du worker au Boss se fait par le ‘return’ de cette méthode </text:span><text:span text:style-name="T53">vortex_task</text:span><text:span text:style-name="T48">). Chaque méthode appelée par cette méthode de base renvoie pour cela un dictionnaire (nommé par convention ‘rdict’) contenant les éventuelles erreurs à renvoyer au Boss (chaque commande source d’erreur doit donc être encapsulée dans un « try/except » pour attraper les exceptions et les ajouter au « rdict », le choix de planter effectivement ou non revenant au final au Boss selon les critères définis </text:span><text:span text:style-name="T49">dans </text:span><text:span text:style-name="T51">S2MTaskMixIn</text:span><text:span text:style-name="T49"> décrit </text:span><text:span text:style-name="T48">ci-dessus).</text:span></text:p>
      <text:p text:style-name="P104"/>
      <text:p text:style-name="P90"><text:span text:style-name="T49">La méthode</text:span><text:span text:style-name="T46"> </text:span><text:span text:style-name="T71">_commons </text:span><text:span text:style-name="T46"><text:s/></text:span><text:span text:style-name="T47">qui </text:span><text:change-start text:change-id="ct89843744"/><text:span text:style-name="T50">est </text:span><text:change-end text:change-id="ct89843744"/><text:span text:style-name="T47">en charge de faire les liens vers les ressources communes à tous les workers et placées dans le répertoire d’exécution </text:span><text:span text:style-name="T49">pour finaliser l’environnement nécessaire à l’exécution du binaire.</text:span></text:p>
      <text:p text:style-name="P103"/>
      <text:p text:style-name="P105">Les principaux types de workers sont :</text:p>
      <text:p text:style-name="P103"/>
      <text:p text:style-name="P82"><text:span text:style-name="T24">- </text:span><text:span text:style-name="T75">l</text:span><text:span text:style-name="T24">e</text:span><text:span text:style-name="T75">s</text:span><text:span text:style-name="T24"> worker</text:span><text:span text:style-name="T75">s</text:span><text:span text:style-name="T24"> servant à la génération des guess (</text:span><text:span text:style-name="T38">GuessWorker</text:span><text:span text:style-name="T40">(_S2MWorker)) </text:span><text:span text:style-name="T56">ne font que lancer le script correspondant avec les options définies dans la toolbox « executable » qui l’a récupéré.</text:span></text:p>
      <text:p text:style-name="P72"/>
      <text:p text:style-name="P72">- <text:span text:style-name="T212">les workers SAFRAN (</text:span><text:span text:style-name="T38">_SafranWorker</text:span><text:span text:style-name="T40">(_S2MWorker)</text:span><text:span text:style-name="T41">) </text:span><text:span text:style-name="T57">génèrent des fichiers OP* contenant le chemin absolu de chaque fichier de constante utilisé par les exécutables SAFRAN (avec un @ final) avant d’itérer sur les jours d’exécution.<text:line-break/>Ces jours d’exécution </text:span><text:span text:style-name="T58">sont définis par les arguments datebegin et dateend de l’algo component.</text:span></text:p>
      <text:p text:style-name="P73"><text:span text:style-name="T54">Une vérification que tous les fichiers guess nécessaires sur la période sont bien présents et bien nommés ( format « PYYMMDD) est réalisée (méthode </text:span><text:span text:style-name="T66">get_guess</text:span><text:span text:style-name="T54">). </text:span></text:p>
      <text:p text:style-name="P110"/>
      <text:p text:style-name="P74"><text:span text:style-name="T60">NB : </text:span><text:span text:style-name="T54">Cette recherche est plus compliquée qu’il n’y paraît car </text:span><text:span text:style-name="T59">SAFRAN fonctionnant de 6h(J) à 6h(J+1), lorsque la période de simulation est supérieures à 1 jour il y a un chevauchement des simulations à 6h : p</text:span><text:span text:style-name="T54">lusieurs fichiers guess non interchangeables peuvent être disponibles. En effet </text:span><text:span text:style-name="T66">il est impératif que tous les guess d’une journée d’analyse donnée aient des échéances cohérentes</text:span><text:span text:style-name="T54"> (soit </text:span><text:span text:style-name="T59">uniquement</text:span><text:span text:style-name="T54"> des échéances 6h soit des échéances consécutives d’un même run) pour que SAFRAN puisse faire une ébauche des précipitations sur 24h et de leur chronologie (soit par somme et rapport de rr6h, soit par par dé-cumul de rr cumulées). </text:span></text:p>
      <text:p text:style-name="P75"><text:span text:style-name="T54">Or certains runs (safran_prv de 3H couvrant J-1 à J+4 par exemple) mélangent des guess issus d’échéances 6h (meilleurs guess disponibles pour couvrir la période 6h(J-1) à 6h(J)) et des guess issus d’échéances consécutives d’un même run (échéances </text:span><text:span text:style-name="T59">6</text:span><text:span text:style-name="T54">h à </text:span><text:span text:style-name="T59">102</text:span><text:span text:style-name="T54">h du réseau 0</text:span><text:span text:style-name="T59">H pour couvrir la période 6h(J) à 6h(J+4) dans le cas d’ARPEGE) </text:span><text:span text:style-name="T60">ou deux runs de prévision différent dans le cas de la PEARP (échéances 0h à 24h du réseau 6H(J-1) pour couvrir J-1 à J puis échéances </text:span><text:change-start text:change-id="ct89839904"/><text:span text:style-name="T62">6</text:span><text:change-end text:change-id="ct89839904"/><text:change text:change-id="ct89844496"/><text:span text:style-name="T60">h à 10</text:span><text:change-start text:change-id="ct89841408"/><text:span text:style-name="T62">2</text:span><text:change-end text:change-id="ct89841408"/><text:change text:change-id="ct89842448"/><text:span text:style-name="T60">h du réseau </text:span><text:change-start text:change-id="ct89877408"/><text:span text:style-name="T62">0</text:span><text:change-end text:change-id="ct89877408"/><text:change text:change-id="ct89877648"/><text:span text:style-name="T60">H(J</text:span><text:change text:change-id="ct89878880"/><text:span text:style-name="T60">) pour couvrir J à J+4</text:span><text:span text:style-name="T59">.</text:span></text:p>
      <text:p text:style-name="P75"><text:span text:style-name="T59">Ainsi l’analyse de 6h(J) pour l’exécution de J-1 à J <text:s/>utilise un guess différent (issu de l’échéance 6h du réseau d’assimilation de 0H(J) </text:span><text:span text:style-name="T60">pour le membre déterministe ou de l’échéance 24h du réseau de </text:span><text:soft-page-break/><text:span text:style-name="T60">prévision de 6H(J-1) pour la PEARP </text:span><text:span text:style-name="T59">en mode nominal) de celui utilisé pour l’analyse 6h(J) pour l’exécution de J à J+1 (issu l’échéance 6h du réseau de prévision de 0H(J) </text:span><text:span text:style-name="T60">pour le déterministe ou de l’échéance </text:span><text:change-start text:change-id="ct89883728"/><text:span text:style-name="T63">6</text:span><text:change-end text:change-id="ct89883728"/><text:change text:change-id="ct89883968"/><text:span text:style-name="T60">h du réseau </text:span><text:change-start text:change-id="ct89884208"/><text:span text:style-name="T63">0</text:span><text:change-end text:change-id="ct89884208"/><text:change text:change-id="ct89884448"/><text:span text:style-name="T60">H(J</text:span><text:change text:change-id="ct89884688"/><text:span text:style-name="T60">) pour la PEARP</text:span><text:span text:style-name="T59">).</text:span></text:p>
      <text:p text:style-name="P84"><text:span text:style-name="T59">A</text:span><text:span text:style-name="T54">insi dans les situation ou plusieurs guess différents sont utilisés pour une même échéance d’analyse, ceux-ci doivent être nommés différemment du nom SAFRAN standard au format Pyymmddhh. I</text:span><text:span text:style-name="T61">ls </text:span><text:span text:style-name="T54">sont alors nommés avec le réseau et </text:span><text:span text:style-name="T61">l’échéance</text:span><text:span text:style-name="T54"> </text:span><text:span text:style-name="T61">correspondants (</text:span><text:span text:style-name="T54">PyymmddHH_hh</text:span><text:span text:style-name="T61">) et il s’agit pour chaque exécution de faire un lien </text:span><text:span text:style-name="T54">Pyymmddhh </text:span><text:span text:style-name="T61">vers le bon fichier.</text:span></text:p>
      <text:p text:style-name="P111"/>
      <text:p text:style-name="P85"><text:span text:style-name="T54">L’algorithme de la méthode </text:span><text:span text:style-name="T66">get_guess </text:span><text:span text:style-name="T54">peut se résumer ainsi </text:span><text:span text:style-name="T67">pour une journée</text:span><text:span text:style-name="T54"> : </text:span></text:p>
      <text:p text:style-name="P112">Pour chacune des 5 (ou 9 pour les prévisions J1/J2) des échéances de la journée :</text:p>
      <text:list xml:id="list2634207566" text:style-name="L9">
        <text:list-item>
          <text:p text:style-name="P250">si un fichier (hors lien) Pyymmddhh existe, il est unique et déjà utilisable</text:p>
        </text:list-item>
        <text:list-item>
          <text:p text:style-name="P251">si un lien <text:s/><text:span text:style-name="T213">Pyymmddhh</text:span><text:span text:style-name="T76"> </text:span><text:span text:style-name="T24">existe, il pointe probablement sur une exécution utilisant un guess différent, il est supprimé et le bon fichier est recherché.</text:span></text:p>
          <text:p text:style-name="P242"/>
          <text:list>
            <text:list-item>
              <text:p text:style-name="P251"><text:span text:style-name="T24">dans le cas d’une </text:span><text:span text:style-name="T77">prévision </text:span><text:span text:style-name="T79">on cherche itérativement dans les réseaux précédents (jusqu’à J-4 au cas ou l’exécution serait en mode secours) ayant une échéance correspondante (fichier PyyymmddHH_hh avec hh variant de 6h à 10</text:span><text:change text:change-id="ct89895616"/><text:change-start text:change-id="ct89905056"/><text:span text:style-name="T89">2</text:span><text:change-end text:change-id="ct89905056"/><text:span text:style-name="T79">h)</text:span></text:p>
            </text:list-item>
          </text:list>
          <text:p text:style-name="P241"/>
          <text:list text:continue-numbering="true">
            <text:list-item>
              <text:p text:style-name="P252"><text:span text:style-name="T24">dans le cas d’une </text:span><text:span text:style-name="T77">analyse</text:span><text:span text:style-name="T78"> </text:span><text:span text:style-name="T79">il y a</text:span><text:span text:style-name="T78"> </text:span><text:span text:style-name="T79">deux cas de figure :</text:span></text:p>
              <text:p text:style-name="P252"><text:span text:style-name="T79">-<text:tab/>si on traite le guess de fin de période d’analyse </text:span><text:span text:style-name="T80">6H(J)</text:span><text:span text:style-name="T79">, il faut un guess issu d’une échéance 6h ou d’</text:span><text:span text:style-name="T80">un réseau plus ancien que 6H(J-1)</text:span><text:span text:style-name="T79"> (les échéances précédentes servant aux autres heures de l’analyse) </text:span><text:span text:style-name="T81">donc une échéance &gt;=24h</text:span></text:p>
              <text:p text:style-name="P252"><text:span text:style-name="T79">- <text:tab/>si on traite l’échéance de début d’analyse </text:span><text:span text:style-name="T81">6H(J-1)</text:span><text:span text:style-name="T79"> on peut commencer les recherche par </text:span><text:span text:style-name="T81">l’échéance 0h du réseau correspondant 6H(J-1)</text:span></text:p>
            </text:list-item>
          </text:list>
        </text:list-item>
      </text:list>
      <text:p text:style-name="P107"/>
      <text:p text:style-name="P69"><text:span text:style-name="T81">dans tous les cas la recherche itérative consiste à partir du premier réseau utilisable défini dans chaque cas et d’</text:span><text:span text:style-name="T82">essayer séquentiellement </text:span><text:span text:style-name="T81"><text:s/>les réseaux </text:span><text:span text:style-name="T82">précédents </text:span><text:span text:style-name="T81">par pas de 6h jusqu’au réseau H-10</text:span><text:change-start text:change-id="ct89919440"/><text:span text:style-name="T90">2</text:span><text:change-end text:change-id="ct89919440"/><text:change text:change-id="ct89930384"/><text:span text:style-name="T81">h.</text:span></text:p>
      <text:p text:style-name="P107"/>
      <text:p text:style-name="P76"><text:span text:style-name="T81">L</text:span><text:span text:style-name="T78">a présence de tous les fichiers guess requis (au moins 5) permet l’exécution des différents binaires sur la journée, avec une exception pour le binaire </text:span><text:span text:style-name="T83">safrane</text:span><text:span text:style-name="T78"> qui est exécuté pour chaque guess (analyse des paramètres aux heures synoptiques ou semi-synoptiques hors précipitations). </text:span><text:span text:style-name="T84">Des fichiers « sapdat » et « spafich » sont générés pour définir la configuration de l’exécution et le nom des fichiers d’IO intermédiaires entre les différents modules (cf doc SAFRAN pour voir le contenu de ces fichiers). </text:span></text:p>
      <text:p text:style-name="P108"/>
      <text:p text:style-name="P68"><text:span text:style-name="T24">- </text:span><text:span text:style-name="T91">Les workers </text:span><text:span text:style-name="T93">SurfexWorker(_S2MWorker) </text:span><text:span text:style-name="T27">commencent par une modification éventuelle </text:span><text:span text:style-name="T26">(seuil de SWE </text:span><text:change-start text:change-id="ct89937920"/><text:span text:style-name="T29">par défaut au 1</text:span><text:span text:style-name="T96">er</text:span><text:span text:style-name="T29"> août </text:span><text:change-end text:change-id="ct89937920"/><text:change text:change-id="ct89938160"/><text:span text:style-name="T26">) </text:span><text:span text:style-name="T27">du fichier PREP d’initialisation du manteau neigeux (après avoir fait les différents liens nécessaires à l’exécution).</text:span></text:p>
      <text:p text:style-name="P81"><text:span text:style-name="T27">D</text:span><text:span text:style-name="T25">ans le cas de la chaîne poste, un FORCING est fourni pour tous les postes d’une chaîne de montagne (soit 3 FORCINGs actuellement), une étape d’agrégation de ces FORCINGs est nécessaire : la fonction <text:s/></text:span><text:span text:style-name="T94">get_file_period</text:span><text:span text:style-name="T95"> </text:span><text:span text:style-name="T25">(snowtools.utils.ressources.py) du package snowtools réalise cette concaténation.<text:line-break/></text:span><text:change-start text:change-id="ct89934000"/><text:span text:style-name="T223">Modification de namelist dans le cas oper</text:span><text:change-end text:change-id="ct89934000"/><text:change text:change-id="ct89941680"/><text:change-start text:change-id="ct89941920"/><text:span text:style-name="T223">.</text:span><text:change-end text:change-id="ct89941920"/><text:change text:change-id="ct89942160"/></text:p>
      <text:p text:style-name="P78"><text:span text:style-name="T27">L</text:span><text:span text:style-name="T25">e binaire OFFLINE est ensuite exécuté sur la période définie par les arguments datebegin et dateend puis un post-traitement du fichier PRO généré est effectué par la classe</text:span><text:span text:style-name="T92"> massif_simu </text:span><text:span text:style-name="T25">de snowtools.tools.massif_diags (ajout du risque naturel par massif </text:span><text:span text:style-name="T28">et de métadonnées).</text:span></text:p>
      <text:p text:style-name="P106"/>
      <text:p text:style-name="P109"/>
      <text:p text:style-name="P77"><text:span text:style-name="T86">E</text:span><text:span text:style-name="T87">n cas d’erreur d’exécution </text:span><text:span text:style-name="T88">d’un des workers ci-dessus, </text:span><text:span text:style-name="T87">une </text:span><text:span text:style-name="T85">S2MExecutionError</text:span><text:span text:style-name="T87"> est ajoutée au dictionnaire rdict retourné par le worker à l’algo component. </text:span></text:p>
      <text:p text:style-name="P115"><draw:frame text:anchor-type="paragraph" draw:z-index="0" draw:name="Forme2" draw:style-name="gr104" draw:text-style-name="P360" svg:width="17.364cm" svg:height="1.953cm" svg:x="0.467cm" svg:y="-1.582cm"><draw:text-box><text:p text:style-name="P318"><text:span text:style-name="T317">Schéma 1 : entrées/sorties de S2M analyse</text:span></text:p></draw:text-box></draw:frame><draw:g text:anchor-type="paragraph" draw:z-index="12" draw:name="Forme1" draw:style-name="gr1"><draw:custom-shape draw:style-name="gr166" draw:text-style-name="P323" xml:id="id37" draw:id="id37" svg:width="5.148cm" svg:height="2.574cm" svg:x="-1.374cm" svg:y="11.833cm"><text:p text:style-name="P322"><text:span text:style-name="T291">Fichiers </text:span><text:span text:style-name="T292">P*</text:span><text:span text:style-name="T293"> (txt)</text:span></text:p><text:p text:style-name="P322"><text:span text:style-name="T294">vortex</text:span></text:p><draw:enhanced-geometry svg:viewBox="0 0 21600 21600" draw:type="rectangle" draw:enhanced-path="M 0 0 L 21600 0 21600 21600 0 21600 0 0 Z N"/></draw:custom-shape><draw:custom-shape draw:style-name="gr167" draw:text-style-name="P323" xml:id="id39" draw:id="id39" svg:width="10.605cm" svg:height="2.574cm" svg:x="2.66cm" svg:y="4.214cm"><text:p text:style-name="P322"><text:span text:style-name="T291">Observations <text:s/></text:span></text:p><text:p text:style-name="P322"><text:span text:style-name="T291">fichiers </text:span><text:span text:style-name="T292">R*, S*, T*, A* </text:span><text:span text:style-name="T291">(txt)</text:span></text:p><text:p text:style-name="P322"><text:span text:style-name="T294">BDPE</text:span></text:p><draw:enhanced-geometry svg:viewBox="0 0 21600 21600" draw:type="rectangle" draw:enhanced-path="M 0 0 L 21600 0 21600 21600 0 21600 0 0 Z N"/></draw:custom-shape><draw:custom-shape draw:style-name="gr168" draw:text-style-name="P325" xml:id="id38" draw:id="id38" svg:width="6.282cm" svg:height="2.885cm" svg:x="4.493cm" svg:y="11.624cm"><text:p text:style-name="P324"><text:span text:style-name="T295">SAFR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9" draw:text-style-name="P326" draw:type="line" svg:x1="3.773cm" svg:y1="13.119cm" svg:x2="4.493cm" svg:y2="13.066cm" draw:start-shape="id37" draw:start-glue-point="1" draw:end-shape="id38" svg:d="M3773 13119l720-53" svg:viewBox="0 0 721 55"><text:p/></draw:connector><draw:connector draw:style-name="gr170" draw:text-style-name="P326" draw:type="line" svg:x1="7.962cm" svg:y1="6.788cm" svg:x2="7.634cm" svg:y2="11.625cm" draw:start-shape="id39" draw:start-glue-point="2" draw:end-shape="id38" draw:end-glue-point="4" svg:d="M7962 6788l-328 4837" svg:viewBox="0 0 330 4838"><text:p/></draw:connector><draw:custom-shape draw:style-name="gr171" draw:text-style-name="P328" xml:id="id40" draw:id="id40" svg:width="5.972cm" svg:height="1.546cm" svg:x="-1.272cm" svg:y="0.609cm"><text:p text:style-name="P327"><text:span text:style-name="T296">ARPEGE/PEAR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72" draw:text-style-name="P326" draw:type="line" svg:x1="1.715cm" svg:y1="2.154cm" svg:x2="0.58cm" svg:y2="3.082cm" draw:start-shape="id40" draw:start-glue-point="8" draw:end-shape="id41" draw:end-glue-point="0" svg:d="M1715 2154l-1135 928" svg:viewBox="0 0 1136 930"><text:p/></draw:connector><draw:custom-shape draw:style-name="gr173" draw:text-style-name="P323" xml:id="id42" draw:id="id42" svg:width="4.633cm" svg:height="2.574cm" svg:x="13.369cm" svg:y="4.214cm"><text:p text:style-name="P322"><text:span text:style-name="T291">Constantes</text:span></text:p><text:p text:style-name="P322"><text:span text:style-name="T294">Genv</text:span></text:p><draw:enhanced-geometry svg:viewBox="0 0 21600 21600" draw:type="rectangle" draw:enhanced-path="M 0 0 L 21600 0 21600 21600 0 21600 0 0 Z N"/></draw:custom-shape><draw:frame draw:style-name="gr174" draw:text-style-name="P335" svg:width="2.576cm" svg:height="2.1cm" svg:x="4.082cm" svg:y="1.637cm"><draw:text-box><text:p text:style-name="P318"><text:span text:style-name="T303">synop</text:span></text:p></draw:text-box></draw:frame><draw:frame draw:style-name="gr175" draw:text-style-name="P336" svg:width="1.855cm" svg:height="1.033cm" svg:x="8.426cm" svg:y="1.743cm"><draw:text-box><text:p text:style-name="P318"><text:span text:style-name="T291">RS </text:span></text:p></draw:text-box></draw:frame><draw:frame draw:style-name="gr176" draw:text-style-name="P336" svg:width="1.65cm" svg:height="1.013cm" svg:x="6.551cm" svg:y="1.741cm"><draw:text-box><text:p text:style-name="P318"><text:span text:style-name="T291">sat</text:span></text:p></draw:text-box></draw:frame><draw:frame draw:style-name="gr177" draw:text-style-name="P336" svg:width="4.739cm" svg:height="1.013cm" svg:x="10.259cm" svg:y="1.78cm"><draw:text-box><text:p text:style-name="P318"><text:span text:style-name="T291">Obs humaines </text:span></text:p></draw:text-box></draw:frame><draw:line draw:style-name="gr178" draw:text-style-name="P326" svg:x1="5.422cm" svg:y1="2.791cm" svg:x2="5.422cm" svg:y2="4.232cm"><text:p/></draw:line><draw:line draw:style-name="gr179" draw:text-style-name="P326" svg:x1="7.376cm" svg:y1="2.791cm" svg:x2="7.376cm" svg:y2="4.232cm"><text:p/></draw:line><draw:line draw:style-name="gr180" draw:text-style-name="P326" svg:x1="9.127cm" svg:y1="2.791cm" svg:x2="9.127cm" svg:y2="4.232cm"><text:p/></draw:line><draw:line draw:style-name="gr181" draw:text-style-name="P326" svg:x1="12.01cm" svg:y1="2.791cm" svg:x2="12.01cm" svg:y2="4.232cm"><text:p/></draw:line><draw:connector draw:style-name="gr182" draw:text-style-name="P326" draw:type="line" svg:x1="15.685cm" svg:y1="6.788cm" svg:x2="7.634cm" svg:y2="11.625cm" draw:start-shape="id42" draw:start-glue-point="2" draw:end-shape="id38" draw:end-glue-point="4" svg:d="M15685 6788l-8051 4837" svg:viewBox="0 0 8052 4838"><text:p/></draw:connector><draw:connector draw:style-name="gr183" draw:text-style-name="P326" draw:type="line" svg:x1="7.634cm" svg:y1="14.508cm" svg:x2="7.652cm" svg:y2="15.742cm" draw:start-shape="id38" draw:start-glue-point="8" draw:end-shape="id43" draw:end-glue-point="0" svg:d="M7634 14508l18 1234" svg:viewBox="0 0 19 1236"><text:p/></draw:connector><draw:custom-shape draw:style-name="gr184" draw:text-style-name="P323" xml:id="id43" draw:id="id43" svg:width="7.21cm" svg:height="1.752cm" svg:x="4.048cm" svg:y="15.743cm"><text:p text:style-name="P322"><text:span text:style-name="T291">Fichiers </text:span><text:span text:style-name="T292">FORCING.nc</text:span></text:p><text:p text:style-name="P322"><text:span text:style-name="T294">vortex</text:span></text:p><draw:enhanced-geometry svg:viewBox="0 0 21600 21600" draw:type="rectangle" draw:enhanced-path="M 0 0 L 21600 0 21600 21600 0 21600 0 0 Z N"/></draw:custom-shape><draw:custom-shape draw:style-name="gr185" draw:text-style-name="P325" xml:id="id44" draw:id="id44" svg:width="5.252cm" svg:height="2.883cm" svg:x="5.075cm" svg:y="19.142cm"><text:p text:style-name="P324"><text:span text:style-name="T295">SURFE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6" draw:text-style-name="P323" xml:id="id45" draw:id="id45" svg:width="3.192cm" svg:height="1.855cm" svg:x="1.095cm" svg:y="22.952cm"><text:p text:style-name="P322"><text:span text:style-name="T291"><text:s/></text:span><text:span text:style-name="T302">PREP</text:span><text:span text:style-name="T292">.nc</text:span></text:p><text:p text:style-name="P322"><text:span text:style-name="T294">vortex</text:span></text:p><draw:enhanced-geometry svg:viewBox="0 0 21600 21600" draw:type="rectangle" draw:enhanced-path="M 0 0 L 21600 0 21600 21600 0 21600 0 0 Z N"/></draw:custom-shape><draw:connector draw:style-name="gr187" draw:text-style-name="P326" draw:type="line" svg:x1="5.844cm" svg:y1="21.603cm" svg:x2="2.69cm" svg:y2="22.952cm" draw:start-shape="id44" draw:start-glue-point="7" draw:end-shape="id45" draw:end-glue-point="0" svg:d="M5844 21603l-3154 1349" svg:viewBox="0 0 3156 1351"><text:p/></draw:connector><draw:connector draw:style-name="gr188" draw:text-style-name="P326" draw:type="line" svg:x1="7.652cm" svg:y1="17.495cm" svg:x2="7.701cm" svg:y2="19.142cm" draw:start-shape="id43" draw:start-glue-point="2" draw:end-shape="id44" draw:end-glue-point="4" svg:d="M7652 17495l49 1647" svg:viewBox="0 0 51 1649"><text:p/></draw:connector><draw:frame draw:style-name="gr189" draw:text-style-name="P334" svg:width="19.255cm" svg:height="2.779cm" svg:x="-0.861cm" svg:y="25.527cm"><draw:text-box><text:p text:style-name="P318"><text:span text:style-name="T300">Provider</text:span></text:p><text:p text:style-name="P318"><text:span text:style-name="T301">Ressource (au sens Vortex)</text:span></text:p></draw:text-box></draw:frame><draw:frame draw:style-name="gr190" draw:text-style-name="P329" svg:width="5.25cm" svg:height="4.892cm" svg:x="11.331cm" svg:y="10.958cm"><draw:text-box><text:p text:style-name="P318"><text:span text:style-name="T292">SAFRANE</text:span></text:p><text:p text:style-name="P318"><text:span text:style-name="T292">SYRPLUIE</text:span></text:p><text:p text:style-name="P318"><text:span text:style-name="T292">SYPLUIE</text:span></text:p><text:p text:style-name="P318"><text:span text:style-name="T292">SYVAPR</text:span></text:p><text:p text:style-name="P318"><text:span text:style-name="T292">SYVAFI</text:span><text:span text:style-name="T292"><text:line-break/></text:span><text:span text:style-name="T292">SYTIST</text:span></text:p></draw:text-box></draw:frame><draw:frame draw:style-name="gr191" draw:text-style-name="P330" svg:width="17.917cm" svg:height="1.493cm" svg:x="-0.552cm" svg:y="27.122cm"><draw:text-box><text:p text:style-name="P318"><text:span text:style-name="T297">Shéma d'entrées/sorties de S2M analyse</text:span></text:p></draw:text-box></draw:frame><draw:line draw:style-name="gr192" draw:text-style-name="P326" svg:x1="15.716cm" svg:y1="6.791cm" svg:x2="12.627cm" svg:y2="10.806cm"><text:p/></draw:line><draw:custom-shape draw:style-name="gr193" draw:text-style-name="P326" svg:width="0.618cm" svg:height="4.225cm" svg:x="14.626cm" svg:y="11.007cm"><text:p/><draw:enhanced-geometry svg:viewBox="0 0 21600 21600" draw:glue-points="0 0 0 21600 21600 10800" draw:text-areas="0 ?f9 7800 ?f10" draw:type="right-brace" draw:modifiers="2033.06510607169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94" draw:text-style-name="P331" svg:width="3.398cm" svg:height="0.93cm" svg:x="15.201cm" svg:y="12.759cm"><draw:text-box><text:p text:style-name="P318"><text:span text:style-name="T298">FORTRAN</text:span></text:p></draw:text-box></draw:frame><draw:custom-shape draw:style-name="gr195" draw:text-style-name="P326" svg:width="0.72cm" svg:height="4.326cm" svg:x="10.816cm" svg:y="11.0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6" draw:text-style-name="P323" xml:id="id41" draw:id="id41" svg:width="3.911cm" svg:height="2.574cm" svg:x="-1.374cm" svg:y="3.082cm"><text:p text:style-name="P322"><text:span text:style-name="T302">GLOB025</text:span></text:p><text:p text:style-name="P322"><text:span text:style-name="T294">Oper</text:span></text:p><draw:enhanced-geometry svg:viewBox="0 0 21600 21600" draw:type="rectangle" draw:enhanced-path="M 0 0 L 21600 0 21600 21600 0 21600 0 0 Z N"/></draw:custom-shape><draw:custom-shape draw:style-name="gr197" draw:text-style-name="P338" xml:id="id46" draw:id="id46" svg:width="6.795cm" svg:height="2.163cm" svg:x="-1.374cm" svg:y="8.023cm"><text:p text:style-name="P337"><text:span text:style-name="T304">PRETRAITEM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98" draw:text-style-name="P326" draw:type="line" svg:x1="0.58cm" svg:y1="5.655cm" svg:x2="2.023cm" svg:y2="8.022cm" draw:start-shape="id41" draw:start-glue-point="2" draw:end-shape="id46" svg:d="M580 5655l1443 2367" svg:viewBox="0 0 1445 2369"><text:p/></draw:connector><draw:connector draw:style-name="gr199" draw:text-style-name="P326" draw:type="line" svg:x1="2.024cm" svg:y1="10.185cm" svg:x2="1.2cm" svg:y2="11.833cm" draw:start-shape="id46" draw:end-shape="id37" draw:end-glue-point="0" svg:d="M2024 10185l-824 1648" svg:viewBox="0 0 826 1649"><text:p/></draw:connector><draw:custom-shape draw:style-name="gr200" draw:text-style-name="P333" svg:width="0.72cm" svg:height="2.061cm" svg:x="0.891cm" svg:y="14.7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1" draw:text-style-name="P332" svg:width="2.885cm" svg:height="2.574cm" svg:x="0.272cm" svg:y="16.879cm"><draw:text-box><text:p text:style-name="P318"><text:span text:style-name="T299">BDPE</text:span></text:p></draw:text-box></draw:frame><draw:custom-shape draw:style-name="gr202" draw:text-style-name="P333" svg:width="0.787cm" svg:height="4.871cm" draw:transform="skewX (-0.0809832772925369) translate (0.943680555555556cm 18.0116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3" draw:text-style-name="P323" xml:id="id47" draw:id="id47" svg:width="4.636cm" svg:height="2.576cm" svg:x="13.141cm" svg:y="17.391cm"><text:p text:style-name="P322"><text:span text:style-name="T291">Constantes</text:span></text:p><text:p text:style-name="P322"><text:span text:style-name="T294">Genv</text:span></text:p><draw:enhanced-geometry svg:viewBox="0 0 21600 21600" draw:type="rectangle" draw:enhanced-path="M 0 0 L 21600 0 21600 21600 0 21600 0 0 Z N"/></draw:custom-shape><draw:connector draw:style-name="gr204" draw:text-style-name="P326" draw:type="line" svg:x1="13.141cm" svg:y1="18.678cm" svg:x2="9.557cm" svg:y2="19.564cm" draw:start-shape="id47" draw:start-glue-point="3" draw:end-shape="id44" draw:end-glue-point="11" svg:d="M13141 18678l-3584 886" svg:viewBox="0 0 3586 887"><text:p/></draw:connector><draw:custom-shape draw:style-name="gr205" draw:text-style-name="P323" xml:id="id48" draw:id="id48" svg:width="3.192cm" svg:height="1.856cm" svg:x="6.244cm" svg:y="24.393cm"><text:p text:style-name="P322"><text:span text:style-name="T291"><text:s/></text:span><text:span text:style-name="T292">PRO.nc</text:span></text:p><text:p text:style-name="P322"><text:span text:style-name="T294">vortex</text:span></text:p><draw:enhanced-geometry svg:viewBox="0 0 21600 21600" draw:type="rectangle" draw:enhanced-path="M 0 0 L 21600 0 21600 21600 0 21600 0 0 Z N"/></draw:custom-shape><draw:connector draw:style-name="gr206" draw:text-style-name="P326" draw:type="line" svg:x1="7.701cm" svg:y1="22.024cm" svg:x2="7.839cm" svg:y2="24.393cm" draw:start-shape="id44" draw:start-glue-point="8" draw:end-shape="id48" draw:end-glue-point="0" svg:d="M7701 22024l138 2369" svg:viewBox="0 0 139 2371"><text:p/></draw:connector><draw:custom-shape draw:style-name="gr207" draw:text-style-name="P323" xml:id="id49" draw:id="id49" svg:width="5.46cm" svg:height="1.855cm" svg:x="10.774cm" svg:y="22.952cm"><text:p text:style-name="P322"><text:span text:style-name="T291"><text:s/></text:span><text:span text:style-name="T302">FORCING</text:span><text:span text:style-name="T292">.nc</text:span></text:p><text:p text:style-name="P322"><text:span text:style-name="T294">vortex</text:span></text:p><draw:enhanced-geometry svg:viewBox="0 0 21600 21600" draw:type="rectangle" draw:enhanced-path="M 0 0 L 21600 0 21600 21600 0 21600 0 0 Z N"/></draw:custom-shape><draw:connector draw:style-name="gr208" draw:text-style-name="P326" draw:type="line" svg:x1="9.557cm" svg:y1="21.603cm" svg:x2="13.503cm" svg:y2="22.952cm" draw:start-shape="id44" draw:start-glue-point="9" draw:end-shape="id49" draw:end-glue-point="0" svg:d="M9557 21603l3946 1349" svg:viewBox="0 0 3948 1351"><text:p/></draw:connector><draw:custom-shape draw:style-name="gr209" draw:text-style-name="P325" xml:id="id50" draw:id="id50" svg:width="5.25cm" svg:height="2.883cm" svg:x="5.077cm" svg:y="19.144cm"><text:p text:style-name="P324"><text:span text:style-name="T295">SURFE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10" draw:text-style-name="P326" svg:x1="2.69cm" svg:y1="22.952cm" svg:x2="7.701cm" svg:y2="19.144cm" draw:start-shape="id45" draw:start-glue-point="0" draw:end-shape="id50" draw:end-glue-point="4" svg:d="M2690 22952v-4309h5011v501" svg:viewBox="0 0 5013 4311"><text:p/></draw:connector><draw:line draw:style-name="gr211" draw:text-style-name="P326" svg:x1="2.64cm" svg:y1="18.632cm" svg:x2="5.523cm" svg:y2="18.632cm"><text:p/></draw:line><draw:connector draw:style-name="gr212" draw:text-style-name="P326" draw:type="line" svg:x1="2.69cm" svg:y1="22.952cm" svg:x2="2.708cm" svg:y2="20.703cm" draw:start-shape="id45" draw:start-glue-point="0" svg:d="M2690 22952l18-2249" svg:viewBox="0 0 19 2251"><text:p/></draw:connector><draw:frame draw:style-name="gr213" draw:text-style-name="P332" svg:width="2.883cm" svg:height="1.133cm" svg:x="12.009cm" svg:y="25.836cm"><draw:text-box><text:p text:style-name="P318"><text:span text:style-name="T299">BDPE</text:span></text:p></draw:text-box></draw:frame><draw:custom-shape draw:style-name="gr214" draw:text-style-name="P333" svg:width="2.197cm" svg:height="0.592cm" draw:transform="skewX (-0.290073721681457) rotate (-0.290946386307456) translate (9.74195833333333cm 25.2206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5" draw:text-style-name="P333" svg:width="0.72cm" svg:height="0.825cm" svg:x="12.834cm" svg:y="25.0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4"/>
      <text:p text:style-name="P4"/>
      <text:p text:style-name="P4"/>
      <text:p text:style-name="P115"><draw:frame text:anchor-type="paragraph" draw:z-index="1" draw:name="Forme2" draw:style-name="gr104" draw:text-style-name="P360" svg:width="17.364cm" svg:height="1.953cm" svg:x="0.347cm" svg:y="-1.085cm"><draw:text-box><text:p text:style-name="P318"><text:span text:style-name="T317">Schéma 2 : entrées/sorties de S2M prévision</text:span></text:p></draw:text-box></draw:frame><draw:g text:anchor-type="paragraph" draw:z-index="13" draw:name="Forme3" draw:style-name="gr1"><draw:custom-shape draw:style-name="gr131" draw:text-style-name="P323" xml:id="id25" draw:id="id25" svg:width="5.89cm" svg:height="2.437cm" svg:x="6.524cm" svg:y="324.111cm"><text:p text:style-name="P322"><text:span text:style-name="T291">Fichiers </text:span><text:span text:style-name="T292">P* </text:span><text:span text:style-name="T293">(txt)</text:span></text:p><text:p text:style-name="P322"><text:span text:style-name="T294">Oper</text:span></text:p><draw:enhanced-geometry svg:viewBox="0 0 21600 21600" draw:mirror-horizontal="false" draw:mirror-vertical="false" draw:type="rectangle" draw:enhanced-path="M 0 0 L 21600 0 21600 21600 0 21600 0 0 Z N"/></draw:custom-shape><draw:custom-shape draw:style-name="gr132" draw:text-style-name="P325" xml:id="id26" draw:id="id26" svg:width="5.987cm" svg:height="2.73cm" svg:x="6.561cm" svg:y="329.468cm"><text:p text:style-name="P324"><text:span text:style-name="T295">SAFRA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33" draw:text-style-name="P326" draw:type="line" svg:x1="9.468cm" svg:y1="326.547cm" svg:x2="9.555cm" svg:y2="329.468cm" draw:start-shape="id25" draw:start-glue-point="2" draw:end-shape="id26" draw:end-glue-point="4" svg:d="M9468 326547l87 2921" svg:viewBox="0 0 88 2923"><text:p/></draw:connector><draw:custom-shape draw:style-name="gr134" draw:text-style-name="P328" xml:id="id27" draw:id="id27" svg:width="7.561cm" svg:height="2.338cm" svg:x="5.674cm" svg:y="320.894cm"><text:p text:style-name="P327"><text:span text:style-name="T296">ARPEGE/PEAR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35" draw:text-style-name="P326" draw:type="line" svg:x1="9.454cm" svg:y1="323.231cm" svg:x2="9.468cm" svg:y2="324.111cm" draw:start-shape="id27" draw:start-glue-point="8" draw:end-shape="id25" draw:end-glue-point="0" svg:d="M9454 323231l14 880" svg:viewBox="0 0 16 882"><text:p/></draw:connector><draw:custom-shape draw:style-name="gr136" draw:text-style-name="P323" xml:id="id28" draw:id="id28" svg:width="4.419cm" svg:height="2.437cm" svg:x="14.019cm" svg:y="324.596cm"><text:p text:style-name="P322"><text:span text:style-name="T291">Constantes</text:span></text:p><text:p text:style-name="P322"><text:span text:style-name="T294">Genv</text:span></text:p><draw:enhanced-geometry svg:viewBox="0 0 21600 21600" draw:mirror-horizontal="false" draw:mirror-vertical="false" draw:type="rectangle" draw:enhanced-path="M 0 0 L 21600 0 21600 21600 0 21600 0 0 Z N"/></draw:custom-shape><draw:connector draw:style-name="gr137" draw:text-style-name="P326" draw:type="line" svg:x1="16.227cm" svg:y1="327.032cm" svg:x2="9.555cm" svg:y2="329.468cm" draw:start-shape="id28" draw:start-glue-point="2" draw:end-shape="id26" draw:end-glue-point="4" svg:d="M16227 327032l-6672 2436" svg:viewBox="0 0 6675 2438"><text:p/></draw:connector><draw:connector draw:style-name="gr138" draw:text-style-name="P326" draw:type="line" svg:x1="9.555cm" svg:y1="332.197cm" svg:x2="9.505cm" svg:y2="333.608cm" draw:start-shape="id26" draw:start-glue-point="8" draw:end-shape="id29" draw:end-glue-point="0" svg:d="M9555 332197l-50 1411" svg:viewBox="0 0 51 1413"><text:p/></draw:connector><draw:custom-shape draw:style-name="gr139" draw:text-style-name="P323" xml:id="id29" draw:id="id29" svg:width="6.873cm" svg:height="1.657cm" svg:x="6.069cm" svg:y="333.608cm"><text:p text:style-name="P322"><text:span text:style-name="T291">Fichiers </text:span><text:span text:style-name="T292">FORCING.nc</text:span></text:p><draw:enhanced-geometry svg:viewBox="0 0 21600 21600" draw:mirror-horizontal="false" draw:mirror-vertical="false" draw:type="rectangle" draw:enhanced-path="M 0 0 L 21600 0 21600 21600 0 21600 0 0 Z N"/></draw:custom-shape><draw:custom-shape draw:style-name="gr140" draw:text-style-name="P325" xml:id="id30" draw:id="id30" svg:width="5.007cm" svg:height="2.731cm" svg:x="7.011cm" svg:y="336.725cm"><text:p text:style-name="P324"><text:span text:style-name="T295">SURFE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1" draw:text-style-name="P323" xml:id="id31" draw:id="id31" svg:width="2.752cm" svg:height="1.271cm" svg:x="3.713cm" svg:y="340.573cm"><text:p text:style-name="P322"><text:span text:style-name="T291"><text:s/></text:span><text:span text:style-name="T292">PREP.nc</text:span></text:p><draw:enhanced-geometry svg:viewBox="0 0 21600 21600" draw:mirror-horizontal="false" draw:mirror-vertical="false" draw:type="rectangle" draw:enhanced-path="M 0 0 L 21600 0 21600 21600 0 21600 0 0 Z N"/></draw:custom-shape><draw:connector draw:style-name="gr142" draw:text-style-name="P326" draw:type="line" svg:x1="7.743cm" svg:y1="339.056cm" svg:x2="5.088cm" svg:y2="340.573cm" draw:start-shape="id30" draw:start-glue-point="7" draw:end-shape="id31" draw:end-glue-point="0" svg:d="M7743 339056l-2655 1517" svg:viewBox="0 0 2656 1519"><text:p/></draw:connector><draw:connector draw:style-name="gr143" draw:text-style-name="P326" draw:type="line" svg:x1="9.505cm" svg:y1="335.264cm" svg:x2="9.514cm" svg:y2="336.724cm" draw:start-shape="id29" draw:start-glue-point="2" draw:end-shape="id30" draw:end-glue-point="4" svg:d="M9505 335264l9 1460" svg:viewBox="0 0 11 1462"><text:p/></draw:connector><draw:frame draw:style-name="gr144" draw:text-style-name="P329" xml:id="id32" draw:id="id32" svg:width="3.828cm" svg:height="3.174cm" svg:x="13.038cm" svg:y="329.565cm"><draw:text-box><text:p text:style-name="P318"><text:span text:style-name="T292">SAFRANE</text:span></text:p><text:p text:style-name="P318"><text:span text:style-name="T292">SYRPLUIE</text:span></text:p><text:p text:style-name="P318"><text:span text:style-name="T292">SYRMRR</text:span><text:span text:style-name="T292"><text:line-break/></text:span><text:span text:style-name="T292">SYTIST</text:span></text:p></draw:text-box></draw:frame><draw:frame draw:style-name="gr145" draw:text-style-name="P330" svg:width="19.435cm" svg:height="1.308cm" svg:x="1.749cm" svg:y="345.544cm"><draw:text-box><text:p text:style-name="P318"><text:span text:style-name="T297">Shéma d'entrées/sorties de S2M prevision</text:span></text:p></draw:text-box></draw:frame><draw:custom-shape draw:style-name="gr146" draw:text-style-name="P326" svg:width="0.592cm" svg:height="3.312cm" svg:x="16.374cm" svg:y="329.468cm"><text:p/><draw:enhanced-geometry svg:viewBox="0 0 21600 21600" draw:mirror-horizontal="false" draw:mirror-vertical="false" draw:glue-points="0 0 0 21600 21600 10800" draw:text-areas="0 ?f9 7800 ?f10" draw:type="right-brace" draw:modifiers="2033.06510607169 10541.4364640884"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47" draw:text-style-name="P331" svg:width="3.243cm" svg:height="0.904cm" svg:x="16.963cm" svg:y="330.734cm"><draw:text-box><text:p text:style-name="P318"><text:span text:style-name="T298">FORTRAN</text:span></text:p></draw:text-box></draw:frame><draw:custom-shape draw:style-name="gr148" draw:text-style-name="P326" svg:width="0.69cm" svg:height="3.412cm" svg:x="12.643cm" svg:y="329.369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onnector draw:style-name="gr149" draw:text-style-name="P326" draw:type="line" svg:x1="16.227cm" svg:y1="327.032cm" svg:x2="14.952cm" svg:y2="329.565cm" draw:start-shape="id28" draw:start-glue-point="2" draw:end-shape="id32" draw:end-glue-point="0" svg:d="M16227 327032l-1275 2533" svg:viewBox="0 0 1277 2535"><text:p/></draw:connector><draw:custom-shape draw:style-name="gr150" draw:text-style-name="P323" xml:id="id33" draw:id="id33" svg:width="4.419cm" svg:height="2.44cm" svg:x="15cm" svg:y="335.312cm"><text:p text:style-name="P322"><text:span text:style-name="T291">Constantes</text:span></text:p><text:p text:style-name="P322"><text:span text:style-name="T294">Genv</text:span></text:p><draw:enhanced-geometry svg:viewBox="0 0 21600 21600" draw:mirror-horizontal="false" draw:mirror-vertical="false" draw:type="rectangle" draw:enhanced-path="M 0 0 L 21600 0 21600 21600 0 21600 0 0 Z N"/></draw:custom-shape><draw:connector draw:style-name="gr151" draw:text-style-name="P326" draw:type="line" svg:x1="15cm" svg:y1="336.53cm" svg:x2="11.285cm" svg:y2="337.123cm" draw:start-shape="id33" draw:start-glue-point="3" draw:end-shape="id30" draw:end-glue-point="11" svg:d="M15000 336530l-3715 593" svg:viewBox="0 0 3717 594"><text:p/></draw:connector><draw:frame draw:style-name="gr152" draw:text-style-name="P332" svg:width="2.751cm" svg:height="0.983cm" svg:x="1.749cm" svg:y="331.923cm"><draw:text-box><text:p text:style-name="P318"><text:span text:style-name="T299">BDPE</text:span></text:p></draw:text-box></draw:frame><draw:custom-shape draw:style-name="gr153" draw:text-style-name="P333" svg:width="0.623cm" svg:height="4.95cm" draw:transform="skewX (0.761836218495525) translate (7.99001388888889cm 326.83566666666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4" draw:text-style-name="P333" svg:width="0.632cm" svg:height="6.681cm" draw:transform="skewX (-0.166678943565459) translate (2.73009722222222cm 333.266805555556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55" draw:text-style-name="P334" svg:width="9.621cm" svg:height="1.493cm" svg:x="1.947cm" svg:y="343.304cm"><draw:text-box><text:p text:style-name="P318"><text:span text:style-name="T300">Provider</text:span></text:p><text:p text:style-name="P318"><text:span text:style-name="T301">Ressource (au sens Vortex)</text:span></text:p></draw:text-box></draw:frame><draw:connector draw:style-name="gr156" draw:text-style-name="P326" xml:id="id34" draw:id="id34" svg:x1="5.088cm" svg:y1="340.574cm" svg:x2="9.514cm" svg:y2="336.725cm" draw:start-shape="id31" draw:start-glue-point="0" draw:end-shape="id30" draw:end-glue-point="4" svg:d="M5088 340574v-4350h4426v501" svg:viewBox="0 0 4427 4352"><text:p/></draw:connector><draw:connector draw:style-name="gr157" draw:text-style-name="P326" draw:type="line" svg:x1="5.101cm" svg:y1="336.253cm" svg:x2="-0.555cm" svg:y2="1.509cm" draw:end-shape="id34" draw:end-glue-point="0" svg:d="M5101 336253l-5657-334745" svg:viewBox="0 0 5659 334747"><text:p/></draw:connector><draw:connector draw:style-name="gr158" draw:text-style-name="P326" draw:type="line" svg:x1="5.088cm" svg:y1="340.573cm" svg:x2="5.101cm" svg:y2="337.952cm" draw:start-shape="id31" draw:start-glue-point="0" svg:d="M5088 340573l13-2621" svg:viewBox="0 0 14 2623"><text:p/></draw:connector><draw:custom-shape draw:style-name="gr159" draw:text-style-name="P323" xml:id="id35" draw:id="id35" svg:width="2.752cm" svg:height="1.271cm" svg:x="8.128cm" svg:y="340.573cm"><text:p text:style-name="P322"><text:span text:style-name="T291"><text:s/></text:span><text:span text:style-name="T302">PRO</text:span><text:span text:style-name="T292">.nc</text:span></text:p><draw:enhanced-geometry svg:viewBox="0 0 21600 21600" draw:mirror-horizontal="false" draw:mirror-vertical="false" draw:type="rectangle" draw:enhanced-path="M 0 0 L 21600 0 21600 21600 0 21600 0 0 Z N"/></draw:custom-shape><draw:custom-shape draw:style-name="gr160" draw:text-style-name="P323" xml:id="id36" draw:id="id36" svg:width="4.419cm" svg:height="1.271cm" svg:x="12.843cm" svg:y="340.573cm"><text:p text:style-name="P322"><text:span text:style-name="T291"><text:s/></text:span><text:span text:style-name="T302">FORCING</text:span><text:span text:style-name="T292">.nc</text:span></text:p><draw:enhanced-geometry svg:viewBox="0 0 21600 21600" draw:mirror-horizontal="false" draw:mirror-vertical="false" draw:type="rectangle" draw:enhanced-path="M 0 0 L 21600 0 21600 21600 0 21600 0 0 Z N"/></draw:custom-shape><draw:connector draw:style-name="gr161" draw:text-style-name="P326" draw:type="line" svg:x1="9.514cm" svg:y1="339.455cm" svg:x2="9.503cm" svg:y2="340.573cm" draw:start-shape="id30" draw:start-glue-point="8" draw:end-shape="id35" draw:end-glue-point="0" svg:d="M9514 339455l-11 1118" svg:viewBox="0 0 12 1120"><text:p/></draw:connector><draw:connector draw:style-name="gr162" draw:text-style-name="P326" draw:type="line" svg:x1="11.285cm" svg:y1="339.056cm" svg:x2="15.051cm" svg:y2="340.573cm" draw:start-shape="id30" draw:start-glue-point="9" draw:end-shape="id36" draw:end-glue-point="0" svg:d="M11285 339056l3766 1517" svg:viewBox="0 0 3768 1519"><text:p/></draw:connector><draw:frame draw:style-name="gr163" draw:text-style-name="P332" svg:width="2.751cm" svg:height="0.983cm" svg:x="11.172cm" svg:y="343.694cm"><draw:text-box><text:p text:style-name="P318"><text:span text:style-name="T299">BDPE</text:span></text:p></draw:text-box></draw:frame><draw:custom-shape draw:style-name="gr164" draw:text-style-name="P333" svg:width="0.787cm" svg:height="1.659cm" draw:transform="skewX (-0.733910950463616) translate (9.20709722222222cm 342.133111111111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65" draw:text-style-name="P333" svg:width="0.787cm" svg:height="1.557cm" draw:transform="skewX (0.610341639422417) translate (13.9202083333333cm 342.036861111111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15"><draw:g text:anchor-type="paragraph" draw:z-index="2" draw:name="Forme4" draw:style-name="gr1"><draw:custom-shape draw:style-name="gr717" draw:text-style-name="P361" xml:id="id52" draw:id="id52" svg:width="5.001cm" svg:height="1.001cm" svg:x="9.128cm" svg:y="4.027cm"><text:p text:style-name="P324"><text:span text:style-name="T295">MakeP </text:span><text:span text:style-name="T318">Guess </text:span></text:p><draw:enhanced-geometry svg:viewBox="0 0 21600 21600" draw:mirror-horizontal="false" draw:mirror-vertical="false" draw:type="rectangle" draw:enhanced-path="M 0 0 L 21600 0 21600 21600 0 21600 0 0 Z N"/></draw:custom-shape><draw:custom-shape draw:style-name="gr718" draw:text-style-name="P361" xml:id="id53" draw:id="id53" svg:width="13.002cm" svg:height="1.2cm" svg:x="5.127cm" svg:y="7.227cm"><text:p text:style-name="P324"><text:span text:style-name="T295">SAFRANE </text:span><text:span text:style-name="T318">S2MComponent (S2MC)</text:span></text:p><draw:enhanced-geometry svg:viewBox="0 0 21600 21600" draw:mirror-horizontal="false" draw:mirror-vertical="false" draw:type="rectangle" draw:enhanced-path="M 0 0 L 21600 0 21600 21600 0 21600 0 0 Z N"/></draw:custom-shape><draw:custom-shape draw:style-name="gr719" draw:text-style-name="P361" svg:width="13.002cm" svg:height="1.301cm" svg:x="5.127cm" svg:y="8.559cm"><text:p text:style-name="P324"><text:span text:style-name="T295">SYRPLUIE </text:span><text:span text:style-name="T318">S2MC</text:span></text:p><draw:enhanced-geometry svg:viewBox="0 0 21600 21600" draw:mirror-horizontal="false" draw:mirror-vertical="false" draw:type="rectangle" draw:enhanced-path="M 0 0 L 21600 0 21600 21600 0 21600 0 0 Z N"/></draw:custom-shape><draw:custom-shape draw:style-name="gr720" draw:text-style-name="P361" svg:width="5.365cm" svg:height="1.2cm" svg:x="11.864cm" svg:y="11.827cm"><text:p text:style-name="P324"><text:span text:style-name="T295">SYRMRR </text:span><text:span text:style-name="T318">S2MC</text:span></text:p><draw:enhanced-geometry svg:viewBox="0 0 21600 21600" draw:mirror-horizontal="false" draw:mirror-vertical="false" draw:type="rectangle" draw:enhanced-path="M 0 0 L 21600 0 21600 21600 0 21600 0 0 Z N"/></draw:custom-shape><draw:custom-shape draw:style-name="gr721" draw:text-style-name="P361" xml:id="id57" draw:id="id57" svg:width="8.402cm" svg:height="1.101cm" svg:x="7.428cm" svg:y="18.027cm"><text:p text:style-name="P324"><text:span text:style-name="T295">SURFEX </text:span><text:span text:style-name="T318">SurfexComponent</text:span></text:p><draw:enhanced-geometry svg:viewBox="0 0 21600 21600" draw:mirror-horizontal="false" draw:mirror-vertical="false" draw:type="rectangle" draw:enhanced-path="M 0 0 L 21600 0 21600 21600 0 21600 0 0 Z N"/></draw:custom-shape><draw:custom-shape draw:style-name="gr722" draw:text-style-name="P361" xml:id="id56" draw:id="id56" svg:width="8.101cm" svg:height="1.101cm" svg:x="7.563cm" svg:y="14.427cm"><text:p text:style-name="P324"><text:span text:style-name="T295">SYTIST </text:span><text:span text:style-name="T318">S2MC</text:span></text:p><draw:enhanced-geometry svg:viewBox="0 0 21600 21600" draw:type="rectangle" draw:enhanced-path="M 0 0 L 21600 0 21600 21600 0 21600 0 0 Z N"/></draw:custom-shape><draw:custom-shape draw:style-name="gr723" draw:text-style-name="P361" svg:width="11.3cm" svg:height="1.301cm" svg:x="0.529cm" svg:y="23.827cm"><text:p text:style-name="P324"><text:span text:style-name="T295">Executable </text:span><text:span text:style-name="T318">CEN algo component</text:span></text:p><draw:enhanced-geometry svg:viewBox="0 0 21600 21600" draw:type="rectangle" draw:enhanced-path="M 0 0 L 21600 0 21600 21600 0 21600 0 0 Z N"/></draw:custom-shape><draw:frame draw:style-name="gr724" draw:text-style-name="P329" svg:width="4.502cm" svg:height="0.983cm" svg:x="11.627cm" svg:y="5.666cm"><draw:text-box><text:p text:style-name="P318"><text:span text:style-name="T292">SafranGuess </text:span></text:p></draw:text-box></draw:frame><draw:frame draw:style-name="gr725" draw:text-style-name="P329" svg:width="5.1cm" svg:height="1.202cm" svg:x="4.928cm" svg:y="25.628cm"><draw:text-box><text:p text:style-name="P318"><text:span text:style-name="T292">CEN Resource</text:span></text:p></draw:text-box></draw:frame><draw:frame draw:style-name="gr726" draw:text-style-name="P329" svg:width="5.502cm" svg:height="1.675cm" svg:x="11.627cm" svg:y="16.427cm"><draw:text-box><text:p text:style-name="P318"><text:span text:style-name="T292">SurfaceForcing</text:span></text:p></draw:text-box></draw:frame><draw:custom-shape draw:style-name="gr727" draw:text-style-name="P362" svg:width="11.801cm" svg:height="2.902cm" svg:x="0.328cm" svg:y="23.726cm"><text:p/><draw:enhanced-geometry svg:viewBox="0 0 21600 21600" draw:type="rectangle" draw:enhanced-path="M 0 0 L 21600 0 21600 21600 0 21600 0 0 Z N"/></draw:custom-shape><draw:custom-shape draw:style-name="gr728" draw:text-style-name="P362" svg:width="10.3cm" svg:height="2.901cm" svg:x="5.928cm" svg:y="17.828cm"><text:p/><draw:enhanced-geometry svg:viewBox="0 0 21600 21600" draw:type="rectangle" draw:enhanced-path="M 0 0 L 21600 0 21600 21600 0 21600 0 0 Z N"/></draw:custom-shape><draw:custom-shape draw:style-name="gr729" draw:text-style-name="P362" svg:width="16.301cm" svg:height="9.302cm" svg:x="2.028cm" svg:y="6.827cm"><text:p/><draw:enhanced-geometry svg:viewBox="0 0 21600 21600" draw:type="rectangle" draw:enhanced-path="M 0 0 L 21600 0 21600 21600 0 21600 0 0 Z N"/></draw:custom-shape><draw:custom-shape draw:style-name="gr730" draw:text-style-name="P362" svg:width="9.401cm" svg:height="2.802cm" svg:x="8.228cm" svg:y="2.627cm"><text:p/><draw:enhanced-geometry svg:viewBox="0 0 21600 21600" draw:type="rectangle" draw:enhanced-path="M 0 0 L 21600 0 21600 21600 0 21600 0 0 Z N"/></draw:custom-shape><draw:custom-shape draw:style-name="gr731" draw:text-style-name="P361" xml:id="id51" draw:id="id51" svg:width="7.201cm" svg:height="1.9cm" svg:x="-0.171cm" svg:y="2.528cm"><text:p text:style-name="P324"><text:span text:style-name="T295">Fichiers (PE)ARP</text:span></text:p><text:p text:style-name="P324"><text:span text:style-name="T295">Géometrie GLOB025</text:span></text:p><draw:enhanced-geometry svg:viewBox="0 0 21600 21600" draw:mirror-horizontal="false" draw:mirror-vertical="false" draw:type="rectangle" draw:enhanced-path="M 0 0 L 21600 0 21600 21600 0 21600 0 0 Z N"/></draw:custom-shape><draw:connector draw:style-name="gr732" draw:text-style-name="P326" draw:type="line" svg:x1="7.029cm" svg:y1="3.477cm" svg:x2="9.128cm" svg:y2="4.526cm" draw:start-shape="id51" draw:start-glue-point="1" draw:end-shape="id52" draw:end-glue-point="3" svg:d="M7029 3477l2099 1049" svg:viewBox="0 0 2101 1051"><text:p/></draw:connector><draw:connector draw:style-name="gr733" draw:text-style-name="P326" draw:type="line" svg:x1="11.627cm" svg:y1="5.027cm" svg:x2="11.627cm" svg:y2="7.227cm" draw:start-shape="id52" draw:start-glue-point="2" draw:end-shape="id53" draw:end-glue-point="0" svg:d="M11627 5027v2200" svg:viewBox="0 0 2 2201"><text:p/></draw:connector><draw:custom-shape draw:style-name="gr734" draw:text-style-name="P361" xml:id="id55" draw:id="id55" svg:width="5.901cm" svg:height="1.101cm" svg:x="5.364cm" svg:y="10.727cm"><text:p text:style-name="P324"><text:span text:style-name="T295">SYPLUIE </text:span><text:span text:style-name="T318">S2MC</text:span></text:p><draw:enhanced-geometry svg:viewBox="0 0 21600 21600" draw:mirror-horizontal="false" draw:mirror-vertical="false" draw:type="rectangle" draw:enhanced-path="M 0 0 L 21600 0 21600 21600 0 21600 0 0 Z N"/></draw:custom-shape><draw:g draw:style-name="gr735"><draw:custom-shape draw:style-name="gr736" draw:text-style-name="P361" svg:width="5.901cm" svg:height="1.001cm" svg:x="5.364cm" svg:y="12.027cm"><text:p text:style-name="P324"><text:span text:style-name="T295">SYVAPR </text:span><text:span text:style-name="T318">S2MC</text:span></text:p><draw:enhanced-geometry svg:viewBox="0 0 21600 21600" draw:mirror-horizontal="false" draw:mirror-vertical="false" draw:type="rectangle" draw:enhanced-path="M 0 0 L 21600 0 21600 21600 0 21600 0 0 Z N"/></draw:custom-shape><draw:custom-shape draw:style-name="gr737" draw:text-style-name="P361" svg:width="5.901cm" svg:height="1.001cm" svg:x="5.364cm" svg:y="13.127cm"><text:p text:style-name="P324"><text:span text:style-name="T295">SYVAFI </text:span><text:span text:style-name="T318">S2MC</text:span></text:p><draw:enhanced-geometry svg:viewBox="0 0 21600 21600" draw:mirror-horizontal="false" draw:mirror-vertical="false" draw:type="rectangle" draw:enhanced-path="M 0 0 L 21600 0 21600 21600 0 21600 0 0 Z N"/></draw:custom-shape></draw:g><draw:custom-shape draw:style-name="gr738" draw:text-style-name="P361" xml:id="id54" draw:id="id54" svg:width="2.7cm" svg:height="1.4cm" svg:x="-0.771cm" svg:y="8.328cm"><text:p text:style-name="P324"><text:span text:style-name="T295">OBS</text:span></text:p><draw:enhanced-geometry svg:viewBox="0 0 21600 21600" draw:mirror-horizontal="false" draw:mirror-vertical="false" draw:type="rectangle" draw:enhanced-path="M 0 0 L 21600 0 21600 21600 0 21600 0 0 Z N"/></draw:custom-shape><draw:connector draw:style-name="gr739" draw:text-style-name="P326" draw:type="line" svg:x1="1.928cm" svg:y1="9.027cm" svg:x2="5.128cm" svg:y2="7.827cm" draw:start-shape="id54" draw:start-glue-point="1" draw:end-shape="id53" draw:end-glue-point="3" svg:d="M1928 9027l3200-1200" svg:viewBox="0 0 3201 1201"><text:p/></draw:connector><draw:connector draw:style-name="gr740" draw:text-style-name="P326" draw:type="line" svg:x1="1.928cm" svg:y1="9.026cm" svg:x2="5.364cm" svg:y2="11.277cm" draw:start-shape="id54" draw:end-shape="id55" draw:end-glue-point="3" svg:d="M1928 9026l3436 2251" svg:viewBox="0 0 3438 2252"><text:p/></draw:connector><draw:frame draw:style-name="gr741" draw:text-style-name="P363" svg:width="2.301cm" svg:height="0.821cm" svg:x="7.128cm" svg:y="9.827cm"><draw:text-box><text:p text:style-name="P318"><text:span text:style-name="T319">Analyse</text:span></text:p></draw:text-box></draw:frame><draw:frame draw:style-name="gr742" draw:text-style-name="P363" svg:width="2.999cm" svg:height="0.902cm" svg:x="13.229cm" svg:y="9.928cm"><draw:text-box><text:p text:style-name="P318"><text:span text:style-name="T319">prevision</text:span></text:p></draw:text-box></draw:frame><draw:frame draw:style-name="gr743" draw:text-style-name="P365" svg:width="4.702cm" svg:height="2.606cm" svg:x="1.928cm" svg:y="14.528cm"><draw:text-box><text:p text:style-name="P318"><text:span text:style-name="T320"><text:s text:c="7"/></text:span><text:span text:style-name="T321">SAFRAN</text:span></text:p><text:p text:style-name="P364"><text:span text:style-name="T318"/></text:p></draw:text-box></draw:frame><draw:frame draw:style-name="gr744" draw:text-style-name="P366" svg:width="8.499cm" svg:height="1.146cm" svg:x="8.029cm" svg:y="2.627cm"><draw:text-box><text:p text:style-name="P364"><text:span text:style-name="T322">prepsaf</text:span><text:span text:style-name="T323"> </text:span><text:span text:style-name="T295">(pré-traitement)</text:span></text:p></draw:text-box></draw:frame><draw:line draw:style-name="gr745" draw:text-style-name="P326" svg:x1="11.428cm" svg:y1="10.13cm" svg:x2="11.428cm" svg:y2="14.23cm"><text:p/></draw:line><draw:connector draw:style-name="gr746" draw:text-style-name="P326" draw:type="line" svg:x1="11.613cm" svg:y1="15.528cm" svg:x2="11.628cm" svg:y2="18.027cm" draw:start-shape="id56" draw:start-glue-point="2" draw:end-shape="id57" draw:end-glue-point="0" svg:d="M11613 15528l15 2499" svg:viewBox="0 0 16 2501"><text:p/></draw:connector><draw:frame draw:style-name="gr747" draw:text-style-name="P367" xml:id="id62" draw:id="id62" svg:width="3.601cm" svg:height="1.001cm" svg:x="9.828cm" svg:y="21.428cm"><draw:text-box><text:p text:style-name="P318"><text:span text:style-name="T302">Prep / Pro</text:span></text:p></draw:text-box></draw:frame><draw:custom-shape draw:style-name="gr748" draw:text-style-name="P361" xml:id="id58" draw:id="id58" svg:width="2.701cm" svg:height="1.401cm" svg:x="2.729cm" svg:y="17.863cm"><text:p text:style-name="P324"><text:span text:style-name="T295">CONST</text:span></text:p><text:p text:style-name="P324"><text:span text:style-name="T292">LIST</text:span></text:p><draw:enhanced-geometry svg:viewBox="0 0 21600 21600" draw:mirror-horizontal="false" draw:mirror-vertical="false" draw:type="rectangle" draw:enhanced-path="M 0 0 L 21600 0 21600 21600 0 21600 0 0 Z N"/></draw:custom-shape><draw:frame draw:style-name="gr749" draw:text-style-name="P365" svg:width="4.301cm" svg:height="1.989cm" svg:x="5.928cm" svg:y="19.639cm"><draw:text-box><text:p text:style-name="P318"><text:span text:style-name="T321">SURFEX</text:span></text:p></draw:text-box></draw:frame><draw:custom-shape draw:style-name="gr750" draw:text-style-name="P361" xml:id="id59" draw:id="id59" svg:width="2.7cm" svg:height="1.401cm" svg:x="-0.771cm" svg:y="10.727cm"><text:p text:style-name="P324"><text:span text:style-name="T295">CONST</text:span></text:p><text:p text:style-name="P324"><text:span text:style-name="T292">LIST</text:span></text:p><draw:enhanced-geometry svg:viewBox="0 0 21600 21600" draw:mirror-horizontal="false" draw:mirror-vertical="false" draw:type="rectangle" draw:enhanced-path="M 0 0 L 21600 0 21600 21600 0 21600 0 0 Z N"/></draw:custom-shape><draw:connector draw:style-name="gr751" draw:text-style-name="P326" draw:type="line" svg:x1="5.429cm" svg:y1="18.564cm" svg:x2="7.428cm" svg:y2="18.578cm" draw:start-shape="id58" draw:start-glue-point="1" draw:end-shape="id57" draw:end-glue-point="3" svg:d="M5429 18564l1999 14" svg:viewBox="0 0 2000 16"><text:p/></draw:connector><draw:connector draw:style-name="gr752" draw:text-style-name="P326" draw:type="line" svg:x1="1.928cm" svg:y1="11.427cm" svg:x2="4.429cm" svg:y2="11.429cm" draw:start-shape="id59" draw:start-glue-point="1" draw:end-shape="id60" draw:end-glue-point="5" svg:d="M1928 11427l2501 2" svg:viewBox="0 0 2503 4"><text:p/></draw:connector><draw:custom-shape draw:style-name="gr753" draw:text-style-name="P326" xml:id="id60" draw:id="id60" svg:width="0.6cm" svg:height="7.601cm" svg:x="4.429cm" svg:y="7.62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54" draw:text-style-name="P365" svg:width="4.301cm" svg:height="1.989cm" svg:x="0.227cm" svg:y="25.527cm"><draw:text-box><text:p text:style-name="P318"><text:span text:style-name="T321">Tache</text:span></text:p></draw:text-box></draw:frame><draw:custom-shape draw:style-name="gr755" draw:text-style-name="P361" xml:id="id61" draw:id="id61" svg:width="2.7cm" svg:height="1.401cm" svg:x="4.429cm" svg:y="4.728cm"><text:p text:style-name="P324"><text:span text:style-name="T295">CONST</text:span></text:p><text:p text:style-name="P324"><text:span text:style-name="T292">LIST</text:span></text:p><draw:enhanced-geometry svg:viewBox="0 0 21600 21600" draw:mirror-horizontal="false" draw:mirror-vertical="false" draw:type="rectangle" draw:enhanced-path="M 0 0 L 21600 0 21600 21600 0 21600 0 0 Z N"/></draw:custom-shape><draw:connector draw:style-name="gr756" draw:text-style-name="P326" draw:type="line" svg:x1="7.128cm" svg:y1="5.427cm" svg:x2="9.128cm" svg:y2="4.526cm" draw:start-shape="id61" draw:start-glue-point="1" draw:end-shape="id52" draw:end-glue-point="3" svg:d="M7128 5427l2000-901" svg:viewBox="0 0 2002 903"><text:p/></draw:connector><draw:connector draw:style-name="gr757" draw:text-style-name="P326" draw:type="line" svg:x1="11.627cm" svg:y1="19.128cm" svg:x2="11.627cm" svg:y2="21.428cm" draw:start-shape="id57" draw:start-glue-point="2" draw:end-shape="id62" draw:end-glue-point="0" svg:d="M11627 19128v2300" svg:viewBox="0 0 2 2302"><text:p/></draw:connector></draw:g><draw:frame text:anchor-type="paragraph" draw:z-index="3" draw:name="Forme2" draw:style-name="gr104" draw:text-style-name="P360" svg:width="17.364cm" svg:height="1.953cm" svg:x="1.044cm" svg:y="-0.796cm"><draw:text-box><text:p text:style-name="P318"><text:span text:style-name="T317">Schéma 3 : enchainement des tâches</text:span></text:p></draw:text-box></draw:frame></text:p>
      <text:p text:style-name="P258"><draw:frame text:anchor-type="paragraph" draw:z-index="4" draw:name="Forme6" draw:style-name="gr716" draw:text-style-name="P359" svg:width="17.416cm" svg:height="1.059cm" svg:x="5.309cm" svg:y="-1.595cm"><draw:text-box><text:p><text:span text:style-name="T316">Schéma 4 : Séquencement des tâches</text:span></text:p></draw:text-box></draw:frame><draw:g text:anchor-type="paragraph" draw:z-index="20" draw:name="Forme5" draw:style-name="gr1"><draw:line draw:style-name="gr4" draw:text-style-name="P276" xml:id="id1" draw:id="id1" svg:x1="27.911cm" svg:y1="397.118cm" svg:x2="1.911cm" svg:y2="397.118cm"><text:p/></draw:line><draw:line draw:style-name="gr4" draw:text-style-name="P276" svg:x1="20.492cm" svg:y1="396.918cm" svg:x2="20.492cm" svg:y2="397.518cm"><text:p/></draw:line><draw:line draw:style-name="gr4" draw:text-style-name="P276" svg:x1="2.508cm" svg:y1="396.918cm" svg:x2="2.508cm" svg:y2="397.518cm"><text:p/></draw:line><draw:frame draw:style-name="gr45" draw:text-style-name="P297" svg:width="1.301cm" svg:height="1.537cm" svg:x="1.909cm" svg:y="397.381cm"><draw:text-box><text:p text:style-name="P277"><text:span text:style-name="T265">3h</text:span></text:p></draw:text-box></draw:frame><draw:frame draw:style-name="gr46" draw:text-style-name="P297" svg:width="1.301cm" svg:height="0.983cm" svg:x="12.108cm" svg:y="397.556cm"><draw:text-box><text:p text:style-name="P277"><text:span text:style-name="T265">6h</text:span></text:p></draw:text-box></draw:frame><draw:frame draw:style-name="gr46" draw:text-style-name="P297" svg:width="1.301cm" svg:height="0.983cm" svg:x="19.992cm" svg:y="397.556cm"><draw:text-box><text:p text:style-name="P277"><text:span text:style-name="T265">9h</text:span></text:p></draw:text-box></draw:frame><draw:custom-shape draw:style-name="gr47" draw:text-style-name="P298" xml:id="id2" draw:id="id2" svg:width="0.6cm" svg:height="0.401cm" svg:x="1.909cm" svg:y="387.719cm"><text:p/><draw:enhanced-geometry svg:viewBox="0 0 21600 21600" draw:type="rectangle" draw:enhanced-path="M 0 0 L 21600 0 21600 21600 0 21600 0 0 Z N"/></draw:custom-shape><draw:custom-shape draw:style-name="gr48" draw:text-style-name="P299" xml:id="id3" draw:id="id3" svg:width="1.202cm" svg:height="0.401cm" svg:x="2.307cm" svg:y="396.118cm"><text:p/><draw:enhanced-geometry svg:viewBox="0 0 21600 21600" draw:type="rectangle" draw:enhanced-path="M 0 0 L 21600 0 21600 21600 0 21600 0 0 Z N"/></draw:custom-shape><draw:connector draw:style-name="gr49" draw:text-style-name="P276" draw:type="line" svg:x1="1.912cm" svg:y1="397.118cm" svg:x2="1.91cm" svg:y2="387.918cm" draw:start-shape="id1" draw:end-shape="id2" svg:d="M1911 397118l-2-9200" svg:viewBox="0 0 4 9202"><text:p/></draw:connector><draw:connector draw:style-name="gr4" draw:text-style-name="P276" draw:type="line" svg:x1="1.911cm" svg:y1="397.118cm" svg:x2="0.839cm" svg:y2="397.106cm" draw:start-shape="id1" draw:start-glue-point="3" svg:d="M1910 397118l-1072-12" svg:viewBox="0 0 1074 14"><text:p/></draw:connector><draw:connector draw:style-name="gr50" draw:text-style-name="P276" draw:type="line" svg:x1="2.308cm" svg:y1="396.318cm" svg:x2="2.311cm" svg:y2="399.636cm" draw:start-shape="id3" svg:d="M2307 396318l3 3318" svg:viewBox="0 0 5 3320"><text:p/></draw:connector><draw:connector draw:style-name="gr4" draw:text-style-name="P276" draw:type="line" svg:x1="3.509cm" svg:y1="396.318cm" svg:x2="3.509cm" svg:y2="394.919cm" draw:start-shape="id3" draw:start-glue-point="1" svg:d="M3509 396318v-1399" svg:viewBox="0 0 2 1401"><text:p/></draw:connector><draw:line draw:style-name="gr4" draw:text-style-name="P276" svg:x1="12.508cm" svg:y1="396.918cm" svg:x2="12.508cm" svg:y2="397.518cm"><text:p/></draw:line><draw:frame draw:style-name="gr51" draw:text-style-name="P280" xml:id="id4" draw:id="id4" svg:width="21.801cm" svg:height="0.962cm" svg:x="4.509cm" svg:y="400.519cm"><draw:text-box><text:p text:style-name="P277"><text:span text:style-name="T262">Dispo P102 réseau prod ARPEGE 0H J</text:span></text:p></draw:text-box></draw:frame><draw:connector draw:style-name="gr50" draw:text-style-name="P276" draw:type="line" svg:x1="4.509cm" svg:y1="391.918cm" svg:x2="4.509cm" svg:y2="400.998cm" draw:end-shape="id4" draw:end-glue-point="3" svg:d="M4509 391918v9080" svg:viewBox="0 0 2 9082"><text:p/></draw:connector><draw:custom-shape draw:style-name="gr52" draw:text-style-name="P300" xml:id="id5" draw:id="id5" svg:width="1.4cm" svg:height="0.401cm" svg:x="3.509cm" svg:y="394.718cm"><text:p/><draw:enhanced-geometry svg:viewBox="0 0 21600 21600" draw:type="rectangle" draw:enhanced-path="M 0 0 L 21600 0 21600 21600 0 21600 0 0 Z N"/></draw:custom-shape><draw:connector draw:style-name="gr53" draw:text-style-name="P276" xml:id="id19" draw:id="id19" draw:type="line" svg:x1="3.509cm" svg:y1="396.318cm" svg:x2="3.509cm" svg:y2="394.917cm" draw:end-shape="id5" draw:end-glue-point="3" svg:d="M3509 396318v-1401" svg:viewBox="0 0 2 1402"><text:p/></draw:connector><draw:custom-shape draw:style-name="gr54" draw:text-style-name="P301" xml:id="id6" draw:id="id6" svg:width="1.602cm" svg:height="0.401cm" svg:x="4.907cm" svg:y="393.518cm"><text:p/><draw:enhanced-geometry svg:viewBox="0 0 21600 21600" draw:type="rectangle" draw:enhanced-path="M 0 0 L 21600 0 21600 21600 0 21600 0 0 Z N"/></draw:custom-shape><draw:connector draw:style-name="gr53" draw:text-style-name="P276" draw:type="line" svg:x1="4.907cm" svg:y1="394.917cm" svg:x2="4.907cm" svg:y2="393.718cm" draw:start-shape="id5" draw:start-glue-point="1" draw:end-shape="id6" draw:end-glue-point="3" svg:d="M4907 394917v-1199" svg:viewBox="0 0 2 1201"><text:p/></draw:connector><draw:connector draw:style-name="gr53" draw:text-style-name="P276" draw:type="line" svg:x1="5.708cm" svg:y1="391.919cm" svg:x2="5.708cm" svg:y2="390.844cm" svg:d="M5708 391919v-1075" svg:viewBox="0 0 2 1076"><text:p/></draw:connector><draw:connector draw:style-name="gr53" draw:text-style-name="P276" draw:type="line" svg:x1="7.308cm" svg:y1="390.844cm" svg:x2="7.308cm" svg:y2="389.717cm" draw:end-shape="id7" draw:end-glue-point="3" svg:d="M7308 390844v-1127" svg:viewBox="0 0 2 1129"><text:p/></draw:connector><draw:frame draw:style-name="gr45" draw:text-style-name="P297" svg:width="1.301cm" svg:height="1.537cm" svg:x="1.909cm" svg:y="397.381cm"><draw:text-box><text:p text:style-name="P277"><text:span text:style-name="T265">3h</text:span></text:p></draw:text-box></draw:frame><draw:custom-shape draw:style-name="gr55" draw:text-style-name="P301" xml:id="id7" draw:id="id7" svg:width="1.2cm" svg:height="0.401cm" svg:x="7.308cm" svg:y="389.518cm"><text:p/><draw:enhanced-geometry svg:viewBox="0 0 21600 21600" draw:mirror-horizontal="false" draw:mirror-vertical="false" draw:type="rectangle" draw:enhanced-path="M 0 0 L 21600 0 21600 21600 0 21600 0 0 Z N"/></draw:custom-shape><draw:frame draw:style-name="gr56" draw:text-style-name="P302" svg:width="3.601cm" svg:height="1.276cm" svg:x="2.108cm" svg:y="396.318cm"><draw:text-box><text:p text:style-name="P277"><text:span text:style-name="T280">prepsaf_ana</text:span></text:p></draw:text-box></draw:frame><draw:frame draw:style-name="gr56" draw:text-style-name="P303" svg:width="3.601cm" svg:height="1.276cm" svg:x="4.907cm" svg:y="394.518cm"><draw:text-box><text:p text:style-name="P277"><text:span text:style-name="T281">safran_ana</text:span></text:p></draw:text-box></draw:frame><draw:frame draw:style-name="gr56" draw:text-style-name="P304" svg:width="3.601cm" svg:height="1.276cm" svg:x="8.507cm" svg:y="388.719cm"><draw:text-box><text:p text:style-name="P277"><text:span text:style-name="T282">surfex_prv</text:span></text:p></draw:text-box></draw:frame><draw:frame draw:style-name="gr56" draw:text-style-name="P304" svg:width="3.601cm" svg:height="1.276cm" svg:x="6.509cm" svg:y="393.384cm"><draw:text-box><text:p text:style-name="P277"><text:span text:style-name="T282">surfex_ana</text:span></text:p></draw:text-box></draw:frame><draw:connector draw:style-name="gr49" draw:text-style-name="P276" draw:type="line" svg:x1="13.108cm" svg:y1="397.118cm" svg:x2="13.108cm" svg:y2="387.918cm" draw:end-shape="id8" draw:end-glue-point="3" svg:d="M13108 397118v-9200" svg:viewBox="0 0 2 9202"><text:p/></draw:connector><draw:custom-shape draw:style-name="gr47" draw:text-style-name="P298" xml:id="id8" draw:id="id8" svg:width="0.6cm" svg:height="0.401cm" svg:x="13.108cm" svg:y="387.719cm"><text:p/><draw:enhanced-geometry svg:viewBox="0 0 21600 21600" draw:type="rectangle" draw:enhanced-path="M 0 0 L 21600 0 21600 21600 0 21600 0 0 Z N"/></draw:custom-shape><draw:frame draw:style-name="gr57" draw:text-style-name="P305" svg:width="5.402cm" svg:height="1.802cm" svg:x="11.107cm" svg:y="386.318cm"><draw:text-box><text:p text:style-name="P277"><text:span text:style-name="T266">6h15 : Extraction des obs de J-1 6h à J 6h</text:span></text:p></draw:text-box></draw:frame><draw:connector draw:style-name="gr53" draw:text-style-name="P276" draw:type="line" svg:x1="13.781cm" svg:y1="395.118cm" svg:x2="13.707cm" svg:y2="387.918cm" draw:start-shape="id9" draw:start-glue-point="3" draw:end-shape="id8" draw:end-glue-point="1" svg:d="M13781 395118l-74-7200" svg:viewBox="0 0 76 7202"><text:p/></draw:connector><draw:custom-shape draw:style-name="gr58" draw:text-style-name="P300" xml:id="id9" draw:id="id9" svg:width="1.401cm" svg:height="0.401cm" svg:x="13.782cm" svg:y="394.919cm"><text:p/><draw:enhanced-geometry svg:viewBox="0 0 21600 21600" draw:type="rectangle" draw:enhanced-path="M 0 0 L 21600 0 21600 21600 0 21600 0 0 Z N"/></draw:custom-shape><draw:frame draw:style-name="gr56" draw:text-style-name="P303" svg:width="3.601cm" svg:height="1.276cm" svg:x="15.108cm" svg:y="394.718cm"><draw:text-box><text:p text:style-name="P277"><text:span text:style-name="T281">safran_ana</text:span></text:p></draw:text-box></draw:frame><draw:connector draw:style-name="gr53" draw:text-style-name="P276" draw:type="line" svg:x1="15.182cm" svg:y1="395.118cm" svg:x2="15.182cm" svg:y2="393.518cm" draw:start-shape="id9" draw:start-glue-point="1" draw:end-shape="id10" draw:end-glue-point="3" svg:d="M15182 395118v-1600" svg:viewBox="0 0 2 1602"><text:p/></draw:connector><draw:custom-shape draw:style-name="gr59" draw:text-style-name="P301" xml:id="id10" draw:id="id10" svg:width="0.927cm" svg:height="0.399cm" svg:x="15.182cm" svg:y="393.319cm"><text:p/><draw:enhanced-geometry svg:viewBox="0 0 21600 21600" draw:type="rectangle" draw:enhanced-path="M 0 0 L 21600 0 21600 21600 0 21600 0 0 Z N"/></draw:custom-shape><draw:frame draw:style-name="gr56" draw:text-style-name="P304" svg:width="3.601cm" svg:height="1.276cm" svg:x="16.108cm" svg:y="393.118cm"><draw:text-box><text:p text:style-name="P277"><text:span text:style-name="T282">surfex_ana</text:span></text:p></draw:text-box></draw:frame><draw:connector draw:style-name="gr50" draw:text-style-name="P276" draw:type="line" svg:x1="16.108cm" svg:y1="393.517cm" svg:x2="16.108cm" svg:y2="391.918cm" draw:start-shape="id10" draw:start-glue-point="1" draw:end-shape="id11" draw:end-glue-point="3" svg:d="M16108 393517v-1599" svg:viewBox="0 0 2 1602"><text:p/></draw:connector><draw:custom-shape draw:style-name="gr60" draw:text-style-name="P301" xml:id="id11" draw:id="id11" svg:width="1.2cm" svg:height="0.399cm" svg:x="16.108cm" svg:y="391.719cm"><text:p/><draw:enhanced-geometry svg:viewBox="0 0 21600 21600" draw:mirror-horizontal="false" draw:mirror-vertical="false" draw:type="rectangle" draw:enhanced-path="M 0 0 L 21600 0 21600 21600 0 21600 0 0 Z N"/></draw:custom-shape><draw:frame draw:style-name="gr56" draw:text-style-name="P304" svg:width="3.601cm" svg:height="1.276cm" svg:x="17.308cm" svg:y="391.518cm"><draw:text-box><text:p text:style-name="P277"><text:span text:style-name="T282">surfex_prv</text:span></text:p></draw:text-box></draw:frame><draw:frame draw:style-name="gr29" draw:text-style-name="P280" xml:id="id15" draw:id="id15" svg:width="8.984cm" svg:height="1.364cm" svg:x="12.309cm" svg:y="402.156cm"><draw:text-box><text:p text:style-name="P277"><text:span text:style-name="T262">Dispo P6 réseau assim ARPEGE 0H J</text:span></text:p></draw:text-box></draw:frame><draw:custom-shape draw:style-name="gr61" draw:text-style-name="P299" xml:id="id12" draw:id="id12" svg:width="1.2cm" svg:height="0.401cm" svg:x="21.292cm" svg:y="396.118cm"><text:p/><draw:enhanced-geometry svg:viewBox="0 0 21600 21600" draw:type="rectangle" draw:enhanced-path="M 0 0 L 21600 0 21600 21600 0 21600 0 0 Z N"/></draw:custom-shape><draw:frame draw:style-name="gr56" draw:text-style-name="P302" svg:width="3.601cm" svg:height="1.276cm" svg:x="22.308cm" svg:y="395.919cm"><draw:text-box><text:p text:style-name="P277"><text:span text:style-name="T280">prepsaf_ana</text:span></text:p></draw:text-box></draw:frame><draw:connector draw:style-name="gr53" draw:text-style-name="P276" draw:type="line" svg:x1="22.492cm" svg:y1="396.318cm" svg:x2="22.508cm" svg:y2="395.118cm" draw:start-shape="id12" draw:start-glue-point="1" draw:end-shape="id13" draw:end-glue-point="3" svg:d="M22492 396318l16-1200" svg:viewBox="0 0 18 1201"><text:p/></draw:connector><draw:custom-shape draw:style-name="gr58" draw:text-style-name="P300" xml:id="id13" draw:id="id13" svg:width="1.401cm" svg:height="0.401cm" svg:x="22.507cm" svg:y="394.919cm"><text:p/><draw:enhanced-geometry svg:viewBox="0 0 21600 21600" draw:type="rectangle" draw:enhanced-path="M 0 0 L 21600 0 21600 21600 0 21600 0 0 Z N"/></draw:custom-shape><draw:frame draw:style-name="gr62" draw:text-style-name="P303" svg:width="2.802cm" svg:height="0.78cm" svg:x="23.908cm" svg:y="394.718cm"><draw:text-box><text:p text:style-name="P277"><text:span text:style-name="T281">safran_ana</text:span></text:p></draw:text-box></draw:frame><draw:connector draw:style-name="gr50" draw:text-style-name="P276" draw:type="line" svg:x1="7.308cm" svg:y1="389.717cm" svg:x2="6.509cm" svg:y2="393.718cm" draw:start-shape="id7" draw:start-glue-point="3" draw:end-shape="id6" draw:end-glue-point="1" svg:d="M7308 389717l-799 4001" svg:viewBox="0 0 801 4002"><text:p/></draw:connector><draw:custom-shape draw:style-name="gr63" draw:text-style-name="P301" xml:id="id14" draw:id="id14" svg:width="0.929cm" svg:height="0.399cm" svg:x="23.908cm" svg:y="393.319cm"><text:p/><draw:enhanced-geometry svg:viewBox="0 0 21600 21600" draw:mirror-horizontal="false" draw:mirror-vertical="false" draw:type="rectangle" draw:enhanced-path="M 0 0 L 21600 0 21600 21600 0 21600 0 0 Z N"/></draw:custom-shape><draw:connector draw:style-name="gr53" draw:text-style-name="P276" draw:type="line" svg:x1="23.908cm" svg:y1="395.118cm" svg:x2="23.908cm" svg:y2="393.518cm" draw:start-shape="id13" draw:start-glue-point="1" draw:end-shape="id14" draw:end-glue-point="3" svg:d="M23908 395118v-1600" svg:viewBox="0 0 2 1602"><text:p/></draw:connector><draw:frame draw:style-name="gr56" draw:text-style-name="P304" svg:width="3.601cm" svg:height="1.276cm" svg:x="24.709cm" svg:y="393.118cm"><draw:text-box><text:p text:style-name="P277"><text:span text:style-name="T282">surfex_ana</text:span></text:p></draw:text-box></draw:frame><draw:connector draw:style-name="gr50" draw:text-style-name="P276" draw:type="line" svg:x1="21.292cm" svg:y1="396.318cm" svg:x2="21.292cm" svg:y2="402.837cm" draw:start-shape="id12" draw:start-glue-point="3" draw:end-shape="id15" draw:end-glue-point="1" svg:d="M21292 396318v6519" svg:viewBox="0 0 2 6521"><text:p/></draw:connector><draw:custom-shape draw:style-name="gr47" draw:text-style-name="P298" xml:id="id17" draw:id="id17" svg:width="0.6cm" svg:height="0.401cm" svg:x="21.708cm" svg:y="387.719cm"><text:p/><draw:enhanced-geometry svg:viewBox="0 0 21600 21600" draw:type="rectangle" draw:enhanced-path="M 0 0 L 21600 0 21600 21600 0 21600 0 0 Z N"/></draw:custom-shape><draw:frame draw:style-name="gr64" draw:text-style-name="P305" svg:width="5.755cm" svg:height="1.918cm" svg:x="18.509cm" svg:y="386.202cm"><draw:text-box><text:p text:style-name="P277"><text:span text:style-name="T266">9h40 : Extraction des obs de J-1 6h à J 6h</text:span></text:p></draw:text-box></draw:frame><draw:custom-shape draw:style-name="gr55" draw:text-style-name="P301" xml:id="id16" draw:id="id16" svg:width="1.2cm" svg:height="0.401cm" svg:x="24.836cm" svg:y="391.518cm"><text:p/><draw:enhanced-geometry svg:viewBox="0 0 21600 21600" draw:mirror-horizontal="false" draw:mirror-vertical="false" draw:type="rectangle" draw:enhanced-path="M 0 0 L 21600 0 21600 21600 0 21600 0 0 Z N"/></draw:custom-shape><draw:connector draw:style-name="gr50" draw:text-style-name="P276" draw:type="line" svg:x1="24.836cm" svg:y1="393.518cm" svg:x2="24.836cm" svg:y2="391.717cm" draw:start-shape="id14" draw:start-glue-point="1" draw:end-shape="id16" draw:end-glue-point="3" svg:d="M24836 393518v-1801" svg:viewBox="0 0 2 1803"><text:p/></draw:connector><draw:frame draw:style-name="gr56" draw:text-style-name="P304" svg:width="3.601cm" svg:height="1.276cm" svg:x="24.508cm" svg:y="390.643cm"><draw:text-box><text:p text:style-name="P277"><text:span text:style-name="T282">surfex_prv</text:span></text:p></draw:text-box></draw:frame><draw:connector draw:style-name="gr49" draw:text-style-name="P276" draw:type="line" svg:x1="22.686cm" svg:y1="399.419cm" svg:x2="22.109cm" svg:y2="399.426cm" svg:d="M22686 399419l-577 7" svg:viewBox="0 0 579 9"><text:p/></draw:connector><draw:frame draw:style-name="gr65" draw:text-style-name="P306" svg:width="5.823cm" svg:height="1.001cm" svg:x="22.686cm" svg:y="399.018cm"><draw:text-box><text:p text:style-name="P277"><text:span text:style-name="T283">Déclenchement sur heure</text:span></text:p></draw:text-box></draw:frame><draw:connector draw:style-name="gr50" draw:text-style-name="P276" draw:type="line" svg:x1="22.114cm" svg:y1="400.408cm" svg:x2="22.719cm" svg:y2="400.419cm" svg:d="M22114 400408l605 11" svg:viewBox="0 0 607 12"><text:p/></draw:connector><draw:frame draw:style-name="gr66" draw:text-style-name="P307" svg:width="4.59cm" svg:height="0.78cm" svg:x="22.719cm" svg:y="400.055cm"><draw:text-box><text:p text:style-name="P277"><text:span text:style-name="T283">Avis de dispo</text:span></text:p></draw:text-box></draw:frame><draw:connector draw:style-name="gr53" draw:text-style-name="P276" draw:type="line" svg:x1="22.817cm" svg:y1="401.387cm" svg:x2="22.096cm" svg:y2="401.382cm" svg:d="M22817 401387l-721-5" svg:viewBox="0 0 723 7"><text:p/></draw:connector><draw:connector draw:style-name="gr53" draw:text-style-name="P276" draw:type="line" svg:x1="13.781cm" svg:y1="395.118cm" svg:x2="13.709cm" svg:y2="387.918cm" svg:d="M13781 395118l-72-7200" svg:viewBox="0 0 74 7202"><text:p/></draw:connector><draw:connector draw:style-name="gr53" draw:text-style-name="P276" draw:type="line" svg:x1="13.781cm" svg:y1="395.118cm" svg:x2="13.709cm" svg:y2="387.918cm" svg:d="M13781 395118l-72-7200" svg:viewBox="0 0 74 7202"><text:p/></draw:connector><draw:connector draw:style-name="gr53" draw:text-style-name="P276" xml:id="id20" draw:id="id20" draw:type="line" svg:x1="13.781cm" svg:y1="395.118cm" svg:x2="13.709cm" svg:y2="387.918cm" svg:d="M13781 395118l-72-7200" svg:viewBox="0 0 74 7202"><text:p/></draw:connector><draw:frame draw:style-name="gr66" draw:text-style-name="P307" svg:width="3.211cm" svg:height="0.78cm" svg:x="22.897cm" svg:y="401.018cm"><draw:text-box><text:p text:style-name="P277"><text:span text:style-name="T283">Fin de tâche</text:span></text:p></draw:text-box></draw:frame><draw:connector draw:style-name="gr53" draw:text-style-name="P276" draw:type="line" svg:x1="16.108cm" svg:y1="391.919cm" svg:x2="7.308cm" svg:y2="390.844cm" draw:start-shape="id11" draw:start-glue-point="3" svg:d="M16108 391919l-8800-1075" svg:viewBox="0 0 8802 1076"><text:p/></draw:connector><draw:connector draw:style-name="gr53" draw:text-style-name="P276" draw:type="line" svg:x1="24.835cm" svg:y1="391.717cm" svg:x2="7.308cm" svg:y2="390.844cm" draw:start-shape="id16" draw:start-glue-point="3" svg:d="M24835 391717l-17527-873" svg:viewBox="0 0 17530 875"><text:p/></draw:connector><draw:connector draw:style-name="gr50" draw:text-style-name="P276" draw:type="line" svg:x1="4.874cm" svg:y1="385.059cm" svg:x2="4.911cm" svg:y2="393.718cm" svg:d="M4874 385059l37 8659" svg:viewBox="0 0 39 8661"><text:p/></draw:connector><draw:frame draw:style-name="gr56" draw:text-style-name="P302" svg:width="3.601cm" svg:height="1.276cm" svg:x="2.307cm" svg:y="391.044cm"><draw:text-box><text:p text:style-name="P277"><text:span text:style-name="T280">prepsaf_prv</text:span></text:p></draw:text-box></draw:frame><draw:frame draw:style-name="gr67" draw:text-style-name="P305" svg:width="5.8cm" svg:height="1.906cm" svg:x="0.508cm" svg:y="386.214cm"><draw:text-box><text:p text:style-name="P277"><text:span text:style-name="T266">2 :50 : Extraction des obs de J-5 6h à J-1 6h</text:span></text:p></draw:text-box></draw:frame><draw:frame draw:style-name="gr68" draw:text-style-name="P286" svg:width="6.4cm" svg:height="1.906cm" svg:x="2.508cm" svg:y="383.718cm"><draw:text-box><text:p text:style-name="P277"><text:span text:style-name="T262">PREP valide à J-5 6h</text:span></text:p><text:p text:style-name="P277"><text:span text:style-name="T262">(plusieurs possibilités)</text:span></text:p></draw:text-box></draw:frame><draw:frame draw:style-name="gr62" draw:text-style-name="P303" svg:width="2.802cm" svg:height="0.78cm" svg:x="4.708cm" svg:y="389.918cm"><draw:text-box><text:p text:style-name="P277"><text:span text:style-name="T281">safran_prv</text:span></text:p></draw:text-box></draw:frame><draw:custom-shape draw:style-name="gr69" draw:text-style-name="P299" xml:id="id18" draw:id="id18" svg:width="1.2cm" svg:height="0.399cm" svg:x="4.509cm" svg:y="391.719cm"><text:p/><draw:enhanced-geometry svg:viewBox="0 0 21600 21600" draw:type="rectangle" draw:enhanced-path="M 0 0 L 21600 0 21600 21600 0 21600 0 0 Z N"/></draw:custom-shape><draw:frame draw:style-name="gr70" draw:text-style-name="P280" svg:width="21.802cm" svg:height="0.964cm" svg:x="2.307cm" svg:y="399.156cm"><draw:text-box><text:p text:style-name="P277"><text:span text:style-name="T262">Dispo P6 reseau prod ARPEGE 0H J + (PEARP 0H OU 4:45)</text:span></text:p></draw:text-box></draw:frame><draw:connector draw:style-name="gr50" draw:text-style-name="P276" draw:type="line" svg:x1="15.17cm" svg:y1="385.08cm" svg:x2="15.183cm" svg:y2="393.518cm" draw:end-shape="id10" draw:end-glue-point="3" svg:d="M15170 385080l13 8438" svg:viewBox="0 0 14 8440"><text:p/></draw:connector><draw:connector draw:style-name="gr50" draw:text-style-name="P276" draw:type="line" svg:x1="23.903cm" svg:y1="385.147cm" svg:x2="23.909cm" svg:y2="393.518cm" draw:end-shape="id14" draw:end-glue-point="3" svg:d="M23903 385147l6 8371" svg:viewBox="0 0 7 8373"><text:p/></draw:connector><draw:frame draw:style-name="gr71" draw:text-style-name="P286" svg:width="6.4cm" svg:height="1.904cm" svg:x="12.309cm" svg:y="383.815cm"><draw:text-box><text:p text:style-name="P277"><text:span text:style-name="T262">PREP valide à J-1 6h</text:span></text:p><text:p text:style-name="P277"><text:span text:style-name="T262">(plusieurs possibilités)</text:span></text:p></draw:text-box></draw:frame><draw:frame draw:style-name="gr71" draw:text-style-name="P286" svg:width="6.4cm" svg:height="1.904cm" svg:x="21.308cm" svg:y="383.815cm"><draw:text-box><text:p text:style-name="P277"><text:span text:style-name="T262">PREP valide à J-1 6h</text:span></text:p><text:p text:style-name="P277"><text:span text:style-name="T262">(plusieurs possibilités)</text:span></text:p></draw:text-box></draw:frame><draw:frame draw:style-name="gr72" draw:text-style-name="P286" svg:width="6.201cm" svg:height="1.705cm" svg:x="6.708cm" svg:y="391.518cm"><draw:text-box><text:p text:style-name="P277"><text:span text:style-name="T262">PREP valide à J-1 6h</text:span></text:p><text:p text:style-name="P277"><text:span text:style-name="T262">(plusieurs possibilités)</text:span></text:p></draw:text-box></draw:frame><draw:frame draw:style-name="gr8" draw:text-style-name="P279" svg:width="5.8cm" svg:height="0.74cm" svg:x="16.108cm" svg:y="392.319cm"><draw:text-box><text:p text:style-name="P277"><text:span text:style-name="T276">PREP valide à J 6h</text:span></text:p></draw:text-box></draw:frame><draw:frame draw:style-name="gr8" draw:text-style-name="P279" svg:width="5.8cm" svg:height="0.74cm" svg:x="24.308cm" svg:y="392.194cm"><draw:text-box><text:p text:style-name="P277"><text:span text:style-name="T276">PREP valide à J 6h</text:span></text:p></draw:text-box></draw:frame><draw:connector draw:style-name="gr53" draw:text-style-name="P276" draw:type="line" svg:x1="22.507cm" svg:y1="395.118cm" svg:x2="22.308cm" svg:y2="387.918cm" draw:start-shape="id13" draw:start-glue-point="3" draw:end-shape="id17" draw:end-glue-point="1" svg:d="M22507 395118l-199-7200" svg:viewBox="0 0 201 7202"><text:p/></draw:connector><draw:connector draw:style-name="gr49" draw:text-style-name="P276" draw:type="line" svg:x1="21.708cm" svg:y1="387.918cm" svg:x2="21.729cm" svg:y2="397.118cm" draw:start-shape="id17" draw:start-glue-point="3" svg:d="M21708 387918l21 9200" svg:viewBox="0 0 23 9202"><text:p/></draw:connector><draw:line draw:style-name="gr73" draw:text-style-name="P276" svg:x1="22.111cm" svg:y1="402.518cm" svg:x2="22.911cm" svg:y2="402.518cm"><text:p/></draw:line><draw:frame draw:style-name="gr74" draw:text-style-name="P306" svg:width="5.201cm" svg:height="1.835cm" svg:x="22.908cm" svg:y="401.743cm"><draw:text-box><text:p text:style-name="P277"><text:span text:style-name="T283">Utilisation d’output(s)</text:span></text:p><text:p text:style-name="P277"><text:span text:style-name="T283">de tâche(s) sans </text:span></text:p><text:p text:style-name="P277"><text:span text:style-name="T283">dépendance directe</text:span></text:p></draw:text-box></draw:frame><draw:connector draw:style-name="gr75" draw:text-style-name="P276" draw:type="line" svg:x1="5.708cm" svg:y1="391.918cm" svg:x2="13.781cm" svg:y2="395.117cm" draw:start-shape="id18" draw:start-glue-point="1" draw:end-shape="id9" svg:d="M5708 391918l8073 3199" svg:viewBox="0 0 8075 3201"><text:p/></draw:connector><draw:connector draw:style-name="gr75" draw:text-style-name="P276" draw:type="line" svg:x1="0.003cm" svg:y1="1.201cm" svg:x2="10.274cm" svg:y2="0.001cm" draw:start-shape="id19" draw:start-glue-point="2" draw:end-shape="id20" draw:end-glue-point="2" svg:d="M2 1200l10272-1200" svg:viewBox="0 0 10275 1201"><text:p/></draw:connector><draw:connector draw:style-name="gr75" draw:text-style-name="P276" xml:id="id22" draw:id="id22" draw:type="line" svg:x1="3.509cm" svg:y1="396.261cm" svg:x2="22.508cm" svg:y2="395.118cm" draw:end-shape="id13" draw:end-glue-point="3" svg:d="M3509 396261l18999-1143" svg:viewBox="0 0 19001 1145"><text:p/></draw:connector><draw:connector draw:style-name="gr76" draw:text-style-name="P276" draw:type="line" svg:x1="2.308cm" svg:y1="393.765cm" svg:x2="3.508cm" svg:y2="394.917cm" draw:start-shape="id21" draw:start-glue-point="2" draw:end-shape="id5" draw:end-glue-point="3" svg:d="M2307 393765l1201 1152" svg:viewBox="0 0 1203 1154"><text:p/></draw:connector><draw:frame draw:style-name="gr74" draw:text-style-name="P302" xml:id="id21" draw:id="id21" svg:width="3.601cm" svg:height="1.835cm" svg:x="0.508cm" svg:y="391.931cm"><draw:text-box><text:p text:style-name="P277"><text:span text:style-name="T280">prepsaf_ana (6h et 9h)</text:span></text:p><text:p text:style-name="P277"><text:span text:style-name="T280">(J-4 à J-1)</text:span></text:p></draw:text-box></draw:frame><draw:connector draw:style-name="gr75" draw:text-style-name="P276" draw:type="line" svg:x1="3.509cm" svg:y1="396.261cm" svg:x2="5.709cm" svg:y2="390.843cm" draw:start-shape="id22" draw:start-glue-point="2" draw:end-shape="id23" draw:end-glue-point="3" svg:d="M3509 396261l2200-5418" svg:viewBox="0 0 2201 5420"><text:p/></draw:connector><draw:custom-shape draw:style-name="gr77" draw:text-style-name="P300" xml:id="id23" draw:id="id23" svg:width="1.601cm" svg:height="0.401cm" svg:x="5.708cm" svg:y="390.643cm"><text:p/><draw:enhanced-geometry svg:viewBox="0 0 21600 21600" draw:type="rectangle" draw:enhanced-path="M 0 0 L 21600 0 21600 21600 0 21600 0 0 Z N"/></draw:custom-shape><draw:frame draw:style-name="gr78" draw:text-style-name="P308" xml:id="id24" draw:id="id24" svg:width="3.2cm" svg:height="1.308cm" svg:x="1.909cm" svg:y="388.918cm"><draw:text-box><text:p text:style-name="P292"><text:span text:style-name="T280">prepsaf_ana</text:span></text:p><text:p text:style-name="P292"><text:span text:style-name="T280">9h (J-1)</text:span></text:p></draw:text-box></draw:frame><draw:connector draw:style-name="gr76" draw:text-style-name="P276" draw:type="line" svg:x1="3.509cm" svg:y1="390.225cm" svg:x2="5.709cm" svg:y2="390.843cm" draw:start-shape="id24" draw:start-glue-point="2" draw:end-shape="id23" draw:end-glue-point="3" svg:d="M3509 390225l2200 618" svg:viewBox="0 0 2201 619"><text:p/></draw:connector></draw:g></text:p>
      <text:p text:style-name="P115"><draw:g text:anchor-type="paragraph" draw:z-index="5" draw:name="Forme7" draw:style-name="gr1"><draw:custom-shape draw:style-name="gr496" draw:text-style-name="P340" svg:width="0.398cm" svg:height="13.001cm" svg:x="11.067cm" svg:y="2.944cm"><text:p/><draw:enhanced-geometry svg:viewBox="0 0 21600 21600" draw:type="rectangle" draw:enhanced-path="M 0 0 L 21600 0 21600 21600 0 21600 0 0 Z N"/></draw:custom-shape><draw:custom-shape draw:style-name="gr497" draw:text-style-name="P347" svg:width="6.097cm" svg:height="1.026cm" svg:x="3.276cm" svg:y="1.083cm"><text:p text:style-name="P346"><text:span text:style-name="T309">Observations (BDCP)</text:span></text:p><draw:enhanced-geometry svg:viewBox="0 0 21600 21600" draw:type="mso-spt202" draw:enhanced-path="M 0 0 L 21600 0 21600 21600 0 21600 0 0 Z N"/></draw:custom-shape><draw:custom-shape draw:style-name="gr498" draw:text-style-name="P343" svg:width="4.472cm" svg:height="1.026cm" svg:x="0.102cm" svg:y="6.424cm"><text:p text:style-name="P342"><text:span text:style-name="T306">Météo analysée</text:span></text:p><draw:enhanced-geometry svg:viewBox="0 0 21600 21600" draw:type="mso-spt202" draw:enhanced-path="M 0 0 L 21600 0 21600 21600 0 21600 0 0 Z N"/></draw:custom-shape><draw:custom-shape draw:style-name="gr499" draw:text-style-name="P340" svg:width="0.6cm" svg:height="0.403cm" svg:x="8.543cm" svg:y="7.4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0" draw:text-style-name="P343" svg:width="6.056cm" svg:height="1.8cm" svg:x="8.913cm" svg:y="12.911cm"><text:p/><draw:enhanced-geometry svg:viewBox="0 0 1497 408" draw:type="non-primitive" draw:enhanced-path="M 0 408 C 18 328 37 249 181 181 325 113 643 0 862 0 1081 0 1289 90 1497 181 N"/></draw:custom-shape><draw:custom-shape draw:style-name="gr501" draw:text-style-name="P343" svg:width="6.603cm" svg:height="1.435cm" svg:x="15.11cm" svg:y="13.021cm"><text:p/><draw:enhanced-geometry svg:viewBox="0 0 1497 325" draw:type="non-primitive" draw:enhanced-path="M 0 159 C 170 79 340 0 544 23 748 46 1066 265 1225 295 1384 325 1440 265 1497 205 N"/></draw:custom-shape><draw:custom-shape draw:style-name="gr502" draw:text-style-name="P340" svg:width="0.6cm" svg:height="0.403cm" svg:x="21.745cm" svg:y="7.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3" draw:text-style-name="P347" svg:width="1.775cm" svg:height="1.788cm" svg:x="10.363cm" svg:y="0.954cm"><text:p text:style-name="P346"><text:span text:style-name="T311">S2M</text:span></text:p><text:p text:style-name="P346"><text:span text:style-name="T311">3:00</text:span></text:p><draw:enhanced-geometry svg:viewBox="0 0 21600 21600" draw:type="mso-spt202" draw:enhanced-path="M 0 0 L 21600 0 21600 21600 0 21600 0 0 Z N"/></draw:custom-shape><draw:custom-shape draw:style-name="gr504" draw:text-style-name="P340" svg:width="0.602cm" svg:height="0.403cm" svg:x="8.507cm" svg:y="14.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5" draw:text-style-name="P340" svg:width="0.602cm" svg:height="0.403cm" svg:x="14.707cm" svg:y="13.5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6" draw:text-style-name="P340" svg:width="0.6cm" svg:height="0.403cm" svg:x="21.512cm" svg:y="13.7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7" draw:text-style-name="P344" svg:width="0.198cm" svg:height="1.401cm" svg:x="3.142cm" svg:y="2.164cm"><text:p/><draw:enhanced-geometry svg:viewBox="0 0 21600 21600" draw:mirror-horizontal="false" draw:mirror-vertical="false" draw:type="rectangle" draw:enhanced-path="M 0 0 L 21600 0 21600 21600 0 21600 0 0 Z N"/></draw:custom-shape><draw:custom-shape draw:style-name="gr508" draw:text-style-name="P344" svg:width="0.2cm" svg:height="1.401cm" svg:x="3.942cm" svg:y="2.164cm"><text:p/><draw:enhanced-geometry svg:viewBox="0 0 21600 21600" draw:type="rectangle" draw:enhanced-path="M 0 0 L 21600 0 21600 21600 0 21600 0 0 Z N"/></draw:custom-shape><draw:custom-shape draw:style-name="gr509" draw:text-style-name="P344" svg:width="0.198cm" svg:height="1.401cm" svg:x="5.743cm" svg:y="2.164cm"><text:p/><draw:enhanced-geometry svg:viewBox="0 0 21600 21600" draw:type="rectangle" draw:enhanced-path="M 0 0 L 21600 0 21600 21600 0 21600 0 0 Z N"/></draw:custom-shape><draw:custom-shape draw:style-name="gr510" draw:text-style-name="P344" svg:width="0.198cm" svg:height="1.401cm" svg:x="4.239cm" svg:y="2.164cm"><text:p/><draw:enhanced-geometry svg:viewBox="0 0 21600 21600" draw:type="rectangle" draw:enhanced-path="M 0 0 L 21600 0 21600 21600 0 21600 0 0 Z N"/></draw:custom-shape><draw:custom-shape draw:style-name="gr511" draw:text-style-name="P344" svg:width="0.198cm" svg:height="1.401cm" svg:x="5.144cm" svg:y="2.164cm"><text:p/><draw:enhanced-geometry svg:viewBox="0 0 21600 21600" draw:type="rectangle" draw:enhanced-path="M 0 0 L 21600 0 21600 21600 0 21600 0 0 Z N"/></draw:custom-shape><draw:custom-shape draw:style-name="gr512" draw:text-style-name="P344" svg:width="0.2cm" svg:height="1.401cm" svg:x="3.542cm" svg:y="2.164cm"><text:p/><draw:enhanced-geometry svg:viewBox="0 0 21600 21600" draw:type="rectangle" draw:enhanced-path="M 0 0 L 21600 0 21600 21600 0 21600 0 0 Z N"/></draw:custom-shape><draw:custom-shape draw:style-name="gr513" draw:text-style-name="P344" svg:width="0.2cm" svg:height="1.401cm" svg:x="5.465cm" svg:y="2.164cm"><text:p/><draw:enhanced-geometry svg:viewBox="0 0 21600 21600" draw:type="rectangle" draw:enhanced-path="M 0 0 L 21600 0 21600 21600 0 21600 0 0 Z N"/></draw:custom-shape><draw:custom-shape draw:style-name="gr514" draw:text-style-name="P344" svg:width="0.198cm" svg:height="1.401cm" svg:x="3.142cm" svg:y="2.164cm"><text:p/><draw:enhanced-geometry svg:viewBox="0 0 21600 21600" draw:mirror-horizontal="false" draw:mirror-vertical="false" draw:type="rectangle" draw:enhanced-path="M 0 0 L 21600 0 21600 21600 0 21600 0 0 Z N"/></draw:custom-shape><draw:custom-shape draw:style-name="gr515" draw:text-style-name="P344" svg:width="0.2cm" svg:height="1.401cm" svg:x="3.942cm" svg:y="2.164cm"><text:p/><draw:enhanced-geometry svg:viewBox="0 0 21600 21600" draw:type="rectangle" draw:enhanced-path="M 0 0 L 21600 0 21600 21600 0 21600 0 0 Z N"/></draw:custom-shape><draw:custom-shape draw:style-name="gr516" draw:text-style-name="P344" svg:width="0.198cm" svg:height="1.401cm" svg:x="5.743cm" svg:y="2.164cm"><text:p/><draw:enhanced-geometry svg:viewBox="0 0 21600 21600" draw:type="rectangle" draw:enhanced-path="M 0 0 L 21600 0 21600 21600 0 21600 0 0 Z N"/></draw:custom-shape><draw:custom-shape draw:style-name="gr517" draw:text-style-name="P344" svg:width="0.198cm" svg:height="1.401cm" svg:x="4.239cm" svg:y="2.164cm"><text:p/><draw:enhanced-geometry svg:viewBox="0 0 21600 21600" draw:type="rectangle" draw:enhanced-path="M 0 0 L 21600 0 21600 21600 0 21600 0 0 Z N"/></draw:custom-shape><draw:custom-shape draw:style-name="gr518" draw:text-style-name="P344" svg:width="0.198cm" svg:height="1.401cm" svg:x="5.144cm" svg:y="2.164cm"><text:p/><draw:enhanced-geometry svg:viewBox="0 0 21600 21600" draw:type="rectangle" draw:enhanced-path="M 0 0 L 21600 0 21600 21600 0 21600 0 0 Z N"/></draw:custom-shape><draw:custom-shape draw:style-name="gr519" draw:text-style-name="P344" svg:width="0.2cm" svg:height="1.401cm" svg:x="3.542cm" svg:y="2.164cm"><text:p/><draw:enhanced-geometry svg:viewBox="0 0 21600 21600" draw:type="rectangle" draw:enhanced-path="M 0 0 L 21600 0 21600 21600 0 21600 0 0 Z N"/></draw:custom-shape><draw:custom-shape draw:style-name="gr520" draw:text-style-name="P344" svg:width="0.2cm" svg:height="1.401cm" svg:x="5.465cm" svg:y="2.164cm"><text:p/><draw:enhanced-geometry svg:viewBox="0 0 21600 21600" draw:type="rectangle" draw:enhanced-path="M 0 0 L 21600 0 21600 21600 0 21600 0 0 Z N"/></draw:custom-shape><draw:custom-shape draw:style-name="gr521" draw:text-style-name="P344" svg:width="0.198cm" svg:height="1.401cm" svg:x="3.142cm" svg:y="2.164cm"><text:p/><draw:enhanced-geometry svg:viewBox="0 0 21600 21600" draw:mirror-horizontal="false" draw:mirror-vertical="false" draw:type="rectangle" draw:enhanced-path="M 0 0 L 21600 0 21600 21600 0 21600 0 0 Z N"/></draw:custom-shape><draw:custom-shape draw:style-name="gr522" draw:text-style-name="P344" svg:width="0.2cm" svg:height="1.401cm" svg:x="3.942cm" svg:y="2.164cm"><text:p/><draw:enhanced-geometry svg:viewBox="0 0 21600 21600" draw:mirror-horizontal="false" draw:mirror-vertical="false" draw:type="rectangle" draw:enhanced-path="M 0 0 L 21600 0 21600 21600 0 21600 0 0 Z N"/></draw:custom-shape><draw:custom-shape draw:style-name="gr523" draw:text-style-name="P344" svg:width="0.198cm" svg:height="1.401cm" svg:x="4.239cm" svg:y="2.164cm"><text:p/><draw:enhanced-geometry svg:viewBox="0 0 21600 21600" draw:mirror-horizontal="false" draw:mirror-vertical="false" draw:type="rectangle" draw:enhanced-path="M 0 0 L 21600 0 21600 21600 0 21600 0 0 Z N"/></draw:custom-shape><draw:custom-shape draw:style-name="gr524" draw:text-style-name="P344" svg:width="0.198cm" svg:height="1.401cm" svg:x="5.144cm" svg:y="2.164cm"><text:p/><draw:enhanced-geometry svg:viewBox="0 0 21600 21600" draw:mirror-horizontal="false" draw:mirror-vertical="false" draw:type="rectangle" draw:enhanced-path="M 0 0 L 21600 0 21600 21600 0 21600 0 0 Z N"/></draw:custom-shape><draw:custom-shape draw:style-name="gr525" draw:text-style-name="P344" svg:width="0.2cm" svg:height="1.401cm" svg:x="3.542cm" svg:y="2.164cm"><text:p/><draw:enhanced-geometry svg:viewBox="0 0 21600 21600" draw:mirror-horizontal="false" draw:mirror-vertical="false" draw:type="rectangle" draw:enhanced-path="M 0 0 L 21600 0 21600 21600 0 21600 0 0 Z N"/></draw:custom-shape><draw:custom-shape draw:style-name="gr526" draw:text-style-name="P344" svg:width="0.2cm" svg:height="1.401cm" svg:x="5.465cm" svg:y="2.164cm"><text:p/><draw:enhanced-geometry svg:viewBox="0 0 21600 21600" draw:mirror-horizontal="false" draw:mirror-vertical="false" draw:type="rectangle" draw:enhanced-path="M 0 0 L 21600 0 21600 21600 0 21600 0 0 Z N"/></draw:custom-shape><draw:custom-shape draw:style-name="gr527" draw:text-style-name="P344" svg:width="0.198cm" svg:height="1.401cm" svg:x="3.142cm" svg:y="2.164cm"><text:p/><draw:enhanced-geometry svg:viewBox="0 0 21600 21600" draw:mirror-horizontal="false" draw:mirror-vertical="false" draw:type="rectangle" draw:enhanced-path="M 0 0 L 21600 0 21600 21600 0 21600 0 0 Z N"/></draw:custom-shape><draw:custom-shape draw:style-name="gr528" draw:text-style-name="P344" svg:width="0.2cm" svg:height="1.401cm" svg:x="3.942cm" svg:y="2.164cm"><text:p/><draw:enhanced-geometry svg:viewBox="0 0 21600 21600" draw:mirror-horizontal="false" draw:mirror-vertical="false" draw:type="rectangle" draw:enhanced-path="M 0 0 L 21600 0 21600 21600 0 21600 0 0 Z N"/></draw:custom-shape><draw:custom-shape draw:style-name="gr529" draw:text-style-name="P344" svg:width="0.198cm" svg:height="1.401cm" svg:x="4.239cm" svg:y="2.164cm"><text:p/><draw:enhanced-geometry svg:viewBox="0 0 21600 21600" draw:mirror-horizontal="false" draw:mirror-vertical="false" draw:type="rectangle" draw:enhanced-path="M 0 0 L 21600 0 21600 21600 0 21600 0 0 Z N"/></draw:custom-shape><draw:custom-shape draw:style-name="gr530" draw:text-style-name="P344" svg:width="0.198cm" svg:height="1.401cm" svg:x="5.144cm" svg:y="2.164cm"><text:p/><draw:enhanced-geometry svg:viewBox="0 0 21600 21600" draw:mirror-horizontal="false" draw:mirror-vertical="false" draw:type="rectangle" draw:enhanced-path="M 0 0 L 21600 0 21600 21600 0 21600 0 0 Z N"/></draw:custom-shape><draw:custom-shape draw:style-name="gr531" draw:text-style-name="P344" svg:width="0.2cm" svg:height="1.401cm" svg:x="3.542cm" svg:y="2.164cm"><text:p/><draw:enhanced-geometry svg:viewBox="0 0 21600 21600" draw:mirror-horizontal="false" draw:mirror-vertical="false" draw:type="rectangle" draw:enhanced-path="M 0 0 L 21600 0 21600 21600 0 21600 0 0 Z N"/></draw:custom-shape><draw:custom-shape draw:style-name="gr532" draw:text-style-name="P344" svg:width="0.2cm" svg:height="1.401cm" svg:x="5.465cm" svg:y="2.164cm"><text:p/><draw:enhanced-geometry svg:viewBox="0 0 21600 21600" draw:mirror-horizontal="false" draw:mirror-vertical="false" draw:type="rectangle" draw:enhanced-path="M 0 0 L 21600 0 21600 21600 0 21600 0 0 Z N"/></draw:custom-shape><draw:custom-shape draw:style-name="gr533" draw:text-style-name="P3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534" draw:text-style-name="P344" svg:width="0.2cm" svg:height="1.401cm" svg:x="7.11cm" svg:y="2.164cm"><text:p/><draw:enhanced-geometry svg:viewBox="0 0 21600 21600" draw:type="rectangle" draw:enhanced-path="M 0 0 L 21600 0 21600 21600 0 21600 0 0 Z N"/></draw:custom-shape><draw:custom-shape draw:style-name="gr535" draw:text-style-name="P344" svg:width="0.198cm" svg:height="1.401cm" svg:x="7.407cm" svg:y="2.164cm"><text:p/><draw:enhanced-geometry svg:viewBox="0 0 21600 21600" draw:type="rectangle" draw:enhanced-path="M 0 0 L 21600 0 21600 21600 0 21600 0 0 Z N"/></draw:custom-shape><draw:custom-shape draw:style-name="gr536" draw:text-style-name="P344" svg:width="0.198cm" svg:height="1.401cm" svg:x="6.71cm" svg:y="2.164cm"><text:p/><draw:enhanced-geometry svg:viewBox="0 0 21600 21600" draw:type="rectangle" draw:enhanced-path="M 0 0 L 21600 0 21600 21600 0 21600 0 0 Z N"/></draw:custom-shape><draw:custom-shape draw:style-name="gr537" draw:text-style-name="P3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538" draw:text-style-name="P344" svg:width="0.2cm" svg:height="1.401cm" svg:x="7.11cm" svg:y="2.164cm"><text:p/><draw:enhanced-geometry svg:viewBox="0 0 21600 21600" draw:type="rectangle" draw:enhanced-path="M 0 0 L 21600 0 21600 21600 0 21600 0 0 Z N"/></draw:custom-shape><draw:custom-shape draw:style-name="gr539" draw:text-style-name="P344" svg:width="0.198cm" svg:height="1.401cm" svg:x="7.407cm" svg:y="2.164cm"><text:p/><draw:enhanced-geometry svg:viewBox="0 0 21600 21600" draw:type="rectangle" draw:enhanced-path="M 0 0 L 21600 0 21600 21600 0 21600 0 0 Z N"/></draw:custom-shape><draw:custom-shape draw:style-name="gr540" draw:text-style-name="P344" svg:width="0.198cm" svg:height="1.401cm" svg:x="6.71cm" svg:y="2.164cm"><text:p/><draw:enhanced-geometry svg:viewBox="0 0 21600 21600" draw:type="rectangle" draw:enhanced-path="M 0 0 L 21600 0 21600 21600 0 21600 0 0 Z N"/></draw:custom-shape><draw:custom-shape draw:style-name="gr541" draw:text-style-name="P3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542" draw:text-style-name="P344" svg:width="0.2cm" svg:height="1.401cm" svg:x="7.11cm" svg:y="2.164cm"><text:p/><draw:enhanced-geometry svg:viewBox="0 0 21600 21600" draw:mirror-horizontal="false" draw:mirror-vertical="false" draw:type="rectangle" draw:enhanced-path="M 0 0 L 21600 0 21600 21600 0 21600 0 0 Z N"/></draw:custom-shape><draw:custom-shape draw:style-name="gr543" draw:text-style-name="P344" svg:width="0.198cm" svg:height="1.401cm" svg:x="7.407cm" svg:y="2.164cm"><text:p/><draw:enhanced-geometry svg:viewBox="0 0 21600 21600" draw:mirror-horizontal="false" draw:mirror-vertical="false" draw:type="rectangle" draw:enhanced-path="M 0 0 L 21600 0 21600 21600 0 21600 0 0 Z N"/></draw:custom-shape><draw:custom-shape draw:style-name="gr544" draw:text-style-name="P344" svg:width="0.198cm" svg:height="1.401cm" svg:x="6.71cm" svg:y="2.164cm"><text:p/><draw:enhanced-geometry svg:viewBox="0 0 21600 21600" draw:mirror-horizontal="false" draw:mirror-vertical="false" draw:type="rectangle" draw:enhanced-path="M 0 0 L 21600 0 21600 21600 0 21600 0 0 Z N"/></draw:custom-shape><draw:custom-shape draw:style-name="gr545" draw:text-style-name="P3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546" draw:text-style-name="P344" svg:width="0.2cm" svg:height="1.401cm" svg:x="7.11cm" svg:y="2.164cm"><text:p/><draw:enhanced-geometry svg:viewBox="0 0 21600 21600" draw:mirror-horizontal="false" draw:mirror-vertical="false" draw:type="rectangle" draw:enhanced-path="M 0 0 L 21600 0 21600 21600 0 21600 0 0 Z N"/></draw:custom-shape><draw:custom-shape draw:style-name="gr547" draw:text-style-name="P344" svg:width="0.198cm" svg:height="1.401cm" svg:x="7.407cm" svg:y="2.164cm"><text:p/><draw:enhanced-geometry svg:viewBox="0 0 21600 21600" draw:mirror-horizontal="false" draw:mirror-vertical="false" draw:type="rectangle" draw:enhanced-path="M 0 0 L 21600 0 21600 21600 0 21600 0 0 Z N"/></draw:custom-shape><draw:custom-shape draw:style-name="gr548" draw:text-style-name="P344" svg:width="0.198cm" svg:height="1.401cm" svg:x="6.71cm" svg:y="2.164cm"><text:p/><draw:enhanced-geometry svg:viewBox="0 0 21600 21600" draw:mirror-horizontal="false" draw:mirror-vertical="false" draw:type="rectangle" draw:enhanced-path="M 0 0 L 21600 0 21600 21600 0 21600 0 0 Z N"/></draw:custom-shape><draw:custom-shape draw:style-name="gr549" draw:text-style-name="P344" svg:width="0.2cm" svg:height="1.401cm" svg:x="7.969cm" svg:y="2.143cm"><text:p/><draw:enhanced-geometry svg:viewBox="0 0 21600 21600" draw:mirror-horizontal="false" draw:mirror-vertical="false" draw:type="rectangle" draw:enhanced-path="M 0 0 L 21600 0 21600 21600 0 21600 0 0 Z N"/></draw:custom-shape><draw:custom-shape draw:style-name="gr550" draw:text-style-name="P3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551" draw:text-style-name="P344" svg:width="0.2cm" svg:height="1.401cm" svg:x="7.11cm" svg:y="2.164cm"><text:p/><draw:enhanced-geometry svg:viewBox="0 0 21600 21600" draw:type="rectangle" draw:enhanced-path="M 0 0 L 21600 0 21600 21600 0 21600 0 0 Z N"/></draw:custom-shape><draw:custom-shape draw:style-name="gr552" draw:text-style-name="P344" svg:width="0.198cm" svg:height="1.401cm" svg:x="7.407cm" svg:y="2.164cm"><text:p/><draw:enhanced-geometry svg:viewBox="0 0 21600 21600" draw:type="rectangle" draw:enhanced-path="M 0 0 L 21600 0 21600 21600 0 21600 0 0 Z N"/></draw:custom-shape><draw:custom-shape draw:style-name="gr553" draw:text-style-name="P344" svg:width="0.198cm" svg:height="1.401cm" svg:x="6.71cm" svg:y="2.164cm"><text:p/><draw:enhanced-geometry svg:viewBox="0 0 21600 21600" draw:type="rectangle" draw:enhanced-path="M 0 0 L 21600 0 21600 21600 0 21600 0 0 Z N"/></draw:custom-shape><draw:custom-shape draw:style-name="gr554" draw:text-style-name="P3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555" draw:text-style-name="P344" svg:width="0.2cm" svg:height="1.401cm" svg:x="7.11cm" svg:y="2.164cm"><text:p/><draw:enhanced-geometry svg:viewBox="0 0 21600 21600" draw:type="rectangle" draw:enhanced-path="M 0 0 L 21600 0 21600 21600 0 21600 0 0 Z N"/></draw:custom-shape><draw:custom-shape draw:style-name="gr556" draw:text-style-name="P344" svg:width="0.198cm" svg:height="1.401cm" svg:x="7.407cm" svg:y="2.164cm"><text:p/><draw:enhanced-geometry svg:viewBox="0 0 21600 21600" draw:type="rectangle" draw:enhanced-path="M 0 0 L 21600 0 21600 21600 0 21600 0 0 Z N"/></draw:custom-shape><draw:custom-shape draw:style-name="gr557" draw:text-style-name="P344" svg:width="0.198cm" svg:height="1.401cm" svg:x="6.71cm" svg:y="2.164cm"><text:p/><draw:enhanced-geometry svg:viewBox="0 0 21600 21600" draw:type="rectangle" draw:enhanced-path="M 0 0 L 21600 0 21600 21600 0 21600 0 0 Z N"/></draw:custom-shape><draw:custom-shape draw:style-name="gr558" draw:text-style-name="P3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559" draw:text-style-name="P344" svg:width="0.2cm" svg:height="1.401cm" svg:x="7.11cm" svg:y="2.164cm"><text:p/><draw:enhanced-geometry svg:viewBox="0 0 21600 21600" draw:mirror-horizontal="false" draw:mirror-vertical="false" draw:type="rectangle" draw:enhanced-path="M 0 0 L 21600 0 21600 21600 0 21600 0 0 Z N"/></draw:custom-shape><draw:custom-shape draw:style-name="gr560" draw:text-style-name="P344" svg:width="0.198cm" svg:height="1.401cm" svg:x="7.407cm" svg:y="2.164cm"><text:p/><draw:enhanced-geometry svg:viewBox="0 0 21600 21600" draw:mirror-horizontal="false" draw:mirror-vertical="false" draw:type="rectangle" draw:enhanced-path="M 0 0 L 21600 0 21600 21600 0 21600 0 0 Z N"/></draw:custom-shape><draw:custom-shape draw:style-name="gr561" draw:text-style-name="P344" svg:width="0.198cm" svg:height="1.401cm" svg:x="6.71cm" svg:y="2.164cm"><text:p/><draw:enhanced-geometry svg:viewBox="0 0 21600 21600" draw:mirror-horizontal="false" draw:mirror-vertical="false" draw:type="rectangle" draw:enhanced-path="M 0 0 L 21600 0 21600 21600 0 21600 0 0 Z N"/></draw:custom-shape><draw:custom-shape draw:style-name="gr562" draw:text-style-name="P344" svg:width="0.198cm" svg:height="1.401cm" svg:x="6.308cm" svg:y="2.164cm"><text:p/><draw:enhanced-geometry svg:viewBox="0 0 21600 21600" draw:mirror-horizontal="false" draw:mirror-vertical="false" draw:type="rectangle" draw:enhanced-path="M 0 0 L 21600 0 21600 21600 0 21600 0 0 Z N"/></draw:custom-shape><draw:custom-shape draw:style-name="gr563" draw:text-style-name="P344" svg:width="0.2cm" svg:height="1.401cm" svg:x="7.11cm" svg:y="2.164cm"><text:p/><draw:enhanced-geometry svg:viewBox="0 0 21600 21600" draw:mirror-horizontal="false" draw:mirror-vertical="false" draw:type="rectangle" draw:enhanced-path="M 0 0 L 21600 0 21600 21600 0 21600 0 0 Z N"/></draw:custom-shape><draw:custom-shape draw:style-name="gr564" draw:text-style-name="P344" svg:width="0.198cm" svg:height="1.401cm" svg:x="7.407cm" svg:y="2.164cm"><text:p/><draw:enhanced-geometry svg:viewBox="0 0 21600 21600" draw:mirror-horizontal="false" draw:mirror-vertical="false" draw:type="rectangle" draw:enhanced-path="M 0 0 L 21600 0 21600 21600 0 21600 0 0 Z N"/></draw:custom-shape><draw:custom-shape draw:style-name="gr565" draw:text-style-name="P344" svg:width="0.198cm" svg:height="1.401cm" svg:x="6.71cm" svg:y="2.164cm"><text:p/><draw:enhanced-geometry svg:viewBox="0 0 21600 21600" draw:mirror-horizontal="false" draw:mirror-vertical="false" draw:type="rectangle" draw:enhanced-path="M 0 0 L 21600 0 21600 21600 0 21600 0 0 Z N"/></draw:custom-shape><draw:custom-shape draw:style-name="gr566" draw:text-style-name="P344" svg:width="0.2cm" svg:height="1.403cm" svg:x="9.733cm" svg:y="2.141cm"><text:p/><draw:enhanced-geometry svg:viewBox="0 0 21600 21600" draw:type="rectangle" draw:enhanced-path="M 0 0 L 21600 0 21600 21600 0 21600 0 0 Z N"/></draw:custom-shape><draw:custom-shape draw:style-name="gr567" draw:text-style-name="P344" svg:width="0.2cm" svg:height="1.403cm" svg:x="10.03cm" svg:y="2.141cm"><text:p/><draw:enhanced-geometry svg:viewBox="0 0 21600 21600" draw:type="rectangle" draw:enhanced-path="M 0 0 L 21600 0 21600 21600 0 21600 0 0 Z N"/></draw:custom-shape><draw:custom-shape draw:style-name="gr568" draw:text-style-name="P344" svg:width="0.2cm" svg:height="1.403cm" svg:x="9.333cm" svg:y="2.141cm"><text:p/><draw:enhanced-geometry svg:viewBox="0 0 21600 21600" draw:type="rectangle" draw:enhanced-path="M 0 0 L 21600 0 21600 21600 0 21600 0 0 Z N"/></draw:custom-shape><draw:custom-shape draw:style-name="gr569" draw:text-style-name="P344" svg:width="0.2cm" svg:height="1.403cm" svg:x="9.733cm" svg:y="2.141cm"><text:p/><draw:enhanced-geometry svg:viewBox="0 0 21600 21600" draw:type="rectangle" draw:enhanced-path="M 0 0 L 21600 0 21600 21600 0 21600 0 0 Z N"/></draw:custom-shape><draw:custom-shape draw:style-name="gr570" draw:text-style-name="P344" svg:width="0.2cm" svg:height="1.403cm" svg:x="10.03cm" svg:y="2.141cm"><text:p/><draw:enhanced-geometry svg:viewBox="0 0 21600 21600" draw:type="rectangle" draw:enhanced-path="M 0 0 L 21600 0 21600 21600 0 21600 0 0 Z N"/></draw:custom-shape><draw:custom-shape draw:style-name="gr571" draw:text-style-name="P344" svg:width="0.2cm" svg:height="1.403cm" svg:x="9.333cm" svg:y="2.141cm"><text:p/><draw:enhanced-geometry svg:viewBox="0 0 21600 21600" draw:type="rectangle" draw:enhanced-path="M 0 0 L 21600 0 21600 21600 0 21600 0 0 Z N"/></draw:custom-shape><draw:custom-shape draw:style-name="gr572" draw:text-style-name="P344" svg:width="0.2cm" svg:height="1.403cm" svg:x="9.733cm" svg:y="2.141cm"><text:p/><draw:enhanced-geometry svg:viewBox="0 0 21600 21600" draw:mirror-horizontal="false" draw:mirror-vertical="false" draw:type="rectangle" draw:enhanced-path="M 0 0 L 21600 0 21600 21600 0 21600 0 0 Z N"/></draw:custom-shape><draw:custom-shape draw:style-name="gr573" draw:text-style-name="P344" svg:width="0.2cm" svg:height="1.403cm" svg:x="10.03cm" svg:y="2.141cm"><text:p/><draw:enhanced-geometry svg:viewBox="0 0 21600 21600" draw:mirror-horizontal="false" draw:mirror-vertical="false" draw:type="rectangle" draw:enhanced-path="M 0 0 L 21600 0 21600 21600 0 21600 0 0 Z N"/></draw:custom-shape><draw:custom-shape draw:style-name="gr574" draw:text-style-name="P344" svg:width="0.2cm" svg:height="1.403cm" svg:x="9.333cm" svg:y="2.141cm"><text:p/><draw:enhanced-geometry svg:viewBox="0 0 21600 21600" draw:mirror-horizontal="false" draw:mirror-vertical="false" draw:type="rectangle" draw:enhanced-path="M 0 0 L 21600 0 21600 21600 0 21600 0 0 Z N"/></draw:custom-shape><draw:custom-shape draw:style-name="gr575" draw:text-style-name="P344" svg:width="0.2cm" svg:height="1.403cm" svg:x="9.733cm" svg:y="2.141cm"><text:p/><draw:enhanced-geometry svg:viewBox="0 0 21600 21600" draw:mirror-horizontal="false" draw:mirror-vertical="false" draw:type="rectangle" draw:enhanced-path="M 0 0 L 21600 0 21600 21600 0 21600 0 0 Z N"/></draw:custom-shape><draw:custom-shape draw:style-name="gr576" draw:text-style-name="P344" svg:width="0.2cm" svg:height="1.403cm" svg:x="10.03cm" svg:y="2.141cm"><text:p/><draw:enhanced-geometry svg:viewBox="0 0 21600 21600" draw:mirror-horizontal="false" draw:mirror-vertical="false" draw:type="rectangle" draw:enhanced-path="M 0 0 L 21600 0 21600 21600 0 21600 0 0 Z N"/></draw:custom-shape><draw:custom-shape draw:style-name="gr577" draw:text-style-name="P344" svg:width="0.2cm" svg:height="1.403cm" svg:x="9.333cm" svg:y="2.141cm"><text:p/><draw:enhanced-geometry svg:viewBox="0 0 21600 21600" draw:mirror-horizontal="false" draw:mirror-vertical="false" draw:type="rectangle" draw:enhanced-path="M 0 0 L 21600 0 21600 21600 0 21600 0 0 Z N"/></draw:custom-shape><draw:custom-shape draw:style-name="gr578" draw:text-style-name="P343" svg:width="4.014cm" svg:height="1.026cm" svg:x="20.897cm" svg:y="7.724cm"><text:p text:style-name="P342"><text:span text:style-name="T306">Météo prévue</text:span></text:p><draw:enhanced-geometry svg:viewBox="0 0 21600 21600" draw:type="mso-spt202" draw:enhanced-path="M 0 0 L 21600 0 21600 21600 0 21600 0 0 Z N"/></draw:custom-shape><draw:custom-shape draw:style-name="gr579" draw:text-style-name="P343" svg:width="6.501cm" svg:height="1.026cm" svg:x="20.555cm" svg:y="14.291cm"><text:p text:style-name="P342"><text:span text:style-name="T306">Manteau neigeux prévu</text:span></text:p><draw:enhanced-geometry svg:viewBox="0 0 21600 21600" draw:type="mso-spt202" draw:enhanced-path="M 0 0 L 21600 0 21600 21600 0 21600 0 0 Z N"/></draw:custom-shape><draw:custom-shape draw:style-name="gr580" draw:text-style-name="P340" svg:width="0.6cm" svg:height="0.403cm" svg:x="8.543cm" svg:y="7.4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1" draw:text-style-name="P340" svg:width="0.6cm" svg:height="0.403cm" svg:x="8.543cm" svg:y="7.4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2" draw:text-style-name="P340" svg:width="0.6cm" svg:height="0.401cm" svg:x="8.553cm" svg:y="8.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3" draw:text-style-name="P340" svg:width="0.6cm" svg:height="0.403cm" svg:x="11.631cm" svg:y="7.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4" draw:text-style-name="P343" svg:width="3.162cm" svg:height="3.312cm" svg:x="8.841cm" svg:y="6.533cm"><text:p/><draw:enhanced-geometry svg:viewBox="0 0 1542 786" draw:type="non-primitive" draw:enhanced-path="M 0 491 C 64 638 128 786 272 718 416 650 650 166 862 83 1074 0 1308 109 1542 219 N"/></draw:custom-shape><draw:custom-shape draw:style-name="gr585" draw:text-style-name="P340" svg:width="0.6cm" svg:height="0.403cm" svg:x="11.631cm" svg:y="7.8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6" draw:text-style-name="P343" svg:width="7.353cm" svg:height="2.334cm" draw:transform="skewX (0.000698131700797739) rotate (-0.047996554429844) translate (1.38818055555556cm 13.4090833333333cm)"><text:p/><draw:enhanced-geometry svg:viewBox="0 0 1587 529" draw:type="non-primitive" draw:enhanced-path="M 0 529 C 143 294 287 60 499 30 711 0 1089 310 1270 348 1451 386 1519 321 1587 257 N"/></draw:custom-shape><draw:custom-shape draw:style-name="gr587" draw:text-style-name="P343" svg:width="7.266cm" svg:height="1.398cm" svg:x="1.445cm" svg:y="7.569cm"><text:p/><draw:enhanced-geometry svg:viewBox="0 0 1588 317" draw:type="non-primitive" draw:enhanced-path="M 0 226 C 125 128 250 30 363 45 476 60 552 317 680 317 808 317 983 90 1134 45 1285 0 1436 22 1588 45 N"/></draw:custom-shape><draw:custom-shape draw:style-name="gr588" draw:text-style-name="P340" svg:width="0.6cm" svg:height="0.401cm" svg:x="1.06cm" svg:y="8.2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9" draw:text-style-name="P348" svg:width="0.6cm" svg:height="0.403cm" svg:x="11.531cm" svg:y="3.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0" draw:text-style-name="P348" svg:width="0.6cm" svg:height="0.403cm" svg:x="14.944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1" draw:text-style-name="P347" svg:width="1.634cm" svg:height="1.788cm" svg:x="14.258cm" svg:y="4.219cm"><text:p text:style-name="P346"><text:span text:style-name="T306">J+1</text:span></text:p><text:p text:style-name="P346"><text:span text:style-name="T306">6:00</text:span></text:p><draw:enhanced-geometry svg:viewBox="0 0 21600 21600" draw:mirror-horizontal="false" draw:mirror-vertical="false" draw:type="mso-spt202" draw:enhanced-path="M 0 0 L 21600 0 21600 21600 0 21600 0 0 Z N"/></draw:custom-shape><draw:custom-shape draw:style-name="gr592" draw:text-style-name="P348" svg:width="0.6cm" svg:height="0.403cm" svg:x="0.905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3" draw:text-style-name="P347" svg:width="1.634cm" svg:height="1.788cm" svg:x="0.094cm" svg:y="4.237cm"><text:p text:style-name="P346"><text:span text:style-name="T306">J-4</text:span></text:p><text:p text:style-name="P346"><text:span text:style-name="T306">6:00</text:span></text:p><draw:enhanced-geometry svg:viewBox="0 0 21600 21600" draw:type="mso-spt202" draw:enhanced-path="M 0 0 L 21600 0 21600 21600 0 21600 0 0 Z N"/></draw:custom-shape><draw:line draw:style-name="gr594" draw:text-style-name="P350" svg:x1="19.855cm" svg:y1="3.811cm" svg:x2="19.487cm" svg:y2="3.811cm"><text:p/></draw:line><draw:line draw:style-name="gr595" draw:text-style-name="P350" svg:x1="19.248cm" svg:y1="3.811cm" svg:x2="18.88cm" svg:y2="3.811cm"><text:p/></draw:line><draw:line draw:style-name="gr596" draw:text-style-name="P350" svg:x1="19.855cm" svg:y1="3.811cm" svg:x2="19.487cm" svg:y2="3.811cm"><text:p/></draw:line><draw:line draw:style-name="gr597" draw:text-style-name="P350" svg:x1="18.705cm" svg:y1="3.811cm" svg:x2="18.337cm" svg:y2="3.811cm"><text:p/></draw:line><draw:line draw:style-name="gr598" draw:text-style-name="P350" svg:x1="18.119cm" svg:y1="3.811cm" svg:x2="6.973cm" svg:y2="3.855cm"><text:p/></draw:line><draw:line draw:style-name="gr599" draw:text-style-name="P350" svg:x1="6.728cm" svg:y1="3.833cm" svg:x2="6.36cm" svg:y2="3.833cm"><text:p/></draw:line><draw:line draw:style-name="gr600" draw:text-style-name="P350" svg:x1="6.121cm" svg:y1="3.833cm" svg:x2="5.753cm" svg:y2="3.833cm"><text:p/></draw:line><draw:line draw:style-name="gr601" draw:text-style-name="P350" svg:x1="6.728cm" svg:y1="3.833cm" svg:x2="6.36cm" svg:y2="3.833cm"><text:p/></draw:line><draw:line draw:style-name="gr602" draw:text-style-name="P350" svg:x1="5.578cm" svg:y1="3.833cm" svg:x2="5.21cm" svg:y2="3.833cm"><text:p/></draw:line><draw:line draw:style-name="gr603" draw:text-style-name="P350" svg:x1="4.956cm" svg:y1="3.812cm" svg:x2="1.505cm" svg:y2="3.812cm"><text:p/></draw:line><draw:custom-shape draw:style-name="gr604" draw:text-style-name="P348" svg:width="0.6cm" svg:height="0.401cm" svg:x="8.523cm" svg:y="3.6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5" draw:text-style-name="P348" svg:width="0.6cm" svg:height="0.403cm" svg:x="14.944cm" svg:y="3.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6" draw:text-style-name="P347" svg:width="1.634cm" svg:height="1.788cm" svg:x="7.751cm" svg:y="4.267cm"><text:p text:style-name="P346"><text:span text:style-name="T306">J-1</text:span></text:p><text:p text:style-name="P346"><text:span text:style-name="T306">6:00</text:span></text:p><draw:enhanced-geometry svg:viewBox="0 0 21600 21600" draw:mirror-horizontal="false" draw:mirror-vertical="false" draw:type="mso-spt202" draw:enhanced-path="M 0 0 L 21600 0 21600 21600 0 21600 0 0 Z N"/></draw:custom-shape><draw:line draw:style-name="gr607" draw:text-style-name="P350" svg:x1="20.44cm" svg:y1="3.811cm" svg:x2="20.072cm" svg:y2="3.811cm"><text:p/></draw:line><draw:custom-shape draw:style-name="gr608" draw:text-style-name="P348" svg:width="0.6cm" svg:height="0.401cm" svg:x="3.637cm" svg:y="3.6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9" draw:text-style-name="P347" svg:width="1.634cm" svg:height="1.788cm" svg:x="2.873cm" svg:y="4.286cm"><text:p text:style-name="P346"><text:span text:style-name="T306">J-3</text:span></text:p><text:p text:style-name="P346"><text:span text:style-name="T306">6:00</text:span></text:p><draw:enhanced-geometry svg:viewBox="0 0 21600 21600" draw:type="mso-spt202" draw:enhanced-path="M 0 0 L 21600 0 21600 21600 0 21600 0 0 Z N"/></draw:custom-shape><draw:custom-shape draw:style-name="gr610" draw:text-style-name="P347" svg:width="1.634cm" svg:height="1.788cm" svg:x="10.74cm" svg:y="4.267cm"><text:p text:style-name="P346"><text:span text:style-name="T306">J</text:span></text:p><text:p text:style-name="P346"><text:span text:style-name="T306">6:00</text:span></text:p><draw:enhanced-geometry svg:viewBox="0 0 21600 21600" draw:type="mso-spt202" draw:enhanced-path="M 0 0 L 21600 0 21600 21600 0 21600 0 0 Z N"/></draw:custom-shape><draw:line draw:style-name="gr611" draw:text-style-name="P352" svg:x1="20.741cm" svg:y1="3.821cm" svg:x2="26.531cm" svg:y2="3.771cm"><text:p/></draw:line><draw:custom-shape draw:style-name="gr612" draw:text-style-name="P348" svg:width="0.6cm" svg:height="0.401cm" svg:x="21.719cm" svg:y="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3" draw:text-style-name="P347" svg:width="1.634cm" svg:height="1.788cm" svg:x="21.176cm" svg:y="4.222cm"><text:p text:style-name="P346"><text:span text:style-name="T306">J+4</text:span></text:p><text:p text:style-name="P346"><text:span text:style-name="T306">6:00</text:span></text:p><draw:enhanced-geometry svg:viewBox="0 0 21600 21600" draw:type="mso-spt202" draw:enhanced-path="M 0 0 L 21600 0 21600 21600 0 21600 0 0 Z N"/></draw:custom-shape><draw:custom-shape draw:style-name="gr614" draw:text-style-name="P348" svg:width="0.599cm" svg:height="0.401cm" svg:x="24.726cm" svg:y="3.5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5" draw:text-style-name="P347" svg:width="1.634cm" svg:height="1.788cm" svg:x="24.022cm" svg:y="4.27cm"><text:p text:style-name="P346"><text:span text:style-name="T306">J+5</text:span></text:p><text:p text:style-name="P346"><text:span text:style-name="T306">6:00</text:span></text:p><draw:enhanced-geometry svg:viewBox="0 0 21600 21600" draw:mirror-horizontal="true" draw:type="mso-spt202" draw:enhanced-path="M 0 0 L 21600 0 21600 21600 0 21600 0 0 Z N"/></draw:custom-shape><draw:custom-shape draw:style-name="gr616" draw:text-style-name="P343" svg:width="10.101cm" svg:height="1.426cm" draw:transform="skewX (0.0827286065445313) rotate (0.0832522053201295) translate (12.0015cm 8.00981944444444cm)"><text:p/><draw:enhanced-geometry svg:viewBox="0 0 1451 324" draw:type="non-primitive" draw:enhanced-path="M 0 0 C 219 155 438 310 680 317 922 324 1186 184 1451 45 N"/></draw:custom-shape><draw:frame draw:style-name="gr617" draw:text-style-name="P354" svg:width="7.721cm" svg:height="0.983cm" svg:x="2.702cm" svg:y="15.397cm"><draw:text-box><text:p text:style-name="P277"><text:span text:style-name="T306">Manteau neigeux analysé</text:span></text:p></draw:text-box></draw:frame><draw:line draw:style-name="gr618" draw:text-style-name="P350" svg:x1="0.637cm" svg:y1="11.323cm" svg:x2="0.637cm" svg:y2="11.584cm"><text:p/></draw:line><draw:polygon draw:style-name="gr619" draw:text-style-name="P350" svg:width="0cm" svg:height="0cm" svg:x="3.228cm" svg:y="11.323cm" svg:viewBox="0 0 0 0" draw:points="0,0"><text:p/></draw:polygon><draw:line draw:style-name="gr620" draw:text-style-name="P350" svg:x1="0.774cm" svg:y1="10.982cm" svg:x2="26.162cm" svg:y2="10.982cm"><text:p/></draw:line><draw:line draw:style-name="gr621" draw:text-style-name="P350" svg:x1="1.212cm" svg:y1="10.875cm" svg:x2="1.212cm" svg:y2="11.275cm"><text:p/></draw:line><draw:line draw:style-name="gr622" draw:text-style-name="P350" svg:x1="1.212cm" svg:y1="10.875cm" svg:x2="1.212cm" svg:y2="11.275cm"><text:p/></draw:line><draw:line draw:style-name="gr623" draw:text-style-name="P350" svg:x1="1.87cm" svg:y1="10.875cm" svg:x2="1.87cm" svg:y2="11.275cm"><text:p/></draw:line><draw:line draw:style-name="gr624" draw:text-style-name="P350" svg:x1="2.527cm" svg:y1="10.875cm" svg:x2="2.527cm" svg:y2="11.275cm"><text:p/></draw:line><draw:line draw:style-name="gr625" draw:text-style-name="P350" svg:x1="3.184cm" svg:y1="10.875cm" svg:x2="3.184cm" svg:y2="11.275cm"><text:p/></draw:line><draw:line draw:style-name="gr626" draw:text-style-name="P350" svg:x1="3.842cm" svg:y1="10.875cm" svg:x2="3.842cm" svg:y2="11.275cm"><text:p/></draw:line><draw:polygon draw:style-name="gr627" draw:text-style-name="P350" svg:width="0cm" svg:height="0cm" svg:x="6.515cm" svg:y="11.323cm" svg:viewBox="0 0 0 0" draw:points="0,0"><text:p/></draw:polygon><draw:line draw:style-name="gr628" draw:text-style-name="P350" svg:x1="4.499cm" svg:y1="10.875cm" svg:x2="4.499cm" svg:y2="11.275cm"><text:p/></draw:line><draw:line draw:style-name="gr629" draw:text-style-name="P350" svg:x1="4.499cm" svg:y1="10.875cm" svg:x2="4.499cm" svg:y2="11.275cm"><text:p/></draw:line><draw:line draw:style-name="gr630" draw:text-style-name="P350" svg:x1="5.156cm" svg:y1="10.875cm" svg:x2="5.156cm" svg:y2="11.275cm"><text:p/></draw:line><draw:line draw:style-name="gr631" draw:text-style-name="P350" svg:x1="5.814cm" svg:y1="10.875cm" svg:x2="5.814cm" svg:y2="11.275cm"><text:p/></draw:line><draw:line draw:style-name="gr632" draw:text-style-name="P350" svg:x1="6.471cm" svg:y1="10.875cm" svg:x2="6.471cm" svg:y2="11.275cm"><text:p/></draw:line><draw:line draw:style-name="gr633" draw:text-style-name="P350" svg:x1="7.128cm" svg:y1="10.875cm" svg:x2="7.128cm" svg:y2="11.275cm"><text:p/></draw:line><draw:polygon draw:style-name="gr634" draw:text-style-name="P350" svg:width="0cm" svg:height="0cm" svg:x="9.802cm" svg:y="11.323cm" svg:viewBox="0 0 0 0" draw:points="0,0"><text:p/></draw:polygon><draw:line draw:style-name="gr635" draw:text-style-name="P350" svg:x1="7.786cm" svg:y1="10.875cm" svg:x2="7.786cm" svg:y2="11.275cm"><text:p/></draw:line><draw:line draw:style-name="gr636" draw:text-style-name="P350" svg:x1="7.786cm" svg:y1="10.875cm" svg:x2="7.786cm" svg:y2="11.275cm"><text:p/></draw:line><draw:line draw:style-name="gr637" draw:text-style-name="P350" svg:x1="8.443cm" svg:y1="10.875cm" svg:x2="8.443cm" svg:y2="11.275cm"><text:p/></draw:line><draw:line draw:style-name="gr638" draw:text-style-name="P350" svg:x1="9.1cm" svg:y1="10.875cm" svg:x2="9.1cm" svg:y2="11.275cm"><text:p/></draw:line><draw:line draw:style-name="gr639" draw:text-style-name="P350" svg:x1="9.758cm" svg:y1="10.875cm" svg:x2="9.758cm" svg:y2="11.275cm"><text:p/></draw:line><draw:line draw:style-name="gr640" draw:text-style-name="P350" svg:x1="10.415cm" svg:y1="10.875cm" svg:x2="10.415cm" svg:y2="11.275cm"><text:p/></draw:line><draw:polygon draw:style-name="gr641" draw:text-style-name="P350" svg:width="0cm" svg:height="0cm" svg:x="13.088cm" svg:y="11.323cm" svg:viewBox="0 0 0 0" draw:points="0,0"><text:p/></draw:polygon><draw:line draw:style-name="gr642" draw:text-style-name="P350" svg:x1="11.072cm" svg:y1="10.875cm" svg:x2="11.072cm" svg:y2="11.275cm"><text:p/></draw:line><draw:line draw:style-name="gr643" draw:text-style-name="P350" svg:x1="11.072cm" svg:y1="10.875cm" svg:x2="11.072cm" svg:y2="11.275cm"><text:p/></draw:line><draw:line draw:style-name="gr644" draw:text-style-name="P350" svg:x1="11.73cm" svg:y1="10.875cm" svg:x2="11.73cm" svg:y2="11.275cm"><text:p/></draw:line><draw:line draw:style-name="gr645" draw:text-style-name="P350" svg:x1="12.387cm" svg:y1="10.875cm" svg:x2="12.387cm" svg:y2="11.275cm"><text:p/></draw:line><draw:line draw:style-name="gr646" draw:text-style-name="P350" svg:x1="13.044cm" svg:y1="10.875cm" svg:x2="13.044cm" svg:y2="11.275cm"><text:p/></draw:line><draw:line draw:style-name="gr647" draw:text-style-name="P350" svg:x1="13.702cm" svg:y1="10.875cm" svg:x2="13.702cm" svg:y2="11.275cm"><text:p/></draw:line><draw:line draw:style-name="gr648" draw:text-style-name="P350" svg:x1="5.814cm" svg:y1="10.875cm" svg:x2="5.814cm" svg:y2="11.275cm"><text:p/></draw:line><draw:line draw:style-name="gr649" draw:text-style-name="P350" svg:x1="6.471cm" svg:y1="10.875cm" svg:x2="6.471cm" svg:y2="11.275cm"><text:p/></draw:line><draw:line draw:style-name="gr650" draw:text-style-name="P350" svg:x1="7.128cm" svg:y1="10.875cm" svg:x2="7.128cm" svg:y2="11.275cm"><text:p/></draw:line><draw:line draw:style-name="gr651" draw:text-style-name="P350" svg:x1="7.786cm" svg:y1="10.875cm" svg:x2="7.786cm" svg:y2="11.275cm"><text:p/></draw:line><draw:line draw:style-name="gr652" draw:text-style-name="P350" svg:x1="8.443cm" svg:y1="10.875cm" svg:x2="8.443cm" svg:y2="11.275cm"><text:p/></draw:line><draw:line draw:style-name="gr653" draw:text-style-name="P350" svg:x1="9.1cm" svg:y1="10.875cm" svg:x2="9.1cm" svg:y2="11.275cm"><text:p/></draw:line><draw:line draw:style-name="gr654" draw:text-style-name="P350" svg:x1="9.758cm" svg:y1="10.875cm" svg:x2="9.758cm" svg:y2="11.275cm"><text:p/></draw:line><draw:line draw:style-name="gr655" draw:text-style-name="P350" svg:x1="10.415cm" svg:y1="10.875cm" svg:x2="10.415cm" svg:y2="11.275cm"><text:p/></draw:line><draw:line draw:style-name="gr656" draw:text-style-name="P350" svg:x1="11.072cm" svg:y1="10.875cm" svg:x2="11.072cm" svg:y2="11.275cm"><text:p/></draw:line><draw:line draw:style-name="gr657" draw:text-style-name="P350" svg:x1="11.73cm" svg:y1="10.875cm" svg:x2="11.73cm" svg:y2="11.275cm"><text:p/></draw:line><draw:line draw:style-name="gr658" draw:text-style-name="P350" svg:x1="12.387cm" svg:y1="10.875cm" svg:x2="12.387cm" svg:y2="11.275cm"><text:p/></draw:line><draw:line draw:style-name="gr659" draw:text-style-name="P350" svg:x1="13.044cm" svg:y1="10.875cm" svg:x2="13.044cm" svg:y2="11.275cm"><text:p/></draw:line><draw:line draw:style-name="gr660" draw:text-style-name="P350" svg:x1="13.702cm" svg:y1="10.875cm" svg:x2="13.702cm" svg:y2="11.275cm"><text:p/></draw:line><draw:polygon draw:style-name="gr661" draw:text-style-name="P350" svg:width="0cm" svg:height="0cm" svg:x="14.403cm" svg:y="11.323cm" svg:viewBox="0 0 0 0" draw:points="0,0"><text:p/></draw:polygon><draw:line draw:style-name="gr662" draw:text-style-name="P350" svg:x1="14.359cm" svg:y1="10.875cm" svg:x2="14.359cm" svg:y2="11.275cm"><text:p/></draw:line><draw:line draw:style-name="gr663" draw:text-style-name="P350" svg:x1="15.016cm" svg:y1="10.875cm" svg:x2="15.016cm" svg:y2="11.275cm"><text:p/></draw:line><draw:polygon draw:style-name="gr664" draw:text-style-name="P350" svg:width="0cm" svg:height="0cm" svg:x="17.69cm" svg:y="11.323cm" svg:viewBox="0 0 0 0" draw:points="0,0"><text:p/></draw:polygon><draw:line draw:style-name="gr665" draw:text-style-name="P350" svg:x1="15.674cm" svg:y1="10.875cm" svg:x2="15.674cm" svg:y2="11.275cm"><text:p/></draw:line><draw:line draw:style-name="gr666" draw:text-style-name="P350" svg:x1="15.674cm" svg:y1="10.875cm" svg:x2="15.674cm" svg:y2="11.275cm"><text:p/></draw:line><draw:line draw:style-name="gr667" draw:text-style-name="P350" svg:x1="16.331cm" svg:y1="10.875cm" svg:x2="16.331cm" svg:y2="11.275cm"><text:p/></draw:line><draw:line draw:style-name="gr668" draw:text-style-name="P350" svg:x1="16.989cm" svg:y1="10.875cm" svg:x2="16.989cm" svg:y2="11.275cm"><text:p/></draw:line><draw:line draw:style-name="gr669" draw:text-style-name="P350" svg:x1="17.646cm" svg:y1="10.875cm" svg:x2="17.646cm" svg:y2="11.275cm"><text:p/></draw:line><draw:line draw:style-name="gr670" draw:text-style-name="P350" svg:x1="18.303cm" svg:y1="10.875cm" svg:x2="18.303cm" svg:y2="11.275cm"><text:p/></draw:line><draw:polygon draw:style-name="gr671" draw:text-style-name="P350" svg:width="0cm" svg:height="0cm" svg:x="20.976cm" svg:y="11.323cm" svg:viewBox="0 0 0 0" draw:points="0,0"><text:p/></draw:polygon><draw:line draw:style-name="gr672" draw:text-style-name="P350" svg:x1="18.961cm" svg:y1="10.875cm" svg:x2="18.961cm" svg:y2="11.275cm"><text:p/></draw:line><draw:line draw:style-name="gr673" draw:text-style-name="P350" svg:x1="18.961cm" svg:y1="10.875cm" svg:x2="18.961cm" svg:y2="11.275cm"><text:p/></draw:line><draw:line draw:style-name="gr674" draw:text-style-name="P350" svg:x1="19.618cm" svg:y1="10.875cm" svg:x2="19.618cm" svg:y2="11.275cm"><text:p/></draw:line><draw:line draw:style-name="gr675" draw:text-style-name="P350" svg:x1="20.275cm" svg:y1="10.875cm" svg:x2="20.275cm" svg:y2="11.275cm"><text:p/></draw:line><draw:line draw:style-name="gr676" draw:text-style-name="P350" svg:x1="20.933cm" svg:y1="10.875cm" svg:x2="20.933cm" svg:y2="11.275cm"><text:p/></draw:line><draw:line draw:style-name="gr677" draw:text-style-name="P350" svg:x1="21.59cm" svg:y1="10.875cm" svg:x2="21.59cm" svg:y2="11.275cm"><text:p/></draw:line><draw:line draw:style-name="gr678" draw:text-style-name="P350" svg:x1="14.359cm" svg:y1="10.875cm" svg:x2="14.359cm" svg:y2="11.275cm"><text:p/></draw:line><draw:line draw:style-name="gr679" draw:text-style-name="P350" svg:x1="15.016cm" svg:y1="10.875cm" svg:x2="15.016cm" svg:y2="11.275cm"><text:p/></draw:line><draw:line draw:style-name="gr680" draw:text-style-name="P350" svg:x1="15.674cm" svg:y1="10.875cm" svg:x2="15.674cm" svg:y2="11.275cm"><text:p/></draw:line><draw:line draw:style-name="gr681" draw:text-style-name="P350" svg:x1="16.331cm" svg:y1="10.875cm" svg:x2="16.331cm" svg:y2="11.275cm"><text:p/></draw:line><draw:line draw:style-name="gr682" draw:text-style-name="P350" svg:x1="16.989cm" svg:y1="10.875cm" svg:x2="16.989cm" svg:y2="11.275cm"><text:p/></draw:line><draw:line draw:style-name="gr683" draw:text-style-name="P350" svg:x1="17.646cm" svg:y1="10.875cm" svg:x2="17.646cm" svg:y2="11.275cm"><text:p/></draw:line><draw:line draw:style-name="gr684" draw:text-style-name="P350" svg:x1="18.303cm" svg:y1="10.875cm" svg:x2="18.303cm" svg:y2="11.275cm"><text:p/></draw:line><draw:line draw:style-name="gr685" draw:text-style-name="P350" svg:x1="18.961cm" svg:y1="10.875cm" svg:x2="18.961cm" svg:y2="11.275cm"><text:p/></draw:line><draw:line draw:style-name="gr686" draw:text-style-name="P350" svg:x1="19.618cm" svg:y1="10.875cm" svg:x2="19.618cm" svg:y2="11.275cm"><text:p/></draw:line><draw:line draw:style-name="gr687" draw:text-style-name="P350" svg:x1="20.275cm" svg:y1="10.875cm" svg:x2="20.275cm" svg:y2="11.275cm"><text:p/></draw:line><draw:line draw:style-name="gr688" draw:text-style-name="P350" svg:x1="20.933cm" svg:y1="10.875cm" svg:x2="20.933cm" svg:y2="11.275cm"><text:p/></draw:line><draw:polygon draw:style-name="gr689" draw:text-style-name="P350" svg:width="0cm" svg:height="0cm" svg:x="17.69cm" svg:y="11.323cm" svg:viewBox="0 0 0 0" draw:points="0,0"><text:p/></draw:polygon><draw:line draw:style-name="gr690" draw:text-style-name="P350" svg:x1="18.303cm" svg:y1="10.875cm" svg:x2="18.303cm" svg:y2="11.275cm"><text:p/></draw:line><draw:polygon draw:style-name="gr691" draw:text-style-name="P350" svg:width="0cm" svg:height="0cm" svg:x="20.976cm" svg:y="11.323cm" svg:viewBox="0 0 0 0" draw:points="0,0"><text:p/></draw:polygon><draw:line draw:style-name="gr692" draw:text-style-name="P350" svg:x1="18.961cm" svg:y1="10.875cm" svg:x2="18.961cm" svg:y2="11.275cm"><text:p/></draw:line><draw:line draw:style-name="gr693" draw:text-style-name="P350" svg:x1="18.961cm" svg:y1="10.875cm" svg:x2="18.961cm" svg:y2="11.275cm"><text:p/></draw:line><draw:line draw:style-name="gr694" draw:text-style-name="P350" svg:x1="20.275cm" svg:y1="10.875cm" svg:x2="20.275cm" svg:y2="11.275cm"><text:p/></draw:line><draw:line draw:style-name="gr695" draw:text-style-name="P350" svg:x1="20.933cm" svg:y1="10.875cm" svg:x2="20.933cm" svg:y2="11.275cm"><text:p/></draw:line><draw:line draw:style-name="gr696" draw:text-style-name="P350" svg:x1="18.303cm" svg:y1="10.875cm" svg:x2="18.303cm" svg:y2="11.275cm"><text:p/></draw:line><draw:line draw:style-name="gr697" draw:text-style-name="P350" svg:x1="18.961cm" svg:y1="10.875cm" svg:x2="18.961cm" svg:y2="11.275cm"><text:p/></draw:line><draw:line draw:style-name="gr698" draw:text-style-name="P350" svg:x1="22.247cm" svg:y1="10.875cm" svg:x2="22.247cm" svg:y2="11.275cm"><text:p/></draw:line><draw:frame draw:style-name="gr699" draw:text-style-name="P355" svg:width="1.098cm" svg:height="0.699cm" svg:x="0.773cm" svg:y="11.301cm"><draw:text-box><text:p text:style-name="P277"><text:span text:style-name="T312">06</text:span></text:p></draw:text-box></draw:frame><draw:frame draw:style-name="gr700" draw:text-style-name="P355" svg:width="1.096cm" svg:height="0.699cm" svg:x="3.404cm" svg:y="11.275cm"><draw:text-box><text:p text:style-name="P277"><text:span text:style-name="T312">06</text:span></text:p></draw:text-box></draw:frame><draw:frame draw:style-name="gr701" draw:text-style-name="P355" svg:width="1.096cm" svg:height="0.699cm" svg:x="6.033cm" svg:y="11.301cm"><draw:text-box><text:p text:style-name="P277"><text:span text:style-name="T312">06</text:span></text:p></draw:text-box></draw:frame><draw:frame draw:style-name="gr702" draw:text-style-name="P355" svg:width="1.096cm" svg:height="0.699cm" svg:x="8.662cm" svg:y="11.275cm"><draw:text-box><text:p text:style-name="P277"><text:span text:style-name="T312">06</text:span></text:p></draw:text-box></draw:frame><draw:frame draw:style-name="gr703" draw:text-style-name="P355" svg:width="1.094cm" svg:height="0.699cm" svg:x="11.074cm" svg:y="11.301cm"><draw:text-box><text:p text:style-name="P277"><text:span text:style-name="T312">06</text:span></text:p></draw:text-box></draw:frame><draw:frame draw:style-name="gr704" draw:text-style-name="P355" svg:width="1.096cm" svg:height="0.699cm" svg:x="13.921cm" svg:y="11.275cm"><draw:text-box><text:p text:style-name="P277"><text:span text:style-name="T312">06</text:span></text:p></draw:text-box></draw:frame><draw:frame draw:style-name="gr705" draw:text-style-name="P355" svg:width="1.096cm" svg:height="0.699cm" svg:x="16.551cm" svg:y="11.275cm"><draw:text-box><text:p text:style-name="P277"><text:span text:style-name="T312">06</text:span></text:p></draw:text-box></draw:frame><draw:frame draw:style-name="gr706" draw:text-style-name="P355" svg:width="1.096cm" svg:height="0.699cm" svg:x="19.161cm" svg:y="11.275cm"><draw:text-box><text:p text:style-name="P277"><text:span text:style-name="T312">06</text:span></text:p></draw:text-box></draw:frame><draw:frame draw:style-name="gr707" draw:text-style-name="P355" svg:width="1.096cm" svg:height="0.699cm" svg:x="21.761cm" svg:y="11.275cm"><draw:text-box><text:p text:style-name="P277"><text:span text:style-name="T312">06</text:span></text:p></draw:text-box></draw:frame><draw:line draw:style-name="gr708" draw:text-style-name="P350" svg:x1="22.247cm" svg:y1="10.875cm" svg:x2="22.247cm" svg:y2="11.275cm"><text:p/></draw:line><draw:line draw:style-name="gr709" draw:text-style-name="P350" svg:x1="25.019cm" svg:y1="10.875cm" svg:x2="25.019cm" svg:y2="11.275cm"><text:p/></draw:line><draw:line draw:style-name="gr710" draw:text-style-name="P350" svg:x1="25.019cm" svg:y1="10.875cm" svg:x2="25.019cm" svg:y2="11.275cm"><text:p/></draw:line><draw:frame draw:style-name="gr711" draw:text-style-name="P355" svg:width="1.096cm" svg:height="0.699cm" svg:x="24.562cm" svg:y="11.301cm"><draw:text-box><text:p text:style-name="P277"><text:span text:style-name="T312">06</text:span></text:p></draw:text-box></draw:frame><draw:frame draw:style-name="gr712" draw:text-style-name="P356" svg:width="13.801cm" svg:height="0.699cm" svg:x="11.361cm" svg:y="9.983cm"><draw:text-box><text:p text:style-name="P277"><text:span text:style-name="T313">P6 P12 P18 P24 P30 <text:s text:c="19"/>P54 <text:s text:c="20"/>P78 <text:s text:c="20"/>P102</text:span></text:p></draw:text-box></draw:frame><draw:frame draw:style-name="gr713" draw:text-style-name="P357" svg:width="3.823cm" svg:height="1.659cm" svg:x="-0.448cm" svg:y="9.327cm"><draw:text-box><text:p text:style-name="P277"><text:span text:style-name="T314">Ebauche :</text:span></text:p></draw:text-box></draw:frame><draw:frame draw:style-name="gr714" draw:text-style-name="P358" svg:width="11.201cm" svg:height="1.26cm" svg:x="0.773cm" svg:y="9.983cm"><draw:text-box><text:p text:style-name="P318"><text:span text:style-name="T315">A6 A6 A6 <text:s/>A6 A6 A6 A6 A6 <text:s/>A6 A6 A6 A6 A6 A6 A6 A6</text:span></text:p></draw:text-box></draw:frame><draw:custom-shape draw:style-name="gr715" draw:text-style-name="P349" svg:width="0.6cm" svg:height="0.403cm" svg:x="1.025cm" svg:y="15.55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6" draw:name="Forme8" draw:style-name="gr217" draw:text-style-name="P339" svg:width="12.537cm" svg:height="2.274cm" svg:x="7.47cm" svg:y="-0.85cm"><draw:text-box><text:p><text:span text:style-name="T305">Schéma 5 : RUN S2M 3h </text:span></text:p></draw:text-box></draw:frame></text:p>
      <text:p text:style-name="P115"><draw:g text:anchor-type="paragraph" draw:z-index="7" draw:name="Forme9" draw:style-name="gr1"><draw:custom-shape draw:style-name="gr363" draw:text-style-name="P340" svg:width="0.398cm" svg:height="13.001cm" svg:x="11.4cm" svg:y="3.627cm"><text:p/><draw:enhanced-geometry svg:viewBox="0 0 21600 21600" draw:type="rectangle" draw:enhanced-path="M 0 0 L 21600 0 21600 21600 0 21600 0 0 Z N"/></draw:custom-shape><draw:custom-shape draw:name="Espace réservé du numéro de diapositive 5" draw:style-name="gr364" draw:text-style-name="P341" svg:width="2.063cm" svg:height="0.724cm" svg:x="-0.305cm" svg:y="16.034cm"><text:p/><draw:enhanced-geometry svg:viewBox="0 0 21600 21600" draw:type="mso-spt202" draw:enhanced-path="M 0 0 L 21600 0 21600 21600 0 21600 0 0 Z N"/></draw:custom-shape><draw:custom-shape draw:style-name="gr365" draw:text-style-name="P343" svg:width="4.472cm" svg:height="1.026cm" svg:x="0.436cm" svg:y="7.107cm"><text:p text:style-name="P342"><text:span text:style-name="T306">Météo analysée</text:span></text:p><draw:enhanced-geometry svg:viewBox="0 0 21600 21600" draw:type="mso-spt202" draw:enhanced-path="M 0 0 L 21600 0 21600 21600 0 21600 0 0 Z N"/></draw:custom-shape><draw:custom-shape draw:style-name="gr366" draw:text-style-name="P340" svg:width="0.602cm" svg:height="0.403cm" svg:x="8.876cm" svg:y="8.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7" draw:text-style-name="P343" svg:width="6.056cm" svg:height="1.8cm" svg:x="9.282cm" svg:y="11.511cm"><text:p/><draw:enhanced-geometry svg:viewBox="0 0 1497 408" draw:type="non-primitive" draw:enhanced-path="M 0 408 C 18 328 37 249 181 181 325 113 643 0 862 0 1081 0 1289 90 1497 181 N"/></draw:custom-shape><draw:custom-shape draw:style-name="gr368" draw:text-style-name="P340" svg:width="0.602cm" svg:height="0.401cm" svg:x="15.076cm" svg:y="12.1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9" draw:text-style-name="P340" svg:width="0.6cm" svg:height="0.403cm" svg:x="22.206cm" svg:y="12.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0" draw:text-style-name="P344" svg:width="0.198cm" svg:height="1.403cm" svg:x="3.475cm" svg:y="2.845cm"><text:p/><draw:enhanced-geometry svg:viewBox="0 0 21600 21600" draw:mirror-horizontal="false" draw:mirror-vertical="false" draw:type="rectangle" draw:enhanced-path="M 0 0 L 21600 0 21600 21600 0 21600 0 0 Z N"/></draw:custom-shape><draw:custom-shape draw:style-name="gr371" draw:text-style-name="P344" svg:width="0.198cm" svg:height="1.403cm" svg:x="4.278cm" svg:y="2.845cm"><text:p/><draw:enhanced-geometry svg:viewBox="0 0 21600 21600" draw:type="rectangle" draw:enhanced-path="M 0 0 L 21600 0 21600 21600 0 21600 0 0 Z N"/></draw:custom-shape><draw:custom-shape draw:style-name="gr372" draw:text-style-name="P344" svg:width="0.198cm" svg:height="1.403cm" svg:x="6.077cm" svg:y="2.845cm"><text:p/><draw:enhanced-geometry svg:viewBox="0 0 21600 21600" draw:type="rectangle" draw:enhanced-path="M 0 0 L 21600 0 21600 21600 0 21600 0 0 Z N"/></draw:custom-shape><draw:custom-shape draw:style-name="gr373" draw:text-style-name="P344" svg:width="0.2cm" svg:height="1.403cm" svg:x="4.572cm" svg:y="2.845cm"><text:p/><draw:enhanced-geometry svg:viewBox="0 0 21600 21600" draw:type="rectangle" draw:enhanced-path="M 0 0 L 21600 0 21600 21600 0 21600 0 0 Z N"/></draw:custom-shape><draw:custom-shape draw:style-name="gr374" draw:text-style-name="P344" svg:width="0.198cm" svg:height="1.403cm" svg:x="5.477cm" svg:y="2.845cm"><text:p/><draw:enhanced-geometry svg:viewBox="0 0 21600 21600" draw:type="rectangle" draw:enhanced-path="M 0 0 L 21600 0 21600 21600 0 21600 0 0 Z N"/></draw:custom-shape><draw:custom-shape draw:style-name="gr375" draw:text-style-name="P344" svg:width="0.2cm" svg:height="1.403cm" svg:x="3.875cm" svg:y="2.845cm"><text:p/><draw:enhanced-geometry svg:viewBox="0 0 21600 21600" draw:type="rectangle" draw:enhanced-path="M 0 0 L 21600 0 21600 21600 0 21600 0 0 Z N"/></draw:custom-shape><draw:custom-shape draw:style-name="gr376" draw:text-style-name="P344" svg:width="0.2cm" svg:height="1.403cm" svg:x="5.798cm" svg:y="2.845cm"><text:p/><draw:enhanced-geometry svg:viewBox="0 0 21600 21600" draw:type="rectangle" draw:enhanced-path="M 0 0 L 21600 0 21600 21600 0 21600 0 0 Z N"/></draw:custom-shape><draw:custom-shape draw:style-name="gr377" draw:text-style-name="P344" svg:width="0.198cm" svg:height="1.403cm" svg:x="3.475cm" svg:y="2.845cm"><text:p/><draw:enhanced-geometry svg:viewBox="0 0 21600 21600" draw:mirror-horizontal="false" draw:mirror-vertical="false" draw:type="rectangle" draw:enhanced-path="M 0 0 L 21600 0 21600 21600 0 21600 0 0 Z N"/></draw:custom-shape><draw:custom-shape draw:style-name="gr378" draw:text-style-name="P344" svg:width="0.198cm" svg:height="1.403cm" svg:x="4.278cm" svg:y="2.845cm"><text:p/><draw:enhanced-geometry svg:viewBox="0 0 21600 21600" draw:type="rectangle" draw:enhanced-path="M 0 0 L 21600 0 21600 21600 0 21600 0 0 Z N"/></draw:custom-shape><draw:custom-shape draw:style-name="gr379" draw:text-style-name="P344" svg:width="0.198cm" svg:height="1.403cm" svg:x="6.077cm" svg:y="2.845cm"><text:p/><draw:enhanced-geometry svg:viewBox="0 0 21600 21600" draw:type="rectangle" draw:enhanced-path="M 0 0 L 21600 0 21600 21600 0 21600 0 0 Z N"/></draw:custom-shape><draw:custom-shape draw:style-name="gr380" draw:text-style-name="P344" svg:width="0.2cm" svg:height="1.403cm" svg:x="4.572cm" svg:y="2.845cm"><text:p/><draw:enhanced-geometry svg:viewBox="0 0 21600 21600" draw:type="rectangle" draw:enhanced-path="M 0 0 L 21600 0 21600 21600 0 21600 0 0 Z N"/></draw:custom-shape><draw:custom-shape draw:style-name="gr381" draw:text-style-name="P344" svg:width="0.198cm" svg:height="1.403cm" svg:x="5.477cm" svg:y="2.845cm"><text:p/><draw:enhanced-geometry svg:viewBox="0 0 21600 21600" draw:type="rectangle" draw:enhanced-path="M 0 0 L 21600 0 21600 21600 0 21600 0 0 Z N"/></draw:custom-shape><draw:custom-shape draw:style-name="gr382" draw:text-style-name="P344" svg:width="0.2cm" svg:height="1.403cm" svg:x="3.875cm" svg:y="2.845cm"><text:p/><draw:enhanced-geometry svg:viewBox="0 0 21600 21600" draw:type="rectangle" draw:enhanced-path="M 0 0 L 21600 0 21600 21600 0 21600 0 0 Z N"/></draw:custom-shape><draw:custom-shape draw:style-name="gr383" draw:text-style-name="P344" svg:width="0.2cm" svg:height="1.403cm" svg:x="5.798cm" svg:y="2.845cm"><text:p/><draw:enhanced-geometry svg:viewBox="0 0 21600 21600" draw:type="rectangle" draw:enhanced-path="M 0 0 L 21600 0 21600 21600 0 21600 0 0 Z N"/></draw:custom-shape><draw:custom-shape draw:style-name="gr384" draw:text-style-name="P344" svg:width="0.198cm" svg:height="1.403cm" svg:x="3.475cm" svg:y="2.845cm"><text:p/><draw:enhanced-geometry svg:viewBox="0 0 21600 21600" draw:mirror-horizontal="false" draw:mirror-vertical="false" draw:type="rectangle" draw:enhanced-path="M 0 0 L 21600 0 21600 21600 0 21600 0 0 Z N"/></draw:custom-shape><draw:custom-shape draw:style-name="gr385" draw:text-style-name="P344" svg:width="0.198cm" svg:height="1.403cm" svg:x="4.278cm" svg:y="2.845cm"><text:p/><draw:enhanced-geometry svg:viewBox="0 0 21600 21600" draw:mirror-horizontal="false" draw:mirror-vertical="false" draw:type="rectangle" draw:enhanced-path="M 0 0 L 21600 0 21600 21600 0 21600 0 0 Z N"/></draw:custom-shape><draw:custom-shape draw:style-name="gr386" draw:text-style-name="P344" svg:width="0.2cm" svg:height="1.403cm" svg:x="4.572cm" svg:y="2.845cm"><text:p/><draw:enhanced-geometry svg:viewBox="0 0 21600 21600" draw:mirror-horizontal="false" draw:mirror-vertical="false" draw:type="rectangle" draw:enhanced-path="M 0 0 L 21600 0 21600 21600 0 21600 0 0 Z N"/></draw:custom-shape><draw:custom-shape draw:style-name="gr387" draw:text-style-name="P344" svg:width="0.198cm" svg:height="1.403cm" svg:x="5.477cm" svg:y="2.845cm"><text:p/><draw:enhanced-geometry svg:viewBox="0 0 21600 21600" draw:mirror-horizontal="false" draw:mirror-vertical="false" draw:type="rectangle" draw:enhanced-path="M 0 0 L 21600 0 21600 21600 0 21600 0 0 Z N"/></draw:custom-shape><draw:custom-shape draw:style-name="gr388" draw:text-style-name="P344" svg:width="0.2cm" svg:height="1.403cm" svg:x="3.875cm" svg:y="2.845cm"><text:p/><draw:enhanced-geometry svg:viewBox="0 0 21600 21600" draw:mirror-horizontal="false" draw:mirror-vertical="false" draw:type="rectangle" draw:enhanced-path="M 0 0 L 21600 0 21600 21600 0 21600 0 0 Z N"/></draw:custom-shape><draw:custom-shape draw:style-name="gr389" draw:text-style-name="P344" svg:width="0.2cm" svg:height="1.403cm" svg:x="5.798cm" svg:y="2.845cm"><text:p/><draw:enhanced-geometry svg:viewBox="0 0 21600 21600" draw:mirror-horizontal="false" draw:mirror-vertical="false" draw:type="rectangle" draw:enhanced-path="M 0 0 L 21600 0 21600 21600 0 21600 0 0 Z N"/></draw:custom-shape><draw:custom-shape draw:style-name="gr390" draw:text-style-name="P344" svg:width="0.198cm" svg:height="1.403cm" svg:x="3.475cm" svg:y="2.845cm"><text:p/><draw:enhanced-geometry svg:viewBox="0 0 21600 21600" draw:mirror-horizontal="false" draw:mirror-vertical="false" draw:type="rectangle" draw:enhanced-path="M 0 0 L 21600 0 21600 21600 0 21600 0 0 Z N"/></draw:custom-shape><draw:custom-shape draw:style-name="gr391" draw:text-style-name="P344" svg:width="0.198cm" svg:height="1.403cm" svg:x="4.278cm" svg:y="2.845cm"><text:p/><draw:enhanced-geometry svg:viewBox="0 0 21600 21600" draw:mirror-horizontal="false" draw:mirror-vertical="false" draw:type="rectangle" draw:enhanced-path="M 0 0 L 21600 0 21600 21600 0 21600 0 0 Z N"/></draw:custom-shape><draw:custom-shape draw:style-name="gr392" draw:text-style-name="P344" svg:width="0.2cm" svg:height="1.403cm" svg:x="4.572cm" svg:y="2.845cm"><text:p/><draw:enhanced-geometry svg:viewBox="0 0 21600 21600" draw:mirror-horizontal="false" draw:mirror-vertical="false" draw:type="rectangle" draw:enhanced-path="M 0 0 L 21600 0 21600 21600 0 21600 0 0 Z N"/></draw:custom-shape><draw:custom-shape draw:style-name="gr393" draw:text-style-name="P344" svg:width="0.198cm" svg:height="1.403cm" svg:x="5.477cm" svg:y="2.845cm"><text:p/><draw:enhanced-geometry svg:viewBox="0 0 21600 21600" draw:mirror-horizontal="false" draw:mirror-vertical="false" draw:type="rectangle" draw:enhanced-path="M 0 0 L 21600 0 21600 21600 0 21600 0 0 Z N"/></draw:custom-shape><draw:custom-shape draw:style-name="gr394" draw:text-style-name="P344" svg:width="0.2cm" svg:height="1.403cm" svg:x="3.875cm" svg:y="2.845cm"><text:p/><draw:enhanced-geometry svg:viewBox="0 0 21600 21600" draw:mirror-horizontal="false" draw:mirror-vertical="false" draw:type="rectangle" draw:enhanced-path="M 0 0 L 21600 0 21600 21600 0 21600 0 0 Z N"/></draw:custom-shape><draw:custom-shape draw:style-name="gr395" draw:text-style-name="P344" svg:width="0.2cm" svg:height="1.403cm" svg:x="5.798cm" svg:y="2.845cm"><text:p/><draw:enhanced-geometry svg:viewBox="0 0 21600 21600" draw:mirror-horizontal="false" draw:mirror-vertical="false" draw:type="rectangle" draw:enhanced-path="M 0 0 L 21600 0 21600 21600 0 21600 0 0 Z N"/></draw:custom-shape><draw:custom-shape draw:style-name="gr396" draw:text-style-name="P344" svg:width="0.2cm" svg:height="1.403cm" svg:x="6.641cm" svg:y="2.845cm"><text:p/><draw:enhanced-geometry svg:viewBox="0 0 21600 21600" draw:mirror-horizontal="false" draw:mirror-vertical="false" draw:type="rectangle" draw:enhanced-path="M 0 0 L 21600 0 21600 21600 0 21600 0 0 Z N"/></draw:custom-shape><draw:custom-shape draw:style-name="gr397" draw:text-style-name="P344" svg:width="0.2cm" svg:height="1.403cm" svg:x="7.444cm" svg:y="2.845cm"><text:p/><draw:enhanced-geometry svg:viewBox="0 0 21600 21600" draw:type="rectangle" draw:enhanced-path="M 0 0 L 21600 0 21600 21600 0 21600 0 0 Z N"/></draw:custom-shape><draw:custom-shape draw:style-name="gr398" draw:text-style-name="P344" svg:width="0.198cm" svg:height="1.403cm" svg:x="7.74cm" svg:y="2.845cm"><text:p/><draw:enhanced-geometry svg:viewBox="0 0 21600 21600" draw:type="rectangle" draw:enhanced-path="M 0 0 L 21600 0 21600 21600 0 21600 0 0 Z N"/></draw:custom-shape><draw:custom-shape draw:style-name="gr399" draw:text-style-name="P344" svg:width="0.198cm" svg:height="1.403cm" svg:x="7.043cm" svg:y="2.845cm"><text:p/><draw:enhanced-geometry svg:viewBox="0 0 21600 21600" draw:type="rectangle" draw:enhanced-path="M 0 0 L 21600 0 21600 21600 0 21600 0 0 Z N"/></draw:custom-shape><draw:custom-shape draw:style-name="gr400" draw:text-style-name="P344" svg:width="0.2cm" svg:height="1.403cm" svg:x="6.641cm" svg:y="2.845cm"><text:p/><draw:enhanced-geometry svg:viewBox="0 0 21600 21600" draw:mirror-horizontal="false" draw:mirror-vertical="false" draw:type="rectangle" draw:enhanced-path="M 0 0 L 21600 0 21600 21600 0 21600 0 0 Z N"/></draw:custom-shape><draw:custom-shape draw:style-name="gr401" draw:text-style-name="P344" svg:width="0.2cm" svg:height="1.403cm" svg:x="7.444cm" svg:y="2.845cm"><text:p/><draw:enhanced-geometry svg:viewBox="0 0 21600 21600" draw:type="rectangle" draw:enhanced-path="M 0 0 L 21600 0 21600 21600 0 21600 0 0 Z N"/></draw:custom-shape><draw:custom-shape draw:style-name="gr402" draw:text-style-name="P344" svg:width="0.198cm" svg:height="1.403cm" svg:x="7.74cm" svg:y="2.845cm"><text:p/><draw:enhanced-geometry svg:viewBox="0 0 21600 21600" draw:type="rectangle" draw:enhanced-path="M 0 0 L 21600 0 21600 21600 0 21600 0 0 Z N"/></draw:custom-shape><draw:custom-shape draw:style-name="gr403" draw:text-style-name="P344" svg:width="0.198cm" svg:height="1.403cm" svg:x="7.043cm" svg:y="2.845cm"><text:p/><draw:enhanced-geometry svg:viewBox="0 0 21600 21600" draw:type="rectangle" draw:enhanced-path="M 0 0 L 21600 0 21600 21600 0 21600 0 0 Z N"/></draw:custom-shape><draw:custom-shape draw:style-name="gr404" draw:text-style-name="P344" svg:width="0.2cm" svg:height="1.403cm" svg:x="6.641cm" svg:y="2.845cm"><text:p/><draw:enhanced-geometry svg:viewBox="0 0 21600 21600" draw:mirror-horizontal="false" draw:mirror-vertical="false" draw:type="rectangle" draw:enhanced-path="M 0 0 L 21600 0 21600 21600 0 21600 0 0 Z N"/></draw:custom-shape><draw:custom-shape draw:style-name="gr405" draw:text-style-name="P344" svg:width="0.2cm" svg:height="1.403cm" svg:x="7.444cm" svg:y="2.845cm"><text:p/><draw:enhanced-geometry svg:viewBox="0 0 21600 21600" draw:mirror-horizontal="false" draw:mirror-vertical="false" draw:type="rectangle" draw:enhanced-path="M 0 0 L 21600 0 21600 21600 0 21600 0 0 Z N"/></draw:custom-shape><draw:custom-shape draw:style-name="gr406" draw:text-style-name="P344" svg:width="0.198cm" svg:height="1.403cm" svg:x="7.74cm" svg:y="2.845cm"><text:p/><draw:enhanced-geometry svg:viewBox="0 0 21600 21600" draw:mirror-horizontal="false" draw:mirror-vertical="false" draw:type="rectangle" draw:enhanced-path="M 0 0 L 21600 0 21600 21600 0 21600 0 0 Z N"/></draw:custom-shape><draw:custom-shape draw:style-name="gr407" draw:text-style-name="P344" svg:width="0.198cm" svg:height="1.403cm" svg:x="7.043cm" svg:y="2.845cm"><text:p/><draw:enhanced-geometry svg:viewBox="0 0 21600 21600" draw:mirror-horizontal="false" draw:mirror-vertical="false" draw:type="rectangle" draw:enhanced-path="M 0 0 L 21600 0 21600 21600 0 21600 0 0 Z N"/></draw:custom-shape><draw:custom-shape draw:style-name="gr408" draw:text-style-name="P344" svg:width="0.2cm" svg:height="1.403cm" svg:x="6.641cm" svg:y="2.845cm"><text:p/><draw:enhanced-geometry svg:viewBox="0 0 21600 21600" draw:mirror-horizontal="false" draw:mirror-vertical="false" draw:type="rectangle" draw:enhanced-path="M 0 0 L 21600 0 21600 21600 0 21600 0 0 Z N"/></draw:custom-shape><draw:custom-shape draw:style-name="gr409" draw:text-style-name="P344" svg:width="0.2cm" svg:height="1.403cm" svg:x="7.444cm" svg:y="2.845cm"><text:p/><draw:enhanced-geometry svg:viewBox="0 0 21600 21600" draw:mirror-horizontal="false" draw:mirror-vertical="false" draw:type="rectangle" draw:enhanced-path="M 0 0 L 21600 0 21600 21600 0 21600 0 0 Z N"/></draw:custom-shape><draw:custom-shape draw:style-name="gr410" draw:text-style-name="P344" svg:width="0.198cm" svg:height="1.403cm" svg:x="7.74cm" svg:y="2.845cm"><text:p/><draw:enhanced-geometry svg:viewBox="0 0 21600 21600" draw:mirror-horizontal="false" draw:mirror-vertical="false" draw:type="rectangle" draw:enhanced-path="M 0 0 L 21600 0 21600 21600 0 21600 0 0 Z N"/></draw:custom-shape><draw:custom-shape draw:style-name="gr411" draw:text-style-name="P344" svg:width="0.198cm" svg:height="1.403cm" svg:x="7.043cm" svg:y="2.845cm"><text:p/><draw:enhanced-geometry svg:viewBox="0 0 21600 21600" draw:mirror-horizontal="false" draw:mirror-vertical="false" draw:type="rectangle" draw:enhanced-path="M 0 0 L 21600 0 21600 21600 0 21600 0 0 Z N"/></draw:custom-shape><draw:custom-shape draw:style-name="gr412" draw:text-style-name="P344" svg:width="0.198cm" svg:height="1.403cm" svg:x="8.305cm" svg:y="2.824cm"><text:p/><draw:enhanced-geometry svg:viewBox="0 0 21600 21600" draw:mirror-horizontal="false" draw:mirror-vertical="false" draw:type="rectangle" draw:enhanced-path="M 0 0 L 21600 0 21600 21600 0 21600 0 0 Z N"/></draw:custom-shape><draw:custom-shape draw:style-name="gr413" draw:text-style-name="P344" svg:width="0.2cm" svg:height="1.403cm" svg:x="6.641cm" svg:y="2.845cm"><text:p/><draw:enhanced-geometry svg:viewBox="0 0 21600 21600" draw:mirror-horizontal="false" draw:mirror-vertical="false" draw:type="rectangle" draw:enhanced-path="M 0 0 L 21600 0 21600 21600 0 21600 0 0 Z N"/></draw:custom-shape><draw:custom-shape draw:style-name="gr414" draw:text-style-name="P344" svg:width="0.2cm" svg:height="1.403cm" svg:x="7.444cm" svg:y="2.845cm"><text:p/><draw:enhanced-geometry svg:viewBox="0 0 21600 21600" draw:type="rectangle" draw:enhanced-path="M 0 0 L 21600 0 21600 21600 0 21600 0 0 Z N"/></draw:custom-shape><draw:custom-shape draw:style-name="gr415" draw:text-style-name="P344" svg:width="0.198cm" svg:height="1.403cm" svg:x="7.74cm" svg:y="2.845cm"><text:p/><draw:enhanced-geometry svg:viewBox="0 0 21600 21600" draw:type="rectangle" draw:enhanced-path="M 0 0 L 21600 0 21600 21600 0 21600 0 0 Z N"/></draw:custom-shape><draw:custom-shape draw:style-name="gr416" draw:text-style-name="P344" svg:width="0.198cm" svg:height="1.403cm" svg:x="7.043cm" svg:y="2.845cm"><text:p/><draw:enhanced-geometry svg:viewBox="0 0 21600 21600" draw:type="rectangle" draw:enhanced-path="M 0 0 L 21600 0 21600 21600 0 21600 0 0 Z N"/></draw:custom-shape><draw:custom-shape draw:style-name="gr417" draw:text-style-name="P344" svg:width="0.2cm" svg:height="1.403cm" svg:x="6.641cm" svg:y="2.845cm"><text:p/><draw:enhanced-geometry svg:viewBox="0 0 21600 21600" draw:mirror-horizontal="false" draw:mirror-vertical="false" draw:type="rectangle" draw:enhanced-path="M 0 0 L 21600 0 21600 21600 0 21600 0 0 Z N"/></draw:custom-shape><draw:custom-shape draw:style-name="gr418" draw:text-style-name="P344" svg:width="0.2cm" svg:height="1.403cm" svg:x="7.444cm" svg:y="2.845cm"><text:p/><draw:enhanced-geometry svg:viewBox="0 0 21600 21600" draw:type="rectangle" draw:enhanced-path="M 0 0 L 21600 0 21600 21600 0 21600 0 0 Z N"/></draw:custom-shape><draw:custom-shape draw:style-name="gr419" draw:text-style-name="P344" svg:width="0.198cm" svg:height="1.403cm" svg:x="7.74cm" svg:y="2.845cm"><text:p/><draw:enhanced-geometry svg:viewBox="0 0 21600 21600" draw:type="rectangle" draw:enhanced-path="M 0 0 L 21600 0 21600 21600 0 21600 0 0 Z N"/></draw:custom-shape><draw:custom-shape draw:style-name="gr420" draw:text-style-name="P344" svg:width="0.198cm" svg:height="1.403cm" svg:x="7.043cm" svg:y="2.845cm"><text:p/><draw:enhanced-geometry svg:viewBox="0 0 21600 21600" draw:type="rectangle" draw:enhanced-path="M 0 0 L 21600 0 21600 21600 0 21600 0 0 Z N"/></draw:custom-shape><draw:custom-shape draw:style-name="gr421" draw:text-style-name="P344" svg:width="0.2cm" svg:height="1.403cm" svg:x="6.641cm" svg:y="2.845cm"><text:p/><draw:enhanced-geometry svg:viewBox="0 0 21600 21600" draw:mirror-horizontal="false" draw:mirror-vertical="false" draw:type="rectangle" draw:enhanced-path="M 0 0 L 21600 0 21600 21600 0 21600 0 0 Z N"/></draw:custom-shape><draw:custom-shape draw:style-name="gr422" draw:text-style-name="P344" svg:width="0.2cm" svg:height="1.403cm" svg:x="7.444cm" svg:y="2.845cm"><text:p/><draw:enhanced-geometry svg:viewBox="0 0 21600 21600" draw:mirror-horizontal="false" draw:mirror-vertical="false" draw:type="rectangle" draw:enhanced-path="M 0 0 L 21600 0 21600 21600 0 21600 0 0 Z N"/></draw:custom-shape><draw:custom-shape draw:style-name="gr423" draw:text-style-name="P344" svg:width="0.198cm" svg:height="1.403cm" svg:x="7.74cm" svg:y="2.845cm"><text:p/><draw:enhanced-geometry svg:viewBox="0 0 21600 21600" draw:mirror-horizontal="false" draw:mirror-vertical="false" draw:type="rectangle" draw:enhanced-path="M 0 0 L 21600 0 21600 21600 0 21600 0 0 Z N"/></draw:custom-shape><draw:custom-shape draw:style-name="gr424" draw:text-style-name="P344" svg:width="0.198cm" svg:height="1.403cm" svg:x="7.043cm" svg:y="2.845cm"><text:p/><draw:enhanced-geometry svg:viewBox="0 0 21600 21600" draw:mirror-horizontal="false" draw:mirror-vertical="false" draw:type="rectangle" draw:enhanced-path="M 0 0 L 21600 0 21600 21600 0 21600 0 0 Z N"/></draw:custom-shape><draw:custom-shape draw:style-name="gr425" draw:text-style-name="P344" svg:width="0.2cm" svg:height="1.403cm" svg:x="6.641cm" svg:y="2.845cm"><text:p/><draw:enhanced-geometry svg:viewBox="0 0 21600 21600" draw:mirror-horizontal="false" draw:mirror-vertical="false" draw:type="rectangle" draw:enhanced-path="M 0 0 L 21600 0 21600 21600 0 21600 0 0 Z N"/></draw:custom-shape><draw:custom-shape draw:style-name="gr426" draw:text-style-name="P344" svg:width="0.2cm" svg:height="1.403cm" svg:x="7.444cm" svg:y="2.845cm"><text:p/><draw:enhanced-geometry svg:viewBox="0 0 21600 21600" draw:mirror-horizontal="false" draw:mirror-vertical="false" draw:type="rectangle" draw:enhanced-path="M 0 0 L 21600 0 21600 21600 0 21600 0 0 Z N"/></draw:custom-shape><draw:custom-shape draw:style-name="gr427" draw:text-style-name="P344" svg:width="0.198cm" svg:height="1.403cm" svg:x="7.74cm" svg:y="2.845cm"><text:p/><draw:enhanced-geometry svg:viewBox="0 0 21600 21600" draw:mirror-horizontal="false" draw:mirror-vertical="false" draw:type="rectangle" draw:enhanced-path="M 0 0 L 21600 0 21600 21600 0 21600 0 0 Z N"/></draw:custom-shape><draw:custom-shape draw:style-name="gr428" draw:text-style-name="P344" svg:width="0.198cm" svg:height="1.403cm" svg:x="7.043cm" svg:y="2.845cm"><text:p/><draw:enhanced-geometry svg:viewBox="0 0 21600 21600" draw:mirror-horizontal="false" draw:mirror-vertical="false" draw:type="rectangle" draw:enhanced-path="M 0 0 L 21600 0 21600 21600 0 21600 0 0 Z N"/></draw:custom-shape><draw:custom-shape draw:style-name="gr429" draw:text-style-name="P344" svg:width="0.198cm" svg:height="1.401cm" svg:x="10.068cm" svg:y="2.824cm"><text:p/><draw:enhanced-geometry svg:viewBox="0 0 21600 21600" draw:type="rectangle" draw:enhanced-path="M 0 0 L 21600 0 21600 21600 0 21600 0 0 Z N"/></draw:custom-shape><draw:custom-shape draw:style-name="gr430" draw:text-style-name="P344" svg:width="0.2cm" svg:height="1.401cm" svg:x="10.363cm" svg:y="2.824cm"><text:p/><draw:enhanced-geometry svg:viewBox="0 0 21600 21600" draw:type="rectangle" draw:enhanced-path="M 0 0 L 21600 0 21600 21600 0 21600 0 0 Z N"/></draw:custom-shape><draw:custom-shape draw:style-name="gr431" draw:text-style-name="P344" svg:width="0.2cm" svg:height="1.401cm" svg:x="9.666cm" svg:y="2.824cm"><text:p/><draw:enhanced-geometry svg:viewBox="0 0 21600 21600" draw:type="rectangle" draw:enhanced-path="M 0 0 L 21600 0 21600 21600 0 21600 0 0 Z N"/></draw:custom-shape><draw:custom-shape draw:style-name="gr432" draw:text-style-name="P344" svg:width="0.198cm" svg:height="1.401cm" svg:x="10.068cm" svg:y="2.824cm"><text:p/><draw:enhanced-geometry svg:viewBox="0 0 21600 21600" draw:type="rectangle" draw:enhanced-path="M 0 0 L 21600 0 21600 21600 0 21600 0 0 Z N"/></draw:custom-shape><draw:custom-shape draw:style-name="gr433" draw:text-style-name="P344" svg:width="0.2cm" svg:height="1.401cm" svg:x="10.363cm" svg:y="2.824cm"><text:p/><draw:enhanced-geometry svg:viewBox="0 0 21600 21600" draw:type="rectangle" draw:enhanced-path="M 0 0 L 21600 0 21600 21600 0 21600 0 0 Z N"/></draw:custom-shape><draw:custom-shape draw:style-name="gr434" draw:text-style-name="P344" svg:width="0.2cm" svg:height="1.401cm" svg:x="9.666cm" svg:y="2.824cm"><text:p/><draw:enhanced-geometry svg:viewBox="0 0 21600 21600" draw:type="rectangle" draw:enhanced-path="M 0 0 L 21600 0 21600 21600 0 21600 0 0 Z N"/></draw:custom-shape><draw:custom-shape draw:style-name="gr435" draw:text-style-name="P344" svg:width="0.198cm" svg:height="1.401cm" svg:x="10.068cm" svg:y="2.824cm"><text:p/><draw:enhanced-geometry svg:viewBox="0 0 21600 21600" draw:mirror-horizontal="false" draw:mirror-vertical="false" draw:type="rectangle" draw:enhanced-path="M 0 0 L 21600 0 21600 21600 0 21600 0 0 Z N"/></draw:custom-shape><draw:custom-shape draw:style-name="gr436" draw:text-style-name="P344" svg:width="0.2cm" svg:height="1.401cm" svg:x="10.363cm" svg:y="2.824cm"><text:p/><draw:enhanced-geometry svg:viewBox="0 0 21600 21600" draw:mirror-horizontal="false" draw:mirror-vertical="false" draw:type="rectangle" draw:enhanced-path="M 0 0 L 21600 0 21600 21600 0 21600 0 0 Z N"/></draw:custom-shape><draw:custom-shape draw:style-name="gr437" draw:text-style-name="P344" svg:width="0.2cm" svg:height="1.401cm" svg:x="9.666cm" svg:y="2.824cm"><text:p/><draw:enhanced-geometry svg:viewBox="0 0 21600 21600" draw:mirror-horizontal="false" draw:mirror-vertical="false" draw:type="rectangle" draw:enhanced-path="M 0 0 L 21600 0 21600 21600 0 21600 0 0 Z N"/></draw:custom-shape><draw:custom-shape draw:style-name="gr438" draw:text-style-name="P344" svg:width="0.198cm" svg:height="1.401cm" svg:x="10.068cm" svg:y="2.824cm"><text:p/><draw:enhanced-geometry svg:viewBox="0 0 21600 21600" draw:mirror-horizontal="false" draw:mirror-vertical="false" draw:type="rectangle" draw:enhanced-path="M 0 0 L 21600 0 21600 21600 0 21600 0 0 Z N"/></draw:custom-shape><draw:custom-shape draw:style-name="gr439" draw:text-style-name="P344" svg:width="0.2cm" svg:height="1.401cm" svg:x="10.363cm" svg:y="2.824cm"><text:p/><draw:enhanced-geometry svg:viewBox="0 0 21600 21600" draw:mirror-horizontal="false" draw:mirror-vertical="false" draw:type="rectangle" draw:enhanced-path="M 0 0 L 21600 0 21600 21600 0 21600 0 0 Z N"/></draw:custom-shape><draw:custom-shape draw:style-name="gr440" draw:text-style-name="P344" svg:width="0.2cm" svg:height="1.403cm" svg:x="11.621cm" svg:y="2.838cm"><text:p/><draw:enhanced-geometry svg:viewBox="0 0 21600 21600" draw:mirror-horizontal="false" draw:mirror-vertical="false" draw:type="rectangle" draw:enhanced-path="M 0 0 L 21600 0 21600 21600 0 21600 0 0 Z N"/></draw:custom-shape><draw:custom-shape draw:style-name="gr441" draw:text-style-name="P347" svg:width="1.775cm" svg:height="1.788cm" svg:x="11.958cm" svg:y="1.658cm"><text:p text:style-name="P346"><text:span text:style-name="T310">S2M</text:span></text:p><text:p text:style-name="P346"><text:span text:style-name="T310">6:00</text:span></text:p><draw:enhanced-geometry svg:viewBox="0 0 21600 21600" draw:type="mso-spt202" draw:enhanced-path="M 0 0 L 21600 0 21600 21600 0 21600 0 0 Z N"/></draw:custom-shape><draw:custom-shape draw:style-name="gr442" draw:text-style-name="P344" svg:width="0.2cm" svg:height="1.401cm" svg:x="11.968cm" svg:y="2.84cm"><text:p/><draw:enhanced-geometry svg:viewBox="0 0 21600 21600" draw:mirror-horizontal="false" draw:mirror-vertical="false" draw:type="rectangle" draw:enhanced-path="M 0 0 L 21600 0 21600 21600 0 21600 0 0 Z N"/></draw:custom-shape><draw:custom-shape draw:style-name="gr443" draw:text-style-name="P343" svg:width="6.501cm" svg:height="1.026cm" svg:x="20.648cm" svg:y="12.823cm"><text:p text:style-name="P342"><text:span text:style-name="T306">Manteau neigeux prévu</text:span></text:p><draw:enhanced-geometry svg:viewBox="0 0 21600 21600" draw:type="mso-spt202" draw:enhanced-path="M 0 0 L 21600 0 21600 21600 0 21600 0 0 Z N"/></draw:custom-shape><draw:custom-shape draw:style-name="gr444" draw:text-style-name="P343" svg:width="3.16cm" svg:height="3.312cm" svg:x="9.174cm" svg:y="7.214cm"><text:p/><draw:enhanced-geometry svg:viewBox="0 0 1542 786" draw:type="non-primitive" draw:enhanced-path="M 0 491 C 64 638 128 786 272 718 416 650 650 166 862 83 1074 0 1308 109 1542 219 N"/></draw:custom-shape><draw:custom-shape draw:style-name="gr445" draw:text-style-name="P343" svg:width="4.014cm" svg:height="1.026cm" svg:x="20.938cm" svg:y="8.306cm"><text:p text:style-name="P342"><text:span text:style-name="T306">Météo prévue</text:span></text:p><draw:enhanced-geometry svg:viewBox="0 0 21600 21600" draw:type="mso-spt202" draw:enhanced-path="M 0 0 L 21600 0 21600 21600 0 21600 0 0 Z N"/></draw:custom-shape><draw:custom-shape draw:style-name="gr446" draw:text-style-name="P340" svg:width="0.599cm" svg:height="0.403cm" svg:x="8.888cm" svg:y="9.0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7" draw:text-style-name="P343" svg:width="2.864cm" svg:height="1.333cm" svg:x="9.296cm" svg:y="7.214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448" draw:text-style-name="P340" svg:width="0.6cm" svg:height="0.403cm" svg:x="11.965cm" svg:y="7.8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9" draw:text-style-name="P349" svg:width="0.6cm" svg:height="0.403cm" svg:x="11.91cm" svg:y="7.2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0" draw:text-style-name="P349" svg:width="0.6cm" svg:height="0.403cm" svg:x="11.993cm" svg:y="12.38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51" draw:text-style-name="P350" svg:width="2.824cm" svg:height="1.332cm" draw:transform="skewX (0.00209439510239316) rotate (0.571071731252545) translate (9.12152074082386cm 13.0474703102368cm)" svg:viewBox="0 0 2825 1333" svg:d="M0 457c1979-1562 268 1434 2825 782"><text:p/></draw:path><draw:custom-shape draw:style-name="gr452" draw:text-style-name="P343" svg:width="6.966cm" svg:height="1.433cm" svg:x="15.48cm" svg:y="11.62cm"><text:p/><draw:enhanced-geometry svg:viewBox="0 0 1497 325" draw:mirror-horizontal="false" draw:mirror-vertical="false" draw:type="non-primitive" draw:enhanced-path="M 0 159 C 170 79 340 0 544 23 748 46 1066 265 1225 295 1384 325 1440 265 1497 205 N"/></draw:custom-shape><draw:path draw:style-name="gr453" draw:text-style-name="P350" svg:width="9.784cm" svg:height="1.402cm" draw:transform="rotate (0.176452787376627) translate (12.5093347168247cm 11.9076805429134cm)" svg:viewBox="0 0 9785 1403" svg:d="M0 480c4117-1800 3521 2160 9785 512"><text:p/></draw:path><draw:custom-shape draw:style-name="gr454" draw:text-style-name="P349" svg:width="0.6cm" svg:height="0.403cm" svg:x="22.105cm" svg:y="10.963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55" draw:text-style-name="P350" svg:width="3.626cm" svg:height="1.254cm" draw:transform="skewX (0.434237917896189) rotate (0.493055513688398) translate (9.33975674714912cm 12.9594601401816cm)" svg:viewBox="0 0 3627 1255" svg:d="M0 429c1526-1609 1306 1933 3627 458"><text:p/></draw:path><draw:custom-shape draw:style-name="gr456" draw:text-style-name="P351" svg:width="0.398cm" svg:height="13.001cm" svg:x="12.333cm" svg:y="3.614cm"><text:p/><draw:enhanced-geometry svg:viewBox="0 0 21600 21600" draw:type="rectangle" draw:enhanced-path="M 0 0 L 21600 0 21600 21600 0 21600 0 0 Z N"/></draw:custom-shape><draw:custom-shape draw:style-name="gr457" draw:text-style-name="P343" svg:width="7.266cm" svg:height="1.4cm" svg:x="1.785cm" svg:y="8.207cm"><text:p/><draw:enhanced-geometry svg:viewBox="0 0 1588 317" draw:type="non-primitive" draw:enhanced-path="M 0 226 C 125 128 250 30 363 45 476 60 552 317 680 317 808 317 983 90 1134 45 1285 0 1436 22 1588 45 N"/></draw:custom-shape><draw:custom-shape draw:style-name="gr458" draw:text-style-name="P340" svg:width="0.6cm" svg:height="0.401cm" svg:x="1.394cm" svg:y="8.9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9" draw:text-style-name="P343" svg:width="7.354cm" svg:height="2.334cm" draw:transform="skewX (-0.000698131700797739) rotate (-0.047996554429844) translate (1.78329166666667cm 12.0544166666667cm)"><text:p/><draw:enhanced-geometry svg:viewBox="0 0 1587 529" draw:type="non-primitive" draw:enhanced-path="M 0 529 C 143 294 287 60 499 30 711 0 1089 310 1270 348 1451 386 1519 321 1587 257 N"/></draw:custom-shape><draw:custom-shape draw:style-name="gr460" draw:text-style-name="P349" svg:width="0.6cm" svg:height="0.403cm" svg:x="1.394cm" svg:y="14.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1" draw:text-style-name="P348" svg:width="0.6cm" svg:height="0.403cm" svg:x="11.855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2" draw:text-style-name="P348" svg:width="0.6cm" svg:height="0.401cm" svg:x="15.268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3" draw:text-style-name="P347" svg:width="1.634cm" svg:height="1.788cm" svg:x="14.582cm" svg:y="4.904cm"><text:p text:style-name="P346"><text:span text:style-name="T306">J+1</text:span></text:p><text:p text:style-name="P346"><text:span text:style-name="T306">6:00</text:span></text:p><draw:enhanced-geometry svg:viewBox="0 0 21600 21600" draw:mirror-horizontal="false" draw:mirror-vertical="false" draw:type="mso-spt202" draw:enhanced-path="M 0 0 L 21600 0 21600 21600 0 21600 0 0 Z N"/></draw:custom-shape><draw:custom-shape draw:style-name="gr464" draw:text-style-name="P348" svg:width="0.6cm" svg:height="0.401cm" svg:x="1.23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5" draw:text-style-name="P347" svg:width="1.634cm" svg:height="1.788cm" svg:x="0.418cm" svg:y="4.921cm"><text:p text:style-name="P346"><text:span text:style-name="T306">J-4</text:span></text:p><text:p text:style-name="P346"><text:span text:style-name="T306">6:00</text:span></text:p><draw:enhanced-geometry svg:viewBox="0 0 21600 21600" draw:type="mso-spt202" draw:enhanced-path="M 0 0 L 21600 0 21600 21600 0 21600 0 0 Z N"/></draw:custom-shape><draw:line draw:style-name="gr466" draw:text-style-name="P350" svg:x1="20.18cm" svg:y1="4.495cm" svg:x2="19.812cm" svg:y2="4.495cm"><text:p/></draw:line><draw:line draw:style-name="gr467" draw:text-style-name="P350" svg:x1="19.573cm" svg:y1="4.495cm" svg:x2="19.205cm" svg:y2="4.495cm"><text:p/></draw:line><draw:line draw:style-name="gr468" draw:text-style-name="P350" svg:x1="20.18cm" svg:y1="4.495cm" svg:x2="19.812cm" svg:y2="4.495cm"><text:p/></draw:line><draw:line draw:style-name="gr469" draw:text-style-name="P350" svg:x1="19.03cm" svg:y1="4.495cm" svg:x2="18.662cm" svg:y2="4.495cm"><text:p/></draw:line><draw:line draw:style-name="gr470" draw:text-style-name="P350" svg:x1="18.444cm" svg:y1="4.495cm" svg:x2="7.298cm" svg:y2="4.539cm"><text:p/></draw:line><draw:line draw:style-name="gr471" draw:text-style-name="P350" svg:x1="7.053cm" svg:y1="4.517cm" svg:x2="6.685cm" svg:y2="4.517cm"><text:p/></draw:line><draw:line draw:style-name="gr472" draw:text-style-name="P350" svg:x1="6.448cm" svg:y1="4.517cm" svg:x2="6.08cm" svg:y2="4.517cm"><text:p/></draw:line><draw:line draw:style-name="gr473" draw:text-style-name="P350" svg:x1="7.053cm" svg:y1="4.517cm" svg:x2="6.685cm" svg:y2="4.517cm"><text:p/></draw:line><draw:line draw:style-name="gr474" draw:text-style-name="P350" svg:x1="5.903cm" svg:y1="4.517cm" svg:x2="5.535cm" svg:y2="4.517cm"><text:p/></draw:line><draw:line draw:style-name="gr475" draw:text-style-name="P350" svg:x1="5.281cm" svg:y1="4.496cm" svg:x2="1.83cm" svg:y2="4.496cm"><text:p/></draw:line><draw:custom-shape draw:style-name="gr476" draw:text-style-name="P348" svg:width="0.599cm" svg:height="0.403cm" svg:x="8.85cm" svg:y="4.2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7" draw:text-style-name="P348" svg:width="0.6cm" svg:height="0.401cm" svg:x="15.268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8" draw:text-style-name="P347" svg:width="1.634cm" svg:height="1.788cm" svg:x="8.075cm" svg:y="4.951cm"><text:p text:style-name="P346"><text:span text:style-name="T306">J-1</text:span></text:p><text:p text:style-name="P346"><text:span text:style-name="T306">6:00</text:span></text:p><draw:enhanced-geometry svg:viewBox="0 0 21600 21600" draw:mirror-horizontal="false" draw:mirror-vertical="false" draw:type="mso-spt202" draw:enhanced-path="M 0 0 L 21600 0 21600 21600 0 21600 0 0 Z N"/></draw:custom-shape><draw:line draw:style-name="gr479" draw:text-style-name="P350" svg:x1="20.765cm" svg:y1="4.495cm" svg:x2="20.397cm" svg:y2="4.495cm"><text:p/></draw:line><draw:custom-shape draw:style-name="gr480" draw:text-style-name="P348" svg:width="0.599cm" svg:height="0.401cm" svg:x="3.964cm" svg:y="4.3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1" draw:text-style-name="P347" svg:width="1.634cm" svg:height="1.788cm" svg:x="3.198cm" svg:y="4.969cm"><text:p text:style-name="P346"><text:span text:style-name="T306">J-3</text:span></text:p><text:p text:style-name="P346"><text:span text:style-name="T306">6:00</text:span></text:p><draw:enhanced-geometry svg:viewBox="0 0 21600 21600" draw:type="mso-spt202" draw:enhanced-path="M 0 0 L 21600 0 21600 21600 0 21600 0 0 Z N"/></draw:custom-shape><draw:custom-shape draw:style-name="gr482" draw:text-style-name="P347" svg:width="1.634cm" svg:height="1.788cm" svg:x="11.065cm" svg:y="4.951cm"><text:p text:style-name="P346"><text:span text:style-name="T306">J</text:span></text:p><text:p text:style-name="P346"><text:span text:style-name="T306">6:00</text:span></text:p><draw:enhanced-geometry svg:viewBox="0 0 21600 21600" draw:type="mso-spt202" draw:enhanced-path="M 0 0 L 21600 0 21600 21600 0 21600 0 0 Z N"/></draw:custom-shape><draw:custom-shape draw:style-name="gr483" draw:text-style-name="P340" svg:width="0.602cm" svg:height="0.403cm" svg:x="8.876cm" svg:y="8.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4" draw:text-style-name="P340" svg:width="0.602cm" svg:height="0.403cm" svg:x="8.876cm" svg:y="13.3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5" draw:text-style-name="P352" svg:x1="21.075cm" svg:y1="4.503cm" svg:x2="26.865cm" svg:y2="4.453cm"><text:p/></draw:line><draw:custom-shape draw:style-name="gr486" draw:text-style-name="P348" svg:width="0.6cm" svg:height="0.403cm" svg:x="22.052cm" svg:y="4.3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7" draw:text-style-name="P347" svg:width="1.634cm" svg:height="1.788cm" svg:x="21.509cm" svg:y="4.904cm"><text:p text:style-name="P346"><text:span text:style-name="T306">J+4</text:span></text:p><text:p text:style-name="P346"><text:span text:style-name="T306">6:00</text:span></text:p><draw:enhanced-geometry svg:viewBox="0 0 21600 21600" draw:type="mso-spt202" draw:enhanced-path="M 0 0 L 21600 0 21600 21600 0 21600 0 0 Z N"/></draw:custom-shape><draw:custom-shape draw:style-name="gr488" draw:text-style-name="P348" svg:width="0.6cm" svg:height="0.403cm" svg:x="25.06cm" svg:y="4.2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9" draw:text-style-name="P347" svg:width="1.634cm" svg:height="1.788cm" svg:x="24.358cm" svg:y="4.953cm"><text:p text:style-name="P346"><text:span text:style-name="T306">J+5</text:span></text:p><text:p text:style-name="P346"><text:span text:style-name="T306">6:00</text:span></text:p><draw:enhanced-geometry svg:viewBox="0 0 21600 21600" draw:mirror-horizontal="true" draw:type="mso-spt202" draw:enhanced-path="M 0 0 L 21600 0 21600 21600 0 21600 0 0 Z N"/></draw:custom-shape><draw:custom-shape draw:style-name="gr490" draw:text-style-name="P340" svg:width="0.6cm" svg:height="0.403cm" svg:x="11.965cm" svg:y="8.5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1" draw:text-style-name="P343" svg:width="10.101cm" svg:height="1.424cm" draw:transform="skewX (0.0829031394697307) rotate (0.0832522053201295) translate (12.3331111111111cm 8.69597222222222cm)"><text:p/><draw:enhanced-geometry svg:viewBox="0 0 1451 324" draw:type="non-primitive" draw:enhanced-path="M 0 0 C 219 155 438 310 680 317 922 324 1186 184 1451 45 N"/></draw:custom-shape><draw:custom-shape draw:style-name="gr492" draw:text-style-name="P340" svg:width="0.599cm" svg:height="0.401cm" svg:x="22.081cm" svg:y="7.8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3" draw:text-style-name="P353" svg:width="12.665cm" svg:height="0.983cm" svg:x="5.595cm" svg:y="10.43cm"><draw:text-box><text:p text:style-name="P318"><text:span text:style-name="T306">Mêmes ébauches</text:span></text:p></draw:text-box></draw:frame><draw:custom-shape draw:style-name="gr494" draw:text-style-name="P343" svg:width="6.959cm" svg:height="1.026cm" svg:x="2.078cm" svg:y="13.749cm"><text:p text:style-name="P342"><text:span text:style-name="T306">Manteau neigeux analysé</text:span></text:p><draw:enhanced-geometry svg:viewBox="0 0 21600 21600" draw:mirror-vertical="false" draw:type="mso-spt202" draw:enhanced-path="M 0 0 L 21600 0 21600 21600 0 21600 0 0 Z N"/></draw:custom-shape><draw:custom-shape draw:style-name="gr495" draw:text-style-name="P347" svg:width="6.097cm" svg:height="1.026cm" svg:x="3.606cm" svg:y="1.864cm"><text:p text:style-name="P346"><text:span text:style-name="T309">Observations (BDCP)</text:span></text:p><draw:enhanced-geometry svg:viewBox="0 0 21600 21600" draw:type="mso-spt202" draw:enhanced-path="M 0 0 L 21600 0 21600 21600 0 21600 0 0 Z N"/></draw:custom-shape></draw:g><draw:frame text:anchor-type="paragraph" draw:z-index="8" draw:name="Forme8" draw:style-name="gr362" draw:text-style-name="P339" svg:width="10.826cm" svg:height="3.41cm" svg:x="7.546cm" svg:y="-0.489cm"><draw:text-box><text:p><text:span text:style-name="T305">Schéma 6 : RUN S2M 6h </text:span></text:p></draw:text-box></draw:frame></text:p>
      <text:p text:style-name="P115"><draw:g text:anchor-type="paragraph" draw:z-index="9" draw:name="Forme10" draw:style-name="gr1"><draw:custom-shape draw:style-name="gr218" draw:text-style-name="P340" svg:width="0.399cm" svg:height="13.001cm" svg:x="10.278cm" svg:y="3.699cm"><text:p/><draw:enhanced-geometry svg:viewBox="0 0 21600 21600" draw:type="rectangle" draw:enhanced-path="M 0 0 L 21600 0 21600 21600 0 21600 0 0 Z N"/></draw:custom-shape><draw:custom-shape draw:name="Espace réservé du numéro de diapositive 5" draw:style-name="gr219" draw:text-style-name="P341" svg:width="1.65cm" svg:height="0.724cm" svg:x="-1.145cm" svg:y="15.998cm"><text:p/><draw:enhanced-geometry svg:viewBox="0 0 21600 21600" draw:type="mso-spt202" draw:enhanced-path="M 0 0 L 21600 0 21600 21600 0 21600 0 0 Z N"/></draw:custom-shape><draw:custom-shape draw:style-name="gr220" draw:text-style-name="P343" svg:width="4.472cm" svg:height="1.026cm" svg:x="-0.686cm" svg:y="7.179cm"><text:p text:style-name="P342"><text:span text:style-name="T306">Météo analysée</text:span></text:p><draw:enhanced-geometry svg:viewBox="0 0 21600 21600" draw:type="mso-spt202" draw:enhanced-path="M 0 0 L 21600 0 21600 21600 0 21600 0 0 Z N"/></draw:custom-shape><draw:custom-shape draw:style-name="gr221" draw:text-style-name="P343" svg:width="6.959cm" svg:height="1.026cm" svg:x="0.427cm" svg:y="14.076cm"><text:p text:style-name="P342"><text:span text:style-name="T306">Manteau neigeux analysé</text:span></text:p><draw:enhanced-geometry svg:viewBox="0 0 21600 21600" draw:type="mso-spt202" draw:enhanced-path="M 0 0 L 21600 0 21600 21600 0 21600 0 0 Z N"/></draw:custom-shape><draw:custom-shape draw:style-name="gr222" draw:text-style-name="P340" svg:width="0.6cm" svg:height="0.403cm" svg:x="7.756cm" svg:y="8.1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3" draw:text-style-name="P344" svg:width="0.198cm" svg:height="1.401cm" svg:x="2.353cm" svg:y="2.919cm"><text:p/><draw:enhanced-geometry svg:viewBox="0 0 21600 21600" draw:mirror-horizontal="false" draw:mirror-vertical="false" draw:type="rectangle" draw:enhanced-path="M 0 0 L 21600 0 21600 21600 0 21600 0 0 Z N"/></draw:custom-shape><draw:custom-shape draw:style-name="gr224" draw:text-style-name="P344" svg:width="0.198cm" svg:height="1.401cm" svg:x="3.155cm" svg:y="2.919cm"><text:p/><draw:enhanced-geometry svg:viewBox="0 0 21600 21600" draw:type="rectangle" draw:enhanced-path="M 0 0 L 21600 0 21600 21600 0 21600 0 0 Z N"/></draw:custom-shape><draw:custom-shape draw:style-name="gr225" draw:text-style-name="P344" svg:width="0.198cm" svg:height="1.401cm" svg:x="4.955cm" svg:y="2.919cm"><text:p/><draw:enhanced-geometry svg:viewBox="0 0 21600 21600" draw:type="rectangle" draw:enhanced-path="M 0 0 L 21600 0 21600 21600 0 21600 0 0 Z N"/></draw:custom-shape><draw:custom-shape draw:style-name="gr226" draw:text-style-name="P344" svg:width="0.2cm" svg:height="1.401cm" svg:x="3.45cm" svg:y="2.919cm"><text:p/><draw:enhanced-geometry svg:viewBox="0 0 21600 21600" draw:type="rectangle" draw:enhanced-path="M 0 0 L 21600 0 21600 21600 0 21600 0 0 Z N"/></draw:custom-shape><draw:custom-shape draw:style-name="gr227" draw:text-style-name="P344" svg:width="0.198cm" svg:height="1.401cm" svg:x="4.355cm" svg:y="2.919cm"><text:p/><draw:enhanced-geometry svg:viewBox="0 0 21600 21600" draw:type="rectangle" draw:enhanced-path="M 0 0 L 21600 0 21600 21600 0 21600 0 0 Z N"/></draw:custom-shape><draw:custom-shape draw:style-name="gr228" draw:text-style-name="P344" svg:width="0.2cm" svg:height="1.401cm" svg:x="2.753cm" svg:y="2.919cm"><text:p/><draw:enhanced-geometry svg:viewBox="0 0 21600 21600" draw:type="rectangle" draw:enhanced-path="M 0 0 L 21600 0 21600 21600 0 21600 0 0 Z N"/></draw:custom-shape><draw:custom-shape draw:style-name="gr229" draw:text-style-name="P344" svg:width="0.198cm" svg:height="1.401cm" svg:x="4.678cm" svg:y="2.919cm"><text:p/><draw:enhanced-geometry svg:viewBox="0 0 21600 21600" draw:type="rectangle" draw:enhanced-path="M 0 0 L 21600 0 21600 21600 0 21600 0 0 Z N"/></draw:custom-shape><draw:custom-shape draw:style-name="gr230" draw:text-style-name="P344" svg:width="0.198cm" svg:height="1.401cm" svg:x="2.353cm" svg:y="2.919cm"><text:p/><draw:enhanced-geometry svg:viewBox="0 0 21600 21600" draw:mirror-horizontal="false" draw:mirror-vertical="false" draw:type="rectangle" draw:enhanced-path="M 0 0 L 21600 0 21600 21600 0 21600 0 0 Z N"/></draw:custom-shape><draw:custom-shape draw:style-name="gr231" draw:text-style-name="P344" svg:width="0.198cm" svg:height="1.401cm" svg:x="3.155cm" svg:y="2.919cm"><text:p/><draw:enhanced-geometry svg:viewBox="0 0 21600 21600" draw:type="rectangle" draw:enhanced-path="M 0 0 L 21600 0 21600 21600 0 21600 0 0 Z N"/></draw:custom-shape><draw:custom-shape draw:style-name="gr232" draw:text-style-name="P344" svg:width="0.198cm" svg:height="1.401cm" svg:x="4.955cm" svg:y="2.919cm"><text:p/><draw:enhanced-geometry svg:viewBox="0 0 21600 21600" draw:type="rectangle" draw:enhanced-path="M 0 0 L 21600 0 21600 21600 0 21600 0 0 Z N"/></draw:custom-shape><draw:custom-shape draw:style-name="gr233" draw:text-style-name="P344" svg:width="0.2cm" svg:height="1.401cm" svg:x="3.45cm" svg:y="2.919cm"><text:p/><draw:enhanced-geometry svg:viewBox="0 0 21600 21600" draw:type="rectangle" draw:enhanced-path="M 0 0 L 21600 0 21600 21600 0 21600 0 0 Z N"/></draw:custom-shape><draw:custom-shape draw:style-name="gr234" draw:text-style-name="P344" svg:width="0.198cm" svg:height="1.401cm" svg:x="4.355cm" svg:y="2.919cm"><text:p/><draw:enhanced-geometry svg:viewBox="0 0 21600 21600" draw:type="rectangle" draw:enhanced-path="M 0 0 L 21600 0 21600 21600 0 21600 0 0 Z N"/></draw:custom-shape><draw:custom-shape draw:style-name="gr235" draw:text-style-name="P344" svg:width="0.2cm" svg:height="1.401cm" svg:x="2.753cm" svg:y="2.919cm"><text:p/><draw:enhanced-geometry svg:viewBox="0 0 21600 21600" draw:type="rectangle" draw:enhanced-path="M 0 0 L 21600 0 21600 21600 0 21600 0 0 Z N"/></draw:custom-shape><draw:custom-shape draw:style-name="gr236" draw:text-style-name="P344" svg:width="0.198cm" svg:height="1.401cm" svg:x="4.678cm" svg:y="2.919cm"><text:p/><draw:enhanced-geometry svg:viewBox="0 0 21600 21600" draw:type="rectangle" draw:enhanced-path="M 0 0 L 21600 0 21600 21600 0 21600 0 0 Z N"/></draw:custom-shape><draw:custom-shape draw:style-name="gr237" draw:text-style-name="P344" svg:width="0.198cm" svg:height="1.401cm" svg:x="2.353cm" svg:y="2.919cm"><text:p/><draw:enhanced-geometry svg:viewBox="0 0 21600 21600" draw:mirror-horizontal="false" draw:mirror-vertical="false" draw:type="rectangle" draw:enhanced-path="M 0 0 L 21600 0 21600 21600 0 21600 0 0 Z N"/></draw:custom-shape><draw:custom-shape draw:style-name="gr238" draw:text-style-name="P344" svg:width="0.198cm" svg:height="1.401cm" svg:x="3.155cm" svg:y="2.919cm"><text:p/><draw:enhanced-geometry svg:viewBox="0 0 21600 21600" draw:mirror-horizontal="false" draw:mirror-vertical="false" draw:type="rectangle" draw:enhanced-path="M 0 0 L 21600 0 21600 21600 0 21600 0 0 Z N"/></draw:custom-shape><draw:custom-shape draw:style-name="gr239" draw:text-style-name="P344" svg:width="0.2cm" svg:height="1.401cm" svg:x="3.45cm" svg:y="2.919cm"><text:p/><draw:enhanced-geometry svg:viewBox="0 0 21600 21600" draw:mirror-horizontal="false" draw:mirror-vertical="false" draw:type="rectangle" draw:enhanced-path="M 0 0 L 21600 0 21600 21600 0 21600 0 0 Z N"/></draw:custom-shape><draw:custom-shape draw:style-name="gr240" draw:text-style-name="P344" svg:width="0.198cm" svg:height="1.401cm" svg:x="4.355cm" svg:y="2.919cm"><text:p/><draw:enhanced-geometry svg:viewBox="0 0 21600 21600" draw:mirror-horizontal="false" draw:mirror-vertical="false" draw:type="rectangle" draw:enhanced-path="M 0 0 L 21600 0 21600 21600 0 21600 0 0 Z N"/></draw:custom-shape><draw:custom-shape draw:style-name="gr241" draw:text-style-name="P344" svg:width="0.2cm" svg:height="1.401cm" svg:x="2.753cm" svg:y="2.919cm"><text:p/><draw:enhanced-geometry svg:viewBox="0 0 21600 21600" draw:mirror-horizontal="false" draw:mirror-vertical="false" draw:type="rectangle" draw:enhanced-path="M 0 0 L 21600 0 21600 21600 0 21600 0 0 Z N"/></draw:custom-shape><draw:custom-shape draw:style-name="gr242" draw:text-style-name="P344" svg:width="0.198cm" svg:height="1.401cm" svg:x="4.678cm" svg:y="2.919cm"><text:p/><draw:enhanced-geometry svg:viewBox="0 0 21600 21600" draw:mirror-horizontal="false" draw:mirror-vertical="false" draw:type="rectangle" draw:enhanced-path="M 0 0 L 21600 0 21600 21600 0 21600 0 0 Z N"/></draw:custom-shape><draw:custom-shape draw:style-name="gr243" draw:text-style-name="P344" svg:width="0.198cm" svg:height="1.401cm" svg:x="2.353cm" svg:y="2.919cm"><text:p/><draw:enhanced-geometry svg:viewBox="0 0 21600 21600" draw:mirror-horizontal="false" draw:mirror-vertical="false" draw:type="rectangle" draw:enhanced-path="M 0 0 L 21600 0 21600 21600 0 21600 0 0 Z N"/></draw:custom-shape><draw:custom-shape draw:style-name="gr244" draw:text-style-name="P344" svg:width="0.198cm" svg:height="1.401cm" svg:x="3.155cm" svg:y="2.919cm"><text:p/><draw:enhanced-geometry svg:viewBox="0 0 21600 21600" draw:mirror-horizontal="false" draw:mirror-vertical="false" draw:type="rectangle" draw:enhanced-path="M 0 0 L 21600 0 21600 21600 0 21600 0 0 Z N"/></draw:custom-shape><draw:custom-shape draw:style-name="gr245" draw:text-style-name="P344" svg:width="0.2cm" svg:height="1.401cm" svg:x="3.45cm" svg:y="2.919cm"><text:p/><draw:enhanced-geometry svg:viewBox="0 0 21600 21600" draw:mirror-horizontal="false" draw:mirror-vertical="false" draw:type="rectangle" draw:enhanced-path="M 0 0 L 21600 0 21600 21600 0 21600 0 0 Z N"/></draw:custom-shape><draw:custom-shape draw:style-name="gr246" draw:text-style-name="P344" svg:width="0.198cm" svg:height="1.401cm" svg:x="4.355cm" svg:y="2.919cm"><text:p/><draw:enhanced-geometry svg:viewBox="0 0 21600 21600" draw:mirror-horizontal="false" draw:mirror-vertical="false" draw:type="rectangle" draw:enhanced-path="M 0 0 L 21600 0 21600 21600 0 21600 0 0 Z N"/></draw:custom-shape><draw:custom-shape draw:style-name="gr247" draw:text-style-name="P344" svg:width="0.2cm" svg:height="1.401cm" svg:x="2.753cm" svg:y="2.919cm"><text:p/><draw:enhanced-geometry svg:viewBox="0 0 21600 21600" draw:mirror-horizontal="false" draw:mirror-vertical="false" draw:type="rectangle" draw:enhanced-path="M 0 0 L 21600 0 21600 21600 0 21600 0 0 Z N"/></draw:custom-shape><draw:custom-shape draw:style-name="gr248" draw:text-style-name="P344" svg:width="0.198cm" svg:height="1.401cm" svg:x="4.678cm" svg:y="2.919cm"><text:p/><draw:enhanced-geometry svg:viewBox="0 0 21600 21600" draw:mirror-horizontal="false" draw:mirror-vertical="false" draw:type="rectangle" draw:enhanced-path="M 0 0 L 21600 0 21600 21600 0 21600 0 0 Z N"/></draw:custom-shape><draw:custom-shape draw:style-name="gr249" draw:text-style-name="P344" svg:width="0.2cm" svg:height="1.401cm" svg:x="5.519cm" svg:y="2.919cm"><text:p/><draw:enhanced-geometry svg:viewBox="0 0 21600 21600" draw:mirror-horizontal="false" draw:mirror-vertical="false" draw:type="rectangle" draw:enhanced-path="M 0 0 L 21600 0 21600 21600 0 21600 0 0 Z N"/></draw:custom-shape><draw:custom-shape draw:style-name="gr250" draw:text-style-name="P344" svg:width="0.2cm" svg:height="1.401cm" svg:x="6.322cm" svg:y="2.919cm"><text:p/><draw:enhanced-geometry svg:viewBox="0 0 21600 21600" draw:type="rectangle" draw:enhanced-path="M 0 0 L 21600 0 21600 21600 0 21600 0 0 Z N"/></draw:custom-shape><draw:custom-shape draw:style-name="gr251" draw:text-style-name="P344" svg:width="0.198cm" svg:height="1.401cm" svg:x="6.618cm" svg:y="2.919cm"><text:p/><draw:enhanced-geometry svg:viewBox="0 0 21600 21600" draw:type="rectangle" draw:enhanced-path="M 0 0 L 21600 0 21600 21600 0 21600 0 0 Z N"/></draw:custom-shape><draw:custom-shape draw:style-name="gr252" draw:text-style-name="P344" svg:width="0.2cm" svg:height="1.401cm" svg:x="5.921cm" svg:y="2.919cm"><text:p/><draw:enhanced-geometry svg:viewBox="0 0 21600 21600" draw:type="rectangle" draw:enhanced-path="M 0 0 L 21600 0 21600 21600 0 21600 0 0 Z N"/></draw:custom-shape><draw:custom-shape draw:style-name="gr253" draw:text-style-name="P344" svg:width="0.2cm" svg:height="1.401cm" svg:x="5.519cm" svg:y="2.919cm"><text:p/><draw:enhanced-geometry svg:viewBox="0 0 21600 21600" draw:mirror-horizontal="false" draw:mirror-vertical="false" draw:type="rectangle" draw:enhanced-path="M 0 0 L 21600 0 21600 21600 0 21600 0 0 Z N"/></draw:custom-shape><draw:custom-shape draw:style-name="gr254" draw:text-style-name="P344" svg:width="0.2cm" svg:height="1.401cm" svg:x="6.322cm" svg:y="2.919cm"><text:p/><draw:enhanced-geometry svg:viewBox="0 0 21600 21600" draw:type="rectangle" draw:enhanced-path="M 0 0 L 21600 0 21600 21600 0 21600 0 0 Z N"/></draw:custom-shape><draw:custom-shape draw:style-name="gr255" draw:text-style-name="P344" svg:width="0.198cm" svg:height="1.401cm" svg:x="6.618cm" svg:y="2.919cm"><text:p/><draw:enhanced-geometry svg:viewBox="0 0 21600 21600" draw:type="rectangle" draw:enhanced-path="M 0 0 L 21600 0 21600 21600 0 21600 0 0 Z N"/></draw:custom-shape><draw:custom-shape draw:style-name="gr256" draw:text-style-name="P344" svg:width="0.2cm" svg:height="1.401cm" svg:x="5.921cm" svg:y="2.919cm"><text:p/><draw:enhanced-geometry svg:viewBox="0 0 21600 21600" draw:type="rectangle" draw:enhanced-path="M 0 0 L 21600 0 21600 21600 0 21600 0 0 Z N"/></draw:custom-shape><draw:custom-shape draw:style-name="gr257" draw:text-style-name="P344" svg:width="0.2cm" svg:height="1.401cm" svg:x="5.519cm" svg:y="2.919cm"><text:p/><draw:enhanced-geometry svg:viewBox="0 0 21600 21600" draw:mirror-horizontal="false" draw:mirror-vertical="false" draw:type="rectangle" draw:enhanced-path="M 0 0 L 21600 0 21600 21600 0 21600 0 0 Z N"/></draw:custom-shape><draw:custom-shape draw:style-name="gr258" draw:text-style-name="P344" svg:width="0.2cm" svg:height="1.401cm" svg:x="6.322cm" svg:y="2.919cm"><text:p/><draw:enhanced-geometry svg:viewBox="0 0 21600 21600" draw:mirror-horizontal="false" draw:mirror-vertical="false" draw:type="rectangle" draw:enhanced-path="M 0 0 L 21600 0 21600 21600 0 21600 0 0 Z N"/></draw:custom-shape><draw:custom-shape draw:style-name="gr259" draw:text-style-name="P344" svg:width="0.198cm" svg:height="1.401cm" svg:x="6.618cm" svg:y="2.919cm"><text:p/><draw:enhanced-geometry svg:viewBox="0 0 21600 21600" draw:mirror-horizontal="false" draw:mirror-vertical="false" draw:type="rectangle" draw:enhanced-path="M 0 0 L 21600 0 21600 21600 0 21600 0 0 Z N"/></draw:custom-shape><draw:custom-shape draw:style-name="gr260" draw:text-style-name="P344" svg:width="0.2cm" svg:height="1.401cm" svg:x="5.921cm" svg:y="2.919cm"><text:p/><draw:enhanced-geometry svg:viewBox="0 0 21600 21600" draw:mirror-horizontal="false" draw:mirror-vertical="false" draw:type="rectangle" draw:enhanced-path="M 0 0 L 21600 0 21600 21600 0 21600 0 0 Z N"/></draw:custom-shape><draw:custom-shape draw:style-name="gr261" draw:text-style-name="P344" svg:width="0.2cm" svg:height="1.401cm" svg:x="5.519cm" svg:y="2.919cm"><text:p/><draw:enhanced-geometry svg:viewBox="0 0 21600 21600" draw:mirror-horizontal="false" draw:mirror-vertical="false" draw:type="rectangle" draw:enhanced-path="M 0 0 L 21600 0 21600 21600 0 21600 0 0 Z N"/></draw:custom-shape><draw:custom-shape draw:style-name="gr262" draw:text-style-name="P344" svg:width="0.2cm" svg:height="1.401cm" svg:x="6.322cm" svg:y="2.919cm"><text:p/><draw:enhanced-geometry svg:viewBox="0 0 21600 21600" draw:mirror-horizontal="false" draw:mirror-vertical="false" draw:type="rectangle" draw:enhanced-path="M 0 0 L 21600 0 21600 21600 0 21600 0 0 Z N"/></draw:custom-shape><draw:custom-shape draw:style-name="gr263" draw:text-style-name="P344" svg:width="0.198cm" svg:height="1.401cm" svg:x="6.618cm" svg:y="2.919cm"><text:p/><draw:enhanced-geometry svg:viewBox="0 0 21600 21600" draw:mirror-horizontal="false" draw:mirror-vertical="false" draw:type="rectangle" draw:enhanced-path="M 0 0 L 21600 0 21600 21600 0 21600 0 0 Z N"/></draw:custom-shape><draw:custom-shape draw:style-name="gr264" draw:text-style-name="P344" svg:width="0.2cm" svg:height="1.401cm" svg:x="5.921cm" svg:y="2.919cm"><text:p/><draw:enhanced-geometry svg:viewBox="0 0 21600 21600" draw:mirror-horizontal="false" draw:mirror-vertical="false" draw:type="rectangle" draw:enhanced-path="M 0 0 L 21600 0 21600 21600 0 21600 0 0 Z N"/></draw:custom-shape><draw:custom-shape draw:style-name="gr265" draw:text-style-name="P344" svg:width="0.198cm" svg:height="1.401cm" svg:x="7.182cm" svg:y="2.898cm"><text:p/><draw:enhanced-geometry svg:viewBox="0 0 21600 21600" draw:mirror-horizontal="false" draw:mirror-vertical="false" draw:type="rectangle" draw:enhanced-path="M 0 0 L 21600 0 21600 21600 0 21600 0 0 Z N"/></draw:custom-shape><draw:custom-shape draw:style-name="gr266" draw:text-style-name="P344" svg:width="0.2cm" svg:height="1.401cm" svg:x="5.519cm" svg:y="2.919cm"><text:p/><draw:enhanced-geometry svg:viewBox="0 0 21600 21600" draw:mirror-horizontal="false" draw:mirror-vertical="false" draw:type="rectangle" draw:enhanced-path="M 0 0 L 21600 0 21600 21600 0 21600 0 0 Z N"/></draw:custom-shape><draw:custom-shape draw:style-name="gr267" draw:text-style-name="P344" svg:width="0.2cm" svg:height="1.401cm" svg:x="6.322cm" svg:y="2.919cm"><text:p/><draw:enhanced-geometry svg:viewBox="0 0 21600 21600" draw:type="rectangle" draw:enhanced-path="M 0 0 L 21600 0 21600 21600 0 21600 0 0 Z N"/></draw:custom-shape><draw:custom-shape draw:style-name="gr268" draw:text-style-name="P344" svg:width="0.198cm" svg:height="1.401cm" svg:x="6.618cm" svg:y="2.919cm"><text:p/><draw:enhanced-geometry svg:viewBox="0 0 21600 21600" draw:type="rectangle" draw:enhanced-path="M 0 0 L 21600 0 21600 21600 0 21600 0 0 Z N"/></draw:custom-shape><draw:custom-shape draw:style-name="gr269" draw:text-style-name="P344" svg:width="0.2cm" svg:height="1.401cm" svg:x="5.921cm" svg:y="2.919cm"><text:p/><draw:enhanced-geometry svg:viewBox="0 0 21600 21600" draw:type="rectangle" draw:enhanced-path="M 0 0 L 21600 0 21600 21600 0 21600 0 0 Z N"/></draw:custom-shape><draw:custom-shape draw:style-name="gr270" draw:text-style-name="P344" svg:width="0.2cm" svg:height="1.401cm" svg:x="5.519cm" svg:y="2.919cm"><text:p/><draw:enhanced-geometry svg:viewBox="0 0 21600 21600" draw:mirror-horizontal="false" draw:mirror-vertical="false" draw:type="rectangle" draw:enhanced-path="M 0 0 L 21600 0 21600 21600 0 21600 0 0 Z N"/></draw:custom-shape><draw:custom-shape draw:style-name="gr271" draw:text-style-name="P344" svg:width="0.2cm" svg:height="1.401cm" svg:x="6.322cm" svg:y="2.919cm"><text:p/><draw:enhanced-geometry svg:viewBox="0 0 21600 21600" draw:type="rectangle" draw:enhanced-path="M 0 0 L 21600 0 21600 21600 0 21600 0 0 Z N"/></draw:custom-shape><draw:custom-shape draw:style-name="gr272" draw:text-style-name="P344" svg:width="0.198cm" svg:height="1.401cm" svg:x="6.618cm" svg:y="2.919cm"><text:p/><draw:enhanced-geometry svg:viewBox="0 0 21600 21600" draw:type="rectangle" draw:enhanced-path="M 0 0 L 21600 0 21600 21600 0 21600 0 0 Z N"/></draw:custom-shape><draw:custom-shape draw:style-name="gr273" draw:text-style-name="P344" svg:width="0.2cm" svg:height="1.401cm" svg:x="5.921cm" svg:y="2.919cm"><text:p/><draw:enhanced-geometry svg:viewBox="0 0 21600 21600" draw:type="rectangle" draw:enhanced-path="M 0 0 L 21600 0 21600 21600 0 21600 0 0 Z N"/></draw:custom-shape><draw:custom-shape draw:style-name="gr274" draw:text-style-name="P344" svg:width="0.2cm" svg:height="1.401cm" svg:x="5.519cm" svg:y="2.919cm"><text:p/><draw:enhanced-geometry svg:viewBox="0 0 21600 21600" draw:mirror-horizontal="false" draw:mirror-vertical="false" draw:type="rectangle" draw:enhanced-path="M 0 0 L 21600 0 21600 21600 0 21600 0 0 Z N"/></draw:custom-shape><draw:custom-shape draw:style-name="gr275" draw:text-style-name="P344" svg:width="0.2cm" svg:height="1.401cm" svg:x="6.322cm" svg:y="2.919cm"><text:p/><draw:enhanced-geometry svg:viewBox="0 0 21600 21600" draw:mirror-horizontal="false" draw:mirror-vertical="false" draw:type="rectangle" draw:enhanced-path="M 0 0 L 21600 0 21600 21600 0 21600 0 0 Z N"/></draw:custom-shape><draw:custom-shape draw:style-name="gr276" draw:text-style-name="P344" svg:width="0.198cm" svg:height="1.401cm" svg:x="6.618cm" svg:y="2.919cm"><text:p/><draw:enhanced-geometry svg:viewBox="0 0 21600 21600" draw:mirror-horizontal="false" draw:mirror-vertical="false" draw:type="rectangle" draw:enhanced-path="M 0 0 L 21600 0 21600 21600 0 21600 0 0 Z N"/></draw:custom-shape><draw:custom-shape draw:style-name="gr277" draw:text-style-name="P344" svg:width="0.2cm" svg:height="1.401cm" svg:x="5.921cm" svg:y="2.919cm"><text:p/><draw:enhanced-geometry svg:viewBox="0 0 21600 21600" draw:mirror-horizontal="false" draw:mirror-vertical="false" draw:type="rectangle" draw:enhanced-path="M 0 0 L 21600 0 21600 21600 0 21600 0 0 Z N"/></draw:custom-shape><draw:custom-shape draw:style-name="gr278" draw:text-style-name="P344" svg:width="0.2cm" svg:height="1.401cm" svg:x="5.519cm" svg:y="2.919cm"><text:p/><draw:enhanced-geometry svg:viewBox="0 0 21600 21600" draw:mirror-horizontal="false" draw:mirror-vertical="false" draw:type="rectangle" draw:enhanced-path="M 0 0 L 21600 0 21600 21600 0 21600 0 0 Z N"/></draw:custom-shape><draw:custom-shape draw:style-name="gr279" draw:text-style-name="P344" svg:width="0.2cm" svg:height="1.401cm" svg:x="6.322cm" svg:y="2.919cm"><text:p/><draw:enhanced-geometry svg:viewBox="0 0 21600 21600" draw:mirror-horizontal="false" draw:mirror-vertical="false" draw:type="rectangle" draw:enhanced-path="M 0 0 L 21600 0 21600 21600 0 21600 0 0 Z N"/></draw:custom-shape><draw:custom-shape draw:style-name="gr280" draw:text-style-name="P344" svg:width="0.198cm" svg:height="1.401cm" svg:x="6.618cm" svg:y="2.919cm"><text:p/><draw:enhanced-geometry svg:viewBox="0 0 21600 21600" draw:mirror-horizontal="false" draw:mirror-vertical="false" draw:type="rectangle" draw:enhanced-path="M 0 0 L 21600 0 21600 21600 0 21600 0 0 Z N"/></draw:custom-shape><draw:custom-shape draw:style-name="gr281" draw:text-style-name="P344" svg:width="0.2cm" svg:height="1.401cm" svg:x="5.921cm" svg:y="2.919cm"><text:p/><draw:enhanced-geometry svg:viewBox="0 0 21600 21600" draw:mirror-horizontal="false" draw:mirror-vertical="false" draw:type="rectangle" draw:enhanced-path="M 0 0 L 21600 0 21600 21600 0 21600 0 0 Z N"/></draw:custom-shape><draw:custom-shape draw:style-name="gr282" draw:text-style-name="P344" svg:width="0.2cm" svg:height="1.403cm" svg:x="8.946cm" svg:y="2.896cm"><text:p/><draw:enhanced-geometry svg:viewBox="0 0 21600 21600" draw:type="rectangle" draw:enhanced-path="M 0 0 L 21600 0 21600 21600 0 21600 0 0 Z N"/></draw:custom-shape><draw:custom-shape draw:style-name="gr283" draw:text-style-name="P344" svg:width="0.198cm" svg:height="1.403cm" svg:x="9.243cm" svg:y="2.896cm"><text:p/><draw:enhanced-geometry svg:viewBox="0 0 21600 21600" draw:type="rectangle" draw:enhanced-path="M 0 0 L 21600 0 21600 21600 0 21600 0 0 Z N"/></draw:custom-shape><draw:custom-shape draw:style-name="gr284" draw:text-style-name="P344" svg:width="0.2cm" svg:height="1.403cm" svg:x="8.544cm" svg:y="2.896cm"><text:p/><draw:enhanced-geometry svg:viewBox="0 0 21600 21600" draw:type="rectangle" draw:enhanced-path="M 0 0 L 21600 0 21600 21600 0 21600 0 0 Z N"/></draw:custom-shape><draw:custom-shape draw:style-name="gr285" draw:text-style-name="P344" svg:width="0.2cm" svg:height="1.403cm" svg:x="8.946cm" svg:y="2.896cm"><text:p/><draw:enhanced-geometry svg:viewBox="0 0 21600 21600" draw:type="rectangle" draw:enhanced-path="M 0 0 L 21600 0 21600 21600 0 21600 0 0 Z N"/></draw:custom-shape><draw:custom-shape draw:style-name="gr286" draw:text-style-name="P344" svg:width="0.198cm" svg:height="1.403cm" svg:x="9.243cm" svg:y="2.896cm"><text:p/><draw:enhanced-geometry svg:viewBox="0 0 21600 21600" draw:type="rectangle" draw:enhanced-path="M 0 0 L 21600 0 21600 21600 0 21600 0 0 Z N"/></draw:custom-shape><draw:custom-shape draw:style-name="gr287" draw:text-style-name="P344" svg:width="0.2cm" svg:height="1.403cm" svg:x="8.544cm" svg:y="2.896cm"><text:p/><draw:enhanced-geometry svg:viewBox="0 0 21600 21600" draw:type="rectangle" draw:enhanced-path="M 0 0 L 21600 0 21600 21600 0 21600 0 0 Z N"/></draw:custom-shape><draw:custom-shape draw:style-name="gr288" draw:text-style-name="P344" svg:width="0.2cm" svg:height="1.403cm" svg:x="8.946cm" svg:y="2.896cm"><text:p/><draw:enhanced-geometry svg:viewBox="0 0 21600 21600" draw:mirror-horizontal="false" draw:mirror-vertical="false" draw:type="rectangle" draw:enhanced-path="M 0 0 L 21600 0 21600 21600 0 21600 0 0 Z N"/></draw:custom-shape><draw:custom-shape draw:style-name="gr289" draw:text-style-name="P344" svg:width="0.198cm" svg:height="1.403cm" svg:x="9.243cm" svg:y="2.896cm"><text:p/><draw:enhanced-geometry svg:viewBox="0 0 21600 21600" draw:mirror-horizontal="false" draw:mirror-vertical="false" draw:type="rectangle" draw:enhanced-path="M 0 0 L 21600 0 21600 21600 0 21600 0 0 Z N"/></draw:custom-shape><draw:custom-shape draw:style-name="gr290" draw:text-style-name="P344" svg:width="0.2cm" svg:height="1.403cm" svg:x="8.544cm" svg:y="2.896cm"><text:p/><draw:enhanced-geometry svg:viewBox="0 0 21600 21600" draw:mirror-horizontal="false" draw:mirror-vertical="false" draw:type="rectangle" draw:enhanced-path="M 0 0 L 21600 0 21600 21600 0 21600 0 0 Z N"/></draw:custom-shape><draw:custom-shape draw:style-name="gr291" draw:text-style-name="P344" svg:width="0.2cm" svg:height="1.403cm" svg:x="8.946cm" svg:y="2.896cm"><text:p/><draw:enhanced-geometry svg:viewBox="0 0 21600 21600" draw:mirror-horizontal="false" draw:mirror-vertical="false" draw:type="rectangle" draw:enhanced-path="M 0 0 L 21600 0 21600 21600 0 21600 0 0 Z N"/></draw:custom-shape><draw:custom-shape draw:style-name="gr292" draw:text-style-name="P344" svg:width="0.198cm" svg:height="1.403cm" svg:x="9.243cm" svg:y="2.896cm"><text:p/><draw:enhanced-geometry svg:viewBox="0 0 21600 21600" draw:mirror-horizontal="false" draw:mirror-vertical="false" draw:type="rectangle" draw:enhanced-path="M 0 0 L 21600 0 21600 21600 0 21600 0 0 Z N"/></draw:custom-shape><draw:custom-shape draw:style-name="gr293" draw:text-style-name="P344" svg:width="0.2cm" svg:height="1.401cm" svg:x="10.498cm" svg:y="2.912cm"><text:p/><draw:enhanced-geometry svg:viewBox="0 0 21600 21600" draw:mirror-horizontal="false" draw:mirror-vertical="false" draw:type="rectangle" draw:enhanced-path="M 0 0 L 21600 0 21600 21600 0 21600 0 0 Z N"/></draw:custom-shape><draw:custom-shape draw:style-name="gr294" draw:text-style-name="P343" svg:width="2.865cm" svg:height="1.333cm" svg:x="8.202cm" svg:y="7.267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295" draw:text-style-name="P344" svg:width="0.2cm" svg:height="1.403cm" svg:x="10.846cm" svg:y="2.912cm"><text:p/><draw:enhanced-geometry svg:viewBox="0 0 21600 21600" draw:mirror-horizontal="false" draw:mirror-vertical="false" draw:type="rectangle" draw:enhanced-path="M 0 0 L 21600 0 21600 21600 0 21600 0 0 Z N"/></draw:custom-shape><draw:custom-shape draw:style-name="gr296" draw:text-style-name="P343" svg:width="6.501cm" svg:height="1.026cm" svg:x="19.526cm" svg:y="12.897cm"><text:p text:style-name="P342"><text:span text:style-name="T306">Manteau neigeux prévu</text:span></text:p><draw:enhanced-geometry svg:viewBox="0 0 21600 21600" draw:type="mso-spt202" draw:enhanced-path="M 0 0 L 21600 0 21600 21600 0 21600 0 0 Z N"/></draw:custom-shape><draw:custom-shape draw:style-name="gr297" draw:text-style-name="P340" svg:width="0.599cm" svg:height="0.401cm" svg:x="20.953cm" svg:y="8.0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8" draw:text-style-name="P343" svg:width="4.014cm" svg:height="1.026cm" svg:x="19.815cm" svg:y="8.38cm"><text:p text:style-name="P342"><text:span text:style-name="T306">Météo prévue</text:span></text:p><draw:enhanced-geometry svg:viewBox="0 0 21600 21600" draw:type="mso-spt202" draw:enhanced-path="M 0 0 L 21600 0 21600 21600 0 21600 0 0 Z N"/></draw:custom-shape><draw:custom-shape draw:style-name="gr299" draw:text-style-name="P345" svg:width="0.398cm" svg:height="13.002cm" svg:x="12.234cm" svg:y="3.686cm"><text:p/><draw:enhanced-geometry svg:viewBox="0 0 21600 21600" draw:type="rectangle" draw:enhanced-path="M 0 0 L 21600 0 21600 21600 0 21600 0 0 Z N"/></draw:custom-shape><draw:custom-shape draw:style-name="gr300" draw:text-style-name="P347" svg:width="1.987cm" svg:height="1.788cm" svg:x="12.289cm" svg:y="1.709cm"><text:p text:style-name="P346"><text:span text:style-name="T307">S2M</text:span></text:p><text:p text:style-name="P346"><text:span text:style-name="T308">09:00</text:span></text:p><draw:enhanced-geometry svg:viewBox="0 0 21600 21600" draw:mirror-horizontal="false" draw:mirror-vertical="false" draw:type="mso-spt202" draw:enhanced-path="M 0 0 L 21600 0 21600 21600 0 21600 0 0 Z N"/></draw:custom-shape><draw:custom-shape draw:style-name="gr301" draw:text-style-name="P344" svg:width="0.198cm" svg:height="1.403cm" svg:x="10.498cm" svg:y="2.912cm"><text:p/><draw:enhanced-geometry svg:viewBox="0 0 21600 21600" draw:mirror-horizontal="false" draw:mirror-vertical="false" draw:type="rectangle" draw:enhanced-path="M 0 0 L 21600 0 21600 21600 0 21600 0 0 Z N"/></draw:custom-shape><draw:custom-shape draw:style-name="gr302" draw:text-style-name="P344" svg:width="0.2cm" svg:height="1.403cm" svg:x="10.844cm" svg:y="2.914cm"><text:p/><draw:enhanced-geometry svg:viewBox="0 0 21600 21600" draw:mirror-horizontal="false" draw:mirror-vertical="false" draw:type="rectangle" draw:enhanced-path="M 0 0 L 21600 0 21600 21600 0 21600 0 0 Z N"/></draw:custom-shape><draw:custom-shape draw:style-name="gr303" draw:text-style-name="P344" svg:width="0.198cm" svg:height="1.403cm" svg:x="11.41cm" svg:y="2.914cm"><text:p/><draw:enhanced-geometry svg:viewBox="0 0 21600 21600" draw:mirror-horizontal="false" draw:mirror-vertical="false" draw:type="rectangle" draw:enhanced-path="M 0 0 L 21600 0 21600 21600 0 21600 0 0 Z N"/></draw:custom-shape><draw:custom-shape draw:style-name="gr304" draw:text-style-name="P344" svg:width="0.198cm" svg:height="1.403cm" svg:x="12.037cm" svg:y="2.891cm"><text:p/><draw:enhanced-geometry svg:viewBox="0 0 21600 21600" draw:mirror-horizontal="false" draw:mirror-vertical="false" draw:type="rectangle" draw:enhanced-path="M 0 0 L 21600 0 21600 21600 0 21600 0 0 Z N"/></draw:custom-shape><draw:custom-shape draw:style-name="gr305" draw:text-style-name="P343" svg:width="2.867cm" svg:height="2.343cm" svg:x="8.2cm" svg:y="6.696cm"><text:p/><draw:enhanced-geometry svg:viewBox="0 0 1588 317" draw:mirror-horizontal="false" draw:mirror-vertical="false" draw:type="non-primitive" draw:enhanced-path="M 0 226 C 125 128 250 30 363 45 476 60 552 317 680 317 808 317 983 90 1134 45 1285 0 1436 22 1588 45 N"/></draw:custom-shape><draw:custom-shape draw:style-name="gr306" draw:text-style-name="P348" svg:width="0.6cm" svg:height="0.401cm" svg:x="10.841cm" svg:y="6.9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7" draw:text-style-name="P349" svg:width="0.602cm" svg:height="0.403cm" svg:x="10.839cm" svg:y="7.1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8" draw:text-style-name="P343" svg:width="3.162cm" svg:height="3.312cm" svg:x="8.052cm" svg:y="7.288cm"><text:p/><draw:enhanced-geometry svg:viewBox="0 0 1542 786" draw:type="non-primitive" draw:enhanced-path="M 0 491 C 64 638 128 786 272 718 416 650 650 166 862 83 1074 0 1308 109 1542 219 N"/></draw:custom-shape><draw:custom-shape draw:style-name="gr309" draw:text-style-name="P340" svg:width="0.599cm" svg:height="0.401cm" svg:x="7.766cm" svg:y="9.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0" draw:text-style-name="P340" svg:width="0.6cm" svg:height="0.403cm" svg:x="10.842cm" svg:y="7.9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1" draw:text-style-name="P340" svg:width="0.6cm" svg:height="0.401cm" svg:x="10.872cm" svg:y="11.7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2" draw:text-style-name="P340" svg:width="0.6cm" svg:height="0.403cm" svg:x="21.085cm" svg:y="12.4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3" draw:text-style-name="P349" svg:width="0.6cm" svg:height="0.403cm" svg:x="10.872cm" svg:y="12.4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4" draw:text-style-name="P343" svg:width="9.873cm" svg:height="1.43cm" draw:transform="skewX (-0.0628318530717959) rotate (-0.0624827872213969) translate (11.4723333333333cm 11.0983888888889cm)"><text:p/><draw:enhanced-geometry svg:viewBox="0 0 1497 325" draw:mirror-horizontal="false" draw:mirror-vertical="false" draw:type="non-primitive" draw:enhanced-path="M 0 159 C 170 79 340 0 544 23 748 46 1066 265 1225 295 1384 325 1440 265 1497 205 N"/></draw:custom-shape><draw:path draw:style-name="gr315" draw:text-style-name="P350" svg:width="9.784cm" svg:height="1.403cm" draw:transform="rotate (0.176627320301826) translate (11.3876728168466cm 12.0011813967424cm)" svg:viewBox="0 0 9785 1404" svg:d="M0 480c4117-1799 3521 2160 9785 513"><text:p/></draw:path><draw:custom-shape draw:style-name="gr316" draw:text-style-name="P349" svg:width="0.602cm" svg:height="0.403cm" svg:x="20.983cm" svg:y="11.05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17" draw:text-style-name="P350" svg:width="3.627cm" svg:height="1.255cm" draw:transform="skewX (0.434237917896189) rotate (0.493230046613598) translate (8.21904580217186cm 13.0317941230205cm)" svg:viewBox="0 0 3628 1256" svg:d="M0 429c1526-1609 1305 1933 3628 459"><text:p/></draw:path><draw:custom-shape draw:style-name="gr318" draw:text-style-name="P343" svg:width="2.878cm" svg:height="0.974cm" draw:transform="skewX (0.205425252959733) rotate (-0.076619954162551) translate (8.28675cm 13.5678333333333cm)"><text:p/><draw:enhanced-geometry svg:viewBox="0 0 1451 324" draw:type="non-primitive" draw:enhanced-path="M 0 0 C 219 155 438 310 680 317 922 324 1186 184 1451 45 N"/></draw:custom-shape><draw:custom-shape draw:style-name="gr319" draw:text-style-name="P348" svg:width="0.6cm" svg:height="0.403cm" svg:x="10.871cm" svg:y="13.6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343" svg:width="10.027cm" svg:height="1.392cm" draw:transform="skewX (-0.103498024643264) rotate (-0.103148958792866) translate (11.2994722222222cm 12.8181805555556cm)"><text:p/><draw:enhanced-geometry svg:viewBox="0 0 1588 317" draw:type="non-primitive" draw:enhanced-path="M 0 226 C 125 128 250 30 363 45 476 60 552 317 680 317 808 317 983 90 1134 45 1285 0 1436 22 1588 45 N"/></draw:custom-shape><draw:line draw:style-name="gr321" draw:text-style-name="P350" svg:x1="1.175cm" svg:y1="3.334cm" svg:x2="12.63cm" svg:y2="5.285cm"><text:p/></draw:line><draw:custom-shape draw:style-name="gr322" draw:text-style-name="P343" svg:width="3.162cm" svg:height="3.248cm" draw:transform="skewX (0.192509816494974) rotate (0.192684349420174) translate (8.05215277777778cm 11.7422083333333cm)"><text:p/><draw:enhanced-geometry svg:viewBox="0 0 1542 786" draw:mirror-horizontal="false" draw:mirror-vertical="false" draw:type="non-primitive" draw:enhanced-path="M 0 491 C 64 638 128 786 272 718 416 650 650 166 862 83 1074 0 1308 109 1542 219 N"/></draw:custom-shape><draw:custom-shape draw:style-name="gr323" draw:text-style-name="P343" svg:width="7.353cm" svg:height="2.334cm" draw:transform="skewX (0.000698131700797739) rotate (-0.047996554429844) translate (0.689680555555556cm 12.1743611111111cm)"><text:p/><draw:enhanced-geometry svg:viewBox="0 0 1587 529" draw:type="non-primitive" draw:enhanced-path="M 0 529 C 143 294 287 60 499 30 711 0 1089 310 1270 348 1451 386 1519 321 1587 257 N"/></draw:custom-shape><draw:custom-shape draw:style-name="gr324" draw:text-style-name="P349" svg:width="0.6cm" svg:height="0.403cm" svg:x="0.271cm" svg:y="14.2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5" draw:text-style-name="P343" svg:width="7.266cm" svg:height="1.4cm" svg:x="0.67cm" svg:y="8.239cm"><text:p/><draw:enhanced-geometry svg:viewBox="0 0 1588 317" draw:type="non-primitive" draw:enhanced-path="M 0 226 C 125 128 250 30 363 45 476 60 552 317 680 317 808 317 983 90 1134 45 1285 0 1436 22 1588 45 N"/></draw:custom-shape><draw:custom-shape draw:style-name="gr326" draw:text-style-name="P340" svg:width="0.6cm" svg:height="0.401cm" svg:x="0.271cm" svg:y="9.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7" draw:text-style-name="P348" svg:width="0.6cm" svg:height="0.403cm" svg:x="10.73cm" svg:y="4.3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8" draw:text-style-name="P348" svg:width="0.6cm" svg:height="0.403cm" svg:x="14.14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347" svg:width="1.634cm" svg:height="1.788cm" svg:x="13.456cm" svg:y="4.977cm"><text:p text:style-name="P346"><text:span text:style-name="T306">J+1</text:span></text:p><text:p text:style-name="P346"><text:span text:style-name="T306">6:00</text:span></text:p><draw:enhanced-geometry svg:viewBox="0 0 21600 21600" draw:mirror-horizontal="false" draw:mirror-vertical="false" draw:type="mso-spt202" draw:enhanced-path="M 0 0 L 21600 0 21600 21600 0 21600 0 0 Z N"/></draw:custom-shape><draw:custom-shape draw:style-name="gr330" draw:text-style-name="P348" svg:width="0.6cm" svg:height="0.403cm" svg:x="0.104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347" svg:width="1.634cm" svg:height="1.788cm" svg:x="-0.708cm" svg:y="4.997cm"><text:p text:style-name="P346"><text:span text:style-name="T306">J-4</text:span></text:p><text:p text:style-name="P346"><text:span text:style-name="T306">6:00</text:span></text:p><draw:enhanced-geometry svg:viewBox="0 0 21600 21600" draw:type="mso-spt202" draw:enhanced-path="M 0 0 L 21600 0 21600 21600 0 21600 0 0 Z N"/></draw:custom-shape><draw:line draw:style-name="gr332" draw:text-style-name="P350" svg:x1="19.053cm" svg:y1="4.57cm" svg:x2="18.685cm" svg:y2="4.57cm"><text:p/></draw:line><draw:line draw:style-name="gr333" draw:text-style-name="P350" svg:x1="18.447cm" svg:y1="4.57cm" svg:x2="18.079cm" svg:y2="4.57cm"><text:p/></draw:line><draw:line draw:style-name="gr334" draw:text-style-name="P350" svg:x1="19.053cm" svg:y1="4.57cm" svg:x2="18.685cm" svg:y2="4.57cm"><text:p/></draw:line><draw:line draw:style-name="gr335" draw:text-style-name="P350" svg:x1="17.903cm" svg:y1="4.57cm" svg:x2="17.535cm" svg:y2="4.57cm"><text:p/></draw:line><draw:line draw:style-name="gr336" draw:text-style-name="P350" svg:x1="17.318cm" svg:y1="4.57cm" svg:x2="6.172cm" svg:y2="4.614cm"><text:p/></draw:line><draw:line draw:style-name="gr337" draw:text-style-name="P350" svg:x1="5.927cm" svg:y1="4.592cm" svg:x2="5.559cm" svg:y2="4.592cm"><text:p/></draw:line><draw:line draw:style-name="gr338" draw:text-style-name="P350" svg:x1="5.32cm" svg:y1="4.592cm" svg:x2="4.952cm" svg:y2="4.592cm"><text:p/></draw:line><draw:line draw:style-name="gr339" draw:text-style-name="P350" svg:x1="5.927cm" svg:y1="4.592cm" svg:x2="5.559cm" svg:y2="4.592cm"><text:p/></draw:line><draw:line draw:style-name="gr340" draw:text-style-name="P350" svg:x1="4.776cm" svg:y1="4.592cm" svg:x2="4.408cm" svg:y2="4.592cm"><text:p/></draw:line><draw:line draw:style-name="gr341" draw:text-style-name="P350" svg:x1="4.155cm" svg:y1="4.571cm" svg:x2="0.704cm" svg:y2="4.571cm"><text:p/></draw:line><draw:custom-shape draw:style-name="gr342" draw:text-style-name="P348" svg:width="0.6cm" svg:height="0.401cm" svg:x="7.722cm" svg:y="4.3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3" draw:text-style-name="P348" svg:width="0.6cm" svg:height="0.403cm" svg:x="14.14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4" draw:text-style-name="P347" svg:width="1.634cm" svg:height="1.788cm" svg:x="6.949cm" svg:y="5.027cm"><text:p text:style-name="P346"><text:span text:style-name="T306">J-1</text:span></text:p><text:p text:style-name="P346"><text:span text:style-name="T306">6:00</text:span></text:p><draw:enhanced-geometry svg:viewBox="0 0 21600 21600" draw:mirror-horizontal="false" draw:mirror-vertical="false" draw:type="mso-spt202" draw:enhanced-path="M 0 0 L 21600 0 21600 21600 0 21600 0 0 Z N"/></draw:custom-shape><draw:line draw:style-name="gr345" draw:text-style-name="P350" svg:x1="19.639cm" svg:y1="4.57cm" svg:x2="19.271cm" svg:y2="4.57cm"><text:p/></draw:line><draw:custom-shape draw:style-name="gr346" draw:text-style-name="P348" svg:width="0.6cm" svg:height="0.403cm" svg:x="2.836cm" svg:y="4.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347" svg:width="1.634cm" svg:height="1.788cm" svg:x="2.072cm" svg:y="5.045cm"><text:p text:style-name="P346"><text:span text:style-name="T306">J-3</text:span></text:p><text:p text:style-name="P346"><text:span text:style-name="T306">6:00</text:span></text:p><draw:enhanced-geometry svg:viewBox="0 0 21600 21600" draw:type="mso-spt202" draw:enhanced-path="M 0 0 L 21600 0 21600 21600 0 21600 0 0 Z N"/></draw:custom-shape><draw:custom-shape draw:style-name="gr348" draw:text-style-name="P340" svg:width="0.6cm" svg:height="0.403cm" svg:x="10.842cm" svg:y="8.5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9" draw:text-style-name="P351" svg:width="0.398cm" svg:height="13.002cm" svg:x="11.211cm" svg:y="3.686cm"><text:p/><draw:enhanced-geometry svg:viewBox="0 0 21600 21600" draw:type="rectangle" draw:enhanced-path="M 0 0 L 21600 0 21600 21600 0 21600 0 0 Z N"/></draw:custom-shape><draw:custom-shape draw:style-name="gr350" draw:text-style-name="P347" svg:width="1.634cm" svg:height="1.788cm" svg:x="9.939cm" svg:y="5.027cm"><text:p text:style-name="P346"><text:span text:style-name="T306">J</text:span></text:p><text:p text:style-name="P346"><text:span text:style-name="T306">6:00</text:span></text:p><draw:enhanced-geometry svg:viewBox="0 0 21600 21600" draw:type="mso-spt202" draw:enhanced-path="M 0 0 L 21600 0 21600 21600 0 21600 0 0 Z N"/></draw:custom-shape><draw:custom-shape draw:style-name="gr351" draw:text-style-name="P340" svg:width="0.6cm" svg:height="0.403cm" svg:x="7.756cm" svg:y="13.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2" draw:text-style-name="P340" svg:width="0.6cm" svg:height="0.403cm" svg:x="7.756cm" svg:y="8.1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352" svg:x1="19.953cm" svg:y1="4.576cm" svg:x2="25.743cm" svg:y2="4.526cm"><text:p/></draw:line><draw:custom-shape draw:style-name="gr354" draw:text-style-name="P348" svg:width="0.6cm" svg:height="0.401cm" svg:x="20.93cm" svg:y="4.3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5" draw:text-style-name="P347" svg:width="1.634cm" svg:height="1.788cm" svg:x="20.387cm" svg:y="4.977cm"><text:p text:style-name="P346"><text:span text:style-name="T306">J+4</text:span></text:p><text:p text:style-name="P346"><text:span text:style-name="T306">6:00</text:span></text:p><draw:enhanced-geometry svg:viewBox="0 0 21600 21600" draw:type="mso-spt202" draw:enhanced-path="M 0 0 L 21600 0 21600 21600 0 21600 0 0 Z N"/></draw:custom-shape><draw:custom-shape draw:style-name="gr356" draw:text-style-name="P348" svg:width="0.6cm" svg:height="0.401cm" svg:x="23.938cm" svg:y="4.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7" draw:text-style-name="P347" svg:width="1.634cm" svg:height="1.788cm" svg:x="23.235cm" svg:y="5.025cm"><text:p text:style-name="P346"><text:span text:style-name="T306">J+5</text:span></text:p><text:p text:style-name="P346"><text:span text:style-name="T306">6:00</text:span></text:p><draw:enhanced-geometry svg:viewBox="0 0 21600 21600" draw:mirror-horizontal="true" draw:type="mso-spt202" draw:enhanced-path="M 0 0 L 21600 0 21600 21600 0 21600 0 0 Z N"/></draw:custom-shape><draw:custom-shape draw:style-name="gr358" draw:text-style-name="P348" svg:width="0.6cm" svg:height="0.403cm" svg:x="21.106cm" svg:y="13.9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9" draw:text-style-name="P343" svg:width="10.101cm" svg:height="1.424cm" draw:transform="skewX (0.0829031394697307) rotate (0.0832522053201295) translate (11.1689444444444cm 8.86001388888889cm)"><text:p/><draw:enhanced-geometry svg:viewBox="0 0 1451 324" draw:type="non-primitive" draw:enhanced-path="M 0 0 C 219 155 438 310 680 317 922 324 1186 184 1451 45 N"/></draw:custom-shape><draw:frame draw:style-name="gr360" draw:text-style-name="P353" svg:width="12.665cm" svg:height="0.983cm" svg:x="4.475cm" svg:y="10.502cm"><draw:text-box><text:p text:style-name="P318"><text:span text:style-name="T306">Mêmes ébauches</text:span></text:p></draw:text-box></draw:frame><draw:custom-shape draw:style-name="gr361" draw:text-style-name="P347" svg:width="6.591cm" svg:height="1.026cm" svg:x="2.236cm" svg:y="1.938cm"><text:p text:style-name="P346"><text:span text:style-name="T309">Observations (BDClim)</text:span></text:p><draw:enhanced-geometry svg:viewBox="0 0 21600 21600" draw:type="mso-spt202" draw:enhanced-path="M 0 0 L 21600 0 21600 21600 0 21600 0 0 Z N"/></draw:custom-shape></draw:g><draw:frame text:anchor-type="paragraph" draw:z-index="10" draw:name="Forme8" draw:style-name="gr217" draw:text-style-name="P339" svg:width="12.413cm" svg:height="2.274cm" svg:x="6.8cm" svg:y="-0.489cm"><draw:text-box><text:p><text:span text:style-name="T305">Schéma 7 : RUN S2M 9h </text:span></text:p></draw:text-box></draw:frame></text:p>
      <text:p text:style-name="P115"><draw:frame text:anchor-type="paragraph" draw:z-index="11" draw:name="Forme12" draw:style-name="gr216" draw:text-style-name="P315" svg:width="15.442cm" svg:height="0.978cm" svg:x="5.911cm" svg:y="-1.589cm"><draw:text-box><text:p><text:span text:style-name="T287">Schéma 8 : modes secours pour SURFEX</text:span></text:p></draw:text-box></draw:frame><draw:g text:anchor-type="paragraph" draw:z-index="14" draw:name="Forme11" draw:style-name="gr1"><draw:line draw:style-name="gr105" draw:text-style-name="P316" svg:x1="1.8cm" svg:y1="0.999cm" svg:x2="9.8cm" svg:y2="0.999cm"><text:p/></draw:line><draw:line draw:style-name="gr106" draw:text-style-name="P316" svg:x1="9.8cm" svg:y1="0.999cm" svg:x2="19.8cm" svg:y2="0.999cm"><text:p/></draw:line><draw:custom-shape draw:style-name="gr107" draw:text-style-name="P316" svg:width="0.401cm" svg:height="0.401cm" svg:x="1.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3.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5.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7.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9.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1.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399cm" svg:height="0.401cm" svg:x="13.601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5.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7.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9.6cm" svg:y="0.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317" svg:x1="9.8cm" svg:y1="3cm" svg:x2="11.8cm" svg:y2="3cm"><text:p/></draw:line><draw:line draw:style-name="gr109" draw:text-style-name="P317" svg:x1="10cm" svg:y1="3cm" svg:x2="19.8cm" svg:y2="3cm"><text:p/></draw:line><draw:custom-shape draw:style-name="gr110" draw:text-style-name="P317" svg:width="0.401cm" svg:height="0.401cm" svg:x="9.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1.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399cm" svg:height="0.401cm" svg:x="13.601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5.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7.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9.6cm" svg:y="2.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298" svg:x1="9.8cm" svg:y1="5.002cm" svg:x2="11.8cm" svg:y2="5.002cm"><text:p/></draw:line><draw:line draw:style-name="gr112" draw:text-style-name="P298" svg:x1="11.8cm" svg:y1="5.002cm" svg:x2="19.8cm" svg:y2="5.002cm"><text:p/></draw:line><draw:custom-shape draw:style-name="gr113" draw:text-style-name="P298" svg:width="0.401cm" svg:height="0.401cm" svg:x="9.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1.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399cm" svg:height="0.401cm" svg:x="13.601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5.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7.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9.6cm" svg:y="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319" svg:width="1.601cm" svg:height="1.675cm" svg:x="0.201cm" svg:y="0.6cm"><draw:text-box><text:p text:style-name="P318"><text:span text:style-name="T288">3h</text:span></text:p></draw:text-box></draw:frame><draw:frame draw:style-name="gr10" draw:text-style-name="P320" svg:width="1.601cm" svg:height="1.675cm" svg:x="8.2cm" svg:y="2.528cm"><draw:text-box><text:p text:style-name="P318"><text:span text:style-name="T289">6h</text:span></text:p></draw:text-box></draw:frame><draw:frame draw:style-name="gr10" draw:text-style-name="P281" svg:width="1.601cm" svg:height="1.675cm" svg:x="8.2cm" svg:y="4.526cm"><draw:text-box><text:p text:style-name="P318"><text:span text:style-name="T263">9h</text:span></text:p></draw:text-box></draw:frame><draw:line draw:style-name="gr105" draw:text-style-name="P316" svg:x1="3.8cm" svg:y1="6.999cm" svg:x2="11.8cm" svg:y2="6.999cm"><text:p/></draw:line><draw:line draw:style-name="gr114" draw:text-style-name="P316" svg:x1="11.8cm" svg:y1="6.999cm" svg:x2="21.8cm" svg:y2="6.999cm"><text:p/></draw:line><draw:custom-shape draw:style-name="gr107" draw:text-style-name="P316" svg:width="0.401cm" svg:height="0.401cm" svg:x="3.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5.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7.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9.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1.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399cm" svg:height="0.401cm" svg:x="13.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5.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7.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9.6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21.601cm" svg:y="6.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317" svg:x1="11.8cm" svg:y1="8.999cm" svg:x2="13.8cm" svg:y2="8.999cm"><text:p/></draw:line><draw:line draw:style-name="gr115" draw:text-style-name="P317" svg:x1="12.003cm" svg:y1="8.999cm" svg:x2="21.803cm" svg:y2="8.999cm"><text:p/></draw:line><draw:custom-shape draw:style-name="gr110" draw:text-style-name="P317" svg:width="0.401cm" svg:height="0.401cm" svg:x="11.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399cm" svg:height="0.401cm" svg:x="13.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5.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7.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9.6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21.601cm" svg:y="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298" svg:x1="11.8cm" svg:y1="11.001cm" svg:x2="13.8cm" svg:y2="11.001cm"><text:p/></draw:line><draw:line draw:style-name="gr116" draw:text-style-name="P298" svg:x1="13.802cm" svg:y1="11.001cm" svg:x2="21.802cm" svg:y2="11.001cm"><text:p/></draw:line><draw:custom-shape draw:style-name="gr113" draw:text-style-name="P298" svg:width="0.401cm" svg:height="0.401cm" svg:x="11.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399cm" svg:height="0.401cm" svg:x="13.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5.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7.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9.6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21.601cm" svg:y="1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319" svg:width="1.601cm" svg:height="1.675cm" svg:x="2.201cm" svg:y="6.6cm"><draw:text-box><text:p text:style-name="P318"><text:span text:style-name="T288">3h</text:span></text:p></draw:text-box></draw:frame><draw:frame draw:style-name="gr10" draw:text-style-name="P320" svg:width="1.601cm" svg:height="1.675cm" svg:x="10.201cm" svg:y="8.527cm"><draw:text-box><text:p text:style-name="P318"><text:span text:style-name="T289">6h</text:span></text:p></draw:text-box></draw:frame><draw:frame draw:style-name="gr10" draw:text-style-name="P281" svg:width="1.601cm" svg:height="1.675cm" svg:x="10.201cm" svg:y="10.527cm"><draw:text-box><text:p text:style-name="P318"><text:span text:style-name="T263">9h</text:span></text:p></draw:text-box></draw:frame><draw:line draw:style-name="gr105" draw:text-style-name="P316" svg:x1="5.801cm" svg:y1="13.003cm" svg:x2="13.801cm" svg:y2="13.003cm"><text:p/></draw:line><draw:line draw:style-name="gr117" draw:text-style-name="P316" svg:x1="13.802cm" svg:y1="13.003cm" svg:x2="23.802cm" svg:y2="13.003cm"><text:p/></draw:line><draw:custom-shape draw:style-name="gr118" draw:text-style-name="P316" svg:width="0.401cm" svg:height="0.399cm" svg:x="5.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16" svg:width="0.401cm" svg:height="0.399cm" svg:x="7.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16" svg:width="0.401cm" svg:height="0.399cm" svg:x="9.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16" svg:width="0.401cm" svg:height="0.399cm" svg:x="11.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16" svg:width="0.399cm" svg:height="0.399cm" svg:x="13.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16" svg:width="0.401cm" svg:height="0.399cm" svg:x="15.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16" svg:width="0.401cm" svg:height="0.399cm" svg:x="17.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16" svg:width="0.401cm" svg:height="0.399cm" svg:x="19.6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16" svg:width="0.401cm" svg:height="0.399cm" svg:x="21.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316" svg:width="0.401cm" svg:height="0.399cm" svg:x="23.601cm" svg:y="12.8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8" draw:text-style-name="P317" svg:x1="13.802cm" svg:y1="14.999cm" svg:x2="15.802cm" svg:y2="14.999cm"><text:p/></draw:line><draw:line draw:style-name="gr119" draw:text-style-name="P317" svg:x1="14cm" svg:y1="14.999cm" svg:x2="23.8cm" svg:y2="14.999cm"><text:p/></draw:line><draw:custom-shape draw:style-name="gr110" draw:text-style-name="P317" svg:width="0.399cm" svg:height="0.401cm" svg:x="13.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5.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7.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19.6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21.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317" svg:width="0.401cm" svg:height="0.401cm" svg:x="23.601cm" svg:y="14.7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298" svg:x1="13.802cm" svg:y1="17cm" svg:x2="15.802cm" svg:y2="17cm"><text:p/></draw:line><draw:line draw:style-name="gr120" draw:text-style-name="P298" svg:x1="15.8cm" svg:y1="17cm" svg:x2="23.8cm" svg:y2="17cm"><text:p/></draw:line><draw:custom-shape draw:style-name="gr113" draw:text-style-name="P298" svg:width="0.399cm" svg:height="0.401cm" svg:x="13.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5.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7.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19.6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21.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298" svg:width="0.401cm" svg:height="0.401cm" svg:x="23.601cm" svg:y="16.7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319" svg:width="1.602cm" svg:height="1.675cm" svg:x="4.2cm" svg:y="12.599cm"><draw:text-box><text:p text:style-name="P318"><text:span text:style-name="T288">3h</text:span></text:p></draw:text-box></draw:frame><draw:frame draw:style-name="gr10" draw:text-style-name="P320" svg:width="1.601cm" svg:height="1.675cm" svg:x="12.201cm" svg:y="14.527cm"><draw:text-box><text:p text:style-name="P318"><text:span text:style-name="T289">6h</text:span></text:p></draw:text-box></draw:frame><draw:frame draw:style-name="gr10" draw:text-style-name="P281" svg:width="1.601cm" svg:height="1.675cm" svg:x="12.201cm" svg:y="16.528cm"><draw:text-box><text:p text:style-name="P318"><text:span text:style-name="T263">9h</text:span></text:p></draw:text-box></draw:frame><draw:custom-shape draw:style-name="gr121" draw:text-style-name="P276" svg:width="1.2cm" svg:height="5.201cm" svg:x="24.601cm" svg:y="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0" draw:text-style-name="P281" svg:width="1.601cm" svg:height="1.675cm" svg:x="26.001cm" svg:y="2.528cm"><draw:text-box><text:p text:style-name="P318"><text:span text:style-name="T263">D-1</text:span></text:p></draw:text-box></draw:frame><draw:custom-shape draw:style-name="gr121" draw:text-style-name="P276" svg:width="1.2cm" svg:height="5.201cm" svg:x="24.601cm" svg:y="6.39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1" draw:text-style-name="P281" svg:width="2.001cm" svg:height="2.386cm" svg:x="25.8cm" svg:y="8.601cm"><draw:text-box><text:p text:style-name="P318"><text:span text:style-name="T263">D</text:span></text:p></draw:text-box></draw:frame><draw:custom-shape draw:style-name="gr121" draw:text-style-name="P276" svg:width="1.2cm" svg:height="5.201cm" svg:x="24.601cm" svg:y="12.19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1" draw:text-style-name="P281" svg:width="2.001cm" svg:height="2.386cm" svg:x="25.8cm" svg:y="14.4cm"><draw:text-box><text:p text:style-name="P318"><text:span text:style-name="T263">D+1</text:span></text:p></draw:text-box></draw:frame><draw:frame draw:style-name="gr15" draw:text-style-name="P281" svg:width="1.202cm" svg:height="0.983cm" svg:x="11.4cm" svg:y="0cm"><draw:text-box><text:p text:style-name="P318"><text:span text:style-name="T263">J</text:span></text:p></draw:text-box></draw:frame><draw:frame draw:style-name="gr15" draw:text-style-name="P281" svg:width="1.202cm" svg:height="0.983cm" svg:x="11.4cm" svg:y="0cm"><draw:text-box><text:p text:style-name="P318"><text:span text:style-name="T263">J</text:span></text:p></draw:text-box></draw:frame><draw:frame draw:style-name="gr122" draw:text-style-name="P281" svg:width="1.602cm" svg:height="0.985cm" svg:x="13cm" svg:y="0.016cm"><draw:text-box><text:p text:style-name="P318"><text:span text:style-name="T263">J+1</text:span></text:p></draw:text-box></draw:frame><draw:frame draw:style-name="gr122" draw:text-style-name="P281" svg:width="1.601cm" svg:height="0.985cm" svg:x="15cm" svg:y="0.016cm"><draw:text-box><text:p text:style-name="P318"><text:span text:style-name="T263">J+2</text:span></text:p></draw:text-box></draw:frame><draw:frame draw:style-name="gr122" draw:text-style-name="P281" svg:width="1.601cm" svg:height="0.985cm" svg:x="17cm" svg:y="0cm"><draw:text-box><text:p text:style-name="P318"><text:span text:style-name="T263">J+3</text:span></text:p></draw:text-box></draw:frame><draw:frame draw:style-name="gr122" draw:text-style-name="P281" svg:width="1.601cm" svg:height="0.985cm" svg:x="19.001cm" svg:y="0cm"><draw:text-box><text:p text:style-name="P318"><text:span text:style-name="T263">J+4</text:span></text:p></draw:text-box></draw:frame><draw:frame draw:style-name="gr122" draw:text-style-name="P281" svg:width="1.601cm" svg:height="0.985cm" svg:x="9.001cm" svg:y="0.016cm"><draw:text-box><text:p text:style-name="P318"><text:span text:style-name="T263">J-1</text:span></text:p></draw:text-box></draw:frame><draw:frame draw:style-name="gr122" draw:text-style-name="P281" svg:width="1.601cm" svg:height="0.985cm" svg:x="7.001cm" svg:y="0.016cm"><draw:text-box><text:p text:style-name="P318"><text:span text:style-name="T263">J-2</text:span></text:p></draw:text-box></draw:frame><draw:frame draw:style-name="gr122" draw:text-style-name="P281" svg:width="1.601cm" svg:height="0.985cm" svg:x="5.001cm" svg:y="0.016cm"><draw:text-box><text:p text:style-name="P318"><text:span text:style-name="T263">J-3</text:span></text:p></draw:text-box></draw:frame><draw:frame draw:style-name="gr122" draw:text-style-name="P281" svg:width="1.601cm" svg:height="0.985cm" svg:x="3cm" svg:y="0.016cm"><draw:text-box><text:p text:style-name="P318"><text:span text:style-name="T263">J-4</text:span></text:p></draw:text-box></draw:frame><draw:frame draw:style-name="gr122" draw:text-style-name="P281" svg:width="1.601cm" svg:height="0.985cm" svg:x="1cm" svg:y="0cm"><draw:text-box><text:p text:style-name="P318"><text:span text:style-name="T263">J-5</text:span></text:p></draw:text-box></draw:frame><draw:frame draw:style-name="gr15" draw:text-style-name="P281" svg:width="1.202cm" svg:height="0.983cm" svg:x="13.4cm" svg:y="6.001cm"><draw:text-box><text:p text:style-name="P318"><text:span text:style-name="T263">J</text:span></text:p></draw:text-box></draw:frame><draw:frame draw:style-name="gr15" draw:text-style-name="P281" svg:width="1.202cm" svg:height="0.983cm" svg:x="13.4cm" svg:y="6.001cm"><draw:text-box><text:p text:style-name="P318"><text:span text:style-name="T263">J</text:span></text:p></draw:text-box></draw:frame><draw:frame draw:style-name="gr122" draw:text-style-name="P281" svg:width="1.601cm" svg:height="0.985cm" svg:x="15cm" svg:y="6.017cm"><draw:text-box><text:p text:style-name="P318"><text:span text:style-name="T263">J+1</text:span></text:p></draw:text-box></draw:frame><draw:frame draw:style-name="gr122" draw:text-style-name="P281" svg:width="1.601cm" svg:height="0.985cm" svg:x="17cm" svg:y="6.017cm"><draw:text-box><text:p text:style-name="P318"><text:span text:style-name="T263">J+2</text:span></text:p></draw:text-box></draw:frame><draw:frame draw:style-name="gr122" draw:text-style-name="P281" svg:width="1.601cm" svg:height="0.985cm" svg:x="19.001cm" svg:y="6.001cm"><draw:text-box><text:p text:style-name="P318"><text:span text:style-name="T263">J+3</text:span></text:p></draw:text-box></draw:frame><draw:frame draw:style-name="gr122" draw:text-style-name="P281" svg:width="1.601cm" svg:height="0.985cm" svg:x="21.001cm" svg:y="6.001cm"><draw:text-box><text:p text:style-name="P318"><text:span text:style-name="T263">J+4</text:span></text:p></draw:text-box></draw:frame><draw:frame draw:style-name="gr122" draw:text-style-name="P281" svg:width="1.601cm" svg:height="0.985cm" svg:x="11.001cm" svg:y="6.017cm"><draw:text-box><text:p text:style-name="P318"><text:span text:style-name="T263">J-1</text:span></text:p></draw:text-box></draw:frame><draw:frame draw:style-name="gr122" draw:text-style-name="P281" svg:width="1.601cm" svg:height="0.985cm" svg:x="9.001cm" svg:y="6.017cm"><draw:text-box><text:p text:style-name="P318"><text:span text:style-name="T263">J-2</text:span></text:p></draw:text-box></draw:frame><draw:frame draw:style-name="gr122" draw:text-style-name="P281" svg:width="1.601cm" svg:height="0.985cm" svg:x="7.001cm" svg:y="6.017cm"><draw:text-box><text:p text:style-name="P318"><text:span text:style-name="T263">J-3</text:span></text:p></draw:text-box></draw:frame><draw:frame draw:style-name="gr122" draw:text-style-name="P281" svg:width="1.601cm" svg:height="0.985cm" svg:x="5.001cm" svg:y="6.017cm"><draw:text-box><text:p text:style-name="P318"><text:span text:style-name="T263">J-4</text:span></text:p></draw:text-box></draw:frame><draw:frame draw:style-name="gr122" draw:text-style-name="P281" svg:width="1.601cm" svg:height="0.985cm" svg:x="3cm" svg:y="6.001cm"><draw:text-box><text:p text:style-name="P318"><text:span text:style-name="T263">J-5</text:span></text:p></draw:text-box></draw:frame><draw:frame draw:style-name="gr15" draw:text-style-name="P281" svg:width="1.202cm" svg:height="0.983cm" svg:x="11.4cm" svg:y="0cm"><draw:text-box><text:p text:style-name="P318"><text:span text:style-name="T263">J</text:span></text:p></draw:text-box></draw:frame><draw:frame draw:style-name="gr15" draw:text-style-name="P281" svg:width="1.202cm" svg:height="0.983cm" svg:x="11.4cm" svg:y="0cm"><draw:text-box><text:p text:style-name="P318"><text:span text:style-name="T263">J</text:span></text:p></draw:text-box></draw:frame><draw:frame draw:style-name="gr122" draw:text-style-name="P281" svg:width="1.602cm" svg:height="0.985cm" svg:x="13cm" svg:y="0.016cm"><draw:text-box><text:p text:style-name="P318"><text:span text:style-name="T263">J+1</text:span></text:p></draw:text-box></draw:frame><draw:frame draw:style-name="gr122" draw:text-style-name="P281" svg:width="1.601cm" svg:height="0.985cm" svg:x="15cm" svg:y="0.016cm"><draw:text-box><text:p text:style-name="P318"><text:span text:style-name="T263">J+2</text:span></text:p></draw:text-box></draw:frame><draw:frame draw:style-name="gr122" draw:text-style-name="P281" svg:width="1.601cm" svg:height="0.985cm" svg:x="17cm" svg:y="0cm"><draw:text-box><text:p text:style-name="P318"><text:span text:style-name="T263">J+3</text:span></text:p></draw:text-box></draw:frame><draw:frame draw:style-name="gr122" draw:text-style-name="P281" svg:width="1.601cm" svg:height="0.985cm" svg:x="19.001cm" svg:y="0cm"><draw:text-box><text:p text:style-name="P318"><text:span text:style-name="T263">J+4</text:span></text:p></draw:text-box></draw:frame><draw:frame draw:style-name="gr122" draw:text-style-name="P281" svg:width="1.601cm" svg:height="0.985cm" svg:x="9.001cm" svg:y="0.016cm"><draw:text-box><text:p text:style-name="P318"><text:span text:style-name="T263">J-1</text:span></text:p></draw:text-box></draw:frame><draw:frame draw:style-name="gr122" draw:text-style-name="P281" svg:width="1.601cm" svg:height="0.985cm" svg:x="7.001cm" svg:y="0.016cm"><draw:text-box><text:p text:style-name="P318"><text:span text:style-name="T263">J-2</text:span></text:p></draw:text-box></draw:frame><draw:frame draw:style-name="gr122" draw:text-style-name="P281" svg:width="1.601cm" svg:height="0.985cm" svg:x="5.001cm" svg:y="0.016cm"><draw:text-box><text:p text:style-name="P318"><text:span text:style-name="T263">J-3</text:span></text:p></draw:text-box></draw:frame><draw:frame draw:style-name="gr122" draw:text-style-name="P281" svg:width="1.601cm" svg:height="0.985cm" svg:x="3cm" svg:y="0.016cm"><draw:text-box><text:p text:style-name="P318"><text:span text:style-name="T263">J-4</text:span></text:p></draw:text-box></draw:frame><draw:frame draw:style-name="gr122" draw:text-style-name="P281" svg:width="1.601cm" svg:height="0.985cm" svg:x="1cm" svg:y="0cm"><draw:text-box><text:p text:style-name="P318"><text:span text:style-name="T263">J-5</text:span></text:p></draw:text-box></draw:frame><draw:frame draw:style-name="gr15" draw:text-style-name="P281" svg:width="1.2cm" svg:height="0.983cm" svg:x="15.401cm" svg:y="12cm"><draw:text-box><text:p text:style-name="P318"><text:span text:style-name="T263">J</text:span></text:p></draw:text-box></draw:frame><draw:frame draw:style-name="gr15" draw:text-style-name="P281" svg:width="1.2cm" svg:height="0.983cm" svg:x="15.401cm" svg:y="12cm"><draw:text-box><text:p text:style-name="P318"><text:span text:style-name="T263">J</text:span></text:p></draw:text-box></draw:frame><draw:frame draw:style-name="gr122" draw:text-style-name="P281" svg:width="1.601cm" svg:height="0.985cm" svg:x="17cm" svg:y="12.016cm"><draw:text-box><text:p text:style-name="P318"><text:span text:style-name="T263">J+1</text:span></text:p></draw:text-box></draw:frame><draw:frame draw:style-name="gr122" draw:text-style-name="P281" svg:width="1.601cm" svg:height="0.985cm" svg:x="19.001cm" svg:y="12.016cm"><draw:text-box><text:p text:style-name="P318"><text:span text:style-name="T263">J+2</text:span></text:p></draw:text-box></draw:frame><draw:frame draw:style-name="gr122" draw:text-style-name="P281" svg:width="1.601cm" svg:height="0.985cm" svg:x="21.001cm" svg:y="12cm"><draw:text-box><text:p text:style-name="P318"><text:span text:style-name="T263">J+3</text:span></text:p></draw:text-box></draw:frame><draw:frame draw:style-name="gr122" draw:text-style-name="P281" svg:width="1.601cm" svg:height="0.985cm" svg:x="23.001cm" svg:y="12cm"><draw:text-box><text:p text:style-name="P318"><text:span text:style-name="T263">J+4</text:span></text:p></draw:text-box></draw:frame><draw:frame draw:style-name="gr122" draw:text-style-name="P281" svg:width="1.602cm" svg:height="0.985cm" svg:x="13cm" svg:y="12.016cm"><draw:text-box><text:p text:style-name="P318"><text:span text:style-name="T263">J-1</text:span></text:p></draw:text-box></draw:frame><draw:frame draw:style-name="gr122" draw:text-style-name="P281" svg:width="1.601cm" svg:height="0.985cm" svg:x="11.001cm" svg:y="12.016cm"><draw:text-box><text:p text:style-name="P318"><text:span text:style-name="T263">J-2</text:span></text:p></draw:text-box></draw:frame><draw:frame draw:style-name="gr122" draw:text-style-name="P281" svg:width="1.601cm" svg:height="0.985cm" svg:x="9.001cm" svg:y="12.016cm"><draw:text-box><text:p text:style-name="P318"><text:span text:style-name="T263">J-3</text:span></text:p></draw:text-box></draw:frame><draw:frame draw:style-name="gr122" draw:text-style-name="P281" svg:width="1.601cm" svg:height="0.985cm" svg:x="7.001cm" svg:y="12cm"><draw:text-box><text:p text:style-name="P318"><text:span text:style-name="T263">J-4</text:span></text:p></draw:text-box></draw:frame><draw:frame draw:style-name="gr15" draw:text-style-name="P281" svg:width="1.2cm" svg:height="0.983cm" svg:x="15.401cm" svg:y="12cm"><draw:text-box><text:p text:style-name="P318"><text:span text:style-name="T263">J</text:span></text:p></draw:text-box></draw:frame><draw:frame draw:style-name="gr15" draw:text-style-name="P281" svg:width="1.2cm" svg:height="0.983cm" svg:x="15.401cm" svg:y="12cm"><draw:text-box><text:p text:style-name="P318"><text:span text:style-name="T263">J</text:span></text:p></draw:text-box></draw:frame><draw:frame draw:style-name="gr122" draw:text-style-name="P281" svg:width="1.601cm" svg:height="0.985cm" svg:x="17cm" svg:y="12.016cm"><draw:text-box><text:p text:style-name="P318"><text:span text:style-name="T263">J+1</text:span></text:p></draw:text-box></draw:frame><draw:frame draw:style-name="gr122" draw:text-style-name="P281" svg:width="1.601cm" svg:height="0.985cm" svg:x="19.001cm" svg:y="12.016cm"><draw:text-box><text:p text:style-name="P318"><text:span text:style-name="T263">J+2</text:span></text:p></draw:text-box></draw:frame><draw:frame draw:style-name="gr122" draw:text-style-name="P281" svg:width="1.601cm" svg:height="0.985cm" svg:x="21.001cm" svg:y="12cm"><draw:text-box><text:p text:style-name="P318"><text:span text:style-name="T263">J+3</text:span></text:p></draw:text-box></draw:frame><draw:frame draw:style-name="gr122" draw:text-style-name="P281" svg:width="1.602cm" svg:height="0.985cm" svg:x="13cm" svg:y="12.016cm"><draw:text-box><text:p text:style-name="P318"><text:span text:style-name="T263">J-1</text:span></text:p></draw:text-box></draw:frame><draw:frame draw:style-name="gr122" draw:text-style-name="P281" svg:width="1.601cm" svg:height="0.985cm" svg:x="11.001cm" svg:y="12.016cm"><draw:text-box><text:p text:style-name="P318"><text:span text:style-name="T263">J-2</text:span></text:p></draw:text-box></draw:frame><draw:frame draw:style-name="gr122" draw:text-style-name="P281" svg:width="1.601cm" svg:height="0.985cm" svg:x="9.001cm" svg:y="12.016cm"><draw:text-box><text:p text:style-name="P318"><text:span text:style-name="T263">J-3</text:span></text:p></draw:text-box></draw:frame><draw:frame draw:style-name="gr122" draw:text-style-name="P281" svg:width="1.601cm" svg:height="0.985cm" svg:x="5.001cm" svg:y="12cm"><draw:text-box><text:p text:style-name="P318"><text:span text:style-name="T263">J-5</text:span></text:p></draw:text-box></draw:frame><draw:custom-shape draw:style-name="gr123" draw:text-style-name="P321" svg:width="0.802cm" svg:height="0.8cm" svg:x="11.4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21" svg:width="0.8cm" svg:height="0.8cm" svg:x="9.402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21" svg:width="0.8cm" svg:height="0.8cm" svg:x="7.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21" svg:width="0.8cm" svg:height="0.8cm" svg:x="5.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3" draw:text-style-name="P321" svg:width="0.8cm" svg:height="0.8cm" svg:x="3.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24" draw:text-style-name="P276" svg:x1="9.8cm" svg:y1="4.999cm" svg:x2="9.8cm" svg:y2="0.999cm"><text:p/></draw:line><draw:line draw:style-name="gr124" draw:text-style-name="P276" svg:x1="3.8cm" svg:y1="6.999cm" svg:x2="3.8cm" svg:y2="0.999cm"><text:p/></draw:line><draw:line draw:style-name="gr125" draw:text-style-name="P276" svg:x1="11.8cm" svg:y1="9.202cm" svg:x2="11.8cm" svg:y2="5.002cm"><text:p/></draw:line><draw:line draw:style-name="gr125" draw:text-style-name="P276" svg:x1="11.6cm" svg:y1="11.002cm" svg:x2="11.6cm" svg:y2="5.002cm"><text:p/></draw:line><draw:line draw:style-name="gr125" draw:text-style-name="P276" svg:x1="5.801cm" svg:y1="12.999cm" svg:x2="5.801cm" svg:y2="0.999cm"><text:p/></draw:line><draw:custom-shape draw:style-name="gr126" draw:text-style-name="P300" svg:width="0.802cm" svg:height="0.802cm" svg:x="13.4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0" svg:width="0.802cm" svg:height="0.802cm" svg:x="11.4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0" svg:width="0.8cm" svg:height="0.802cm" svg:x="9.402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0" svg:width="0.8cm" svg:height="0.802cm" svg:x="7.401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0" svg:width="0.8cm" svg:height="0.802cm" svg:x="5.401cm" svg:y="12.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0" svg:width="0.802cm" svg:height="0.802cm" svg:x="13.4cm" svg:y="10.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126" draw:text-style-name="P300" svg:width="0.802cm" svg:height="0.802cm" svg:x="11.4cm" svg:y="10.59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27" draw:text-style-name="P276" svg:x1="14cm" svg:y1="16.799cm" svg:x2="14cm" svg:y2="8.999cm"><text:p/></draw:line><draw:line draw:style-name="gr127" draw:text-style-name="P276" svg:x1="13.802cm" svg:y1="14.999cm" svg:x2="13.802cm" svg:y2="8.999cm"><text:p/></draw:line><draw:line draw:style-name="gr105" draw:text-style-name="P316" svg:x1="7.8cm" svg:y1="19.002cm" svg:x2="15.8cm" svg:y2="19.002cm"><text:p/></draw:line><draw:line draw:style-name="gr128" draw:text-style-name="P316" svg:x1="15.8cm" svg:y1="19.002cm" svg:x2="25.8cm" svg:y2="19.002cm"><text:p/></draw:line><draw:custom-shape draw:style-name="gr107" draw:text-style-name="P316" svg:width="0.401cm" svg:height="0.401cm" svg:x="7.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9.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1.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399cm" svg:height="0.401cm" svg:x="13.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5.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7.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19.6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21.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23.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316" svg:width="0.401cm" svg:height="0.401cm" svg:x="25.601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81" svg:width="1.2cm" svg:height="0.983cm" svg:x="17.401cm" svg:y="18cm"><draw:text-box><text:p text:style-name="P318"><text:span text:style-name="T263">J</text:span></text:p></draw:text-box></draw:frame><draw:frame draw:style-name="gr15" draw:text-style-name="P281" svg:width="1.2cm" svg:height="0.983cm" svg:x="17.401cm" svg:y="18cm"><draw:text-box><text:p text:style-name="P318"><text:span text:style-name="T263">J</text:span></text:p></draw:text-box></draw:frame><draw:frame draw:style-name="gr122" draw:text-style-name="P281" svg:width="1.601cm" svg:height="0.985cm" svg:x="19.001cm" svg:y="18.016cm"><draw:text-box><text:p text:style-name="P318"><text:span text:style-name="T263">J+1</text:span></text:p></draw:text-box></draw:frame><draw:frame draw:style-name="gr122" draw:text-style-name="P281" svg:width="1.601cm" svg:height="0.985cm" svg:x="21.001cm" svg:y="18.016cm"><draw:text-box><text:p text:style-name="P318"><text:span text:style-name="T263">J+2</text:span></text:p></draw:text-box></draw:frame><draw:frame draw:style-name="gr122" draw:text-style-name="P281" svg:width="1.601cm" svg:height="0.985cm" svg:x="23.001cm" svg:y="18cm"><draw:text-box><text:p text:style-name="P318"><text:span text:style-name="T263">J+3</text:span></text:p></draw:text-box></draw:frame><draw:frame draw:style-name="gr122" draw:text-style-name="P281" svg:width="1.601cm" svg:height="0.985cm" svg:x="25.001cm" svg:y="18cm"><draw:text-box><text:p text:style-name="P318"><text:span text:style-name="T263">J+4</text:span></text:p></draw:text-box></draw:frame><draw:frame draw:style-name="gr122" draw:text-style-name="P281" svg:width="1.601cm" svg:height="0.985cm" svg:x="15cm" svg:y="18.016cm"><draw:text-box><text:p text:style-name="P318"><text:span text:style-name="T263">J-1</text:span></text:p></draw:text-box></draw:frame><draw:frame draw:style-name="gr122" draw:text-style-name="P281" svg:width="1.602cm" svg:height="0.985cm" svg:x="13cm" svg:y="18.016cm"><draw:text-box><text:p text:style-name="P318"><text:span text:style-name="T263">J-2</text:span></text:p></draw:text-box></draw:frame><draw:frame draw:style-name="gr122" draw:text-style-name="P281" svg:width="1.601cm" svg:height="0.985cm" svg:x="11.001cm" svg:y="18.016cm"><draw:text-box><text:p text:style-name="P318"><text:span text:style-name="T263">J-3</text:span></text:p></draw:text-box></draw:frame><draw:frame draw:style-name="gr122" draw:text-style-name="P281" svg:width="1.601cm" svg:height="0.985cm" svg:x="9.001cm" svg:y="18.016cm"><draw:text-box><text:p text:style-name="P318"><text:span text:style-name="T263">J-4</text:span></text:p></draw:text-box></draw:frame><draw:frame draw:style-name="gr122" draw:text-style-name="P281" svg:width="1.601cm" svg:height="0.985cm" svg:x="7.001cm" svg:y="18cm"><draw:text-box><text:p text:style-name="P318"><text:span text:style-name="T263">J-5</text:span></text:p></draw:text-box></draw:frame><draw:frame draw:style-name="gr15" draw:text-style-name="P281" svg:width="1.2cm" svg:height="0.983cm" svg:x="17.401cm" svg:y="18cm"><draw:text-box><text:p text:style-name="P318"><text:span text:style-name="T263">J</text:span></text:p></draw:text-box></draw:frame><draw:frame draw:style-name="gr15" draw:text-style-name="P281" svg:width="1.2cm" svg:height="0.983cm" svg:x="17.401cm" svg:y="18cm"><draw:text-box><text:p text:style-name="P318"><text:span text:style-name="T263">J</text:span></text:p></draw:text-box></draw:frame><draw:frame draw:style-name="gr122" draw:text-style-name="P281" svg:width="1.601cm" svg:height="0.985cm" svg:x="19.001cm" svg:y="18.016cm"><draw:text-box><text:p text:style-name="P318"><text:span text:style-name="T263">J+1</text:span></text:p></draw:text-box></draw:frame><draw:frame draw:style-name="gr122" draw:text-style-name="P281" svg:width="1.601cm" svg:height="0.985cm" svg:x="21.001cm" svg:y="18.016cm"><draw:text-box><text:p text:style-name="P318"><text:span text:style-name="T263">J+2</text:span></text:p></draw:text-box></draw:frame><draw:frame draw:style-name="gr122" draw:text-style-name="P281" svg:width="1.601cm" svg:height="0.985cm" svg:x="23.001cm" svg:y="18cm"><draw:text-box><text:p text:style-name="P318"><text:span text:style-name="T263">J+3</text:span></text:p></draw:text-box></draw:frame><draw:frame draw:style-name="gr122" draw:text-style-name="P281" svg:width="1.601cm" svg:height="0.985cm" svg:x="25.001cm" svg:y="18cm"><draw:text-box><text:p text:style-name="P318"><text:span text:style-name="T263">J+4</text:span></text:p></draw:text-box></draw:frame><draw:frame draw:style-name="gr122" draw:text-style-name="P281" svg:width="1.601cm" svg:height="0.985cm" svg:x="15cm" svg:y="18.016cm"><draw:text-box><text:p text:style-name="P318"><text:span text:style-name="T263">J-1</text:span></text:p></draw:text-box></draw:frame><draw:frame draw:style-name="gr122" draw:text-style-name="P281" svg:width="1.602cm" svg:height="0.985cm" svg:x="13cm" svg:y="18.016cm"><draw:text-box><text:p text:style-name="P318"><text:span text:style-name="T263">J-2</text:span></text:p></draw:text-box></draw:frame><draw:frame draw:style-name="gr122" draw:text-style-name="P281" svg:width="1.601cm" svg:height="0.985cm" svg:x="11.001cm" svg:y="18.016cm"><draw:text-box><text:p text:style-name="P318"><text:span text:style-name="T263">J-3</text:span></text:p></draw:text-box></draw:frame><draw:frame draw:style-name="gr122" draw:text-style-name="P281" svg:width="1.601cm" svg:height="0.985cm" svg:x="9.001cm" svg:y="18.016cm"><draw:text-box><text:p text:style-name="P318"><text:span text:style-name="T263">J-4</text:span></text:p></draw:text-box></draw:frame><draw:frame draw:style-name="gr122" draw:text-style-name="P281" svg:width="1.601cm" svg:height="0.985cm" svg:x="7.001cm" svg:y="18cm"><draw:text-box><text:p text:style-name="P318"><text:span text:style-name="T263">J-5</text:span></text:p></draw:text-box></draw:frame><draw:line draw:style-name="gr127" draw:text-style-name="P276" svg:x1="7.8cm" svg:y1="18.999cm" svg:x2="7.8cm" svg:y2="0.999cm"><text:p/></draw:line><draw:line draw:style-name="gr124" draw:text-style-name="P276" svg:x1="12.003cm" svg:y1="6.802cm" svg:x2="12.003cm" svg:y2="5.002cm"><text:p/></draw:line><draw:line draw:style-name="gr127" draw:text-style-name="P276" svg:x1="13.601cm" svg:y1="12.799cm" svg:x2="13.601cm" svg:y2="8.999cm"><text:p/></draw:line><draw:line draw:style-name="gr124" draw:text-style-name="P276" svg:x1="0.2cm" svg:y1="14.999cm" svg:x2="1.6cm" svg:y2="14.999cm"><text:p/></draw:line><draw:frame draw:style-name="gr10" draw:text-style-name="P286" svg:width="4.601cm" svg:height="1.675cm" svg:x="1.854cm" svg:y="14.534cm"><draw:text-box><text:p text:style-name="P318"><text:span text:style-name="T267">Cas général</text:span></text:p></draw:text-box></draw:frame><draw:line draw:style-name="gr125" draw:text-style-name="P276" svg:x1="0.2cm" svg:y1="16.402cm" svg:x2="1.6cm" svg:y2="16.402cm"><text:p/></draw:line><draw:frame draw:style-name="gr10" draw:text-style-name="P286" svg:width="4.601cm" svg:height="1.675cm" svg:x="1.801cm" svg:y="15.926cm"><draw:text-box><text:p text:style-name="P318"><text:span text:style-name="T267">1</text:span><text:span text:style-name="T290">er</text:span><text:span text:style-name="T267"> alternate</text:span></text:p></draw:text-box></draw:frame><draw:line draw:style-name="gr127" draw:text-style-name="P276" svg:x1="0.2cm" svg:y1="17.799cm" svg:x2="1.6cm" svg:y2="17.799cm"><text:p/></draw:line><draw:frame draw:style-name="gr10" draw:text-style-name="P286" svg:width="5.4cm" svg:height="1.675cm" svg:x="1.801cm" svg:y="17.2cm"><draw:text-box><text:p text:style-name="P318"><text:span text:style-name="T267">2</text:span><text:span text:style-name="T290">ème</text:span><text:span text:style-name="T267"> alternate</text:span></text:p></draw:text-box></draw:frame><draw:frame draw:name="Forme13" draw:style-name="gr129" draw:text-style-name="P279" svg:width="4.5cm" svg:height="1.227cm" svg:x="0cm" svg:y="13.201cm"><draw:text-box><text:p text:style-name="P318"><text:span text:style-name="T276">Fichier d’initialisation du manteau dans :</text:span></text:p></draw:text-box></draw:frame><draw:line draw:style-name="gr124" draw:text-style-name="P276" svg:x1="7.602cm" svg:y1="18.999cm" svg:x2="7.602cm" svg:y2="13.199cm"><text:p/></draw:line><draw:line draw:style-name="gr125" draw:text-style-name="P276" svg:x1="8cm" svg:y1="18.999cm" svg:x2="8cm" svg:y2="6.999cm"><text:p/></draw:line><draw:line draw:style-name="gr124" draw:text-style-name="P276" svg:x1="6.004cm" svg:y1="12.983cm" svg:x2="6.004cm" svg:y2="6.983cm"><text:p/></draw:line><draw:custom-shape draw:style-name="gr130" draw:text-style-name="P321" svg:width="0.802cm" svg:height="0.802cm" svg:x="5.401cm" svg:y="6.6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124" draw:text-style-name="P276" svg:x1="11.4cm" svg:y1="10.999cm" svg:x2="11.4cm" svg:y2="6.999cm"><text:p/></draw:line><draw:line draw:style-name="gr124" draw:text-style-name="P276" svg:x1="11.4cm" svg:y1="8.999cm" svg:x2="11.4cm" svg:y2="6.999cm"><text:p/></draw:line><draw:line draw:style-name="gr124" draw:text-style-name="P276" svg:x1="13.601cm" svg:y1="14.999cm" svg:x2="13.601cm" svg:y2="13.199cm"><text:p/></draw:line><draw:line draw:style-name="gr124" draw:text-style-name="P276" svg:x1="13.601cm" svg:y1="17cm" svg:x2="13.601cm" svg:y2="13.213cm"><text:p/></draw:line><draw:line draw:style-name="gr125" draw:text-style-name="P276" svg:x1="14.2cm" svg:y1="17.001cm" svg:x2="14.2cm" svg:y2="11.001cm"><text:p/></draw:line><draw:line draw:style-name="gr125" draw:text-style-name="P276" svg:x1="14.2cm" svg:y1="15.002cm" svg:x2="14.2cm" svg:y2="11.015cm"><text:p/></draw:line><draw:frame draw:style-name="gr65" draw:text-style-name="P281" svg:width="1.8cm" svg:height="1.001cm" svg:x="26.201cm" svg:y="18.6cm"><draw:text-box><text:p text:style-name="P318"><text:span text:style-name="T263">D+2</text:span></text:p></draw:text-box></draw:frame></draw:g></text:p>
      <text:p text:style-name="P115"><draw:frame text:anchor-type="paragraph" draw:z-index="16" draw:name="Forme12" draw:style-name="gr104" draw:text-style-name="P315" svg:width="26.627cm" svg:height="1.953cm" svg:x="-0.152cm" svg:y="-1.589cm"><draw:text-box><text:p><text:span text:style-name="T287">Figure 9 : Génération des guess pour l’analyse SAFRAN (tâche prepsaf_ana)</text:span></text:p></draw:text-box></draw:frame><draw:g text:anchor-type="paragraph" draw:z-index="19" draw:name="Forme17" draw:style-name="gr1"><draw:custom-shape draw:style-name="gr79" draw:text-style-name="P309" svg:width="1.241cm" svg:height="0.565cm" svg:x="20.982cm" svg:y="17.392cm"><text:p/><draw:enhanced-geometry svg:viewBox="0 0 21600 21600" draw:type="rectangle" draw:enhanced-path="M 0 0 L 21600 0 21600 21600 0 21600 0 0 Z N"/></draw:custom-shape><draw:frame draw:style-name="gr15" draw:text-style-name="P286" svg:width="5.165cm" svg:height="0.983cm" svg:x="22.43cm" svg:y="19.086cm"><draw:text-box><text:p text:style-name="P277"><text:span text:style-name="T267">Assimilation</text:span></text:p></draw:text-box></draw:frame><draw:custom-shape draw:style-name="gr80" draw:text-style-name="P310" svg:width="1.241cm" svg:height="0.565cm" svg:x="20.982cm" svg:y="16.45cm"><text:p/><draw:enhanced-geometry svg:viewBox="0 0 21600 21600" draw:type="rectangle" draw:enhanced-path="M 0 0 L 21600 0 21600 21600 0 21600 0 0 Z N"/></draw:custom-shape><draw:frame draw:style-name="gr15" draw:text-style-name="P286" svg:width="5.165cm" svg:height="0.983cm" svg:x="22.43cm" svg:y="18.181cm"><draw:text-box><text:p text:style-name="P277"><text:span text:style-name="T267">Prevision</text:span></text:p></draw:text-box></draw:frame><draw:custom-shape draw:style-name="gr81" draw:text-style-name="P276" svg:width="1.241cm" svg:height="0.565cm" svg:x="20.982cm" svg:y="18.334cm"><text:p/><draw:enhanced-geometry svg:viewBox="0 0 21600 21600" draw:type="rectangle" draw:enhanced-path="M 0 0 L 21600 0 21600 21600 0 21600 0 0 Z N"/></draw:custom-shape><draw:frame draw:style-name="gr15" draw:text-style-name="P286" svg:width="5.165cm" svg:height="0.983cm" svg:x="22.43cm" svg:y="16.336cm"><draw:text-box><text:p text:style-name="P277"><text:span text:style-name="T267">Mode nominal</text:span></text:p></draw:text-box></draw:frame><draw:custom-shape draw:style-name="gr82" draw:text-style-name="P276" svg:width="1.241cm" svg:height="0.567cm" svg:x="20.982cm" svg:y="19.2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86" svg:width="5.165cm" svg:height="0.983cm" svg:x="22.43cm" svg:y="17.241cm"><draw:text-box><text:p text:style-name="P277"><text:span text:style-name="T267">Mode secours</text:span></text:p></draw:text-box></draw:frame><draw:custom-shape draw:style-name="gr83" draw:text-style-name="P295" svg:width="10.127cm" svg:height="2.07cm" svg:x="-0.509cm" svg:y="8.735cm"><text:p text:style-name="P294"><text:span text:style-name="T267">PEARP</text:span></text:p><text:p text:style-name="P294"><text:span text:style-name="T267">[6H](J-1)</text:span></text:p><text:p text:style-name="P294"><text:span text:style-name="T267">Ech de 0h à 24h par pas de 6h</text:span></text:p><draw:enhanced-geometry svg:viewBox="0 0 21600 21600" draw:type="rectangle" draw:enhanced-path="M 0 0 L 21600 0 21600 21600 0 21600 0 0 Z N"/></draw:custom-shape><draw:custom-shape draw:style-name="gr84" draw:text-style-name="P311" svg:width="9.713cm" svg:height="2.07cm" svg:x="10.443cm" svg:y="4.971cm"><text:p text:style-name="P294"><text:span text:style-name="T267">ARPEGE</text:span></text:p><text:p text:style-name="P294"><text:span text:style-name="T267">[0H]J, [(0H)*, 6H, 12H, 18H]J-1</text:span></text:p><text:p text:style-name="P294"><text:span text:style-name="T267">Ech 6h</text:span></text:p><draw:enhanced-geometry svg:viewBox="0 0 21600 21600" draw:type="rectangle" draw:enhanced-path="M 0 0 L 21600 0 21600 21600 0 21600 0 0 Z N"/></draw:custom-shape><draw:frame draw:style-name="gr85" draw:text-style-name="P278" svg:width="11.367cm" svg:height="1.128cm" svg:x="-0.924cm" svg:y="7.417cm"><draw:text-box><text:p text:style-name="P277"><text:span text:style-name="T260">* L’A6 du réseau 0h (J) n’est pas encore disponible à l’heure du run</text:span></text:p></draw:text-box></draw:frame><draw:line draw:style-name="gr4" draw:text-style-name="P276" svg:x1="3.645cm" svg:y1="18.219cm" svg:x2="13.358cm" svg:y2="18.219cm"><text:p/></draw:line><draw:line draw:style-name="gr4" draw:text-style-name="P276" svg:x1="4.265cm" svg:y1="17.84cm" svg:x2="4.265cm" svg:y2="18.593cm"><text:p/></draw:line><draw:line draw:style-name="gr4" draw:text-style-name="P276" svg:x1="6.332cm" svg:y1="17.84cm" svg:x2="6.332cm" svg:y2="18.593cm"><text:p/></draw:line><draw:line draw:style-name="gr4" draw:text-style-name="P276" svg:x1="8.398cm" svg:y1="17.84cm" svg:x2="8.398cm" svg:y2="18.593cm"><text:p/></draw:line><draw:line draw:style-name="gr4" draw:text-style-name="P276" svg:x1="10.465cm" svg:y1="17.84cm" svg:x2="10.465cm" svg:y2="18.593cm"><text:p/></draw:line><draw:line draw:style-name="gr4" draw:text-style-name="P276" svg:x1="12.532cm" svg:y1="17.84cm" svg:x2="12.532cm" svg:y2="18.593cm"><text:p/></draw:line><draw:frame draw:style-name="gr5" draw:text-style-name="P278" svg:width="1.241cm" svg:height="0.659cm" svg:x="4.059cm" svg:y="17.652cm"><draw:text-box><text:p text:style-name="P277"><text:span text:style-name="T260">6h</text:span></text:p></draw:text-box></draw:frame><draw:frame draw:style-name="gr5" draw:text-style-name="P278" svg:width="1.239cm" svg:height="0.659cm" svg:x="6.126cm" svg:y="17.652cm"><draw:text-box><text:p text:style-name="P277"><text:span text:style-name="T260">12h</text:span></text:p></draw:text-box></draw:frame><draw:frame draw:style-name="gr5" draw:text-style-name="P278" svg:width="1.241cm" svg:height="0.659cm" svg:x="8.192cm" svg:y="17.652cm"><draw:text-box><text:p text:style-name="P277"><text:span text:style-name="T260">18h</text:span></text:p></draw:text-box></draw:frame><draw:frame draw:style-name="gr5" draw:text-style-name="P278" svg:width="1.243cm" svg:height="0.659cm" svg:x="10.257cm" svg:y="17.609cm"><draw:text-box><text:p text:style-name="P277"><text:span text:style-name="T260">0h</text:span></text:p></draw:text-box></draw:frame><draw:frame draw:style-name="gr5" draw:text-style-name="P278" svg:width="1.241cm" svg:height="0.659cm" svg:x="12.325cm" svg:y="17.652cm"><draw:text-box><text:p text:style-name="P277"><text:span text:style-name="T260">6h</text:span></text:p></draw:text-box></draw:frame><draw:custom-shape draw:style-name="gr86" draw:text-style-name="P295" svg:width="10.332cm" svg:height="2.825cm" svg:x="-0.509cm" svg:y="4.593cm"><text:p text:style-name="P294"><text:span text:style-name="T267">ARPEGE</text:span></text:p><text:p text:style-name="P294"><text:span text:style-name="T267">[0H]J, [*, 6H, 12H, 18H]J-1</text:span></text:p><text:p text:style-name="P294"><text:span text:style-name="T267">Ech 6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7" draw:text-style-name="P295" svg:width="5.169cm" svg:height="2.825cm" svg:x="21.807cm" svg:y="4.593cm"><text:p text:style-name="P294"><text:span text:style-name="T267">ARPEGE</text:span></text:p><text:p text:style-name="P294"><text:span text:style-name="T267">[0H]J</text:span></text:p><text:p text:style-name="P294"><text:span text:style-name="T267">Ech 6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280" svg:width="2.687cm" svg:height="0.927cm" svg:x="7.571cm" svg:y="16.725cm"><draw:text-box><text:p text:style-name="P277"><text:span text:style-name="T284">A6</text:span><text:span text:style-name="T262">/</text:span><text:span text:style-name="T274">P6</text:span></text:p></draw:text-box></draw:frame><draw:frame draw:style-name="gr88" draw:text-style-name="P280" svg:width="2.687cm" svg:height="0.927cm" svg:x="9.638cm" svg:y="16.71cm"><draw:text-box><text:p text:style-name="P277"><text:span text:style-name="T284">A6</text:span><text:span text:style-name="T262">/</text:span><text:span text:style-name="T274">P6</text:span></text:p></draw:text-box></draw:frame><draw:frame draw:style-name="gr89" draw:text-style-name="P280" svg:width="2.687cm" svg:height="1.281cm" svg:x="3.232cm" svg:y="16.725cm"><draw:text-box><text:p text:style-name="P277"><text:span text:style-name="T284">A6</text:span><text:span text:style-name="T262">/</text:span><text:span text:style-name="T274">P6</text:span></text:p></draw:text-box></draw:frame><draw:frame draw:style-name="gr88" draw:text-style-name="P280" svg:width="2.687cm" svg:height="0.927cm" svg:x="5.299cm" svg:y="16.71cm"><draw:text-box><text:p text:style-name="P277"><text:span text:style-name="T284">A6</text:span><text:span text:style-name="T262">/</text:span><text:span text:style-name="T274">P6</text:span></text:p></draw:text-box></draw:frame><draw:frame draw:style-name="gr88" draw:text-style-name="P280" svg:width="2.687cm" svg:height="0.927cm" svg:x="11.705cm" svg:y="16.71cm"><draw:text-box><text:p text:style-name="P277"><text:span text:style-name="T284">A6</text:span><text:span text:style-name="T262">/</text:span><text:span text:style-name="T274">P6</text:span></text:p></draw:text-box></draw:frame><draw:frame draw:style-name="gr88" draw:text-style-name="P280" svg:width="2.687cm" svg:height="0.927cm" svg:x="3.336cm" svg:y="18.782cm"><draw:text-box><text:p text:style-name="P277"><text:span text:style-name="T284">P0</text:span><text:span text:style-name="T262">/</text:span><text:span text:style-name="T274">P6</text:span></text:p></draw:text-box></draw:frame><draw:frame draw:style-name="gr88" draw:text-style-name="P280" svg:width="2.687cm" svg:height="0.927cm" svg:x="5.093cm" svg:y="18.782cm"><draw:text-box><text:p text:style-name="P277"><text:span text:style-name="T284">P6</text:span><text:span text:style-name="T262">/</text:span><text:span text:style-name="T274">P12</text:span></text:p></draw:text-box></draw:frame><draw:frame draw:style-name="gr90" draw:text-style-name="P280" svg:width="2.894cm" svg:height="1.417cm" svg:x="7.16cm" svg:y="18.782cm"><draw:text-box><text:p text:style-name="P277"><text:span text:style-name="T284">P12</text:span><text:span text:style-name="T262">/</text:span><text:span text:style-name="T274">P18</text:span></text:p></draw:text-box></draw:frame><draw:frame draw:style-name="gr90" draw:text-style-name="P280" svg:width="2.894cm" svg:height="1.417cm" svg:x="9.432cm" svg:y="18.782cm"><draw:text-box><text:p text:style-name="P277"><text:span text:style-name="T284">P18</text:span><text:span text:style-name="T262">/</text:span><text:span text:style-name="T274">P24</text:span></text:p></draw:text-box></draw:frame><draw:frame draw:style-name="gr90" draw:text-style-name="P280" svg:width="2.894cm" svg:height="1.417cm" svg:x="11.683cm" svg:y="18.768cm"><draw:text-box><text:p text:style-name="P277"><text:span text:style-name="T284">P24</text:span><text:span text:style-name="T262">/</text:span><text:span text:style-name="T274">P30</text:span></text:p></draw:text-box></draw:frame><draw:frame draw:style-name="gr91" draw:text-style-name="P286" svg:width="3.721cm" svg:height="1.578cm" svg:x="-0.695cm" svg:y="16.71cm"><draw:text-box><text:p text:style-name="P277"><text:span text:style-name="T267">ARPEGE</text:span></text:p></draw:text-box></draw:frame><draw:frame draw:style-name="gr92" draw:text-style-name="P286" svg:width="3.721cm" svg:height="1.574cm" svg:x="-0.467cm" svg:y="18.525cm"><draw:text-box><text:p text:style-name="P277"><text:span text:style-name="T267">PEARP</text:span></text:p></draw:text-box></draw:frame><draw:line draw:style-name="gr4" draw:text-style-name="P276" svg:x1="20.775cm" svg:y1="3.346cm" svg:x2="20.775cm" svg:y2="11.441cm"><text:p/></draw:line><draw:custom-shape draw:style-name="gr93" draw:text-style-name="P312" svg:width="9.506cm" svg:height="2.07cm" svg:x="10.443cm" svg:y="8.735cm"><text:p text:style-name="P294"><text:span text:style-name="T267">PEARP</text:span></text:p><text:p text:style-name="P294"><text:span text:style-name="T267">[0H] (J-1)</text:span></text:p><text:p text:style-name="P294"><text:span text:style-name="T267">Ech de 6h à 30h, par pas de 6h </text:span></text:p><draw:enhanced-geometry svg:viewBox="0 0 21600 21600" draw:type="rectangle" draw:enhanced-path="M 0 0 L 21600 0 21600 21600 0 21600 0 0 Z N"/></draw:custom-shape><draw:frame draw:style-name="gr94" draw:text-style-name="P278" svg:width="9.3cm" svg:height="0.978cm" svg:x="10.855cm" svg:y="10.876cm"><draw:text-box><text:p text:style-name="P277"><text:span text:style-name="T260">* déjà extraits par la tâche prepsaf_prv 3h de la veille</text:span></text:p></draw:text-box></draw:frame><draw:frame draw:style-name="gr95" draw:text-style-name="P281" svg:width="5.374cm" svg:height="2.243cm" svg:x="7.55cm" svg:y="2.796cm"><draw:text-box><text:p text:style-name="P277"><text:span text:style-name="T263"><text:s/></text:span><text:span text:style-name="T263">Réseau [3H]</text:span></text:p></draw:text-box></draw:frame><draw:frame draw:style-name="gr15" draw:text-style-name="P281" svg:width="5.374cm" svg:height="0.983cm" svg:x="21.603cm" svg:y="2.78cm"><draw:text-box><text:p text:style-name="P277"><text:span text:style-name="T263"><text:s/></text:span><text:span text:style-name="T263">Réseau [9H]</text:span></text:p></draw:text-box></draw:frame><draw:line draw:style-name="gr96" draw:text-style-name="P276" svg:x1="10.236cm" svg:y1="4.288cm" svg:x2="10.236cm" svg:y2="10.878cm"><text:p/></draw:line><draw:line draw:style-name="gr97" draw:text-style-name="P276" svg:x1="23.462cm" svg:y1="9.749cm" svg:x2="25.529cm" svg:y2="9.749cm"><text:p/></draw:line><draw:frame draw:style-name="gr98" draw:text-style-name="P313" svg:width="1.447cm" svg:height="1.876cm" svg:x="18.502cm" svg:y="8.841cm"><draw:text-box><text:p text:style-name="P277"><text:span text:style-name="T285">*</text:span></text:p></draw:text-box></draw:frame><draw:custom-shape draw:style-name="gr99" draw:text-style-name="P312" svg:width="27.486cm" svg:height="3.389cm" svg:x="-0.509cm" svg:y="12.005cm"><text:p text:style-name="P294"><text:span text:style-name="T267">NB : Les fichiers GRIB à traiter sont rangés dans des répertoires individuels pour pour tirer</text:span></text:p><text:p text:style-name="P294"><text:span text:style-name="T267">le meilleur profit de la parallélisation (chaque répertoire est considéré comme un « membre » </text:span></text:p><text:p text:style-name="P294"><text:span text:style-name="T267">par l’algo)</text:span></text:p><draw:enhanced-geometry svg:viewBox="0 0 21600 21600" draw:type="rectangle" draw:enhanced-path="M 0 0 L 21600 0 21600 21600 0 21600 0 0 Z N"/></draw:custom-shape><draw:frame draw:style-name="gr100" draw:text-style-name="P281" svg:width="26.039cm" svg:height="1.576cm" svg:x="1.143cm" svg:y="1.205cm"><draw:text-box><text:p text:style-name="P277"><text:span text:style-name="T263">PREPSAF_ANA : Génération des fichiers guess utilisés par l’analyse SAFRAN</text:span></text:p></draw:text-box></draw:frame><draw:custom-shape draw:style-name="gr101" draw:text-style-name="P312" svg:width="4.754cm" svg:height="2.634cm" svg:x="15.505cm" svg:y="17.465cm"><text:p text:style-name="P294"><text:span text:style-name="T267">Modèle</text:span></text:p><text:p text:style-name="P294"><text:span text:style-name="T267">réseau(x)</text:span></text:p><text:p text:style-name="P294"><text:span text:style-name="T267">échéances</text:span></text:p><draw:enhanced-geometry svg:viewBox="0 0 21600 21600" draw:type="rectangle" draw:enhanced-path="M 0 0 L 21600 0 21600 21600 0 21600 0 0 Z N"/></draw:custom-shape><draw:custom-shape draw:style-name="gr102" draw:text-style-name="P276" svg:width="12.607cm" svg:height="4.896cm" svg:x="15.196cm" svg:y="15.581cm"><text:p/><draw:enhanced-geometry svg:viewBox="0 0 21600 21600" draw:type="rectangle" draw:enhanced-path="M 0 0 L 21600 0 21600 21600 0 21600 0 0 Z N"/></draw:custom-shape><draw:frame draw:style-name="gr103" draw:text-style-name="P314" svg:width="4.959cm" svg:height="1.144cm" svg:x="15.196cm" svg:y="15.581cm"><draw:text-box><text:p text:style-name="P277"><text:span text:style-name="T286">Légende</text:span></text:p></draw:text-box></draw:frame></draw:g></text:p>
      <text:p text:style-name="P115"><draw:frame text:anchor-type="paragraph" draw:z-index="18" draw:name="Forme12" draw:style-name="gr104" draw:text-style-name="P315" svg:width="27.565cm" svg:height="1.953cm" svg:x="-0.369cm" svg:y="-1.589cm"><draw:text-box><text:p><text:span text:style-name="T287">Figure 10 : Génération des guess pour la prévision SAFRAN (tâche safran_prv)</text:span></text:p></draw:text-box></draw:frame><draw:g text:anchor-type="paragraph" draw:z-index="21" draw:name="Forme16" draw:style-name="gr1"><draw:custom-shape draw:style-name="gr37" draw:text-style-name="P295" svg:width="14.401cm" svg:height="2.2cm" svg:x="12.358cm" svg:y="3.874cm"><text:p text:style-name="P294"><text:span text:style-name="T267">PEARP</text:span></text:p><text:p text:style-name="P294"><text:span text:style-name="T267">Réseau : </text:span><text:span text:style-name="T267">[0H] (J)</text:span></text:p><text:p text:style-name="P294"><text:span text:style-name="T267">Échéances</text:span><text:span text:style-name="T267"> de 0h à </text:span><text:span text:style-name="T267">102h par </text:span><text:span text:style-name="T267">pas de 3h</text:span></text:p><draw:enhanced-geometry svg:viewBox="0 0 21600 21600" draw:type="rectangle" draw:enhanced-path="M 0 0 L 21600 0 21600 21600 0 21600 0 0 Z N"/></draw:custom-shape><draw:frame draw:style-name="gr16" draw:text-style-name="P281" svg:width="9.801cm" svg:height="2.384cm" svg:x="8.158cm" svg:y="1.69cm"><draw:text-box><text:p text:style-name="P277"><text:span text:style-name="T263"><text:s/></text:span><text:span text:style-name="T263">Réseau [3H] uniquement</text:span></text:p></draw:text-box></draw:frame><draw:frame draw:style-name="gr10" draw:text-style-name="P281" svg:width="25.2cm" svg:height="1.675cm" svg:x="1.958cm" svg:y="0cm"><draw:text-box><text:p text:style-name="P277"><text:span text:style-name="T263">PREPSAF_PRV: Génération des fichiers guess utilisés par la prévision SAFRAN</text:span></text:p></draw:text-box></draw:frame><draw:custom-shape draw:style-name="gr38" draw:text-style-name="P295" svg:width="9.801cm" svg:height="2.2cm" svg:x="0.557cm" svg:y="3.874cm"><text:p text:style-name="P294"><text:span text:style-name="T267">A</text:span><text:span text:style-name="T267">R</text:span><text:span text:style-name="T267">P</text:span><text:span text:style-name="T267">E</text:span><text:span text:style-name="T267">G</text:span><text:span text:style-name="T267">E</text:span></text:p><text:p text:style-name="P294"><text:span text:style-name="T267">Ré</text:span><text:span text:style-name="T267">se</text:span><text:span text:style-name="T267">au</text:span><text:span text:style-name="T267"> : </text:span><text:span text:style-name="T267">[0</text:span><text:span text:style-name="T267">H] </text:span><text:span text:style-name="T267">(J)</text:span></text:p><text:p text:style-name="P294"><text:span text:style-name="T267">Éc</text:span><text:span text:style-name="T267">h </text:span><text:span text:style-name="T267">de </text:span><text:span text:style-name="T267">0h</text:span><text:span text:style-name="T267"> à </text:span><text:span text:style-name="T267">10</text:span><text:span text:style-name="T267">2h </text:span><text:span text:style-name="T267">pa</text:span><text:span text:style-name="T267">r </text:span><text:span text:style-name="T267">pa</text:span><text:span text:style-name="T267">s </text:span><text:span text:style-name="T267">de </text:span><text:span text:style-name="T267"><text:s/></text:span><text:span text:style-name="T267">3h</text:span></text:p><draw:enhanced-geometry svg:viewBox="0 0 21600 21600" draw:type="rectangle" draw:enhanced-path="M 0 0 L 21600 0 21600 21600 0 21600 0 0 Z N"/></draw:custom-shape><draw:line draw:style-name="gr4" draw:text-style-name="P276" svg:x1="0.355cm" svg:y1="10.713cm" svg:x2="9.956cm" svg:y2="10.713cm"><text:p/></draw:line><draw:line draw:style-name="gr4" draw:text-style-name="P276" svg:x1="2.969cm" svg:y1="10.264cm" svg:x2="2.969cm" svg:y2="10.978cm"><text:p/></draw:line><draw:frame draw:style-name="gr6" draw:text-style-name="P278" svg:width="1.026cm" svg:height="1.04cm" svg:x="2.861cm" svg:y="10.074cm"><draw:text-box><text:p text:style-name="P277"><text:span text:style-name="T260">6h</text:span></text:p></draw:text-box></draw:frame><draw:frame draw:style-name="gr39" draw:text-style-name="P280" svg:width="15.959cm" svg:height="1.362cm" svg:x="0cm" svg:y="8.267cm"><draw:text-box><text:p text:style-name="P277"><text:span text:style-name="T262">ARPEGE (réseau de production de 0h (J), géométrie glob025)</text:span></text:p></draw:text-box></draw:frame><draw:frame draw:style-name="gr9" draw:text-style-name="P280" svg:width="20.18cm" svg:height="0.821cm" svg:x="0.178cm" svg:y="12.213cm"><draw:text-box><text:p text:style-name="P277"><text:span text:style-name="T262">PEARP (réseau de 18h (J-1), géométrie glob025 )</text:span></text:p></draw:text-box></draw:frame><draw:line draw:style-name="gr4" draw:text-style-name="P276" svg:x1="9.109cm" svg:y1="10.317cm" svg:x2="9.109cm" svg:y2="11.031cm"><text:p/></draw:line><draw:frame draw:style-name="gr5" draw:text-style-name="P278" svg:width="1.202cm" svg:height="0.659cm" svg:x="8.978cm" svg:y="10.068cm"><draw:text-box><text:p text:style-name="P277"><text:span text:style-name="T260">18h</text:span></text:p></draw:text-box></draw:frame><draw:line draw:style-name="gr4" draw:text-style-name="P276" svg:x1="5.98cm" svg:y1="10.229cm" svg:x2="5.98cm" svg:y2="10.943cm"><text:p/></draw:line><draw:frame draw:style-name="gr6" draw:text-style-name="P278" svg:width="1.227cm" svg:height="1.04cm" svg:x="5.932cm" svg:y="10.026cm"><draw:text-box><text:p text:style-name="P277"><text:span text:style-name="T260">12h</text:span></text:p></draw:text-box></draw:frame><draw:frame draw:style-name="gr40" draw:text-style-name="P278" svg:width="0.916cm" svg:height="0.705cm" svg:x="2.97cm" svg:y="10.643cm"><draw:text-box><text:p text:style-name="P277"><text:span text:style-name="T260">J</text:span></text:p></draw:text-box></draw:frame><draw:line draw:style-name="gr4" draw:text-style-name="P276" svg:x1="11.755cm" svg:y1="10.674cm" svg:x2="20.555cm" svg:y2="10.674cm"><text:p/></draw:line><draw:line draw:style-name="gr4" draw:text-style-name="P276" svg:x1="22.557cm" svg:y1="10.653cm" svg:x2="27.596cm" svg:y2="10.653cm"><text:p/></draw:line><draw:line draw:style-name="gr4" draw:text-style-name="P276" svg:x1="23.415cm" svg:y1="10.274cm" svg:x2="23.415cm" svg:y2="10.988cm"><text:p/></draw:line><draw:line draw:style-name="gr4" draw:text-style-name="P276" svg:x1="27.055cm" svg:y1="10.271cm" svg:x2="27.055cm" svg:y2="10.985cm"><text:p/></draw:line><draw:frame draw:style-name="gr6" draw:text-style-name="P278" svg:width="1.913cm" svg:height="1.04cm" svg:x="23.327cm" svg:y="10.095cm"><draw:text-box><text:p text:style-name="P277"><text:span text:style-name="T260">0h</text:span></text:p></draw:text-box></draw:frame><draw:frame draw:style-name="gr6" draw:text-style-name="P278" svg:width="1.2cm" svg:height="1.04cm" svg:x="23.202cm" svg:y="10.617cm"><draw:text-box><text:p text:style-name="P277"><text:span text:style-name="T260">J+4</text:span></text:p></draw:text-box></draw:frame><draw:frame draw:style-name="gr5" draw:text-style-name="P278" svg:width="1.639cm" svg:height="0.659cm" svg:x="26.958cm" svg:y="10.074cm"><draw:text-box><text:p text:style-name="P277"><text:span text:style-name="T260">6h</text:span></text:p></draw:text-box></draw:frame><draw:frame draw:style-name="gr41" draw:text-style-name="P296" svg:width="25.801cm" svg:height="1.361cm" svg:x="2.558cm" svg:y="9.135cm"><draw:text-box><text:p text:style-name="P277"><text:span text:style-name="T279">P6 <text:s text:c="4"/>P9 <text:s text:c="3"/>P12 <text:s text:c="5"/>P15 <text:s text:c="5"/>P18 <text:s text:c="3"/>- <text:s text:c="2"/>- <text:s text:c="2"/>- <text:s text:c="2"/>P45 <text:s text:c="5"/>P48 <text:s text:c="7"/>P51 <text:s text:c="7"/>P54 <text:s text:c="7"/>P57 <text:s text:c="2"/>- <text:s text:c="3"/>- <text:s text:c="3"/>- <text:s text:c="5"/>P96 <text:s text:c="7"/>P99 <text:s text:c="2"/>P102</text:span></text:p></draw:text-box></draw:frame><draw:line draw:style-name="gr4" draw:text-style-name="P276" svg:x1="10.358cm" svg:y1="10.674cm" svg:x2="10.537cm" svg:y2="10.674cm"><text:p/></draw:line><draw:line draw:style-name="gr4" draw:text-style-name="P276" svg:x1="10.358cm" svg:y1="10.674cm" svg:x2="10.736cm" svg:y2="10.674cm"><text:p/></draw:line><draw:line draw:style-name="gr4" draw:text-style-name="P276" svg:x1="10.977cm" svg:y1="10.674cm" svg:x2="11.355cm" svg:y2="10.674cm"><text:p/></draw:line><draw:line draw:style-name="gr4" draw:text-style-name="P276" svg:x1="13.974cm" svg:y1="10.301cm" svg:x2="13.974cm" svg:y2="11.015cm"><text:p/></draw:line><draw:line draw:style-name="gr4" draw:text-style-name="P276" svg:x1="17.738cm" svg:y1="10.338cm" svg:x2="17.738cm" svg:y2="11.052cm"><text:p/></draw:line><draw:frame draw:style-name="gr6" draw:text-style-name="P278" svg:width="1.915cm" svg:height="1.04cm" svg:x="13.887cm" svg:y="10.121cm"><draw:text-box><text:p text:style-name="P277"><text:span text:style-name="T260">6h</text:span></text:p></draw:text-box></draw:frame><draw:frame draw:style-name="gr6" draw:text-style-name="P278" svg:width="1.202cm" svg:height="1.04cm" svg:x="13.975cm" svg:y="10.634cm"><draw:text-box><text:p text:style-name="P277"><text:span text:style-name="T260">J+2</text:span></text:p></draw:text-box></draw:frame><draw:frame draw:style-name="gr5" draw:text-style-name="P278" svg:width="1.639cm" svg:height="0.659cm" svg:x="17.644cm" svg:y="10.141cm"><draw:text-box><text:p text:style-name="P277"><text:span text:style-name="T260">12h</text:span></text:p></draw:text-box></draw:frame><draw:line draw:style-name="gr4" draw:text-style-name="P276" svg:x1="4.558cm" svg:y1="10.474cm" svg:x2="4.558cm" svg:y2="10.874cm"><text:p/></draw:line><draw:line draw:style-name="gr4" draw:text-style-name="P276" svg:x1="7.557cm" svg:y1="10.474cm" svg:x2="7.557cm" svg:y2="10.874cm"><text:p/></draw:line><draw:line draw:style-name="gr4" draw:text-style-name="P276" svg:x1="15.958cm" svg:y1="10.474cm" svg:x2="15.958cm" svg:y2="10.874cm"><text:p/></draw:line><draw:line draw:style-name="gr4" draw:text-style-name="P276" svg:x1="25.358cm" svg:y1="10.474cm" svg:x2="25.358cm" svg:y2="10.874cm"><text:p/></draw:line><draw:line draw:style-name="gr4" draw:text-style-name="P276" svg:x1="20.979cm" svg:y1="10.674cm" svg:x2="21.158cm" svg:y2="10.674cm"><text:p/></draw:line><draw:line draw:style-name="gr4" draw:text-style-name="P276" svg:x1="20.98cm" svg:y1="10.674cm" svg:x2="21.358cm" svg:y2="10.674cm"><text:p/></draw:line><draw:line draw:style-name="gr4" draw:text-style-name="P276" svg:x1="21.78cm" svg:y1="10.674cm" svg:x2="22.158cm" svg:y2="10.674cm"><text:p/></draw:line><draw:line draw:style-name="gr4" draw:text-style-name="P276" svg:x1="12.157cm" svg:y1="10.474cm" svg:x2="12.157cm" svg:y2="10.874cm"><text:p/></draw:line><draw:line draw:style-name="gr4" draw:text-style-name="P276" svg:x1="19.756cm" svg:y1="10.474cm" svg:x2="19.756cm" svg:y2="10.874cm"><text:p/></draw:line><draw:frame draw:style-name="gr42" draw:text-style-name="P279" svg:width="12.801cm" svg:height="1.227cm" svg:x="13.358cm" svg:y="6.274cm"><draw:text-box><text:p text:style-name="P277"><text:span text:style-name="T276">* A modifier : le pas 3h peut désormais être utilisé jusqu’à la dernière échéance</text:span></text:p></draw:text-box></draw:frame><draw:frame draw:style-name="gr43" draw:text-style-name="P286" svg:width="25.799cm" svg:height="1.714cm" svg:x="1.358cm" svg:y="14.273cm"><draw:text-box><text:p text:style-name="P277"><text:span text:style-name="T267"/></text:p><text:p text:style-name="P277"><text:span text:style-name="T267"/></text:p></draw:text-box></draw:frame><draw:frame draw:style-name="gr44" draw:text-style-name="P296" svg:width="25.801cm" svg:height="0.877cm" svg:x="2.558cm" svg:y="11.337cm"><draw:text-box><text:p text:style-name="P277"><text:span text:style-name="T279">P6 <text:s text:c="4"/>P9 <text:s text:c="3"/>P12 <text:s text:c="5"/>P15 <text:s text:c="5"/>P18 <text:s text:c="3"/>- <text:s text:c="2"/>- <text:s text:c="2"/>- <text:s text:c="2"/>P45 <text:s text:c="5"/>P48 <text:s text:c="7"/>P51 <text:s text:c="7"/>P54 <text:s text:c="7"/>P57 <text:s text:c="2"/>- <text:s text:c="3"/>- <text:s text:c="3"/>- <text:s text:c="5"/>P96 <text:s text:c="7"/>P99 <text:s text:c="2"/>P102</text:span></text:p></draw:text-box></draw:frame></draw:g></text:p>
      <text:p text:style-name="P115"><draw:frame text:anchor-type="paragraph" draw:z-index="15" draw:name="Forme12" draw:style-name="gr104" draw:text-style-name="P315" svg:width="16.814cm" svg:height="1.953cm" svg:x="4.538cm" svg:y="-1.589cm"><draw:text-box><text:p><text:span text:style-name="T287">Figure 11 : Analyse SAFRAN (tâche safran_ana)</text:span></text:p></draw:text-box></draw:frame><draw:g text:anchor-type="paragraph" draw:z-index="22" draw:name="Forme14" draw:style-name="gr1"><draw:custom-shape draw:style-name="gr27" draw:text-style-name="P274" svg:width="1.2cm" svg:height="0.602cm" svg:x="21.271cm" svg:y="12.896cm"><text:p/><draw:enhanced-geometry svg:viewBox="0 0 21600 21600" draw:mirror-horizontal="false" draw:mirror-vertical="false" draw:type="rectangle" draw:enhanced-path="M 0 0 L 21600 0 21600 21600 0 21600 0 0 Z N"/></draw:custom-shape><draw:custom-shape draw:style-name="gr28" draw:text-style-name="P275" svg:width="1.2cm" svg:height="0.6cm" svg:x="21.271cm" svg:y="10.841cm"><text:p/><draw:enhanced-geometry svg:viewBox="0 0 21600 21600" draw:mirror-horizontal="false" draw:mirror-vertical="false" draw:type="rectangle" draw:enhanced-path="M 0 0 L 21600 0 21600 21600 0 21600 0 0 Z N"/></draw:custom-shape><draw:frame draw:style-name="gr29" draw:text-style-name="P291" svg:width="15.202cm" svg:height="1.364cm" svg:x="9.8cm" svg:y="6.225cm"><draw:text-box><text:p text:style-name="P277"><text:span text:style-name="T271">Mode nominal </text:span><text:span text:style-name="T266">/</text:span><text:span text:style-name="T271"> </text:span><text:span text:style-name="T272">1</text:span><text:span text:style-name="T273">er</text:span><text:span text:style-name="T272"> Mode secours </text:span><text:span text:style-name="T266">/</text:span><text:span text:style-name="T271"> </text:span><text:span text:style-name="T274">2nd Mode secours (envisagé)</text:span></text:p></draw:text-box></draw:frame><draw:line draw:style-name="gr4" draw:text-style-name="P276" svg:x1="9.33cm" svg:y1="3.562cm" svg:x2="25.881cm" svg:y2="3.538cm"><text:p/></draw:line><draw:line draw:style-name="gr4" draw:text-style-name="P276" svg:x1="13.857cm" svg:y1="3.068cm" svg:x2="13.857cm" svg:y2="3.782cm"><text:p/></draw:line><draw:line draw:style-name="gr4" draw:text-style-name="P276" svg:x1="16.591cm" svg:y1="3.068cm" svg:x2="16.591cm" svg:y2="3.782cm"><text:p/></draw:line><draw:line draw:style-name="gr4" draw:text-style-name="P276" svg:x1="19.322cm" svg:y1="3.068cm" svg:x2="19.322cm" svg:y2="3.782cm"><text:p/></draw:line><draw:line draw:style-name="gr4" draw:text-style-name="P276" svg:x1="22.055cm" svg:y1="3.068cm" svg:x2="22.055cm" svg:y2="3.782cm"><text:p/></draw:line><draw:line draw:style-name="gr4" draw:text-style-name="P276" svg:x1="24.788cm" svg:y1="3.068cm" svg:x2="24.788cm" svg:y2="3.782cm"><text:p/></draw:line><draw:frame draw:style-name="gr5" draw:text-style-name="P278" svg:width="1.641cm" svg:height="0.659cm" svg:x="13.736cm" svg:y="2.891cm"><draw:text-box><text:p text:style-name="P277"><text:span text:style-name="T260">6h</text:span></text:p></draw:text-box></draw:frame><draw:frame draw:style-name="gr6" draw:text-style-name="P278" svg:width="1.913cm" svg:height="1.04cm" svg:x="16.501cm" svg:y="2.847cm"><draw:text-box><text:p text:style-name="P277"><text:span text:style-name="T260">12h</text:span></text:p></draw:text-box></draw:frame><draw:frame draw:style-name="gr6" draw:text-style-name="P278" svg:width="2.158cm" svg:height="1.04cm" svg:x="19.213cm" svg:y="2.879cm"><draw:text-box><text:p text:style-name="P277"><text:span text:style-name="T260">18h</text:span></text:p></draw:text-box></draw:frame><draw:frame draw:style-name="gr5" draw:text-style-name="P278" svg:width="1.641cm" svg:height="0.659cm" svg:x="21.955cm" svg:y="2.85cm"><draw:text-box><text:p text:style-name="P277"><text:span text:style-name="T260">0h</text:span></text:p></draw:text-box></draw:frame><draw:frame draw:style-name="gr5" draw:text-style-name="P278" svg:width="1.639cm" svg:height="0.659cm" svg:x="24.691cm" svg:y="2.891cm"><draw:text-box><text:p text:style-name="P277"><text:span text:style-name="T260">6h</text:span></text:p></draw:text-box></draw:frame><draw:frame draw:style-name="gr30" draw:text-style-name="P293" svg:width="5.402cm" svg:height="1.874cm" svg:x="11.1cm" svg:y="1.686cm"><draw:text-box><text:p text:style-name="P292"><text:span text:style-name="T261">A6 (3h et 9h)</text:span><text:span text:style-name="T275">/</text:span><text:span text:style-name="T261">P6 (6h)</text:span></text:p><text:p text:style-name="P292"><text:span text:style-name="T276">/</text:span><text:span text:style-name="T277">P6 (3h/9h)</text:span><text:span text:style-name="T275">/(</text:span><text:span text:style-name="T278">P30</text:span><text:span text:style-name="T275">)</text:span></text:p></draw:text-box></draw:frame><draw:frame draw:style-name="gr22" draw:text-style-name="P279" svg:width="2.361cm" svg:height="1.2cm" svg:x="12.97cm" svg:y="3.93cm"><draw:text-box><text:p text:style-name="P277"><text:span text:style-name="T261">P0</text:span><text:span text:style-name="T276">/(</text:span><text:span text:style-name="T277">P6</text:span><text:span text:style-name="T275">)</text:span></text:p></draw:text-box></draw:frame><draw:frame draw:style-name="gr10" draw:text-style-name="P279" svg:width="2.4cm" svg:height="1.675cm" svg:x="15.731cm" svg:y="3.886cm"><draw:text-box><text:p text:style-name="P277"><text:span text:style-name="T261">P6</text:span><text:span text:style-name="T276">/(</text:span><text:span text:style-name="T277">P12</text:span><text:span text:style-name="T275">)</text:span></text:p></draw:text-box></draw:frame><draw:frame draw:style-name="gr31" draw:text-style-name="P279" svg:width="2.534cm" svg:height="1.345cm" svg:x="18.331cm" svg:y="3.886cm"><draw:text-box><text:p text:style-name="P277"><text:span text:style-name="T261">P12</text:span><text:span text:style-name="T276">/(</text:span><text:span text:style-name="T277">P18</text:span><text:span text:style-name="T275">)</text:span></text:p></draw:text-box></draw:frame><draw:frame draw:style-name="gr31" draw:text-style-name="P279" svg:width="2.789cm" svg:height="1.345cm" svg:x="21.142cm" svg:y="3.898cm"><draw:text-box><text:p text:style-name="P277"><text:span text:style-name="T261">P18</text:span><text:span text:style-name="T276">/(</text:span><text:span text:style-name="T277">P24</text:span><text:span text:style-name="T275">)</text:span></text:p></draw:text-box></draw:frame><draw:frame draw:style-name="gr32" draw:text-style-name="P279" svg:width="2.527cm" svg:height="1.343cm" svg:x="23.804cm" svg:y="3.903cm"><draw:text-box><text:p text:style-name="P277"><text:span text:style-name="T261">P24</text:span><text:span text:style-name="T276">/(</text:span><text:span text:style-name="T277">P30</text:span><text:span text:style-name="T275">)</text:span></text:p></draw:text-box></draw:frame><draw:frame draw:style-name="gr9" draw:text-style-name="P280" svg:width="3.158cm" svg:height="0.821cm" svg:x="9.73cm" svg:y="2.559cm"><draw:text-box><text:p text:style-name="P277"><text:span text:style-name="T262">ARPEGE</text:span></text:p></draw:text-box></draw:frame><draw:frame draw:style-name="gr9" draw:text-style-name="P280" svg:width="2.581cm" svg:height="0.821cm" svg:x="9.95cm" svg:y="3.799cm"><draw:text-box><text:p text:style-name="P277"><text:span text:style-name="T262">PEARP</text:span></text:p></draw:text-box></draw:frame><draw:frame draw:style-name="gr33" draw:text-style-name="P281" svg:width="19.8cm" svg:height="1.673cm" svg:x="5.202cm" svg:y="0cm"><draw:text-box><text:p text:style-name="P277"><text:span text:style-name="T263">SAFRAN_ANA : ANALYSE SAFRAN</text:span></text:p></draw:text-box></draw:frame><draw:frame draw:style-name="gr22" draw:text-style-name="P279" svg:width="3.2cm" svg:height="1.2cm" svg:x="15.33cm" svg:y="2.117cm"><draw:text-box><text:p text:style-name="P277"><text:span text:style-name="T261">A6</text:span><text:span text:style-name="T276">/</text:span><text:span text:style-name="T277">P6</text:span><text:span text:style-name="T275">/(</text:span><text:span text:style-name="T278">P30</text:span><text:span text:style-name="T275">)</text:span></text:p></draw:text-box></draw:frame><draw:frame draw:style-name="gr22" draw:text-style-name="P279" svg:width="3.065cm" svg:height="1.2cm" svg:x="17.867cm" svg:y="2.096cm"><draw:text-box><text:p text:style-name="P277"><text:span text:style-name="T261">A6</text:span><text:span text:style-name="T276">/</text:span><text:span text:style-name="T277">P6</text:span><text:span text:style-name="T275">/(</text:span><text:span text:style-name="T278">P30</text:span><text:span text:style-name="T275">)</text:span></text:p></draw:text-box></draw:frame><draw:frame draw:style-name="gr22" draw:text-style-name="P279" svg:width="3.015cm" svg:height="1.2cm" svg:x="20.467cm" svg:y="2.096cm"><draw:text-box><text:p text:style-name="P277"><text:span text:style-name="T261">A6</text:span><text:span text:style-name="T276">/</text:span><text:span text:style-name="T277">P6</text:span><text:span text:style-name="T275">/(</text:span><text:span text:style-name="T278">P30</text:span><text:span text:style-name="T275">)</text:span></text:p></draw:text-box></draw:frame><draw:frame draw:style-name="gr34" draw:text-style-name="P279" svg:width="2.849cm" svg:height="1.198cm" svg:x="23.481cm" svg:y="2.097cm"><draw:text-box><text:p text:style-name="P277"><text:span text:style-name="T261">A6</text:span><text:span text:style-name="T276">/</text:span><text:span text:style-name="T277">P6</text:span><text:span text:style-name="T275">/(</text:span><text:span text:style-name="T278">P30</text:span><text:span text:style-name="T275">)</text:span></text:p></draw:text-box></draw:frame><draw:custom-shape draw:style-name="gr11" draw:text-style-name="P283" svg:width="8.4cm" svg:height="2.601cm" svg:x="0.131cm" svg:y="1.96cm"><text:p text:style-name="P282"><text:span text:style-name="T264">Guess</text:span></text:p><text:p text:style-name="P282"><text:span text:style-name="T265">3H : [J-</text:span><text:span text:style-name="T265">5 ; J-1 ]</text:span></text:p><text:p text:style-name="P282"><text:span text:style-name="T265">6H/9H : </text:span><text:span text:style-name="T265">[J-1 ; J]</text:span></text:p><draw:enhanced-geometry svg:viewBox="0 0 21600 21600" draw:type="rectangle" draw:enhanced-path="M 0 0 L 21600 0 21600 21600 0 21600 0 0 Z N"/></draw:custom-shape><draw:custom-shape draw:style-name="gr11" draw:text-style-name="P283" svg:width="8.4cm" svg:height="2.601cm" svg:x="0.131cm" svg:y="4.759cm"><text:p text:style-name="P282"><text:span text:style-name="T264">Observati</text:span><text:span text:style-name="T264">ons</text:span></text:p><text:p text:style-name="P282"><text:span text:style-name="T265">3H : [J-5 ; </text:span><text:span text:style-name="T265">J-1 ]</text:span></text:p><text:p text:style-name="P282"><text:span text:style-name="T265">6H/9H : [J-</text:span><text:span text:style-name="T265">1 ; J]</text:span></text:p><draw:enhanced-geometry svg:viewBox="0 0 21600 21600" draw:type="rectangle" draw:enhanced-path="M 0 0 L 21600 0 21600 21600 0 21600 0 0 Z N"/></draw:custom-shape><draw:custom-shape draw:style-name="gr12" draw:text-style-name="P283" svg:width="18.601cm" svg:height="2.601cm" svg:x="0.131cm" svg:y="7.56cm"><text:p text:style-name="P282"><text:span text:style-name="T264">Constantes</text:span></text:p><text:p text:style-name="P284"><text:span text:style-name="T266">listem, listeml, listeo, CAPOSTS, </text:span><text:span text:style-name="T266">[NORELmt, NORELot, rsclim, icrccm, </text:span></text:p><text:p text:style-name="P284"><text:span text:style-name="T266">namelists (ANALYSE, ADAPT, </text:span><text:span text:style-name="T266">MELANGE, OBSERVR, EBAUCHE, </text:span><text:span text:style-name="T266">SORTIES)]</text:span></text:p><draw:enhanced-geometry svg:viewBox="0 0 21600 21600" draw:type="rectangle" draw:enhanced-path="M 0 0 L 21600 0 21600 21600 0 21600 0 0 Z N"/></draw:custom-shape><draw:frame draw:style-name="gr35" draw:text-style-name="P278" svg:width="15.802cm" svg:height="1.064cm" svg:x="10.73cm" svg:y="4.921cm"><draw:text-box><text:p text:style-name="P277"><text:span text:style-name="T260">* entre () les modes secours désactivés actuellement car le nom ‘local’ change donc l’alternate est activée même si la ressource voulue est déjà présente</text:span></text:p></draw:text-box></draw:frame><draw:custom-shape draw:style-name="gr12" draw:text-style-name="P283" svg:width="18.601cm" svg:height="2.601cm" svg:x="0.152cm" svg:y="10.359cm"><text:p text:style-name="P282"><text:span text:style-name="T264">Executabl</text:span><text:span text:style-name="T264">es</text:span></text:p><text:p text:style-name="P282"><text:span text:style-name="T265">safrane, </text:span><text:span text:style-name="T265">syrpluie, </text:span><text:span text:style-name="T265">sypluie, </text:span><text:span text:style-name="T265">syvapr, </text:span><text:span text:style-name="T265">syvafi, </text:span><text:span text:style-name="T265">sytist</text:span></text:p><draw:enhanced-geometry svg:viewBox="0 0 21600 21600" draw:type="rectangle" draw:enhanced-path="M 0 0 L 21600 0 21600 21600 0 21600 0 0 Z N"/></draw:custom-shape><draw:custom-shape draw:style-name="gr13" draw:text-style-name="P285" svg:width="13.399cm" svg:height="2.601cm" svg:x="0.002cm" svg:y="16.873cm"><text:p text:style-name="P282"><text:span text:style-name="T264">FORCING</text:span><text:span text:style-name="T264">S</text:span></text:p><text:p text:style-name="P282"><text:span text:style-name="T265">massifs </text:span><text:span text:style-name="T265">(*36), </text:span><text:span text:style-name="T265">postes </text:span><text:span text:style-name="T265">(*36)</text:span></text:p><draw:enhanced-geometry svg:viewBox="0 0 21600 21600" draw:type="rectangle" draw:enhanced-path="M 0 0 L 21600 0 21600 21600 0 21600 0 0 Z N"/></draw:custom-shape><draw:custom-shape draw:style-name="gr14" draw:text-style-name="P285" svg:width="12.8cm" svg:height="2.601cm" svg:x="14.002cm" svg:y="16.873cm"><text:p text:style-name="P282"><text:span text:style-name="T264">Listings</text:span></text:p><text:p text:style-name="P282"><text:span text:style-name="T265">listings obs </text:span><text:span text:style-name="T265">assimilées, </text:span><text:span text:style-name="T265">listings </text:span><text:span text:style-name="T265">executions</text:span></text:p><draw:enhanced-geometry svg:viewBox="0 0 21600 21600" draw:type="rectangle" draw:enhanced-path="M 0 0 L 21600 0 21600 21600 0 21600 0 0 Z N"/></draw:custom-shape><draw:frame draw:style-name="gr15" draw:text-style-name="P286" svg:width="3.8cm" svg:height="0.983cm" svg:x="22.672cm" svg:y="10.64cm"><draw:text-box><text:p text:style-name="P277"><text:span text:style-name="T267">Inputs</text:span></text:p></draw:text-box></draw:frame><draw:frame draw:style-name="gr15" draw:text-style-name="P286" svg:width="3.8cm" svg:height="0.983cm" svg:x="22.672cm" svg:y="12.696cm"><draw:text-box><text:p text:style-name="P277"><text:span text:style-name="T267">Outputs</text:span></text:p></draw:text-box></draw:frame><draw:frame draw:style-name="gr21" draw:text-style-name="P280" svg:width="7.201cm" svg:height="2.386cm" svg:x="19.001cm" svg:y="8.273cm"><draw:text-box><text:p text:style-name="P277"><text:span text:style-name="T262">Entre crochets les ressources optionnelles</text:span></text:p></draw:text-box></draw:frame><draw:custom-shape draw:style-name="gr17" draw:text-style-name="P288" svg:width="13.401cm" svg:height="2.601cm" svg:x="3.401cm" svg:y="13.473cm"><text:p text:style-name="P282"><text:span text:style-name="T264">ALGO </text:span><text:span text:style-name="T264">COMPON</text:span><text:span text:style-name="T264">ENT</text:span></text:p><text:p text:style-name="P287"><text:span text:style-name="T268">S2MCompo</text:span><text:span text:style-name="T268">nent / </text:span><text:span text:style-name="T268">_SafranW</text:span><text:span text:style-name="T268">orker *</text:span></text:p><draw:enhanced-geometry svg:viewBox="0 0 21600 21600" draw:type="rectangle" draw:enhanced-path="M 0 0 L 21600 0 21600 21600 0 21600 0 0 Z N"/></draw:custom-shape><draw:custom-shape draw:style-name="gr36" draw:text-style-name="P289" svg:width="1.2cm" svg:height="0.6cm" svg:x="21.271cm" svg:y="11.873cm"><text:p/><draw:enhanced-geometry svg:viewBox="0 0 21600 21600" draw:mirror-horizontal="false" draw:mirror-vertical="false" draw:type="rectangle" draw:enhanced-path="M 0 0 L 21600 0 21600 21600 0 21600 0 0 Z N"/></draw:custom-shape><draw:frame draw:style-name="gr15" draw:text-style-name="P286" svg:width="3.8cm" svg:height="0.983cm" svg:x="22.672cm" svg:y="11.673cm"><draw:text-box><text:p text:style-name="P277"><text:span text:style-name="T267">Algo</text:span></text:p></draw:text-box></draw:frame><draw:custom-shape draw:style-name="gr19" draw:text-style-name="P276" svg:width="5.201cm" svg:height="3.402cm" svg:x="20.802cm" svg:y="10.472cm"><text:p/><draw:enhanced-geometry svg:viewBox="0 0 21600 21600" draw:type="rectangle" draw:enhanced-path="M 0 0 L 21600 0 21600 21600 0 21600 0 0 Z N"/></draw:custom-shape><draw:frame draw:style-name="gr9" draw:text-style-name="P280" svg:width="9.801cm" svg:height="0.821cm" svg:x="17.001cm" svg:y="14.672cm"><draw:text-box><text:p text:style-name="P277"><text:span text:style-name="T262">* voir description de l’algo component</text:span></text:p></draw:text-box></draw:frame></draw:g></text:p>
      <text:p text:style-name="P115"><draw:frame text:anchor-type="paragraph" draw:z-index="17" draw:name="Forme12" draw:style-name="gr104" draw:text-style-name="P315" svg:width="19.797cm" svg:height="1.953cm" svg:x="4.538cm" svg:y="-1.589cm"><draw:text-box><text:p><text:span text:style-name="T287">Figure 12 : Prévision SAFRAN (tâche safran_prv)</text:span></text:p></draw:text-box></draw:frame><draw:g text:anchor-type="paragraph" draw:z-index="23" draw:name="Forme15" draw:style-name="gr1"><draw:custom-shape draw:style-name="gr2" draw:text-style-name="P274" svg:width="1.202cm" svg:height="0.6cm" svg:x="21.922cm" svg:y="13.624cm"><text:p/><draw:enhanced-geometry svg:viewBox="0 0 21600 21600" draw:mirror-horizontal="false" draw:mirror-vertical="false" draw:type="rectangle" draw:enhanced-path="M 0 0 L 21600 0 21600 21600 0 21600 0 0 Z N"/></draw:custom-shape><draw:custom-shape draw:style-name="gr3" draw:text-style-name="P275" svg:width="1.202cm" svg:height="0.6cm" svg:x="21.922cm" svg:y="11.569cm"><text:p/><draw:enhanced-geometry svg:viewBox="0 0 21600 21600" draw:mirror-horizontal="false" draw:mirror-vertical="false" draw:type="rectangle" draw:enhanced-path="M 0 0 L 21600 0 21600 21600 0 21600 0 0 Z N"/></draw:custom-shape><draw:line draw:style-name="gr4" draw:text-style-name="P276" svg:x1="0.002cm" svg:y1="5.823cm" svg:x2="16.002cm" svg:y2="5.823cm"><text:p/></draw:line><draw:line draw:style-name="gr4" draw:text-style-name="P276" svg:x1="2.529cm" svg:y1="5.442cm" svg:x2="2.529cm" svg:y2="6.156cm"><text:p/></draw:line><draw:line draw:style-name="gr4" draw:text-style-name="P276" svg:x1="6.381cm" svg:y1="5.401cm" svg:x2="6.381cm" svg:y2="6.115cm"><text:p/></draw:line><draw:line draw:style-name="gr4" draw:text-style-name="P276" svg:x1="7.994cm" svg:y1="5.442cm" svg:x2="7.994cm" svg:y2="6.156cm"><text:p/></draw:line><draw:line draw:style-name="gr4" draw:text-style-name="P276" svg:x1="13.46cm" svg:y1="5.442cm" svg:x2="13.46cm" svg:y2="6.156cm"><text:p/></draw:line><draw:frame draw:style-name="gr5" draw:text-style-name="P278" svg:width="1.641cm" svg:height="0.659cm" svg:x="2.408cm" svg:y="5.265cm"><draw:text-box><text:p text:style-name="P277"><text:span text:style-name="T260">6h</text:span></text:p></draw:text-box></draw:frame><draw:frame draw:style-name="gr6" draw:text-style-name="P278" svg:width="1.915cm" svg:height="1.04cm" svg:x="6.181cm" svg:y="5.223cm"><draw:text-box><text:p text:style-name="P277"><text:span text:style-name="T260">18h</text:span></text:p></draw:text-box></draw:frame><draw:frame draw:style-name="gr7" draw:text-style-name="P278" svg:width="2.158cm" svg:height="1.041cm" svg:x="7.885cm" svg:y="5.253cm"><draw:text-box><text:p text:style-name="P277"><text:span text:style-name="T260">0h</text:span></text:p></draw:text-box></draw:frame><draw:frame draw:style-name="gr5" draw:text-style-name="P278" svg:width="1.639cm" svg:height="0.659cm" svg:x="13.363cm" svg:y="5.265cm"><draw:text-box><text:p text:style-name="P277"><text:span text:style-name="T260">18h</text:span></text:p></draw:text-box></draw:frame><draw:frame draw:style-name="gr8" draw:text-style-name="P279" svg:width="1.216cm" svg:height="0.74cm" svg:x="1.949cm" svg:y="3.953cm"><draw:text-box><text:p text:style-name="P277"><text:span text:style-name="T261">A6</text:span></text:p></draw:text-box></draw:frame><draw:frame draw:style-name="gr9" draw:text-style-name="P280" svg:width="3.158cm" svg:height="0.821cm" svg:x="0.02cm" svg:y="5.135cm"><draw:text-box><text:p text:style-name="P277"><text:span text:style-name="T262">ARPEGE</text:span></text:p></draw:text-box></draw:frame><draw:frame draw:style-name="gr9" draw:text-style-name="P280" svg:width="2.58cm" svg:height="0.821cm" svg:x="0.023cm" svg:y="5.798cm"><draw:text-box><text:p text:style-name="P277"><text:span text:style-name="T262">PEARP</text:span></text:p></draw:text-box></draw:frame><draw:frame draw:style-name="gr10" draw:text-style-name="P281" svg:width="13.399cm" svg:height="1.675cm" svg:x="10.982cm" svg:y="0cm"><draw:text-box><text:p text:style-name="P277"><text:span text:style-name="T263">SAFRAN_PRV: PRÉVISION</text:span></text:p></draw:text-box></draw:frame><draw:custom-shape draw:style-name="gr11" draw:text-style-name="P283" svg:width="8.4cm" svg:height="2.601cm" svg:x="0.582cm" svg:y="1cm"><text:p text:style-name="P282"><text:span text:style-name="T264">Guess</text:span></text:p><text:p text:style-name="P282"><text:span text:style-name="T265">3H : [J-1 ; J-1 ]</text:span></text:p><draw:enhanced-geometry svg:viewBox="0 0 21600 21600" draw:type="rectangle" draw:enhanced-path="M 0 0 L 21600 0 21600 21600 0 21600 0 0 Z N"/></draw:custom-shape><draw:custom-shape draw:style-name="gr12" draw:text-style-name="P283" svg:width="18.601cm" svg:height="2.601cm" svg:x="0.782cm" svg:y="8.289cm"><text:p text:style-name="P282"><text:span text:style-name="T264">Constantes</text:span></text:p><text:p text:style-name="P284"><text:span text:style-name="T266">listem, listeml, listeo, </text:span><text:span text:style-name="T266">CAPOSTS, </text:span><text:span text:style-name="T266">[NORELmt, NORELot, </text:span><text:span text:style-name="T266">rsclim, icrccm, </text:span></text:p><text:p text:style-name="P284"><text:span text:style-name="T266">namelists (ANALYSE, </text:span><text:span text:style-name="T266">ADAPT, MELANGE, </text:span><text:span text:style-name="T266">OBSERVR, </text:span><text:span text:style-name="T266">EBAUCHE, SORTIES)]</text:span></text:p><draw:enhanced-geometry svg:viewBox="0 0 21600 21600" draw:type="rectangle" draw:enhanced-path="M 0 0 L 21600 0 21600 21600 0 21600 0 0 Z N"/></draw:custom-shape><draw:custom-shape draw:style-name="gr12" draw:text-style-name="P283" svg:width="18.601cm" svg:height="2.601cm" svg:x="0.803cm" svg:y="11.088cm"><text:p text:style-name="P282"><text:span text:style-name="T264">Executables</text:span></text:p><text:p text:style-name="P282"><text:span text:style-name="T265">safrane, syrpluie, </text:span><text:span text:style-name="T265">sypluie, syvapr, </text:span><text:span text:style-name="T265">syvafi, sytist</text:span></text:p><draw:enhanced-geometry svg:viewBox="0 0 21600 21600" draw:type="rectangle" draw:enhanced-path="M 0 0 L 21600 0 21600 21600 0 21600 0 0 Z N"/></draw:custom-shape><draw:custom-shape draw:style-name="gr13" draw:text-style-name="P285" svg:width="13.399cm" svg:height="2.601cm" svg:x="0.582cm" svg:y="17.201cm"><text:p text:style-name="P282"><text:span text:style-name="T264">FORCINGS</text:span></text:p><text:p text:style-name="P282"><text:span text:style-name="T265">massifs (*36), </text:span><text:span text:style-name="T265">postes (*36)</text:span></text:p><draw:enhanced-geometry svg:viewBox="0 0 21600 21600" draw:type="rectangle" draw:enhanced-path="M 0 0 L 21600 0 21600 21600 0 21600 0 0 Z N"/></draw:custom-shape><draw:custom-shape draw:style-name="gr14" draw:text-style-name="P285" svg:width="12.8cm" svg:height="2.601cm" svg:x="14.582cm" svg:y="17.201cm"><text:p text:style-name="P282"><text:span text:style-name="T264">Listings</text:span></text:p><text:p text:style-name="P282"><text:span text:style-name="T265">listings exécutions</text:span></text:p><draw:enhanced-geometry svg:viewBox="0 0 21600 21600" draw:type="rectangle" draw:enhanced-path="M 0 0 L 21600 0 21600 21600 0 21600 0 0 Z N"/></draw:custom-shape><draw:frame draw:style-name="gr15" draw:text-style-name="P286" svg:width="3.8cm" svg:height="0.983cm" svg:x="23.322cm" svg:y="11.368cm"><draw:text-box><text:p text:style-name="P277"><text:span text:style-name="T267">Inputs</text:span></text:p></draw:text-box></draw:frame><draw:frame draw:style-name="gr15" draw:text-style-name="P286" svg:width="3.8cm" svg:height="0.983cm" svg:x="23.322cm" svg:y="13.425cm"><draw:text-box><text:p text:style-name="P277"><text:span text:style-name="T267">Outputs</text:span></text:p></draw:text-box></draw:frame><draw:frame draw:style-name="gr16" draw:text-style-name="P280" svg:width="7.201cm" svg:height="2.384cm" svg:x="19.652cm" svg:y="9.001cm"><draw:text-box><text:p text:style-name="P277"><text:span text:style-name="T262">Entre crochets les ressources optionnelles</text:span></text:p></draw:text-box></draw:frame><draw:custom-shape draw:style-name="gr17" draw:text-style-name="P288" svg:width="13.401cm" svg:height="2.601cm" svg:x="4.052cm" svg:y="14.201cm"><text:p text:style-name="P282"><text:span text:style-name="T264">ALGO </text:span><text:span text:style-name="T264">COMP</text:span><text:span text:style-name="T264">ONENT</text:span></text:p><text:p text:style-name="P287"><text:span text:style-name="T268">S2MCom</text:span><text:span text:style-name="T268">ponent </text:span><text:span text:style-name="T268">/ </text:span><text:span text:style-name="T268">_Safra</text:span><text:span text:style-name="T268">nWorke</text:span><text:span text:style-name="T268">r *</text:span></text:p><draw:enhanced-geometry svg:viewBox="0 0 21600 21600" draw:type="rectangle" draw:enhanced-path="M 0 0 L 21600 0 21600 21600 0 21600 0 0 Z N"/></draw:custom-shape><draw:custom-shape draw:style-name="gr18" draw:text-style-name="P289" svg:width="1.202cm" svg:height="0.6cm" svg:x="21.922cm" svg:y="12.601cm"><text:p/><draw:enhanced-geometry svg:viewBox="0 0 21600 21600" draw:mirror-horizontal="false" draw:mirror-vertical="false" draw:type="rectangle" draw:enhanced-path="M 0 0 L 21600 0 21600 21600 0 21600 0 0 Z N"/></draw:custom-shape><draw:frame draw:style-name="gr15" draw:text-style-name="P286" svg:width="3.8cm" svg:height="0.983cm" svg:x="23.322cm" svg:y="12.4cm"><draw:text-box><text:p text:style-name="P277"><text:span text:style-name="T267">Algo</text:span></text:p></draw:text-box></draw:frame><draw:custom-shape draw:style-name="gr19" draw:text-style-name="P276" svg:width="5.201cm" svg:height="3.402cm" svg:x="21.453cm" svg:y="11.201cm"><text:p/><draw:enhanced-geometry svg:viewBox="0 0 21600 21600" draw:type="rectangle" draw:enhanced-path="M 0 0 L 21600 0 21600 21600 0 21600 0 0 Z N"/></draw:custom-shape><draw:frame draw:style-name="gr9" draw:text-style-name="P280" svg:width="9.799cm" svg:height="0.821cm" svg:x="17.653cm" svg:y="15.401cm"><draw:text-box><text:p text:style-name="P277"><text:span text:style-name="T262">* voir description de l’algo component</text:span></text:p></draw:text-box></draw:frame><draw:line draw:style-name="gr4" draw:text-style-name="P276" svg:x1="4.588cm" svg:y1="5.442cm" svg:x2="4.588cm" svg:y2="6.156cm"><text:p/></draw:line><draw:frame draw:style-name="gr8" draw:text-style-name="P279" svg:width="1.218cm" svg:height="0.74cm" svg:x="4.073cm" svg:y="3.953cm"><draw:text-box><text:p text:style-name="P277"><text:span text:style-name="T261">A6</text:span></text:p></draw:text-box></draw:frame><draw:frame draw:style-name="gr8" draw:text-style-name="P279" svg:width="2.223cm" svg:height="0.74cm" svg:x="8.959cm" svg:y="3.889cm"><draw:text-box><text:p text:style-name="P277"><text:span text:style-name="T261">(A6)*/P6</text:span></text:p></draw:text-box></draw:frame><draw:frame draw:style-name="gr6" draw:text-style-name="P278" svg:width="1.093cm" svg:height="1.04cm" svg:x="4.387cm" svg:y="5.223cm"><draw:text-box><text:p text:style-name="P277"><text:span text:style-name="T260">12h</text:span></text:p></draw:text-box></draw:frame><draw:line draw:style-name="gr4" draw:text-style-name="P276" svg:x1="11.621cm" svg:y1="5.401cm" svg:x2="11.621cm" svg:y2="6.115cm"><text:p/></draw:line><draw:frame draw:style-name="gr5" draw:text-style-name="P278" svg:width="1.2cm" svg:height="0.659cm" svg:x="11.467cm" svg:y="5.265cm"><draw:text-box><text:p text:style-name="P277"><text:span text:style-name="T260">12h</text:span></text:p></draw:text-box></draw:frame><draw:line draw:style-name="gr4" draw:text-style-name="P276" svg:x1="9.781cm" svg:y1="5.401cm" svg:x2="9.781cm" svg:y2="6.115cm"><text:p/></draw:line><draw:frame draw:style-name="gr6" draw:text-style-name="P278" svg:width="1.227cm" svg:height="1.04cm" svg:x="9.756cm" svg:y="5.232cm"><draw:text-box><text:p text:style-name="P277"><text:span text:style-name="T260">6h</text:span></text:p></draw:text-box></draw:frame><draw:frame draw:style-name="gr5" draw:text-style-name="P278" svg:width="1.107cm" svg:height="0.659cm" svg:x="2.496cm" svg:y="5.823cm"><draw:text-box><text:p text:style-name="P277"><text:span text:style-name="T260">J-1</text:span></text:p></draw:text-box></draw:frame><draw:frame draw:style-name="gr20" draw:text-style-name="P278" svg:width="0.916cm" svg:height="0.706cm" svg:x="7.994cm" svg:y="5.823cm"><draw:text-box><text:p text:style-name="P277"><text:span text:style-name="T260">J</text:span></text:p></draw:text-box></draw:frame><draw:frame draw:style-name="gr21" draw:text-style-name="P278" svg:width="16.4cm" svg:height="2.386cm" svg:x="9.382cm" svg:y="2.016cm"><draw:text-box><text:p text:style-name="P277"><text:span text:style-name="T260">* L’A6 du réseau 0H(J) n’est pas encore disponible à l’heure ou tourne la tâche safran_prv, et même si c’est le cas elle est écrasée par la P6 qui porte le même nom dans l’état actuel du code (à corriger). Le même guess est donc utilisé à 6H(J) pour la « prévision » de J-1 à J et celle de J à J+1 pour le membre déterministe <text:s/></text:span></text:p></draw:text-box></draw:frame><draw:frame draw:style-name="gr22" draw:text-style-name="P279" svg:width="1.401cm" svg:height="1.2cm" svg:x="1.981cm" svg:y="6.802cm"><draw:text-box><text:p text:style-name="P277"><text:span text:style-name="T261">P0</text:span></text:p></draw:text-box></draw:frame><draw:frame draw:style-name="gr22" draw:text-style-name="P279" svg:width="1.401cm" svg:height="1.2cm" svg:x="3.981cm" svg:y="6.802cm"><draw:text-box><text:p text:style-name="P277"><text:span text:style-name="T261">P6</text:span></text:p></draw:text-box></draw:frame><draw:frame draw:style-name="gr22" draw:text-style-name="P279" svg:width="1.4cm" svg:height="1.2cm" svg:x="5.782cm" svg:y="6.802cm"><draw:text-box><text:p text:style-name="P277"><text:span text:style-name="T261">P12</text:span></text:p></draw:text-box></draw:frame><draw:frame draw:style-name="gr22" draw:text-style-name="P279" svg:width="1.4cm" svg:height="1.2cm" svg:x="7.382cm" svg:y="6.802cm"><draw:text-box><text:p text:style-name="P277"><text:span text:style-name="T261">P18</text:span></text:p></draw:text-box></draw:frame><draw:frame draw:style-name="gr23" draw:text-style-name="P279" svg:width="1.401cm" svg:height="1.287cm" svg:x="9.181cm" svg:y="6.802cm"><draw:text-box><text:p text:style-name="P277"><text:span text:style-name="T261">P24</text:span></text:p><text:p text:style-name="P277"><text:span text:style-name="T261"/></text:p></draw:text-box></draw:frame><draw:line draw:style-name="gr4" draw:text-style-name="P276" svg:x1="16.402cm" svg:y1="5.8cm" svg:x2="16.581cm" svg:y2="5.8cm"><text:p/></draw:line><draw:line draw:style-name="gr4" draw:text-style-name="P276" svg:x1="16.403cm" svg:y1="5.8cm" svg:x2="16.781cm" svg:y2="5.8cm"><text:p/></draw:line><draw:line draw:style-name="gr4" draw:text-style-name="P276" svg:x1="17.203cm" svg:y1="5.8cm" svg:x2="17.581cm" svg:y2="5.8cm"><text:p/></draw:line><draw:line draw:style-name="gr4" draw:text-style-name="P276" svg:x1="18.181cm" svg:y1="5.8cm" svg:x2="21.381cm" svg:y2="5.8cm"><text:p/></draw:line><draw:line draw:style-name="gr4" draw:text-style-name="P276" svg:x1="23.381cm" svg:y1="5.8cm" svg:x2="26.381cm" svg:y2="5.8cm"><text:p/></draw:line><draw:line draw:style-name="gr4" draw:text-style-name="P276" svg:x1="24.238cm" svg:y1="5.419cm" svg:x2="24.238cm" svg:y2="6.133cm"><text:p/></draw:line><draw:line draw:style-name="gr4" draw:text-style-name="P276" svg:x1="26.079cm" svg:y1="5.419cm" svg:x2="26.079cm" svg:y2="6.133cm"><text:p/></draw:line><draw:frame draw:style-name="gr6" draw:text-style-name="P278" svg:width="1.915cm" svg:height="1.04cm" svg:x="24.15cm" svg:y="5.242cm"><draw:text-box><text:p text:style-name="P277"><text:span text:style-name="T260">0h</text:span></text:p></draw:text-box></draw:frame><draw:frame draw:style-name="gr6" draw:text-style-name="P278" svg:width="1.202cm" svg:height="1.04cm" svg:x="24.238cm" svg:y="5.756cm"><draw:text-box><text:p text:style-name="P277"><text:span text:style-name="T260">J+4</text:span></text:p></draw:text-box></draw:frame><draw:frame draw:style-name="gr5" draw:text-style-name="P278" svg:width="1.258cm" svg:height="0.659cm" svg:x="26.063cm" svg:y="5.756cm"><draw:text-box><text:p text:style-name="P277"><text:span text:style-name="T260">J+4</text:span></text:p></draw:text-box></draw:frame><draw:frame draw:style-name="gr5" draw:text-style-name="P278" svg:width="1.639cm" svg:height="0.659cm" svg:x="25.982cm" svg:y="5.221cm"><draw:text-box><text:p text:style-name="P277"><text:span text:style-name="T260">6h</text:span></text:p></draw:text-box></draw:frame><draw:frame draw:style-name="gr6" draw:text-style-name="P290" svg:width="18.4cm" svg:height="1.04cm" svg:x="9.382cm" svg:y="4.6cm"><draw:text-box><text:p text:style-name="P277"><text:span text:style-name="T269">P6 <text:s text:c="4"/>P9 <text:s text:c="3"/>P12 <text:s text:c="2"/>P15 <text:s text:c="3"/>P18 <text:s text:c="2"/>P21 <text:s text:c="3"/>P24 <text:s text:c="2"/>- <text:s text:c="2"/>- <text:s text:c="2"/>- <text:s text:c="2"/>- <text:s text:c="3"/>- <text:s text:c="3"/>P48 <text:s text:c="3"/>P51 <text:s/>P54 <text:s text:c="3"/>- <text:s text:c="3"/>- <text:s text:c="3"/>- <text:s text:c="3"/>- <text:s text:c="3"/>- <text:s text:c="3"/>P96 <text:s text:c="3"/>P99 <text:s text:c="3"/>P102</text:span></text:p></draw:text-box></draw:frame><draw:line draw:style-name="gr4" draw:text-style-name="P276" svg:x1="21.802cm" svg:y1="5.8cm" svg:x2="21.981cm" svg:y2="5.8cm"><text:p/></draw:line><draw:line draw:style-name="gr4" draw:text-style-name="P276" svg:x1="21.803cm" svg:y1="5.8cm" svg:x2="22.181cm" svg:y2="5.8cm"><text:p/></draw:line><draw:line draw:style-name="gr4" draw:text-style-name="P276" svg:x1="22.603cm" svg:y1="5.8cm" svg:x2="22.981cm" svg:y2="5.8cm"><text:p/></draw:line><draw:line draw:style-name="gr4" draw:text-style-name="P276" svg:x1="18.669cm" svg:y1="5.401cm" svg:x2="18.669cm" svg:y2="6.115cm"><text:p/></draw:line><draw:line draw:style-name="gr4" draw:text-style-name="P276" svg:x1="20.51cm" svg:y1="5.398cm" svg:x2="20.51cm" svg:y2="6.112cm"><text:p/></draw:line><draw:frame draw:style-name="gr6" draw:text-style-name="P278" svg:width="1.915cm" svg:height="1.04cm" svg:x="18.581cm" svg:y="5.221cm"><draw:text-box><text:p text:style-name="P277"><text:span text:style-name="T260">6h</text:span></text:p></draw:text-box></draw:frame><draw:frame draw:style-name="gr6" draw:text-style-name="P278" svg:width="1.2cm" svg:height="1.04cm" svg:x="18.669cm" svg:y="5.734cm"><draw:text-box><text:p text:style-name="P277"><text:span text:style-name="T260">J+2</text:span></text:p></draw:text-box></draw:frame><draw:frame draw:style-name="gr5" draw:text-style-name="P278" svg:width="1.641cm" svg:height="0.659cm" svg:x="20.412cm" svg:y="5.2cm"><draw:text-box><text:p text:style-name="P277"><text:span text:style-name="T260">12h</text:span></text:p></draw:text-box></draw:frame><draw:line draw:style-name="gr4" draw:text-style-name="P276" svg:x1="3.602cm" svg:y1="5.599cm" svg:x2="3.602cm" svg:y2="5.999cm"><text:p/></draw:line><draw:line draw:style-name="gr4" draw:text-style-name="P276" svg:x1="5.581cm" svg:y1="5.599cm" svg:x2="5.581cm" svg:y2="5.999cm"><text:p/></draw:line><draw:line draw:style-name="gr4" draw:text-style-name="P276" svg:x1="7.181cm" svg:y1="5.599cm" svg:x2="7.181cm" svg:y2="5.999cm"><text:p/></draw:line><draw:line draw:style-name="gr4" draw:text-style-name="P276" svg:x1="8.981cm" svg:y1="5.599cm" svg:x2="8.981cm" svg:y2="5.999cm"><text:p/></draw:line><draw:line draw:style-name="gr4" draw:text-style-name="P276" svg:x1="10.781cm" svg:y1="5.599cm" svg:x2="10.781cm" svg:y2="5.999cm"><text:p/></draw:line><draw:line draw:style-name="gr4" draw:text-style-name="P276" svg:x1="12.581cm" svg:y1="5.599cm" svg:x2="12.581cm" svg:y2="5.999cm"><text:p/></draw:line><draw:line draw:style-name="gr4" draw:text-style-name="P276" svg:x1="14.582cm" svg:y1="5.599cm" svg:x2="14.582cm" svg:y2="5.999cm"><text:p/></draw:line><draw:line draw:style-name="gr4" draw:text-style-name="P276" svg:x1="19.672cm" svg:y1="5.599cm" svg:x2="19.672cm" svg:y2="5.999cm"><text:p/></draw:line><draw:line draw:style-name="gr4" draw:text-style-name="P276" svg:x1="25.183cm" svg:y1="5.599cm" svg:x2="25.183cm" svg:y2="5.999cm"><text:p/></draw:line><draw:frame draw:style-name="gr8" draw:text-style-name="P279" svg:width="1.218cm" svg:height="0.74cm" svg:x="5.982cm" svg:y="3.889cm"><draw:text-box><text:p text:style-name="P277"><text:span text:style-name="T261">A6</text:span></text:p></draw:text-box></draw:frame><draw:frame draw:style-name="gr8" draw:text-style-name="P279" svg:width="1.218cm" svg:height="0.74cm" svg:x="7.581cm" svg:y="3.889cm"><draw:text-box><text:p text:style-name="P277"><text:span text:style-name="T261">A6</text:span></text:p></draw:text-box></draw:frame><draw:line draw:style-name="gr4" draw:text-style-name="P276" svg:x1="15.581cm" svg:y1="5.401cm" svg:x2="15.581cm" svg:y2="6.115cm"><text:p/></draw:line><draw:frame draw:style-name="gr6" draw:text-style-name="P278" svg:width="1.227cm" svg:height="1.04cm" svg:x="15.448cm" svg:y="5.244cm"><draw:text-box><text:p text:style-name="P277"><text:span text:style-name="T260">0h</text:span></text:p></draw:text-box></draw:frame><draw:frame draw:style-name="gr6" draw:text-style-name="P290" svg:width="18.4cm" svg:height="1.04cm" svg:x="9.404cm" svg:y="6.205cm"><draw:text-box><text:p text:style-name="P277"><text:span text:style-name="T269">P6 <text:s text:c="5"/>P9 <text:s/>P12 <text:s text:c="2"/>P15 <text:s text:c="2"/>P18 <text:s text:c="4"/>P21 <text:s text:c="3"/>P24 <text:s text:c="2"/>- <text:s text:c="2"/>- <text:s text:c="2"/>- <text:s text:c="2"/>- <text:s text:c="3"/>- <text:s text:c="3"/>P48 <text:s text:c="4"/>P51</text:span><text:span text:style-name="T270"> </text:span><text:span text:style-name="T269"><text:s text:c="2"/>P54 <text:s text:c="3"/>- <text:s text:c="3"/>- <text:s text:c="3"/>- <text:s text:c="3"/>- <text:s text:c="3"/>- <text:s text:c="3"/>P96 <text:s text:c="2"/>P99</text:span><text:span text:style-name="T270"> </text:span><text:span text:style-name="T269"><text:s text:c="2"/>P102</text:span></text:p></draw:text-box></draw:frame><draw:frame draw:style-name="gr24" draw:text-style-name="P278" svg:width="9.602cm" svg:height="1.47cm" svg:x="17.981cm" svg:y="6.817cm"><draw:text-box><text:p text:style-name="P277"><text:span text:style-name="T260">* A modifier : les prévisions de la PEARP sont maintenant disponibles par pas de 3h mais les tâches oper n’ont pas encore été adaptées.</text:span></text:p></draw:text-box></draw:frame><draw:frame draw:style-name="gr20" draw:text-style-name="P278" svg:width="1.186cm" svg:height="0.706cm" svg:x="15.489cm" svg:y="5.823cm"><draw:text-box><text:p text:style-name="P277"><text:span text:style-name="T260">J+1</text:span></text:p></draw:text-box></draw:frame><draw:custom-shape draw:style-name="gr25" draw:text-style-name="P276" svg:width="1.2cm" svg:height="1.618cm" draw:transform="skewX (0.455356401845321) translate (9.97319444444444cm 3.783972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76" svg:width="1.401cm" svg:height="1.4cm" svg:x="9.181cm" svg:y="6.1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 draw:text-style-name="P278" svg:width="7.601cm" svg:height="1.2cm" svg:x="10.181cm" svg:y="7.001cm"><draw:text-box><text:p text:style-name="P277"><text:span text:style-name="T260">Guess différents à 6H(J) entre les prévision de J-1 à J et de J à J+1 </text:span></text:p></draw:text-box></draw:frame></draw:g></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tarSymbol" svg:font-family="StarSymbol" style:font-charset="x-symbol"/>
    <style:font-face style:name="Mangal2" svg:font-family="Mangal"/>
    <style:font-face style:name="Monospace2" svg:font-family="Monospace"/>
    <style:font-face style:name="Liberation Sans1" svg:font-family="'Liberation Sans'" style:font-pitch="variable"/>
    <style:font-face style:name="Liberation Serif1" svg:font-family="'Liberation Serif'" style:font-pitch="variable"/>
    <style:font-face style:name="Liberation Serif2" svg:font-family="'Liberation Serif'" style:font-adornments="Normal" style:font-pitch="variable"/>
    <style:font-face style:name="Mangal" svg:font-family="Mangal" style:font-pitch="variable"/>
    <style:font-face style:name="Microsoft YaHei1" svg:font-family="'Microsoft YaHei'" style:font-pitch="variable"/>
    <style:font-face style:name="Monospace1" svg:font-family="Monospace"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Extrémités_20_de_20_flèche_20_1" draw:display-name="Extrémités de flèche 1" svg:viewBox="0 0 20 20" svg:d="M0 20l10-20 10 20z"/>
    <draw:marker draw:name="msArrowEnd_20_5" draw:display-name="msArrowEnd 5" svg:viewBox="0 0 318 318" svg:d="M159 0l159 318h-318z"/>
    <draw:stroke-dash draw:name="Dashed_20__28_var_29_" draw:display-name="Dashed (var)" draw:style="rect" draw:dots1="3" draw:dots1-length="112%" draw:distance="11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112%" draw:distance="112%"/>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2="1" draw:dots2-length="0.24cm" draw:distance="0.18cm"/>
    <draw:stroke-dash draw:name="Dashed_20__28_var_29__20_111" draw:display-name="Dashed (var) 111" draw:style="rect" draw:dots2="1" draw:dots2-length="0.24cm" draw:distance="0.18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2="1" draw:dots2-length="0.24cm" draw:distance="0.18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2="1" draw:dots2-length="0.24cm" draw:distance="0.18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2="1" draw:dots2-length="0.24cm" draw:distance="0.18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2="1" draw:dots2-length="0.24cm" draw:distance="0.18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2="1" draw:dots2-length="0.24cm" draw:distance="0.18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2="1" draw:dots2-length="0.24cm" draw:distance="0.18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3" draw:dots1-length="112%" draw:distance="112%"/>
    <draw:stroke-dash draw:name="Dashed_20__28_var_29__20_457" draw:display-name="Dashed (var) 457" draw:style="rect" draw:dots1="3" draw:dots1-length="112%" draw:distance="112%"/>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2="1" draw:dots2-length="0.24cm" draw:distance="0.18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2="1" draw:dots2-length="0.24cm" draw:distance="0.18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2="1" draw:dots2-length="0.24cm" draw:distance="0.18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2="1" draw:dots2-length="0.24cm" draw:distance="0.18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2="1" draw:dots2-length="0.24cm" draw:distance="0.18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3"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3" draw:dots1-length="112%" draw:distance="112%"/>
    <draw:stroke-dash draw:name="Dashed_20__28_var_29__20_601" draw:display-name="Dashed (var) 601" draw:style="rect" draw:dots1="3" draw:dots1-length="112%" draw:distance="112%"/>
    <draw:stroke-dash draw:name="Dashed_20__28_var_29__20_602" draw:display-name="Dashed (var) 602" draw:style="rect" draw:dots1="3" draw:dots1-length="112%" draw:distance="112%"/>
    <draw:stroke-dash draw:name="Dashed_20__28_var_29__20_603" draw:display-name="Dashed (var) 603" draw:style="rect" draw:dots1="3" draw:dots1-length="112%" draw:distance="112%"/>
    <draw:stroke-dash draw:name="Dashed_20__28_var_29__20_604" draw:display-name="Dashed (var) 604" draw:style="rect" draw:dots1="3" draw:dots1-length="112%" draw:distance="112%"/>
    <draw:stroke-dash draw:name="Dashed_20__28_var_29__20_605" draw:display-name="Dashed (var) 605" draw:style="rect" draw:dots1="3" draw:dots1-length="112%" draw:distance="112%"/>
    <draw:stroke-dash draw:name="Dashed_20__28_var_29__20_606" draw:display-name="Dashed (var) 606" draw:style="rect" draw:dots1="3" draw:dots1-length="112%" draw:distance="112%"/>
    <draw:stroke-dash draw:name="Dashed_20__28_var_29__20_607" draw:display-name="Dashed (var) 607" draw:style="rect" draw:dots1="3" draw:dots1-length="112%" draw:distance="112%"/>
    <draw:stroke-dash draw:name="Dashed_20__28_var_29__20_608" draw:display-name="Dashed (var) 608" draw:style="rect" draw:dots1="3" draw:dots1-length="112%" draw:distance="112%"/>
    <draw:stroke-dash draw:name="Dashed_20__28_var_29__20_609" draw:display-name="Dashed (var) 609" draw:style="rect" draw:dots1="3" draw:dots1-length="112%" draw:distance="112%"/>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3" draw:dots1-length="112%" draw:distance="112%"/>
    <draw:stroke-dash draw:name="Dashed_20__28_var_29__20_611" draw:display-name="Dashed (var) 611" draw:style="rect" draw:dots1="3" draw:dots1-length="112%" draw:distance="112%"/>
    <draw:stroke-dash draw:name="Dashed_20__28_var_29__20_612" draw:display-name="Dashed (var) 612" draw:style="rect" draw:dots1="3" draw:dots1-length="112%" draw:distance="112%"/>
    <draw:stroke-dash draw:name="Dashed_20__28_var_29__20_613" draw:display-name="Dashed (var) 613" draw:style="rect" draw:dots1="3" draw:dots1-length="112%" draw:distance="112%"/>
    <draw:stroke-dash draw:name="Dashed_20__28_var_29__20_614" draw:display-name="Dashed (var) 614" draw:style="rect" draw:dots1="3" draw:dots1-length="112%" draw:distance="112%"/>
    <draw:stroke-dash draw:name="Dashed_20__28_var_29__20_615" draw:display-name="Dashed (var) 615" draw:style="rect" draw:dots1="3" draw:dots1-length="112%" draw:distance="112%"/>
    <draw:stroke-dash draw:name="Dashed_20__28_var_29__20_616" draw:display-name="Dashed (var) 616" draw:style="rect" draw:dots1="3" draw:dots1-length="112%" draw:distance="112%"/>
    <draw:stroke-dash draw:name="Dashed_20__28_var_29__20_617" draw:display-name="Dashed (var) 617" draw:style="rect" draw:dots1="3" draw:dots1-length="112%" draw:distance="112%"/>
    <draw:stroke-dash draw:name="Dashed_20__28_var_29__20_618" draw:display-name="Dashed (var) 618" draw:style="rect" draw:dots1="3" draw:dots1-length="112%" draw:distance="112%"/>
    <draw:stroke-dash draw:name="Dashed_20__28_var_29__20_619" draw:display-name="Dashed (var) 619" draw:style="rect" draw:dots1="3" draw:dots1-length="112%" draw:distance="112%"/>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3" draw:dots1-length="112%" draw:distance="112%"/>
    <draw:stroke-dash draw:name="Dashed_20__28_var_29__20_621" draw:display-name="Dashed (var) 621" draw:style="rect" draw:dots1="3" draw:dots1-length="112%" draw:distance="112%"/>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06cm" draw:dots2="1" draw:dots2-length="0.006cm" draw:distance="0.006cm"/>
    <draw:stroke-dash draw:name="Dashed_20__28_var_29__20_673" draw:display-name="Dashed (var) 673" draw:style="rect" draw:dots1="1" draw:dots1-length="0.006cm" draw:dots2="1" draw:dots2-length="0.006cm" draw:distance="0.006cm"/>
    <draw:stroke-dash draw:name="Dashed_20__28_var_29__20_674" draw:display-name="Dashed (var) 674" draw:style="rect" draw:dots1="1" draw:dots1-length="0.006cm" draw:dots2="1" draw:dots2-length="0.006cm" draw:distance="0.006cm"/>
    <draw:stroke-dash draw:name="Dashed_20__28_var_29__20_675" draw:display-name="Dashed (var) 675" draw:style="rect" draw:dots1="1" draw:dots1-length="0.006cm" draw:dots2="1" draw:dots2-length="0.006cm" draw:distance="0.006cm"/>
    <draw:stroke-dash draw:name="Dashed_20__28_var_29__20_676" draw:display-name="Dashed (var) 676" draw:style="rect" draw:dots1="1" draw:dots1-length="0.006cm" draw:dots2="1" draw:dots2-length="0.006cm" draw:distance="0.006cm"/>
    <draw:stroke-dash draw:name="Dashed_20__28_var_29__20_677" draw:display-name="Dashed (var) 677" draw:style="rect" draw:dots1="1" draw:dots1-length="0.006cm" draw:dots2="1" draw:dots2-length="0.006cm" draw:distance="0.006cm"/>
    <draw:stroke-dash draw:name="Dashed_20__28_var_29__20_678" draw:display-name="Dashed (var) 678" draw:style="rect" draw:dots1="1" draw:dots1-length="0.006cm" draw:dots2="1" draw:dots2-length="0.006cm" draw:distance="0.006cm"/>
    <draw:stroke-dash draw:name="Dashed_20__28_var_29__20_679" draw:display-name="Dashed (var) 67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06cm" draw:dots2="1" draw:dots2-length="0.006cm" draw:distance="0.006cm"/>
    <draw:stroke-dash draw:name="Dashed_20__28_var_29__20_681" draw:display-name="Dashed (var) 681" draw:style="rect" draw:dots1="1" draw:dots1-length="0.006cm" draw:dots2="1" draw:dots2-length="0.006cm" draw:distance="0.006cm"/>
    <draw:stroke-dash draw:name="Dashed_20__28_var_29__20_682" draw:display-name="Dashed (var) 682" draw:style="rect" draw:dots1="1" draw:dots1-length="0.006cm" draw:dots2="1" draw:dots2-length="0.006cm" draw:distance="0.006cm"/>
    <draw:stroke-dash draw:name="Dashed_20__28_var_29__20_683" draw:display-name="Dashed (var) 683" draw:style="rect" draw:dots1="1" draw:dots1-length="0.006cm" draw:dots2="1" draw:dots2-length="0.006cm" draw:distance="0.006cm"/>
    <draw:stroke-dash draw:name="Dashed_20__28_var_29__20_684" draw:display-name="Dashed (var) 684" draw:style="rect" draw:dots1="1" draw:dots1-length="0.006cm" draw:dots2="1" draw:dots2-length="0.006cm" draw:distance="0.006cm"/>
    <draw:stroke-dash draw:name="Dashed_20__28_var_29__20_685" draw:display-name="Dashed (var) 685" draw:style="rect" draw:dots1="1" draw:dots1-length="0.006cm" draw:dots2="1" draw:dots2-length="0.006cm" draw:distance="0.006cm"/>
    <draw:stroke-dash draw:name="Dashed_20__28_var_29__20_686" draw:display-name="Dashed (var) 686" draw:style="rect" draw:dots1="1" draw:dots1-length="0.006cm" draw:dots2="1" draw:dots2-length="0.006cm" draw:distance="0.006cm"/>
    <draw:stroke-dash draw:name="Dashed_20__28_var_29__20_687" draw:display-name="Dashed (var) 687" draw:style="rect" draw:dots1="1" draw:dots1-length="0.006cm" draw:dots2="1" draw:dots2-length="0.006cm" draw:distance="0.006cm"/>
    <draw:stroke-dash draw:name="Dashed_20__28_var_29__20_688" draw:display-name="Dashed (var) 688" draw:style="rect" draw:dots1="1" draw:dots1-length="0.006cm" draw:dots2="1" draw:dots2-length="0.006cm" draw:distance="0.006cm"/>
    <draw:stroke-dash draw:name="Dashed_20__28_var_29__20_689" draw:display-name="Dashed (var) 689" draw:style="rect" draw:dots1="1" draw:dots1-length="0.006cm" draw:dots2="1" draw:dots2-length="0.006cm" draw:distance="0.006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06cm" draw:dots2="1" draw:dots2-length="0.006cm" draw:distance="0.006cm"/>
    <draw:stroke-dash draw:name="Dashed_20__28_var_29__20_691" draw:display-name="Dashed (var) 691" draw:style="rect" draw:dots1="1" draw:dots1-length="0.006cm" draw:dots2="1" draw:dots2-length="0.006cm" draw:distance="0.006cm"/>
    <draw:stroke-dash draw:name="Dashed_20__28_var_29__20_692" draw:display-name="Dashed (var) 692" draw:style="rect" draw:dots1="1" draw:dots1-length="0.006cm" draw:dots2="1" draw:dots2-length="0.006cm" draw:distance="0.006cm"/>
    <draw:stroke-dash draw:name="Dashed_20__28_var_29__20_693" draw:display-name="Dashed (var) 693" draw:style="rect" draw:dots1="1" draw:dots1-length="0.006cm" draw:dots2="1" draw:dots2-length="0.006cm" draw:distance="0.006cm"/>
    <draw:stroke-dash draw:name="Dashed_20__28_var_29__20_694" draw:display-name="Dashed (var) 694" draw:style="rect" draw:dots1="1" draw:dots1-length="0.006cm" draw:dots2="1" draw:dots2-length="0.006cm" draw:distance="0.006cm"/>
    <draw:stroke-dash draw:name="Dashed_20__28_var_29__20_695" draw:display-name="Dashed (var) 695" draw:style="rect" draw:dots1="1" draw:dots1-length="0.006cm" draw:dots2="1" draw:dots2-length="0.006cm" draw:distance="0.006cm"/>
    <draw:stroke-dash draw:name="Dashed_20__28_var_29__20_696" draw:display-name="Dashed (var) 696" draw:style="rect" draw:dots1="1" draw:dots1-length="0.006cm" draw:dots2="1" draw:dots2-length="0.006cm" draw:distance="0.006cm"/>
    <draw:stroke-dash draw:name="Dashed_20__28_var_29__20_697" draw:display-name="Dashed (var) 697" draw:style="rect" draw:dots1="1" draw:dots1-length="0.006cm" draw:dots2="1" draw:dots2-length="0.006cm" draw:distance="0.006cm"/>
    <draw:stroke-dash draw:name="Dashed_20__28_var_29__20_698" draw:display-name="Dashed (var) 698" draw:style="rect" draw:dots1="1" draw:dots1-length="0.006cm" draw:dots2="1" draw:dots2-length="0.006cm" draw:distance="0.006cm"/>
    <draw:stroke-dash draw:name="Dashed_20__28_var_29__20_699" draw:display-name="Dashed (var) 6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06cm" draw:dots2="1" draw:dots2-length="0.006cm" draw:distance="0.006cm"/>
    <draw:stroke-dash draw:name="Dashed_20__28_var_29__20_701" draw:display-name="Dashed (var) 701" draw:style="rect" draw:dots1="1" draw:dots1-length="0.006cm" draw:dots2="1" draw:dots2-length="0.006cm" draw:distance="0.006cm"/>
    <draw:stroke-dash draw:name="Dashed_20__28_var_29__20_702" draw:display-name="Dashed (var) 702" draw:style="rect" draw:dots1="1" draw:dots1-length="0.006cm" draw:dots2="1" draw:dots2-length="0.006cm" draw:distance="0.006cm"/>
    <draw:stroke-dash draw:name="Dashed_20__28_var_29__20_703" draw:display-name="Dashed (var) 703" draw:style="rect" draw:dots1="1" draw:dots1-length="0.006cm" draw:dots2="1" draw:dots2-length="0.006cm" draw:distance="0.006cm"/>
    <draw:stroke-dash draw:name="Dashed_20__28_var_29__20_704" draw:display-name="Dashed (var) 704" draw:style="rect" draw:dots1="1" draw:dots1-length="0.006cm" draw:dots2="1" draw:dots2-length="0.006cm" draw:distance="0.006cm"/>
    <draw:stroke-dash draw:name="Dashed_20__28_var_29__20_705" draw:display-name="Dashed (var) 705" draw:style="rect" draw:dots1="1" draw:dots1-length="0.006cm" draw:dots2="1" draw:dots2-length="0.006cm" draw:distance="0.006cm"/>
    <draw:stroke-dash draw:name="Dashed_20__28_var_29__20_706" draw:display-name="Dashed (var) 706" draw:style="rect" draw:dots1="1" draw:dots1-length="0.006cm" draw:dots2="1" draw:dots2-length="0.006cm" draw:distance="0.006cm"/>
    <draw:stroke-dash draw:name="Dashed_20__28_var_29__20_707" draw:display-name="Dashed (var) 707" draw:style="rect" draw:dots1="3" draw:dots1-length="112%" draw:distance="112%"/>
    <draw:stroke-dash draw:name="Dashed_20__28_var_29__20_708" draw:display-name="Dashed (var) 708" draw:style="rect" draw:dots1="3" draw:dots1-length="112%" draw:distance="112%"/>
    <draw:stroke-dash draw:name="Dashed_20__28_var_29__20_709" draw:display-name="Dashed (var) 709" draw:style="rect" draw:dots1="3" draw:dots1-length="112%" draw:distance="112%"/>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3" draw:dots1-length="112%" draw:distance="112%"/>
    <draw:stroke-dash draw:name="Dashed_20__28_var_29__20_711" draw:display-name="Dashed (var) 711" draw:style="rect" draw:dots1="3" draw:dots1-length="112%" draw:distance="112%"/>
    <draw:stroke-dash draw:name="Dashed_20__28_var_29__20_712" draw:display-name="Dashed (var) 712" draw:style="rect" draw:dots1="3" draw:dots1-length="112%" draw:distance="112%"/>
    <draw:stroke-dash draw:name="Dashed_20__28_var_29__20_713" draw:display-name="Dashed (var) 713" draw:style="rect" draw:dots1="3" draw:dots1-length="112%" draw:distance="112%"/>
    <draw:stroke-dash draw:name="Dashed_20__28_var_29__20_714" draw:display-name="Dashed (var) 714" draw:style="rect" draw:dots1="3" draw:dots1-length="112%" draw:distance="112%"/>
    <draw:stroke-dash draw:name="Dashed_20__28_var_29__20_715" draw:display-name="Dashed (var) 715" draw:style="rect" draw:dots1="3" draw:dots1-length="112%" draw:distance="112%"/>
    <draw:stroke-dash draw:name="Dashed_20__28_var_29__20_716" draw:display-name="Dashed (var) 716" draw:style="rect" draw:dots1="3" draw:dots1-length="112%" draw:distance="112%"/>
    <draw:stroke-dash draw:name="Dashed_20__28_var_29__20_717" draw:display-name="Dashed (var) 717" draw:style="rect" draw:dots1="3" draw:dots1-length="112%" draw:distance="112%"/>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112%" draw:distance="112%"/>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112%" draw:distance="112%"/>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112%" draw:distance="112%"/>
    <draw:stroke-dash draw:name="Dashed_20__28_var_29__20_99" draw:display-name="Dashed (var) 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Dashed" draw:display-name="Ultrafine Dashed" draw:style="rect" draw:dots1="1" draw:dots2="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Lucida Sans Unicode"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397cm" style:writing-mode="lr-tb"/>
      <style:text-properties style:use-window-font-color="true" loext:opacity="0%" style:font-name="Liberation Serif" fo:font-size="12pt" fo:language="fr" fo:country="FR" style:letter-kerning="true" style:font-name-asian="Lucida Sans Unicode"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size="14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loext:graphic-properties draw:fill-image-width="0cm" draw:fill-image-height="0cm"/>
      <style:paragraph-properties style:writing-mode="lr-tb"/>
    </style:style>
    <style:style style:name="Table_20_Heading" style:display-name="Table Heading" style:family="paragraph" style:parent-style-name="Table_20_Contents" style:class="extra"/>
    <style:style style:name="Table" style:family="paragraph" style:parent-style-name="Caption" style:class="extra" style:master-page-name="">
      <style:paragraph-properties fo:text-align="center" style:justify-single-word="false" style:page-number="auto"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10-03T07:55:44.178889621</meta:creation-date>
    <meta:generator>LibreOffice/7.1.8.1$Linux_X86_64 LibreOffice_project/e1f30c802c3269a1d052614453f260e49458c82c</meta:generator>
    <dc:date>2022-06-10T09:14:34.066774729</dc:date>
    <meta:editing-duration>P15DT20H33M38S</meta:editing-duration>
    <meta:editing-cycles>339</meta:editing-cycles>
    <meta:print-date>2018-11-14T11:35:26.797905823</meta:print-date>
    <dc:creator>Matthieu Vernay</dc:creator>
    <meta:document-statistic meta:table-count="4" meta:image-count="0" meta:object-count="0" meta:page-count="22" meta:paragraph-count="455" meta:word-count="4202" meta:character-count="24135" meta:non-whitespace-character-count="20367"/>
  </office:meta>
</office:document-meta>
</file>